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number-columns-repeated="5" table:default-cell-style-name="ce3"/>
        <table:table-column table:style-name="co1" table:default-cell-style-name="ce9"/>
        <table:table-column table:style-name="co2" table:default-cell-style-name="ce9"/>
        <table:table-column table:style-name="co1" table:number-columns-repeated="2" table:default-cell-style-name="ce9"/>
        <table:table-row table:style-name="ro1">
          <table:table-cell table:style-name="ce1" office:value-type="string" calcext:value-type="string">
            <text:p><text:a xlink:href="https://www.aishub.net/stations?sort=SID&amp;_pjax=%23w0-pjax" xlink:type="simple">ID</text:a></text:p>
          </table:table-cell>
          <table:table-cell table:style-name="ce1" office:value-type="string" calcext:value-type="string">
            <text:p><text:a xlink:href="https://www.aishub.net/stations?sort=-status&amp;_pjax=%23w0-pjax" xlink:type="simple">Status</text:a></text:p>
          </table:table-cell>
          <table:table-cell table:style-name="ce1" office:value-type="string" calcext:value-type="string">
            <text:p><text:a xlink:href="https://www.aishub.net/stations?sort=-uptime&amp;_pjax=%23w0-pjax" xlink:type="simple">Uptime</text:a></text:p>
          </table:table-cell>
          <table:table-cell table:style-name="ce1" office:value-type="string" calcext:value-type="string">
            <text:p><text:a xlink:href="https://www.aishub.net/stations?sort=COUNTRY&amp;_pjax=%23w0-pjax" xlink:type="simple">Country</text:a></text:p>
          </table:table-cell>
          <table:table-cell table:style-name="ce1" office:value-type="string" calcext:value-type="string">
            <text:p><text:a xlink:href="https://www.aishub.net/stations?sort=LOCATION&amp;_pjax=%23w0-pjax" xlink:type="simple">Location</text:a></text:p>
          </table:table-cell>
          <table:table-cell table:style-name="ce1" office:value-type="string" calcext:value-type="string">
            <text:p><text:a xlink:href="https://www.aishub.net/stations?sort=COUNT&amp;_pjax=%23w0-pjax" xlink:type="simple">Ships</text:a></text:p>
          </table:table-cell>
          <table:table-cell table:style-name="ce1" office:value-type="string" calcext:value-type="string">
            <text:p><text:a xlink:href="https://www.aishub.net/stations?sort=-DISTINCT&amp;_pjax=%23w0-pjax" xlink:type="simple">Distinct</text:a></text:p>
          </table:table-cell>
          <table:table-cell table:style-name="ce1" office:value-type="string" calcext:value-type="string">
            <text:p>Contributor</text:p>
          </table:table-cell>
          <table:table-cell table:style-name="Default" office:value-type="string" calcext:value-type="string">
            <text:p>ships_rel</text:p>
          </table:table-cell>
          <table:table-cell table:style-name="Default" office:value-type="string" calcext:value-type="string">
            <text:p>cum_ships_rel</text:p>
          </table:table-cell>
          <table:table-cell table:style-name="Default" office:value-type="string" calcext:value-type="string">
            <text:p>dist_rel</text:p>
          </table:table-cell>
          <table:table-cell table:style-name="Default"/>
        </table:table-row>
        <table:table-row table:style-name="ro1">
          <table:table-cell table:style-name="ce2" office:value-type="float" office:value="2213" calcext:value-type="float">
            <text:p>2213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known</text:p>
          </table:table-cell>
          <table:table-cell table:style-name="ce2" office:value-type="string" calcext:value-type="string">
            <text:p><text:a xlink:href="https://www.aishub.net/stations/2213" xlink:type="simple">Worldwide</text:a></text:p>
          </table:table-cell>
          <table:table-cell table:style-name="ce2" office:value-type="float" office:value="4171" calcext:value-type="float">
            <text:p>4171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2]/[.$F$952]" office:value-type="percentage" office:value="0.0437486889028739" calcext:value-type="percentage">
            <text:p>4,37 %</text:p>
          </table:table-cell>
          <table:table-cell table:formula="of:=[.I2]" office:value-type="percentage" office:value="0.0437486889028739" calcext:value-type="percentage">
            <text:p>4,37 %</text:p>
          </table:table-cell>
          <table:table-cell table:formula="of:=[.G2]/[.$G$952]" office:value-type="percentage" office:value="0.0814376706096451" calcext:value-type="percentage">
            <text:p>8,14 %</text:p>
          </table:table-cell>
          <table:table-cell table:formula="of:=[.K2]" office:value-type="percentage" office:value="0.0814376706096451" calcext:value-type="percentage">
            <text:p>8,14 %</text:p>
          </table:table-cell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orway</text:p>
          </table:table-cell>
          <table:table-cell table:style-name="ce2" office:value-type="string" calcext:value-type="string">
            <text:p><text:a xlink:href="https://www.aishub.net/stations/2010" xlink:type="simple"> </text:a></text:p>
          </table:table-cell>
          <table:table-cell table:style-name="ce2" office:value-type="float" office:value="3026" calcext:value-type="float">
            <text:p>3026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3]/[.$F$952]" office:value-type="percentage" office:value="0.031739039228026" calcext:value-type="percentage">
            <text:p>3,17 %</text:p>
          </table:table-cell>
          <table:table-cell table:formula="of:=[.J2]+[.I3]" office:value-type="percentage" office:value="0.0754877281308999" calcext:value-type="percentage">
            <text:p>7,55 %</text:p>
          </table:table-cell>
          <table:table-cell table:formula="of:=[.G3]/[.$G$952]" office:value-type="percentage" office:value="0.082423415225963" calcext:value-type="percentage">
            <text:p>8,24 %</text:p>
          </table:table-cell>
          <table:table-cell table:formula="of:=[.L2]+[.K3]" office:value-type="percentage" office:value="0.163861085835608" calcext:value-type="percentage">
            <text:p>16,39 %</text:p>
          </table:table-cell>
        </table:table-row>
        <table:table-row table:style-name="ro2">
          <table:table-cell table:style-name="ce2" office:value-type="float" office:value="2077" calcext:value-type="float">
            <text:p>207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077" xlink:type="simple">Harderwijk</text:a>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4]/[.$F$952]" office:value-type="percentage" office:value="0.0111915250681771" calcext:value-type="percentage">
            <text:p>1,12 %</text:p>
          </table:table-cell>
          <table:table-cell table:formula="of:=[.J3]+[.I4]" office:value-type="percentage" office:value="0.086679253199077" calcext:value-type="percentage">
            <text:p>8,67 %</text:p>
          </table:table-cell>
          <table:table-cell table:formula="of:=[.G4]/[.$G$952]" office:value-type="percentage" office:value="0.00238853503184713" calcext:value-type="percentage">
            <text:p>0,24 %</text:p>
          </table:table-cell>
          <table:table-cell table:formula="of:=[.L3]+[.K4]" office:value-type="percentage" office:value="0.166249620867455" calcext:value-type="percentage">
            <text:p>16,62 %</text:p>
          </table:table-cell>
        </table:table-row>
        <table:table-row table:style-name="ro2">
          <table:table-cell table:style-name="ce2" office:value-type="float" office:value="2241" calcext:value-type="float">
            <text:p>2241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241" xlink:type="simple">Gouda</text:a>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5]/[.$F$952]" office:value-type="percentage" office:value="0.0103629116844976" calcext:value-type="percentage">
            <text:p>1,04 %</text:p>
          </table:table-cell>
          <table:table-cell table:formula="of:=[.J4]+[.I5]" office:value-type="percentage" office:value="0.0970421648835746" calcext:value-type="percentage">
            <text:p>9,70 %</text:p>
          </table:table-cell>
          <table:table-cell table:formula="of:=[.G5]/[.$G$952]" office:value-type="percentage" office:value="0.00758265089475281" calcext:value-type="percentage">
            <text:p>0,76 %</text:p>
          </table:table-cell>
          <table:table-cell table:formula="of:=[.L4]+[.K5]" office:value-type="percentage" office:value="0.173832271762208" calcext:value-type="percentage">
            <text:p>17,38 %</text:p>
          </table:table-cell>
        </table:table-row>
        <table:table-row table:style-name="ro2">
          <table:table-cell table:style-name="ce2" office:value-type="float" office:value="3438" calcext:value-type="float">
            <text:p>3438</text:p>
          </table:table-cell>
          <table:table-cell table:style-name="ce5"/>
          <table:table-cell table:style-name="ce7" office:value-type="string" calcext:value-type="string">
            <text:p>99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3438" xlink:type="simple">Amsterdam</text:a>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6]/[.$F$952]" office:value-type="percentage" office:value="0.00831760016782043" calcext:value-type="percentage">
            <text:p>0,83 %</text:p>
          </table:table-cell>
          <table:table-cell table:formula="of:=[.J5]+[.I6]" office:value-type="percentage" office:value="0.105359765051395" calcext:value-type="percentage">
            <text:p>10,54 %</text:p>
          </table:table-cell>
          <table:table-cell table:formula="of:=[.G6]/[.$G$952]" office:value-type="percentage" office:value="0.00853048225659691" calcext:value-type="percentage">
            <text:p>0,85 %</text:p>
          </table:table-cell>
          <table:table-cell table:formula="of:=[.L5]+[.K6]" office:value-type="percentage" office:value="0.182362754018805" calcext:value-type="percentage">
            <text:p>18,24 %</text:p>
          </table:table-cell>
        </table:table-row>
        <table:table-row table:style-name="ro1">
          <table:table-cell table:style-name="ce2" office:value-type="float" office:value="2404" calcext:value-type="float">
            <text:p>240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known</text:p>
          </table:table-cell>
          <table:table-cell table:style-name="ce2" office:value-type="string" calcext:value-type="string">
            <text:p><text:a xlink:href="https://www.aishub.net/stations/2404" xlink:type="simple">Roaming stations</text:a>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7]/[.$F$952]" office:value-type="percentage" office:value="0.00814977973568282" calcext:value-type="percentage">
            <text:p>0,81 %</text:p>
          </table:table-cell>
          <table:table-cell table:formula="of:=[.J6]+[.I7]" office:value-type="percentage" office:value="0.113509544787078" calcext:value-type="percentage">
            <text:p>11,35 %</text:p>
          </table:table-cell>
          <table:table-cell table:formula="of:=[.G7]/[.$G$952]" office:value-type="percentage" office:value="0.0144828632089779" calcext:value-type="percentage">
            <text:p>1,45 %</text:p>
          </table:table-cell>
          <table:table-cell table:formula="of:=[.L6]+[.K7]" office:value-type="percentage" office:value="0.196845617227783" calcext:value-type="percentage">
            <text:p>19,68 %</text:p>
          </table:table-cell>
        </table:table-row>
        <table:table-row table:style-name="ro2">
          <table:table-cell table:style-name="ce2" office:value-type="float" office:value="2945" calcext:value-type="float">
            <text:p>2945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945" xlink:type="simple">Rotterdam</text:a>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8]/[.$F$952]" office:value-type="percentage" office:value="0.0079400041955108" calcext:value-type="percentage">
            <text:p>0,79 %</text:p>
          </table:table-cell>
          <table:table-cell table:formula="of:=[.J7]+[.I8]" office:value-type="percentage" office:value="0.121449548982589" calcext:value-type="percentage">
            <text:p>12,14 %</text:p>
          </table:table-cell>
          <table:table-cell table:formula="of:=[.G8]/[.$G$952]" office:value-type="percentage" office:value="0.000682438580527753" calcext:value-type="percentage">
            <text:p>0,07 %</text:p>
          </table:table-cell>
          <table:table-cell table:formula="of:=[.L7]+[.K8]" office:value-type="percentage" office:value="0.197528055808311" calcext:value-type="percentage">
            <text:p>19,75 %</text:p>
          </table:table-cell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Canada</text:p>
          </table:table-cell>
          <table:table-cell table:style-name="ce2" office:value-type="string" calcext:value-type="string">
            <text:p><text:a xlink:href="https://www.aishub.net/stations/3103" xlink:type="simple">Multiple Locations</text:a>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9]/[.$F$952]" office:value-type="percentage" office:value="0.00759387455422698" calcext:value-type="percentage">
            <text:p>0,76 %</text:p>
          </table:table-cell>
          <table:table-cell table:formula="of:=[.J8]+[.I9]" office:value-type="percentage" office:value="0.129043423536816" calcext:value-type="percentage">
            <text:p>12,90 %</text:p>
          </table:table-cell>
          <table:table-cell table:formula="of:=[.G9]/[.$G$952]" office:value-type="percentage" office:value="0" calcext:value-type="percentage">
            <text:p>0,00 %</text:p>
          </table:table-cell>
          <table:table-cell table:formula="of:=[.L8]+[.K9]" office:value-type="percentage" office:value="0.197528055808311" calcext:value-type="percentage">
            <text:p>19,75 %</text:p>
          </table:table-cell>
        </table:table-row>
        <table:table-row table:style-name="ro1">
          <table:table-cell table:style-name="ce2" office:value-type="float" office:value="3343" calcext:value-type="float">
            <text:p>3343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Canada</text:p>
          </table:table-cell>
          <table:table-cell table:style-name="ce2" office:value-type="string" calcext:value-type="string">
            <text:p><text:a xlink:href="https://www.aishub.net/stations/3343" xlink:type="simple">Point Grey, BC</text:a>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10]/[.$F$952]" office:value-type="percentage" office:value="0.00759387455422698" calcext:value-type="percentage">
            <text:p>0,76 %</text:p>
          </table:table-cell>
          <table:table-cell table:formula="of:=[.J9]+[.I10]" office:value-type="percentage" office:value="0.136637298091043" calcext:value-type="percentage">
            <text:p>13,66 %</text:p>
          </table:table-cell>
          <table:table-cell table:formula="of:=[.G10]/[.$G$952]" office:value-type="percentage" office:value="0" calcext:value-type="percentage">
            <text:p>0,00 %</text:p>
          </table:table-cell>
          <table:table-cell table:formula="of:=[.L9]+[.K10]" office:value-type="percentage" office:value="0.197528055808311" calcext:value-type="percentage">
            <text:p>19,75 %</text:p>
          </table:table-cell>
        </table:table-row>
        <table:table-row table:style-name="ro2">
          <table:table-cell table:style-name="ce2" office:value-type="float" office:value="2902" calcext:value-type="float">
            <text:p>2902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ingapore</text:p>
          </table:table-cell>
          <table:table-cell table:style-name="ce2" office:value-type="string" calcext:value-type="string">
            <text:p><text:a xlink:href="https://www.aishub.net/stations/2902" xlink:type="simple">Singapore</text:a>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11]/[.$F$952]" office:value-type="percentage" office:value="0.00737361023704636" calcext:value-type="percentage">
            <text:p>0,74 %</text:p>
          </table:table-cell>
          <table:table-cell table:formula="of:=[.J10]+[.I11]" office:value-type="percentage" office:value="0.144010908328089" calcext:value-type="percentage">
            <text:p>14,40 %</text:p>
          </table:table-cell>
          <table:table-cell table:formula="of:=[.G11]/[.$G$952]" office:value-type="percentage" office:value="0.00428419775553533" calcext:value-type="percentage">
            <text:p>0,43 %</text:p>
          </table:table-cell>
          <table:table-cell table:formula="of:=[.L10]+[.K11]" office:value-type="percentage" office:value="0.201812253563846" calcext:value-type="percentage">
            <text:p>20,18 %</text:p>
          </table:table-cell>
        </table:table-row>
        <table:table-row table:style-name="ro1">
          <table:table-cell table:style-name="ce2" office:value-type="float" office:value="2141" calcext:value-type="float">
            <text:p>2141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orway</text:p>
          </table:table-cell>
          <table:table-cell table:style-name="ce2" office:value-type="string" calcext:value-type="string">
            <text:p><text:a xlink:href="https://www.aishub.net/stations/2141" xlink:type="simple">Multiple AIS stations</text:a>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12]/[.$F$952]" office:value-type="percentage" office:value="0.00674428361653031" calcext:value-type="percentage">
            <text:p>0,67 %</text:p>
          </table:table-cell>
          <table:table-cell table:formula="of:=[.J11]+[.I12]" office:value-type="percentage" office:value="0.150755191944619" calcext:value-type="percentage">
            <text:p>15,08 %</text:p>
          </table:table-cell>
          <table:table-cell table:formula="of:=[.G12]/[.$G$952]" office:value-type="percentage" office:value="0.00466333030027298" calcext:value-type="percentage">
            <text:p>0,47 %</text:p>
          </table:table-cell>
          <table:table-cell table:formula="of:=[.L11]+[.K12]" office:value-type="percentage" office:value="0.206475583864119" calcext:value-type="percentage">
            <text:p>20,65 %</text:p>
          </table:table-cell>
        </table:table-row>
        <table:table-row table:style-name="ro1">
          <table:table-cell table:style-name="ce2" office:value-type="float" office:value="3131" calcext:value-type="float">
            <text:p>3131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reece</text:p>
          </table:table-cell>
          <table:table-cell table:style-name="ce2" office:value-type="string" calcext:value-type="string">
            <text:p><text:a xlink:href="https://www.aishub.net/stations/3131" xlink:type="simple">Elliniko</text:a>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13]/[.$F$952]" office:value-type="percentage" office:value="0.0065554856303755" calcext:value-type="percentage">
            <text:p>0,66 %</text:p>
          </table:table-cell>
          <table:table-cell table:formula="of:=[.J12]+[.I13]" office:value-type="percentage" office:value="0.157310677574995" calcext:value-type="percentage">
            <text:p>15,73 %</text:p>
          </table:table-cell>
          <table:table-cell table:formula="of:=[.G13]/[.$G$952]" office:value-type="percentage" office:value="0.00238853503184713" calcext:value-type="percentage">
            <text:p>0,24 %</text:p>
          </table:table-cell>
          <table:table-cell table:formula="of:=[.L12]+[.K13]" office:value-type="percentage" office:value="0.208864118895966" calcext:value-type="percentage">
            <text:p>20,89 %</text:p>
          </table:table-cell>
        </table:table-row>
        <table:table-row table:style-name="ro3">
          <table:table-cell table:style-name="ce2" office:value-type="float" office:value="2134" calcext:value-type="float">
            <text:p>213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ited States of America</text:p>
          </table:table-cell>
          <table:table-cell table:style-name="ce2" office:value-type="string" calcext:value-type="string">
            <text:p><text:a xlink:href="https://www.aishub.net/stations/2134" xlink:type="simple">Fort Lauderdale, FL</text:a>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14]/[.$F$952]" office:value-type="percentage" office:value="0.00632473253618628" calcext:value-type="percentage">
            <text:p>0,63 %</text:p>
          </table:table-cell>
          <table:table-cell table:formula="of:=[.J13]+[.I14]" office:value-type="percentage" office:value="0.163635410111181" calcext:value-type="percentage">
            <text:p>16,36 %</text:p>
          </table:table-cell>
          <table:table-cell table:formula="of:=[.G14]/[.$G$952]" office:value-type="percentage" office:value="0.0048528965726418" calcext:value-type="percentage">
            <text:p>0,49 %</text:p>
          </table:table-cell>
          <table:table-cell table:formula="of:=[.L13]+[.K14]" office:value-type="percentage" office:value="0.213717015468608" calcext:value-type="percentage">
            <text:p>21,37 %</text:p>
          </table:table-cell>
        </table:table-row>
        <table:table-row table:style-name="ro1">
          <table:table-cell table:style-name="ce2" office:value-type="float" office:value="2145" calcext:value-type="float">
            <text:p>2145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Belgium</text:p>
          </table:table-cell>
          <table:table-cell table:style-name="ce2" office:value-type="string" calcext:value-type="string">
            <text:p><text:a xlink:href="https://www.aishub.net/stations/2145" xlink:type="simple">Antwerp</text:a>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<text:a xlink:href="http://www.tresco.eu/" xlink:type="simple">Tresco Engineering</text:a></text:p>
          </table:table-cell>
          <table:table-cell table:formula="of:=[.F15]/[.$F$952]" office:value-type="percentage" office:value="0.00623033354310887" calcext:value-type="percentage">
            <text:p>0,62 %</text:p>
          </table:table-cell>
          <table:table-cell table:formula="of:=[.J14]+[.I15]" office:value-type="percentage" office:value="0.16986574365429" calcext:value-type="percentage">
            <text:p>16,99 %</text:p>
          </table:table-cell>
          <table:table-cell table:formula="of:=[.G15]/[.$G$952]" office:value-type="percentage" office:value="0.0110706703063391" calcext:value-type="percentage">
            <text:p>1,11 %</text:p>
          </table:table-cell>
          <table:table-cell table:formula="of:=[.L14]+[.K15]" office:value-type="percentage" office:value="0.224787685774947" calcext:value-type="percentage">
            <text:p>22,48 %</text:p>
          </table:table-cell>
        </table:table-row>
        <table:table-row table:style-name="ro2">
          <table:table-cell table:style-name="ce2" office:value-type="float" office:value="2097" calcext:value-type="float">
            <text:p>209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097" xlink:type="simple">Hellevoetsluis</text:a>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://www.intertransis.com/" xlink:type="simple">InterTransIS</text:a></text:p>
          </table:table-cell>
          <table:table-cell table:formula="of:=[.F16]/[.$F$952]" office:value-type="percentage" office:value="0.00620935598909167" calcext:value-type="percentage">
            <text:p>0,62 %</text:p>
          </table:table-cell>
          <table:table-cell table:formula="of:=[.J15]+[.I16]" office:value-type="percentage" office:value="0.176075099643382" calcext:value-type="percentage">
            <text:p>17,61 %</text:p>
          </table:table-cell>
          <table:table-cell table:formula="of:=[.G16]/[.$G$952]" office:value-type="percentage" office:value="0.000530785562632696" calcext:value-type="percentage">
            <text:p>0,05 %</text:p>
          </table:table-cell>
          <table:table-cell table:formula="of:=[.L15]+[.K16]" office:value-type="percentage" office:value="0.22531847133758" calcext:value-type="percentage">
            <text:p>22,53 %</text:p>
          </table:table-cell>
        </table:table-row>
        <table:table-row table:style-name="ro2">
          <table:table-cell table:style-name="ce2" office:value-type="float" office:value="3272" calcext:value-type="float">
            <text:p>3272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Hong Kong</text:p>
          </table:table-cell>
          <table:table-cell table:style-name="ce2" office:value-type="string" calcext:value-type="string">
            <text:p><text:a xlink:href="https://www.aishub.net/stations/3272" xlink:type="simple">Tseung Kwan O</text:a>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17]/[.$F$952]" office:value-type="percentage" office:value="0.00567442836165303" calcext:value-type="percentage">
            <text:p>0,57 %</text:p>
          </table:table-cell>
          <table:table-cell table:formula="of:=[.J16]+[.I17]" office:value-type="percentage" office:value="0.181749528005035" calcext:value-type="percentage">
            <text:p>18,17 %</text:p>
          </table:table-cell>
          <table:table-cell table:formula="of:=[.G17]/[.$G$952]" office:value-type="percentage" office:value="0.0132317258113436" calcext:value-type="percentage">
            <text:p>1,32 %</text:p>
          </table:table-cell>
          <table:table-cell table:formula="of:=[.L16]+[.K17]" office:value-type="percentage" office:value="0.238550197148923" calcext:value-type="percentage">
            <text:p>23,86 %</text:p>
          </table:table-cell>
        </table:table-row>
        <table:table-row table:style-name="ro1">
          <table:table-cell table:style-name="ce2" office:value-type="float" office:value="2517" calcext:value-type="float">
            <text:p>251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Brazil</text:p>
          </table:table-cell>
          <table:table-cell table:style-name="ce2" office:value-type="string" calcext:value-type="string">
            <text:p><text:a xlink:href="https://www.aishub.net/stations/2517" xlink:type="simple">Belem</text:a>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18]/[.$F$952]" office:value-type="percentage" office:value="0.00544367526746381" calcext:value-type="percentage">
            <text:p>0,54 %</text:p>
          </table:table-cell>
          <table:table-cell table:formula="of:=[.J17]+[.I18]" office:value-type="percentage" office:value="0.187193203272498" calcext:value-type="percentage">
            <text:p>18,72 %</text:p>
          </table:table-cell>
          <table:table-cell table:formula="of:=[.G18]/[.$G$952]" office:value-type="percentage" office:value="0.0109569305429178" calcext:value-type="percentage">
            <text:p>1,10 %</text:p>
          </table:table-cell>
          <table:table-cell table:formula="of:=[.L17]+[.K18]" office:value-type="percentage" office:value="0.249507127691841" calcext:value-type="percentage">
            <text:p>24,95 %</text:p>
          </table:table-cell>
        </table:table-row>
        <table:table-row table:style-name="ro2">
          <table:table-cell table:style-name="ce2" office:value-type="float" office:value="2918" calcext:value-type="float">
            <text:p>2918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ingapore</text:p>
          </table:table-cell>
          <table:table-cell table:style-name="ce2" office:value-type="string" calcext:value-type="string">
            <text:p><text:a xlink:href="https://www.aishub.net/stations/2918" xlink:type="simple">Singapore</text:a>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19]/[.$F$952]" office:value-type="percentage" office:value="0.00488777008600797" calcext:value-type="percentage">
            <text:p>0,49 %</text:p>
          </table:table-cell>
          <table:table-cell table:formula="of:=[.J18]+[.I19]" office:value-type="percentage" office:value="0.192080973358506" calcext:value-type="percentage">
            <text:p>19,21 %</text:p>
          </table:table-cell>
          <table:table-cell table:formula="of:=[.G19]/[.$G$952]" office:value-type="percentage" office:value="0.000985744616317865" calcext:value-type="percentage">
            <text:p>0,10 %</text:p>
          </table:table-cell>
          <table:table-cell table:formula="of:=[.L18]+[.K19]" office:value-type="percentage" office:value="0.250492872308159" calcext:value-type="percentage">
            <text:p>25,05 %</text:p>
          </table:table-cell>
        </table:table-row>
        <table:table-row table:style-name="ro2">
          <table:table-cell table:style-name="ce2" office:value-type="float" office:value="2435" calcext:value-type="float">
            <text:p>2435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435" xlink:type="simple">Katwijk</text:a>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20]/[.$F$952]" office:value-type="percentage" office:value="0.00478288231592196" calcext:value-type="percentage">
            <text:p>0,48 %</text:p>
          </table:table-cell>
          <table:table-cell table:formula="of:=[.J19]+[.I20]" office:value-type="percentage" office:value="0.196863855674428" calcext:value-type="percentage">
            <text:p>19,69 %</text:p>
          </table:table-cell>
          <table:table-cell table:formula="of:=[.G20]/[.$G$952]" office:value-type="percentage" office:value="0.00151653017895056" calcext:value-type="percentage">
            <text:p>0,15 %</text:p>
          </table:table-cell>
          <table:table-cell table:formula="of:=[.L19]+[.K20]" office:value-type="percentage" office:value="0.252009402487109" calcext:value-type="percentage">
            <text:p>25,20 %</text:p>
          </table:table-cell>
        </table:table-row>
        <table:table-row table:style-name="ro1">
          <table:table-cell table:style-name="ce2" office:value-type="float" office:value="3344" calcext:value-type="float">
            <text:p>334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reece</text:p>
          </table:table-cell>
          <table:table-cell table:style-name="ce2" office:value-type="string" calcext:value-type="string">
            <text:p><text:a xlink:href="https://www.aishub.net/stations/3344" xlink:type="simple">Athens</text:a>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21]/[.$F$952]" office:value-type="percentage" office:value="0.00458359555275855" calcext:value-type="percentage">
            <text:p>0,46 %</text:p>
          </table:table-cell>
          <table:table-cell table:formula="of:=[.J20]+[.I21]" office:value-type="percentage" office:value="0.201447451227187" calcext:value-type="percentage">
            <text:p>20,14 %</text:p>
          </table:table-cell>
          <table:table-cell table:formula="of:=[.G21]/[.$G$952]" office:value-type="percentage" office:value="0.00018956627236882" calcext:value-type="percentage">
            <text:p>0,02 %</text:p>
          </table:table-cell>
          <table:table-cell table:formula="of:=[.L20]+[.K21]" office:value-type="percentage" office:value="0.252198968759478" calcext:value-type="percentage">
            <text:p>25,22 %</text:p>
          </table:table-cell>
        </table:table-row>
        <table:table-row table:style-name="ro2">
          <table:table-cell table:style-name="ce2" office:value-type="float" office:value="2214" calcext:value-type="float">
            <text:p>221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214" xlink:type="simple">Rotterdam</text:a>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22]/[.$F$952]" office:value-type="percentage" office:value="0.00455212922173275" calcext:value-type="percentage">
            <text:p>0,46 %</text:p>
          </table:table-cell>
          <table:table-cell table:formula="of:=[.J21]+[.I22]" office:value-type="percentage" office:value="0.20599958044892" calcext:value-type="percentage">
            <text:p>20,60 %</text:p>
          </table:table-cell>
          <table:table-cell table:formula="of:=[.G22]/[.$G$952]" office:value-type="percentage" office:value="0.000037913254473764" calcext:value-type="percentage">
            <text:p>0,00 %</text:p>
          </table:table-cell>
          <table:table-cell table:formula="of:=[.L21]+[.K22]" office:value-type="percentage" office:value="0.252236882013952" calcext:value-type="percentage">
            <text:p>25,22 %</text:p>
          </table:table-cell>
        </table:table-row>
        <table:table-row table:style-name="ro2">
          <table:table-cell table:style-name="ce2" office:value-type="float" office:value="2323" calcext:value-type="float">
            <text:p>2323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323" xlink:type="simple">Marken</text:a>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23]/[.$F$952]" office:value-type="percentage" office:value="0.00448919655968114" calcext:value-type="percentage">
            <text:p>0,45 %</text:p>
          </table:table-cell>
          <table:table-cell table:formula="of:=[.J22]+[.I23]" office:value-type="percentage" office:value="0.210488777008601" calcext:value-type="percentage">
            <text:p>21,05 %</text:p>
          </table:table-cell>
          <table:table-cell table:formula="of:=[.G23]/[.$G$952]" office:value-type="percentage" office:value="0.000454959053685168" calcext:value-type="percentage">
            <text:p>0,05 %</text:p>
          </table:table-cell>
          <table:table-cell table:formula="of:=[.L22]+[.K23]" office:value-type="percentage" office:value="0.252691841067637" calcext:value-type="percentage">
            <text:p>25,27 %</text:p>
          </table:table-cell>
        </table:table-row>
        <table:table-row table:style-name="ro1">
          <table:table-cell table:style-name="ce2" office:value-type="float" office:value="2118" calcext:value-type="float">
            <text:p>2118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reece</text:p>
          </table:table-cell>
          <table:table-cell table:style-name="ce2" office:value-type="string" calcext:value-type="string">
            <text:p><text:a xlink:href="https://www.aishub.net/stations/2118" xlink:type="simple">Alimos</text:a>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24]/[.$F$952]" office:value-type="percentage" office:value="0.00446821900566394" calcext:value-type="percentage">
            <text:p>0,45 %</text:p>
          </table:table-cell>
          <table:table-cell table:formula="of:=[.J23]+[.I24]" office:value-type="percentage" office:value="0.214956996014265" calcext:value-type="percentage">
            <text:p>21,50 %</text:p>
          </table:table-cell>
          <table:table-cell table:formula="of:=[.G24]/[.$G$952]" office:value-type="percentage" office:value="0.0000758265089475281" calcext:value-type="percentage">
            <text:p>0,01 %</text:p>
          </table:table-cell>
          <table:table-cell table:formula="of:=[.L23]+[.K24]" office:value-type="percentage" office:value="0.252767667576585" calcext:value-type="percentage">
            <text:p>25,28 %</text:p>
          </table:table-cell>
        </table:table-row>
        <table:table-row table:style-name="ro1">
          <table:table-cell table:style-name="ce2" office:value-type="float" office:value="3074" calcext:value-type="float">
            <text:p>307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reece</text:p>
          </table:table-cell>
          <table:table-cell table:style-name="ce2" office:value-type="string" calcext:value-type="string">
            <text:p><text:a xlink:href="https://www.aishub.net/stations/3074" xlink:type="simple">Piraeus</text:a>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25]/[.$F$952]" office:value-type="percentage" office:value="0.00440528634361234" calcext:value-type="percentage">
            <text:p>0,44 %</text:p>
          </table:table-cell>
          <table:table-cell table:formula="of:=[.J24]+[.I25]" office:value-type="percentage" office:value="0.219362282357877" calcext:value-type="percentage">
            <text:p>21,94 %</text:p>
          </table:table-cell>
          <table:table-cell table:formula="of:=[.G25]/[.$G$952]" office:value-type="percentage" office:value="0.0000758265089475281" calcext:value-type="percentage">
            <text:p>0,01 %</text:p>
          </table:table-cell>
          <table:table-cell table:formula="of:=[.L24]+[.K25]" office:value-type="percentage" office:value="0.252843494085532" calcext:value-type="percentage">
            <text:p>25,28 %</text:p>
          </table:table-cell>
        </table:table-row>
        <table:table-row table:style-name="ro2">
          <table:table-cell table:style-name="ce2" office:value-type="float" office:value="2946" calcext:value-type="float">
            <text:p>2946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ingapore</text:p>
          </table:table-cell>
          <table:table-cell table:style-name="ce2" office:value-type="string" calcext:value-type="string">
            <text:p><text:a xlink:href="https://www.aishub.net/stations/2946" xlink:type="simple">Singapore</text:a>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26]/[.$F$952]" office:value-type="percentage" office:value="0.00435284245856933" calcext:value-type="percentage">
            <text:p>0,44 %</text:p>
          </table:table-cell>
          <table:table-cell table:formula="of:=[.J25]+[.I26]" office:value-type="percentage" office:value="0.223715124816446" calcext:value-type="percentage">
            <text:p>22,37 %</text:p>
          </table:table-cell>
          <table:table-cell table:formula="of:=[.G26]/[.$G$952]" office:value-type="percentage" office:value="0.000454959053685168" calcext:value-type="percentage">
            <text:p>0,05 %</text:p>
          </table:table-cell>
          <table:table-cell table:formula="of:=[.L25]+[.K26]" office:value-type="percentage" office:value="0.253298453139217" calcext:value-type="percentage">
            <text:p>25,33 %</text:p>
          </table:table-cell>
        </table:table-row>
        <table:table-row table:style-name="ro2">
          <table:table-cell table:style-name="ce2" office:value-type="float" office:value="2459" calcext:value-type="float">
            <text:p>2459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459" xlink:type="simple">Edam</text:a>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27]/[.$F$952]" office:value-type="percentage" office:value="0.00412208936438011" calcext:value-type="percentage">
            <text:p>0,41 %</text:p>
          </table:table-cell>
          <table:table-cell table:formula="of:=[.J26]+[.I27]" office:value-type="percentage" office:value="0.227837214180826" calcext:value-type="percentage">
            <text:p>22,78 %</text:p>
          </table:table-cell>
          <table:table-cell table:formula="of:=[.G27]/[.$G$952]" office:value-type="percentage" office:value="0.000796178343949045" calcext:value-type="percentage">
            <text:p>0,08 %</text:p>
          </table:table-cell>
          <table:table-cell table:formula="of:=[.L26]+[.K27]" office:value-type="percentage" office:value="0.254094631483166" calcext:value-type="percentage">
            <text:p>25,41 %</text:p>
          </table:table-cell>
        </table:table-row>
        <table:table-row table:style-name="ro2">
          <table:table-cell table:style-name="ce2" office:value-type="float" office:value="2446" calcext:value-type="float">
            <text:p>2446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446" xlink:type="simple">IJmuiden</text:a>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28]/[.$F$952]" office:value-type="percentage" office:value="0.00405915670232851" calcext:value-type="percentage">
            <text:p>0,41 %</text:p>
          </table:table-cell>
          <table:table-cell table:formula="of:=[.J27]+[.I28]" office:value-type="percentage" office:value="0.231896370883155" calcext:value-type="percentage">
            <text:p>23,19 %</text:p>
          </table:table-cell>
          <table:table-cell table:formula="of:=[.G28]/[.$G$952]" office:value-type="percentage" office:value="0.000644525326053988" calcext:value-type="percentage">
            <text:p>0,06 %</text:p>
          </table:table-cell>
          <table:table-cell table:formula="of:=[.L27]+[.K28]" office:value-type="percentage" office:value="0.25473915680922" calcext:value-type="percentage">
            <text:p>25,47 %</text:p>
          </table:table-cell>
        </table:table-row>
        <table:table-row table:style-name="ro1">
          <table:table-cell table:style-name="ce2" office:value-type="float" office:value="2577" calcext:value-type="float">
            <text:p>257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ermany</text:p>
          </table:table-cell>
          <table:table-cell table:style-name="ce2" office:value-type="string" calcext:value-type="string">
            <text:p><text:a xlink:href="https://www.aishub.net/stations/2577" xlink:type="simple">Hamburg</text:a>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29]/[.$F$952]" office:value-type="percentage" office:value="0.00402769037130271" calcext:value-type="percentage">
            <text:p>0,40 %</text:p>
          </table:table-cell>
          <table:table-cell table:formula="of:=[.J28]+[.I29]" office:value-type="percentage" office:value="0.235924061254458" calcext:value-type="percentage">
            <text:p>23,59 %</text:p>
          </table:table-cell>
          <table:table-cell table:formula="of:=[.G29]/[.$G$952]" office:value-type="percentage" office:value="0.000834091598422809" calcext:value-type="percentage">
            <text:p>0,08 %</text:p>
          </table:table-cell>
          <table:table-cell table:formula="of:=[.L28]+[.K29]" office:value-type="percentage" office:value="0.255573248407643" calcext:value-type="percentage">
            <text:p>25,56 %</text:p>
          </table:table-cell>
        </table:table-row>
        <table:table-row table:style-name="ro3">
          <table:table-cell table:style-name="ce2" office:value-type="float" office:value="3332" calcext:value-type="float">
            <text:p>3332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Russian Federation</text:p>
          </table:table-cell>
          <table:table-cell table:style-name="ce2" office:value-type="string" calcext:value-type="string">
            <text:p><text:a xlink:href="https://www.aishub.net/stations/3332" xlink:type="simple">Vladivostok</text:a>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30]/[.$F$952]" office:value-type="percentage" office:value="0.0039123138242081" calcext:value-type="percentage">
            <text:p>0,39 %</text:p>
          </table:table-cell>
          <table:table-cell table:formula="of:=[.J29]+[.I30]" office:value-type="percentage" office:value="0.239836375078666" calcext:value-type="percentage">
            <text:p>23,98 %</text:p>
          </table:table-cell>
          <table:table-cell table:formula="of:=[.G30]/[.$G$952]" office:value-type="percentage" office:value="0.0141037306642402" calcext:value-type="percentage">
            <text:p>1,41 %</text:p>
          </table:table-cell>
          <table:table-cell table:formula="of:=[.L29]+[.K30]" office:value-type="percentage" office:value="0.269676979071883" calcext:value-type="percentage">
            <text:p>26,97 %</text:p>
          </table:table-cell>
        </table:table-row>
        <table:table-row table:style-name="ro2">
          <table:table-cell table:style-name="ce2" office:value-type="float" office:value="2698" calcext:value-type="float">
            <text:p>2698</text:p>
          </table:table-cell>
          <table:table-cell table:style-name="ce5"/>
          <table:table-cell table:style-name="ce7" office:value-type="string" calcext:value-type="string">
            <text:p>43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698" xlink:type="simple">Arnemuiden Oranjeplaat</text:a>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31]/[.$F$952]" office:value-type="percentage" office:value="0.00388084749318229" calcext:value-type="percentage">
            <text:p>0,39 %</text:p>
          </table:table-cell>
          <table:table-cell table:formula="of:=[.J30]+[.I31]" office:value-type="percentage" office:value="0.243717222571848" calcext:value-type="percentage">
            <text:p>24,37 %</text:p>
          </table:table-cell>
          <table:table-cell table:formula="of:=[.G31]/[.$G$952]" office:value-type="percentage" office:value="0.00333636639369123" calcext:value-type="percentage">
            <text:p>0,33 %</text:p>
          </table:table-cell>
          <table:table-cell table:formula="of:=[.L30]+[.K31]" office:value-type="percentage" office:value="0.273013345465575" calcext:value-type="percentage">
            <text:p>27,30 %</text:p>
          </table:table-cell>
        </table:table-row>
        <table:table-row table:style-name="ro2">
          <table:table-cell table:style-name="ce2" office:value-type="float" office:value="2997" calcext:value-type="float">
            <text:p>299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ingapore</text:p>
          </table:table-cell>
          <table:table-cell table:style-name="ce2" office:value-type="string" calcext:value-type="string">
            <text:p><text:a xlink:href="https://www.aishub.net/stations/2997" xlink:type="simple">Keppel Bay</text:a>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32]/[.$F$952]" office:value-type="percentage" office:value="0.00382840360813929" calcext:value-type="percentage">
            <text:p>0,38 %</text:p>
          </table:table-cell>
          <table:table-cell table:formula="of:=[.J31]+[.I32]" office:value-type="percentage" office:value="0.247545626179987" calcext:value-type="percentage">
            <text:p>24,75 %</text:p>
          </table:table-cell>
          <table:table-cell table:formula="of:=[.G32]/[.$G$952]" office:value-type="percentage" office:value="0.000834091598422809" calcext:value-type="percentage">
            <text:p>0,08 %</text:p>
          </table:table-cell>
          <table:table-cell table:formula="of:=[.L31]+[.K32]" office:value-type="percentage" office:value="0.273847437063997" calcext:value-type="percentage">
            <text:p>27,38 %</text:p>
          </table:table-cell>
        </table:table-row>
        <table:table-row table:style-name="ro2">
          <table:table-cell table:style-name="ce2" office:value-type="float" office:value="3567" calcext:value-type="float">
            <text:p>356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ingapore</text:p>
          </table:table-cell>
          <table:table-cell table:style-name="ce2" office:value-type="string" calcext:value-type="string">
            <text:p><text:a xlink:href="https://www.aishub.net/stations/3567" xlink:type="simple">Singapore</text:a>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33]/[.$F$952]" office:value-type="percentage" office:value="0.00379693727711349" calcext:value-type="percentage">
            <text:p>0,38 %</text:p>
          </table:table-cell>
          <table:table-cell table:formula="of:=[.J32]+[.I33]" office:value-type="percentage" office:value="0.251342563457101" calcext:value-type="percentage">
            <text:p>25,13 %</text:p>
          </table:table-cell>
          <table:table-cell table:formula="of:=[.G33]/[.$G$952]" office:value-type="percentage" office:value="0.00269184106763725" calcext:value-type="percentage">
            <text:p>0,27 %</text:p>
          </table:table-cell>
          <table:table-cell table:formula="of:=[.L32]+[.K33]" office:value-type="percentage" office:value="0.276539278131635" calcext:value-type="percentage">
            <text:p>27,65 %</text:p>
          </table:table-cell>
        </table:table-row>
        <table:table-row table:style-name="ro1">
          <table:table-cell table:style-name="ce2" office:value-type="float" office:value="2032" calcext:value-type="float">
            <text:p>2032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reece</text:p>
          </table:table-cell>
          <table:table-cell table:style-name="ce2" office:value-type="string" calcext:value-type="string">
            <text:p><text:a xlink:href="https://www.aishub.net/stations/2032" xlink:type="simple">Athens</text:a>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34]/[.$F$952]" office:value-type="percentage" office:value="0.00363960562198448" calcext:value-type="percentage">
            <text:p>0,36 %</text:p>
          </table:table-cell>
          <table:table-cell table:formula="of:=[.J33]+[.I34]" office:value-type="percentage" office:value="0.254982169079085" calcext:value-type="percentage">
            <text:p>25,50 %</text:p>
          </table:table-cell>
          <table:table-cell table:formula="of:=[.G34]/[.$G$952]" office:value-type="percentage" office:value="0.0000758265089475281" calcext:value-type="percentage">
            <text:p>0,01 %</text:p>
          </table:table-cell>
          <table:table-cell table:formula="of:=[.L33]+[.K34]" office:value-type="percentage" office:value="0.276615104640582" calcext:value-type="percentage">
            <text:p>27,66 %</text:p>
          </table:table-cell>
        </table:table-row>
        <table:table-row table:style-name="ro1">
          <table:table-cell table:style-name="ce2" office:value-type="float" office:value="3038" calcext:value-type="float">
            <text:p>3038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reece</text:p>
          </table:table-cell>
          <table:table-cell table:style-name="ce2" office:value-type="string" calcext:value-type="string">
            <text:p><text:a xlink:href="https://www.aishub.net/stations/3038" xlink:type="simple">Piraeus</text:a>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35]/[.$F$952]" office:value-type="percentage" office:value="0.00362911684497588" calcext:value-type="percentage">
            <text:p>0,36 %</text:p>
          </table:table-cell>
          <table:table-cell table:formula="of:=[.J34]+[.I35]" office:value-type="percentage" office:value="0.258611285924061" calcext:value-type="percentage">
            <text:p>25,86 %</text:p>
          </table:table-cell>
          <table:table-cell table:formula="of:=[.G35]/[.$G$952]" office:value-type="percentage" office:value="0" calcext:value-type="percentage">
            <text:p>0,00 %</text:p>
          </table:table-cell>
          <table:table-cell table:formula="of:=[.L34]+[.K35]" office:value-type="percentage" office:value="0.276615104640582" calcext:value-type="percentage">
            <text:p>27,66 %</text:p>
          </table:table-cell>
        </table:table-row>
        <table:table-row table:style-name="ro2">
          <table:table-cell table:style-name="ce2" office:value-type="float" office:value="3979" calcext:value-type="float">
            <text:p>3979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3979" xlink:type="simple">Hellevoetsluis</text:a>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36]/[.$F$952]" office:value-type="percentage" office:value="0.00357667295993287" calcext:value-type="percentage">
            <text:p>0,36 %</text:p>
          </table:table-cell>
          <table:table-cell table:formula="of:=[.J35]+[.I36]" office:value-type="percentage" office:value="0.262187958883994" calcext:value-type="percentage">
            <text:p>26,22 %</text:p>
          </table:table-cell>
          <table:table-cell table:formula="of:=[.G36]/[.$G$952]" office:value-type="percentage" office:value="0.000113739763421292" calcext:value-type="percentage">
            <text:p>0,01 %</text:p>
          </table:table-cell>
          <table:table-cell table:formula="of:=[.L35]+[.K36]" office:value-type="percentage" office:value="0.276728844404004" calcext:value-type="percentage">
            <text:p>27,67 %</text:p>
          </table:table-cell>
        </table:table-row>
        <table:table-row table:style-name="ro1">
          <table:table-cell table:style-name="ce2" office:value-type="float" office:value="3943" calcext:value-type="float">
            <text:p>3943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Korea</text:p>
          </table:table-cell>
          <table:table-cell table:style-name="ce2" office:value-type="string" calcext:value-type="string">
            <text:p><text:a xlink:href="https://www.aishub.net/stations/3943" xlink:type="simple">Busan</text:a>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37]/[.$F$952]" office:value-type="percentage" office:value="0.00351374029788127" calcext:value-type="percentage">
            <text:p>0,35 %</text:p>
          </table:table-cell>
          <table:table-cell table:formula="of:=[.J36]+[.I37]" office:value-type="percentage" office:value="0.265701699181875" calcext:value-type="percentage">
            <text:p>26,57 %</text:p>
          </table:table-cell>
          <table:table-cell table:formula="of:=[.G37]/[.$G$952]" office:value-type="percentage" office:value="0.00815134971185927" calcext:value-type="percentage">
            <text:p>0,82 %</text:p>
          </table:table-cell>
          <table:table-cell table:formula="of:=[.L36]+[.K37]" office:value-type="percentage" office:value="0.284880194115863" calcext:value-type="percentage">
            <text:p>28,49 %</text:p>
          </table:table-cell>
        </table:table-row>
        <table:table-row table:style-name="ro3">
          <table:table-cell table:style-name="ce2" office:value-type="float" office:value="3182" calcext:value-type="float">
            <text:p>3182</text:p>
          </table:table-cell>
          <table:table-cell table:style-name="ce5"/>
          <table:table-cell table:style-name="ce7" office:value-type="string" calcext:value-type="string">
            <text:p>47 %</text:p>
          </table:table-cell>
          <table:table-cell table:style-name="ce2" office:value-type="string" calcext:value-type="string">
            <text:p> United States of America</text:p>
          </table:table-cell>
          <table:table-cell table:style-name="ce2" office:value-type="string" calcext:value-type="string">
            <text:p><text:a xlink:href="https://www.aishub.net/stations/3182" xlink:type="simple">Seattle</text:a>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38]/[.$F$952]" office:value-type="percentage" office:value="0.00335640864275225" calcext:value-type="percentage">
            <text:p>0,34 %</text:p>
          </table:table-cell>
          <table:table-cell table:formula="of:=[.J37]+[.I38]" office:value-type="percentage" office:value="0.269058107824628" calcext:value-type="percentage">
            <text:p>26,91 %</text:p>
          </table:table-cell>
          <table:table-cell table:formula="of:=[.G38]/[.$G$952]" office:value-type="percentage" office:value="0.00155444343342433" calcext:value-type="percentage">
            <text:p>0,16 %</text:p>
          </table:table-cell>
          <table:table-cell table:formula="of:=[.L37]+[.K38]" office:value-type="percentage" office:value="0.286434637549287" calcext:value-type="percentage">
            <text:p>28,64 %</text:p>
          </table:table-cell>
        </table:table-row>
        <table:table-row table:style-name="ro2">
          <table:table-cell table:style-name="ce2" office:value-type="float" office:value="3808" calcext:value-type="float">
            <text:p>3808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ingapore</text:p>
          </table:table-cell>
          <table:table-cell table:style-name="ce2" office:value-type="string" calcext:value-type="string">
            <text:p><text:a xlink:href="https://www.aishub.net/stations/3808" xlink:type="simple">Singapore</text:a>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39]/[.$F$952]" office:value-type="percentage" office:value="0.00334591986574365" calcext:value-type="percentage">
            <text:p>0,33 %</text:p>
          </table:table-cell>
          <table:table-cell table:formula="of:=[.J38]+[.I39]" office:value-type="percentage" office:value="0.272404027690371" calcext:value-type="percentage">
            <text:p>27,24 %</text:p>
          </table:table-cell>
          <table:table-cell table:formula="of:=[.G39]/[.$G$952]" office:value-type="percentage" office:value="0.0024264482863209" calcext:value-type="percentage">
            <text:p>0,24 %</text:p>
          </table:table-cell>
          <table:table-cell table:formula="of:=[.L38]+[.K39]" office:value-type="percentage" office:value="0.288861085835608" calcext:value-type="percentage">
            <text:p>28,89 %</text:p>
          </table:table-cell>
        </table:table-row>
        <table:table-row table:style-name="ro1">
          <table:table-cell table:style-name="ce2" office:value-type="float" office:value="2413" calcext:value-type="float">
            <text:p>2413</text:p>
          </table:table-cell>
          <table:table-cell table:style-name="ce5"/>
          <table:table-cell table:style-name="ce7" office:value-type="string" calcext:value-type="string">
            <text:p>81 %</text:p>
          </table:table-cell>
          <table:table-cell table:style-name="ce2" office:value-type="string" calcext:value-type="string">
            <text:p> Germany</text:p>
          </table:table-cell>
          <table:table-cell table:style-name="ce2" office:value-type="string" calcext:value-type="string">
            <text:p><text:a xlink:href="https://www.aishub.net/stations/2413" xlink:type="simple">Hamburg Alster</text:a>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://www.searoutes.com/" xlink:type="simple">www.searoutes.com</text:a></text:p>
          </table:table-cell>
          <table:table-cell table:formula="of:=[.F40]/[.$F$952]" office:value-type="percentage" office:value="0.00329347598070065" calcext:value-type="percentage">
            <text:p>0,33 %</text:p>
          </table:table-cell>
          <table:table-cell table:formula="of:=[.J39]+[.I40]" office:value-type="percentage" office:value="0.275697503671072" calcext:value-type="percentage">
            <text:p>27,57 %</text:p>
          </table:table-cell>
          <table:table-cell table:formula="of:=[.G40]/[.$G$952]" office:value-type="percentage" office:value="0.000037913254473764" calcext:value-type="percentage">
            <text:p>0,00 %</text:p>
          </table:table-cell>
          <table:table-cell table:formula="of:=[.L39]+[.K40]" office:value-type="percentage" office:value="0.288898999090082" calcext:value-type="percentage">
            <text:p>28,89 %</text:p>
          </table:table-cell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weden</text:p>
          </table:table-cell>
          <table:table-cell table:style-name="ce2" office:value-type="string" calcext:value-type="string">
            <text:p><text:a xlink:href="https://www.aishub.net/stations/2011" xlink:type="simple">Gothenburg</text:a>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41]/[.$F$952]" office:value-type="percentage" office:value="0.00322005454164044" calcext:value-type="percentage">
            <text:p>0,32 %</text:p>
          </table:table-cell>
          <table:table-cell table:formula="of:=[.J40]+[.I41]" office:value-type="percentage" office:value="0.278917558212712" calcext:value-type="percentage">
            <text:p>27,89 %</text:p>
          </table:table-cell>
          <table:table-cell table:formula="of:=[.G41]/[.$G$952]" office:value-type="percentage" office:value="0" calcext:value-type="percentage">
            <text:p>0,00 %</text:p>
          </table:table-cell>
          <table:table-cell table:formula="of:=[.L40]+[.K41]" office:value-type="percentage" office:value="0.288898999090082" calcext:value-type="percentage">
            <text:p>28,89 %</text:p>
          </table:table-cell>
        </table:table-row>
        <table:table-row table:style-name="ro3">
          <table:table-cell table:style-name="ce2" office:value-type="float" office:value="2744" calcext:value-type="float">
            <text:p>274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ited States of America</text:p>
          </table:table-cell>
          <table:table-cell table:style-name="ce2" office:value-type="string" calcext:value-type="string">
            <text:p><text:a xlink:href="https://www.aishub.net/stations/2744" xlink:type="simple">Seattle</text:a>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42]/[.$F$952]" office:value-type="percentage" office:value="0.00319907698762324" calcext:value-type="percentage">
            <text:p>0,32 %</text:p>
          </table:table-cell>
          <table:table-cell table:formula="of:=[.J41]+[.I42]" office:value-type="percentage" office:value="0.282116635200336" calcext:value-type="percentage">
            <text:p>28,21 %</text:p>
          </table:table-cell>
          <table:table-cell table:formula="of:=[.G42]/[.$G$952]" office:value-type="percentage" office:value="0.00056869881710646" calcext:value-type="percentage">
            <text:p>0,06 %</text:p>
          </table:table-cell>
          <table:table-cell table:formula="of:=[.L41]+[.K42]" office:value-type="percentage" office:value="0.289467697907188" calcext:value-type="percentage">
            <text:p>28,95 %</text:p>
          </table:table-cell>
        </table:table-row>
        <table:table-row table:style-name="ro1">
          <table:table-cell table:style-name="ce2" office:value-type="float" office:value="2164" calcext:value-type="float">
            <text:p>216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weden</text:p>
          </table:table-cell>
          <table:table-cell table:style-name="ce2" office:value-type="string" calcext:value-type="string">
            <text:p><text:a xlink:href="https://www.aishub.net/stations/2164" xlink:type="simple">Goteborg, West Coast</text:a>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43]/[.$F$952]" office:value-type="percentage" office:value="0.00318858821061464" calcext:value-type="percentage">
            <text:p>0,32 %</text:p>
          </table:table-cell>
          <table:table-cell table:formula="of:=[.J42]+[.I43]" office:value-type="percentage" office:value="0.28530522341095" calcext:value-type="percentage">
            <text:p>28,53 %</text:p>
          </table:table-cell>
          <table:table-cell table:formula="of:=[.G43]/[.$G$952]" office:value-type="percentage" office:value="0" calcext:value-type="percentage">
            <text:p>0,00 %</text:p>
          </table:table-cell>
          <table:table-cell table:formula="of:=[.L42]+[.K43]" office:value-type="percentage" office:value="0.289467697907188" calcext:value-type="percentage">
            <text:p>28,95 %</text:p>
          </table:table-cell>
        </table:table-row>
        <table:table-row table:style-name="ro2">
          <table:table-cell table:style-name="ce2" office:value-type="float" office:value="2475" calcext:value-type="float">
            <text:p>2475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475" xlink:type="simple">Poortugaal</text:a>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44]/[.$F$952]" office:value-type="percentage" office:value="0.00317809943360604" calcext:value-type="percentage">
            <text:p>0,32 %</text:p>
          </table:table-cell>
          <table:table-cell table:formula="of:=[.J43]+[.I44]" office:value-type="percentage" office:value="0.288483322844556" calcext:value-type="percentage">
            <text:p>28,85 %</text:p>
          </table:table-cell>
          <table:table-cell table:formula="of:=[.G44]/[.$G$952]" office:value-type="percentage" office:value="0.000037913254473764" calcext:value-type="percentage">
            <text:p>0,00 %</text:p>
          </table:table-cell>
          <table:table-cell table:formula="of:=[.L43]+[.K44]" office:value-type="percentage" office:value="0.289505611161662" calcext:value-type="percentage">
            <text:p>28,95 %</text:p>
          </table:table-cell>
        </table:table-row>
        <table:table-row table:style-name="ro3">
          <table:table-cell table:style-name="ce2" office:value-type="float" office:value="2672" calcext:value-type="float">
            <text:p>2672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ited States of America</text:p>
          </table:table-cell>
          <table:table-cell table:style-name="ce2" office:value-type="string" calcext:value-type="string">
            <text:p><text:a xlink:href="https://www.aishub.net/stations/2672" xlink:type="simple">Highlands</text:a>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45]/[.$F$952]" office:value-type="percentage" office:value="0.00309418921753723" calcext:value-type="percentage">
            <text:p>0,31 %</text:p>
          </table:table-cell>
          <table:table-cell table:formula="of:=[.J44]+[.I45]" office:value-type="percentage" office:value="0.291577512062093" calcext:value-type="percentage">
            <text:p>29,16 %</text:p>
          </table:table-cell>
          <table:table-cell table:formula="of:=[.G45]/[.$G$952]" office:value-type="percentage" office:value="0.000985744616317865" calcext:value-type="percentage">
            <text:p>0,10 %</text:p>
          </table:table-cell>
          <table:table-cell table:formula="of:=[.L44]+[.K45]" office:value-type="percentage" office:value="0.29049135577798" calcext:value-type="percentage">
            <text:p>29,05 %</text:p>
          </table:table-cell>
        </table:table-row>
        <table:table-row table:style-name="ro1">
          <table:table-cell table:style-name="ce2" office:value-type="float" office:value="3857" calcext:value-type="float">
            <text:p>385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ermany</text:p>
          </table:table-cell>
          <table:table-cell table:style-name="ce2" office:value-type="string" calcext:value-type="string">
            <text:p><text:a xlink:href="https://www.aishub.net/stations/3857" xlink:type="simple">Hamburg</text:a>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46]/[.$F$952]" office:value-type="percentage" office:value="0.00301027900146843" calcext:value-type="percentage">
            <text:p>0,30 %</text:p>
          </table:table-cell>
          <table:table-cell table:formula="of:=[.J45]+[.I46]" office:value-type="percentage" office:value="0.294587791063562" calcext:value-type="percentage">
            <text:p>29,46 %</text:p>
          </table:table-cell>
          <table:table-cell table:formula="of:=[.G46]/[.$G$952]" office:value-type="percentage" office:value="0" calcext:value-type="percentage">
            <text:p>0,00 %</text:p>
          </table:table-cell>
          <table:table-cell table:formula="of:=[.L45]+[.K46]" office:value-type="percentage" office:value="0.29049135577798" calcext:value-type="percentage">
            <text:p>29,05 %</text:p>
          </table:table-cell>
        </table:table-row>
        <table:table-row table:style-name="ro3">
          <table:table-cell table:style-name="ce2" office:value-type="float" office:value="2484" calcext:value-type="float">
            <text:p>2484</text:p>
          </table:table-cell>
          <table:table-cell table:style-name="ce5"/>
          <table:table-cell table:style-name="ce7" office:value-type="string" calcext:value-type="string">
            <text:p>93 %</text:p>
          </table:table-cell>
          <table:table-cell table:style-name="ce2" office:value-type="string" calcext:value-type="string">
            <text:p> United States of America</text:p>
          </table:table-cell>
          <table:table-cell table:style-name="ce2" office:value-type="string" calcext:value-type="string">
            <text:p><text:a xlink:href="https://www.aishub.net/stations/2484" xlink:type="simple">Biscayne Bay PS - Miami FL</text:a>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<text:a xlink:href="http://www.seaiq.com/" xlink:type="simple">SEAiq</text:a></text:p>
          </table:table-cell>
          <table:table-cell table:formula="of:=[.F47]/[.$F$952]" office:value-type="percentage" office:value="0.00301027900146843" calcext:value-type="percentage">
            <text:p>0,30 %</text:p>
          </table:table-cell>
          <table:table-cell table:formula="of:=[.J46]+[.I47]" office:value-type="percentage" office:value="0.29759807006503" calcext:value-type="percentage">
            <text:p>29,76 %</text:p>
          </table:table-cell>
          <table:table-cell table:formula="of:=[.G47]/[.$G$952]" office:value-type="percentage" office:value="0.00216105550500455" calcext:value-type="percentage">
            <text:p>0,22 %</text:p>
          </table:table-cell>
          <table:table-cell table:formula="of:=[.L46]+[.K47]" office:value-type="percentage" office:value="0.292652411282984" calcext:value-type="percentage">
            <text:p>29,27 %</text:p>
          </table:table-cell>
        </table:table-row>
        <table:table-row table:style-name="ro1">
          <table:table-cell table:style-name="ce2" office:value-type="float" office:value="2292" calcext:value-type="float">
            <text:p>2292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Belgium</text:p>
          </table:table-cell>
          <table:table-cell table:style-name="ce2" office:value-type="string" calcext:value-type="string">
            <text:p><text:a xlink:href="https://www.aishub.net/stations/2292" xlink:type="simple">Gent</text:a>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48]/[.$F$952]" office:value-type="percentage" office:value="0.00298930144745123" calcext:value-type="percentage">
            <text:p>0,30 %</text:p>
          </table:table-cell>
          <table:table-cell table:formula="of:=[.J47]+[.I48]" office:value-type="percentage" office:value="0.300587371512482" calcext:value-type="percentage">
            <text:p>30,06 %</text:p>
          </table:table-cell>
          <table:table-cell table:formula="of:=[.G48]/[.$G$952]" office:value-type="percentage" office:value="0.00712769184106764" calcext:value-type="percentage">
            <text:p>0,71 %</text:p>
          </table:table-cell>
          <table:table-cell table:formula="of:=[.L47]+[.K48]" office:value-type="percentage" office:value="0.299780103124052" calcext:value-type="percentage">
            <text:p>29,98 %</text:p>
          </table:table-cell>
        </table:table-row>
        <table:table-row table:style-name="ro1">
          <table:table-cell table:style-name="ce2" office:value-type="float" office:value="2954" calcext:value-type="float">
            <text:p>295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France</text:p>
          </table:table-cell>
          <table:table-cell table:style-name="ce2" office:value-type="string" calcext:value-type="string">
            <text:p><text:a xlink:href="https://www.aishub.net/stations/2954" xlink:type="simple">Sophia Antipolis, MINES Paristech</text:a>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a xlink:href="https://www.crc.mines-paristech.fr/fr/" xlink:type="simple">MINES Paristech</text:a></text:p>
          </table:table-cell>
          <table:table-cell table:formula="of:=[.F49]/[.$F$952]" office:value-type="percentage" office:value="0.00297881267044263" calcext:value-type="percentage">
            <text:p>0,30 %</text:p>
          </table:table-cell>
          <table:table-cell table:formula="of:=[.J48]+[.I49]" office:value-type="percentage" office:value="0.303566184182924" calcext:value-type="percentage">
            <text:p>30,36 %</text:p>
          </table:table-cell>
          <table:table-cell table:formula="of:=[.G49]/[.$G$952]" office:value-type="percentage" office:value="0.00219896875947831" calcext:value-type="percentage">
            <text:p>0,22 %</text:p>
          </table:table-cell>
          <table:table-cell table:formula="of:=[.L48]+[.K49]" office:value-type="percentage" office:value="0.30197907188353" calcext:value-type="percentage">
            <text:p>30,20 %</text:p>
          </table:table-cell>
        </table:table-row>
        <table:table-row table:style-name="ro3">
          <table:table-cell table:style-name="ce2" office:value-type="float" office:value="2650" calcext:value-type="float">
            <text:p>2650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ited States of America</text:p>
          </table:table-cell>
          <table:table-cell table:style-name="ce2" office:value-type="string" calcext:value-type="string">
            <text:p><text:a xlink:href="https://www.aishub.net/stations/2650" xlink:type="simple">Sabine Pass, TX</text:a>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50]/[.$F$952]" office:value-type="percentage" office:value="0.00293685756240822" calcext:value-type="percentage">
            <text:p>0,29 %</text:p>
          </table:table-cell>
          <table:table-cell table:formula="of:=[.J49]+[.I50]" office:value-type="percentage" office:value="0.306503041745332" calcext:value-type="percentage">
            <text:p>30,65 %</text:p>
          </table:table-cell>
          <table:table-cell table:formula="of:=[.G50]/[.$G$952]" office:value-type="percentage" office:value="0.00307097361237489" calcext:value-type="percentage">
            <text:p>0,31 %</text:p>
          </table:table-cell>
          <table:table-cell table:formula="of:=[.L49]+[.K50]" office:value-type="percentage" office:value="0.305050045495905" calcext:value-type="percentage">
            <text:p>30,51 %</text:p>
          </table:table-cell>
        </table:table-row>
        <table:table-row table:style-name="ro2">
          <table:table-cell table:style-name="ce2" office:value-type="float" office:value="2843" calcext:value-type="float">
            <text:p>2843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ited Kingdom</text:p>
          </table:table-cell>
          <table:table-cell table:style-name="ce2" office:value-type="string" calcext:value-type="string">
            <text:p><text:a xlink:href="https://www.aishub.net/stations/2843" xlink:type="simple">Gravesend</text:a>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57" calcext:value-type="float">
            <text:p>57</text:p>
          </table:table-cell>
          <table:table-cell table:style-name="Default"/>
          <table:table-cell table:formula="of:=[.F51]/[.$F$952]" office:value-type="percentage" office:value="0.00292636878539962" calcext:value-type="percentage">
            <text:p>0,29 %</text:p>
          </table:table-cell>
          <table:table-cell table:formula="of:=[.J50]+[.I51]" office:value-type="percentage" office:value="0.309429410530732" calcext:value-type="percentage">
            <text:p>30,94 %</text:p>
          </table:table-cell>
          <table:table-cell table:formula="of:=[.G51]/[.$G$952]" office:value-type="percentage" office:value="0.00216105550500455" calcext:value-type="percentage">
            <text:p>0,22 %</text:p>
          </table:table-cell>
          <table:table-cell table:formula="of:=[.L50]+[.K51]" office:value-type="percentage" office:value="0.30721110100091" calcext:value-type="percentage">
            <text:p>30,72 %</text:p>
          </table:table-cell>
        </table:table-row>
        <table:table-row table:style-name="ro1">
          <table:table-cell table:style-name="ce2" office:value-type="float" office:value="2213" calcext:value-type="float">
            <text:p>2213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known</text:p>
          </table:table-cell>
          <table:table-cell table:style-name="ce2" office:value-type="string" calcext:value-type="string">
            <text:p><text:a xlink:href="https://www.aishub.net/stations/2213" xlink:type="simple">Worldwide</text:a></text:p>
          </table:table-cell>
          <table:table-cell table:style-name="ce2" office:value-type="float" office:value="4171" calcext:value-type="float">
            <text:p>4171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52]/[.$F$952]" office:value-type="percentage" office:value="0.0437486889028739" calcext:value-type="percentage">
            <text:p>4,37 %</text:p>
          </table:table-cell>
          <table:table-cell table:formula="of:=[.J51]+[.I52]" office:value-type="percentage" office:value="0.353178099433606" calcext:value-type="percentage">
            <text:p>35,32 %</text:p>
          </table:table-cell>
          <table:table-cell table:formula="of:=[.G52]/[.$G$952]" office:value-type="percentage" office:value="0.0814376706096451" calcext:value-type="percentage">
            <text:p>8,14 %</text:p>
          </table:table-cell>
          <table:table-cell table:formula="of:=[.L51]+[.K52]" office:value-type="percentage" office:value="0.388648771610555" calcext:value-type="percentage">
            <text:p>38,86 %</text:p>
          </table:table-cell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orway</text:p>
          </table:table-cell>
          <table:table-cell table:style-name="ce2" office:value-type="string" calcext:value-type="string">
            <text:p><text:a xlink:href="https://www.aishub.net/stations/2010" xlink:type="simple"> </text:a></text:p>
          </table:table-cell>
          <table:table-cell table:style-name="ce2" office:value-type="float" office:value="3026" calcext:value-type="float">
            <text:p>3026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53]/[.$F$952]" office:value-type="percentage" office:value="0.031739039228026" calcext:value-type="percentage">
            <text:p>3,17 %</text:p>
          </table:table-cell>
          <table:table-cell table:formula="of:=[.J52]+[.I53]" office:value-type="percentage" office:value="0.384917138661632" calcext:value-type="percentage">
            <text:p>38,49 %</text:p>
          </table:table-cell>
          <table:table-cell table:formula="of:=[.G53]/[.$G$952]" office:value-type="percentage" office:value="0.082423415225963" calcext:value-type="percentage">
            <text:p>8,24 %</text:p>
          </table:table-cell>
          <table:table-cell table:formula="of:=[.L52]+[.K53]" office:value-type="percentage" office:value="0.471072186836518" calcext:value-type="percentage">
            <text:p>47,11 %</text:p>
          </table:table-cell>
        </table:table-row>
        <table:table-row table:style-name="ro2">
          <table:table-cell table:style-name="ce2" office:value-type="float" office:value="2077" calcext:value-type="float">
            <text:p>207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077" xlink:type="simple">Harderwijk</text:a>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54]/[.$F$952]" office:value-type="percentage" office:value="0.0111915250681771" calcext:value-type="percentage">
            <text:p>1,12 %</text:p>
          </table:table-cell>
          <table:table-cell table:formula="of:=[.J53]+[.I54]" office:value-type="percentage" office:value="0.396108663729809" calcext:value-type="percentage">
            <text:p>39,61 %</text:p>
          </table:table-cell>
          <table:table-cell table:formula="of:=[.G54]/[.$G$952]" office:value-type="percentage" office:value="0.00238853503184713" calcext:value-type="percentage">
            <text:p>0,24 %</text:p>
          </table:table-cell>
          <table:table-cell table:formula="of:=[.L53]+[.K54]" office:value-type="percentage" office:value="0.473460721868365" calcext:value-type="percentage">
            <text:p>47,35 %</text:p>
          </table:table-cell>
        </table:table-row>
        <table:table-row table:style-name="ro2">
          <table:table-cell table:style-name="ce2" office:value-type="float" office:value="2241" calcext:value-type="float">
            <text:p>2241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241" xlink:type="simple">Gouda</text:a>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55]/[.$F$952]" office:value-type="percentage" office:value="0.0103629116844976" calcext:value-type="percentage">
            <text:p>1,04 %</text:p>
          </table:table-cell>
          <table:table-cell table:formula="of:=[.J54]+[.I55]" office:value-type="percentage" office:value="0.406471575414307" calcext:value-type="percentage">
            <text:p>40,65 %</text:p>
          </table:table-cell>
          <table:table-cell table:formula="of:=[.G55]/[.$G$952]" office:value-type="percentage" office:value="0.00758265089475281" calcext:value-type="percentage">
            <text:p>0,76 %</text:p>
          </table:table-cell>
          <table:table-cell table:formula="of:=[.L54]+[.K55]" office:value-type="percentage" office:value="0.481043372763118" calcext:value-type="percentage">
            <text:p>48,10 %</text:p>
          </table:table-cell>
        </table:table-row>
        <table:table-row table:style-name="ro2">
          <table:table-cell table:style-name="ce2" office:value-type="float" office:value="3438" calcext:value-type="float">
            <text:p>3438</text:p>
          </table:table-cell>
          <table:table-cell table:style-name="ce5"/>
          <table:table-cell table:style-name="ce7" office:value-type="string" calcext:value-type="string">
            <text:p>99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3438" xlink:type="simple">Amsterdam</text:a>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56]/[.$F$952]" office:value-type="percentage" office:value="0.00831760016782043" calcext:value-type="percentage">
            <text:p>0,83 %</text:p>
          </table:table-cell>
          <table:table-cell table:formula="of:=[.J55]+[.I56]" office:value-type="percentage" office:value="0.414789175582127" calcext:value-type="percentage">
            <text:p>41,48 %</text:p>
          </table:table-cell>
          <table:table-cell table:formula="of:=[.G56]/[.$G$952]" office:value-type="percentage" office:value="0.00853048225659691" calcext:value-type="percentage">
            <text:p>0,85 %</text:p>
          </table:table-cell>
          <table:table-cell table:formula="of:=[.L55]+[.K56]" office:value-type="percentage" office:value="0.489573855019715" calcext:value-type="percentage">
            <text:p>48,96 %</text:p>
          </table:table-cell>
        </table:table-row>
        <table:table-row table:style-name="ro1">
          <table:table-cell table:style-name="ce2" office:value-type="float" office:value="2404" calcext:value-type="float">
            <text:p>240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known</text:p>
          </table:table-cell>
          <table:table-cell table:style-name="ce2" office:value-type="string" calcext:value-type="string">
            <text:p><text:a xlink:href="https://www.aishub.net/stations/2404" xlink:type="simple">Roaming stations</text:a>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57]/[.$F$952]" office:value-type="percentage" office:value="0.00814977973568282" calcext:value-type="percentage">
            <text:p>0,81 %</text:p>
          </table:table-cell>
          <table:table-cell table:formula="of:=[.J56]+[.I57]" office:value-type="percentage" office:value="0.42293895531781" calcext:value-type="percentage">
            <text:p>42,29 %</text:p>
          </table:table-cell>
          <table:table-cell table:formula="of:=[.G57]/[.$G$952]" office:value-type="percentage" office:value="0.0144828632089779" calcext:value-type="percentage">
            <text:p>1,45 %</text:p>
          </table:table-cell>
          <table:table-cell table:formula="of:=[.L56]+[.K57]" office:value-type="percentage" office:value="0.504056718228693" calcext:value-type="percentage">
            <text:p>50,41 %</text:p>
          </table:table-cell>
        </table:table-row>
        <table:table-row table:style-name="ro2">
          <table:table-cell table:style-name="ce2" office:value-type="float" office:value="2945" calcext:value-type="float">
            <text:p>2945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945" xlink:type="simple">Rotterdam</text:a>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58]/[.$F$952]" office:value-type="percentage" office:value="0.0079400041955108" calcext:value-type="percentage">
            <text:p>0,79 %</text:p>
          </table:table-cell>
          <table:table-cell table:formula="of:=[.J57]+[.I58]" office:value-type="percentage" office:value="0.430878959513321" calcext:value-type="percentage">
            <text:p>43,09 %</text:p>
          </table:table-cell>
          <table:table-cell table:formula="of:=[.G58]/[.$G$952]" office:value-type="percentage" office:value="0.000682438580527753" calcext:value-type="percentage">
            <text:p>0,07 %</text:p>
          </table:table-cell>
          <table:table-cell table:formula="of:=[.L57]+[.K58]" office:value-type="percentage" office:value="0.504739156809221" calcext:value-type="percentage">
            <text:p>50,47 %</text:p>
          </table:table-cell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Canada</text:p>
          </table:table-cell>
          <table:table-cell table:style-name="ce2" office:value-type="string" calcext:value-type="string">
            <text:p><text:a xlink:href="https://www.aishub.net/stations/3103" xlink:type="simple">Multiple Locations</text:a>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59]/[.$F$952]" office:value-type="percentage" office:value="0.00759387455422698" calcext:value-type="percentage">
            <text:p>0,76 %</text:p>
          </table:table-cell>
          <table:table-cell table:formula="of:=[.J58]+[.I59]" office:value-type="percentage" office:value="0.438472834067548" calcext:value-type="percentage">
            <text:p>43,85 %</text:p>
          </table:table-cell>
          <table:table-cell table:formula="of:=[.G59]/[.$G$952]" office:value-type="percentage" office:value="0" calcext:value-type="percentage">
            <text:p>0,00 %</text:p>
          </table:table-cell>
          <table:table-cell table:formula="of:=[.L58]+[.K59]" office:value-type="percentage" office:value="0.504739156809221" calcext:value-type="percentage">
            <text:p>50,47 %</text:p>
          </table:table-cell>
        </table:table-row>
        <table:table-row table:style-name="ro1">
          <table:table-cell table:style-name="ce2" office:value-type="float" office:value="3343" calcext:value-type="float">
            <text:p>3343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Canada</text:p>
          </table:table-cell>
          <table:table-cell table:style-name="ce2" office:value-type="string" calcext:value-type="string">
            <text:p><text:a xlink:href="https://www.aishub.net/stations/3343" xlink:type="simple">Point Grey, BC</text:a>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60]/[.$F$952]" office:value-type="percentage" office:value="0.00759387455422698" calcext:value-type="percentage">
            <text:p>0,76 %</text:p>
          </table:table-cell>
          <table:table-cell table:formula="of:=[.J59]+[.I60]" office:value-type="percentage" office:value="0.446066708621775" calcext:value-type="percentage">
            <text:p>44,61 %</text:p>
          </table:table-cell>
          <table:table-cell table:formula="of:=[.G60]/[.$G$952]" office:value-type="percentage" office:value="0" calcext:value-type="percentage">
            <text:p>0,00 %</text:p>
          </table:table-cell>
          <table:table-cell table:formula="of:=[.L59]+[.K60]" office:value-type="percentage" office:value="0.504739156809221" calcext:value-type="percentage">
            <text:p>50,47 %</text:p>
          </table:table-cell>
        </table:table-row>
        <table:table-row table:style-name="ro2">
          <table:table-cell table:style-name="ce2" office:value-type="float" office:value="2902" calcext:value-type="float">
            <text:p>2902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ingapore</text:p>
          </table:table-cell>
          <table:table-cell table:style-name="ce2" office:value-type="string" calcext:value-type="string">
            <text:p><text:a xlink:href="https://www.aishub.net/stations/2902" xlink:type="simple">Singapore</text:a>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61]/[.$F$952]" office:value-type="percentage" office:value="0.00737361023704636" calcext:value-type="percentage">
            <text:p>0,74 %</text:p>
          </table:table-cell>
          <table:table-cell table:formula="of:=[.J60]+[.I61]" office:value-type="percentage" office:value="0.453440318858821" calcext:value-type="percentage">
            <text:p>45,34 %</text:p>
          </table:table-cell>
          <table:table-cell table:formula="of:=[.G61]/[.$G$952]" office:value-type="percentage" office:value="0.00428419775553533" calcext:value-type="percentage">
            <text:p>0,43 %</text:p>
          </table:table-cell>
          <table:table-cell table:formula="of:=[.L60]+[.K61]" office:value-type="percentage" office:value="0.509023354564756" calcext:value-type="percentage">
            <text:p>50,90 %</text:p>
          </table:table-cell>
        </table:table-row>
        <table:table-row table:style-name="ro1">
          <table:table-cell table:style-name="ce2" office:value-type="float" office:value="2141" calcext:value-type="float">
            <text:p>2141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orway</text:p>
          </table:table-cell>
          <table:table-cell table:style-name="ce2" office:value-type="string" calcext:value-type="string">
            <text:p><text:a xlink:href="https://www.aishub.net/stations/2141" xlink:type="simple">Multiple AIS stations</text:a>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62]/[.$F$952]" office:value-type="percentage" office:value="0.00674428361653031" calcext:value-type="percentage">
            <text:p>0,67 %</text:p>
          </table:table-cell>
          <table:table-cell table:formula="of:=[.J61]+[.I62]" office:value-type="percentage" office:value="0.460184602475351" calcext:value-type="percentage">
            <text:p>46,02 %</text:p>
          </table:table-cell>
          <table:table-cell table:formula="of:=[.G62]/[.$G$952]" office:value-type="percentage" office:value="0.00466333030027298" calcext:value-type="percentage">
            <text:p>0,47 %</text:p>
          </table:table-cell>
          <table:table-cell table:formula="of:=[.L61]+[.K62]" office:value-type="percentage" office:value="0.513686684865029" calcext:value-type="percentage">
            <text:p>51,37 %</text:p>
          </table:table-cell>
        </table:table-row>
        <table:table-row table:style-name="ro1">
          <table:table-cell table:style-name="ce2" office:value-type="float" office:value="3131" calcext:value-type="float">
            <text:p>3131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reece</text:p>
          </table:table-cell>
          <table:table-cell table:style-name="ce2" office:value-type="string" calcext:value-type="string">
            <text:p><text:a xlink:href="https://www.aishub.net/stations/3131" xlink:type="simple">Elliniko</text:a>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63]/[.$F$952]" office:value-type="percentage" office:value="0.0065554856303755" calcext:value-type="percentage">
            <text:p>0,66 %</text:p>
          </table:table-cell>
          <table:table-cell table:formula="of:=[.J62]+[.I63]" office:value-type="percentage" office:value="0.466740088105727" calcext:value-type="percentage">
            <text:p>46,67 %</text:p>
          </table:table-cell>
          <table:table-cell table:formula="of:=[.G63]/[.$G$952]" office:value-type="percentage" office:value="0.00238853503184713" calcext:value-type="percentage">
            <text:p>0,24 %</text:p>
          </table:table-cell>
          <table:table-cell table:formula="of:=[.L62]+[.K63]" office:value-type="percentage" office:value="0.516075219896876" calcext:value-type="percentage">
            <text:p>51,61 %</text:p>
          </table:table-cell>
        </table:table-row>
        <table:table-row table:style-name="ro3">
          <table:table-cell table:style-name="ce2" office:value-type="float" office:value="2134" calcext:value-type="float">
            <text:p>213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ited States of America</text:p>
          </table:table-cell>
          <table:table-cell table:style-name="ce2" office:value-type="string" calcext:value-type="string">
            <text:p><text:a xlink:href="https://www.aishub.net/stations/2134" xlink:type="simple">Fort Lauderdale, FL</text:a>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64]/[.$F$952]" office:value-type="percentage" office:value="0.00632473253618628" calcext:value-type="percentage">
            <text:p>0,63 %</text:p>
          </table:table-cell>
          <table:table-cell table:formula="of:=[.J63]+[.I64]" office:value-type="percentage" office:value="0.473064820641913" calcext:value-type="percentage">
            <text:p>47,31 %</text:p>
          </table:table-cell>
          <table:table-cell table:formula="of:=[.G64]/[.$G$952]" office:value-type="percentage" office:value="0.0048528965726418" calcext:value-type="percentage">
            <text:p>0,49 %</text:p>
          </table:table-cell>
          <table:table-cell table:formula="of:=[.L63]+[.K64]" office:value-type="percentage" office:value="0.520928116469518" calcext:value-type="percentage">
            <text:p>52,09 %</text:p>
          </table:table-cell>
        </table:table-row>
        <table:table-row table:style-name="ro1">
          <table:table-cell table:style-name="ce2" office:value-type="float" office:value="2145" calcext:value-type="float">
            <text:p>2145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Belgium</text:p>
          </table:table-cell>
          <table:table-cell table:style-name="ce2" office:value-type="string" calcext:value-type="string">
            <text:p><text:a xlink:href="https://www.aishub.net/stations/2145" xlink:type="simple">Antwerp</text:a>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<text:a xlink:href="http://www.tresco.eu/" xlink:type="simple">Tresco Engineering</text:a></text:p>
          </table:table-cell>
          <table:table-cell table:formula="of:=[.F65]/[.$F$952]" office:value-type="percentage" office:value="0.00623033354310887" calcext:value-type="percentage">
            <text:p>0,62 %</text:p>
          </table:table-cell>
          <table:table-cell table:formula="of:=[.J64]+[.I65]" office:value-type="percentage" office:value="0.479295154185022" calcext:value-type="percentage">
            <text:p>47,93 %</text:p>
          </table:table-cell>
          <table:table-cell table:formula="of:=[.G65]/[.$G$952]" office:value-type="percentage" office:value="0.0110706703063391" calcext:value-type="percentage">
            <text:p>1,11 %</text:p>
          </table:table-cell>
          <table:table-cell table:formula="of:=[.L64]+[.K65]" office:value-type="percentage" office:value="0.531998786775857" calcext:value-type="percentage">
            <text:p>53,20 %</text:p>
          </table:table-cell>
        </table:table-row>
        <table:table-row table:style-name="ro2">
          <table:table-cell table:style-name="ce2" office:value-type="float" office:value="2097" calcext:value-type="float">
            <text:p>209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097" xlink:type="simple">Hellevoetsluis</text:a>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://www.intertransis.com/" xlink:type="simple">InterTransIS</text:a></text:p>
          </table:table-cell>
          <table:table-cell table:formula="of:=[.F66]/[.$F$952]" office:value-type="percentage" office:value="0.00620935598909167" calcext:value-type="percentage">
            <text:p>0,62 %</text:p>
          </table:table-cell>
          <table:table-cell table:formula="of:=[.J65]+[.I66]" office:value-type="percentage" office:value="0.485504510174114" calcext:value-type="percentage">
            <text:p>48,55 %</text:p>
          </table:table-cell>
          <table:table-cell table:formula="of:=[.G66]/[.$G$952]" office:value-type="percentage" office:value="0.000530785562632696" calcext:value-type="percentage">
            <text:p>0,05 %</text:p>
          </table:table-cell>
          <table:table-cell table:formula="of:=[.L65]+[.K66]" office:value-type="percentage" office:value="0.53252957233849" calcext:value-type="percentage">
            <text:p>53,25 %</text:p>
          </table:table-cell>
        </table:table-row>
        <table:table-row table:style-name="ro2">
          <table:table-cell table:style-name="ce2" office:value-type="float" office:value="3272" calcext:value-type="float">
            <text:p>3272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Hong Kong</text:p>
          </table:table-cell>
          <table:table-cell table:style-name="ce2" office:value-type="string" calcext:value-type="string">
            <text:p><text:a xlink:href="https://www.aishub.net/stations/3272" xlink:type="simple">Tseung Kwan O</text:a>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67]/[.$F$952]" office:value-type="percentage" office:value="0.00567442836165303" calcext:value-type="percentage">
            <text:p>0,57 %</text:p>
          </table:table-cell>
          <table:table-cell table:formula="of:=[.J66]+[.I67]" office:value-type="percentage" office:value="0.491178938535767" calcext:value-type="percentage">
            <text:p>49,12 %</text:p>
          </table:table-cell>
          <table:table-cell table:formula="of:=[.G67]/[.$G$952]" office:value-type="percentage" office:value="0.0132317258113436" calcext:value-type="percentage">
            <text:p>1,32 %</text:p>
          </table:table-cell>
          <table:table-cell table:formula="of:=[.L66]+[.K67]" office:value-type="percentage" office:value="0.545761298149833" calcext:value-type="percentage">
            <text:p>54,58 %</text:p>
          </table:table-cell>
        </table:table-row>
        <table:table-row table:style-name="ro1">
          <table:table-cell table:style-name="ce2" office:value-type="float" office:value="2517" calcext:value-type="float">
            <text:p>251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Brazil</text:p>
          </table:table-cell>
          <table:table-cell table:style-name="ce2" office:value-type="string" calcext:value-type="string">
            <text:p><text:a xlink:href="https://www.aishub.net/stations/2517" xlink:type="simple">Belem</text:a>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68]/[.$F$952]" office:value-type="percentage" office:value="0.00544367526746381" calcext:value-type="percentage">
            <text:p>0,54 %</text:p>
          </table:table-cell>
          <table:table-cell table:formula="of:=[.J67]+[.I68]" office:value-type="percentage" office:value="0.496622613803231" calcext:value-type="percentage">
            <text:p>49,66 %</text:p>
          </table:table-cell>
          <table:table-cell table:formula="of:=[.G68]/[.$G$952]" office:value-type="percentage" office:value="0.0109569305429178" calcext:value-type="percentage">
            <text:p>1,10 %</text:p>
          </table:table-cell>
          <table:table-cell table:formula="of:=[.L67]+[.K68]" office:value-type="percentage" office:value="0.556718228692751" calcext:value-type="percentage">
            <text:p>55,67 %</text:p>
          </table:table-cell>
        </table:table-row>
        <table:table-row table:style-name="ro2">
          <table:table-cell table:style-name="ce2" office:value-type="float" office:value="2918" calcext:value-type="float">
            <text:p>2918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ingapore</text:p>
          </table:table-cell>
          <table:table-cell table:style-name="ce2" office:value-type="string" calcext:value-type="string">
            <text:p><text:a xlink:href="https://www.aishub.net/stations/2918" xlink:type="simple">Singapore</text:a>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69]/[.$F$952]" office:value-type="percentage" office:value="0.00488777008600797" calcext:value-type="percentage">
            <text:p>0,49 %</text:p>
          </table:table-cell>
          <table:table-cell table:formula="of:=[.J68]+[.I69]" office:value-type="percentage" office:value="0.501510383889239" calcext:value-type="percentage">
            <text:p>50,15 %</text:p>
          </table:table-cell>
          <table:table-cell table:formula="of:=[.G69]/[.$G$952]" office:value-type="percentage" office:value="0.000985744616317865" calcext:value-type="percentage">
            <text:p>0,10 %</text:p>
          </table:table-cell>
          <table:table-cell table:formula="of:=[.L68]+[.K69]" office:value-type="percentage" office:value="0.557703973309069" calcext:value-type="percentage">
            <text:p>55,77 %</text:p>
          </table:table-cell>
        </table:table-row>
        <table:table-row table:style-name="ro2">
          <table:table-cell table:style-name="ce2" office:value-type="float" office:value="2435" calcext:value-type="float">
            <text:p>2435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435" xlink:type="simple">Katwijk</text:a>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70]/[.$F$952]" office:value-type="percentage" office:value="0.00478288231592196" calcext:value-type="percentage">
            <text:p>0,48 %</text:p>
          </table:table-cell>
          <table:table-cell table:formula="of:=[.J69]+[.I70]" office:value-type="percentage" office:value="0.50629326620516" calcext:value-type="percentage">
            <text:p>50,63 %</text:p>
          </table:table-cell>
          <table:table-cell table:formula="of:=[.G70]/[.$G$952]" office:value-type="percentage" office:value="0.00151653017895056" calcext:value-type="percentage">
            <text:p>0,15 %</text:p>
          </table:table-cell>
          <table:table-cell table:formula="of:=[.L69]+[.K70]" office:value-type="percentage" office:value="0.55922050348802" calcext:value-type="percentage">
            <text:p>55,92 %</text:p>
          </table:table-cell>
        </table:table-row>
        <table:table-row table:style-name="ro1">
          <table:table-cell table:style-name="ce2" office:value-type="float" office:value="3344" calcext:value-type="float">
            <text:p>334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reece</text:p>
          </table:table-cell>
          <table:table-cell table:style-name="ce2" office:value-type="string" calcext:value-type="string">
            <text:p><text:a xlink:href="https://www.aishub.net/stations/3344" xlink:type="simple">Athens</text:a>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71]/[.$F$952]" office:value-type="percentage" office:value="0.00458359555275855" calcext:value-type="percentage">
            <text:p>0,46 %</text:p>
          </table:table-cell>
          <table:table-cell table:formula="of:=[.J70]+[.I71]" office:value-type="percentage" office:value="0.510876861757919" calcext:value-type="percentage">
            <text:p>51,09 %</text:p>
          </table:table-cell>
          <table:table-cell table:formula="of:=[.G71]/[.$G$952]" office:value-type="percentage" office:value="0.00018956627236882" calcext:value-type="percentage">
            <text:p>0,02 %</text:p>
          </table:table-cell>
          <table:table-cell table:formula="of:=[.L70]+[.K71]" office:value-type="percentage" office:value="0.559410069760388" calcext:value-type="percentage">
            <text:p>55,94 %</text:p>
          </table:table-cell>
        </table:table-row>
        <table:table-row table:style-name="ro2">
          <table:table-cell table:style-name="ce2" office:value-type="float" office:value="2214" calcext:value-type="float">
            <text:p>221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214" xlink:type="simple">Rotterdam</text:a>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72]/[.$F$952]" office:value-type="percentage" office:value="0.00455212922173275" calcext:value-type="percentage">
            <text:p>0,46 %</text:p>
          </table:table-cell>
          <table:table-cell table:formula="of:=[.J71]+[.I72]" office:value-type="percentage" office:value="0.515428990979652" calcext:value-type="percentage">
            <text:p>51,54 %</text:p>
          </table:table-cell>
          <table:table-cell table:formula="of:=[.G72]/[.$G$952]" office:value-type="percentage" office:value="0.000037913254473764" calcext:value-type="percentage">
            <text:p>0,00 %</text:p>
          </table:table-cell>
          <table:table-cell table:formula="of:=[.L71]+[.K72]" office:value-type="percentage" office:value="0.559447983014862" calcext:value-type="percentage">
            <text:p>55,94 %</text:p>
          </table:table-cell>
        </table:table-row>
        <table:table-row table:style-name="ro2">
          <table:table-cell table:style-name="ce2" office:value-type="float" office:value="2323" calcext:value-type="float">
            <text:p>2323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323" xlink:type="simple">Marken</text:a>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73]/[.$F$952]" office:value-type="percentage" office:value="0.00448919655968114" calcext:value-type="percentage">
            <text:p>0,45 %</text:p>
          </table:table-cell>
          <table:table-cell table:formula="of:=[.J72]+[.I73]" office:value-type="percentage" office:value="0.519918187539333" calcext:value-type="percentage">
            <text:p>51,99 %</text:p>
          </table:table-cell>
          <table:table-cell table:formula="of:=[.G73]/[.$G$952]" office:value-type="percentage" office:value="0.000454959053685168" calcext:value-type="percentage">
            <text:p>0,05 %</text:p>
          </table:table-cell>
          <table:table-cell table:formula="of:=[.L72]+[.K73]" office:value-type="percentage" office:value="0.559902942068547" calcext:value-type="percentage">
            <text:p>55,99 %</text:p>
          </table:table-cell>
        </table:table-row>
        <table:table-row table:style-name="ro1">
          <table:table-cell table:style-name="ce2" office:value-type="float" office:value="2118" calcext:value-type="float">
            <text:p>2118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reece</text:p>
          </table:table-cell>
          <table:table-cell table:style-name="ce2" office:value-type="string" calcext:value-type="string">
            <text:p><text:a xlink:href="https://www.aishub.net/stations/2118" xlink:type="simple">Alimos</text:a>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74]/[.$F$952]" office:value-type="percentage" office:value="0.00446821900566394" calcext:value-type="percentage">
            <text:p>0,45 %</text:p>
          </table:table-cell>
          <table:table-cell table:formula="of:=[.J73]+[.I74]" office:value-type="percentage" office:value="0.524386406544997" calcext:value-type="percentage">
            <text:p>52,44 %</text:p>
          </table:table-cell>
          <table:table-cell table:formula="of:=[.G74]/[.$G$952]" office:value-type="percentage" office:value="0.0000758265089475281" calcext:value-type="percentage">
            <text:p>0,01 %</text:p>
          </table:table-cell>
          <table:table-cell table:formula="of:=[.L73]+[.K74]" office:value-type="percentage" office:value="0.559978768577495" calcext:value-type="percentage">
            <text:p>56,00 %</text:p>
          </table:table-cell>
        </table:table-row>
        <table:table-row table:style-name="ro1">
          <table:table-cell table:style-name="ce2" office:value-type="float" office:value="3074" calcext:value-type="float">
            <text:p>307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reece</text:p>
          </table:table-cell>
          <table:table-cell table:style-name="ce2" office:value-type="string" calcext:value-type="string">
            <text:p><text:a xlink:href="https://www.aishub.net/stations/3074" xlink:type="simple">Piraeus</text:a>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75]/[.$F$952]" office:value-type="percentage" office:value="0.00440528634361234" calcext:value-type="percentage">
            <text:p>0,44 %</text:p>
          </table:table-cell>
          <table:table-cell table:formula="of:=[.J74]+[.I75]" office:value-type="percentage" office:value="0.528791692888609" calcext:value-type="percentage">
            <text:p>52,88 %</text:p>
          </table:table-cell>
          <table:table-cell table:formula="of:=[.G75]/[.$G$952]" office:value-type="percentage" office:value="0.0000758265089475281" calcext:value-type="percentage">
            <text:p>0,01 %</text:p>
          </table:table-cell>
          <table:table-cell table:formula="of:=[.L74]+[.K75]" office:value-type="percentage" office:value="0.560054595086442" calcext:value-type="percentage">
            <text:p>56,01 %</text:p>
          </table:table-cell>
        </table:table-row>
        <table:table-row table:style-name="ro2">
          <table:table-cell table:style-name="ce2" office:value-type="float" office:value="2946" calcext:value-type="float">
            <text:p>2946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ingapore</text:p>
          </table:table-cell>
          <table:table-cell table:style-name="ce2" office:value-type="string" calcext:value-type="string">
            <text:p><text:a xlink:href="https://www.aishub.net/stations/2946" xlink:type="simple">Singapore</text:a>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76]/[.$F$952]" office:value-type="percentage" office:value="0.00435284245856933" calcext:value-type="percentage">
            <text:p>0,44 %</text:p>
          </table:table-cell>
          <table:table-cell table:formula="of:=[.J75]+[.I76]" office:value-type="percentage" office:value="0.533144535347179" calcext:value-type="percentage">
            <text:p>53,31 %</text:p>
          </table:table-cell>
          <table:table-cell table:formula="of:=[.G76]/[.$G$952]" office:value-type="percentage" office:value="0.000454959053685168" calcext:value-type="percentage">
            <text:p>0,05 %</text:p>
          </table:table-cell>
          <table:table-cell table:formula="of:=[.L75]+[.K76]" office:value-type="percentage" office:value="0.560509554140128" calcext:value-type="percentage">
            <text:p>56,05 %</text:p>
          </table:table-cell>
        </table:table-row>
        <table:table-row table:style-name="ro2">
          <table:table-cell table:style-name="ce2" office:value-type="float" office:value="2459" calcext:value-type="float">
            <text:p>2459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459" xlink:type="simple">Edam</text:a>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77]/[.$F$952]" office:value-type="percentage" office:value="0.00412208936438011" calcext:value-type="percentage">
            <text:p>0,41 %</text:p>
          </table:table-cell>
          <table:table-cell table:formula="of:=[.J76]+[.I77]" office:value-type="percentage" office:value="0.537266624711559" calcext:value-type="percentage">
            <text:p>53,73 %</text:p>
          </table:table-cell>
          <table:table-cell table:formula="of:=[.G77]/[.$G$952]" office:value-type="percentage" office:value="0.000796178343949045" calcext:value-type="percentage">
            <text:p>0,08 %</text:p>
          </table:table-cell>
          <table:table-cell table:formula="of:=[.L76]+[.K77]" office:value-type="percentage" office:value="0.561305732484077" calcext:value-type="percentage">
            <text:p>56,13 %</text:p>
          </table:table-cell>
        </table:table-row>
        <table:table-row table:style-name="ro2">
          <table:table-cell table:style-name="ce2" office:value-type="float" office:value="2446" calcext:value-type="float">
            <text:p>2446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446" xlink:type="simple">IJmuiden</text:a>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78]/[.$F$952]" office:value-type="percentage" office:value="0.00405915670232851" calcext:value-type="percentage">
            <text:p>0,41 %</text:p>
          </table:table-cell>
          <table:table-cell table:formula="of:=[.J77]+[.I78]" office:value-type="percentage" office:value="0.541325781413887" calcext:value-type="percentage">
            <text:p>54,13 %</text:p>
          </table:table-cell>
          <table:table-cell table:formula="of:=[.G78]/[.$G$952]" office:value-type="percentage" office:value="0.000644525326053988" calcext:value-type="percentage">
            <text:p>0,06 %</text:p>
          </table:table-cell>
          <table:table-cell table:formula="of:=[.L77]+[.K78]" office:value-type="percentage" office:value="0.561950257810131" calcext:value-type="percentage">
            <text:p>56,20 %</text:p>
          </table:table-cell>
        </table:table-row>
        <table:table-row table:style-name="ro1">
          <table:table-cell table:style-name="ce2" office:value-type="float" office:value="2577" calcext:value-type="float">
            <text:p>257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ermany</text:p>
          </table:table-cell>
          <table:table-cell table:style-name="ce2" office:value-type="string" calcext:value-type="string">
            <text:p><text:a xlink:href="https://www.aishub.net/stations/2577" xlink:type="simple">Hamburg</text:a>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79]/[.$F$952]" office:value-type="percentage" office:value="0.00402769037130271" calcext:value-type="percentage">
            <text:p>0,40 %</text:p>
          </table:table-cell>
          <table:table-cell table:formula="of:=[.J78]+[.I79]" office:value-type="percentage" office:value="0.54535347178519" calcext:value-type="percentage">
            <text:p>54,54 %</text:p>
          </table:table-cell>
          <table:table-cell table:formula="of:=[.G79]/[.$G$952]" office:value-type="percentage" office:value="0.000834091598422809" calcext:value-type="percentage">
            <text:p>0,08 %</text:p>
          </table:table-cell>
          <table:table-cell table:formula="of:=[.L78]+[.K79]" office:value-type="percentage" office:value="0.562784349408553" calcext:value-type="percentage">
            <text:p>56,28 %</text:p>
          </table:table-cell>
        </table:table-row>
        <table:table-row table:style-name="ro3">
          <table:table-cell table:style-name="ce2" office:value-type="float" office:value="3332" calcext:value-type="float">
            <text:p>3332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Russian Federation</text:p>
          </table:table-cell>
          <table:table-cell table:style-name="ce2" office:value-type="string" calcext:value-type="string">
            <text:p><text:a xlink:href="https://www.aishub.net/stations/3332" xlink:type="simple">Vladivostok</text:a>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80]/[.$F$952]" office:value-type="percentage" office:value="0.0039123138242081" calcext:value-type="percentage">
            <text:p>0,39 %</text:p>
          </table:table-cell>
          <table:table-cell table:formula="of:=[.J79]+[.I80]" office:value-type="percentage" office:value="0.549265785609398" calcext:value-type="percentage">
            <text:p>54,93 %</text:p>
          </table:table-cell>
          <table:table-cell table:formula="of:=[.G80]/[.$G$952]" office:value-type="percentage" office:value="0.0141037306642402" calcext:value-type="percentage">
            <text:p>1,41 %</text:p>
          </table:table-cell>
          <table:table-cell table:formula="of:=[.L79]+[.K80]" office:value-type="percentage" office:value="0.576888080072794" calcext:value-type="percentage">
            <text:p>57,69 %</text:p>
          </table:table-cell>
        </table:table-row>
        <table:table-row table:style-name="ro2">
          <table:table-cell table:style-name="ce2" office:value-type="float" office:value="2698" calcext:value-type="float">
            <text:p>2698</text:p>
          </table:table-cell>
          <table:table-cell table:style-name="ce5"/>
          <table:table-cell table:style-name="ce7" office:value-type="string" calcext:value-type="string">
            <text:p>43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698" xlink:type="simple">Arnemuiden Oranjeplaat</text:a>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81]/[.$F$952]" office:value-type="percentage" office:value="0.00388084749318229" calcext:value-type="percentage">
            <text:p>0,39 %</text:p>
          </table:table-cell>
          <table:table-cell table:formula="of:=[.J80]+[.I81]" office:value-type="percentage" office:value="0.55314663310258" calcext:value-type="percentage">
            <text:p>55,31 %</text:p>
          </table:table-cell>
          <table:table-cell table:formula="of:=[.G81]/[.$G$952]" office:value-type="percentage" office:value="0.00333636639369123" calcext:value-type="percentage">
            <text:p>0,33 %</text:p>
          </table:table-cell>
          <table:table-cell table:formula="of:=[.L80]+[.K81]" office:value-type="percentage" office:value="0.580224446466485" calcext:value-type="percentage">
            <text:p>58,02 %</text:p>
          </table:table-cell>
        </table:table-row>
        <table:table-row table:style-name="ro2">
          <table:table-cell table:style-name="ce2" office:value-type="float" office:value="2997" calcext:value-type="float">
            <text:p>299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ingapore</text:p>
          </table:table-cell>
          <table:table-cell table:style-name="ce2" office:value-type="string" calcext:value-type="string">
            <text:p><text:a xlink:href="https://www.aishub.net/stations/2997" xlink:type="simple">Keppel Bay</text:a>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82]/[.$F$952]" office:value-type="percentage" office:value="0.00382840360813929" calcext:value-type="percentage">
            <text:p>0,38 %</text:p>
          </table:table-cell>
          <table:table-cell table:formula="of:=[.J81]+[.I82]" office:value-type="percentage" office:value="0.55697503671072" calcext:value-type="percentage">
            <text:p>55,70 %</text:p>
          </table:table-cell>
          <table:table-cell table:formula="of:=[.G82]/[.$G$952]" office:value-type="percentage" office:value="0.000834091598422809" calcext:value-type="percentage">
            <text:p>0,08 %</text:p>
          </table:table-cell>
          <table:table-cell table:formula="of:=[.L81]+[.K82]" office:value-type="percentage" office:value="0.581058538064908" calcext:value-type="percentage">
            <text:p>58,11 %</text:p>
          </table:table-cell>
        </table:table-row>
        <table:table-row table:style-name="ro2">
          <table:table-cell table:style-name="ce2" office:value-type="float" office:value="3567" calcext:value-type="float">
            <text:p>356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ingapore</text:p>
          </table:table-cell>
          <table:table-cell table:style-name="ce2" office:value-type="string" calcext:value-type="string">
            <text:p><text:a xlink:href="https://www.aishub.net/stations/3567" xlink:type="simple">Singapore</text:a>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83]/[.$F$952]" office:value-type="percentage" office:value="0.00379693727711349" calcext:value-type="percentage">
            <text:p>0,38 %</text:p>
          </table:table-cell>
          <table:table-cell table:formula="of:=[.J82]+[.I83]" office:value-type="percentage" office:value="0.560771973987833" calcext:value-type="percentage">
            <text:p>56,08 %</text:p>
          </table:table-cell>
          <table:table-cell table:formula="of:=[.G83]/[.$G$952]" office:value-type="percentage" office:value="0.00269184106763725" calcext:value-type="percentage">
            <text:p>0,27 %</text:p>
          </table:table-cell>
          <table:table-cell table:formula="of:=[.L82]+[.K83]" office:value-type="percentage" office:value="0.583750379132545" calcext:value-type="percentage">
            <text:p>58,38 %</text:p>
          </table:table-cell>
        </table:table-row>
        <table:table-row table:style-name="ro1">
          <table:table-cell table:style-name="ce2" office:value-type="float" office:value="2032" calcext:value-type="float">
            <text:p>2032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reece</text:p>
          </table:table-cell>
          <table:table-cell table:style-name="ce2" office:value-type="string" calcext:value-type="string">
            <text:p><text:a xlink:href="https://www.aishub.net/stations/2032" xlink:type="simple">Athens</text:a>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84]/[.$F$952]" office:value-type="percentage" office:value="0.00363960562198448" calcext:value-type="percentage">
            <text:p>0,36 %</text:p>
          </table:table-cell>
          <table:table-cell table:formula="of:=[.J83]+[.I84]" office:value-type="percentage" office:value="0.564411579609818" calcext:value-type="percentage">
            <text:p>56,44 %</text:p>
          </table:table-cell>
          <table:table-cell table:formula="of:=[.G84]/[.$G$952]" office:value-type="percentage" office:value="0.0000758265089475281" calcext:value-type="percentage">
            <text:p>0,01 %</text:p>
          </table:table-cell>
          <table:table-cell table:formula="of:=[.L83]+[.K84]" office:value-type="percentage" office:value="0.583826205641493" calcext:value-type="percentage">
            <text:p>58,38 %</text:p>
          </table:table-cell>
        </table:table-row>
        <table:table-row table:style-name="ro1">
          <table:table-cell table:style-name="ce2" office:value-type="float" office:value="3038" calcext:value-type="float">
            <text:p>3038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reece</text:p>
          </table:table-cell>
          <table:table-cell table:style-name="ce2" office:value-type="string" calcext:value-type="string">
            <text:p><text:a xlink:href="https://www.aishub.net/stations/3038" xlink:type="simple">Piraeus</text:a>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85]/[.$F$952]" office:value-type="percentage" office:value="0.00362911684497588" calcext:value-type="percentage">
            <text:p>0,36 %</text:p>
          </table:table-cell>
          <table:table-cell table:formula="of:=[.J84]+[.I85]" office:value-type="percentage" office:value="0.568040696454793" calcext:value-type="percentage">
            <text:p>56,80 %</text:p>
          </table:table-cell>
          <table:table-cell table:formula="of:=[.G85]/[.$G$952]" office:value-type="percentage" office:value="0" calcext:value-type="percentage">
            <text:p>0,00 %</text:p>
          </table:table-cell>
          <table:table-cell table:formula="of:=[.L84]+[.K85]" office:value-type="percentage" office:value="0.583826205641493" calcext:value-type="percentage">
            <text:p>58,38 %</text:p>
          </table:table-cell>
        </table:table-row>
        <table:table-row table:style-name="ro2">
          <table:table-cell table:style-name="ce2" office:value-type="float" office:value="3979" calcext:value-type="float">
            <text:p>3979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3979" xlink:type="simple">Hellevoetsluis</text:a>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86]/[.$F$952]" office:value-type="percentage" office:value="0.00357667295993287" calcext:value-type="percentage">
            <text:p>0,36 %</text:p>
          </table:table-cell>
          <table:table-cell table:formula="of:=[.J85]+[.I86]" office:value-type="percentage" office:value="0.571617369414726" calcext:value-type="percentage">
            <text:p>57,16 %</text:p>
          </table:table-cell>
          <table:table-cell table:formula="of:=[.G86]/[.$G$952]" office:value-type="percentage" office:value="0.000113739763421292" calcext:value-type="percentage">
            <text:p>0,01 %</text:p>
          </table:table-cell>
          <table:table-cell table:formula="of:=[.L85]+[.K86]" office:value-type="percentage" office:value="0.583939945404914" calcext:value-type="percentage">
            <text:p>58,39 %</text:p>
          </table:table-cell>
        </table:table-row>
        <table:table-row table:style-name="ro1">
          <table:table-cell table:style-name="ce2" office:value-type="float" office:value="3943" calcext:value-type="float">
            <text:p>3943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Korea</text:p>
          </table:table-cell>
          <table:table-cell table:style-name="ce2" office:value-type="string" calcext:value-type="string">
            <text:p><text:a xlink:href="https://www.aishub.net/stations/3943" xlink:type="simple">Busan</text:a>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87]/[.$F$952]" office:value-type="percentage" office:value="0.00351374029788127" calcext:value-type="percentage">
            <text:p>0,35 %</text:p>
          </table:table-cell>
          <table:table-cell table:formula="of:=[.J86]+[.I87]" office:value-type="percentage" office:value="0.575131109712608" calcext:value-type="percentage">
            <text:p>57,51 %</text:p>
          </table:table-cell>
          <table:table-cell table:formula="of:=[.G87]/[.$G$952]" office:value-type="percentage" office:value="0.00815134971185927" calcext:value-type="percentage">
            <text:p>0,82 %</text:p>
          </table:table-cell>
          <table:table-cell table:formula="of:=[.L86]+[.K87]" office:value-type="percentage" office:value="0.592091295116773" calcext:value-type="percentage">
            <text:p>59,21 %</text:p>
          </table:table-cell>
        </table:table-row>
        <table:table-row table:style-name="ro3">
          <table:table-cell table:style-name="ce2" office:value-type="float" office:value="3182" calcext:value-type="float">
            <text:p>3182</text:p>
          </table:table-cell>
          <table:table-cell table:style-name="ce5"/>
          <table:table-cell table:style-name="ce7" office:value-type="string" calcext:value-type="string">
            <text:p>47 %</text:p>
          </table:table-cell>
          <table:table-cell table:style-name="ce2" office:value-type="string" calcext:value-type="string">
            <text:p> United States of America</text:p>
          </table:table-cell>
          <table:table-cell table:style-name="ce2" office:value-type="string" calcext:value-type="string">
            <text:p><text:a xlink:href="https://www.aishub.net/stations/3182" xlink:type="simple">Seattle</text:a>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88]/[.$F$952]" office:value-type="percentage" office:value="0.00335640864275225" calcext:value-type="percentage">
            <text:p>0,34 %</text:p>
          </table:table-cell>
          <table:table-cell table:formula="of:=[.J87]+[.I88]" office:value-type="percentage" office:value="0.57848751835536" calcext:value-type="percentage">
            <text:p>57,85 %</text:p>
          </table:table-cell>
          <table:table-cell table:formula="of:=[.G88]/[.$G$952]" office:value-type="percentage" office:value="0.00155444343342433" calcext:value-type="percentage">
            <text:p>0,16 %</text:p>
          </table:table-cell>
          <table:table-cell table:formula="of:=[.L87]+[.K88]" office:value-type="percentage" office:value="0.593645738550198" calcext:value-type="percentage">
            <text:p>59,36 %</text:p>
          </table:table-cell>
        </table:table-row>
        <table:table-row table:style-name="ro2">
          <table:table-cell table:style-name="ce2" office:value-type="float" office:value="3808" calcext:value-type="float">
            <text:p>3808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ingapore</text:p>
          </table:table-cell>
          <table:table-cell table:style-name="ce2" office:value-type="string" calcext:value-type="string">
            <text:p><text:a xlink:href="https://www.aishub.net/stations/3808" xlink:type="simple">Singapore</text:a>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89]/[.$F$952]" office:value-type="percentage" office:value="0.00334591986574365" calcext:value-type="percentage">
            <text:p>0,33 %</text:p>
          </table:table-cell>
          <table:table-cell table:formula="of:=[.J88]+[.I89]" office:value-type="percentage" office:value="0.581833438221104" calcext:value-type="percentage">
            <text:p>58,18 %</text:p>
          </table:table-cell>
          <table:table-cell table:formula="of:=[.G89]/[.$G$952]" office:value-type="percentage" office:value="0.0024264482863209" calcext:value-type="percentage">
            <text:p>0,24 %</text:p>
          </table:table-cell>
          <table:table-cell table:formula="of:=[.L88]+[.K89]" office:value-type="percentage" office:value="0.596072186836518" calcext:value-type="percentage">
            <text:p>59,61 %</text:p>
          </table:table-cell>
        </table:table-row>
        <table:table-row table:style-name="ro1">
          <table:table-cell table:style-name="ce2" office:value-type="float" office:value="2413" calcext:value-type="float">
            <text:p>2413</text:p>
          </table:table-cell>
          <table:table-cell table:style-name="ce5"/>
          <table:table-cell table:style-name="ce7" office:value-type="string" calcext:value-type="string">
            <text:p>81 %</text:p>
          </table:table-cell>
          <table:table-cell table:style-name="ce2" office:value-type="string" calcext:value-type="string">
            <text:p> Germany</text:p>
          </table:table-cell>
          <table:table-cell table:style-name="ce2" office:value-type="string" calcext:value-type="string">
            <text:p><text:a xlink:href="https://www.aishub.net/stations/2413" xlink:type="simple">Hamburg Alster</text:a>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://www.searoutes.com/" xlink:type="simple">www.searoutes.com</text:a></text:p>
          </table:table-cell>
          <table:table-cell table:formula="of:=[.F90]/[.$F$952]" office:value-type="percentage" office:value="0.00329347598070065" calcext:value-type="percentage">
            <text:p>0,33 %</text:p>
          </table:table-cell>
          <table:table-cell table:formula="of:=[.J89]+[.I90]" office:value-type="percentage" office:value="0.585126914201804" calcext:value-type="percentage">
            <text:p>58,51 %</text:p>
          </table:table-cell>
          <table:table-cell table:formula="of:=[.G90]/[.$G$952]" office:value-type="percentage" office:value="0.000037913254473764" calcext:value-type="percentage">
            <text:p>0,00 %</text:p>
          </table:table-cell>
          <table:table-cell table:formula="of:=[.L89]+[.K90]" office:value-type="percentage" office:value="0.596110100090992" calcext:value-type="percentage">
            <text:p>59,61 %</text:p>
          </table:table-cell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weden</text:p>
          </table:table-cell>
          <table:table-cell table:style-name="ce2" office:value-type="string" calcext:value-type="string">
            <text:p><text:a xlink:href="https://www.aishub.net/stations/2011" xlink:type="simple">Gothenburg</text:a>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91]/[.$F$952]" office:value-type="percentage" office:value="0.00322005454164044" calcext:value-type="percentage">
            <text:p>0,32 %</text:p>
          </table:table-cell>
          <table:table-cell table:formula="of:=[.J90]+[.I91]" office:value-type="percentage" office:value="0.588346968743445" calcext:value-type="percentage">
            <text:p>58,83 %</text:p>
          </table:table-cell>
          <table:table-cell table:formula="of:=[.G91]/[.$G$952]" office:value-type="percentage" office:value="0" calcext:value-type="percentage">
            <text:p>0,00 %</text:p>
          </table:table-cell>
          <table:table-cell table:formula="of:=[.L90]+[.K91]" office:value-type="percentage" office:value="0.596110100090992" calcext:value-type="percentage">
            <text:p>59,61 %</text:p>
          </table:table-cell>
        </table:table-row>
        <table:table-row table:style-name="ro3">
          <table:table-cell table:style-name="ce2" office:value-type="float" office:value="2744" calcext:value-type="float">
            <text:p>274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ited States of America</text:p>
          </table:table-cell>
          <table:table-cell table:style-name="ce2" office:value-type="string" calcext:value-type="string">
            <text:p><text:a xlink:href="https://www.aishub.net/stations/2744" xlink:type="simple">Seattle</text:a>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92]/[.$F$952]" office:value-type="percentage" office:value="0.00319907698762324" calcext:value-type="percentage">
            <text:p>0,32 %</text:p>
          </table:table-cell>
          <table:table-cell table:formula="of:=[.J91]+[.I92]" office:value-type="percentage" office:value="0.591546045731068" calcext:value-type="percentage">
            <text:p>59,15 %</text:p>
          </table:table-cell>
          <table:table-cell table:formula="of:=[.G92]/[.$G$952]" office:value-type="percentage" office:value="0.00056869881710646" calcext:value-type="percentage">
            <text:p>0,06 %</text:p>
          </table:table-cell>
          <table:table-cell table:formula="of:=[.L91]+[.K92]" office:value-type="percentage" office:value="0.596678798908099" calcext:value-type="percentage">
            <text:p>59,67 %</text:p>
          </table:table-cell>
        </table:table-row>
        <table:table-row table:style-name="ro1">
          <table:table-cell table:style-name="ce2" office:value-type="float" office:value="2164" calcext:value-type="float">
            <text:p>216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Sweden</text:p>
          </table:table-cell>
          <table:table-cell table:style-name="ce2" office:value-type="string" calcext:value-type="string">
            <text:p><text:a xlink:href="https://www.aishub.net/stations/2164" xlink:type="simple">Goteborg, West Coast</text:a>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93]/[.$F$952]" office:value-type="percentage" office:value="0.00318858821061464" calcext:value-type="percentage">
            <text:p>0,32 %</text:p>
          </table:table-cell>
          <table:table-cell table:formula="of:=[.J92]+[.I93]" office:value-type="percentage" office:value="0.594734633941682" calcext:value-type="percentage">
            <text:p>59,47 %</text:p>
          </table:table-cell>
          <table:table-cell table:formula="of:=[.G93]/[.$G$952]" office:value-type="percentage" office:value="0" calcext:value-type="percentage">
            <text:p>0,00 %</text:p>
          </table:table-cell>
          <table:table-cell table:formula="of:=[.L92]+[.K93]" office:value-type="percentage" office:value="0.596678798908099" calcext:value-type="percentage">
            <text:p>59,67 %</text:p>
          </table:table-cell>
        </table:table-row>
        <table:table-row table:style-name="ro2">
          <table:table-cell table:style-name="ce2" office:value-type="float" office:value="2475" calcext:value-type="float">
            <text:p>2475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Netherlands</text:p>
          </table:table-cell>
          <table:table-cell table:style-name="ce2" office:value-type="string" calcext:value-type="string">
            <text:p><text:a xlink:href="https://www.aishub.net/stations/2475" xlink:type="simple">Poortugaal</text:a>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94]/[.$F$952]" office:value-type="percentage" office:value="0.00317809943360604" calcext:value-type="percentage">
            <text:p>0,32 %</text:p>
          </table:table-cell>
          <table:table-cell table:formula="of:=[.J93]+[.I94]" office:value-type="percentage" office:value="0.597912733375289" calcext:value-type="percentage">
            <text:p>59,79 %</text:p>
          </table:table-cell>
          <table:table-cell table:formula="of:=[.G94]/[.$G$952]" office:value-type="percentage" office:value="0.000037913254473764" calcext:value-type="percentage">
            <text:p>0,00 %</text:p>
          </table:table-cell>
          <table:table-cell table:formula="of:=[.L93]+[.K94]" office:value-type="percentage" office:value="0.596716712162572" calcext:value-type="percentage">
            <text:p>59,67 %</text:p>
          </table:table-cell>
        </table:table-row>
        <table:table-row table:style-name="ro3">
          <table:table-cell table:style-name="ce2" office:value-type="float" office:value="2672" calcext:value-type="float">
            <text:p>2672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ited States of America</text:p>
          </table:table-cell>
          <table:table-cell table:style-name="ce2" office:value-type="string" calcext:value-type="string">
            <text:p><text:a xlink:href="https://www.aishub.net/stations/2672" xlink:type="simple">Highlands</text:a>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95]/[.$F$952]" office:value-type="percentage" office:value="0.00309418921753723" calcext:value-type="percentage">
            <text:p>0,31 %</text:p>
          </table:table-cell>
          <table:table-cell table:formula="of:=[.J94]+[.I95]" office:value-type="percentage" office:value="0.601006922592826" calcext:value-type="percentage">
            <text:p>60,10 %</text:p>
          </table:table-cell>
          <table:table-cell table:formula="of:=[.G95]/[.$G$952]" office:value-type="percentage" office:value="0.000985744616317865" calcext:value-type="percentage">
            <text:p>0,10 %</text:p>
          </table:table-cell>
          <table:table-cell table:formula="of:=[.L94]+[.K95]" office:value-type="percentage" office:value="0.59770245677889" calcext:value-type="percentage">
            <text:p>59,77 %</text:p>
          </table:table-cell>
        </table:table-row>
        <table:table-row table:style-name="ro1">
          <table:table-cell table:style-name="ce2" office:value-type="float" office:value="3857" calcext:value-type="float">
            <text:p>3857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Germany</text:p>
          </table:table-cell>
          <table:table-cell table:style-name="ce2" office:value-type="string" calcext:value-type="string">
            <text:p><text:a xlink:href="https://www.aishub.net/stations/3857" xlink:type="simple">Hamburg</text:a>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96]/[.$F$952]" office:value-type="percentage" office:value="0.00301027900146843" calcext:value-type="percentage">
            <text:p>0,30 %</text:p>
          </table:table-cell>
          <table:table-cell table:formula="of:=[.J95]+[.I96]" office:value-type="percentage" office:value="0.604017201594294" calcext:value-type="percentage">
            <text:p>60,40 %</text:p>
          </table:table-cell>
          <table:table-cell table:formula="of:=[.G96]/[.$G$952]" office:value-type="percentage" office:value="0" calcext:value-type="percentage">
            <text:p>0,00 %</text:p>
          </table:table-cell>
          <table:table-cell table:formula="of:=[.L95]+[.K96]" office:value-type="percentage" office:value="0.59770245677889" calcext:value-type="percentage">
            <text:p>59,77 %</text:p>
          </table:table-cell>
        </table:table-row>
        <table:table-row table:style-name="ro3">
          <table:table-cell table:style-name="ce2" office:value-type="float" office:value="2484" calcext:value-type="float">
            <text:p>2484</text:p>
          </table:table-cell>
          <table:table-cell table:style-name="ce5"/>
          <table:table-cell table:style-name="ce7" office:value-type="string" calcext:value-type="string">
            <text:p>93 %</text:p>
          </table:table-cell>
          <table:table-cell table:style-name="ce2" office:value-type="string" calcext:value-type="string">
            <text:p> United States of America</text:p>
          </table:table-cell>
          <table:table-cell table:style-name="ce2" office:value-type="string" calcext:value-type="string">
            <text:p><text:a xlink:href="https://www.aishub.net/stations/2484" xlink:type="simple">Biscayne Bay PS - Miami FL</text:a>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<text:a xlink:href="http://www.seaiq.com/" xlink:type="simple">SEAiq</text:a></text:p>
          </table:table-cell>
          <table:table-cell table:formula="of:=[.F97]/[.$F$952]" office:value-type="percentage" office:value="0.00301027900146843" calcext:value-type="percentage">
            <text:p>0,30 %</text:p>
          </table:table-cell>
          <table:table-cell table:formula="of:=[.J96]+[.I97]" office:value-type="percentage" office:value="0.607027480595763" calcext:value-type="percentage">
            <text:p>60,70 %</text:p>
          </table:table-cell>
          <table:table-cell table:formula="of:=[.G97]/[.$G$952]" office:value-type="percentage" office:value="0.00216105550500455" calcext:value-type="percentage">
            <text:p>0,22 %</text:p>
          </table:table-cell>
          <table:table-cell table:formula="of:=[.L96]+[.K97]" office:value-type="percentage" office:value="0.599863512283895" calcext:value-type="percentage">
            <text:p>59,99 %</text:p>
          </table:table-cell>
        </table:table-row>
        <table:table-row table:style-name="ro1">
          <table:table-cell table:style-name="ce2" office:value-type="float" office:value="2292" calcext:value-type="float">
            <text:p>2292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Belgium</text:p>
          </table:table-cell>
          <table:table-cell table:style-name="ce2" office:value-type="string" calcext:value-type="string">
            <text:p><text:a xlink:href="https://www.aishub.net/stations/2292" xlink:type="simple">Gent</text:a>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98]/[.$F$952]" office:value-type="percentage" office:value="0.00298930144745123" calcext:value-type="percentage">
            <text:p>0,30 %</text:p>
          </table:table-cell>
          <table:table-cell table:formula="of:=[.J97]+[.I98]" office:value-type="percentage" office:value="0.610016782043214" calcext:value-type="percentage">
            <text:p>61,00 %</text:p>
          </table:table-cell>
          <table:table-cell table:formula="of:=[.G98]/[.$G$952]" office:value-type="percentage" office:value="0.00712769184106764" calcext:value-type="percentage">
            <text:p>0,71 %</text:p>
          </table:table-cell>
          <table:table-cell table:formula="of:=[.L97]+[.K98]" office:value-type="percentage" office:value="0.606991204124962" calcext:value-type="percentage">
            <text:p>60,70 %</text:p>
          </table:table-cell>
        </table:table-row>
        <table:table-row table:style-name="ro1">
          <table:table-cell table:style-name="ce2" office:value-type="float" office:value="2954" calcext:value-type="float">
            <text:p>2954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France</text:p>
          </table:table-cell>
          <table:table-cell table:style-name="ce2" office:value-type="string" calcext:value-type="string">
            <text:p><text:a xlink:href="https://www.aishub.net/stations/2954" xlink:type="simple">Sophia Antipolis, MINES Paristech</text:a>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a xlink:href="https://www.crc.mines-paristech.fr/fr/" xlink:type="simple">MINES Paristech</text:a></text:p>
          </table:table-cell>
          <table:table-cell table:formula="of:=[.F99]/[.$F$952]" office:value-type="percentage" office:value="0.00297881267044263" calcext:value-type="percentage">
            <text:p>0,30 %</text:p>
          </table:table-cell>
          <table:table-cell table:formula="of:=[.J98]+[.I99]" office:value-type="percentage" office:value="0.612995594713656" calcext:value-type="percentage">
            <text:p>61,30 %</text:p>
          </table:table-cell>
          <table:table-cell table:formula="of:=[.G99]/[.$G$952]" office:value-type="percentage" office:value="0.00219896875947831" calcext:value-type="percentage">
            <text:p>0,22 %</text:p>
          </table:table-cell>
          <table:table-cell table:formula="of:=[.L98]+[.K99]" office:value-type="percentage" office:value="0.609190172884441" calcext:value-type="percentage">
            <text:p>60,92 %</text:p>
          </table:table-cell>
        </table:table-row>
        <table:table-row table:style-name="ro3">
          <table:table-cell table:style-name="ce2" office:value-type="float" office:value="2650" calcext:value-type="float">
            <text:p>2650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ited States of America</text:p>
          </table:table-cell>
          <table:table-cell table:style-name="ce2" office:value-type="string" calcext:value-type="string">
            <text:p><text:a xlink:href="https://www.aishub.net/stations/2650" xlink:type="simple">Sabine Pass, TX</text:a>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<text:a xlink:href="https://www.aishub.net/stations?sort=-COUNT&amp;_pjax=%23w0-pjax" xlink:type="simple"> </text:a></text:p>
          </table:table-cell>
          <table:table-cell table:formula="of:=[.F100]/[.$F$952]" office:value-type="percentage" office:value="0.00293685756240822" calcext:value-type="percentage">
            <text:p>0,29 %</text:p>
          </table:table-cell>
          <table:table-cell table:formula="of:=[.J99]+[.I100]" office:value-type="percentage" office:value="0.615932452276065" calcext:value-type="percentage">
            <text:p>61,59 %</text:p>
          </table:table-cell>
          <table:table-cell table:formula="of:=[.G100]/[.$G$952]" office:value-type="percentage" office:value="0.00307097361237489" calcext:value-type="percentage">
            <text:p>0,31 %</text:p>
          </table:table-cell>
          <table:table-cell table:formula="of:=[.L99]+[.K100]" office:value-type="percentage" office:value="0.612261146496816" calcext:value-type="percentage">
            <text:p>61,23 %</text:p>
          </table:table-cell>
        </table:table-row>
        <table:table-row table:style-name="ro2">
          <table:table-cell table:style-name="ce2" office:value-type="float" office:value="2843" calcext:value-type="float">
            <text:p>2843</text:p>
          </table:table-cell>
          <table:table-cell table:style-name="ce5"/>
          <table:table-cell table:style-name="ce7" office:value-type="string" calcext:value-type="string">
            <text:p>100 %</text:p>
          </table:table-cell>
          <table:table-cell table:style-name="ce2" office:value-type="string" calcext:value-type="string">
            <text:p> United Kingdom</text:p>
          </table:table-cell>
          <table:table-cell table:style-name="ce2" office:value-type="string" calcext:value-type="string">
            <text:p><text:a xlink:href="https://www.aishub.net/stations/2843" xlink:type="simple">Gravesend</text:a>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57" calcext:value-type="float">
            <text:p>57</text:p>
          </table:table-cell>
          <table:table-cell table:style-name="Default"/>
          <table:table-cell table:formula="of:=[.F101]/[.$F$952]" office:value-type="percentage" office:value="0.00292636878539962" calcext:value-type="percentage">
            <text:p>0,29 %</text:p>
          </table:table-cell>
          <table:table-cell table:formula="of:=[.J100]+[.I101]" office:value-type="percentage" office:value="0.618858821061464" calcext:value-type="percentage">
            <text:p>61,89 %</text:p>
          </table:table-cell>
          <table:table-cell table:formula="of:=[.G101]/[.$G$952]" office:value-type="percentage" office:value="0.00216105550500455" calcext:value-type="percentage">
            <text:p>0,22 %</text:p>
          </table:table-cell>
          <table:table-cell table:formula="of:=[.L100]+[.K101]" office:value-type="percentage" office:value="0.61442220200182" calcext:value-type="percentage">
            <text:p>61,44 %</text:p>
          </table:table-cell>
        </table:table-row>
        <table:table-row table:style-name="ro2">
          <table:table-cell office:value-type="float" office:value="2249" calcext:value-type="float">
            <text:p>224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249" xlink:type="simple">San Diego</text:a></text:p>
          </table:table-cell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02]/[.$F$952]" office:value-type="percentage" office:value="0.00191944619257395" calcext:value-type="percentage">
            <text:p>0,19 %</text:p>
          </table:table-cell>
          <table:table-cell table:formula="of:=[.J101]+[.I102]" office:value-type="percentage" office:value="0.620778267254038" calcext:value-type="percentage">
            <text:p>62,08 %</text:p>
          </table:table-cell>
          <table:table-cell table:formula="of:=[.G102]/[.$G$952]" office:value-type="percentage" office:value="0.00174400970579315" calcext:value-type="percentage">
            <text:p>0,17 %</text:p>
          </table:table-cell>
          <table:table-cell table:formula="of:=[.L101]+[.K102]" office:value-type="percentage" office:value="0.616166211707613" calcext:value-type="percentage">
            <text:p>61,62 %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715" xlink:type="simple">Valencia</text:a></text:p>
          </table:table-cell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03]/[.$F$952]" office:value-type="percentage" office:value="0.00190895741556535" calcext:value-type="percentage">
            <text:p>0,19 %</text:p>
          </table:table-cell>
          <table:table-cell table:formula="of:=[.J102]+[.I103]" office:value-type="percentage" office:value="0.622687224669604" calcext:value-type="percentage">
            <text:p>62,27 %</text:p>
          </table:table-cell>
          <table:table-cell table:formula="of:=[.G103]/[.$G$952]" office:value-type="percentage" office:value="0.00227479526842584" calcext:value-type="percentage">
            <text:p>0,23 %</text:p>
          </table:table-cell>
          <table:table-cell table:formula="of:=[.L102]+[.K103]" office:value-type="percentage" office:value="0.618441006976039" calcext:value-type="percentage">
            <text:p>61,84 %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029" xlink:type="simple">Rockanje</text:a></text:p>
          </table:table-cell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04]/[.$F$952]" office:value-type="percentage" office:value="0.00189846863855674" calcext:value-type="percentage">
            <text:p>0,19 %</text:p>
          </table:table-cell>
          <table:table-cell table:formula="of:=[.J103]+[.I104]" office:value-type="percentage" office:value="0.62458569330816" calcext:value-type="percentage">
            <text:p>62,46 %</text:p>
          </table:table-cell>
          <table:table-cell table:formula="of:=[.G104]/[.$G$952]" office:value-type="percentage" office:value="0.000454959053685168" calcext:value-type="percentage">
            <text:p>0,05 %</text:p>
          </table:table-cell>
          <table:table-cell table:formula="of:=[.L103]+[.K104]" office:value-type="percentage" office:value="0.618895966029724" calcext:value-type="percentage">
            <text:p>61,89 %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724" xlink:type="simple">North Ryde, NSW</text:a></text:p>
          </table:table-cell>
          <table:table-cell office:value-type="float" office:value="180" calcext:value-type="float">
            <text:p>1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05]/[.$F$952]" office:value-type="percentage" office:value="0.00188797986154814" calcext:value-type="percentage">
            <text:p>0,19 %</text:p>
          </table:table-cell>
          <table:table-cell table:formula="of:=[.J104]+[.I105]" office:value-type="percentage" office:value="0.626473673169708" calcext:value-type="percentage">
            <text:p>62,65 %</text:p>
          </table:table-cell>
          <table:table-cell table:formula="of:=[.G105]/[.$G$952]" office:value-type="percentage" office:value="0.00223688201395208" calcext:value-type="percentage">
            <text:p>0,22 %</text:p>
          </table:table-cell>
          <table:table-cell table:formula="of:=[.L104]+[.K105]" office:value-type="percentage" office:value="0.621132848043677" calcext:value-type="percentage">
            <text:p>62,11 %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3665" xlink:type="simple">Stockholm</text:a>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06]/[.$F$952]" office:value-type="percentage" office:value="0.00188797986154814" calcext:value-type="percentage">
            <text:p>0,19 %</text:p>
          </table:table-cell>
          <table:table-cell table:formula="of:=[.J105]+[.I106]" office:value-type="percentage" office:value="0.628361653031256" calcext:value-type="percentage">
            <text:p>62,84 %</text:p>
          </table:table-cell>
          <table:table-cell table:formula="of:=[.G106]/[.$G$952]" office:value-type="percentage" office:value="0.00295723384895359" calcext:value-type="percentage">
            <text:p>0,30 %</text:p>
          </table:table-cell>
          <table:table-cell table:formula="of:=[.L105]+[.K106]" office:value-type="percentage" office:value="0.62409008189263" calcext:value-type="percentage">
            <text:p>62,41 %</text:p>
          </table:table-cell>
        </table:table-row>
        <table:table-row table:style-name="ro2">
          <table:table-cell office:value-type="float" office:value="3681" calcext:value-type="float">
            <text:p>368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681" xlink:type="simple">Seattle</text:a>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07]/[.$F$952]" office:value-type="percentage" office:value="0.00183553597650514" calcext:value-type="percentage">
            <text:p>0,18 %</text:p>
          </table:table-cell>
          <table:table-cell table:formula="of:=[.J106]+[.I107]" office:value-type="percentage" office:value="0.630197189007762" calcext:value-type="percentage">
            <text:p>63,02 %</text:p>
          </table:table-cell>
          <table:table-cell table:formula="of:=[.G107]/[.$G$952]" office:value-type="percentage" office:value="0" calcext:value-type="percentage">
            <text:p>0,00 %</text:p>
          </table:table-cell>
          <table:table-cell table:formula="of:=[.L106]+[.K107]" office:value-type="percentage" office:value="0.62409008189263" calcext:value-type="percentage">
            <text:p>62,41 %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Belgium</text:p>
          </table:table-cell>
          <table:table-cell office:value-type="string" calcext:value-type="string">
            <text:p><text:a xlink:href="https://www.aishub.net/stations/2981" xlink:type="simple">Oostende</text:a>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08]/[.$F$952]" office:value-type="percentage" office:value="0.00179358086847074" calcext:value-type="percentage">
            <text:p>0,18 %</text:p>
          </table:table-cell>
          <table:table-cell table:formula="of:=[.J107]+[.I108]" office:value-type="percentage" office:value="0.631990769876232" calcext:value-type="percentage">
            <text:p>63,20 %</text:p>
          </table:table-cell>
          <table:table-cell table:formula="of:=[.G108]/[.$G$952]" office:value-type="percentage" office:value="0" calcext:value-type="percentage">
            <text:p>0,00 %</text:p>
          </table:table-cell>
          <table:table-cell table:formula="of:=[.L107]+[.K108]" office:value-type="percentage" office:value="0.62409008189263" calcext:value-type="percentage">
            <text:p>62,41 %</text:p>
          </table:table-cell>
        </table:table-row>
        <table:table-row table:style-name="ro2">
          <table:table-cell office:value-type="float" office:value="2270" calcext:value-type="float">
            <text:p>227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aint Martin (FR)</text:p>
          </table:table-cell>
          <table:table-cell office:value-type="string" calcext:value-type="string">
            <text:p><text:a xlink:href="https://www.aishub.net/stations/2270" xlink:type="simple">Simpson Bay</text:a>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09]/[.$F$952]" office:value-type="percentage" office:value="0.00179358086847074" calcext:value-type="percentage">
            <text:p>0,18 %</text:p>
          </table:table-cell>
          <table:table-cell table:formula="of:=[.J108]+[.I109]" office:value-type="percentage" office:value="0.633784350744703" calcext:value-type="percentage">
            <text:p>63,38 %</text:p>
          </table:table-cell>
          <table:table-cell table:formula="of:=[.G109]/[.$G$952]" office:value-type="percentage" office:value="0.000341219290263876" calcext:value-type="percentage">
            <text:p>0,03 %</text:p>
          </table:table-cell>
          <table:table-cell table:formula="of:=[.L108]+[.K109]" office:value-type="percentage" office:value="0.624431301182894" calcext:value-type="percentage">
            <text:p>62,44 %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/>
          <table:table-cell office:value-type="string" calcext:value-type="string">
            <text:p>86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240" xlink:type="simple">Huizen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10]/[.$F$952]" office:value-type="percentage" office:value="0.00177260331445353" calcext:value-type="percentage">
            <text:p>0,18 %</text:p>
          </table:table-cell>
          <table:table-cell table:formula="of:=[.J109]+[.I110]" office:value-type="percentage" office:value="0.635556954059156" calcext:value-type="percentage">
            <text:p>63,56 %</text:p>
          </table:table-cell>
          <table:table-cell table:formula="of:=[.G110]/[.$G$952]" office:value-type="percentage" office:value="0.000834091598422809" calcext:value-type="percentage">
            <text:p>0,08 %</text:p>
          </table:table-cell>
          <table:table-cell table:formula="of:=[.L109]+[.K110]" office:value-type="percentage" office:value="0.625265392781317" calcext:value-type="percentage">
            <text:p>62,53 %</text:p>
          </table:table-cell>
        </table:table-row>
        <table:table-row table:style-name="ro2">
          <table:table-cell office:value-type="float" office:value="2726" calcext:value-type="float">
            <text:p>272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726" xlink:type="simple">Seattle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11]/[.$F$952]" office:value-type="percentage" office:value="0.00177260331445353" calcext:value-type="percentage">
            <text:p>0,18 %</text:p>
          </table:table-cell>
          <table:table-cell table:formula="of:=[.J110]+[.I111]" office:value-type="percentage" office:value="0.63732955737361" calcext:value-type="percentage">
            <text:p>63,73 %</text:p>
          </table:table-cell>
          <table:table-cell table:formula="of:=[.G111]/[.$G$952]" office:value-type="percentage" office:value="0" calcext:value-type="percentage">
            <text:p>0,00 %</text:p>
          </table:table-cell>
          <table:table-cell table:formula="of:=[.L110]+[.K111]" office:value-type="percentage" office:value="0.625265392781317" calcext:value-type="percentage">
            <text:p>62,53 %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3965" xlink:type="simple">Genoa</text:a>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12]/[.$F$952]" office:value-type="percentage" office:value="0.00176211453744493" calcext:value-type="percentage">
            <text:p>0,18 %</text:p>
          </table:table-cell>
          <table:table-cell table:formula="of:=[.J111]+[.I112]" office:value-type="percentage" office:value="0.639091671911055" calcext:value-type="percentage">
            <text:p>63,91 %</text:p>
          </table:table-cell>
          <table:table-cell table:formula="of:=[.G112]/[.$G$952]" office:value-type="percentage" office:value="0.000417045799211404" calcext:value-type="percentage">
            <text:p>0,04 %</text:p>
          </table:table-cell>
          <table:table-cell table:formula="of:=[.L111]+[.K112]" office:value-type="percentage" office:value="0.625682438580528" calcext:value-type="percentage">
            <text:p>62,57 %</text:p>
          </table:table-cell>
        </table:table-row>
        <table:table-row table:style-name="ro2">
          <table:table-cell office:value-type="float" office:value="3443" calcext:value-type="float">
            <text:p>344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443" xlink:type="simple">Seattle</text:a>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13]/[.$F$952]" office:value-type="percentage" office:value="0.00174113698342773" calcext:value-type="percentage">
            <text:p>0,17 %</text:p>
          </table:table-cell>
          <table:table-cell table:formula="of:=[.J112]+[.I113]" office:value-type="percentage" office:value="0.640832808894483" calcext:value-type="percentage">
            <text:p>64,08 %</text:p>
          </table:table-cell>
          <table:table-cell table:formula="of:=[.G113]/[.$G$952]" office:value-type="percentage" office:value="0" calcext:value-type="percentage">
            <text:p>0,00 %</text:p>
          </table:table-cell>
          <table:table-cell table:formula="of:=[.L112]+[.K113]" office:value-type="percentage" office:value="0.625682438580528" calcext:value-type="percentage">
            <text:p>62,57 %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178" xlink:type="simple">Rouen</text:a>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14]/[.$F$952]" office:value-type="percentage" office:value="0.00170967065240193" calcext:value-type="percentage">
            <text:p>0,17 %</text:p>
          </table:table-cell>
          <table:table-cell table:formula="of:=[.J113]+[.I114]" office:value-type="percentage" office:value="0.642542479546884" calcext:value-type="percentage">
            <text:p>64,25 %</text:p>
          </table:table-cell>
          <table:table-cell table:formula="of:=[.G114]/[.$G$952]" office:value-type="percentage" office:value="0" calcext:value-type="percentage">
            <text:p>0,00 %</text:p>
          </table:table-cell>
          <table:table-cell table:formula="of:=[.L113]+[.K114]" office:value-type="percentage" office:value="0.625682438580528" calcext:value-type="percentage">
            <text:p>62,57 %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737" xlink:type="simple">Hamburg</text:a>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15]/[.$F$952]" office:value-type="percentage" office:value="0.00169918187539333" calcext:value-type="percentage">
            <text:p>0,17 %</text:p>
          </table:table-cell>
          <table:table-cell table:formula="of:=[.J114]+[.I115]" office:value-type="percentage" office:value="0.644241661422278" calcext:value-type="percentage">
            <text:p>64,42 %</text:p>
          </table:table-cell>
          <table:table-cell table:formula="of:=[.G115]/[.$G$952]" office:value-type="percentage" office:value="0.000037913254473764" calcext:value-type="percentage">
            <text:p>0,00 %</text:p>
          </table:table-cell>
          <table:table-cell table:formula="of:=[.L114]+[.K115]" office:value-type="percentage" office:value="0.625720351835002" calcext:value-type="percentage">
            <text:p>62,57 %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831" xlink:type="simple">Delft</text:a>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16]/[.$F$952]" office:value-type="percentage" office:value="0.00169918187539333" calcext:value-type="percentage">
            <text:p>0,17 %</text:p>
          </table:table-cell>
          <table:table-cell table:formula="of:=[.J115]+[.I116]" office:value-type="percentage" office:value="0.645940843297671" calcext:value-type="percentage">
            <text:p>64,59 %</text:p>
          </table:table-cell>
          <table:table-cell table:formula="of:=[.G116]/[.$G$952]" office:value-type="percentage" office:value="0" calcext:value-type="percentage">
            <text:p>0,00 %</text:p>
          </table:table-cell>
          <table:table-cell table:formula="of:=[.L115]+[.K116]" office:value-type="percentage" office:value="0.625720351835002" calcext:value-type="percentage">
            <text:p>62,57 %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2602" xlink:type="simple">Castelldefels</text:a></text:p>
          </table:table-cell>
          <table:table-cell office:value-type="float" office:value="161" calcext:value-type="float">
            <text:p>1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17]/[.$F$952]" office:value-type="percentage" office:value="0.00168869309838473" calcext:value-type="percentage">
            <text:p>0,17 %</text:p>
          </table:table-cell>
          <table:table-cell table:formula="of:=[.J116]+[.I117]" office:value-type="percentage" office:value="0.647629536396056" calcext:value-type="percentage">
            <text:p>64,76 %</text:p>
          </table:table-cell>
          <table:table-cell table:formula="of:=[.G117]/[.$G$952]" office:value-type="percentage" office:value="0.00193357597816197" calcext:value-type="percentage">
            <text:p>0,19 %</text:p>
          </table:table-cell>
          <table:table-cell table:formula="of:=[.L116]+[.K117]" office:value-type="percentage" office:value="0.627653927813164" calcext:value-type="percentage">
            <text:p>62,77 %</text:p>
          </table:table-cell>
        </table:table-row>
        <table:table-row table:style-name="ro2">
          <table:table-cell office:value-type="float" office:value="3455" calcext:value-type="float">
            <text:p>345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455" xlink:type="simple">Los Angeles</text:a>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18]/[.$F$952]" office:value-type="percentage" office:value="0.00165722676735893" calcext:value-type="percentage">
            <text:p>0,17 %</text:p>
          </table:table-cell>
          <table:table-cell table:formula="of:=[.J117]+[.I118]" office:value-type="percentage" office:value="0.649286763163415" calcext:value-type="percentage">
            <text:p>64,93 %</text:p>
          </table:table-cell>
          <table:table-cell table:formula="of:=[.G118]/[.$G$952]" office:value-type="percentage" office:value="0.00295723384895359" calcext:value-type="percentage">
            <text:p>0,30 %</text:p>
          </table:table-cell>
          <table:table-cell table:formula="of:=[.L117]+[.K118]" office:value-type="percentage" office:value="0.630611161662118" calcext:value-type="percentage">
            <text:p>63,06 %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112" xlink:type="simple">Harlingen</text:a>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19]/[.$F$952]" office:value-type="percentage" office:value="0.00164673799035033" calcext:value-type="percentage">
            <text:p>0,16 %</text:p>
          </table:table-cell>
          <table:table-cell table:formula="of:=[.J118]+[.I119]" office:value-type="percentage" office:value="0.650933501153765" calcext:value-type="percentage">
            <text:p>65,09 %</text:p>
          </table:table-cell>
          <table:table-cell table:formula="of:=[.G119]/[.$G$952]" office:value-type="percentage" office:value="0.00314680012132241" calcext:value-type="percentage">
            <text:p>0,31 %</text:p>
          </table:table-cell>
          <table:table-cell table:formula="of:=[.L118]+[.K119]" office:value-type="percentage" office:value="0.63375796178344" calcext:value-type="percentage">
            <text:p>63,38 %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984" xlink:type="simple">Tromsoe</text:a></text:p>
          </table:table-cell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20]/[.$F$952]" office:value-type="percentage" office:value="0.00163624921334172" calcext:value-type="percentage">
            <text:p>0,16 %</text:p>
          </table:table-cell>
          <table:table-cell table:formula="of:=[.J119]+[.I120]" office:value-type="percentage" office:value="0.652569750367107" calcext:value-type="percentage">
            <text:p>65,26 %</text:p>
          </table:table-cell>
          <table:table-cell table:formula="of:=[.G120]/[.$G$952]" office:value-type="percentage" office:value="0.00106157112526539" calcext:value-type="percentage">
            <text:p>0,11 %</text:p>
          </table:table-cell>
          <table:table-cell table:formula="of:=[.L119]+[.K120]" office:value-type="percentage" office:value="0.634819532908706" calcext:value-type="percentage">
            <text:p>63,48 %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2489" xlink:type="simple">Genoa</text:a>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21]/[.$F$952]" office:value-type="percentage" office:value="0.00163624921334172" calcext:value-type="percentage">
            <text:p>0,16 %</text:p>
          </table:table-cell>
          <table:table-cell table:formula="of:=[.J120]+[.I121]" office:value-type="percentage" office:value="0.654205999580448" calcext:value-type="percentage">
            <text:p>65,42 %</text:p>
          </table:table-cell>
          <table:table-cell table:formula="of:=[.G121]/[.$G$952]" office:value-type="percentage" office:value="0.00018956627236882" calcext:value-type="percentage">
            <text:p>0,02 %</text:p>
          </table:table-cell>
          <table:table-cell table:formula="of:=[.L120]+[.K121]" office:value-type="percentage" office:value="0.635009099181074" calcext:value-type="percentage">
            <text:p>63,50 %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Belgium</text:p>
          </table:table-cell>
          <table:table-cell office:value-type="string" calcext:value-type="string">
            <text:p><text:a xlink:href="https://www.aishub.net/stations/3459" xlink:type="simple">Oostende</text:a>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Flanders Marine Institute</text:a></text:p>
          </table:table-cell>
          <table:table-cell table:formula="of:=[.F122]/[.$F$952]" office:value-type="percentage" office:value="0.00163624921334172" calcext:value-type="percentage">
            <text:p>0,16 %</text:p>
          </table:table-cell>
          <table:table-cell table:formula="of:=[.J121]+[.I122]" office:value-type="percentage" office:value="0.65584224879379" calcext:value-type="percentage">
            <text:p>65,58 %</text:p>
          </table:table-cell>
          <table:table-cell table:formula="of:=[.G122]/[.$G$952]" office:value-type="percentage" office:value="0.000113739763421292" calcext:value-type="percentage">
            <text:p>0,01 %</text:p>
          </table:table-cell>
          <table:table-cell table:formula="of:=[.L121]+[.K122]" office:value-type="percentage" office:value="0.635122838944496" calcext:value-type="percentage">
            <text:p>63,51 %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857" xlink:type="simple">Vancouver</text:a>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23]/[.$F$952]" office:value-type="percentage" office:value="0.00160478288231592" calcext:value-type="percentage">
            <text:p>0,16 %</text:p>
          </table:table-cell>
          <table:table-cell table:formula="of:=[.J122]+[.I123]" office:value-type="percentage" office:value="0.657447031676106" calcext:value-type="percentage">
            <text:p>65,74 %</text:p>
          </table:table-cell>
          <table:table-cell table:formula="of:=[.G123]/[.$G$952]" office:value-type="percentage" office:value="0" calcext:value-type="percentage">
            <text:p>0,00 %</text:p>
          </table:table-cell>
          <table:table-cell table:formula="of:=[.L122]+[.K123]" office:value-type="percentage" office:value="0.635122838944496" calcext:value-type="percentage">
            <text:p>63,51 %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372" xlink:type="simple">Vancouver</text:a>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24]/[.$F$952]" office:value-type="percentage" office:value="0.00160478288231592" calcext:value-type="percentage">
            <text:p>0,16 %</text:p>
          </table:table-cell>
          <table:table-cell table:formula="of:=[.J123]+[.I124]" office:value-type="percentage" office:value="0.659051814558422" calcext:value-type="percentage">
            <text:p>65,91 %</text:p>
          </table:table-cell>
          <table:table-cell table:formula="of:=[.G124]/[.$G$952]" office:value-type="percentage" office:value="0.000113739763421292" calcext:value-type="percentage">
            <text:p>0,01 %</text:p>
          </table:table-cell>
          <table:table-cell table:formula="of:=[.L123]+[.K124]" office:value-type="percentage" office:value="0.635236578707917" calcext:value-type="percentage">
            <text:p>63,52 %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355" xlink:type="simple">Torslanda, Gothenburg </text:a>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25]/[.$F$952]" office:value-type="percentage" office:value="0.00158380532829872" calcext:value-type="percentage">
            <text:p>0,16 %</text:p>
          </table:table-cell>
          <table:table-cell table:formula="of:=[.J124]+[.I125]" office:value-type="percentage" office:value="0.660635619886721" calcext:value-type="percentage">
            <text:p>66,06 %</text:p>
          </table:table-cell>
          <table:table-cell table:formula="of:=[.G125]/[.$G$952]" office:value-type="percentage" office:value="0.000758265089475281" calcext:value-type="percentage">
            <text:p>0,08 %</text:p>
          </table:table-cell>
          <table:table-cell table:formula="of:=[.L124]+[.K125]" office:value-type="percentage" office:value="0.635994843797392" calcext:value-type="percentage">
            <text:p>63,60 %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ingapore</text:p>
          </table:table-cell>
          <table:table-cell office:value-type="string" calcext:value-type="string">
            <text:p><text:a xlink:href="https://www.aishub.net/stations/3632" xlink:type="simple">Singapore</text:a>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26]/[.$F$952]" office:value-type="percentage" office:value="0.00158380532829872" calcext:value-type="percentage">
            <text:p>0,16 %</text:p>
          </table:table-cell>
          <table:table-cell table:formula="of:=[.J125]+[.I126]" office:value-type="percentage" office:value="0.662219425215019" calcext:value-type="percentage">
            <text:p>66,22 %</text:p>
          </table:table-cell>
          <table:table-cell table:formula="of:=[.G126]/[.$G$952]" office:value-type="percentage" office:value="0.0000758265089475281" calcext:value-type="percentage">
            <text:p>0,01 %</text:p>
          </table:table-cell>
          <table:table-cell table:formula="of:=[.L125]+[.K126]" office:value-type="percentage" office:value="0.63607067030634" calcext:value-type="percentage">
            <text:p>63,61 %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392" xlink:type="simple">Lienen</text:a>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27]/[.$F$952]" office:value-type="percentage" office:value="0.00155233899727292" calcext:value-type="percentage">
            <text:p>0,16 %</text:p>
          </table:table-cell>
          <table:table-cell table:formula="of:=[.J126]+[.I127]" office:value-type="percentage" office:value="0.663771764212292" calcext:value-type="percentage">
            <text:p>66,38 %</text:p>
          </table:table-cell>
          <table:table-cell table:formula="of:=[.G127]/[.$G$952]" office:value-type="percentage" office:value="0.000720351835001517" calcext:value-type="percentage">
            <text:p>0,07 %</text:p>
          </table:table-cell>
          <table:table-cell table:formula="of:=[.L126]+[.K127]" office:value-type="percentage" office:value="0.636791022141341" calcext:value-type="percentage">
            <text:p>63,68 %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335" xlink:type="simple">Genderen</text:a>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28]/[.$F$952]" office:value-type="percentage" office:value="0.00153136144325572" calcext:value-type="percentage">
            <text:p>0,15 %</text:p>
          </table:table-cell>
          <table:table-cell table:formula="of:=[.J127]+[.I128]" office:value-type="percentage" office:value="0.665303125655548" calcext:value-type="percentage">
            <text:p>66,53 %</text:p>
          </table:table-cell>
          <table:table-cell table:formula="of:=[.G128]/[.$G$952]" office:value-type="percentage" office:value="0.00181983621474067" calcext:value-type="percentage">
            <text:p>0,18 %</text:p>
          </table:table-cell>
          <table:table-cell table:formula="of:=[.L127]+[.K128]" office:value-type="percentage" office:value="0.638610858356082" calcext:value-type="percentage">
            <text:p>63,86 %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/>
          <table:table-cell office:value-type="string" calcext:value-type="string">
            <text:p>91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029" xlink:type="simple">Den Oever</text:a></text:p>
          </table:table-cell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29]/[.$F$952]" office:value-type="percentage" office:value="0.00152087266624712" calcext:value-type="percentage">
            <text:p>0,15 %</text:p>
          </table:table-cell>
          <table:table-cell table:formula="of:=[.J128]+[.I129]" office:value-type="percentage" office:value="0.666823998321795" calcext:value-type="percentage">
            <text:p>66,68 %</text:p>
          </table:table-cell>
          <table:table-cell table:formula="of:=[.G129]/[.$G$952]" office:value-type="percentage" office:value="0.00280558083105854" calcext:value-type="percentage">
            <text:p>0,28 %</text:p>
          </table:table-cell>
          <table:table-cell table:formula="of:=[.L128]+[.K129]" office:value-type="percentage" office:value="0.641416439187141" calcext:value-type="percentage">
            <text:p>64,14 %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/>
          <table:table-cell office:value-type="string" calcext:value-type="string">
            <text:p>94 %</text:p>
          </table:table-cell>
          <table:table-cell office:value-type="string" calcext:value-type="string">
            <text:p> Viet Nam</text:p>
          </table:table-cell>
          <table:table-cell office:value-type="string" calcext:value-type="string">
            <text:p><text:a xlink:href="https://www.aishub.net/stations/2541" xlink:type="simple">Haiphong</text:a>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30]/[.$F$952]" office:value-type="percentage" office:value="0.00151038388923851" calcext:value-type="percentage">
            <text:p>0,15 %</text:p>
          </table:table-cell>
          <table:table-cell table:formula="of:=[.J129]+[.I130]" office:value-type="percentage" office:value="0.668334382211034" calcext:value-type="percentage">
            <text:p>66,83 %</text:p>
          </table:table-cell>
          <table:table-cell table:formula="of:=[.G130]/[.$G$952]" office:value-type="percentage" office:value="0.00272975432211101" calcext:value-type="percentage">
            <text:p>0,27 %</text:p>
          </table:table-cell>
          <table:table-cell table:formula="of:=[.L129]+[.K130]" office:value-type="percentage" office:value="0.644146193509252" calcext:value-type="percentage">
            <text:p>64,41 %</text:p>
          </table:table-cell>
        </table:table-row>
        <table:table-row table:style-name="ro2"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797" xlink:type="simple">Signal Hill</text:a>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31]/[.$F$952]" office:value-type="percentage" office:value="0.00151038388923851" calcext:value-type="percentage">
            <text:p>0,15 %</text:p>
          </table:table-cell>
          <table:table-cell table:formula="of:=[.J130]+[.I131]" office:value-type="percentage" office:value="0.669844766100272" calcext:value-type="percentage">
            <text:p>66,98 %</text:p>
          </table:table-cell>
          <table:table-cell table:formula="of:=[.G131]/[.$G$952]" office:value-type="percentage" office:value="0.000303306035790112" calcext:value-type="percentage">
            <text:p>0,03 %</text:p>
          </table:table-cell>
          <table:table-cell table:formula="of:=[.L130]+[.K131]" office:value-type="percentage" office:value="0.644449499545042" calcext:value-type="percentage">
            <text:p>64,44 %</text:p>
          </table:table-cell>
        </table:table-row>
        <table:table-row table:style-name="ro2">
          <table:table-cell office:value-type="float" office:value="2338" calcext:value-type="float">
            <text:p>233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Arab Emirates</text:p>
          </table:table-cell>
          <table:table-cell office:value-type="string" calcext:value-type="string">
            <text:p><text:a xlink:href="https://www.aishub.net/stations/2338" xlink:type="simple">Ansam</text:a></text:p>
          </table:table-cell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32]/[.$F$952]" office:value-type="percentage" office:value="0.00151038388923851" calcext:value-type="percentage">
            <text:p>0,15 %</text:p>
          </table:table-cell>
          <table:table-cell table:formula="of:=[.J131]+[.I132]" office:value-type="percentage" office:value="0.671355149989511" calcext:value-type="percentage">
            <text:p>67,14 %</text:p>
          </table:table-cell>
          <table:table-cell table:formula="of:=[.G132]/[.$G$952]" office:value-type="percentage" office:value="0.00413254473764028" calcext:value-type="percentage">
            <text:p>0,41 %</text:p>
          </table:table-cell>
          <table:table-cell table:formula="of:=[.L131]+[.K132]" office:value-type="percentage" office:value="0.648582044282682" calcext:value-type="percentage">
            <text:p>64,86 %</text:p>
          </table:table-cell>
        </table:table-row>
        <table:table-row table:style-name="ro2">
          <table:table-cell office:value-type="float" office:value="2426" calcext:value-type="float">
            <text:p>242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426" xlink:type="simple">San Francisco Bay</text:a></text:p>
          </table:table-cell>
          <table:table-cell office:value-type="float" office:value="143" calcext:value-type="float">
            <text:p>1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33]/[.$F$952]" office:value-type="percentage" office:value="0.00149989511222991" calcext:value-type="percentage">
            <text:p>0,15 %</text:p>
          </table:table-cell>
          <table:table-cell table:formula="of:=[.J132]+[.I133]" office:value-type="percentage" office:value="0.672855045101741" calcext:value-type="percentage">
            <text:p>67,29 %</text:p>
          </table:table-cell>
          <table:table-cell table:formula="of:=[.G133]/[.$G$952]" office:value-type="percentage" office:value="0.00125113739763421" calcext:value-type="percentage">
            <text:p>0,13 %</text:p>
          </table:table-cell>
          <table:table-cell table:formula="of:=[.L132]+[.K133]" office:value-type="percentage" office:value="0.649833181680316" calcext:value-type="percentage">
            <text:p>64,98 %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955" xlink:type="simple">Bowen Island</text:a>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34]/[.$F$952]" office:value-type="percentage" office:value="0.00149989511222991" calcext:value-type="percentage">
            <text:p>0,15 %</text:p>
          </table:table-cell>
          <table:table-cell table:formula="of:=[.J133]+[.I134]" office:value-type="percentage" office:value="0.674354940213971" calcext:value-type="percentage">
            <text:p>67,44 %</text:p>
          </table:table-cell>
          <table:table-cell table:formula="of:=[.G134]/[.$G$952]" office:value-type="percentage" office:value="0" calcext:value-type="percentage">
            <text:p>0,00 %</text:p>
          </table:table-cell>
          <table:table-cell table:formula="of:=[.L133]+[.K134]" office:value-type="percentage" office:value="0.649833181680316" calcext:value-type="percentage">
            <text:p>64,98 %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042" xlink:type="simple">Vancouver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35]/[.$F$952]" office:value-type="percentage" office:value="0.00148940633522131" calcext:value-type="percentage">
            <text:p>0,15 %</text:p>
          </table:table-cell>
          <table:table-cell table:formula="of:=[.J134]+[.I135]" office:value-type="percentage" office:value="0.675844346549192" calcext:value-type="percentage">
            <text:p>67,58 %</text:p>
          </table:table-cell>
          <table:table-cell table:formula="of:=[.G135]/[.$G$952]" office:value-type="percentage" office:value="0.000151653017895056" calcext:value-type="percentage">
            <text:p>0,02 %</text:p>
          </table:table-cell>
          <table:table-cell table:formula="of:=[.L134]+[.K135]" office:value-type="percentage" office:value="0.649984834698211" calcext:value-type="percentage">
            <text:p>65,00 %</text:p>
          </table:table-cell>
        </table:table-row>
        <table:table-row table:style-name="ro2">
          <table:table-cell office:value-type="float" office:value="3824" calcext:value-type="float">
            <text:p>3824</text:p>
          </table:table-cell>
          <table:table-cell/>
          <table:table-cell office:value-type="string" calcext:value-type="string">
            <text:p>82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824" xlink:type="simple">Miami, FL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36]/[.$F$952]" office:value-type="percentage" office:value="0.00148940633522131" calcext:value-type="percentage">
            <text:p>0,15 %</text:p>
          </table:table-cell>
          <table:table-cell table:formula="of:=[.J135]+[.I136]" office:value-type="percentage" office:value="0.677333752884413" calcext:value-type="percentage">
            <text:p>67,73 %</text:p>
          </table:table-cell>
          <table:table-cell table:formula="of:=[.G136]/[.$G$952]" office:value-type="percentage" office:value="0" calcext:value-type="percentage">
            <text:p>0,00 %</text:p>
          </table:table-cell>
          <table:table-cell table:formula="of:=[.L135]+[.K136]" office:value-type="percentage" office:value="0.649984834698211" calcext:value-type="percentage">
            <text:p>65,00 %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3203" xlink:type="simple">Athens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37]/[.$F$952]" office:value-type="percentage" office:value="0.00148940633522131" calcext:value-type="percentage">
            <text:p>0,15 %</text:p>
          </table:table-cell>
          <table:table-cell table:formula="of:=[.J136]+[.I137]" office:value-type="percentage" office:value="0.678823159219635" calcext:value-type="percentage">
            <text:p>67,88 %</text:p>
          </table:table-cell>
          <table:table-cell table:formula="of:=[.G137]/[.$G$952]" office:value-type="percentage" office:value="0.000341219290263876" calcext:value-type="percentage">
            <text:p>0,03 %</text:p>
          </table:table-cell>
          <table:table-cell table:formula="of:=[.L136]+[.K137]" office:value-type="percentage" office:value="0.650326053988475" calcext:value-type="percentage">
            <text:p>65,03 %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460" xlink:type="simple">Nivå</text:a>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38]/[.$F$952]" office:value-type="percentage" office:value="0.00147891755821271" calcext:value-type="percentage">
            <text:p>0,15 %</text:p>
          </table:table-cell>
          <table:table-cell table:formula="of:=[.J137]+[.I138]" office:value-type="percentage" office:value="0.680302076777847" calcext:value-type="percentage">
            <text:p>68,03 %</text:p>
          </table:table-cell>
          <table:table-cell table:formula="of:=[.G138]/[.$G$952]" office:value-type="percentage" office:value="0.000492872308158932" calcext:value-type="percentage">
            <text:p>0,05 %</text:p>
          </table:table-cell>
          <table:table-cell table:formula="of:=[.L137]+[.K138]" office:value-type="percentage" office:value="0.650818926296634" calcext:value-type="percentage">
            <text:p>65,08 %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87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940" xlink:type="simple">Thornlands, Queensland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39]/[.$F$952]" office:value-type="percentage" office:value="0.00146842878120411" calcext:value-type="percentage">
            <text:p>0,15 %</text:p>
          </table:table-cell>
          <table:table-cell table:formula="of:=[.J138]+[.I139]" office:value-type="percentage" office:value="0.681770505559051" calcext:value-type="percentage">
            <text:p>68,18 %</text:p>
          </table:table-cell>
          <table:table-cell table:formula="of:=[.G139]/[.$G$952]" office:value-type="percentage" office:value="0.000909918107370337" calcext:value-type="percentage">
            <text:p>0,09 %</text:p>
          </table:table-cell>
          <table:table-cell table:formula="of:=[.L138]+[.K139]" office:value-type="percentage" office:value="0.651728844404004" calcext:value-type="percentage">
            <text:p>65,17 %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505" xlink:type="simple">Göteborg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40]/[.$F$952]" office:value-type="percentage" office:value="0.00146842878120411" calcext:value-type="percentage">
            <text:p>0,15 %</text:p>
          </table:table-cell>
          <table:table-cell table:formula="of:=[.J139]+[.I140]" office:value-type="percentage" office:value="0.683238934340255" calcext:value-type="percentage">
            <text:p>68,32 %</text:p>
          </table:table-cell>
          <table:table-cell table:formula="of:=[.G140]/[.$G$952]" office:value-type="percentage" office:value="0" calcext:value-type="percentage">
            <text:p>0,00 %</text:p>
          </table:table-cell>
          <table:table-cell table:formula="of:=[.L139]+[.K140]" office:value-type="percentage" office:value="0.651728844404004" calcext:value-type="percentage">
            <text:p>65,17 %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023" xlink:type="simple">Rozenburg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41]/[.$F$952]" office:value-type="percentage" office:value="0.00146842878120411" calcext:value-type="percentage">
            <text:p>0,15 %</text:p>
          </table:table-cell>
          <table:table-cell table:formula="of:=[.J140]+[.I141]" office:value-type="percentage" office:value="0.68470736312146" calcext:value-type="percentage">
            <text:p>68,47 %</text:p>
          </table:table-cell>
          <table:table-cell table:formula="of:=[.G141]/[.$G$952]" office:value-type="percentage" office:value="0" calcext:value-type="percentage">
            <text:p>0,00 %</text:p>
          </table:table-cell>
          <table:table-cell table:formula="of:=[.L140]+[.K141]" office:value-type="percentage" office:value="0.651728844404004" calcext:value-type="percentage">
            <text:p>65,17 %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135" xlink:type="simple">Koog aan de Zaan</text:a>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42]/[.$F$952]" office:value-type="percentage" office:value="0.00145794000419551" calcext:value-type="percentage">
            <text:p>0,15 %</text:p>
          </table:table-cell>
          <table:table-cell table:formula="of:=[.J141]+[.I142]" office:value-type="percentage" office:value="0.686165303125655" calcext:value-type="percentage">
            <text:p>68,62 %</text:p>
          </table:table-cell>
          <table:table-cell table:formula="of:=[.G142]/[.$G$952]" office:value-type="percentage" office:value="0.000265392781316348" calcext:value-type="percentage">
            <text:p>0,03 %</text:p>
          </table:table-cell>
          <table:table-cell table:formula="of:=[.L141]+[.K142]" office:value-type="percentage" office:value="0.651994237185321" calcext:value-type="percentage">
            <text:p>65,20 %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3354" xlink:type="simple">Port Hedland</text:a></text:p>
          </table:table-cell>
          <table:table-cell office:value-type="float" office:value="139" calcext:value-type="float">
            <text:p>1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43]/[.$F$952]" office:value-type="percentage" office:value="0.00145794000419551" calcext:value-type="percentage">
            <text:p>0,15 %</text:p>
          </table:table-cell>
          <table:table-cell table:formula="of:=[.J142]+[.I143]" office:value-type="percentage" office:value="0.687623243129851" calcext:value-type="percentage">
            <text:p>68,76 %</text:p>
          </table:table-cell>
          <table:table-cell table:formula="of:=[.G143]/[.$G$952]" office:value-type="percentage" office:value="0.00227479526842584" calcext:value-type="percentage">
            <text:p>0,23 %</text:p>
          </table:table-cell>
          <table:table-cell table:formula="of:=[.L142]+[.K143]" office:value-type="percentage" office:value="0.654269032453746" calcext:value-type="percentage">
            <text:p>65,43 %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2281" xlink:type="simple">Sines</text:a>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44]/[.$F$952]" office:value-type="percentage" office:value="0.00144745122718691" calcext:value-type="percentage">
            <text:p>0,14 %</text:p>
          </table:table-cell>
          <table:table-cell table:formula="of:=[.J143]+[.I144]" office:value-type="percentage" office:value="0.689070694357038" calcext:value-type="percentage">
            <text:p>68,91 %</text:p>
          </table:table-cell>
          <table:table-cell table:formula="of:=[.G144]/[.$G$952]" office:value-type="percentage" office:value="0.00360175917500758" calcext:value-type="percentage">
            <text:p>0,36 %</text:p>
          </table:table-cell>
          <table:table-cell table:formula="of:=[.L143]+[.K144]" office:value-type="percentage" office:value="0.657870791628754" calcext:value-type="percentage">
            <text:p>65,79 %</text:p>
          </table:table-cell>
        </table:table-row>
        <table:table-row table:style-name="ro2">
          <table:table-cell office:value-type="float" office:value="3377" calcext:value-type="float">
            <text:p>337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377" xlink:type="simple">Gosport</text:a>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45]/[.$F$952]" office:value-type="percentage" office:value="0.00144745122718691" calcext:value-type="percentage">
            <text:p>0,14 %</text:p>
          </table:table-cell>
          <table:table-cell table:formula="of:=[.J144]+[.I145]" office:value-type="percentage" office:value="0.690518145584224" calcext:value-type="percentage">
            <text:p>69,05 %</text:p>
          </table:table-cell>
          <table:table-cell table:formula="of:=[.G145]/[.$G$952]" office:value-type="percentage" office:value="0.000265392781316348" calcext:value-type="percentage">
            <text:p>0,03 %</text:p>
          </table:table-cell>
          <table:table-cell table:formula="of:=[.L144]+[.K145]" office:value-type="percentage" office:value="0.65813618441007" calcext:value-type="percentage">
            <text:p>65,81 %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221" xlink:type="simple">Stavanger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46]/[.$F$952]" office:value-type="percentage" office:value="0.00143696245017831" calcext:value-type="percentage">
            <text:p>0,14 %</text:p>
          </table:table-cell>
          <table:table-cell table:formula="of:=[.J145]+[.I146]" office:value-type="percentage" office:value="0.691955108034403" calcext:value-type="percentage">
            <text:p>69,20 %</text:p>
          </table:table-cell>
          <table:table-cell table:formula="of:=[.G146]/[.$G$952]" office:value-type="percentage" office:value="0.000720351835001517" calcext:value-type="percentage">
            <text:p>0,07 %</text:p>
          </table:table-cell>
          <table:table-cell table:formula="of:=[.L145]+[.K146]" office:value-type="percentage" office:value="0.658856536245072" calcext:value-type="percentage">
            <text:p>65,89 %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610" xlink:type="simple">Kiel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47]/[.$F$952]" office:value-type="percentage" office:value="0.00143696245017831" calcext:value-type="percentage">
            <text:p>0,14 %</text:p>
          </table:table-cell>
          <table:table-cell table:formula="of:=[.J146]+[.I147]" office:value-type="percentage" office:value="0.693392070484581" calcext:value-type="percentage">
            <text:p>69,34 %</text:p>
          </table:table-cell>
          <table:table-cell table:formula="of:=[.G147]/[.$G$952]" office:value-type="percentage" office:value="0.0014786169244768" calcext:value-type="percentage">
            <text:p>0,15 %</text:p>
          </table:table-cell>
          <table:table-cell table:formula="of:=[.L146]+[.K147]" office:value-type="percentage" office:value="0.660335153169549" calcext:value-type="percentage">
            <text:p>66,03 %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Thailand</text:p>
          </table:table-cell>
          <table:table-cell office:value-type="string" calcext:value-type="string">
            <text:p><text:a xlink:href="https://www.aishub.net/stations/3207" xlink:type="simple">Bangkok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48]/[.$F$952]" office:value-type="percentage" office:value="0.00143696245017831" calcext:value-type="percentage">
            <text:p>0,14 %</text:p>
          </table:table-cell>
          <table:table-cell table:formula="of:=[.J147]+[.I148]" office:value-type="percentage" office:value="0.694829032934759" calcext:value-type="percentage">
            <text:p>69,48 %</text:p>
          </table:table-cell>
          <table:table-cell table:formula="of:=[.G148]/[.$G$952]" office:value-type="percentage" office:value="0.0000758265089475281" calcext:value-type="percentage">
            <text:p>0,01 %</text:p>
          </table:table-cell>
          <table:table-cell table:formula="of:=[.L147]+[.K148]" office:value-type="percentage" office:value="0.660410979678496" calcext:value-type="percentage">
            <text:p>66,04 %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oland</text:p>
          </table:table-cell>
          <table:table-cell office:value-type="string" calcext:value-type="string">
            <text:p><text:a xlink:href="https://www.aishub.net/stations/3537" xlink:type="simple">Bolesławiec</text:a>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49]/[.$F$952]" office:value-type="percentage" office:value="0.00142647367316971" calcext:value-type="percentage">
            <text:p>0,14 %</text:p>
          </table:table-cell>
          <table:table-cell table:formula="of:=[.J148]+[.I149]" office:value-type="percentage" office:value="0.696255506607929" calcext:value-type="percentage">
            <text:p>69,63 %</text:p>
          </table:table-cell>
          <table:table-cell table:formula="of:=[.G149]/[.$G$952]" office:value-type="percentage" office:value="0.000227479526842584" calcext:value-type="percentage">
            <text:p>0,02 %</text:p>
          </table:table-cell>
          <table:table-cell table:formula="of:=[.L148]+[.K149]" office:value-type="percentage" office:value="0.660638459205339" calcext:value-type="percentage">
            <text:p>66,06 %</text:p>
          </table:table-cell>
        </table:table-row>
        <table:table-row table:style-name="ro2">
          <table:table-cell office:value-type="float" office:value="2305" calcext:value-type="float">
            <text:p>230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305" xlink:type="simple">Florida, Fort Lauderdale</text:a>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3&amp;_pjax=%23w0-pjax" xlink:type="simple"> </text:a></text:p>
          </table:table-cell>
          <table:table-cell table:formula="of:=[.F150]/[.$F$952]" office:value-type="percentage" office:value="0.00142647367316971" calcext:value-type="percentage">
            <text:p>0,14 %</text:p>
          </table:table-cell>
          <table:table-cell table:formula="of:=[.J149]+[.I150]" office:value-type="percentage" office:value="0.697681980281099" calcext:value-type="percentage">
            <text:p>69,77 %</text:p>
          </table:table-cell>
          <table:table-cell table:formula="of:=[.G150]/[.$G$952]" office:value-type="percentage" office:value="0.000037913254473764" calcext:value-type="percentage">
            <text:p>0,00 %</text:p>
          </table:table-cell>
          <table:table-cell table:formula="of:=[.L149]+[.K150]" office:value-type="percentage" office:value="0.660676372459813" calcext:value-type="percentage">
            <text:p>66,07 %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Korea</text:p>
          </table:table-cell>
          <table:table-cell office:value-type="string" calcext:value-type="string">
            <text:p><text:a xlink:href="https://www.aishub.net/stations/3322" xlink:type="simple">Busan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formula="of:=[.F151]/[.$F$952]" office:value-type="percentage" office:value="0.00141598489616111" calcext:value-type="percentage">
            <text:p>0,14 %</text:p>
          </table:table-cell>
          <table:table-cell table:formula="of:=[.J150]+[.I151]" office:value-type="percentage" office:value="0.69909796517726" calcext:value-type="percentage">
            <text:p>69,91 %</text:p>
          </table:table-cell>
          <table:table-cell table:formula="of:=[.G151]/[.$G$952]" office:value-type="percentage" office:value="0.000303306035790112" calcext:value-type="percentage">
            <text:p>0,03 %</text:p>
          </table:table-cell>
          <table:table-cell table:formula="of:=[.L150]+[.K151]" office:value-type="percentage" office:value="0.660979678495603" calcext:value-type="percentage">
            <text:p>66,10 %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/>
          <table:table-cell office:value-type="string" calcext:value-type="string">
            <text:p>0 %</text:p>
          </table:table-cell>
          <table:table-cell office:value-type="string" calcext:value-type="string">
            <text:p> Indonesia</text:p>
          </table:table-cell>
          <table:table-cell office:value-type="string" calcext:value-type="string">
            <text:p><text:a xlink:href="https://www.aishub.net/stations/3836" xlink:type="simple">Batam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52]/[.$F$952]" office:value-type="percentage" office:value="0.00141598489616111" calcext:value-type="percentage">
            <text:p>0,14 %</text:p>
          </table:table-cell>
          <table:table-cell table:formula="of:=[.J151]+[.I152]" office:value-type="percentage" office:value="0.700513950073421" calcext:value-type="percentage">
            <text:p>70,05 %</text:p>
          </table:table-cell>
          <table:table-cell table:formula="of:=[.G152]/[.$G$952]" office:value-type="percentage" office:value="0.000682438580527753" calcext:value-type="percentage">
            <text:p>0,07 %</text:p>
          </table:table-cell>
          <table:table-cell table:formula="of:=[.L151]+[.K152]" office:value-type="percentage" office:value="0.66166211707613" calcext:value-type="percentage">
            <text:p>66,17 %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443" xlink:type="simple">Julianadorp</text:a>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53]/[.$F$952]" office:value-type="percentage" office:value="0.00140549611915251" calcext:value-type="percentage">
            <text:p>0,14 %</text:p>
          </table:table-cell>
          <table:table-cell table:formula="of:=[.J152]+[.I153]" office:value-type="percentage" office:value="0.701919446192574" calcext:value-type="percentage">
            <text:p>70,19 %</text:p>
          </table:table-cell>
          <table:table-cell table:formula="of:=[.G153]/[.$G$952]" office:value-type="percentage" office:value="0.000341219290263876" calcext:value-type="percentage">
            <text:p>0,03 %</text:p>
          </table:table-cell>
          <table:table-cell table:formula="of:=[.L152]+[.K153]" office:value-type="percentage" office:value="0.662003336366394" calcext:value-type="percentage">
            <text:p>66,20 %</text:p>
          </table:table-cell>
        </table:table-row>
        <table:table-row table:style-name="ro2">
          <table:table-cell office:value-type="float" office:value="3376" calcext:value-type="float">
            <text:p>337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376" xlink:type="simple">San Francisco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54]/[.$F$952]" office:value-type="percentage" office:value="0.00139500734214391" calcext:value-type="percentage">
            <text:p>0,14 %</text:p>
          </table:table-cell>
          <table:table-cell table:formula="of:=[.J153]+[.I154]" office:value-type="percentage" office:value="0.703314453534718" calcext:value-type="percentage">
            <text:p>70,33 %</text:p>
          </table:table-cell>
          <table:table-cell table:formula="of:=[.G154]/[.$G$952]" office:value-type="percentage" office:value="0.000530785562632696" calcext:value-type="percentage">
            <text:p>0,05 %</text:p>
          </table:table-cell>
          <table:table-cell table:formula="of:=[.L153]+[.K154]" office:value-type="percentage" office:value="0.662534121929027" calcext:value-type="percentage">
            <text:p>66,25 %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412" xlink:type="simple">Rotterdam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55]/[.$F$952]" office:value-type="percentage" office:value="0.00139500734214391" calcext:value-type="percentage">
            <text:p>0,14 %</text:p>
          </table:table-cell>
          <table:table-cell table:formula="of:=[.J154]+[.I155]" office:value-type="percentage" office:value="0.704709460876862" calcext:value-type="percentage">
            <text:p>70,47 %</text:p>
          </table:table-cell>
          <table:table-cell table:formula="of:=[.G155]/[.$G$952]" office:value-type="percentage" office:value="0" calcext:value-type="percentage">
            <text:p>0,00 %</text:p>
          </table:table-cell>
          <table:table-cell table:formula="of:=[.L154]+[.K155]" office:value-type="percentage" office:value="0.662534121929027" calcext:value-type="percentage">
            <text:p>66,25 %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291" xlink:type="simple">Bremerhaven</text:a>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North Sea Terminal Bremerhaven GmbH &amp; Co.</text:a></text:p>
          </table:table-cell>
          <table:table-cell table:formula="of:=[.F156]/[.$F$952]" office:value-type="percentage" office:value="0.00138451856513531" calcext:value-type="percentage">
            <text:p>0,14 %</text:p>
          </table:table-cell>
          <table:table-cell table:formula="of:=[.J155]+[.I156]" office:value-type="percentage" office:value="0.706093979441997" calcext:value-type="percentage">
            <text:p>70,61 %</text:p>
          </table:table-cell>
          <table:table-cell table:formula="of:=[.G156]/[.$G$952]" office:value-type="percentage" office:value="0.0000758265089475281" calcext:value-type="percentage">
            <text:p>0,01 %</text:p>
          </table:table-cell>
          <table:table-cell table:formula="of:=[.L155]+[.K156]" office:value-type="percentage" office:value="0.662609948437975" calcext:value-type="percentage">
            <text:p>66,26 %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350" xlink:type="simple">Delfzijl</text:a>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57]/[.$F$952]" office:value-type="percentage" office:value="0.00138451856513531" calcext:value-type="percentage">
            <text:p>0,14 %</text:p>
          </table:table-cell>
          <table:table-cell table:formula="of:=[.J156]+[.I157]" office:value-type="percentage" office:value="0.707478498007132" calcext:value-type="percentage">
            <text:p>70,75 %</text:p>
          </table:table-cell>
          <table:table-cell table:formula="of:=[.G157]/[.$G$952]" office:value-type="percentage" office:value="0.00322262663026994" calcext:value-type="percentage">
            <text:p>0,32 %</text:p>
          </table:table-cell>
          <table:table-cell table:formula="of:=[.L156]+[.K157]" office:value-type="percentage" office:value="0.665832575068245" calcext:value-type="percentage">
            <text:p>66,58 %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317" xlink:type="simple">Veere</text:a>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marinaveere.nl/" xlink:type="simple">Marina Veere B.V.</text:a></text:p>
          </table:table-cell>
          <table:table-cell table:formula="of:=[.F158]/[.$F$952]" office:value-type="percentage" office:value="0.00138451856513531" calcext:value-type="percentage">
            <text:p>0,14 %</text:p>
          </table:table-cell>
          <table:table-cell table:formula="of:=[.J157]+[.I158]" office:value-type="percentage" office:value="0.708863016572268" calcext:value-type="percentage">
            <text:p>70,89 %</text:p>
          </table:table-cell>
          <table:table-cell table:formula="of:=[.G158]/[.$G$952]" office:value-type="percentage" office:value="0.000303306035790112" calcext:value-type="percentage">
            <text:p>0,03 %</text:p>
          </table:table-cell>
          <table:table-cell table:formula="of:=[.L157]+[.K158]" office:value-type="percentage" office:value="0.666135881104035" calcext:value-type="percentage">
            <text:p>66,61 %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102" xlink:type="simple">Antibes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59]/[.$F$952]" office:value-type="percentage" office:value="0.0013635410111181" calcext:value-type="percentage">
            <text:p>0,14 %</text:p>
          </table:table-cell>
          <table:table-cell table:formula="of:=[.J158]+[.I159]" office:value-type="percentage" office:value="0.710226557583386" calcext:value-type="percentage">
            <text:p>71,02 %</text:p>
          </table:table-cell>
          <table:table-cell table:formula="of:=[.G159]/[.$G$952]" office:value-type="percentage" office:value="0" calcext:value-type="percentage">
            <text:p>0,00 %</text:p>
          </table:table-cell>
          <table:table-cell table:formula="of:=[.L158]+[.K159]" office:value-type="percentage" office:value="0.666135881104035" calcext:value-type="percentage">
            <text:p>66,61 %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rgentina</text:p>
          </table:table-cell>
          <table:table-cell office:value-type="string" calcext:value-type="string">
            <text:p><text:a xlink:href="https://www.aishub.net/stations/2278" xlink:type="simple">Mar del Plata</text:a>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60]/[.$F$952]" office:value-type="percentage" office:value="0.0013635410111181" calcext:value-type="percentage">
            <text:p>0,14 %</text:p>
          </table:table-cell>
          <table:table-cell table:formula="of:=[.J159]+[.I160]" office:value-type="percentage" office:value="0.711590098594504" calcext:value-type="percentage">
            <text:p>71,16 %</text:p>
          </table:table-cell>
          <table:table-cell table:formula="of:=[.G160]/[.$G$952]" office:value-type="percentage" office:value="0.00492872308158932" calcext:value-type="percentage">
            <text:p>0,49 %</text:p>
          </table:table-cell>
          <table:table-cell table:formula="of:=[.L159]+[.K160]" office:value-type="percentage" office:value="0.671064604185624" calcext:value-type="percentage">
            <text:p>67,11 %</text:p>
          </table:table-cell>
        </table:table-row>
        <table:table-row table:style-name="ro2">
          <table:table-cell office:value-type="float" office:value="2035" calcext:value-type="float">
            <text:p>203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035" xlink:type="simple">Seattle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://www.shinemicro.com/" xlink:type="simple">Shine Micro</text:a></text:p>
          </table:table-cell>
          <table:table-cell table:formula="of:=[.F161]/[.$F$952]" office:value-type="percentage" office:value="0.0013635410111181" calcext:value-type="percentage">
            <text:p>0,14 %</text:p>
          </table:table-cell>
          <table:table-cell table:formula="of:=[.J160]+[.I161]" office:value-type="percentage" office:value="0.712953639605622" calcext:value-type="percentage">
            <text:p>71,30 %</text:p>
          </table:table-cell>
          <table:table-cell table:formula="of:=[.G161]/[.$G$952]" office:value-type="percentage" office:value="0.00451167728237792" calcext:value-type="percentage">
            <text:p>0,45 %</text:p>
          </table:table-cell>
          <table:table-cell table:formula="of:=[.L160]+[.K161]" office:value-type="percentage" office:value="0.675576281468002" calcext:value-type="percentage">
            <text:p>67,56 %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673" xlink:type="simple">Barcelona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62]/[.$F$952]" office:value-type="percentage" office:value="0.0013635410111181" calcext:value-type="percentage">
            <text:p>0,14 %</text:p>
          </table:table-cell>
          <table:table-cell table:formula="of:=[.J161]+[.I162]" office:value-type="percentage" office:value="0.71431718061674" calcext:value-type="percentage">
            <text:p>71,43 %</text:p>
          </table:table-cell>
          <table:table-cell table:formula="of:=[.G162]/[.$G$952]" office:value-type="percentage" office:value="0.0014786169244768" calcext:value-type="percentage">
            <text:p>0,15 %</text:p>
          </table:table-cell>
          <table:table-cell table:formula="of:=[.L161]+[.K162]" office:value-type="percentage" office:value="0.677054898392479" calcext:value-type="percentage">
            <text:p>67,71 %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087" xlink:type="simple">Duisburg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63]/[.$F$952]" office:value-type="percentage" office:value="0.0013425634571009" calcext:value-type="percentage">
            <text:p>0,13 %</text:p>
          </table:table-cell>
          <table:table-cell table:formula="of:=[.J162]+[.I163]" office:value-type="percentage" office:value="0.715659744073841" calcext:value-type="percentage">
            <text:p>71,57 %</text:p>
          </table:table-cell>
          <table:table-cell table:formula="of:=[.G163]/[.$G$952]" office:value-type="percentage" office:value="0.00420837124658781" calcext:value-type="percentage">
            <text:p>0,42 %</text:p>
          </table:table-cell>
          <table:table-cell table:formula="of:=[.L162]+[.K163]" office:value-type="percentage" office:value="0.681263269639066" calcext:value-type="percentage">
            <text:p>68,13 %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known</text:p>
          </table:table-cell>
          <table:table-cell office:value-type="string" calcext:value-type="string">
            <text:p><text:a xlink:href="https://www.aishub.net/stations/3142" xlink:type="simple">Roaming station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64]/[.$F$952]" office:value-type="percentage" office:value="0.0013425634571009" calcext:value-type="percentage">
            <text:p>0,13 %</text:p>
          </table:table-cell>
          <table:table-cell table:formula="of:=[.J163]+[.I164]" office:value-type="percentage" office:value="0.717002307530942" calcext:value-type="percentage">
            <text:p>71,70 %</text:p>
          </table:table-cell>
          <table:table-cell table:formula="of:=[.G164]/[.$G$952]" office:value-type="percentage" office:value="0" calcext:value-type="percentage">
            <text:p>0,00 %</text:p>
          </table:table-cell>
          <table:table-cell table:formula="of:=[.L163]+[.K164]" office:value-type="percentage" office:value="0.681263269639066" calcext:value-type="percentage">
            <text:p>68,13 %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2076" xlink:type="simple">Murcia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www.localizatodo.com/html5" xlink:type="simple">Localiz</text:a></text:p>
          </table:table-cell>
          <table:table-cell table:formula="of:=[.F165]/[.$F$952]" office:value-type="percentage" office:value="0.0013215859030837" calcext:value-type="percentage">
            <text:p>0,13 %</text:p>
          </table:table-cell>
          <table:table-cell table:formula="of:=[.J164]+[.I165]" office:value-type="percentage" office:value="0.718323893434026" calcext:value-type="percentage">
            <text:p>71,83 %</text:p>
          </table:table-cell>
          <table:table-cell table:formula="of:=[.G165]/[.$G$952]" office:value-type="percentage" office:value="0.003374279648165" calcext:value-type="percentage">
            <text:p>0,34 %</text:p>
          </table:table-cell>
          <table:table-cell table:formula="of:=[.L164]+[.K165]" office:value-type="percentage" office:value="0.684637549287231" calcext:value-type="percentage">
            <text:p>68,46 %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3358" xlink:type="simple">Gothenburg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66]/[.$F$952]" office:value-type="percentage" office:value="0.0013215859030837" calcext:value-type="percentage">
            <text:p>0,13 %</text:p>
          </table:table-cell>
          <table:table-cell table:formula="of:=[.J165]+[.I166]" office:value-type="percentage" office:value="0.719645479337109" calcext:value-type="percentage">
            <text:p>71,96 %</text:p>
          </table:table-cell>
          <table:table-cell table:formula="of:=[.G166]/[.$G$952]" office:value-type="percentage" office:value="0" calcext:value-type="percentage">
            <text:p>0,00 %</text:p>
          </table:table-cell>
          <table:table-cell table:formula="of:=[.L165]+[.K166]" office:value-type="percentage" office:value="0.684637549287231" calcext:value-type="percentage">
            <text:p>68,46 %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/>
          <table:table-cell office:value-type="string" calcext:value-type="string">
            <text:p>97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299" xlink:type="simple">Zwijndrecht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67]/[.$F$952]" office:value-type="percentage" office:value="0.0013215859030837" calcext:value-type="percentage">
            <text:p>0,13 %</text:p>
          </table:table-cell>
          <table:table-cell table:formula="of:=[.J166]+[.I167]" office:value-type="percentage" office:value="0.720967065240193" calcext:value-type="percentage">
            <text:p>72,10 %</text:p>
          </table:table-cell>
          <table:table-cell table:formula="of:=[.G167]/[.$G$952]" office:value-type="percentage" office:value="0.000758265089475281" calcext:value-type="percentage">
            <text:p>0,08 %</text:p>
          </table:table-cell>
          <table:table-cell table:formula="of:=[.L166]+[.K167]" office:value-type="percentage" office:value="0.685395814376707" calcext:value-type="percentage">
            <text:p>68,54 %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457" xlink:type="simple">Madgeburg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68]/[.$F$952]" office:value-type="percentage" office:value="0.0013215859030837" calcext:value-type="percentage">
            <text:p>0,13 %</text:p>
          </table:table-cell>
          <table:table-cell table:formula="of:=[.J167]+[.I168]" office:value-type="percentage" office:value="0.722288651143277" calcext:value-type="percentage">
            <text:p>72,23 %</text:p>
          </table:table-cell>
          <table:table-cell table:formula="of:=[.G168]/[.$G$952]" office:value-type="percentage" office:value="0.000682438580527753" calcext:value-type="percentage">
            <text:p>0,07 %</text:p>
          </table:table-cell>
          <table:table-cell table:formula="of:=[.L167]+[.K168]" office:value-type="percentage" office:value="0.686078252957234" calcext:value-type="percentage">
            <text:p>68,61 %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464" xlink:type="simple">Wentorf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69]/[.$F$952]" office:value-type="percentage" office:value="0.0013110971260751" calcext:value-type="percentage">
            <text:p>0,13 %</text:p>
          </table:table-cell>
          <table:table-cell table:formula="of:=[.J168]+[.I169]" office:value-type="percentage" office:value="0.723599748269352" calcext:value-type="percentage">
            <text:p>72,36 %</text:p>
          </table:table-cell>
          <table:table-cell table:formula="of:=[.G169]/[.$G$952]" office:value-type="percentage" office:value="0" calcext:value-type="percentage">
            <text:p>0,00 %</text:p>
          </table:table-cell>
          <table:table-cell table:formula="of:=[.L168]+[.K169]" office:value-type="percentage" office:value="0.686078252957234" calcext:value-type="percentage">
            <text:p>68,61 %</text:p>
          </table:table-cell>
        </table:table-row>
        <table:table-row table:style-name="ro2">
          <table:table-cell office:value-type="float" office:value="2369" calcext:value-type="float">
            <text:p>236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369" xlink:type="simple">Seattle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70]/[.$F$952]" office:value-type="percentage" office:value="0.0013110971260751" calcext:value-type="percentage">
            <text:p>0,13 %</text:p>
          </table:table-cell>
          <table:table-cell table:formula="of:=[.J169]+[.I170]" office:value-type="percentage" office:value="0.724910845395427" calcext:value-type="percentage">
            <text:p>72,49 %</text:p>
          </table:table-cell>
          <table:table-cell table:formula="of:=[.G170]/[.$G$952]" office:value-type="percentage" office:value="0.0000758265089475281" calcext:value-type="percentage">
            <text:p>0,01 %</text:p>
          </table:table-cell>
          <table:table-cell table:formula="of:=[.L169]+[.K170]" office:value-type="percentage" office:value="0.686154079466182" calcext:value-type="percentage">
            <text:p>68,62 %</text:p>
          </table:table-cell>
        </table:table-row>
        <table:table-row table:style-name="ro3">
          <table:table-cell office:value-type="float" office:value="3046" calcext:value-type="float">
            <text:p>3046</text:p>
          </table:table-cell>
          <table:table-cell/>
          <table:table-cell office:value-type="string" calcext:value-type="string">
            <text:p>91 %</text:p>
          </table:table-cell>
          <table:table-cell office:value-type="string" calcext:value-type="string">
            <text:p> Taiwan (Province of China)</text:p>
          </table:table-cell>
          <table:table-cell office:value-type="string" calcext:value-type="string">
            <text:p><text:a xlink:href="https://www.aishub.net/stations/3046" xlink:type="simple">Keelung, National Taiwan Ocean University</text:a>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71]/[.$F$952]" office:value-type="percentage" office:value="0.0013006083490665" calcext:value-type="percentage">
            <text:p>0,13 %</text:p>
          </table:table-cell>
          <table:table-cell table:formula="of:=[.J170]+[.I171]" office:value-type="percentage" office:value="0.726211453744494" calcext:value-type="percentage">
            <text:p>72,62 %</text:p>
          </table:table-cell>
          <table:table-cell table:formula="of:=[.G171]/[.$G$952]" office:value-type="percentage" office:value="0.00470124355474674" calcext:value-type="percentage">
            <text:p>0,47 %</text:p>
          </table:table-cell>
          <table:table-cell table:formula="of:=[.L170]+[.K171]" office:value-type="percentage" office:value="0.690855323020929" calcext:value-type="percentage">
            <text:p>69,09 %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384" xlink:type="simple">Kristiansund</text:a></text:p>
          </table:table-cell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72]/[.$F$952]" office:value-type="percentage" office:value="0.0012901195720579" calcext:value-type="percentage">
            <text:p>0,13 %</text:p>
          </table:table-cell>
          <table:table-cell table:formula="of:=[.J171]+[.I172]" office:value-type="percentage" office:value="0.727501573316552" calcext:value-type="percentage">
            <text:p>72,75 %</text:p>
          </table:table-cell>
          <table:table-cell table:formula="of:=[.G172]/[.$G$952]" office:value-type="percentage" office:value="0.000606612071580225" calcext:value-type="percentage">
            <text:p>0,06 %</text:p>
          </table:table-cell>
          <table:table-cell table:formula="of:=[.L171]+[.K172]" office:value-type="percentage" office:value="0.691461935092509" calcext:value-type="percentage">
            <text:p>69,15 %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inland</text:p>
          </table:table-cell>
          <table:table-cell office:value-type="string" calcext:value-type="string">
            <text:p><text:a xlink:href="https://www.aishub.net/stations/2388" xlink:type="simple">Finland</text:a>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://pocketmariner.com/" xlink:type="simple">Pocket Mariner</text:a></text:p>
          </table:table-cell>
          <table:table-cell table:formula="of:=[.F173]/[.$F$952]" office:value-type="percentage" office:value="0.0012796307950493" calcext:value-type="percentage">
            <text:p>0,13 %</text:p>
          </table:table-cell>
          <table:table-cell table:formula="of:=[.J172]+[.I173]" office:value-type="percentage" office:value="0.728781204111601" calcext:value-type="percentage">
            <text:p>72,88 %</text:p>
          </table:table-cell>
          <table:table-cell table:formula="of:=[.G173]/[.$G$952]" office:value-type="percentage" office:value="0.0028434940855323" calcext:value-type="percentage">
            <text:p>0,28 %</text:p>
          </table:table-cell>
          <table:table-cell table:formula="of:=[.L172]+[.K173]" office:value-type="percentage" office:value="0.694305429178041" calcext:value-type="percentage">
            <text:p>69,43 %</text:p>
          </table:table-cell>
        </table:table-row>
        <table:table-row table:style-name="ro2">
          <table:table-cell office:value-type="float" office:value="2963" calcext:value-type="float">
            <text:p>2963</text:p>
          </table:table-cell>
          <table:table-cell/>
          <table:table-cell office:value-type="string" calcext:value-type="string">
            <text:p>92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963" xlink:type="simple">Anacortes, WA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cleverkathydesigns.com/" xlink:type="simple">CleverKathy Designs</text:a></text:p>
          </table:table-cell>
          <table:table-cell table:formula="of:=[.F174]/[.$F$952]" office:value-type="percentage" office:value="0.0012691420180407" calcext:value-type="percentage">
            <text:p>0,13 %</text:p>
          </table:table-cell>
          <table:table-cell table:formula="of:=[.J173]+[.I174]" office:value-type="percentage" office:value="0.730050346129642" calcext:value-type="percentage">
            <text:p>73,01 %</text:p>
          </table:table-cell>
          <table:table-cell table:formula="of:=[.G174]/[.$G$952]" office:value-type="percentage" office:value="0.000151653017895056" calcext:value-type="percentage">
            <text:p>0,02 %</text:p>
          </table:table-cell>
          <table:table-cell table:formula="of:=[.L173]+[.K174]" office:value-type="percentage" office:value="0.694457082195936" calcext:value-type="percentage">
            <text:p>69,45 %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554" xlink:type="simple">Gorinchem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75]/[.$F$952]" office:value-type="percentage" office:value="0.0012691420180407" calcext:value-type="percentage">
            <text:p>0,13 %</text:p>
          </table:table-cell>
          <table:table-cell table:formula="of:=[.J174]+[.I175]" office:value-type="percentage" office:value="0.731319488147682" calcext:value-type="percentage">
            <text:p>73,13 %</text:p>
          </table:table-cell>
          <table:table-cell table:formula="of:=[.G175]/[.$G$952]" office:value-type="percentage" office:value="0.000985744616317865" calcext:value-type="percentage">
            <text:p>0,10 %</text:p>
          </table:table-cell>
          <table:table-cell table:formula="of:=[.L174]+[.K175]" office:value-type="percentage" office:value="0.695442826812254" calcext:value-type="percentage">
            <text:p>69,54 %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512" xlink:type="simple">Quadra Island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76]/[.$F$952]" office:value-type="percentage" office:value="0.0012691420180407" calcext:value-type="percentage">
            <text:p>0,13 %</text:p>
          </table:table-cell>
          <table:table-cell table:formula="of:=[.J175]+[.I176]" office:value-type="percentage" office:value="0.732588630165723" calcext:value-type="percentage">
            <text:p>73,26 %</text:p>
          </table:table-cell>
          <table:table-cell table:formula="of:=[.G176]/[.$G$952]" office:value-type="percentage" office:value="0.00235062177737337" calcext:value-type="percentage">
            <text:p>0,24 %</text:p>
          </table:table-cell>
          <table:table-cell table:formula="of:=[.L175]+[.K176]" office:value-type="percentage" office:value="0.697793448589628" calcext:value-type="percentage">
            <text:p>69,78 %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747" xlink:type="simple">Wilhelmshaven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77]/[.$F$952]" office:value-type="percentage" office:value="0.0012691420180407" calcext:value-type="percentage">
            <text:p>0,13 %</text:p>
          </table:table-cell>
          <table:table-cell table:formula="of:=[.J176]+[.I177]" office:value-type="percentage" office:value="0.733857772183764" calcext:value-type="percentage">
            <text:p>73,39 %</text:p>
          </table:table-cell>
          <table:table-cell table:formula="of:=[.G177]/[.$G$952]" office:value-type="percentage" office:value="0.00056869881710646" calcext:value-type="percentage">
            <text:p>0,06 %</text:p>
          </table:table-cell>
          <table:table-cell table:formula="of:=[.L176]+[.K177]" office:value-type="percentage" office:value="0.698362147406734" calcext:value-type="percentage">
            <text:p>69,84 %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3682" xlink:type="simple">UK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78]/[.$F$952]" office:value-type="percentage" office:value="0.0012586532410321" calcext:value-type="percentage">
            <text:p>0,13 %</text:p>
          </table:table-cell>
          <table:table-cell table:formula="of:=[.J177]+[.I178]" office:value-type="percentage" office:value="0.735116425424796" calcext:value-type="percentage">
            <text:p>73,51 %</text:p>
          </table:table-cell>
          <table:table-cell table:formula="of:=[.G178]/[.$G$952]" office:value-type="percentage" office:value="0.000530785562632696" calcext:value-type="percentage">
            <text:p>0,05 %</text:p>
          </table:table-cell>
          <table:table-cell table:formula="of:=[.L177]+[.K178]" office:value-type="percentage" office:value="0.698892932969367" calcext:value-type="percentage">
            <text:p>69,89 %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/>
          <table:table-cell office:value-type="string" calcext:value-type="string">
            <text:p>89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3630" xlink:type="simple">Cape Lambert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79]/[.$F$952]" office:value-type="percentage" office:value="0.0012586532410321" calcext:value-type="percentage">
            <text:p>0,13 %</text:p>
          </table:table-cell>
          <table:table-cell table:formula="of:=[.J178]+[.I179]" office:value-type="percentage" office:value="0.736375078665828" calcext:value-type="percentage">
            <text:p>73,64 %</text:p>
          </table:table-cell>
          <table:table-cell table:formula="of:=[.G179]/[.$G$952]" office:value-type="percentage" office:value="0.00159235668789809" calcext:value-type="percentage">
            <text:p>0,16 %</text:p>
          </table:table-cell>
          <table:table-cell table:formula="of:=[.L178]+[.K179]" office:value-type="percentage" office:value="0.700485289657265" calcext:value-type="percentage">
            <text:p>70,05 %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523" xlink:type="simple">Middenbeemster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80]/[.$F$952]" office:value-type="percentage" office:value="0.00123767568701489" calcext:value-type="percentage">
            <text:p>0,12 %</text:p>
          </table:table-cell>
          <table:table-cell table:formula="of:=[.J179]+[.I180]" office:value-type="percentage" office:value="0.737612754352843" calcext:value-type="percentage">
            <text:p>73,76 %</text:p>
          </table:table-cell>
          <table:table-cell table:formula="of:=[.G180]/[.$G$952]" office:value-type="percentage" office:value="0" calcext:value-type="percentage">
            <text:p>0,00 %</text:p>
          </table:table-cell>
          <table:table-cell table:formula="of:=[.L179]+[.K180]" office:value-type="percentage" office:value="0.700485289657265" calcext:value-type="percentage">
            <text:p>70,05 %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139" xlink:type="simple">Islands Brygge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81]/[.$F$952]" office:value-type="percentage" office:value="0.00122718691000629" calcext:value-type="percentage">
            <text:p>0,12 %</text:p>
          </table:table-cell>
          <table:table-cell table:formula="of:=[.J180]+[.I181]" office:value-type="percentage" office:value="0.738839941262849" calcext:value-type="percentage">
            <text:p>73,88 %</text:p>
          </table:table-cell>
          <table:table-cell table:formula="of:=[.G181]/[.$G$952]" office:value-type="percentage" office:value="0.00128905065210798" calcext:value-type="percentage">
            <text:p>0,13 %</text:p>
          </table:table-cell>
          <table:table-cell table:formula="of:=[.L180]+[.K181]" office:value-type="percentage" office:value="0.701774340309373" calcext:value-type="percentage">
            <text:p>70,18 %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hilippines</text:p>
          </table:table-cell>
          <table:table-cell office:value-type="string" calcext:value-type="string">
            <text:p><text:a xlink:href="https://www.aishub.net/stations/3400" xlink:type="simple">Paranaque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82]/[.$F$952]" office:value-type="percentage" office:value="0.00122718691000629" calcext:value-type="percentage">
            <text:p>0,12 %</text:p>
          </table:table-cell>
          <table:table-cell table:formula="of:=[.J181]+[.I182]" office:value-type="percentage" office:value="0.740067128172856" calcext:value-type="percentage">
            <text:p>74,01 %</text:p>
          </table:table-cell>
          <table:table-cell table:formula="of:=[.G182]/[.$G$952]" office:value-type="percentage" office:value="0.0043221110100091" calcext:value-type="percentage">
            <text:p>0,43 %</text:p>
          </table:table-cell>
          <table:table-cell table:formula="of:=[.L181]+[.K182]" office:value-type="percentage" office:value="0.706096451319382" calcext:value-type="percentage">
            <text:p>70,61 %</text:p>
          </table:table-cell>
        </table:table-row>
        <table:table-row table:style-name="ro2">
          <table:table-cell office:value-type="float" office:value="3597" calcext:value-type="float">
            <text:p>359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597" xlink:type="simple">Hampton Virginia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83]/[.$F$952]" office:value-type="percentage" office:value="0.00122718691000629" calcext:value-type="percentage">
            <text:p>0,12 %</text:p>
          </table:table-cell>
          <table:table-cell table:formula="of:=[.J182]+[.I183]" office:value-type="percentage" office:value="0.741294315082862" calcext:value-type="percentage">
            <text:p>74,13 %</text:p>
          </table:table-cell>
          <table:table-cell table:formula="of:=[.G183]/[.$G$952]" office:value-type="percentage" office:value="0.00231270852289961" calcext:value-type="percentage">
            <text:p>0,23 %</text:p>
          </table:table-cell>
          <table:table-cell table:formula="of:=[.L182]+[.K183]" office:value-type="percentage" office:value="0.708409159842281" calcext:value-type="percentage">
            <text:p>70,84 %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198" xlink:type="simple">Jeloy, Moss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84]/[.$F$952]" office:value-type="percentage" office:value="0.00122718691000629" calcext:value-type="percentage">
            <text:p>0,12 %</text:p>
          </table:table-cell>
          <table:table-cell table:formula="of:=[.J183]+[.I184]" office:value-type="percentage" office:value="0.742521501992868" calcext:value-type="percentage">
            <text:p>74,25 %</text:p>
          </table:table-cell>
          <table:table-cell table:formula="of:=[.G184]/[.$G$952]" office:value-type="percentage" office:value="0.000341219290263876" calcext:value-type="percentage">
            <text:p>0,03 %</text:p>
          </table:table-cell>
          <table:table-cell table:formula="of:=[.L183]+[.K184]" office:value-type="percentage" office:value="0.708750379132545" calcext:value-type="percentage">
            <text:p>70,88 %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428" xlink:type="simple">Valencia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85]/[.$F$952]" office:value-type="percentage" office:value="0.00122718691000629" calcext:value-type="percentage">
            <text:p>0,12 %</text:p>
          </table:table-cell>
          <table:table-cell table:formula="of:=[.J184]+[.I185]" office:value-type="percentage" office:value="0.743748688902875" calcext:value-type="percentage">
            <text:p>74,37 %</text:p>
          </table:table-cell>
          <table:table-cell table:formula="of:=[.G185]/[.$G$952]" office:value-type="percentage" office:value="0" calcext:value-type="percentage">
            <text:p>0,00 %</text:p>
          </table:table-cell>
          <table:table-cell table:formula="of:=[.L184]+[.K185]" office:value-type="percentage" office:value="0.708750379132545" calcext:value-type="percentage">
            <text:p>70,88 %</text:p>
          </table:table-cell>
        </table:table-row>
        <table:table-row table:style-name="ro2">
          <table:table-cell office:value-type="float" office:value="2950" calcext:value-type="float">
            <text:p>2950</text:p>
          </table:table-cell>
          <table:table-cell/>
          <table:table-cell office:value-type="string" calcext:value-type="string">
            <text:p>76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950" xlink:type="simple">Anacortes, WA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86]/[.$F$952]" office:value-type="percentage" office:value="0.00120620935598909" calcext:value-type="percentage">
            <text:p>0,12 %</text:p>
          </table:table-cell>
          <table:table-cell table:formula="of:=[.J185]+[.I186]" office:value-type="percentage" office:value="0.744954898258864" calcext:value-type="percentage">
            <text:p>74,50 %</text:p>
          </table:table-cell>
          <table:table-cell table:formula="of:=[.G186]/[.$G$952]" office:value-type="percentage" office:value="0.000151653017895056" calcext:value-type="percentage">
            <text:p>0,02 %</text:p>
          </table:table-cell>
          <table:table-cell table:formula="of:=[.L185]+[.K186]" office:value-type="percentage" office:value="0.70890203215044" calcext:value-type="percentage">
            <text:p>70,89 %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w Zealand</text:p>
          </table:table-cell>
          <table:table-cell office:value-type="string" calcext:value-type="string">
            <text:p><text:a xlink:href="https://www.aishub.net/stations/2770" xlink:type="simple">Marlborough Sounds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87]/[.$F$952]" office:value-type="percentage" office:value="0.00119572057898049" calcext:value-type="percentage">
            <text:p>0,12 %</text:p>
          </table:table-cell>
          <table:table-cell table:formula="of:=[.J186]+[.I187]" office:value-type="percentage" office:value="0.746150618837844" calcext:value-type="percentage">
            <text:p>74,62 %</text:p>
          </table:table-cell>
          <table:table-cell table:formula="of:=[.G187]/[.$G$952]" office:value-type="percentage" office:value="0.00333636639369123" calcext:value-type="percentage">
            <text:p>0,33 %</text:p>
          </table:table-cell>
          <table:table-cell table:formula="of:=[.L186]+[.K187]" office:value-type="percentage" office:value="0.712238398544132" calcext:value-type="percentage">
            <text:p>71,22 %</text:p>
          </table:table-cell>
        </table:table-row>
        <table:table-row table:style-name="ro2">
          <table:table-cell office:value-type="float" office:value="3479" calcext:value-type="float">
            <text:p>347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479" xlink:type="simple">San Diego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88]/[.$F$952]" office:value-type="percentage" office:value="0.00116425424795469" calcext:value-type="percentage">
            <text:p>0,12 %</text:p>
          </table:table-cell>
          <table:table-cell table:formula="of:=[.J187]+[.I188]" office:value-type="percentage" office:value="0.747314873085799" calcext:value-type="percentage">
            <text:p>74,73 %</text:p>
          </table:table-cell>
          <table:table-cell table:formula="of:=[.G188]/[.$G$952]" office:value-type="percentage" office:value="0.00056869881710646" calcext:value-type="percentage">
            <text:p>0,06 %</text:p>
          </table:table-cell>
          <table:table-cell table:formula="of:=[.L187]+[.K188]" office:value-type="percentage" office:value="0.712807097361238" calcext:value-type="percentage">
            <text:p>71,28 %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473" xlink:type="simple">Oslofjord, Fulehuk Lighthouse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89]/[.$F$952]" office:value-type="percentage" office:value="0.00116425424795469" calcext:value-type="percentage">
            <text:p>0,12 %</text:p>
          </table:table-cell>
          <table:table-cell table:formula="of:=[.J188]+[.I189]" office:value-type="percentage" office:value="0.748479127333754" calcext:value-type="percentage">
            <text:p>74,85 %</text:p>
          </table:table-cell>
          <table:table-cell table:formula="of:=[.G189]/[.$G$952]" office:value-type="percentage" office:value="0.000492872308158932" calcext:value-type="percentage">
            <text:p>0,05 %</text:p>
          </table:table-cell>
          <table:table-cell table:formula="of:=[.L188]+[.K189]" office:value-type="percentage" office:value="0.713299969669397" calcext:value-type="percentage">
            <text:p>71,33 %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inland</text:p>
          </table:table-cell>
          <table:table-cell office:value-type="string" calcext:value-type="string">
            <text:p><text:a xlink:href="https://www.aishub.net/stations/2481" xlink:type="simple">Vaasa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90]/[.$F$952]" office:value-type="percentage" office:value="0.00114327669393749" calcext:value-type="percentage">
            <text:p>0,11 %</text:p>
          </table:table-cell>
          <table:table-cell table:formula="of:=[.J189]+[.I190]" office:value-type="percentage" office:value="0.749622404027691" calcext:value-type="percentage">
            <text:p>74,96 %</text:p>
          </table:table-cell>
          <table:table-cell table:formula="of:=[.G190]/[.$G$952]" office:value-type="percentage" office:value="0.000113739763421292" calcext:value-type="percentage">
            <text:p>0,01 %</text:p>
          </table:table-cell>
          <table:table-cell table:formula="of:=[.L189]+[.K190]" office:value-type="percentage" office:value="0.713413709432818" calcext:value-type="percentage">
            <text:p>71,34 %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Turkey</text:p>
          </table:table-cell>
          <table:table-cell office:value-type="string" calcext:value-type="string">
            <text:p><text:a xlink:href="https://www.aishub.net/stations/2975" xlink:type="simple">Fethiye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91]/[.$F$952]" office:value-type="percentage" office:value="0.00114327669393749" calcext:value-type="percentage">
            <text:p>0,11 %</text:p>
          </table:table-cell>
          <table:table-cell table:formula="of:=[.J190]+[.I191]" office:value-type="percentage" office:value="0.750765680721629" calcext:value-type="percentage">
            <text:p>75,08 %</text:p>
          </table:table-cell>
          <table:table-cell table:formula="of:=[.G191]/[.$G$952]" office:value-type="percentage" office:value="0.00367758568395511" calcext:value-type="percentage">
            <text:p>0,37 %</text:p>
          </table:table-cell>
          <table:table-cell table:formula="of:=[.L190]+[.K191]" office:value-type="percentage" office:value="0.717091295116774" calcext:value-type="percentage">
            <text:p>71,71 %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335" xlink:type="simple">Le Havre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92]/[.$F$952]" office:value-type="percentage" office:value="0.00114327669393749" calcext:value-type="percentage">
            <text:p>0,11 %</text:p>
          </table:table-cell>
          <table:table-cell table:formula="of:=[.J191]+[.I192]" office:value-type="percentage" office:value="0.751908957415566" calcext:value-type="percentage">
            <text:p>75,19 %</text:p>
          </table:table-cell>
          <table:table-cell table:formula="of:=[.G192]/[.$G$952]" office:value-type="percentage" office:value="0.0000758265089475281" calcext:value-type="percentage">
            <text:p>0,01 %</text:p>
          </table:table-cell>
          <table:table-cell table:formula="of:=[.L191]+[.K192]" office:value-type="percentage" office:value="0.717167121625721" calcext:value-type="percentage">
            <text:p>71,72 %</text:p>
          </table:table-cell>
        </table:table-row>
        <table:table-row table:style-name="ro2">
          <table:table-cell office:value-type="float" office:value="3933" calcext:value-type="float">
            <text:p>393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933" xlink:type="simple">Bursledon, Solent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93]/[.$F$952]" office:value-type="percentage" office:value="0.00113278791692889" calcext:value-type="percentage">
            <text:p>0,11 %</text:p>
          </table:table-cell>
          <table:table-cell table:formula="of:=[.J192]+[.I193]" office:value-type="percentage" office:value="0.753041745332495" calcext:value-type="percentage">
            <text:p>75,30 %</text:p>
          </table:table-cell>
          <table:table-cell table:formula="of:=[.G193]/[.$G$952]" office:value-type="percentage" office:value="0.000151653017895056" calcext:value-type="percentage">
            <text:p>0,02 %</text:p>
          </table:table-cell>
          <table:table-cell table:formula="of:=[.L192]+[.K193]" office:value-type="percentage" office:value="0.717318774643616" calcext:value-type="percentage">
            <text:p>71,73 %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886" xlink:type="simple">Maassluis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94]/[.$F$952]" office:value-type="percentage" office:value="0.00113278791692889" calcext:value-type="percentage">
            <text:p>0,11 %</text:p>
          </table:table-cell>
          <table:table-cell table:formula="of:=[.J193]+[.I194]" office:value-type="percentage" office:value="0.754174533249424" calcext:value-type="percentage">
            <text:p>75,42 %</text:p>
          </table:table-cell>
          <table:table-cell table:formula="of:=[.G194]/[.$G$952]" office:value-type="percentage" office:value="0" calcext:value-type="percentage">
            <text:p>0,00 %</text:p>
          </table:table-cell>
          <table:table-cell table:formula="of:=[.L193]+[.K194]" office:value-type="percentage" office:value="0.717318774643616" calcext:value-type="percentage">
            <text:p>71,73 %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093" xlink:type="simple">Rouen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95]/[.$F$952]" office:value-type="percentage" office:value="0.00112229913992029" calcext:value-type="percentage">
            <text:p>0,11 %</text:p>
          </table:table-cell>
          <table:table-cell table:formula="of:=[.J194]+[.I195]" office:value-type="percentage" office:value="0.755296832389344" calcext:value-type="percentage">
            <text:p>75,53 %</text:p>
          </table:table-cell>
          <table:table-cell table:formula="of:=[.G195]/[.$G$952]" office:value-type="percentage" office:value="0.0000758265089475281" calcext:value-type="percentage">
            <text:p>0,01 %</text:p>
          </table:table-cell>
          <table:table-cell table:formula="of:=[.L194]+[.K195]" office:value-type="percentage" office:value="0.717394601152564" calcext:value-type="percentage">
            <text:p>71,74 %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559" xlink:type="simple">Nijmegen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96]/[.$F$952]" office:value-type="percentage" office:value="0.00112229913992029" calcext:value-type="percentage">
            <text:p>0,11 %</text:p>
          </table:table-cell>
          <table:table-cell table:formula="of:=[.J195]+[.I196]" office:value-type="percentage" office:value="0.756419131529264" calcext:value-type="percentage">
            <text:p>75,64 %</text:p>
          </table:table-cell>
          <table:table-cell table:formula="of:=[.G196]/[.$G$952]" office:value-type="percentage" office:value="0.000113739763421292" calcext:value-type="percentage">
            <text:p>0,01 %</text:p>
          </table:table-cell>
          <table:table-cell table:formula="of:=[.L195]+[.K196]" office:value-type="percentage" office:value="0.717508340915985" calcext:value-type="percentage">
            <text:p>71,75 %</text:p>
          </table:table-cell>
        </table:table-row>
        <table:table-row table:style-name="ro2">
          <table:table-cell office:value-type="float" office:value="2334" calcext:value-type="float">
            <text:p>2334</text:p>
          </table:table-cell>
          <table:table-cell/>
          <table:table-cell office:value-type="string" calcext:value-type="string">
            <text:p>93 %</text:p>
          </table:table-cell>
          <table:table-cell office:value-type="string" calcext:value-type="string">
            <text:p> Russian Federation</text:p>
          </table:table-cell>
          <table:table-cell office:value-type="string" calcext:value-type="string">
            <text:p><text:a xlink:href="https://www.aishub.net/stations/2334" xlink:type="simple">Ust-Luga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97]/[.$F$952]" office:value-type="percentage" office:value="0.00112229913992029" calcext:value-type="percentage">
            <text:p>0,11 %</text:p>
          </table:table-cell>
          <table:table-cell table:formula="of:=[.J196]+[.I197]" office:value-type="percentage" office:value="0.757541430669185" calcext:value-type="percentage">
            <text:p>75,75 %</text:p>
          </table:table-cell>
          <table:table-cell table:formula="of:=[.G197]/[.$G$952]" office:value-type="percentage" office:value="0.00345010615711253" calcext:value-type="percentage">
            <text:p>0,35 %</text:p>
          </table:table-cell>
          <table:table-cell table:formula="of:=[.L196]+[.K197]" office:value-type="percentage" office:value="0.720958447073098" calcext:value-type="percentage">
            <text:p>72,10 %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/>
          <table:table-cell office:value-type="string" calcext:value-type="string">
            <text:p>82 %</text:p>
          </table:table-cell>
          <table:table-cell office:value-type="string" calcext:value-type="string">
            <text:p> Belgium</text:p>
          </table:table-cell>
          <table:table-cell office:value-type="string" calcext:value-type="string">
            <text:p><text:a xlink:href="https://www.aishub.net/stations/2912" xlink:type="simple">Zeebruge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dotocean.eu/" xlink:type="simple">dotOcean</text:a></text:p>
          </table:table-cell>
          <table:table-cell table:formula="of:=[.F198]/[.$F$952]" office:value-type="percentage" office:value="0.00110132158590308" calcext:value-type="percentage">
            <text:p>0,11 %</text:p>
          </table:table-cell>
          <table:table-cell table:formula="of:=[.J197]+[.I198]" office:value-type="percentage" office:value="0.758642752255088" calcext:value-type="percentage">
            <text:p>75,86 %</text:p>
          </table:table-cell>
          <table:table-cell table:formula="of:=[.G198]/[.$G$952]" office:value-type="percentage" office:value="0.000606612071580225" calcext:value-type="percentage">
            <text:p>0,06 %</text:p>
          </table:table-cell>
          <table:table-cell table:formula="of:=[.L197]+[.K198]" office:value-type="percentage" office:value="0.721565059144678" calcext:value-type="percentage">
            <text:p>72,16 %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kraine</text:p>
          </table:table-cell>
          <table:table-cell office:value-type="string" calcext:value-type="string">
            <text:p><text:a xlink:href="https://www.aishub.net/stations/2731" xlink:type="simple">Kyiv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199]/[.$F$952]" office:value-type="percentage" office:value="0.00109083280889448" calcext:value-type="percentage">
            <text:p>0,11 %</text:p>
          </table:table-cell>
          <table:table-cell table:formula="of:=[.J198]+[.I199]" office:value-type="percentage" office:value="0.759733585063982" calcext:value-type="percentage">
            <text:p>75,97 %</text:p>
          </table:table-cell>
          <table:table-cell table:formula="of:=[.G199]/[.$G$952]" office:value-type="percentage" office:value="0" calcext:value-type="percentage">
            <text:p>0,00 %</text:p>
          </table:table-cell>
          <table:table-cell table:formula="of:=[.L198]+[.K199]" office:value-type="percentage" office:value="0.721565059144678" calcext:value-type="percentage">
            <text:p>72,16 %</text:p>
          </table:table-cell>
        </table:table-row>
        <table:table-row table:style-name="ro2"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649" xlink:type="simple">Southampton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4&amp;_pjax=%23w0-pjax" xlink:type="simple"> </text:a></text:p>
          </table:table-cell>
          <table:table-cell table:formula="of:=[.F200]/[.$F$952]" office:value-type="percentage" office:value="0.00108034403188588" calcext:value-type="percentage">
            <text:p>0,11 %</text:p>
          </table:table-cell>
          <table:table-cell table:formula="of:=[.J199]+[.I200]" office:value-type="percentage" office:value="0.760813929095868" calcext:value-type="percentage">
            <text:p>76,08 %</text:p>
          </table:table-cell>
          <table:table-cell table:formula="of:=[.G200]/[.$G$952]" office:value-type="percentage" office:value="0.00018956627236882" calcext:value-type="percentage">
            <text:p>0,02 %</text:p>
          </table:table-cell>
          <table:table-cell table:formula="of:=[.L199]+[.K200]" office:value-type="percentage" office:value="0.721754625417047" calcext:value-type="percentage">
            <text:p>72,18 %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163" xlink:type="simple">Koumala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formula="of:=[.F201]/[.$F$952]" office:value-type="percentage" office:value="0.00106985525487728" calcext:value-type="percentage">
            <text:p>0,11 %</text:p>
          </table:table-cell>
          <table:table-cell table:formula="of:=[.J200]+[.I201]" office:value-type="percentage" office:value="0.761883784350745" calcext:value-type="percentage">
            <text:p>76,19 %</text:p>
          </table:table-cell>
          <table:table-cell table:formula="of:=[.G201]/[.$G$952]" office:value-type="percentage" office:value="0.00223688201395208" calcext:value-type="percentage">
            <text:p>0,22 %</text:p>
          </table:table-cell>
          <table:table-cell table:formula="of:=[.L200]+[.K201]" office:value-type="percentage" office:value="0.723991507430999" calcext:value-type="percentage">
            <text:p>72,40 %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ndonesia</text:p>
          </table:table-cell>
          <table:table-cell office:value-type="string" calcext:value-type="string">
            <text:p><text:a xlink:href="https://www.aishub.net/stations/2117" xlink:type="simple">Bintulu, Sarawak</text:a>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02]/[.$F$952]" office:value-type="percentage" office:value="0.00105936647786868" calcext:value-type="percentage">
            <text:p>0,11 %</text:p>
          </table:table-cell>
          <table:table-cell table:formula="of:=[.J201]+[.I202]" office:value-type="percentage" office:value="0.762943150828614" calcext:value-type="percentage">
            <text:p>76,29 %</text:p>
          </table:table-cell>
          <table:table-cell table:formula="of:=[.G202]/[.$G$952]" office:value-type="percentage" office:value="0.00382923870185017" calcext:value-type="percentage">
            <text:p>0,38 %</text:p>
          </table:table-cell>
          <table:table-cell table:formula="of:=[.L201]+[.K202]" office:value-type="percentage" office:value="0.727820746132849" calcext:value-type="percentage">
            <text:p>72,78 %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Poland</text:p>
          </table:table-cell>
          <table:table-cell office:value-type="string" calcext:value-type="string">
            <text:p><text:a xlink:href="https://www.aishub.net/stations/3168" xlink:type="simple">Gdańsk</text:a>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03]/[.$F$952]" office:value-type="percentage" office:value="0.00105936647786868" calcext:value-type="percentage">
            <text:p>0,11 %</text:p>
          </table:table-cell>
          <table:table-cell table:formula="of:=[.J202]+[.I203]" office:value-type="percentage" office:value="0.764002517306482" calcext:value-type="percentage">
            <text:p>76,40 %</text:p>
          </table:table-cell>
          <table:table-cell table:formula="of:=[.G203]/[.$G$952]" office:value-type="percentage" office:value="0.00018956627236882" calcext:value-type="percentage">
            <text:p>0,02 %</text:p>
          </table:table-cell>
          <table:table-cell table:formula="of:=[.L202]+[.K203]" office:value-type="percentage" office:value="0.728010312405218" calcext:value-type="percentage">
            <text:p>72,80 %</text:p>
          </table:table-cell>
        </table:table-row>
        <table:table-row table:style-name="ro2">
          <table:table-cell office:value-type="float" office:value="2757" calcext:value-type="float">
            <text:p>275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757" xlink:type="simple">New Orleans</text:a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04]/[.$F$952]" office:value-type="percentage" office:value="0.00104887770086008" calcext:value-type="percentage">
            <text:p>0,10 %</text:p>
          </table:table-cell>
          <table:table-cell table:formula="of:=[.J203]+[.I204]" office:value-type="percentage" office:value="0.765051395007343" calcext:value-type="percentage">
            <text:p>76,51 %</text:p>
          </table:table-cell>
          <table:table-cell table:formula="of:=[.G204]/[.$G$952]" office:value-type="percentage" office:value="0.0037913254473764" calcext:value-type="percentage">
            <text:p>0,38 %</text:p>
          </table:table-cell>
          <table:table-cell table:formula="of:=[.L203]+[.K204]" office:value-type="percentage" office:value="0.731801637852594" calcext:value-type="percentage">
            <text:p>73,18 %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018" xlink:type="simple">Cowe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05]/[.$F$952]" office:value-type="percentage" office:value="0.00104887770086008" calcext:value-type="percentage">
            <text:p>0,10 %</text:p>
          </table:table-cell>
          <table:table-cell table:formula="of:=[.J204]+[.I205]" office:value-type="percentage" office:value="0.766100272708203" calcext:value-type="percentage">
            <text:p>76,61 %</text:p>
          </table:table-cell>
          <table:table-cell table:formula="of:=[.G205]/[.$G$952]" office:value-type="percentage" office:value="0.00056869881710646" calcext:value-type="percentage">
            <text:p>0,06 %</text:p>
          </table:table-cell>
          <table:table-cell table:formula="of:=[.L204]+[.K205]" office:value-type="percentage" office:value="0.7323703366697" calcext:value-type="percentage">
            <text:p>73,24 %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269" xlink:type="simple">Bergen op Zoom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06]/[.$F$952]" office:value-type="percentage" office:value="0.00104887770086008" calcext:value-type="percentage">
            <text:p>0,10 %</text:p>
          </table:table-cell>
          <table:table-cell table:formula="of:=[.J205]+[.I206]" office:value-type="percentage" office:value="0.767149150409063" calcext:value-type="percentage">
            <text:p>76,71 %</text:p>
          </table:table-cell>
          <table:table-cell table:formula="of:=[.G206]/[.$G$952]" office:value-type="percentage" office:value="0.000606612071580225" calcext:value-type="percentage">
            <text:p>0,06 %</text:p>
          </table:table-cell>
          <table:table-cell table:formula="of:=[.L205]+[.K206]" office:value-type="percentage" office:value="0.732976948741281" calcext:value-type="percentage">
            <text:p>73,30 %</text:p>
          </table:table-cell>
        </table:table-row>
        <table:table-row table:style-name="ro2">
          <table:table-cell office:value-type="float" office:value="2708" calcext:value-type="float">
            <text:p>270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708" xlink:type="simple">Fareham</text:a>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07]/[.$F$952]" office:value-type="percentage" office:value="0.00100692259282568" calcext:value-type="percentage">
            <text:p>0,10 %</text:p>
          </table:table-cell>
          <table:table-cell table:formula="of:=[.J206]+[.I207]" office:value-type="percentage" office:value="0.768156073001888" calcext:value-type="percentage">
            <text:p>76,82 %</text:p>
          </table:table-cell>
          <table:table-cell table:formula="of:=[.G207]/[.$G$952]" office:value-type="percentage" office:value="0.000113739763421292" calcext:value-type="percentage">
            <text:p>0,01 %</text:p>
          </table:table-cell>
          <table:table-cell table:formula="of:=[.L206]+[.K207]" office:value-type="percentage" office:value="0.733090688504702" calcext:value-type="percentage">
            <text:p>73,31 %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950" xlink:type="simple">Amsterdam</text:a>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08]/[.$F$952]" office:value-type="percentage" office:value="0.00100692259282568" calcext:value-type="percentage">
            <text:p>0,10 %</text:p>
          </table:table-cell>
          <table:table-cell table:formula="of:=[.J207]+[.I208]" office:value-type="percentage" office:value="0.769162995594714" calcext:value-type="percentage">
            <text:p>76,92 %</text:p>
          </table:table-cell>
          <table:table-cell table:formula="of:=[.G208]/[.$G$952]" office:value-type="percentage" office:value="0.0000758265089475281" calcext:value-type="percentage">
            <text:p>0,01 %</text:p>
          </table:table-cell>
          <table:table-cell table:formula="of:=[.L207]+[.K208]" office:value-type="percentage" office:value="0.733166515013649" calcext:value-type="percentage">
            <text:p>73,32 %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/>
          <table:table-cell office:value-type="string" calcext:value-type="string">
            <text:p>9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817" xlink:type="simple">WSV de Kogge</text:a>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09]/[.$F$952]" office:value-type="percentage" office:value="0.00100692259282568" calcext:value-type="percentage">
            <text:p>0,10 %</text:p>
          </table:table-cell>
          <table:table-cell table:formula="of:=[.J208]+[.I209]" office:value-type="percentage" office:value="0.77016991818754" calcext:value-type="percentage">
            <text:p>77,02 %</text:p>
          </table:table-cell>
          <table:table-cell table:formula="of:=[.G209]/[.$G$952]" office:value-type="percentage" office:value="0.000341219290263876" calcext:value-type="percentage">
            <text:p>0,03 %</text:p>
          </table:table-cell>
          <table:table-cell table:formula="of:=[.L208]+[.K209]" office:value-type="percentage" office:value="0.733507734303913" calcext:value-type="percentage">
            <text:p>73,35 %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923" xlink:type="simple">Lemvig</text:a>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10]/[.$F$952]" office:value-type="percentage" office:value="0.00100692259282568" calcext:value-type="percentage">
            <text:p>0,10 %</text:p>
          </table:table-cell>
          <table:table-cell table:formula="of:=[.J209]+[.I210]" office:value-type="percentage" office:value="0.771176840780365" calcext:value-type="percentage">
            <text:p>77,12 %</text:p>
          </table:table-cell>
          <table:table-cell table:formula="of:=[.G210]/[.$G$952]" office:value-type="percentage" office:value="0.00363967242948135" calcext:value-type="percentage">
            <text:p>0,36 %</text:p>
          </table:table-cell>
          <table:table-cell table:formula="of:=[.L209]+[.K210]" office:value-type="percentage" office:value="0.737147406733395" calcext:value-type="percentage">
            <text:p>73,71 %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known</text:p>
          </table:table-cell>
          <table:table-cell office:value-type="string" calcext:value-type="string">
            <text:p><text:a xlink:href="https://www.aishub.net/stations/2718" xlink:type="simple">Roaming station</text:a>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11]/[.$F$952]" office:value-type="percentage" office:value="0.000996433815817076" calcext:value-type="percentage">
            <text:p>0,10 %</text:p>
          </table:table-cell>
          <table:table-cell table:formula="of:=[.J210]+[.I211]" office:value-type="percentage" office:value="0.772173274596182" calcext:value-type="percentage">
            <text:p>77,22 %</text:p>
          </table:table-cell>
          <table:table-cell table:formula="of:=[.G211]/[.$G$952]" office:value-type="percentage" office:value="0.000796178343949045" calcext:value-type="percentage">
            <text:p>0,08 %</text:p>
          </table:table-cell>
          <table:table-cell table:formula="of:=[.L210]+[.K211]" office:value-type="percentage" office:value="0.737943585077344" calcext:value-type="percentage">
            <text:p>73,79 %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254" xlink:type="simple">Emmeloord</text:a>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12]/[.$F$952]" office:value-type="percentage" office:value="0.000975456261799874" calcext:value-type="percentage">
            <text:p>0,10 %</text:p>
          </table:table-cell>
          <table:table-cell table:formula="of:=[.J211]+[.I212]" office:value-type="percentage" office:value="0.773148730857982" calcext:value-type="percentage">
            <text:p>77,31 %</text:p>
          </table:table-cell>
          <table:table-cell table:formula="of:=[.G212]/[.$G$952]" office:value-type="percentage" office:value="0.00018956627236882" calcext:value-type="percentage">
            <text:p>0,02 %</text:p>
          </table:table-cell>
          <table:table-cell table:formula="of:=[.L211]+[.K212]" office:value-type="percentage" office:value="0.738133151349713" calcext:value-type="percentage">
            <text:p>73,81 %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known</text:p>
          </table:table-cell>
          <table:table-cell office:value-type="string" calcext:value-type="string">
            <text:p><text:a xlink:href="https://www.aishub.net/stations/2607" xlink:type="simple">Roaming station</text:a>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13]/[.$F$952]" office:value-type="percentage" office:value="0.000975456261799874" calcext:value-type="percentage">
            <text:p>0,10 %</text:p>
          </table:table-cell>
          <table:table-cell table:formula="of:=[.J212]+[.I213]" office:value-type="percentage" office:value="0.774124187119782" calcext:value-type="percentage">
            <text:p>77,41 %</text:p>
          </table:table-cell>
          <table:table-cell table:formula="of:=[.G213]/[.$G$952]" office:value-type="percentage" office:value="0.000113739763421292" calcext:value-type="percentage">
            <text:p>0,01 %</text:p>
          </table:table-cell>
          <table:table-cell table:formula="of:=[.L212]+[.K213]" office:value-type="percentage" office:value="0.738246891113134" calcext:value-type="percentage">
            <text:p>73,82 %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/>
          <table:table-cell office:value-type="string" calcext:value-type="string">
            <text:p>94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3660" xlink:type="simple">Roaming station</text:a>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14]/[.$F$952]" office:value-type="percentage" office:value="0.000964967484791273" calcext:value-type="percentage">
            <text:p>0,10 %</text:p>
          </table:table-cell>
          <table:table-cell table:formula="of:=[.J213]+[.I214]" office:value-type="percentage" office:value="0.775089154604573" calcext:value-type="percentage">
            <text:p>77,51 %</text:p>
          </table:table-cell>
          <table:table-cell table:formula="of:=[.G214]/[.$G$952]" office:value-type="percentage" office:value="0.00227479526842584" calcext:value-type="percentage">
            <text:p>0,23 %</text:p>
          </table:table-cell>
          <table:table-cell table:formula="of:=[.L213]+[.K214]" office:value-type="percentage" office:value="0.74052168638156" calcext:value-type="percentage">
            <text:p>74,05 %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502" xlink:type="simple">Scarborough</text:a>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15]/[.$F$952]" office:value-type="percentage" office:value="0.000954478707782673" calcext:value-type="percentage">
            <text:p>0,10 %</text:p>
          </table:table-cell>
          <table:table-cell table:formula="of:=[.J214]+[.I215]" office:value-type="percentage" office:value="0.776043633312356" calcext:value-type="percentage">
            <text:p>77,60 %</text:p>
          </table:table-cell>
          <table:table-cell table:formula="of:=[.G215]/[.$G$952]" office:value-type="percentage" office:value="0.0014786169244768" calcext:value-type="percentage">
            <text:p>0,15 %</text:p>
          </table:table-cell>
          <table:table-cell table:formula="of:=[.L214]+[.K215]" office:value-type="percentage" office:value="0.742000303306037" calcext:value-type="percentage">
            <text:p>74,20 %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3634" xlink:type="simple">Udin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16]/[.$F$952]" office:value-type="percentage" office:value="0.000954478707782673" calcext:value-type="percentage">
            <text:p>0,10 %</text:p>
          </table:table-cell>
          <table:table-cell table:formula="of:=[.J215]+[.I216]" office:value-type="percentage" office:value="0.776998112020138" calcext:value-type="percentage">
            <text:p>77,70 %</text:p>
          </table:table-cell>
          <table:table-cell table:formula="of:=[.G216]/[.$G$952]" office:value-type="percentage" office:value="0.000303306035790112" calcext:value-type="percentage">
            <text:p>0,03 %</text:p>
          </table:table-cell>
          <table:table-cell table:formula="of:=[.L215]+[.K216]" office:value-type="percentage" office:value="0.742303609341827" calcext:value-type="percentage">
            <text:p>74,23 %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136" xlink:type="simple">NW_Overijssel 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17]/[.$F$952]" office:value-type="percentage" office:value="0.000954478707782673" calcext:value-type="percentage">
            <text:p>0,10 %</text:p>
          </table:table-cell>
          <table:table-cell table:formula="of:=[.J216]+[.I217]" office:value-type="percentage" office:value="0.777952590727921" calcext:value-type="percentage">
            <text:p>77,80 %</text:p>
          </table:table-cell>
          <table:table-cell table:formula="of:=[.G217]/[.$G$952]" office:value-type="percentage" office:value="0.000720351835001517" calcext:value-type="percentage">
            <text:p>0,07 %</text:p>
          </table:table-cell>
          <table:table-cell table:formula="of:=[.L216]+[.K217]" office:value-type="percentage" office:value="0.743023961176828" calcext:value-type="percentage">
            <text:p>74,30 %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845" xlink:type="simple">Cuxhaven</text:a>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18]/[.$F$952]" office:value-type="percentage" office:value="0.000943989930774072" calcext:value-type="percentage">
            <text:p>0,09 %</text:p>
          </table:table-cell>
          <table:table-cell table:formula="of:=[.J217]+[.I218]" office:value-type="percentage" office:value="0.778896580658695" calcext:value-type="percentage">
            <text:p>77,89 %</text:p>
          </table:table-cell>
          <table:table-cell table:formula="of:=[.G218]/[.$G$952]" office:value-type="percentage" office:value="0.00322262663026994" calcext:value-type="percentage">
            <text:p>0,32 %</text:p>
          </table:table-cell>
          <table:table-cell table:formula="of:=[.L217]+[.K218]" office:value-type="percentage" office:value="0.746246587807098" calcext:value-type="percentage">
            <text:p>74,62 %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yprus</text:p>
          </table:table-cell>
          <table:table-cell office:value-type="string" calcext:value-type="string">
            <text:p><text:a xlink:href="https://www.aishub.net/stations/3093" xlink:type="simple">Limassol</text:a>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19]/[.$F$952]" office:value-type="percentage" office:value="0.000933501153765471" calcext:value-type="percentage">
            <text:p>0,09 %</text:p>
          </table:table-cell>
          <table:table-cell table:formula="of:=[.J218]+[.I219]" office:value-type="percentage" office:value="0.779830081812461" calcext:value-type="percentage">
            <text:p>77,98 %</text:p>
          </table:table-cell>
          <table:table-cell table:formula="of:=[.G219]/[.$G$952]" office:value-type="percentage" office:value="0.0018956627236882" calcext:value-type="percentage">
            <text:p>0,19 %</text:p>
          </table:table-cell>
          <table:table-cell table:formula="of:=[.L218]+[.K219]" office:value-type="percentage" office:value="0.748142250530786" calcext:value-type="percentage">
            <text:p>74,81 %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807" xlink:type="simple">Bremerhaven</text:a>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20]/[.$F$952]" office:value-type="percentage" office:value="0.000933501153765471" calcext:value-type="percentage">
            <text:p>0,09 %</text:p>
          </table:table-cell>
          <table:table-cell table:formula="of:=[.J219]+[.I220]" office:value-type="percentage" office:value="0.780763582966226" calcext:value-type="percentage">
            <text:p>78,08 %</text:p>
          </table:table-cell>
          <table:table-cell table:formula="of:=[.G220]/[.$G$952]" office:value-type="percentage" office:value="0" calcext:value-type="percentage">
            <text:p>0,00 %</text:p>
          </table:table-cell>
          <table:table-cell table:formula="of:=[.L219]+[.K220]" office:value-type="percentage" office:value="0.748142250530786" calcext:value-type="percentage">
            <text:p>74,81 %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127" xlink:type="simple">Rotterdam</text:a>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21]/[.$F$952]" office:value-type="percentage" office:value="0.00092301237675687" calcext:value-type="percentage">
            <text:p>0,09 %</text:p>
          </table:table-cell>
          <table:table-cell table:formula="of:=[.J220]+[.I221]" office:value-type="percentage" office:value="0.781686595342983" calcext:value-type="percentage">
            <text:p>78,17 %</text:p>
          </table:table-cell>
          <table:table-cell table:formula="of:=[.G221]/[.$G$952]" office:value-type="percentage" office:value="0" calcext:value-type="percentage">
            <text:p>0,00 %</text:p>
          </table:table-cell>
          <table:table-cell table:formula="of:=[.L220]+[.K221]" office:value-type="percentage" office:value="0.748142250530786" calcext:value-type="percentage">
            <text:p>74,81 %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548" xlink:type="simple">Poortugaal</text:a>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22]/[.$F$952]" office:value-type="percentage" office:value="0.00092301237675687" calcext:value-type="percentage">
            <text:p>0,09 %</text:p>
          </table:table-cell>
          <table:table-cell table:formula="of:=[.J221]+[.I222]" office:value-type="percentage" office:value="0.78260960771974" calcext:value-type="percentage">
            <text:p>78,26 %</text:p>
          </table:table-cell>
          <table:table-cell table:formula="of:=[.G222]/[.$G$952]" office:value-type="percentage" office:value="0" calcext:value-type="percentage">
            <text:p>0,00 %</text:p>
          </table:table-cell>
          <table:table-cell table:formula="of:=[.L221]+[.K222]" office:value-type="percentage" office:value="0.748142250530786" calcext:value-type="percentage">
            <text:p>74,81 %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296" xlink:type="simple">Stavanger</text:a>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23]/[.$F$952]" office:value-type="percentage" office:value="0.000912523599748269" calcext:value-type="percentage">
            <text:p>0,09 %</text:p>
          </table:table-cell>
          <table:table-cell table:formula="of:=[.J222]+[.I223]" office:value-type="percentage" office:value="0.783522131319488" calcext:value-type="percentage">
            <text:p>78,35 %</text:p>
          </table:table-cell>
          <table:table-cell table:formula="of:=[.G223]/[.$G$952]" office:value-type="percentage" office:value="0.000454959053685168" calcext:value-type="percentage">
            <text:p>0,05 %</text:p>
          </table:table-cell>
          <table:table-cell table:formula="of:=[.L222]+[.K223]" office:value-type="percentage" office:value="0.748597209584472" calcext:value-type="percentage">
            <text:p>74,86 %</text:p>
          </table:table-cell>
        </table:table-row>
        <table:table-row table:style-name="ro2">
          <table:table-cell office:value-type="float" office:value="3329" calcext:value-type="float">
            <text:p>332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329" xlink:type="simple">Plymouth</text:a>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24]/[.$F$952]" office:value-type="percentage" office:value="0.000912523599748269" calcext:value-type="percentage">
            <text:p>0,09 %</text:p>
          </table:table-cell>
          <table:table-cell table:formula="of:=[.J223]+[.I224]" office:value-type="percentage" office:value="0.784434654919236" calcext:value-type="percentage">
            <text:p>78,44 %</text:p>
          </table:table-cell>
          <table:table-cell table:formula="of:=[.G224]/[.$G$952]" office:value-type="percentage" office:value="0.00155444343342433" calcext:value-type="percentage">
            <text:p>0,16 %</text:p>
          </table:table-cell>
          <table:table-cell table:formula="of:=[.L223]+[.K224]" office:value-type="percentage" office:value="0.750151653017896" calcext:value-type="percentage">
            <text:p>75,02 %</text:p>
          </table:table-cell>
        </table:table-row>
        <table:table-row table:style-name="ro2"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474" xlink:type="simple">Gosport</text:a>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25]/[.$F$952]" office:value-type="percentage" office:value="0.000912523599748269" calcext:value-type="percentage">
            <text:p>0,09 %</text:p>
          </table:table-cell>
          <table:table-cell table:formula="of:=[.J224]+[.I225]" office:value-type="percentage" office:value="0.785347178518984" calcext:value-type="percentage">
            <text:p>78,53 %</text:p>
          </table:table-cell>
          <table:table-cell table:formula="of:=[.G225]/[.$G$952]" office:value-type="percentage" office:value="0" calcext:value-type="percentage">
            <text:p>0,00 %</text:p>
          </table:table-cell>
          <table:table-cell table:formula="of:=[.L224]+[.K225]" office:value-type="percentage" office:value="0.750151653017896" calcext:value-type="percentage">
            <text:p>75,02 %</text:p>
          </table:table-cell>
        </table:table-row>
        <table:table-row table:style-name="ro2">
          <table:table-cell office:value-type="float" office:value="3445" calcext:value-type="float">
            <text:p>3445</text:p>
          </table:table-cell>
          <table:table-cell/>
          <table:table-cell office:value-type="string" calcext:value-type="string">
            <text:p>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445" xlink:type="simple">Minster On Sea</text:a>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26]/[.$F$952]" office:value-type="percentage" office:value="0.000912523599748269" calcext:value-type="percentage">
            <text:p>0,09 %</text:p>
          </table:table-cell>
          <table:table-cell table:formula="of:=[.J225]+[.I226]" office:value-type="percentage" office:value="0.786259702118733" calcext:value-type="percentage">
            <text:p>78,63 %</text:p>
          </table:table-cell>
          <table:table-cell table:formula="of:=[.G226]/[.$G$952]" office:value-type="percentage" office:value="0" calcext:value-type="percentage">
            <text:p>0,00 %</text:p>
          </table:table-cell>
          <table:table-cell table:formula="of:=[.L225]+[.K226]" office:value-type="percentage" office:value="0.750151653017896" calcext:value-type="percentage">
            <text:p>75,02 %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976" xlink:type="simple">Vancouver</text:a>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27]/[.$F$952]" office:value-type="percentage" office:value="0.000902034822739669" calcext:value-type="percentage">
            <text:p>0,09 %</text:p>
          </table:table-cell>
          <table:table-cell table:formula="of:=[.J226]+[.I227]" office:value-type="percentage" office:value="0.787161736941472" calcext:value-type="percentage">
            <text:p>78,72 %</text:p>
          </table:table-cell>
          <table:table-cell table:formula="of:=[.G227]/[.$G$952]" office:value-type="percentage" office:value="0.000037913254473764" calcext:value-type="percentage">
            <text:p>0,00 %</text:p>
          </table:table-cell>
          <table:table-cell table:formula="of:=[.L226]+[.K227]" office:value-type="percentage" office:value="0.75018956627237" calcext:value-type="percentage">
            <text:p>75,02 %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Japan</text:p>
          </table:table-cell>
          <table:table-cell office:value-type="string" calcext:value-type="string">
            <text:p><text:a xlink:href="https://www.aishub.net/stations/3752" xlink:type="simple">Tokyo</text:a>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28]/[.$F$952]" office:value-type="percentage" office:value="0.000902034822739669" calcext:value-type="percentage">
            <text:p>0,09 %</text:p>
          </table:table-cell>
          <table:table-cell table:formula="of:=[.J227]+[.I228]" office:value-type="percentage" office:value="0.788063771764212" calcext:value-type="percentage">
            <text:p>78,81 %</text:p>
          </table:table-cell>
          <table:table-cell table:formula="of:=[.G228]/[.$G$952]" office:value-type="percentage" office:value="0.00326053988474371" calcext:value-type="percentage">
            <text:p>0,33 %</text:p>
          </table:table-cell>
          <table:table-cell table:formula="of:=[.L227]+[.K228]" office:value-type="percentage" office:value="0.753450106157113" calcext:value-type="percentage">
            <text:p>75,35 %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3234" xlink:type="simple">L'Epine</text:a>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29]/[.$F$952]" office:value-type="percentage" office:value="0.000902034822739669" calcext:value-type="percentage">
            <text:p>0,09 %</text:p>
          </table:table-cell>
          <table:table-cell table:formula="of:=[.J228]+[.I229]" office:value-type="percentage" office:value="0.788965806586952" calcext:value-type="percentage">
            <text:p>78,90 %</text:p>
          </table:table-cell>
          <table:table-cell table:formula="of:=[.G229]/[.$G$952]" office:value-type="percentage" office:value="0.00136487716105551" calcext:value-type="percentage">
            <text:p>0,14 %</text:p>
          </table:table-cell>
          <table:table-cell table:formula="of:=[.L228]+[.K229]" office:value-type="percentage" office:value="0.754814983318169" calcext:value-type="percentage">
            <text:p>75,48 %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Belgium</text:p>
          </table:table-cell>
          <table:table-cell office:value-type="string" calcext:value-type="string">
            <text:p><text:a xlink:href="https://www.aishub.net/stations/2061" xlink:type="simple">Ostend</text:a>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30]/[.$F$952]" office:value-type="percentage" office:value="0.000891546045731068" calcext:value-type="percentage">
            <text:p>0,09 %</text:p>
          </table:table-cell>
          <table:table-cell table:formula="of:=[.J229]+[.I230]" office:value-type="percentage" office:value="0.789857352632683" calcext:value-type="percentage">
            <text:p>78,99 %</text:p>
          </table:table-cell>
          <table:table-cell table:formula="of:=[.G230]/[.$G$952]" office:value-type="percentage" office:value="0" calcext:value-type="percentage">
            <text:p>0,00 %</text:p>
          </table:table-cell>
          <table:table-cell table:formula="of:=[.L229]+[.K230]" office:value-type="percentage" office:value="0.754814983318169" calcext:value-type="percentage">
            <text:p>75,48 %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212" xlink:type="simple">Maarssenbroek</text:a>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31]/[.$F$952]" office:value-type="percentage" office:value="0.000891546045731068" calcext:value-type="percentage">
            <text:p>0,09 %</text:p>
          </table:table-cell>
          <table:table-cell table:formula="of:=[.J230]+[.I231]" office:value-type="percentage" office:value="0.790748898678414" calcext:value-type="percentage">
            <text:p>79,07 %</text:p>
          </table:table-cell>
          <table:table-cell table:formula="of:=[.G231]/[.$G$952]" office:value-type="percentage" office:value="0.00102365787079163" calcext:value-type="percentage">
            <text:p>0,10 %</text:p>
          </table:table-cell>
          <table:table-cell table:formula="of:=[.L230]+[.K231]" office:value-type="percentage" office:value="0.755838641188961" calcext:value-type="percentage">
            <text:p>75,58 %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641" xlink:type="simple">Hooksiel</text:a>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32]/[.$F$952]" office:value-type="percentage" office:value="0.000891546045731068" calcext:value-type="percentage">
            <text:p>0,09 %</text:p>
          </table:table-cell>
          <table:table-cell table:formula="of:=[.J231]+[.I232]" office:value-type="percentage" office:value="0.791640444724145" calcext:value-type="percentage">
            <text:p>79,16 %</text:p>
          </table:table-cell>
          <table:table-cell table:formula="of:=[.G232]/[.$G$952]" office:value-type="percentage" office:value="0.00102365787079163" calcext:value-type="percentage">
            <text:p>0,10 %</text:p>
          </table:table-cell>
          <table:table-cell table:formula="of:=[.L231]+[.K232]" office:value-type="percentage" office:value="0.756862299059752" calcext:value-type="percentage">
            <text:p>75,69 %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Japan</text:p>
          </table:table-cell>
          <table:table-cell office:value-type="string" calcext:value-type="string">
            <text:p><text:a xlink:href="https://www.aishub.net/stations/3024" xlink:type="simple">Katsuura, Chiba</text:a>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33]/[.$F$952]" office:value-type="percentage" office:value="0.000881057268722467" calcext:value-type="percentage">
            <text:p>0,09 %</text:p>
          </table:table-cell>
          <table:table-cell table:formula="of:=[.J232]+[.I233]" office:value-type="percentage" office:value="0.792521501992867" calcext:value-type="percentage">
            <text:p>79,25 %</text:p>
          </table:table-cell>
          <table:table-cell table:formula="of:=[.G233]/[.$G$952]" office:value-type="percentage" office:value="0.00318471337579618" calcext:value-type="percentage">
            <text:p>0,32 %</text:p>
          </table:table-cell>
          <table:table-cell table:formula="of:=[.L232]+[.K233]" office:value-type="percentage" office:value="0.760047012435548" calcext:value-type="percentage">
            <text:p>76,00 %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813" xlink:type="simple">Vancouver</text:a>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34]/[.$F$952]" office:value-type="percentage" office:value="0.000881057268722467" calcext:value-type="percentage">
            <text:p>0,09 %</text:p>
          </table:table-cell>
          <table:table-cell table:formula="of:=[.J233]+[.I234]" office:value-type="percentage" office:value="0.79340255926159" calcext:value-type="percentage">
            <text:p>79,34 %</text:p>
          </table:table-cell>
          <table:table-cell table:formula="of:=[.G234]/[.$G$952]" office:value-type="percentage" office:value="0.000151653017895056" calcext:value-type="percentage">
            <text:p>0,02 %</text:p>
          </table:table-cell>
          <table:table-cell table:formula="of:=[.L233]+[.K234]" office:value-type="percentage" office:value="0.760198665453444" calcext:value-type="percentage">
            <text:p>76,02 %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2720" xlink:type="simple">Vigo Bay</text:a>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35]/[.$F$952]" office:value-type="percentage" office:value="0.000881057268722467" calcext:value-type="percentage">
            <text:p>0,09 %</text:p>
          </table:table-cell>
          <table:table-cell table:formula="of:=[.J234]+[.I235]" office:value-type="percentage" office:value="0.794283616530312" calcext:value-type="percentage">
            <text:p>79,43 %</text:p>
          </table:table-cell>
          <table:table-cell table:formula="of:=[.G235]/[.$G$952]" office:value-type="percentage" office:value="0.000872004852896573" calcext:value-type="percentage">
            <text:p>0,09 %</text:p>
          </table:table-cell>
          <table:table-cell table:formula="of:=[.L234]+[.K235]" office:value-type="percentage" office:value="0.76107067030634" calcext:value-type="percentage">
            <text:p>76,11 %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899" xlink:type="simple">Berlin</text:a>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36]/[.$F$952]" office:value-type="percentage" office:value="0.000860079714705265" calcext:value-type="percentage">
            <text:p>0,09 %</text:p>
          </table:table-cell>
          <table:table-cell table:formula="of:=[.J235]+[.I236]" office:value-type="percentage" office:value="0.795143696245017" calcext:value-type="percentage">
            <text:p>79,51 %</text:p>
          </table:table-cell>
          <table:table-cell table:formula="of:=[.G236]/[.$G$952]" office:value-type="percentage" office:value="0.00227479526842584" calcext:value-type="percentage">
            <text:p>0,23 %</text:p>
          </table:table-cell>
          <table:table-cell table:formula="of:=[.L235]+[.K236]" office:value-type="percentage" office:value="0.763345465574766" calcext:value-type="percentage">
            <text:p>76,33 %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outh Africa</text:p>
          </table:table-cell>
          <table:table-cell office:value-type="string" calcext:value-type="string">
            <text:p><text:a xlink:href="https://www.aishub.net/stations/2511" xlink:type="simple">Cape Town</text:a>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37]/[.$F$952]" office:value-type="percentage" office:value="0.000849590937696665" calcext:value-type="percentage">
            <text:p>0,08 %</text:p>
          </table:table-cell>
          <table:table-cell table:formula="of:=[.J236]+[.I237]" office:value-type="percentage" office:value="0.795993287182714" calcext:value-type="percentage">
            <text:p>79,60 %</text:p>
          </table:table-cell>
          <table:table-cell table:formula="of:=[.G237]/[.$G$952]" office:value-type="percentage" office:value="0.000758265089475281" calcext:value-type="percentage">
            <text:p>0,08 %</text:p>
          </table:table-cell>
          <table:table-cell table:formula="of:=[.L236]+[.K237]" office:value-type="percentage" office:value="0.764103730664241" calcext:value-type="percentage">
            <text:p>76,41 %</text:p>
          </table:table-cell>
        </table:table-row>
        <table:table-row table:style-name="ro2">
          <table:table-cell office:value-type="float" office:value="2697" calcext:value-type="float">
            <text:p>269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697" xlink:type="simple">Bremerton, WA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38]/[.$F$952]" office:value-type="percentage" office:value="0.000839102160688064" calcext:value-type="percentage">
            <text:p>0,08 %</text:p>
          </table:table-cell>
          <table:table-cell table:formula="of:=[.J237]+[.I238]" office:value-type="percentage" office:value="0.796832389343402" calcext:value-type="percentage">
            <text:p>79,68 %</text:p>
          </table:table-cell>
          <table:table-cell table:formula="of:=[.G238]/[.$G$952]" office:value-type="percentage" office:value="0.00037913254473764" calcext:value-type="percentage">
            <text:p>0,04 %</text:p>
          </table:table-cell>
          <table:table-cell table:formula="of:=[.L237]+[.K238]" office:value-type="percentage" office:value="0.764482863208979" calcext:value-type="percentage">
            <text:p>76,45 %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463" xlink:type="simple">Prince Rupert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39]/[.$F$952]" office:value-type="percentage" office:value="0.000839102160688064" calcext:value-type="percentage">
            <text:p>0,08 %</text:p>
          </table:table-cell>
          <table:table-cell table:formula="of:=[.J238]+[.I239]" office:value-type="percentage" office:value="0.79767149150409" calcext:value-type="percentage">
            <text:p>79,77 %</text:p>
          </table:table-cell>
          <table:table-cell table:formula="of:=[.G239]/[.$G$952]" office:value-type="percentage" office:value="0.000037913254473764" calcext:value-type="percentage">
            <text:p>0,00 %</text:p>
          </table:table-cell>
          <table:table-cell table:formula="of:=[.L238]+[.K239]" office:value-type="percentage" office:value="0.764520776463453" calcext:value-type="percentage">
            <text:p>76,45 %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lovenia</text:p>
          </table:table-cell>
          <table:table-cell office:value-type="string" calcext:value-type="string">
            <text:p><text:a xlink:href="https://www.aishub.net/stations/2344" xlink:type="simple">Kope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40]/[.$F$952]" office:value-type="percentage" office:value="0.000839102160688064" calcext:value-type="percentage">
            <text:p>0,08 %</text:p>
          </table:table-cell>
          <table:table-cell table:formula="of:=[.J239]+[.I240]" office:value-type="percentage" office:value="0.798510593664778" calcext:value-type="percentage">
            <text:p>79,85 %</text:p>
          </table:table-cell>
          <table:table-cell table:formula="of:=[.G240]/[.$G$952]" office:value-type="percentage" office:value="0.00018956627236882" calcext:value-type="percentage">
            <text:p>0,02 %</text:p>
          </table:table-cell>
          <table:table-cell table:formula="of:=[.L239]+[.K240]" office:value-type="percentage" office:value="0.764710342735822" calcext:value-type="percentage">
            <text:p>76,47 %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589" xlink:type="simple">Tomasjord</text:a>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41]/[.$F$952]" office:value-type="percentage" office:value="0.000828613383679463" calcext:value-type="percentage">
            <text:p>0,08 %</text:p>
          </table:table-cell>
          <table:table-cell table:formula="of:=[.J240]+[.I241]" office:value-type="percentage" office:value="0.799339207048458" calcext:value-type="percentage">
            <text:p>79,93 %</text:p>
          </table:table-cell>
          <table:table-cell table:formula="of:=[.G241]/[.$G$952]" office:value-type="percentage" office:value="0" calcext:value-type="percentage">
            <text:p>0,00 %</text:p>
          </table:table-cell>
          <table:table-cell table:formula="of:=[.L240]+[.K241]" office:value-type="percentage" office:value="0.764710342735822" calcext:value-type="percentage">
            <text:p>76,47 %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473" xlink:type="simple">Breskens</text:a>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42]/[.$F$952]" office:value-type="percentage" office:value="0.000828613383679463" calcext:value-type="percentage">
            <text:p>0,08 %</text:p>
          </table:table-cell>
          <table:table-cell table:formula="of:=[.J241]+[.I242]" office:value-type="percentage" office:value="0.800167820432137" calcext:value-type="percentage">
            <text:p>80,02 %</text:p>
          </table:table-cell>
          <table:table-cell table:formula="of:=[.G242]/[.$G$952]" office:value-type="percentage" office:value="0" calcext:value-type="percentage">
            <text:p>0,00 %</text:p>
          </table:table-cell>
          <table:table-cell table:formula="of:=[.L241]+[.K242]" office:value-type="percentage" office:value="0.764710342735822" calcext:value-type="percentage">
            <text:p>76,47 %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593" xlink:type="simple">Prince Rupert</text:a>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43]/[.$F$952]" office:value-type="percentage" office:value="0.000828613383679463" calcext:value-type="percentage">
            <text:p>0,08 %</text:p>
          </table:table-cell>
          <table:table-cell table:formula="of:=[.J242]+[.I243]" office:value-type="percentage" office:value="0.800996433815817" calcext:value-type="percentage">
            <text:p>80,10 %</text:p>
          </table:table-cell>
          <table:table-cell table:formula="of:=[.G243]/[.$G$952]" office:value-type="percentage" office:value="0" calcext:value-type="percentage">
            <text:p>0,00 %</text:p>
          </table:table-cell>
          <table:table-cell table:formula="of:=[.L242]+[.K243]" office:value-type="percentage" office:value="0.764710342735822" calcext:value-type="percentage">
            <text:p>76,47 %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593" xlink:type="simple">Rostock</text:a>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44]/[.$F$952]" office:value-type="percentage" office:value="0.000828613383679463" calcext:value-type="percentage">
            <text:p>0,08 %</text:p>
          </table:table-cell>
          <table:table-cell table:formula="of:=[.J243]+[.I244]" office:value-type="percentage" office:value="0.801825047199496" calcext:value-type="percentage">
            <text:p>80,18 %</text:p>
          </table:table-cell>
          <table:table-cell table:formula="of:=[.G244]/[.$G$952]" office:value-type="percentage" office:value="0.0018956627236882" calcext:value-type="percentage">
            <text:p>0,19 %</text:p>
          </table:table-cell>
          <table:table-cell table:formula="of:=[.L243]+[.K244]" office:value-type="percentage" office:value="0.76660600545951" calcext:value-type="percentage">
            <text:p>76,66 %</text:p>
          </table:table-cell>
        </table:table-row>
        <table:table-row table:style-name="ro2">
          <table:table-cell office:value-type="float" office:value="3526" calcext:value-type="float">
            <text:p>352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Arab Emirates</text:p>
          </table:table-cell>
          <table:table-cell office:value-type="string" calcext:value-type="string">
            <text:p><text:a xlink:href="https://www.aishub.net/stations/3526" xlink:type="simple">Abu Dhabi</text:a>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45]/[.$F$952]" office:value-type="percentage" office:value="0.000828613383679463" calcext:value-type="percentage">
            <text:p>0,08 %</text:p>
          </table:table-cell>
          <table:table-cell table:formula="of:=[.J244]+[.I245]" office:value-type="percentage" office:value="0.802653660583175" calcext:value-type="percentage">
            <text:p>80,27 %</text:p>
          </table:table-cell>
          <table:table-cell table:formula="of:=[.G245]/[.$G$952]" office:value-type="percentage" office:value="0.00136487716105551" calcext:value-type="percentage">
            <text:p>0,14 %</text:p>
          </table:table-cell>
          <table:table-cell table:formula="of:=[.L244]+[.K245]" office:value-type="percentage" office:value="0.767970882620565" calcext:value-type="percentage">
            <text:p>76,80 %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422" xlink:type="simple">Collaroy Plateau</text:a>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46]/[.$F$952]" office:value-type="percentage" office:value="0.000828613383679463" calcext:value-type="percentage">
            <text:p>0,08 %</text:p>
          </table:table-cell>
          <table:table-cell table:formula="of:=[.J245]+[.I246]" office:value-type="percentage" office:value="0.803482273966855" calcext:value-type="percentage">
            <text:p>80,35 %</text:p>
          </table:table-cell>
          <table:table-cell table:formula="of:=[.G246]/[.$G$952]" office:value-type="percentage" office:value="0.00219896875947831" calcext:value-type="percentage">
            <text:p>0,22 %</text:p>
          </table:table-cell>
          <table:table-cell table:formula="of:=[.L245]+[.K246]" office:value-type="percentage" office:value="0.770169851380044" calcext:value-type="percentage">
            <text:p>77,02 %</text:p>
          </table:table-cell>
        </table:table-row>
        <table:table-row table:style-name="ro2">
          <table:table-cell office:value-type="float" office:value="2812" calcext:value-type="float">
            <text:p>281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812" xlink:type="simple">San Francisco</text:a>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47]/[.$F$952]" office:value-type="percentage" office:value="0.000828613383679463" calcext:value-type="percentage">
            <text:p>0,08 %</text:p>
          </table:table-cell>
          <table:table-cell table:formula="of:=[.J246]+[.I247]" office:value-type="percentage" office:value="0.804310887350534" calcext:value-type="percentage">
            <text:p>80,43 %</text:p>
          </table:table-cell>
          <table:table-cell table:formula="of:=[.G247]/[.$G$952]" office:value-type="percentage" office:value="0.00246436154079466" calcext:value-type="percentage">
            <text:p>0,25 %</text:p>
          </table:table-cell>
          <table:table-cell table:formula="of:=[.L246]+[.K247]" office:value-type="percentage" office:value="0.772634212920838" calcext:value-type="percentage">
            <text:p>77,26 %</text:p>
          </table:table-cell>
        </table:table-row>
        <table:table-row table:style-name="ro2"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648" xlink:type="simple">London</text:a>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48]/[.$F$952]" office:value-type="percentage" office:value="0.000818124606670862" calcext:value-type="percentage">
            <text:p>0,08 %</text:p>
          </table:table-cell>
          <table:table-cell table:formula="of:=[.J247]+[.I248]" office:value-type="percentage" office:value="0.805129011957205" calcext:value-type="percentage">
            <text:p>80,51 %</text:p>
          </table:table-cell>
          <table:table-cell table:formula="of:=[.G248]/[.$G$952]" office:value-type="percentage" office:value="0.000151653017895056" calcext:value-type="percentage">
            <text:p>0,02 %</text:p>
          </table:table-cell>
          <table:table-cell table:formula="of:=[.L247]+[.K248]" office:value-type="percentage" office:value="0.772785865938733" calcext:value-type="percentage">
            <text:p>77,28 %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423" xlink:type="simple">Oldendorf</text:a>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49]/[.$F$952]" office:value-type="percentage" office:value="0.000807635829662261" calcext:value-type="percentage">
            <text:p>0,08 %</text:p>
          </table:table-cell>
          <table:table-cell table:formula="of:=[.J248]+[.I249]" office:value-type="percentage" office:value="0.805936647786868" calcext:value-type="percentage">
            <text:p>80,59 %</text:p>
          </table:table-cell>
          <table:table-cell table:formula="of:=[.G249]/[.$G$952]" office:value-type="percentage" office:value="0.000720351835001517" calcext:value-type="percentage">
            <text:p>0,07 %</text:p>
          </table:table-cell>
          <table:table-cell table:formula="of:=[.L248]+[.K249]" office:value-type="percentage" office:value="0.773506217773735" calcext:value-type="percentage">
            <text:p>77,35 %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180" xlink:type="simple">Rouen</text:a>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5&amp;_pjax=%23w0-pjax" xlink:type="simple"> </text:a></text:p>
          </table:table-cell>
          <table:table-cell table:formula="of:=[.F250]/[.$F$952]" office:value-type="percentage" office:value="0.000807635829662261" calcext:value-type="percentage">
            <text:p>0,08 %</text:p>
          </table:table-cell>
          <table:table-cell table:formula="of:=[.J249]+[.I250]" office:value-type="percentage" office:value="0.80674428361653" calcext:value-type="percentage">
            <text:p>80,67 %</text:p>
          </table:table-cell>
          <table:table-cell table:formula="of:=[.G250]/[.$G$952]" office:value-type="percentage" office:value="0" calcext:value-type="percentage">
            <text:p>0,00 %</text:p>
          </table:table-cell>
          <table:table-cell table:formula="of:=[.L249]+[.K250]" office:value-type="percentage" office:value="0.773506217773735" calcext:value-type="percentage">
            <text:p>77,35 %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w Zealand</text:p>
          </table:table-cell>
          <table:table-cell office:value-type="string" calcext:value-type="string">
            <text:p><text:a xlink:href="https://www.aishub.net/stations/2365" xlink:type="simple">Auckland</text:a>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formula="of:=[.F251]/[.$F$952]" office:value-type="percentage" office:value="0.000807635829662261" calcext:value-type="percentage">
            <text:p>0,08 %</text:p>
          </table:table-cell>
          <table:table-cell table:formula="of:=[.J250]+[.I251]" office:value-type="percentage" office:value="0.807551919446192" calcext:value-type="percentage">
            <text:p>80,76 %</text:p>
          </table:table-cell>
          <table:table-cell table:formula="of:=[.G251]/[.$G$952]" office:value-type="percentage" office:value="0.00018956627236882" calcext:value-type="percentage">
            <text:p>0,02 %</text:p>
          </table:table-cell>
          <table:table-cell table:formula="of:=[.L250]+[.K251]" office:value-type="percentage" office:value="0.773695784046104" calcext:value-type="percentage">
            <text:p>77,37 %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180" xlink:type="simple">Rouen</text:a>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52]/[.$F$952]" office:value-type="percentage" office:value="0.000807635829662261" calcext:value-type="percentage">
            <text:p>0,08 %</text:p>
          </table:table-cell>
          <table:table-cell table:formula="of:=[.J251]+[.I252]" office:value-type="percentage" office:value="0.808359555275854" calcext:value-type="percentage">
            <text:p>80,84 %</text:p>
          </table:table-cell>
          <table:table-cell table:formula="of:=[.G252]/[.$G$952]" office:value-type="percentage" office:value="0" calcext:value-type="percentage">
            <text:p>0,00 %</text:p>
          </table:table-cell>
          <table:table-cell table:formula="of:=[.L251]+[.K252]" office:value-type="percentage" office:value="0.773695784046104" calcext:value-type="percentage">
            <text:p>77,37 %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423" xlink:type="simple">Oldendorf</text:a>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53]/[.$F$952]" office:value-type="percentage" office:value="0.000807635829662261" calcext:value-type="percentage">
            <text:p>0,08 %</text:p>
          </table:table-cell>
          <table:table-cell table:formula="of:=[.J252]+[.I253]" office:value-type="percentage" office:value="0.809167191105517" calcext:value-type="percentage">
            <text:p>80,92 %</text:p>
          </table:table-cell>
          <table:table-cell table:formula="of:=[.G253]/[.$G$952]" office:value-type="percentage" office:value="0.000720351835001517" calcext:value-type="percentage">
            <text:p>0,07 %</text:p>
          </table:table-cell>
          <table:table-cell table:formula="of:=[.L252]+[.K253]" office:value-type="percentage" office:value="0.774416135881105" calcext:value-type="percentage">
            <text:p>77,44 %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892" xlink:type="simple">Duiven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54]/[.$F$952]" office:value-type="percentage" office:value="0.000797147052653661" calcext:value-type="percentage">
            <text:p>0,08 %</text:p>
          </table:table-cell>
          <table:table-cell table:formula="of:=[.J253]+[.I254]" office:value-type="percentage" office:value="0.80996433815817" calcext:value-type="percentage">
            <text:p>81,00 %</text:p>
          </table:table-cell>
          <table:table-cell table:formula="of:=[.G254]/[.$G$952]" office:value-type="percentage" office:value="0.000796178343949045" calcext:value-type="percentage">
            <text:p>0,08 %</text:p>
          </table:table-cell>
          <table:table-cell table:formula="of:=[.L253]+[.K254]" office:value-type="percentage" office:value="0.775212314225054" calcext:value-type="percentage">
            <text:p>77,52 %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147" xlink:type="simple">Tromsø</text:a>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55]/[.$F$952]" office:value-type="percentage" office:value="0.000797147052653661" calcext:value-type="percentage">
            <text:p>0,08 %</text:p>
          </table:table-cell>
          <table:table-cell table:formula="of:=[.J254]+[.I255]" office:value-type="percentage" office:value="0.810761485210824" calcext:value-type="percentage">
            <text:p>81,08 %</text:p>
          </table:table-cell>
          <table:table-cell table:formula="of:=[.G255]/[.$G$952]" office:value-type="percentage" office:value="0" calcext:value-type="percentage">
            <text:p>0,00 %</text:p>
          </table:table-cell>
          <table:table-cell table:formula="of:=[.L254]+[.K255]" office:value-type="percentage" office:value="0.775212314225054" calcext:value-type="percentage">
            <text:p>77,52 %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/>
          <table:table-cell office:value-type="string" calcext:value-type="string">
            <text:p>53 %</text:p>
          </table:table-cell>
          <table:table-cell office:value-type="string" calcext:value-type="string">
            <text:p> Viet Nam</text:p>
          </table:table-cell>
          <table:table-cell office:value-type="string" calcext:value-type="string">
            <text:p><text:a xlink:href="https://www.aishub.net/stations/3258" xlink:type="simple">Haiphong</text:a>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56]/[.$F$952]" office:value-type="percentage" office:value="0.000797147052653661" calcext:value-type="percentage">
            <text:p>0,08 %</text:p>
          </table:table-cell>
          <table:table-cell table:formula="of:=[.J255]+[.I256]" office:value-type="percentage" office:value="0.811558632263477" calcext:value-type="percentage">
            <text:p>81,16 %</text:p>
          </table:table-cell>
          <table:table-cell table:formula="of:=[.G256]/[.$G$952]" office:value-type="percentage" office:value="0.00018956627236882" calcext:value-type="percentage">
            <text:p>0,02 %</text:p>
          </table:table-cell>
          <table:table-cell table:formula="of:=[.L255]+[.K256]" office:value-type="percentage" office:value="0.775401880497423" calcext:value-type="percentage">
            <text:p>77,54 %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655" xlink:type="simple">Sliedrecht</text:a>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57]/[.$F$952]" office:value-type="percentage" office:value="0.00078665827564506" calcext:value-type="percentage">
            <text:p>0,08 %</text:p>
          </table:table-cell>
          <table:table-cell table:formula="of:=[.J256]+[.I257]" office:value-type="percentage" office:value="0.812345290539123" calcext:value-type="percentage">
            <text:p>81,23 %</text:p>
          </table:table-cell>
          <table:table-cell table:formula="of:=[.G257]/[.$G$952]" office:value-type="percentage" office:value="0.00166818319684562" calcext:value-type="percentage">
            <text:p>0,17 %</text:p>
          </table:table-cell>
          <table:table-cell table:formula="of:=[.L256]+[.K257]" office:value-type="percentage" office:value="0.777070063694269" calcext:value-type="percentage">
            <text:p>77,71 %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586" xlink:type="simple">Jeloy, Moss</text:a>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58]/[.$F$952]" office:value-type="percentage" office:value="0.00078665827564506" calcext:value-type="percentage">
            <text:p>0,08 %</text:p>
          </table:table-cell>
          <table:table-cell table:formula="of:=[.J257]+[.I258]" office:value-type="percentage" office:value="0.813131948814768" calcext:value-type="percentage">
            <text:p>81,31 %</text:p>
          </table:table-cell>
          <table:table-cell table:formula="of:=[.G258]/[.$G$952]" office:value-type="percentage" office:value="0" calcext:value-type="percentage">
            <text:p>0,00 %</text:p>
          </table:table-cell>
          <table:table-cell table:formula="of:=[.L257]+[.K258]" office:value-type="percentage" office:value="0.777070063694269" calcext:value-type="percentage">
            <text:p>77,71 %</text:p>
          </table:table-cell>
        </table:table-row>
        <table:table-row table:style-name="ro2">
          <table:table-cell office:value-type="float" office:value="2825" calcext:value-type="float">
            <text:p>282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825" xlink:type="simple">Alton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59]/[.$F$952]" office:value-type="percentage" office:value="0.00078665827564506" calcext:value-type="percentage">
            <text:p>0,08 %</text:p>
          </table:table-cell>
          <table:table-cell table:formula="of:=[.J258]+[.I259]" office:value-type="percentage" office:value="0.813918607090413" calcext:value-type="percentage">
            <text:p>81,39 %</text:p>
          </table:table-cell>
          <table:table-cell table:formula="of:=[.G259]/[.$G$952]" office:value-type="percentage" office:value="0.000417045799211404" calcext:value-type="percentage">
            <text:p>0,04 %</text:p>
          </table:table-cell>
          <table:table-cell table:formula="of:=[.L258]+[.K259]" office:value-type="percentage" office:value="0.77748710949348" calcext:value-type="percentage">
            <text:p>77,75 %</text:p>
          </table:table-cell>
        </table:table-row>
        <table:table-row table:style-name="ro2">
          <table:table-cell office:value-type="float" office:value="2791" calcext:value-type="float">
            <text:p>279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791" xlink:type="simple">Florida, Tampa</text:a>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60]/[.$F$952]" office:value-type="percentage" office:value="0.00078665827564506" calcext:value-type="percentage">
            <text:p>0,08 %</text:p>
          </table:table-cell>
          <table:table-cell table:formula="of:=[.J259]+[.I260]" office:value-type="percentage" office:value="0.814705265366058" calcext:value-type="percentage">
            <text:p>81,47 %</text:p>
          </table:table-cell>
          <table:table-cell table:formula="of:=[.G260]/[.$G$952]" office:value-type="percentage" office:value="0.00204731574158326" calcext:value-type="percentage">
            <text:p>0,20 %</text:p>
          </table:table-cell>
          <table:table-cell table:formula="of:=[.L259]+[.K260]" office:value-type="percentage" office:value="0.779534425235063" calcext:value-type="percentage">
            <text:p>77,95 %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137" xlink:type="simple">Bremen</text:a>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61]/[.$F$952]" office:value-type="percentage" office:value="0.00078665827564506" calcext:value-type="percentage">
            <text:p>0,08 %</text:p>
          </table:table-cell>
          <table:table-cell table:formula="of:=[.J260]+[.I261]" office:value-type="percentage" office:value="0.815491923641703" calcext:value-type="percentage">
            <text:p>81,55 %</text:p>
          </table:table-cell>
          <table:table-cell table:formula="of:=[.G261]/[.$G$952]" office:value-type="percentage" office:value="0.000113739763421292" calcext:value-type="percentage">
            <text:p>0,01 %</text:p>
          </table:table-cell>
          <table:table-cell table:formula="of:=[.L260]+[.K261]" office:value-type="percentage" office:value="0.779648164998485" calcext:value-type="percentage">
            <text:p>77,96 %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701" xlink:type="simple">O'Connor</text:a>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62]/[.$F$952]" office:value-type="percentage" office:value="0.000776169498636459" calcext:value-type="percentage">
            <text:p>0,08 %</text:p>
          </table:table-cell>
          <table:table-cell table:formula="of:=[.J261]+[.I262]" office:value-type="percentage" office:value="0.816268093140339" calcext:value-type="percentage">
            <text:p>81,63 %</text:p>
          </table:table-cell>
          <table:table-cell table:formula="of:=[.G262]/[.$G$952]" office:value-type="percentage" office:value="0.00219896875947831" calcext:value-type="percentage">
            <text:p>0,22 %</text:p>
          </table:table-cell>
          <table:table-cell table:formula="of:=[.L261]+[.K262]" office:value-type="percentage" office:value="0.781847133757963" calcext:value-type="percentage">
            <text:p>78,18 %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2959" xlink:type="simple">Valencia</text:a>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63]/[.$F$952]" office:value-type="percentage" office:value="0.000765680721627858" calcext:value-type="percentage">
            <text:p>0,08 %</text:p>
          </table:table-cell>
          <table:table-cell table:formula="of:=[.J262]+[.I263]" office:value-type="percentage" office:value="0.817033773861967" calcext:value-type="percentage">
            <text:p>81,70 %</text:p>
          </table:table-cell>
          <table:table-cell table:formula="of:=[.G263]/[.$G$952]" office:value-type="percentage" office:value="0" calcext:value-type="percentage">
            <text:p>0,00 %</text:p>
          </table:table-cell>
          <table:table-cell table:formula="of:=[.L262]+[.K263]" office:value-type="percentage" office:value="0.781847133757963" calcext:value-type="percentage">
            <text:p>78,18 %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804" xlink:type="simple">Oslo</text:a>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64]/[.$F$952]" office:value-type="percentage" office:value="0.000765680721627858" calcext:value-type="percentage">
            <text:p>0,08 %</text:p>
          </table:table-cell>
          <table:table-cell table:formula="of:=[.J263]+[.I264]" office:value-type="percentage" office:value="0.817799454583595" calcext:value-type="percentage">
            <text:p>81,78 %</text:p>
          </table:table-cell>
          <table:table-cell table:formula="of:=[.G264]/[.$G$952]" office:value-type="percentage" office:value="0.0000758265089475281" calcext:value-type="percentage">
            <text:p>0,01 %</text:p>
          </table:table-cell>
          <table:table-cell table:formula="of:=[.L263]+[.K264]" office:value-type="percentage" office:value="0.78192296026691" calcext:value-type="percentage">
            <text:p>78,19 %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279" xlink:type="simple">Minyama Sunshine Coast QLD</text:a>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65]/[.$F$952]" office:value-type="percentage" office:value="0.000765680721627858" calcext:value-type="percentage">
            <text:p>0,08 %</text:p>
          </table:table-cell>
          <table:table-cell table:formula="of:=[.J264]+[.I265]" office:value-type="percentage" office:value="0.818565135305223" calcext:value-type="percentage">
            <text:p>81,86 %</text:p>
          </table:table-cell>
          <table:table-cell table:formula="of:=[.G265]/[.$G$952]" office:value-type="percentage" office:value="0.00219896875947831" calcext:value-type="percentage">
            <text:p>0,22 %</text:p>
          </table:table-cell>
          <table:table-cell table:formula="of:=[.L264]+[.K265]" office:value-type="percentage" office:value="0.784121929026389" calcext:value-type="percentage">
            <text:p>78,41 %</text:p>
          </table:table-cell>
        </table:table-row>
        <table:table-row table:style-name="ro2">
          <table:table-cell office:value-type="float" office:value="2537" calcext:value-type="float">
            <text:p>253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537" xlink:type="simple">Savannah, Georgia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66]/[.$F$952]" office:value-type="percentage" office:value="0.000755191944619257" calcext:value-type="percentage">
            <text:p>0,08 %</text:p>
          </table:table-cell>
          <table:table-cell table:formula="of:=[.J265]+[.I266]" office:value-type="percentage" office:value="0.819320327249842" calcext:value-type="percentage">
            <text:p>81,93 %</text:p>
          </table:table-cell>
          <table:table-cell table:formula="of:=[.G266]/[.$G$952]" office:value-type="percentage" office:value="0.000872004852896573" calcext:value-type="percentage">
            <text:p>0,09 %</text:p>
          </table:table-cell>
          <table:table-cell table:formula="of:=[.L265]+[.K266]" office:value-type="percentage" office:value="0.784993933879285" calcext:value-type="percentage">
            <text:p>78,50 %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077" xlink:type="simple">Kiel</text:a>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67]/[.$F$952]" office:value-type="percentage" office:value="0.000755191944619257" calcext:value-type="percentage">
            <text:p>0,08 %</text:p>
          </table:table-cell>
          <table:table-cell table:formula="of:=[.J266]+[.I267]" office:value-type="percentage" office:value="0.820075519194461" calcext:value-type="percentage">
            <text:p>82,01 %</text:p>
          </table:table-cell>
          <table:table-cell table:formula="of:=[.G267]/[.$G$952]" office:value-type="percentage" office:value="0" calcext:value-type="percentage">
            <text:p>0,00 %</text:p>
          </table:table-cell>
          <table:table-cell table:formula="of:=[.L266]+[.K267]" office:value-type="percentage" office:value="0.784993933879285" calcext:value-type="percentage">
            <text:p>78,50 %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289" xlink:type="simple">Six Fours Les Plages</text:a>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68]/[.$F$952]" office:value-type="percentage" office:value="0.000755191944619257" calcext:value-type="percentage">
            <text:p>0,08 %</text:p>
          </table:table-cell>
          <table:table-cell table:formula="of:=[.J267]+[.I268]" office:value-type="percentage" office:value="0.820830711139081" calcext:value-type="percentage">
            <text:p>82,08 %</text:p>
          </table:table-cell>
          <table:table-cell table:formula="of:=[.G268]/[.$G$952]" office:value-type="percentage" office:value="0.00269184106763725" calcext:value-type="percentage">
            <text:p>0,27 %</text:p>
          </table:table-cell>
          <table:table-cell table:formula="of:=[.L267]+[.K268]" office:value-type="percentage" office:value="0.787685774946923" calcext:value-type="percentage">
            <text:p>78,77 %</text:p>
          </table:table-cell>
        </table:table-row>
        <table:table-row table:style-name="ro2">
          <table:table-cell office:value-type="float" office:value="2741" calcext:value-type="float">
            <text:p>274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741" xlink:type="simple">Stanford</text:a>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69]/[.$F$952]" office:value-type="percentage" office:value="0.000755191944619257" calcext:value-type="percentage">
            <text:p>0,08 %</text:p>
          </table:table-cell>
          <table:table-cell table:formula="of:=[.J268]+[.I269]" office:value-type="percentage" office:value="0.8215859030837" calcext:value-type="percentage">
            <text:p>82,16 %</text:p>
          </table:table-cell>
          <table:table-cell table:formula="of:=[.G269]/[.$G$952]" office:value-type="percentage" office:value="0.000265392781316348" calcext:value-type="percentage">
            <text:p>0,03 %</text:p>
          </table:table-cell>
          <table:table-cell table:formula="of:=[.L268]+[.K269]" office:value-type="percentage" office:value="0.787951167728239" calcext:value-type="percentage">
            <text:p>78,80 %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3176" xlink:type="simple">Näsudden Ingarö</text:a>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70]/[.$F$952]" office:value-type="percentage" office:value="0.000755191944619257" calcext:value-type="percentage">
            <text:p>0,08 %</text:p>
          </table:table-cell>
          <table:table-cell table:formula="of:=[.J269]+[.I270]" office:value-type="percentage" office:value="0.822341095028319" calcext:value-type="percentage">
            <text:p>82,23 %</text:p>
          </table:table-cell>
          <table:table-cell table:formula="of:=[.G270]/[.$G$952]" office:value-type="percentage" office:value="0.000227479526842584" calcext:value-type="percentage">
            <text:p>0,02 %</text:p>
          </table:table-cell>
          <table:table-cell table:formula="of:=[.L269]+[.K270]" office:value-type="percentage" office:value="0.788178647255081" calcext:value-type="percentage">
            <text:p>78,82 %</text:p>
          </table:table-cell>
        </table:table-row>
        <table:table-row table:style-name="ro2">
          <table:table-cell office:value-type="float" office:value="2135" calcext:value-type="float">
            <text:p>213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135" xlink:type="simple">Wilmington, CA</text:a>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71]/[.$F$952]" office:value-type="percentage" office:value="0.000755191944619257" calcext:value-type="percentage">
            <text:p>0,08 %</text:p>
          </table:table-cell>
          <table:table-cell table:formula="of:=[.J270]+[.I271]" office:value-type="percentage" office:value="0.823096286972938" calcext:value-type="percentage">
            <text:p>82,31 %</text:p>
          </table:table-cell>
          <table:table-cell table:formula="of:=[.G271]/[.$G$952]" office:value-type="percentage" office:value="0" calcext:value-type="percentage">
            <text:p>0,00 %</text:p>
          </table:table-cell>
          <table:table-cell table:formula="of:=[.L270]+[.K271]" office:value-type="percentage" office:value="0.788178647255081" calcext:value-type="percentage">
            <text:p>78,82 %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821" xlink:type="simple">Burnaby</text:a>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72]/[.$F$952]" office:value-type="percentage" office:value="0.000744703167610657" calcext:value-type="percentage">
            <text:p>0,07 %</text:p>
          </table:table-cell>
          <table:table-cell table:formula="of:=[.J271]+[.I272]" office:value-type="percentage" office:value="0.823840990140549" calcext:value-type="percentage">
            <text:p>82,38 %</text:p>
          </table:table-cell>
          <table:table-cell table:formula="of:=[.G272]/[.$G$952]" office:value-type="percentage" office:value="0" calcext:value-type="percentage">
            <text:p>0,00 %</text:p>
          </table:table-cell>
          <table:table-cell table:formula="of:=[.L271]+[.K272]" office:value-type="percentage" office:value="0.788178647255081" calcext:value-type="percentage">
            <text:p>78,82 %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287" xlink:type="simple">Renesse</text:a>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73]/[.$F$952]" office:value-type="percentage" office:value="0.000744703167610657" calcext:value-type="percentage">
            <text:p>0,07 %</text:p>
          </table:table-cell>
          <table:table-cell table:formula="of:=[.J272]+[.I273]" office:value-type="percentage" office:value="0.82458569330816" calcext:value-type="percentage">
            <text:p>82,46 %</text:p>
          </table:table-cell>
          <table:table-cell table:formula="of:=[.G273]/[.$G$952]" office:value-type="percentage" office:value="0.00018956627236882" calcext:value-type="percentage">
            <text:p>0,02 %</text:p>
          </table:table-cell>
          <table:table-cell table:formula="of:=[.L272]+[.K273]" office:value-type="percentage" office:value="0.78836821352745" calcext:value-type="percentage">
            <text:p>78,84 %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347" xlink:type="simple">The Hague</text:a>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74]/[.$F$952]" office:value-type="percentage" office:value="0.000744703167610657" calcext:value-type="percentage">
            <text:p>0,07 %</text:p>
          </table:table-cell>
          <table:table-cell table:formula="of:=[.J273]+[.I274]" office:value-type="percentage" office:value="0.82533039647577" calcext:value-type="percentage">
            <text:p>82,53 %</text:p>
          </table:table-cell>
          <table:table-cell table:formula="of:=[.G274]/[.$G$952]" office:value-type="percentage" office:value="0" calcext:value-type="percentage">
            <text:p>0,00 %</text:p>
          </table:table-cell>
          <table:table-cell table:formula="of:=[.L273]+[.K274]" office:value-type="percentage" office:value="0.78836821352745" calcext:value-type="percentage">
            <text:p>78,84 %</text:p>
          </table:table-cell>
        </table:table-row>
        <table:table-row table:style-name="ro2">
          <table:table-cell office:value-type="float" office:value="2277" calcext:value-type="float">
            <text:p>227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277" xlink:type="simple">Dania Beach - Florida</text:a>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75]/[.$F$952]" office:value-type="percentage" office:value="0.000744703167610657" calcext:value-type="percentage">
            <text:p>0,07 %</text:p>
          </table:table-cell>
          <table:table-cell table:formula="of:=[.J274]+[.I275]" office:value-type="percentage" office:value="0.826075099643381" calcext:value-type="percentage">
            <text:p>82,61 %</text:p>
          </table:table-cell>
          <table:table-cell table:formula="of:=[.G275]/[.$G$952]" office:value-type="percentage" office:value="0.000227479526842584" calcext:value-type="percentage">
            <text:p>0,02 %</text:p>
          </table:table-cell>
          <table:table-cell table:formula="of:=[.L274]+[.K275]" office:value-type="percentage" office:value="0.788595693054293" calcext:value-type="percentage">
            <text:p>78,86 %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652" xlink:type="simple">Hamburg</text:a>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76]/[.$F$952]" office:value-type="percentage" office:value="0.000734214390602056" calcext:value-type="percentage">
            <text:p>0,07 %</text:p>
          </table:table-cell>
          <table:table-cell table:formula="of:=[.J275]+[.I276]" office:value-type="percentage" office:value="0.826809314033983" calcext:value-type="percentage">
            <text:p>82,68 %</text:p>
          </table:table-cell>
          <table:table-cell table:formula="of:=[.G276]/[.$G$952]" office:value-type="percentage" office:value="0" calcext:value-type="percentage">
            <text:p>0,00 %</text:p>
          </table:table-cell>
          <table:table-cell table:formula="of:=[.L275]+[.K276]" office:value-type="percentage" office:value="0.788595693054293" calcext:value-type="percentage">
            <text:p>78,86 %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379" xlink:type="simple">Zeist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qps.nl/" xlink:type="simple">QPS</text:a></text:p>
          </table:table-cell>
          <table:table-cell table:formula="of:=[.F277]/[.$F$952]" office:value-type="percentage" office:value="0.000734214390602056" calcext:value-type="percentage">
            <text:p>0,07 %</text:p>
          </table:table-cell>
          <table:table-cell table:formula="of:=[.J276]+[.I277]" office:value-type="percentage" office:value="0.827543528424585" calcext:value-type="percentage">
            <text:p>82,75 %</text:p>
          </table:table-cell>
          <table:table-cell table:formula="of:=[.G277]/[.$G$952]" office:value-type="percentage" office:value="0.00102365787079163" calcext:value-type="percentage">
            <text:p>0,10 %</text:p>
          </table:table-cell>
          <table:table-cell table:formula="of:=[.L276]+[.K277]" office:value-type="percentage" office:value="0.789619350925084" calcext:value-type="percentage">
            <text:p>78,96 %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3939" xlink:type="simple">Nic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78]/[.$F$952]" office:value-type="percentage" office:value="0.000734214390602056" calcext:value-type="percentage">
            <text:p>0,07 %</text:p>
          </table:table-cell>
          <table:table-cell table:formula="of:=[.J277]+[.I278]" office:value-type="percentage" office:value="0.828277742815187" calcext:value-type="percentage">
            <text:p>82,83 %</text:p>
          </table:table-cell>
          <table:table-cell table:formula="of:=[.G278]/[.$G$952]" office:value-type="percentage" office:value="0.000113739763421292" calcext:value-type="percentage">
            <text:p>0,01 %</text:p>
          </table:table-cell>
          <table:table-cell table:formula="of:=[.L277]+[.K278]" office:value-type="percentage" office:value="0.789733090688506" calcext:value-type="percentage">
            <text:p>78,97 %</text:p>
          </table:table-cell>
        </table:table-row>
        <table:table-row table:style-name="ro2">
          <table:table-cell office:value-type="float" office:value="3193" calcext:value-type="float">
            <text:p>319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193" xlink:type="simple">Aberdeenshir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79]/[.$F$952]" office:value-type="percentage" office:value="0.000734214390602056" calcext:value-type="percentage">
            <text:p>0,07 %</text:p>
          </table:table-cell>
          <table:table-cell table:formula="of:=[.J278]+[.I279]" office:value-type="percentage" office:value="0.829011957205789" calcext:value-type="percentage">
            <text:p>82,90 %</text:p>
          </table:table-cell>
          <table:table-cell table:formula="of:=[.G279]/[.$G$952]" office:value-type="percentage" office:value="0.00132696390658174" calcext:value-type="percentage">
            <text:p>0,13 %</text:p>
          </table:table-cell>
          <table:table-cell table:formula="of:=[.L278]+[.K279]" office:value-type="percentage" office:value="0.791060054595087" calcext:value-type="percentage">
            <text:p>79,11 %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141" xlink:type="simple">Harkstede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80]/[.$F$952]" office:value-type="percentage" office:value="0.000723725613593455" calcext:value-type="percentage">
            <text:p>0,07 %</text:p>
          </table:table-cell>
          <table:table-cell table:formula="of:=[.J279]+[.I280]" office:value-type="percentage" office:value="0.829735682819383" calcext:value-type="percentage">
            <text:p>82,97 %</text:p>
          </table:table-cell>
          <table:table-cell table:formula="of:=[.G280]/[.$G$952]" office:value-type="percentage" office:value="0.00109948437973916" calcext:value-type="percentage">
            <text:p>0,11 %</text:p>
          </table:table-cell>
          <table:table-cell table:formula="of:=[.L279]+[.K280]" office:value-type="percentage" office:value="0.792159538974827" calcext:value-type="percentage">
            <text:p>79,22 %</text:p>
          </table:table-cell>
        </table:table-row>
        <table:table-row table:style-name="ro2">
          <table:table-cell office:value-type="float" office:value="3845" calcext:value-type="float">
            <text:p>384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845" xlink:type="simple">Bellingham, WA</text:a>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81]/[.$F$952]" office:value-type="percentage" office:value="0.000723725613593455" calcext:value-type="percentage">
            <text:p>0,07 %</text:p>
          </table:table-cell>
          <table:table-cell table:formula="of:=[.J280]+[.I281]" office:value-type="percentage" office:value="0.830459408432976" calcext:value-type="percentage">
            <text:p>83,05 %</text:p>
          </table:table-cell>
          <table:table-cell table:formula="of:=[.G281]/[.$G$952]" office:value-type="percentage" office:value="0.00181983621474067" calcext:value-type="percentage">
            <text:p>0,18 %</text:p>
          </table:table-cell>
          <table:table-cell table:formula="of:=[.L280]+[.K281]" office:value-type="percentage" office:value="0.793979375189567" calcext:value-type="percentage">
            <text:p>79,40 %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inland</text:p>
          </table:table-cell>
          <table:table-cell office:value-type="string" calcext:value-type="string">
            <text:p><text:a xlink:href="https://www.aishub.net/stations/2380" xlink:type="simple">Helsinki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82]/[.$F$952]" office:value-type="percentage" office:value="0.000723725613593455" calcext:value-type="percentage">
            <text:p>0,07 %</text:p>
          </table:table-cell>
          <table:table-cell table:formula="of:=[.J281]+[.I282]" office:value-type="percentage" office:value="0.83118313404657" calcext:value-type="percentage">
            <text:p>83,12 %</text:p>
          </table:table-cell>
          <table:table-cell table:formula="of:=[.G282]/[.$G$952]" office:value-type="percentage" office:value="0.000872004852896573" calcext:value-type="percentage">
            <text:p>0,09 %</text:p>
          </table:table-cell>
          <table:table-cell table:formula="of:=[.L281]+[.K282]" office:value-type="percentage" office:value="0.794851380042464" calcext:value-type="percentage">
            <text:p>79,49 %</text:p>
          </table:table-cell>
        </table:table-row>
        <table:table-row table:style-name="ro2">
          <table:table-cell office:value-type="float" office:value="3842" calcext:value-type="float">
            <text:p>384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842" xlink:type="simple">Brighton</text:a>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83]/[.$F$952]" office:value-type="percentage" office:value="0.000723725613593455" calcext:value-type="percentage">
            <text:p>0,07 %</text:p>
          </table:table-cell>
          <table:table-cell table:formula="of:=[.J282]+[.I283]" office:value-type="percentage" office:value="0.831906859660163" calcext:value-type="percentage">
            <text:p>83,19 %</text:p>
          </table:table-cell>
          <table:table-cell table:formula="of:=[.G283]/[.$G$952]" office:value-type="percentage" office:value="0.00144070367000303" calcext:value-type="percentage">
            <text:p>0,14 %</text:p>
          </table:table-cell>
          <table:table-cell table:formula="of:=[.L282]+[.K283]" office:value-type="percentage" office:value="0.796292083712467" calcext:value-type="percentage">
            <text:p>79,63 %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3544" xlink:type="simple">Gothenburg</text:a>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84]/[.$F$952]" office:value-type="percentage" office:value="0.000723725613593455" calcext:value-type="percentage">
            <text:p>0,07 %</text:p>
          </table:table-cell>
          <table:table-cell table:formula="of:=[.J283]+[.I284]" office:value-type="percentage" office:value="0.832630585273757" calcext:value-type="percentage">
            <text:p>83,26 %</text:p>
          </table:table-cell>
          <table:table-cell table:formula="of:=[.G284]/[.$G$952]" office:value-type="percentage" office:value="0" calcext:value-type="percentage">
            <text:p>0,00 %</text:p>
          </table:table-cell>
          <table:table-cell table:formula="of:=[.L283]+[.K284]" office:value-type="percentage" office:value="0.796292083712467" calcext:value-type="percentage">
            <text:p>79,63 %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721" xlink:type="simple">Bergen</text:a>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85]/[.$F$952]" office:value-type="percentage" office:value="0.000713236836584854" calcext:value-type="percentage">
            <text:p>0,07 %</text:p>
          </table:table-cell>
          <table:table-cell table:formula="of:=[.J284]+[.I285]" office:value-type="percentage" office:value="0.833343822110341" calcext:value-type="percentage">
            <text:p>83,33 %</text:p>
          </table:table-cell>
          <table:table-cell table:formula="of:=[.G285]/[.$G$952]" office:value-type="percentage" office:value="0.000151653017895056" calcext:value-type="percentage">
            <text:p>0,02 %</text:p>
          </table:table-cell>
          <table:table-cell table:formula="of:=[.L284]+[.K285]" office:value-type="percentage" office:value="0.796443736730362" calcext:value-type="percentage">
            <text:p>79,64 %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3840" xlink:type="simple">Røsnæs Fyr</text:a>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86]/[.$F$952]" office:value-type="percentage" office:value="0.000713236836584854" calcext:value-type="percentage">
            <text:p>0,07 %</text:p>
          </table:table-cell>
          <table:table-cell table:formula="of:=[.J285]+[.I286]" office:value-type="percentage" office:value="0.834057058946926" calcext:value-type="percentage">
            <text:p>83,41 %</text:p>
          </table:table-cell>
          <table:table-cell table:formula="of:=[.G286]/[.$G$952]" office:value-type="percentage" office:value="0.00193357597816197" calcext:value-type="percentage">
            <text:p>0,19 %</text:p>
          </table:table-cell>
          <table:table-cell table:formula="of:=[.L285]+[.K286]" office:value-type="percentage" office:value="0.798377312708524" calcext:value-type="percentage">
            <text:p>79,84 %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Belgium</text:p>
          </table:table-cell>
          <table:table-cell office:value-type="string" calcext:value-type="string">
            <text:p><text:a xlink:href="https://www.aishub.net/stations/3152" xlink:type="simple">Zeebrugge</text:a>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Citymesh</text:a></text:p>
          </table:table-cell>
          <table:table-cell table:formula="of:=[.F287]/[.$F$952]" office:value-type="percentage" office:value="0.000713236836584854" calcext:value-type="percentage">
            <text:p>0,07 %</text:p>
          </table:table-cell>
          <table:table-cell table:formula="of:=[.J286]+[.I287]" office:value-type="percentage" office:value="0.834770295783511" calcext:value-type="percentage">
            <text:p>83,48 %</text:p>
          </table:table-cell>
          <table:table-cell table:formula="of:=[.G287]/[.$G$952]" office:value-type="percentage" office:value="0.00151653017895056" calcext:value-type="percentage">
            <text:p>0,15 %</text:p>
          </table:table-cell>
          <table:table-cell table:formula="of:=[.L286]+[.K287]" office:value-type="percentage" office:value="0.799893842887475" calcext:value-type="percentage">
            <text:p>79,99 %</text:p>
          </table:table-cell>
        </table:table-row>
        <table:table-row table:style-name="ro2">
          <table:table-cell office:value-type="float" office:value="2199" calcext:value-type="float">
            <text:p>219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199" xlink:type="simple">Vicksburg</text:a>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88]/[.$F$952]" office:value-type="percentage" office:value="0.000713236836584854" calcext:value-type="percentage">
            <text:p>0,07 %</text:p>
          </table:table-cell>
          <table:table-cell table:formula="of:=[.J287]+[.I288]" office:value-type="percentage" office:value="0.835483532620096" calcext:value-type="percentage">
            <text:p>83,55 %</text:p>
          </table:table-cell>
          <table:table-cell table:formula="of:=[.G288]/[.$G$952]" office:value-type="percentage" office:value="0.00257810130421595" calcext:value-type="percentage">
            <text:p>0,26 %</text:p>
          </table:table-cell>
          <table:table-cell table:formula="of:=[.L287]+[.K288]" office:value-type="percentage" office:value="0.802471944191691" calcext:value-type="percentage">
            <text:p>80,25 %</text:p>
          </table:table-cell>
        </table:table-row>
        <table:table-row table:style-name="ro2">
          <table:table-cell office:value-type="float" office:value="3457" calcext:value-type="float">
            <text:p>345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457" xlink:type="simple">Stephensville, Louisiana</text:a>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89]/[.$F$952]" office:value-type="percentage" office:value="0.000713236836584854" calcext:value-type="percentage">
            <text:p>0,07 %</text:p>
          </table:table-cell>
          <table:table-cell table:formula="of:=[.J288]+[.I289]" office:value-type="percentage" office:value="0.836196769456681" calcext:value-type="percentage">
            <text:p>83,62 %</text:p>
          </table:table-cell>
          <table:table-cell table:formula="of:=[.G289]/[.$G$952]" office:value-type="percentage" office:value="0.00212314225053079" calcext:value-type="percentage">
            <text:p>0,21 %</text:p>
          </table:table-cell>
          <table:table-cell table:formula="of:=[.L288]+[.K289]" office:value-type="percentage" office:value="0.804595086442221" calcext:value-type="percentage">
            <text:p>80,46 %</text:p>
          </table:table-cell>
        </table:table-row>
        <table:table-row table:style-name="ro2">
          <table:table-cell office:value-type="float" office:value="2716" calcext:value-type="float">
            <text:p>271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716" xlink:type="simple">Gosport</text:a>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90]/[.$F$952]" office:value-type="percentage" office:value="0.000713236836584854" calcext:value-type="percentage">
            <text:p>0,07 %</text:p>
          </table:table-cell>
          <table:table-cell table:formula="of:=[.J289]+[.I290]" office:value-type="percentage" office:value="0.836910006293266" calcext:value-type="percentage">
            <text:p>83,69 %</text:p>
          </table:table-cell>
          <table:table-cell table:formula="of:=[.G290]/[.$G$952]" office:value-type="percentage" office:value="0.000151653017895056" calcext:value-type="percentage">
            <text:p>0,02 %</text:p>
          </table:table-cell>
          <table:table-cell table:formula="of:=[.L289]+[.K290]" office:value-type="percentage" office:value="0.804746739460117" calcext:value-type="percentage">
            <text:p>80,47 %</text:p>
          </table:table-cell>
        </table:table-row>
        <table:table-row table:style-name="ro2">
          <table:table-cell office:value-type="float" office:value="2116" calcext:value-type="float">
            <text:p>211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116" xlink:type="simple">Eastport, Annapolis, MD</text:a>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91]/[.$F$952]" office:value-type="percentage" office:value="0.000702748059576253" calcext:value-type="percentage">
            <text:p>0,07 %</text:p>
          </table:table-cell>
          <table:table-cell table:formula="of:=[.J290]+[.I291]" office:value-type="percentage" office:value="0.837612754352842" calcext:value-type="percentage">
            <text:p>83,76 %</text:p>
          </table:table-cell>
          <table:table-cell table:formula="of:=[.G291]/[.$G$952]" office:value-type="percentage" office:value="0.00121322414316045" calcext:value-type="percentage">
            <text:p>0,12 %</text:p>
          </table:table-cell>
          <table:table-cell table:formula="of:=[.L290]+[.K291]" office:value-type="percentage" office:value="0.805959963603277" calcext:value-type="percentage">
            <text:p>80,60 %</text:p>
          </table:table-cell>
        </table:table-row>
        <table:table-row table:style-name="ro2">
          <table:table-cell office:value-type="float" office:value="3809" calcext:value-type="float">
            <text:p>380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809" xlink:type="simple">Norfolk VA</text:a>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92]/[.$F$952]" office:value-type="percentage" office:value="0.000702748059576253" calcext:value-type="percentage">
            <text:p>0,07 %</text:p>
          </table:table-cell>
          <table:table-cell table:formula="of:=[.J291]+[.I292]" office:value-type="percentage" office:value="0.838315502412418" calcext:value-type="percentage">
            <text:p>83,83 %</text:p>
          </table:table-cell>
          <table:table-cell table:formula="of:=[.G292]/[.$G$952]" office:value-type="percentage" office:value="0.000720351835001517" calcext:value-type="percentage">
            <text:p>0,07 %</text:p>
          </table:table-cell>
          <table:table-cell table:formula="of:=[.L291]+[.K292]" office:value-type="percentage" office:value="0.806680315438279" calcext:value-type="percentage">
            <text:p>80,67 %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Lithuania</text:p>
          </table:table-cell>
          <table:table-cell office:value-type="string" calcext:value-type="string">
            <text:p><text:a xlink:href="https://www.aishub.net/stations/2719" xlink:type="simple">Klaipeda</text:a>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93]/[.$F$952]" office:value-type="percentage" office:value="0.000702748059576253" calcext:value-type="percentage">
            <text:p>0,07 %</text:p>
          </table:table-cell>
          <table:table-cell table:formula="of:=[.J292]+[.I293]" office:value-type="percentage" office:value="0.839018250471995" calcext:value-type="percentage">
            <text:p>83,90 %</text:p>
          </table:table-cell>
          <table:table-cell table:formula="of:=[.G293]/[.$G$952]" office:value-type="percentage" office:value="0.00254018804974219" calcext:value-type="percentage">
            <text:p>0,25 %</text:p>
          </table:table-cell>
          <table:table-cell table:formula="of:=[.L292]+[.K293]" office:value-type="percentage" office:value="0.809220503488021" calcext:value-type="percentage">
            <text:p>80,92 %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771" xlink:type="simple">West-Terschelling</text:a>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Maritime Institute Willem Barentsz</text:a></text:p>
          </table:table-cell>
          <table:table-cell table:formula="of:=[.F294]/[.$F$952]" office:value-type="percentage" office:value="0.000692259282567653" calcext:value-type="percentage">
            <text:p>0,07 %</text:p>
          </table:table-cell>
          <table:table-cell table:formula="of:=[.J293]+[.I294]" office:value-type="percentage" office:value="0.839710509754562" calcext:value-type="percentage">
            <text:p>83,97 %</text:p>
          </table:table-cell>
          <table:table-cell table:formula="of:=[.G294]/[.$G$952]" office:value-type="percentage" office:value="0.00136487716105551" calcext:value-type="percentage">
            <text:p>0,14 %</text:p>
          </table:table-cell>
          <table:table-cell table:formula="of:=[.L293]+[.K294]" office:value-type="percentage" office:value="0.810585380649076" calcext:value-type="percentage">
            <text:p>81,06 %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136" xlink:type="simple">Bergen</text:a>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95]/[.$F$952]" office:value-type="percentage" office:value="0.000692259282567653" calcext:value-type="percentage">
            <text:p>0,07 %</text:p>
          </table:table-cell>
          <table:table-cell table:formula="of:=[.J294]+[.I295]" office:value-type="percentage" office:value="0.84040276903713" calcext:value-type="percentage">
            <text:p>84,04 %</text:p>
          </table:table-cell>
          <table:table-cell table:formula="of:=[.G295]/[.$G$952]" office:value-type="percentage" office:value="0.0000758265089475281" calcext:value-type="percentage">
            <text:p>0,01 %</text:p>
          </table:table-cell>
          <table:table-cell table:formula="of:=[.L294]+[.K295]" office:value-type="percentage" office:value="0.810661207158024" calcext:value-type="percentage">
            <text:p>81,07 %</text:p>
          </table:table-cell>
        </table:table-row>
        <table:table-row table:style-name="ro2">
          <table:table-cell office:value-type="float" office:value="3143" calcext:value-type="float">
            <text:p>314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143" xlink:type="simple">Houston, Texas</text:a>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96]/[.$F$952]" office:value-type="percentage" office:value="0.000692259282567653" calcext:value-type="percentage">
            <text:p>0,07 %</text:p>
          </table:table-cell>
          <table:table-cell table:formula="of:=[.J295]+[.I296]" office:value-type="percentage" office:value="0.841095028319698" calcext:value-type="percentage">
            <text:p>84,11 %</text:p>
          </table:table-cell>
          <table:table-cell table:formula="of:=[.G296]/[.$G$952]" office:value-type="percentage" office:value="0.00121322414316045" calcext:value-type="percentage">
            <text:p>0,12 %</text:p>
          </table:table-cell>
          <table:table-cell table:formula="of:=[.L295]+[.K296]" office:value-type="percentage" office:value="0.811874431301184" calcext:value-type="percentage">
            <text:p>81,19 %</text:p>
          </table:table-cell>
        </table:table-row>
        <table:table-row table:style-name="ro2">
          <table:table-cell office:value-type="float" office:value="3674" calcext:value-type="float">
            <text:p>367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674" xlink:type="simple">Seattle, WA</text:a>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97]/[.$F$952]" office:value-type="percentage" office:value="0.000692259282567653" calcext:value-type="percentage">
            <text:p>0,07 %</text:p>
          </table:table-cell>
          <table:table-cell table:formula="of:=[.J296]+[.I297]" office:value-type="percentage" office:value="0.841787287602265" calcext:value-type="percentage">
            <text:p>84,18 %</text:p>
          </table:table-cell>
          <table:table-cell table:formula="of:=[.G297]/[.$G$952]" office:value-type="percentage" office:value="0" calcext:value-type="percentage">
            <text:p>0,00 %</text:p>
          </table:table-cell>
          <table:table-cell table:formula="of:=[.L296]+[.K297]" office:value-type="percentage" office:value="0.811874431301184" calcext:value-type="percentage">
            <text:p>81,19 %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3497" xlink:type="simple">Rødby</text:a>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98]/[.$F$952]" office:value-type="percentage" office:value="0.000692259282567653" calcext:value-type="percentage">
            <text:p>0,07 %</text:p>
          </table:table-cell>
          <table:table-cell table:formula="of:=[.J297]+[.I298]" office:value-type="percentage" office:value="0.842479546884833" calcext:value-type="percentage">
            <text:p>84,25 %</text:p>
          </table:table-cell>
          <table:table-cell table:formula="of:=[.G298]/[.$G$952]" office:value-type="percentage" office:value="0.000113739763421292" calcext:value-type="percentage">
            <text:p>0,01 %</text:p>
          </table:table-cell>
          <table:table-cell table:formula="of:=[.L297]+[.K298]" office:value-type="percentage" office:value="0.811988171064606" calcext:value-type="percentage">
            <text:p>81,20 %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/>
          <table:table-cell office:value-type="string" calcext:value-type="string">
            <text:p>92 %</text:p>
          </table:table-cell>
          <table:table-cell office:value-type="string" calcext:value-type="string">
            <text:p> Slovenia</text:p>
          </table:table-cell>
          <table:table-cell office:value-type="string" calcext:value-type="string">
            <text:p><text:a xlink:href="https://www.aishub.net/stations/3004" xlink:type="simple">Izola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6&amp;_pjax=%23w0-pjax" xlink:type="simple"> </text:a></text:p>
          </table:table-cell>
          <table:table-cell table:formula="of:=[.F299]/[.$F$952]" office:value-type="percentage" office:value="0.000681770505559052" calcext:value-type="percentage">
            <text:p>0,07 %</text:p>
          </table:table-cell>
          <table:table-cell table:formula="of:=[.J298]+[.I299]" office:value-type="percentage" office:value="0.843161317390392" calcext:value-type="percentage">
            <text:p>84,32 %</text:p>
          </table:table-cell>
          <table:table-cell table:formula="of:=[.G299]/[.$G$952]" office:value-type="percentage" office:value="0.00018956627236882" calcext:value-type="percentage">
            <text:p>0,02 %</text:p>
          </table:table-cell>
          <table:table-cell table:formula="of:=[.L298]+[.K299]" office:value-type="percentage" office:value="0.812177737336974" calcext:value-type="percentage">
            <text:p>81,22 %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/>
          <table:table-cell office:value-type="string" calcext:value-type="string">
            <text:p>95 %</text:p>
          </table:table-cell>
          <table:table-cell office:value-type="string" calcext:value-type="string">
            <text:p> Poland</text:p>
          </table:table-cell>
          <table:table-cell office:value-type="string" calcext:value-type="string">
            <text:p><text:a xlink:href="https://www.aishub.net/stations/2043" xlink:type="simple">Szczecin-Golecin</text:a>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ate.com.pl/" xlink:type="simple">Advanced Technology Engineering</text:a></text:p>
          </table:table-cell>
          <table:table-cell table:formula="of:=[.F300]/[.$F$952]" office:value-type="percentage" office:value="0.000671281728550451" calcext:value-type="percentage">
            <text:p>0,07 %</text:p>
          </table:table-cell>
          <table:table-cell table:formula="of:=[.J299]+[.I300]" office:value-type="percentage" office:value="0.843832599118942" calcext:value-type="percentage">
            <text:p>84,38 %</text:p>
          </table:table-cell>
          <table:table-cell table:formula="of:=[.G300]/[.$G$952]" office:value-type="percentage" office:value="0.00132696390658174" calcext:value-type="percentage">
            <text:p>0,13 %</text:p>
          </table:table-cell>
          <table:table-cell table:formula="of:=[.L299]+[.K300]" office:value-type="percentage" office:value="0.813504701243556" calcext:value-type="percentage">
            <text:p>81,35 %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273" xlink:type="simple">Rotterdam</text:a>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formula="of:=[.F301]/[.$F$952]" office:value-type="percentage" office:value="0.000671281728550451" calcext:value-type="percentage">
            <text:p>0,07 %</text:p>
          </table:table-cell>
          <table:table-cell table:formula="of:=[.J300]+[.I301]" office:value-type="percentage" office:value="0.844503880847493" calcext:value-type="percentage">
            <text:p>84,45 %</text:p>
          </table:table-cell>
          <table:table-cell table:formula="of:=[.G301]/[.$G$952]" office:value-type="percentage" office:value="0" calcext:value-type="percentage">
            <text:p>0,00 %</text:p>
          </table:table-cell>
          <table:table-cell table:formula="of:=[.L300]+[.K301]" office:value-type="percentage" office:value="0.813504701243556" calcext:value-type="percentage">
            <text:p>81,35 %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/>
          <table:table-cell office:value-type="string" calcext:value-type="string">
            <text:p>95 %</text:p>
          </table:table-cell>
          <table:table-cell office:value-type="string" calcext:value-type="string">
            <text:p> Poland</text:p>
          </table:table-cell>
          <table:table-cell office:value-type="string" calcext:value-type="string">
            <text:p><text:a xlink:href="https://www.aishub.net/stations/2043" xlink:type="simple">Szczecin-Golecin</text:a>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ate.com.pl/" xlink:type="simple">Advanced Technology Engineering</text:a></text:p>
          </table:table-cell>
          <table:table-cell table:formula="of:=[.F302]/[.$F$952]" office:value-type="percentage" office:value="0.000671281728550451" calcext:value-type="percentage">
            <text:p>0,07 %</text:p>
          </table:table-cell>
          <table:table-cell table:formula="of:=[.J301]+[.I302]" office:value-type="percentage" office:value="0.845175162576043" calcext:value-type="percentage">
            <text:p>84,52 %</text:p>
          </table:table-cell>
          <table:table-cell table:formula="of:=[.G302]/[.$G$952]" office:value-type="percentage" office:value="0.00132696390658174" calcext:value-type="percentage">
            <text:p>0,13 %</text:p>
          </table:table-cell>
          <table:table-cell table:formula="of:=[.L301]+[.K302]" office:value-type="percentage" office:value="0.814831665150138" calcext:value-type="percentage">
            <text:p>81,48 %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2922" xlink:type="simple">Alcaidesa</text:a>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03]/[.$F$952]" office:value-type="percentage" office:value="0.000671281728550451" calcext:value-type="percentage">
            <text:p>0,07 %</text:p>
          </table:table-cell>
          <table:table-cell table:formula="of:=[.J302]+[.I303]" office:value-type="percentage" office:value="0.845846444304594" calcext:value-type="percentage">
            <text:p>84,58 %</text:p>
          </table:table-cell>
          <table:table-cell table:formula="of:=[.G303]/[.$G$952]" office:value-type="percentage" office:value="0.00151653017895056" calcext:value-type="percentage">
            <text:p>0,15 %</text:p>
          </table:table-cell>
          <table:table-cell table:formula="of:=[.L302]+[.K303]" office:value-type="percentage" office:value="0.816348195329088" calcext:value-type="percentage">
            <text:p>81,63 %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273" xlink:type="simple">Rotterdam</text:a>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04]/[.$F$952]" office:value-type="percentage" office:value="0.000671281728550451" calcext:value-type="percentage">
            <text:p>0,07 %</text:p>
          </table:table-cell>
          <table:table-cell table:formula="of:=[.J303]+[.I304]" office:value-type="percentage" office:value="0.846517726033144" calcext:value-type="percentage">
            <text:p>84,65 %</text:p>
          </table:table-cell>
          <table:table-cell table:formula="of:=[.G304]/[.$G$952]" office:value-type="percentage" office:value="0" calcext:value-type="percentage">
            <text:p>0,00 %</text:p>
          </table:table-cell>
          <table:table-cell table:formula="of:=[.L303]+[.K304]" office:value-type="percentage" office:value="0.816348195329088" calcext:value-type="percentage">
            <text:p>81,63 %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764" xlink:type="simple">Skudeneshavn</text:a>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05]/[.$F$952]" office:value-type="percentage" office:value="0.00066079295154185" calcext:value-type="percentage">
            <text:p>0,07 %</text:p>
          </table:table-cell>
          <table:table-cell table:formula="of:=[.J304]+[.I305]" office:value-type="percentage" office:value="0.847178518984686" calcext:value-type="percentage">
            <text:p>84,72 %</text:p>
          </table:table-cell>
          <table:table-cell table:formula="of:=[.G305]/[.$G$952]" office:value-type="percentage" office:value="0.00018956627236882" calcext:value-type="percentage">
            <text:p>0,02 %</text:p>
          </table:table-cell>
          <table:table-cell table:formula="of:=[.L304]+[.K305]" office:value-type="percentage" office:value="0.816537761601457" calcext:value-type="percentage">
            <text:p>81,65 %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165" xlink:type="simple">Hamburg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06]/[.$F$952]" office:value-type="percentage" office:value="0.00066079295154185" calcext:value-type="percentage">
            <text:p>0,07 %</text:p>
          </table:table-cell>
          <table:table-cell table:formula="of:=[.J305]+[.I306]" office:value-type="percentage" office:value="0.847839311936228" calcext:value-type="percentage">
            <text:p>84,78 %</text:p>
          </table:table-cell>
          <table:table-cell table:formula="of:=[.G306]/[.$G$952]" office:value-type="percentage" office:value="0.000113739763421292" calcext:value-type="percentage">
            <text:p>0,01 %</text:p>
          </table:table-cell>
          <table:table-cell table:formula="of:=[.L305]+[.K306]" office:value-type="percentage" office:value="0.816651501364878" calcext:value-type="percentage">
            <text:p>81,67 %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653" xlink:type="simple">La Rochelle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07]/[.$F$952]" office:value-type="percentage" office:value="0.00066079295154185" calcext:value-type="percentage">
            <text:p>0,07 %</text:p>
          </table:table-cell>
          <table:table-cell table:formula="of:=[.J306]+[.I307]" office:value-type="percentage" office:value="0.84850010488777" calcext:value-type="percentage">
            <text:p>84,85 %</text:p>
          </table:table-cell>
          <table:table-cell table:formula="of:=[.G307]/[.$G$952]" office:value-type="percentage" office:value="0.00136487716105551" calcext:value-type="percentage">
            <text:p>0,14 %</text:p>
          </table:table-cell>
          <table:table-cell table:formula="of:=[.L306]+[.K307]" office:value-type="percentage" office:value="0.818016378525934" calcext:value-type="percentage">
            <text:p>81,80 %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2189" xlink:type="simple">Milazzo</text:a>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08]/[.$F$952]" office:value-type="percentage" office:value="0.00066079295154185" calcext:value-type="percentage">
            <text:p>0,07 %</text:p>
          </table:table-cell>
          <table:table-cell table:formula="of:=[.J307]+[.I308]" office:value-type="percentage" office:value="0.849160897839312" calcext:value-type="percentage">
            <text:p>84,92 %</text:p>
          </table:table-cell>
          <table:table-cell table:formula="of:=[.G308]/[.$G$952]" office:value-type="percentage" office:value="0.00185774946921444" calcext:value-type="percentage">
            <text:p>0,19 %</text:p>
          </table:table-cell>
          <table:table-cell table:formula="of:=[.L307]+[.K308]" office:value-type="percentage" office:value="0.819874127995148" calcext:value-type="percentage">
            <text:p>81,99 %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3156" xlink:type="simple">Athens</text:a>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09]/[.$F$952]" office:value-type="percentage" office:value="0.00066079295154185" calcext:value-type="percentage">
            <text:p>0,07 %</text:p>
          </table:table-cell>
          <table:table-cell table:formula="of:=[.J308]+[.I309]" office:value-type="percentage" office:value="0.849821690790854" calcext:value-type="percentage">
            <text:p>84,98 %</text:p>
          </table:table-cell>
          <table:table-cell table:formula="of:=[.G309]/[.$G$952]" office:value-type="percentage" office:value="0" calcext:value-type="percentage">
            <text:p>0,00 %</text:p>
          </table:table-cell>
          <table:table-cell table:formula="of:=[.L308]+[.K309]" office:value-type="percentage" office:value="0.819874127995148" calcext:value-type="percentage">
            <text:p>81,99 %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020" xlink:type="simple">Liverpool</text:a>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www.shipais.com/" xlink:type="simple">www.shipais.com</text:a></text:p>
          </table:table-cell>
          <table:table-cell table:formula="of:=[.F310]/[.$F$952]" office:value-type="percentage" office:value="0.00066079295154185" calcext:value-type="percentage">
            <text:p>0,07 %</text:p>
          </table:table-cell>
          <table:table-cell table:formula="of:=[.J309]+[.I310]" office:value-type="percentage" office:value="0.850482483742396" calcext:value-type="percentage">
            <text:p>85,05 %</text:p>
          </table:table-cell>
          <table:table-cell table:formula="of:=[.G310]/[.$G$952]" office:value-type="percentage" office:value="0" calcext:value-type="percentage">
            <text:p>0,00 %</text:p>
          </table:table-cell>
          <table:table-cell table:formula="of:=[.L309]+[.K310]" office:value-type="percentage" office:value="0.819874127995148" calcext:value-type="percentage">
            <text:p>81,99 %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347" xlink:type="simple">Krimpen aan den IJssel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11]/[.$F$952]" office:value-type="percentage" office:value="0.00066079295154185" calcext:value-type="percentage">
            <text:p>0,07 %</text:p>
          </table:table-cell>
          <table:table-cell table:formula="of:=[.J310]+[.I311]" office:value-type="percentage" office:value="0.851143276693937" calcext:value-type="percentage">
            <text:p>85,11 %</text:p>
          </table:table-cell>
          <table:table-cell table:formula="of:=[.G311]/[.$G$952]" office:value-type="percentage" office:value="0.000113739763421292" calcext:value-type="percentage">
            <text:p>0,01 %</text:p>
          </table:table-cell>
          <table:table-cell table:formula="of:=[.L310]+[.K311]" office:value-type="percentage" office:value="0.81998786775857" calcext:value-type="percentage">
            <text:p>82,00 %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2573" xlink:type="simple">Venice</text:a>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12]/[.$F$952]" office:value-type="percentage" office:value="0.00066079295154185" calcext:value-type="percentage">
            <text:p>0,07 %</text:p>
          </table:table-cell>
          <table:table-cell table:formula="of:=[.J311]+[.I312]" office:value-type="percentage" office:value="0.851804069645479" calcext:value-type="percentage">
            <text:p>85,18 %</text:p>
          </table:table-cell>
          <table:table-cell table:formula="of:=[.G312]/[.$G$952]" office:value-type="percentage" office:value="0.000796178343949045" calcext:value-type="percentage">
            <text:p>0,08 %</text:p>
          </table:table-cell>
          <table:table-cell table:formula="of:=[.L311]+[.K312]" office:value-type="percentage" office:value="0.820784046102519" calcext:value-type="percentage">
            <text:p>82,08 %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Belgium</text:p>
          </table:table-cell>
          <table:table-cell office:value-type="string" calcext:value-type="string">
            <text:p><text:a xlink:href="https://www.aishub.net/stations/3987" xlink:type="simple">Wenduine</text:a>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13]/[.$F$952]" office:value-type="percentage" office:value="0.00066079295154185" calcext:value-type="percentage">
            <text:p>0,07 %</text:p>
          </table:table-cell>
          <table:table-cell table:formula="of:=[.J312]+[.I313]" office:value-type="percentage" office:value="0.852464862597021" calcext:value-type="percentage">
            <text:p>85,25 %</text:p>
          </table:table-cell>
          <table:table-cell table:formula="of:=[.G313]/[.$G$952]" office:value-type="percentage" office:value="0.000227479526842584" calcext:value-type="percentage">
            <text:p>0,02 %</text:p>
          </table:table-cell>
          <table:table-cell table:formula="of:=[.L312]+[.K313]" office:value-type="percentage" office:value="0.821011525629361" calcext:value-type="percentage">
            <text:p>82,10 %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inland</text:p>
          </table:table-cell>
          <table:table-cell office:value-type="string" calcext:value-type="string">
            <text:p><text:a xlink:href="https://www.aishub.net/stations/2695" xlink:type="simple">Turku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14]/[.$F$952]" office:value-type="percentage" office:value="0.000650304174533249" calcext:value-type="percentage">
            <text:p>0,07 %</text:p>
          </table:table-cell>
          <table:table-cell table:formula="of:=[.J313]+[.I314]" office:value-type="percentage" office:value="0.853115166771554" calcext:value-type="percentage">
            <text:p>85,31 %</text:p>
          </table:table-cell>
          <table:table-cell table:formula="of:=[.G314]/[.$G$952]" office:value-type="percentage" office:value="0.000834091598422809" calcext:value-type="percentage">
            <text:p>0,08 %</text:p>
          </table:table-cell>
          <table:table-cell table:formula="of:=[.L313]+[.K314]" office:value-type="percentage" office:value="0.821845617227784" calcext:value-type="percentage">
            <text:p>82,18 %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574" xlink:type="simple">Vigo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15]/[.$F$952]" office:value-type="percentage" office:value="0.000650304174533249" calcext:value-type="percentage">
            <text:p>0,07 %</text:p>
          </table:table-cell>
          <table:table-cell table:formula="of:=[.J314]+[.I315]" office:value-type="percentage" office:value="0.853765470946088" calcext:value-type="percentage">
            <text:p>85,38 %</text:p>
          </table:table-cell>
          <table:table-cell table:formula="of:=[.G315]/[.$G$952]" office:value-type="percentage" office:value="0.0000758265089475281" calcext:value-type="percentage">
            <text:p>0,01 %</text:p>
          </table:table-cell>
          <table:table-cell table:formula="of:=[.L314]+[.K315]" office:value-type="percentage" office:value="0.821921443736732" calcext:value-type="percentage">
            <text:p>82,19 %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/>
          <table:table-cell office:value-type="string" calcext:value-type="string">
            <text:p>93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3653" xlink:type="simple">Aegina Island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16]/[.$F$952]" office:value-type="percentage" office:value="0.000650304174533249" calcext:value-type="percentage">
            <text:p>0,07 %</text:p>
          </table:table-cell>
          <table:table-cell table:formula="of:=[.J315]+[.I316]" office:value-type="percentage" office:value="0.854415775120621" calcext:value-type="percentage">
            <text:p>85,44 %</text:p>
          </table:table-cell>
          <table:table-cell table:formula="of:=[.G316]/[.$G$952]" office:value-type="percentage" office:value="0.000037913254473764" calcext:value-type="percentage">
            <text:p>0,00 %</text:p>
          </table:table-cell>
          <table:table-cell table:formula="of:=[.L315]+[.K316]" office:value-type="percentage" office:value="0.821959356991206" calcext:value-type="percentage">
            <text:p>82,20 %</text:p>
          </table:table-cell>
        </table:table-row>
        <table:table-row table:style-name="ro2">
          <table:table-cell office:value-type="float" office:value="3175" calcext:value-type="float">
            <text:p>3175</text:p>
          </table:table-cell>
          <table:table-cell/>
          <table:table-cell office:value-type="string" calcext:value-type="string">
            <text:p>95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175" xlink:type="simple">Tangmere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17]/[.$F$952]" office:value-type="percentage" office:value="0.000639815397524649" calcext:value-type="percentage">
            <text:p>0,06 %</text:p>
          </table:table-cell>
          <table:table-cell table:formula="of:=[.J316]+[.I317]" office:value-type="percentage" office:value="0.855055590518146" calcext:value-type="percentage">
            <text:p>85,51 %</text:p>
          </table:table-cell>
          <table:table-cell table:formula="of:=[.G317]/[.$G$952]" office:value-type="percentage" office:value="0.000606612071580225" calcext:value-type="percentage">
            <text:p>0,06 %</text:p>
          </table:table-cell>
          <table:table-cell table:formula="of:=[.L316]+[.K317]" office:value-type="percentage" office:value="0.822565969062786" calcext:value-type="percentage">
            <text:p>82,26 %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949" xlink:type="simple">Bergen</text:a>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18]/[.$F$952]" office:value-type="percentage" office:value="0.000639815397524649" calcext:value-type="percentage">
            <text:p>0,06 %</text:p>
          </table:table-cell>
          <table:table-cell table:formula="of:=[.J317]+[.I318]" office:value-type="percentage" office:value="0.85569540591567" calcext:value-type="percentage">
            <text:p>85,57 %</text:p>
          </table:table-cell>
          <table:table-cell table:formula="of:=[.G318]/[.$G$952]" office:value-type="percentage" office:value="0" calcext:value-type="percentage">
            <text:p>0,00 %</text:p>
          </table:table-cell>
          <table:table-cell table:formula="of:=[.L317]+[.K318]" office:value-type="percentage" office:value="0.822565969062786" calcext:value-type="percentage">
            <text:p>82,26 %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3711" xlink:type="simple">Cairns</text:a>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19]/[.$F$952]" office:value-type="percentage" office:value="0.000639815397524649" calcext:value-type="percentage">
            <text:p>0,06 %</text:p>
          </table:table-cell>
          <table:table-cell table:formula="of:=[.J318]+[.I319]" office:value-type="percentage" office:value="0.856335221313195" calcext:value-type="percentage">
            <text:p>85,63 %</text:p>
          </table:table-cell>
          <table:table-cell table:formula="of:=[.G319]/[.$G$952]" office:value-type="percentage" office:value="0.00223688201395208" calcext:value-type="percentage">
            <text:p>0,22 %</text:p>
          </table:table-cell>
          <table:table-cell table:formula="of:=[.L318]+[.K319]" office:value-type="percentage" office:value="0.824802851076738" calcext:value-type="percentage">
            <text:p>82,48 %</text:p>
          </table:table-cell>
        </table:table-row>
        <table:table-row table:style-name="ro2">
          <table:table-cell office:value-type="float" office:value="2282" calcext:value-type="float">
            <text:p>228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282" xlink:type="simple">Seattle</text:a>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20]/[.$F$952]" office:value-type="percentage" office:value="0.000639815397524649" calcext:value-type="percentage">
            <text:p>0,06 %</text:p>
          </table:table-cell>
          <table:table-cell table:formula="of:=[.J319]+[.I320]" office:value-type="percentage" office:value="0.85697503671072" calcext:value-type="percentage">
            <text:p>85,70 %</text:p>
          </table:table-cell>
          <table:table-cell table:formula="of:=[.G320]/[.$G$952]" office:value-type="percentage" office:value="0.000227479526842584" calcext:value-type="percentage">
            <text:p>0,02 %</text:p>
          </table:table-cell>
          <table:table-cell table:formula="of:=[.L319]+[.K320]" office:value-type="percentage" office:value="0.82503033060358" calcext:value-type="percentage">
            <text:p>82,50 %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/>
          <table:table-cell office:value-type="string" calcext:value-type="string">
            <text:p>95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262" xlink:type="simple">Karlskrona</text:a>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21]/[.$F$952]" office:value-type="percentage" office:value="0.000639815397524649" calcext:value-type="percentage">
            <text:p>0,06 %</text:p>
          </table:table-cell>
          <table:table-cell table:formula="of:=[.J320]+[.I321]" office:value-type="percentage" office:value="0.857614852108244" calcext:value-type="percentage">
            <text:p>85,76 %</text:p>
          </table:table-cell>
          <table:table-cell table:formula="of:=[.G321]/[.$G$952]" office:value-type="percentage" office:value="0.00231270852289961" calcext:value-type="percentage">
            <text:p>0,23 %</text:p>
          </table:table-cell>
          <table:table-cell table:formula="of:=[.L320]+[.K321]" office:value-type="percentage" office:value="0.82734303912648" calcext:value-type="percentage">
            <text:p>82,73 %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audi Arabia</text:p>
          </table:table-cell>
          <table:table-cell office:value-type="string" calcext:value-type="string">
            <text:p><text:a xlink:href="https://www.aishub.net/stations/2113" xlink:type="simple">Tabuk</text:a>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22]/[.$F$952]" office:value-type="percentage" office:value="0.000639815397524649" calcext:value-type="percentage">
            <text:p>0,06 %</text:p>
          </table:table-cell>
          <table:table-cell table:formula="of:=[.J321]+[.I322]" office:value-type="percentage" office:value="0.858254667505769" calcext:value-type="percentage">
            <text:p>85,83 %</text:p>
          </table:table-cell>
          <table:table-cell table:formula="of:=[.G322]/[.$G$952]" office:value-type="percentage" office:value="0.00223688201395208" calcext:value-type="percentage">
            <text:p>0,22 %</text:p>
          </table:table-cell>
          <table:table-cell table:formula="of:=[.L321]+[.K322]" office:value-type="percentage" office:value="0.829579921140432" calcext:value-type="percentage">
            <text:p>82,96 %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271" xlink:type="simple">Torrevieja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23]/[.$F$952]" office:value-type="percentage" office:value="0.000629326620516048" calcext:value-type="percentage">
            <text:p>0,06 %</text:p>
          </table:table-cell>
          <table:table-cell table:formula="of:=[.J322]+[.I323]" office:value-type="percentage" office:value="0.858883994126285" calcext:value-type="percentage">
            <text:p>85,89 %</text:p>
          </table:table-cell>
          <table:table-cell table:formula="of:=[.G323]/[.$G$952]" office:value-type="percentage" office:value="0.00113739763421292" calcext:value-type="percentage">
            <text:p>0,11 %</text:p>
          </table:table-cell>
          <table:table-cell table:formula="of:=[.L322]+[.K323]" office:value-type="percentage" office:value="0.830717318774645" calcext:value-type="percentage">
            <text:p>83,07 %</text:p>
          </table:table-cell>
        </table:table-row>
        <table:table-row table:style-name="ro2">
          <table:table-cell office:value-type="float" office:value="2115" calcext:value-type="float">
            <text:p>211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115" xlink:type="simple">London</text:a>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24]/[.$F$952]" office:value-type="percentage" office:value="0.000629326620516048" calcext:value-type="percentage">
            <text:p>0,06 %</text:p>
          </table:table-cell>
          <table:table-cell table:formula="of:=[.J323]+[.I324]" office:value-type="percentage" office:value="0.859513320746801" calcext:value-type="percentage">
            <text:p>85,95 %</text:p>
          </table:table-cell>
          <table:table-cell table:formula="of:=[.G324]/[.$G$952]" office:value-type="percentage" office:value="0" calcext:value-type="percentage">
            <text:p>0,00 %</text:p>
          </table:table-cell>
          <table:table-cell table:formula="of:=[.L323]+[.K324]" office:value-type="percentage" office:value="0.830717318774645" calcext:value-type="percentage">
            <text:p>83,07 %</text:p>
          </table:table-cell>
        </table:table-row>
        <table:table-row table:style-name="ro2">
          <table:table-cell office:value-type="float" office:value="2313" calcext:value-type="float">
            <text:p>231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313" xlink:type="simple">Broadstairs, Kent</text:a>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25]/[.$F$952]" office:value-type="percentage" office:value="0.000618837843507447" calcext:value-type="percentage">
            <text:p>0,06 %</text:p>
          </table:table-cell>
          <table:table-cell table:formula="of:=[.J324]+[.I325]" office:value-type="percentage" office:value="0.860132158590309" calcext:value-type="percentage">
            <text:p>86,01 %</text:p>
          </table:table-cell>
          <table:table-cell table:formula="of:=[.G325]/[.$G$952]" office:value-type="percentage" office:value="0" calcext:value-type="percentage">
            <text:p>0,00 %</text:p>
          </table:table-cell>
          <table:table-cell table:formula="of:=[.L324]+[.K325]" office:value-type="percentage" office:value="0.830717318774645" calcext:value-type="percentage">
            <text:p>83,07 %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Turkey</text:p>
          </table:table-cell>
          <table:table-cell office:value-type="string" calcext:value-type="string">
            <text:p><text:a xlink:href="https://www.aishub.net/stations/2111" xlink:type="simple">Göcek</text:a>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26]/[.$F$952]" office:value-type="percentage" office:value="0.000618837843507447" calcext:value-type="percentage">
            <text:p>0,06 %</text:p>
          </table:table-cell>
          <table:table-cell table:formula="of:=[.J325]+[.I326]" office:value-type="percentage" office:value="0.860750996433816" calcext:value-type="percentage">
            <text:p>86,08 %</text:p>
          </table:table-cell>
          <table:table-cell table:formula="of:=[.G326]/[.$G$952]" office:value-type="percentage" office:value="0.00178192296026691" calcext:value-type="percentage">
            <text:p>0,18 %</text:p>
          </table:table-cell>
          <table:table-cell table:formula="of:=[.L325]+[.K326]" office:value-type="percentage" office:value="0.832499241734912" calcext:value-type="percentage">
            <text:p>83,25 %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590" xlink:type="simple">Breda</text:a>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27]/[.$F$952]" office:value-type="percentage" office:value="0.000618837843507447" calcext:value-type="percentage">
            <text:p>0,06 %</text:p>
          </table:table-cell>
          <table:table-cell table:formula="of:=[.J326]+[.I327]" office:value-type="percentage" office:value="0.861369834277324" calcext:value-type="percentage">
            <text:p>86,14 %</text:p>
          </table:table-cell>
          <table:table-cell table:formula="of:=[.G327]/[.$G$952]" office:value-type="percentage" office:value="0.000682438580527753" calcext:value-type="percentage">
            <text:p>0,07 %</text:p>
          </table:table-cell>
          <table:table-cell table:formula="of:=[.L326]+[.K327]" office:value-type="percentage" office:value="0.83318168031544" calcext:value-type="percentage">
            <text:p>83,32 %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Singapore</text:p>
          </table:table-cell>
          <table:table-cell office:value-type="string" calcext:value-type="string">
            <text:p><text:a xlink:href="https://www.aishub.net/stations/2762" xlink:type="simple">Singapore</text:a>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28]/[.$F$952]" office:value-type="percentage" office:value="0.000618837843507447" calcext:value-type="percentage">
            <text:p>0,06 %</text:p>
          </table:table-cell>
          <table:table-cell table:formula="of:=[.J327]+[.I328]" office:value-type="percentage" office:value="0.861988672120831" calcext:value-type="percentage">
            <text:p>86,20 %</text:p>
          </table:table-cell>
          <table:table-cell table:formula="of:=[.G328]/[.$G$952]" office:value-type="percentage" office:value="0.000037913254473764" calcext:value-type="percentage">
            <text:p>0,00 %</text:p>
          </table:table-cell>
          <table:table-cell table:formula="of:=[.L327]+[.K328]" office:value-type="percentage" office:value="0.833219593569913" calcext:value-type="percentage">
            <text:p>83,32 %</text:p>
          </table:table-cell>
        </table:table-row>
        <table:table-row table:style-name="ro2">
          <table:table-cell office:value-type="float" office:value="2247" calcext:value-type="float">
            <text:p>224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247" xlink:type="simple">Hanover, Maryland </text:a>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29]/[.$F$952]" office:value-type="percentage" office:value="0.000618837843507447" calcext:value-type="percentage">
            <text:p>0,06 %</text:p>
          </table:table-cell>
          <table:table-cell table:formula="of:=[.J328]+[.I329]" office:value-type="percentage" office:value="0.862607509964338" calcext:value-type="percentage">
            <text:p>86,26 %</text:p>
          </table:table-cell>
          <table:table-cell table:formula="of:=[.G329]/[.$G$952]" office:value-type="percentage" office:value="0.00037913254473764" calcext:value-type="percentage">
            <text:p>0,04 %</text:p>
          </table:table-cell>
          <table:table-cell table:formula="of:=[.L328]+[.K329]" office:value-type="percentage" office:value="0.833598726114651" calcext:value-type="percentage">
            <text:p>83,36 %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149" xlink:type="simple">Bremerhaven</text:a>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30]/[.$F$952]" office:value-type="percentage" office:value="0.000618837843507447" calcext:value-type="percentage">
            <text:p>0,06 %</text:p>
          </table:table-cell>
          <table:table-cell table:formula="of:=[.J329]+[.I330]" office:value-type="percentage" office:value="0.863226347807846" calcext:value-type="percentage">
            <text:p>86,32 %</text:p>
          </table:table-cell>
          <table:table-cell table:formula="of:=[.G330]/[.$G$952]" office:value-type="percentage" office:value="0" calcext:value-type="percentage">
            <text:p>0,00 %</text:p>
          </table:table-cell>
          <table:table-cell table:formula="of:=[.L329]+[.K330]" office:value-type="percentage" office:value="0.833598726114651" calcext:value-type="percentage">
            <text:p>83,36 %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796" xlink:type="simple">Victoria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31]/[.$F$952]" office:value-type="percentage" office:value="0.000608349066498846" calcext:value-type="percentage">
            <text:p>0,06 %</text:p>
          </table:table-cell>
          <table:table-cell table:formula="of:=[.J330]+[.I331]" office:value-type="percentage" office:value="0.863834696874345" calcext:value-type="percentage">
            <text:p>86,38 %</text:p>
          </table:table-cell>
          <table:table-cell table:formula="of:=[.G331]/[.$G$952]" office:value-type="percentage" office:value="0.000037913254473764" calcext:value-type="percentage">
            <text:p>0,00 %</text:p>
          </table:table-cell>
          <table:table-cell table:formula="of:=[.L330]+[.K331]" office:value-type="percentage" office:value="0.833636639369125" calcext:value-type="percentage">
            <text:p>83,36 %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995" xlink:type="simple">Kingston</text:a>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32]/[.$F$952]" office:value-type="percentage" office:value="0.000608349066498846" calcext:value-type="percentage">
            <text:p>0,06 %</text:p>
          </table:table-cell>
          <table:table-cell table:formula="of:=[.J331]+[.I332]" office:value-type="percentage" office:value="0.864443045940844" calcext:value-type="percentage">
            <text:p>86,44 %</text:p>
          </table:table-cell>
          <table:table-cell table:formula="of:=[.G332]/[.$G$952]" office:value-type="percentage" office:value="0.000151653017895056" calcext:value-type="percentage">
            <text:p>0,02 %</text:p>
          </table:table-cell>
          <table:table-cell table:formula="of:=[.L331]+[.K332]" office:value-type="percentage" office:value="0.83378829238702" calcext:value-type="percentage">
            <text:p>83,38 %</text:p>
          </table:table-cell>
        </table:table-row>
        <table:table-row table:style-name="ro2">
          <table:table-cell office:value-type="float" office:value="2206" calcext:value-type="float">
            <text:p>220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206" xlink:type="simple">Cleethorpes</text:a>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33]/[.$F$952]" office:value-type="percentage" office:value="0.000608349066498846" calcext:value-type="percentage">
            <text:p>0,06 %</text:p>
          </table:table-cell>
          <table:table-cell table:formula="of:=[.J332]+[.I333]" office:value-type="percentage" office:value="0.865051395007342" calcext:value-type="percentage">
            <text:p>86,51 %</text:p>
          </table:table-cell>
          <table:table-cell table:formula="of:=[.G333]/[.$G$952]" office:value-type="percentage" office:value="0" calcext:value-type="percentage">
            <text:p>0,00 %</text:p>
          </table:table-cell>
          <table:table-cell table:formula="of:=[.L332]+[.K333]" office:value-type="percentage" office:value="0.83378829238702" calcext:value-type="percentage">
            <text:p>83,38 %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/>
          <table:table-cell office:value-type="string" calcext:value-type="string">
            <text:p>91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058" xlink:type="simple">Humlebaek</text:a>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34]/[.$F$952]" office:value-type="percentage" office:value="0.000597860289490245" calcext:value-type="percentage">
            <text:p>0,06 %</text:p>
          </table:table-cell>
          <table:table-cell table:formula="of:=[.J333]+[.I334]" office:value-type="percentage" office:value="0.865649255296833" calcext:value-type="percentage">
            <text:p>86,56 %</text:p>
          </table:table-cell>
          <table:table-cell table:formula="of:=[.G334]/[.$G$952]" office:value-type="percentage" office:value="0" calcext:value-type="percentage">
            <text:p>0,00 %</text:p>
          </table:table-cell>
          <table:table-cell table:formula="of:=[.L333]+[.K334]" office:value-type="percentage" office:value="0.83378829238702" calcext:value-type="percentage">
            <text:p>83,38 %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070" xlink:type="simple">Nelson Bay, NSW</text:a>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35]/[.$F$952]" office:value-type="percentage" office:value="0.000597860289490245" calcext:value-type="percentage">
            <text:p>0,06 %</text:p>
          </table:table-cell>
          <table:table-cell table:formula="of:=[.J334]+[.I335]" office:value-type="percentage" office:value="0.866247115586323" calcext:value-type="percentage">
            <text:p>86,62 %</text:p>
          </table:table-cell>
          <table:table-cell table:formula="of:=[.G335]/[.$G$952]" office:value-type="percentage" office:value="0.00109948437973916" calcext:value-type="percentage">
            <text:p>0,11 %</text:p>
          </table:table-cell>
          <table:table-cell table:formula="of:=[.L334]+[.K335]" office:value-type="percentage" office:value="0.834887776766759" calcext:value-type="percentage">
            <text:p>83,49 %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094" xlink:type="simple">Helmond</text:a>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36]/[.$F$952]" office:value-type="percentage" office:value="0.000597860289490245" calcext:value-type="percentage">
            <text:p>0,06 %</text:p>
          </table:table-cell>
          <table:table-cell table:formula="of:=[.J335]+[.I336]" office:value-type="percentage" office:value="0.866844975875813" calcext:value-type="percentage">
            <text:p>86,68 %</text:p>
          </table:table-cell>
          <table:table-cell table:formula="of:=[.G336]/[.$G$952]" office:value-type="percentage" office:value="0" calcext:value-type="percentage">
            <text:p>0,00 %</text:p>
          </table:table-cell>
          <table:table-cell table:formula="of:=[.L335]+[.K336]" office:value-type="percentage" office:value="0.834887776766759" calcext:value-type="percentage">
            <text:p>83,49 %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032" xlink:type="simple">Badalona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37]/[.$F$952]" office:value-type="percentage" office:value="0.000597860289490245" calcext:value-type="percentage">
            <text:p>0,06 %</text:p>
          </table:table-cell>
          <table:table-cell table:formula="of:=[.J336]+[.I337]" office:value-type="percentage" office:value="0.867442836165304" calcext:value-type="percentage">
            <text:p>86,74 %</text:p>
          </table:table-cell>
          <table:table-cell table:formula="of:=[.G337]/[.$G$952]" office:value-type="percentage" office:value="0.000417045799211404" calcext:value-type="percentage">
            <text:p>0,04 %</text:p>
          </table:table-cell>
          <table:table-cell table:formula="of:=[.L336]+[.K337]" office:value-type="percentage" office:value="0.835304822565971" calcext:value-type="percentage">
            <text:p>83,53 %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571" xlink:type="simple">Leens</text:a>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38]/[.$F$952]" office:value-type="percentage" office:value="0.000597860289490245" calcext:value-type="percentage">
            <text:p>0,06 %</text:p>
          </table:table-cell>
          <table:table-cell table:formula="of:=[.J337]+[.I338]" office:value-type="percentage" office:value="0.868040696454794" calcext:value-type="percentage">
            <text:p>86,80 %</text:p>
          </table:table-cell>
          <table:table-cell table:formula="of:=[.G338]/[.$G$952]" office:value-type="percentage" office:value="0" calcext:value-type="percentage">
            <text:p>0,00 %</text:p>
          </table:table-cell>
          <table:table-cell table:formula="of:=[.L337]+[.K338]" office:value-type="percentage" office:value="0.835304822565971" calcext:value-type="percentage">
            <text:p>83,53 %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684" xlink:type="simple">Oslo, Frognerkilen</text:a>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39]/[.$F$952]" office:value-type="percentage" office:value="0.000587371512481645" calcext:value-type="percentage">
            <text:p>0,06 %</text:p>
          </table:table-cell>
          <table:table-cell table:formula="of:=[.J338]+[.I339]" office:value-type="percentage" office:value="0.868628067967276" calcext:value-type="percentage">
            <text:p>86,86 %</text:p>
          </table:table-cell>
          <table:table-cell table:formula="of:=[.G339]/[.$G$952]" office:value-type="percentage" office:value="0.00109948437973916" calcext:value-type="percentage">
            <text:p>0,11 %</text:p>
          </table:table-cell>
          <table:table-cell table:formula="of:=[.L338]+[.K339]" office:value-type="percentage" office:value="0.83640430694571" calcext:value-type="percentage">
            <text:p>83,64 %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3145" xlink:type="simple">Vancouver</text:a>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40]/[.$F$952]" office:value-type="percentage" office:value="0.000587371512481645" calcext:value-type="percentage">
            <text:p>0,06 %</text:p>
          </table:table-cell>
          <table:table-cell table:formula="of:=[.J339]+[.I340]" office:value-type="percentage" office:value="0.869215439479757" calcext:value-type="percentage">
            <text:p>86,92 %</text:p>
          </table:table-cell>
          <table:table-cell table:formula="of:=[.G340]/[.$G$952]" office:value-type="percentage" office:value="0.0000758265089475281" calcext:value-type="percentage">
            <text:p>0,01 %</text:p>
          </table:table-cell>
          <table:table-cell table:formula="of:=[.L339]+[.K340]" office:value-type="percentage" office:value="0.836480133454657" calcext:value-type="percentage">
            <text:p>83,65 %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3447" xlink:type="simple">Helsingborg</text:a>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41]/[.$F$952]" office:value-type="percentage" office:value="0.000587371512481645" calcext:value-type="percentage">
            <text:p>0,06 %</text:p>
          </table:table-cell>
          <table:table-cell table:formula="of:=[.J340]+[.I341]" office:value-type="percentage" office:value="0.869802810992239" calcext:value-type="percentage">
            <text:p>86,98 %</text:p>
          </table:table-cell>
          <table:table-cell table:formula="of:=[.G341]/[.$G$952]" office:value-type="percentage" office:value="0.000151653017895056" calcext:value-type="percentage">
            <text:p>0,02 %</text:p>
          </table:table-cell>
          <table:table-cell table:formula="of:=[.L340]+[.K341]" office:value-type="percentage" office:value="0.836631786472552" calcext:value-type="percentage">
            <text:p>83,66 %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3417" xlink:type="simple">Sodra Bjorkfjarden</text:a>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42]/[.$F$952]" office:value-type="percentage" office:value="0.000587371512481645" calcext:value-type="percentage">
            <text:p>0,06 %</text:p>
          </table:table-cell>
          <table:table-cell table:formula="of:=[.J341]+[.I342]" office:value-type="percentage" office:value="0.870390182504721" calcext:value-type="percentage">
            <text:p>87,04 %</text:p>
          </table:table-cell>
          <table:table-cell table:formula="of:=[.G342]/[.$G$952]" office:value-type="percentage" office:value="0.00121322414316045" calcext:value-type="percentage">
            <text:p>0,12 %</text:p>
          </table:table-cell>
          <table:table-cell table:formula="of:=[.L341]+[.K342]" office:value-type="percentage" office:value="0.837845010615713" calcext:value-type="percentage">
            <text:p>83,78 %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2394" xlink:type="simple">Livorno</text:a>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43]/[.$F$952]" office:value-type="percentage" office:value="0.000587371512481645" calcext:value-type="percentage">
            <text:p>0,06 %</text:p>
          </table:table-cell>
          <table:table-cell table:formula="of:=[.J342]+[.I343]" office:value-type="percentage" office:value="0.870977554017202" calcext:value-type="percentage">
            <text:p>87,10 %</text:p>
          </table:table-cell>
          <table:table-cell table:formula="of:=[.G343]/[.$G$952]" office:value-type="percentage" office:value="0" calcext:value-type="percentage">
            <text:p>0,00 %</text:p>
          </table:table-cell>
          <table:table-cell table:formula="of:=[.L342]+[.K343]" office:value-type="percentage" office:value="0.837845010615713" calcext:value-type="percentage">
            <text:p>83,78 %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160" xlink:type="simple">Bergen</text:a>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44]/[.$F$952]" office:value-type="percentage" office:value="0.000587371512481645" calcext:value-type="percentage">
            <text:p>0,06 %</text:p>
          </table:table-cell>
          <table:table-cell table:formula="of:=[.J343]+[.I344]" office:value-type="percentage" office:value="0.871564925529684" calcext:value-type="percentage">
            <text:p>87,16 %</text:p>
          </table:table-cell>
          <table:table-cell table:formula="of:=[.G344]/[.$G$952]" office:value-type="percentage" office:value="0.00109948437973916" calcext:value-type="percentage">
            <text:p>0,11 %</text:p>
          </table:table-cell>
          <table:table-cell table:formula="of:=[.L343]+[.K344]" office:value-type="percentage" office:value="0.838944494995452" calcext:value-type="percentage">
            <text:p>83,89 %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403" xlink:type="simple">Stadersand</text:a>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45]/[.$F$952]" office:value-type="percentage" office:value="0.000587371512481645" calcext:value-type="percentage">
            <text:p>0,06 %</text:p>
          </table:table-cell>
          <table:table-cell table:formula="of:=[.J344]+[.I345]" office:value-type="percentage" office:value="0.872152297042165" calcext:value-type="percentage">
            <text:p>87,22 %</text:p>
          </table:table-cell>
          <table:table-cell table:formula="of:=[.G345]/[.$G$952]" office:value-type="percentage" office:value="0.000151653017895056" calcext:value-type="percentage">
            <text:p>0,02 %</text:p>
          </table:table-cell>
          <table:table-cell table:formula="of:=[.L344]+[.K345]" office:value-type="percentage" office:value="0.839096148013347" calcext:value-type="percentage">
            <text:p>83,91 %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3130" xlink:type="simple">Lunderskov</text:a>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46]/[.$F$952]" office:value-type="percentage" office:value="0.000587371512481645" calcext:value-type="percentage">
            <text:p>0,06 %</text:p>
          </table:table-cell>
          <table:table-cell table:formula="of:=[.J345]+[.I346]" office:value-type="percentage" office:value="0.872739668554647" calcext:value-type="percentage">
            <text:p>87,27 %</text:p>
          </table:table-cell>
          <table:table-cell table:formula="of:=[.G346]/[.$G$952]" office:value-type="percentage" office:value="0.000265392781316348" calcext:value-type="percentage">
            <text:p>0,03 %</text:p>
          </table:table-cell>
          <table:table-cell table:formula="of:=[.L345]+[.K346]" office:value-type="percentage" office:value="0.839361540794664" calcext:value-type="percentage">
            <text:p>83,94 %</text:p>
          </table:table-cell>
        </table:table-row>
        <table:table-row table:style-name="ro2">
          <table:table-cell office:value-type="float" office:value="2073" calcext:value-type="float">
            <text:p>207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073" xlink:type="simple">Felixstowe </text:a>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47]/[.$F$952]" office:value-type="percentage" office:value="0.000576882735473044" calcext:value-type="percentage">
            <text:p>0,06 %</text:p>
          </table:table-cell>
          <table:table-cell table:formula="of:=[.J346]+[.I347]" office:value-type="percentage" office:value="0.87331655129012" calcext:value-type="percentage">
            <text:p>87,33 %</text:p>
          </table:table-cell>
          <table:table-cell table:formula="of:=[.G347]/[.$G$952]" office:value-type="percentage" office:value="0.000265392781316348" calcext:value-type="percentage">
            <text:p>0,03 %</text:p>
          </table:table-cell>
          <table:table-cell table:formula="of:=[.L346]+[.K347]" office:value-type="percentage" office:value="0.83962693357598" calcext:value-type="percentage">
            <text:p>83,96 %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/>
          <table:table-cell office:value-type="string" calcext:value-type="string">
            <text:p>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775" xlink:type="simple">Franek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48]/[.$F$952]" office:value-type="percentage" office:value="0.000576882735473044" calcext:value-type="percentage">
            <text:p>0,06 %</text:p>
          </table:table-cell>
          <table:table-cell table:formula="of:=[.J347]+[.I348]" office:value-type="percentage" office:value="0.873893434025593" calcext:value-type="percentage">
            <text:p>87,39 %</text:p>
          </table:table-cell>
          <table:table-cell table:formula="of:=[.G348]/[.$G$952]" office:value-type="percentage" office:value="0.000113739763421292" calcext:value-type="percentage">
            <text:p>0,01 %</text:p>
          </table:table-cell>
          <table:table-cell table:formula="of:=[.L347]+[.K348]" office:value-type="percentage" office:value="0.839740673339401" calcext:value-type="percentage">
            <text:p>83,97 %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589" xlink:type="simple">Asker</text:a>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49]/[.$F$952]" office:value-type="percentage" office:value="0.000566393958464443" calcext:value-type="percentage">
            <text:p>0,06 %</text:p>
          </table:table-cell>
          <table:table-cell table:formula="of:=[.J348]+[.I349]" office:value-type="percentage" office:value="0.874459827984058" calcext:value-type="percentage">
            <text:p>87,45 %</text:p>
          </table:table-cell>
          <table:table-cell table:formula="of:=[.G349]/[.$G$952]" office:value-type="percentage" office:value="0.00106157112526539" calcext:value-type="percentage">
            <text:p>0,11 %</text:p>
          </table:table-cell>
          <table:table-cell table:formula="of:=[.L348]+[.K349]" office:value-type="percentage" office:value="0.840802244464667" calcext:value-type="percentage">
            <text:p>84,08 %</text:p>
          </table:table-cell>
        </table:table-row>
        <table:table-row table:style-name="ro2">
          <table:table-cell office:value-type="float" office:value="3487" calcext:value-type="float">
            <text:p>348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487" xlink:type="simple">Friday Harbor</text:a>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7&amp;_pjax=%23w0-pjax" xlink:type="simple"> </text:a></text:p>
          </table:table-cell>
          <table:table-cell table:formula="of:=[.F350]/[.$F$952]" office:value-type="percentage" office:value="0.000566393958464443" calcext:value-type="percentage">
            <text:p>0,06 %</text:p>
          </table:table-cell>
          <table:table-cell table:formula="of:=[.J349]+[.I350]" office:value-type="percentage" office:value="0.875026221942522" calcext:value-type="percentage">
            <text:p>87,50 %</text:p>
          </table:table-cell>
          <table:table-cell table:formula="of:=[.G350]/[.$G$952]" office:value-type="percentage" office:value="0.000151653017895056" calcext:value-type="percentage">
            <text:p>0,02 %</text:p>
          </table:table-cell>
          <table:table-cell table:formula="of:=[.L349]+[.K350]" office:value-type="percentage" office:value="0.840953897482562" calcext:value-type="percentage">
            <text:p>84,10 %</text:p>
          </table:table-cell>
        </table:table-row>
        <table:table-row table:style-name="ro2">
          <table:table-cell office:value-type="float" office:value="2095" calcext:value-type="float">
            <text:p>209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095" xlink:type="simple">Southampton</text:a>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formula="of:=[.F351]/[.$F$952]" office:value-type="percentage" office:value="0.000566393958464443" calcext:value-type="percentage">
            <text:p>0,06 %</text:p>
          </table:table-cell>
          <table:table-cell table:formula="of:=[.J350]+[.I351]" office:value-type="percentage" office:value="0.875592615900987" calcext:value-type="percentage">
            <text:p>87,56 %</text:p>
          </table:table-cell>
          <table:table-cell table:formula="of:=[.G351]/[.$G$952]" office:value-type="percentage" office:value="0.000227479526842584" calcext:value-type="percentage">
            <text:p>0,02 %</text:p>
          </table:table-cell>
          <table:table-cell table:formula="of:=[.L350]+[.K351]" office:value-type="percentage" office:value="0.841181377009404" calcext:value-type="percentage">
            <text:p>84,12 %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Malta</text:p>
          </table:table-cell>
          <table:table-cell office:value-type="string" calcext:value-type="string">
            <text:p><text:a xlink:href="https://www.aishub.net/stations/3031" xlink:type="simple">Malta Freeport</text:a>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52]/[.$F$952]" office:value-type="percentage" office:value="0.000566393958464443" calcext:value-type="percentage">
            <text:p>0,06 %</text:p>
          </table:table-cell>
          <table:table-cell table:formula="of:=[.J351]+[.I352]" office:value-type="percentage" office:value="0.876159009859451" calcext:value-type="percentage">
            <text:p>87,62 %</text:p>
          </table:table-cell>
          <table:table-cell table:formula="of:=[.G352]/[.$G$952]" office:value-type="percentage" office:value="0.00193357597816197" calcext:value-type="percentage">
            <text:p>0,19 %</text:p>
          </table:table-cell>
          <table:table-cell table:formula="of:=[.L351]+[.K352]" office:value-type="percentage" office:value="0.843114952987566" calcext:value-type="percentage">
            <text:p>84,31 %</text:p>
          </table:table-cell>
        </table:table-row>
        <table:table-row table:style-name="ro2">
          <table:table-cell office:value-type="float" office:value="2095" calcext:value-type="float">
            <text:p>209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095" xlink:type="simple">Southampton</text:a>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53]/[.$F$952]" office:value-type="percentage" office:value="0.000566393958464443" calcext:value-type="percentage">
            <text:p>0,06 %</text:p>
          </table:table-cell>
          <table:table-cell table:formula="of:=[.J352]+[.I353]" office:value-type="percentage" office:value="0.876725403817916" calcext:value-type="percentage">
            <text:p>87,67 %</text:p>
          </table:table-cell>
          <table:table-cell table:formula="of:=[.G353]/[.$G$952]" office:value-type="percentage" office:value="0.000227479526842584" calcext:value-type="percentage">
            <text:p>0,02 %</text:p>
          </table:table-cell>
          <table:table-cell table:formula="of:=[.L352]+[.K353]" office:value-type="percentage" office:value="0.843342432514409" calcext:value-type="percentage">
            <text:p>84,33 %</text:p>
          </table:table-cell>
        </table:table-row>
        <table:table-row table:style-name="ro2">
          <table:table-cell office:value-type="float" office:value="3487" calcext:value-type="float">
            <text:p>348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487" xlink:type="simple">Friday Harbor</text:a>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54]/[.$F$952]" office:value-type="percentage" office:value="0.000566393958464443" calcext:value-type="percentage">
            <text:p>0,06 %</text:p>
          </table:table-cell>
          <table:table-cell table:formula="of:=[.J353]+[.I354]" office:value-type="percentage" office:value="0.87729179777638" calcext:value-type="percentage">
            <text:p>87,73 %</text:p>
          </table:table-cell>
          <table:table-cell table:formula="of:=[.G354]/[.$G$952]" office:value-type="percentage" office:value="0.000151653017895056" calcext:value-type="percentage">
            <text:p>0,02 %</text:p>
          </table:table-cell>
          <table:table-cell table:formula="of:=[.L353]+[.K354]" office:value-type="percentage" office:value="0.843494085532304" calcext:value-type="percentage">
            <text:p>84,35 %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589" xlink:type="simple">Asker</text:a>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55]/[.$F$952]" office:value-type="percentage" office:value="0.000566393958464443" calcext:value-type="percentage">
            <text:p>0,06 %</text:p>
          </table:table-cell>
          <table:table-cell table:formula="of:=[.J354]+[.I355]" office:value-type="percentage" office:value="0.877858191734845" calcext:value-type="percentage">
            <text:p>87,79 %</text:p>
          </table:table-cell>
          <table:table-cell table:formula="of:=[.G355]/[.$G$952]" office:value-type="percentage" office:value="0.00106157112526539" calcext:value-type="percentage">
            <text:p>0,11 %</text:p>
          </table:table-cell>
          <table:table-cell table:formula="of:=[.L354]+[.K355]" office:value-type="percentage" office:value="0.844555656657569" calcext:value-type="percentage">
            <text:p>84,46 %</text:p>
          </table:table-cell>
        </table:table-row>
        <table:table-row table:style-name="ro2">
          <table:table-cell office:value-type="float" office:value="3174" calcext:value-type="float">
            <text:p>317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174" xlink:type="simple">Higham, Kent</text:a>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56]/[.$F$952]" office:value-type="percentage" office:value="0.000555905181455842" calcext:value-type="percentage">
            <text:p>0,06 %</text:p>
          </table:table-cell>
          <table:table-cell table:formula="of:=[.J355]+[.I356]" office:value-type="percentage" office:value="0.878414096916301" calcext:value-type="percentage">
            <text:p>87,84 %</text:p>
          </table:table-cell>
          <table:table-cell table:formula="of:=[.G356]/[.$G$952]" office:value-type="percentage" office:value="0" calcext:value-type="percentage">
            <text:p>0,00 %</text:p>
          </table:table-cell>
          <table:table-cell table:formula="of:=[.L355]+[.K356]" office:value-type="percentage" office:value="0.844555656657569" calcext:value-type="percentage">
            <text:p>84,46 %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2059" xlink:type="simple">Azores</text:a>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57]/[.$F$952]" office:value-type="percentage" office:value="0.000555905181455842" calcext:value-type="percentage">
            <text:p>0,06 %</text:p>
          </table:table-cell>
          <table:table-cell table:formula="of:=[.J356]+[.I357]" office:value-type="percentage" office:value="0.878970002097756" calcext:value-type="percentage">
            <text:p>87,90 %</text:p>
          </table:table-cell>
          <table:table-cell table:formula="of:=[.G357]/[.$G$952]" office:value-type="percentage" office:value="0.000265392781316348" calcext:value-type="percentage">
            <text:p>0,03 %</text:p>
          </table:table-cell>
          <table:table-cell table:formula="of:=[.L356]+[.K357]" office:value-type="percentage" office:value="0.844821049438886" calcext:value-type="percentage">
            <text:p>84,48 %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099" xlink:type="simple">Espel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58]/[.$F$952]" office:value-type="percentage" office:value="0.000555905181455842" calcext:value-type="percentage">
            <text:p>0,06 %</text:p>
          </table:table-cell>
          <table:table-cell table:formula="of:=[.J357]+[.I358]" office:value-type="percentage" office:value="0.879525907279212" calcext:value-type="percentage">
            <text:p>87,95 %</text:p>
          </table:table-cell>
          <table:table-cell table:formula="of:=[.G358]/[.$G$952]" office:value-type="percentage" office:value="0.000037913254473764" calcext:value-type="percentage">
            <text:p>0,00 %</text:p>
          </table:table-cell>
          <table:table-cell table:formula="of:=[.L357]+[.K358]" office:value-type="percentage" office:value="0.844858962693359" calcext:value-type="percentage">
            <text:p>84,49 %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2290" xlink:type="simple">Athens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59]/[.$F$952]" office:value-type="percentage" office:value="0.000555905181455842" calcext:value-type="percentage">
            <text:p>0,06 %</text:p>
          </table:table-cell>
          <table:table-cell table:formula="of:=[.J358]+[.I359]" office:value-type="percentage" office:value="0.880081812460668" calcext:value-type="percentage">
            <text:p>88,01 %</text:p>
          </table:table-cell>
          <table:table-cell table:formula="of:=[.G359]/[.$G$952]" office:value-type="percentage" office:value="0.000606612071580225" calcext:value-type="percentage">
            <text:p>0,06 %</text:p>
          </table:table-cell>
          <table:table-cell table:formula="of:=[.L358]+[.K359]" office:value-type="percentage" office:value="0.84546557476494" calcext:value-type="percentage">
            <text:p>84,55 %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782" xlink:type="simple">Sneek</text:a>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60]/[.$F$952]" office:value-type="percentage" office:value="0.000555905181455842" calcext:value-type="percentage">
            <text:p>0,06 %</text:p>
          </table:table-cell>
          <table:table-cell table:formula="of:=[.J359]+[.I360]" office:value-type="percentage" office:value="0.880637717642124" calcext:value-type="percentage">
            <text:p>88,06 %</text:p>
          </table:table-cell>
          <table:table-cell table:formula="of:=[.G360]/[.$G$952]" office:value-type="percentage" office:value="0.00185774946921444" calcext:value-type="percentage">
            <text:p>0,19 %</text:p>
          </table:table-cell>
          <table:table-cell table:formula="of:=[.L359]+[.K360]" office:value-type="percentage" office:value="0.847323324234154" calcext:value-type="percentage">
            <text:p>84,73 %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/>
          <table:table-cell office:value-type="string" calcext:value-type="string">
            <text:p>94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812" xlink:type="simple">Valencia</text:a>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61]/[.$F$952]" office:value-type="percentage" office:value="0.000545416404447241" calcext:value-type="percentage">
            <text:p>0,05 %</text:p>
          </table:table-cell>
          <table:table-cell table:formula="of:=[.J360]+[.I361]" office:value-type="percentage" office:value="0.881183134046571" calcext:value-type="percentage">
            <text:p>88,12 %</text:p>
          </table:table-cell>
          <table:table-cell table:formula="of:=[.G361]/[.$G$952]" office:value-type="percentage" office:value="0" calcext:value-type="percentage">
            <text:p>0,00 %</text:p>
          </table:table-cell>
          <table:table-cell table:formula="of:=[.L360]+[.K361]" office:value-type="percentage" office:value="0.847323324234154" calcext:value-type="percentage">
            <text:p>84,73 %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3531" xlink:type="simple">Bunbury</text:a>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62]/[.$F$952]" office:value-type="percentage" office:value="0.000545416404447241" calcext:value-type="percentage">
            <text:p>0,05 %</text:p>
          </table:table-cell>
          <table:table-cell table:formula="of:=[.J361]+[.I362]" office:value-type="percentage" office:value="0.881728550451019" calcext:value-type="percentage">
            <text:p>88,17 %</text:p>
          </table:table-cell>
          <table:table-cell table:formula="of:=[.G362]/[.$G$952]" office:value-type="percentage" office:value="0.00121322414316045" calcext:value-type="percentage">
            <text:p>0,12 %</text:p>
          </table:table-cell>
          <table:table-cell table:formula="of:=[.L361]+[.K362]" office:value-type="percentage" office:value="0.848536548377314" calcext:value-type="percentage">
            <text:p>84,85 %</text:p>
          </table:table-cell>
        </table:table-row>
        <table:table-row table:style-name="ro2">
          <table:table-cell office:value-type="float" office:value="3096" calcext:value-type="float">
            <text:p>309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096" xlink:type="simple">Wirral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63]/[.$F$952]" office:value-type="percentage" office:value="0.000545416404447241" calcext:value-type="percentage">
            <text:p>0,05 %</text:p>
          </table:table-cell>
          <table:table-cell table:formula="of:=[.J362]+[.I363]" office:value-type="percentage" office:value="0.882273966855466" calcext:value-type="percentage">
            <text:p>88,23 %</text:p>
          </table:table-cell>
          <table:table-cell table:formula="of:=[.G363]/[.$G$952]" office:value-type="percentage" office:value="0.000037913254473764" calcext:value-type="percentage">
            <text:p>0,00 %</text:p>
          </table:table-cell>
          <table:table-cell table:formula="of:=[.L362]+[.K363]" office:value-type="percentage" office:value="0.848574461631788" calcext:value-type="percentage">
            <text:p>84,86 %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/>
          <table:table-cell office:value-type="string" calcext:value-type="string">
            <text:p>94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646" xlink:type="simple">Urk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64]/[.$F$952]" office:value-type="percentage" office:value="0.000545416404447241" calcext:value-type="percentage">
            <text:p>0,05 %</text:p>
          </table:table-cell>
          <table:table-cell table:formula="of:=[.J363]+[.I364]" office:value-type="percentage" office:value="0.882819383259913" calcext:value-type="percentage">
            <text:p>88,28 %</text:p>
          </table:table-cell>
          <table:table-cell table:formula="of:=[.G364]/[.$G$952]" office:value-type="percentage" office:value="0.000037913254473764" calcext:value-type="percentage">
            <text:p>0,00 %</text:p>
          </table:table-cell>
          <table:table-cell table:formula="of:=[.L363]+[.K364]" office:value-type="percentage" office:value="0.848612374886262" calcext:value-type="percentage">
            <text:p>84,86 %</text:p>
          </table:table-cell>
        </table:table-row>
        <table:table-row table:style-name="ro2">
          <table:table-cell office:value-type="float" office:value="2642" calcext:value-type="float">
            <text:p>2642</text:p>
          </table:table-cell>
          <table:table-cell/>
          <table:table-cell office:value-type="string" calcext:value-type="string">
            <text:p>9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642" xlink:type="simple">Southampton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65]/[.$F$952]" office:value-type="percentage" office:value="0.000545416404447241" calcext:value-type="percentage">
            <text:p>0,05 %</text:p>
          </table:table-cell>
          <table:table-cell table:formula="of:=[.J364]+[.I365]" office:value-type="percentage" office:value="0.88336479966436" calcext:value-type="percentage">
            <text:p>88,34 %</text:p>
          </table:table-cell>
          <table:table-cell table:formula="of:=[.G365]/[.$G$952]" office:value-type="percentage" office:value="0.000037913254473764" calcext:value-type="percentage">
            <text:p>0,00 %</text:p>
          </table:table-cell>
          <table:table-cell table:formula="of:=[.L364]+[.K365]" office:value-type="percentage" office:value="0.848650288140736" calcext:value-type="percentage">
            <text:p>84,87 %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030" xlink:type="simple">Rostock</text:a>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66]/[.$F$952]" office:value-type="percentage" office:value="0.000534927627438641" calcext:value-type="percentage">
            <text:p>0,05 %</text:p>
          </table:table-cell>
          <table:table-cell table:formula="of:=[.J365]+[.I366]" office:value-type="percentage" office:value="0.883899727291799" calcext:value-type="percentage">
            <text:p>88,39 %</text:p>
          </table:table-cell>
          <table:table-cell table:formula="of:=[.G366]/[.$G$952]" office:value-type="percentage" office:value="0.000530785562632696" calcext:value-type="percentage">
            <text:p>0,05 %</text:p>
          </table:table-cell>
          <table:table-cell table:formula="of:=[.L365]+[.K366]" office:value-type="percentage" office:value="0.849181073703369" calcext:value-type="percentage">
            <text:p>84,92 %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836" xlink:type="simple">Brest</text:a>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67]/[.$F$952]" office:value-type="percentage" office:value="0.000534927627438641" calcext:value-type="percentage">
            <text:p>0,05 %</text:p>
          </table:table-cell>
          <table:table-cell table:formula="of:=[.J366]+[.I367]" office:value-type="percentage" office:value="0.884434654919238" calcext:value-type="percentage">
            <text:p>88,44 %</text:p>
          </table:table-cell>
          <table:table-cell table:formula="of:=[.G367]/[.$G$952]" office:value-type="percentage" office:value="0.00018956627236882" calcext:value-type="percentage">
            <text:p>0,02 %</text:p>
          </table:table-cell>
          <table:table-cell table:formula="of:=[.L366]+[.K367]" office:value-type="percentage" office:value="0.849370639975737" calcext:value-type="percentage">
            <text:p>84,94 %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151" xlink:type="simple">Trondheim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68]/[.$F$952]" office:value-type="percentage" office:value="0.000534927627438641" calcext:value-type="percentage">
            <text:p>0,05 %</text:p>
          </table:table-cell>
          <table:table-cell table:formula="of:=[.J367]+[.I368]" office:value-type="percentage" office:value="0.884969582546676" calcext:value-type="percentage">
            <text:p>88,50 %</text:p>
          </table:table-cell>
          <table:table-cell table:formula="of:=[.G368]/[.$G$952]" office:value-type="percentage" office:value="0.000796178343949045" calcext:value-type="percentage">
            <text:p>0,08 %</text:p>
          </table:table-cell>
          <table:table-cell table:formula="of:=[.L367]+[.K368]" office:value-type="percentage" office:value="0.850166818319686" calcext:value-type="percentage">
            <text:p>85,02 %</text:p>
          </table:table-cell>
        </table:table-row>
        <table:table-row table:style-name="ro2"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973" xlink:type="simple">Savannah G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69]/[.$F$952]" office:value-type="percentage" office:value="0.00052443885043004" calcext:value-type="percentage">
            <text:p>0,05 %</text:p>
          </table:table-cell>
          <table:table-cell table:formula="of:=[.J368]+[.I369]" office:value-type="percentage" office:value="0.885494021397106" calcext:value-type="percentage">
            <text:p>88,55 %</text:p>
          </table:table-cell>
          <table:table-cell table:formula="of:=[.G369]/[.$G$952]" office:value-type="percentage" office:value="0.000037913254473764" calcext:value-type="percentage">
            <text:p>0,00 %</text:p>
          </table:table-cell>
          <table:table-cell table:formula="of:=[.L368]+[.K369]" office:value-type="percentage" office:value="0.85020473157416" calcext:value-type="percentage">
            <text:p>85,02 %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3598" xlink:type="simple">Tasmani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70]/[.$F$952]" office:value-type="percentage" office:value="0.00052443885043004" calcext:value-type="percentage">
            <text:p>0,05 %</text:p>
          </table:table-cell>
          <table:table-cell table:formula="of:=[.J369]+[.I370]" office:value-type="percentage" office:value="0.886018460247537" calcext:value-type="percentage">
            <text:p>88,60 %</text:p>
          </table:table-cell>
          <table:table-cell table:formula="of:=[.G370]/[.$G$952]" office:value-type="percentage" office:value="0.000037913254473764" calcext:value-type="percentage">
            <text:p>0,00 %</text:p>
          </table:table-cell>
          <table:table-cell table:formula="of:=[.L369]+[.K370]" office:value-type="percentage" office:value="0.850242644828634" calcext:value-type="percentage">
            <text:p>85,02 %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/>
          <table:table-cell office:value-type="string" calcext:value-type="string">
            <text:p>0 %</text:p>
          </table:table-cell>
          <table:table-cell office:value-type="string" calcext:value-type="string">
            <text:p> Monaco</text:p>
          </table:table-cell>
          <table:table-cell office:value-type="string" calcext:value-type="string">
            <text:p><text:a xlink:href="https://www.aishub.net/stations/3043" xlink:type="simple">Monaco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71]/[.$F$952]" office:value-type="percentage" office:value="0.00052443885043004" calcext:value-type="percentage">
            <text:p>0,05 %</text:p>
          </table:table-cell>
          <table:table-cell table:formula="of:=[.J370]+[.I371]" office:value-type="percentage" office:value="0.886542899097967" calcext:value-type="percentage">
            <text:p>88,65 %</text:p>
          </table:table-cell>
          <table:table-cell table:formula="of:=[.G371]/[.$G$952]" office:value-type="percentage" office:value="0.00121322414316045" calcext:value-type="percentage">
            <text:p>0,12 %</text:p>
          </table:table-cell>
          <table:table-cell table:formula="of:=[.L370]+[.K371]" office:value-type="percentage" office:value="0.851455868971794" calcext:value-type="percentage">
            <text:p>85,15 %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2340" xlink:type="simple">Valenci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72]/[.$F$952]" office:value-type="percentage" office:value="0.00052443885043004" calcext:value-type="percentage">
            <text:p>0,05 %</text:p>
          </table:table-cell>
          <table:table-cell table:formula="of:=[.J371]+[.I372]" office:value-type="percentage" office:value="0.887067337948397" calcext:value-type="percentage">
            <text:p>88,71 %</text:p>
          </table:table-cell>
          <table:table-cell table:formula="of:=[.G372]/[.$G$952]" office:value-type="percentage" office:value="0" calcext:value-type="percentage">
            <text:p>0,00 %</text:p>
          </table:table-cell>
          <table:table-cell table:formula="of:=[.L371]+[.K372]" office:value-type="percentage" office:value="0.851455868971794" calcext:value-type="percentage">
            <text:p>85,15 %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3749" xlink:type="simple">Ensked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73]/[.$F$952]" office:value-type="percentage" office:value="0.00052443885043004" calcext:value-type="percentage">
            <text:p>0,05 %</text:p>
          </table:table-cell>
          <table:table-cell table:formula="of:=[.J372]+[.I373]" office:value-type="percentage" office:value="0.887591776798827" calcext:value-type="percentage">
            <text:p>88,76 %</text:p>
          </table:table-cell>
          <table:table-cell table:formula="of:=[.G373]/[.$G$952]" office:value-type="percentage" office:value="0" calcext:value-type="percentage">
            <text:p>0,00 %</text:p>
          </table:table-cell>
          <table:table-cell table:formula="of:=[.L372]+[.K373]" office:value-type="percentage" office:value="0.851455868971794" calcext:value-type="percentage">
            <text:p>85,15 %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007" xlink:type="simple">Maarsse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74]/[.$F$952]" office:value-type="percentage" office:value="0.00052443885043004" calcext:value-type="percentage">
            <text:p>0,05 %</text:p>
          </table:table-cell>
          <table:table-cell table:formula="of:=[.J373]+[.I374]" office:value-type="percentage" office:value="0.888116215649257" calcext:value-type="percentage">
            <text:p>88,81 %</text:p>
          </table:table-cell>
          <table:table-cell table:formula="of:=[.G374]/[.$G$952]" office:value-type="percentage" office:value="0.000265392781316348" calcext:value-type="percentage">
            <text:p>0,03 %</text:p>
          </table:table-cell>
          <table:table-cell table:formula="of:=[.L373]+[.K374]" office:value-type="percentage" office:value="0.851721261753111" calcext:value-type="percentage">
            <text:p>85,17 %</text:p>
          </table:table-cell>
        </table:table-row>
        <table:table-row table:style-name="ro2">
          <table:table-cell office:value-type="float" office:value="3654" calcext:value-type="float">
            <text:p>365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654" xlink:type="simple">Portsmouth</text:a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75]/[.$F$952]" office:value-type="percentage" office:value="0.00052443885043004" calcext:value-type="percentage">
            <text:p>0,05 %</text:p>
          </table:table-cell>
          <table:table-cell table:formula="of:=[.J374]+[.I375]" office:value-type="percentage" office:value="0.888640654499687" calcext:value-type="percentage">
            <text:p>88,86 %</text:p>
          </table:table-cell>
          <table:table-cell table:formula="of:=[.G375]/[.$G$952]" office:value-type="percentage" office:value="0" calcext:value-type="percentage">
            <text:p>0,00 %</text:p>
          </table:table-cell>
          <table:table-cell table:formula="of:=[.L374]+[.K375]" office:value-type="percentage" office:value="0.851721261753111" calcext:value-type="percentage">
            <text:p>85,17 %</text:p>
          </table:table-cell>
        </table:table-row>
        <table:table-row table:style-name="ro3">
          <table:table-cell office:value-type="float" office:value="3827" calcext:value-type="float">
            <text:p>3827</text:p>
          </table:table-cell>
          <table:table-cell/>
          <table:table-cell office:value-type="string" calcext:value-type="string">
            <text:p>89 %</text:p>
          </table:table-cell>
          <table:table-cell office:value-type="string" calcext:value-type="string">
            <text:p> Taiwan (Province of China)</text:p>
          </table:table-cell>
          <table:table-cell office:value-type="string" calcext:value-type="string">
            <text:p><text:a xlink:href="https://www.aishub.net/stations/3827" xlink:type="simple">Keelung</text:a>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76]/[.$F$952]" office:value-type="percentage" office:value="0.00052443885043004" calcext:value-type="percentage">
            <text:p>0,05 %</text:p>
          </table:table-cell>
          <table:table-cell table:formula="of:=[.J375]+[.I376]" office:value-type="percentage" office:value="0.889165093350117" calcext:value-type="percentage">
            <text:p>88,92 %</text:p>
          </table:table-cell>
          <table:table-cell table:formula="of:=[.G376]/[.$G$952]" office:value-type="percentage" office:value="0.0018956627236882" calcext:value-type="percentage">
            <text:p>0,19 %</text:p>
          </table:table-cell>
          <table:table-cell table:formula="of:=[.L375]+[.K376]" office:value-type="percentage" office:value="0.853616924476799" calcext:value-type="percentage">
            <text:p>85,36 %</text:p>
          </table:table-cell>
        </table:table-row>
        <table:table-row table:style-name="ro2"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130" xlink:type="simple">Sheerness</text:a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77]/[.$F$952]" office:value-type="percentage" office:value="0.00052443885043004" calcext:value-type="percentage">
            <text:p>0,05 %</text:p>
          </table:table-cell>
          <table:table-cell table:formula="of:=[.J376]+[.I377]" office:value-type="percentage" office:value="0.889689532200547" calcext:value-type="percentage">
            <text:p>88,97 %</text:p>
          </table:table-cell>
          <table:table-cell table:formula="of:=[.G377]/[.$G$952]" office:value-type="percentage" office:value="0" calcext:value-type="percentage">
            <text:p>0,00 %</text:p>
          </table:table-cell>
          <table:table-cell table:formula="of:=[.L376]+[.K377]" office:value-type="percentage" office:value="0.853616924476799" calcext:value-type="percentage">
            <text:p>85,36 %</text:p>
          </table:table-cell>
        </table:table-row>
        <table:table-row table:style-name="ro2">
          <table:table-cell office:value-type="float" office:value="3658" calcext:value-type="float">
            <text:p>3658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658" xlink:type="simple">Cape May</text:a>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78]/[.$F$952]" office:value-type="percentage" office:value="0.000513950073421439" calcext:value-type="percentage">
            <text:p>0,05 %</text:p>
          </table:table-cell>
          <table:table-cell table:formula="of:=[.J377]+[.I378]" office:value-type="percentage" office:value="0.890203482273969" calcext:value-type="percentage">
            <text:p>89,02 %</text:p>
          </table:table-cell>
          <table:table-cell table:formula="of:=[.G378]/[.$G$952]" office:value-type="percentage" office:value="0.00163026994237185" calcext:value-type="percentage">
            <text:p>0,16 %</text:p>
          </table:table-cell>
          <table:table-cell table:formula="of:=[.L377]+[.K378]" office:value-type="percentage" office:value="0.855247194419171" calcext:value-type="percentage">
            <text:p>85,52 %</text:p>
          </table:table-cell>
        </table:table-row>
        <table:table-row table:style-name="ro2">
          <table:table-cell office:value-type="float" office:value="2967" calcext:value-type="float">
            <text:p>296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967" xlink:type="simple">Birkenhead</text:a>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79]/[.$F$952]" office:value-type="percentage" office:value="0.000513950073421439" calcext:value-type="percentage">
            <text:p>0,05 %</text:p>
          </table:table-cell>
          <table:table-cell table:formula="of:=[.J378]+[.I379]" office:value-type="percentage" office:value="0.89071743234739" calcext:value-type="percentage">
            <text:p>89,07 %</text:p>
          </table:table-cell>
          <table:table-cell table:formula="of:=[.G379]/[.$G$952]" office:value-type="percentage" office:value="0" calcext:value-type="percentage">
            <text:p>0,00 %</text:p>
          </table:table-cell>
          <table:table-cell table:formula="of:=[.L378]+[.K379]" office:value-type="percentage" office:value="0.855247194419171" calcext:value-type="percentage">
            <text:p>85,52 %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Japan</text:p>
          </table:table-cell>
          <table:table-cell office:value-type="string" calcext:value-type="string">
            <text:p><text:a xlink:href="https://www.aishub.net/stations/3410" xlink:type="simple">Aomori</text:a>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80]/[.$F$952]" office:value-type="percentage" office:value="0.000513950073421439" calcext:value-type="percentage">
            <text:p>0,05 %</text:p>
          </table:table-cell>
          <table:table-cell table:formula="of:=[.J379]+[.I380]" office:value-type="percentage" office:value="0.891231382420811" calcext:value-type="percentage">
            <text:p>89,12 %</text:p>
          </table:table-cell>
          <table:table-cell table:formula="of:=[.G380]/[.$G$952]" office:value-type="percentage" office:value="0.00155444343342433" calcext:value-type="percentage">
            <text:p>0,16 %</text:p>
          </table:table-cell>
          <table:table-cell table:formula="of:=[.L379]+[.K380]" office:value-type="percentage" office:value="0.856801637852595" calcext:value-type="percentage">
            <text:p>85,68 %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739" xlink:type="simple">Townsville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81]/[.$F$952]" office:value-type="percentage" office:value="0.000513950073421439" calcext:value-type="percentage">
            <text:p>0,05 %</text:p>
          </table:table-cell>
          <table:table-cell table:formula="of:=[.J380]+[.I381]" office:value-type="percentage" office:value="0.891745332494233" calcext:value-type="percentage">
            <text:p>89,17 %</text:p>
          </table:table-cell>
          <table:table-cell table:formula="of:=[.G381]/[.$G$952]" office:value-type="percentage" office:value="0.000454959053685168" calcext:value-type="percentage">
            <text:p>0,05 %</text:p>
          </table:table-cell>
          <table:table-cell table:formula="of:=[.L380]+[.K381]" office:value-type="percentage" office:value="0.85725659690628" calcext:value-type="percentage">
            <text:p>85,73 %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584" xlink:type="simple">Rendsburg</text:a>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82]/[.$F$952]" office:value-type="percentage" office:value="0.000513950073421439" calcext:value-type="percentage">
            <text:p>0,05 %</text:p>
          </table:table-cell>
          <table:table-cell table:formula="of:=[.J381]+[.I382]" office:value-type="percentage" office:value="0.892259282567654" calcext:value-type="percentage">
            <text:p>89,23 %</text:p>
          </table:table-cell>
          <table:table-cell table:formula="of:=[.G382]/[.$G$952]" office:value-type="percentage" office:value="0.00121322414316045" calcext:value-type="percentage">
            <text:p>0,12 %</text:p>
          </table:table-cell>
          <table:table-cell table:formula="of:=[.L381]+[.K382]" office:value-type="percentage" office:value="0.858469821049441" calcext:value-type="percentage">
            <text:p>85,85 %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/>
          <table:table-cell office:value-type="string" calcext:value-type="string">
            <text:p>92 %</text:p>
          </table:table-cell>
          <table:table-cell office:value-type="string" calcext:value-type="string">
            <text:p> Slovenia</text:p>
          </table:table-cell>
          <table:table-cell office:value-type="string" calcext:value-type="string">
            <text:p><text:a xlink:href="https://www.aishub.net/stations/3075" xlink:type="simple">Colomban</text:a>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83]/[.$F$952]" office:value-type="percentage" office:value="0.000513950073421439" calcext:value-type="percentage">
            <text:p>0,05 %</text:p>
          </table:table-cell>
          <table:table-cell table:formula="of:=[.J382]+[.I383]" office:value-type="percentage" office:value="0.892773232641076" calcext:value-type="percentage">
            <text:p>89,28 %</text:p>
          </table:table-cell>
          <table:table-cell table:formula="of:=[.G383]/[.$G$952]" office:value-type="percentage" office:value="0.000113739763421292" calcext:value-type="percentage">
            <text:p>0,01 %</text:p>
          </table:table-cell>
          <table:table-cell table:formula="of:=[.L382]+[.K383]" office:value-type="percentage" office:value="0.858583560812862" calcext:value-type="percentage">
            <text:p>85,86 %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304" xlink:type="simple">Ingarostrand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84]/[.$F$952]" office:value-type="percentage" office:value="0.000513950073421439" calcext:value-type="percentage">
            <text:p>0,05 %</text:p>
          </table:table-cell>
          <table:table-cell table:formula="of:=[.J383]+[.I384]" office:value-type="percentage" office:value="0.893287182714497" calcext:value-type="percentage">
            <text:p>89,33 %</text:p>
          </table:table-cell>
          <table:table-cell table:formula="of:=[.G384]/[.$G$952]" office:value-type="percentage" office:value="0.000037913254473764" calcext:value-type="percentage">
            <text:p>0,00 %</text:p>
          </table:table-cell>
          <table:table-cell table:formula="of:=[.L383]+[.K384]" office:value-type="percentage" office:value="0.858621474067336" calcext:value-type="percentage">
            <text:p>85,86 %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inland</text:p>
          </table:table-cell>
          <table:table-cell office:value-type="string" calcext:value-type="string">
            <text:p><text:a xlink:href="https://www.aishub.net/stations/2867" xlink:type="simple">Vantaa</text:a>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85]/[.$F$952]" office:value-type="percentage" office:value="0.000513950073421439" calcext:value-type="percentage">
            <text:p>0,05 %</text:p>
          </table:table-cell>
          <table:table-cell table:formula="of:=[.J384]+[.I385]" office:value-type="percentage" office:value="0.893801132787919" calcext:value-type="percentage">
            <text:p>89,38 %</text:p>
          </table:table-cell>
          <table:table-cell table:formula="of:=[.G385]/[.$G$952]" office:value-type="percentage" office:value="0.000151653017895056" calcext:value-type="percentage">
            <text:p>0,02 %</text:p>
          </table:table-cell>
          <table:table-cell table:formula="of:=[.L384]+[.K385]" office:value-type="percentage" office:value="0.858773127085231" calcext:value-type="percentage">
            <text:p>85,88 %</text:p>
          </table:table-cell>
        </table:table-row>
        <table:table-row table:style-name="ro2">
          <table:table-cell office:value-type="float" office:value="2627" calcext:value-type="float">
            <text:p>262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627" xlink:type="simple">Groton CT</text:a>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86]/[.$F$952]" office:value-type="percentage" office:value="0.000503461296412838" calcext:value-type="percentage">
            <text:p>0,05 %</text:p>
          </table:table-cell>
          <table:table-cell table:formula="of:=[.J385]+[.I386]" office:value-type="percentage" office:value="0.894304594084332" calcext:value-type="percentage">
            <text:p>89,43 %</text:p>
          </table:table-cell>
          <table:table-cell table:formula="of:=[.G386]/[.$G$952]" office:value-type="percentage" office:value="0.000909918107370337" calcext:value-type="percentage">
            <text:p>0,09 %</text:p>
          </table:table-cell>
          <table:table-cell table:formula="of:=[.L385]+[.K386]" office:value-type="percentage" office:value="0.859683045192601" calcext:value-type="percentage">
            <text:p>85,97 %</text:p>
          </table:table-cell>
        </table:table-row>
        <table:table-row table:style-name="ro2">
          <table:table-cell office:value-type="float" office:value="2191" calcext:value-type="float">
            <text:p>219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191" xlink:type="simple">Aberdeen</text:a>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87]/[.$F$952]" office:value-type="percentage" office:value="0.000503461296412838" calcext:value-type="percentage">
            <text:p>0,05 %</text:p>
          </table:table-cell>
          <table:table-cell table:formula="of:=[.J386]+[.I387]" office:value-type="percentage" office:value="0.894808055380745" calcext:value-type="percentage">
            <text:p>89,48 %</text:p>
          </table:table-cell>
          <table:table-cell table:formula="of:=[.G387]/[.$G$952]" office:value-type="percentage" office:value="0.00132696390658174" calcext:value-type="percentage">
            <text:p>0,13 %</text:p>
          </table:table-cell>
          <table:table-cell table:formula="of:=[.L386]+[.K387]" office:value-type="percentage" office:value="0.861010009099183" calcext:value-type="percentage">
            <text:p>86,10 %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uernsey</text:p>
          </table:table-cell>
          <table:table-cell office:value-type="string" calcext:value-type="string">
            <text:p><text:a xlink:href="https://www.aishub.net/stations/2654" xlink:type="simple">St Martin</text:a>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88]/[.$F$952]" office:value-type="percentage" office:value="0.000503461296412838" calcext:value-type="percentage">
            <text:p>0,05 %</text:p>
          </table:table-cell>
          <table:table-cell table:formula="of:=[.J387]+[.I388]" office:value-type="percentage" office:value="0.895311516677158" calcext:value-type="percentage">
            <text:p>89,53 %</text:p>
          </table:table-cell>
          <table:table-cell table:formula="of:=[.G388]/[.$G$952]" office:value-type="percentage" office:value="0.00125113739763421" calcext:value-type="percentage">
            <text:p>0,13 %</text:p>
          </table:table-cell>
          <table:table-cell table:formula="of:=[.L387]+[.K388]" office:value-type="percentage" office:value="0.862261146496817" calcext:value-type="percentage">
            <text:p>86,23 %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625" xlink:type="simple">Sint Anne</text:a>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89]/[.$F$952]" office:value-type="percentage" office:value="0.000503461296412838" calcext:value-type="percentage">
            <text:p>0,05 %</text:p>
          </table:table-cell>
          <table:table-cell table:formula="of:=[.J388]+[.I389]" office:value-type="percentage" office:value="0.89581497797357" calcext:value-type="percentage">
            <text:p>89,58 %</text:p>
          </table:table-cell>
          <table:table-cell table:formula="of:=[.G389]/[.$G$952]" office:value-type="percentage" office:value="0.000151653017895056" calcext:value-type="percentage">
            <text:p>0,02 %</text:p>
          </table:table-cell>
          <table:table-cell table:formula="of:=[.L388]+[.K389]" office:value-type="percentage" office:value="0.862412799514712" calcext:value-type="percentage">
            <text:p>86,24 %</text:p>
          </table:table-cell>
        </table:table-row>
        <table:table-row table:style-name="ro2">
          <table:table-cell office:value-type="float" office:value="2938" calcext:value-type="float">
            <text:p>293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Russian Federation</text:p>
          </table:table-cell>
          <table:table-cell office:value-type="string" calcext:value-type="string">
            <text:p><text:a xlink:href="https://www.aishub.net/stations/2938" xlink:type="simple">Sakhalin</text:a>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90]/[.$F$952]" office:value-type="percentage" office:value="0.000503461296412838" calcext:value-type="percentage">
            <text:p>0,05 %</text:p>
          </table:table-cell>
          <table:table-cell table:formula="of:=[.J389]+[.I390]" office:value-type="percentage" office:value="0.896318439269983" calcext:value-type="percentage">
            <text:p>89,63 %</text:p>
          </table:table-cell>
          <table:table-cell table:formula="of:=[.G390]/[.$G$952]" office:value-type="percentage" office:value="0.00181983621474067" calcext:value-type="percentage">
            <text:p>0,18 %</text:p>
          </table:table-cell>
          <table:table-cell table:formula="of:=[.L389]+[.K390]" office:value-type="percentage" office:value="0.864232635729453" calcext:value-type="percentage">
            <text:p>86,42 %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/>
          <table:table-cell office:value-type="string" calcext:value-type="string">
            <text:p>97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3543" xlink:type="simple">Halifax</text:a>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91]/[.$F$952]" office:value-type="percentage" office:value="0.000492972519404237" calcext:value-type="percentage">
            <text:p>0,05 %</text:p>
          </table:table-cell>
          <table:table-cell table:formula="of:=[.J390]+[.I391]" office:value-type="percentage" office:value="0.896811411789388" calcext:value-type="percentage">
            <text:p>89,68 %</text:p>
          </table:table-cell>
          <table:table-cell table:formula="of:=[.G391]/[.$G$952]" office:value-type="percentage" office:value="0.000303306035790112" calcext:value-type="percentage">
            <text:p>0,03 %</text:p>
          </table:table-cell>
          <table:table-cell table:formula="of:=[.L390]+[.K391]" office:value-type="percentage" office:value="0.864535941765243" calcext:value-type="percentage">
            <text:p>86,45 %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39 %</text:p>
          </table:table-cell>
          <table:table-cell office:value-type="string" calcext:value-type="string">
            <text:p> Japan</text:p>
          </table:table-cell>
          <table:table-cell office:value-type="string" calcext:value-type="string">
            <text:p><text:a xlink:href="https://www.aishub.net/stations/3456" xlink:type="simple">Hakodate</text:a>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92]/[.$F$952]" office:value-type="percentage" office:value="0.000492972519404237" calcext:value-type="percentage">
            <text:p>0,05 %</text:p>
          </table:table-cell>
          <table:table-cell table:formula="of:=[.J391]+[.I392]" office:value-type="percentage" office:value="0.897304384308792" calcext:value-type="percentage">
            <text:p>89,73 %</text:p>
          </table:table-cell>
          <table:table-cell table:formula="of:=[.G392]/[.$G$952]" office:value-type="percentage" office:value="0.0014786169244768" calcext:value-type="percentage">
            <text:p>0,15 %</text:p>
          </table:table-cell>
          <table:table-cell table:formula="of:=[.L391]+[.K392]" office:value-type="percentage" office:value="0.86601455868972" calcext:value-type="percentage">
            <text:p>86,60 %</text:p>
          </table:table-cell>
        </table:table-row>
        <table:table-row table:style-name="ro2">
          <table:table-cell office:value-type="float" office:value="3221" calcext:value-type="float">
            <text:p>322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221" xlink:type="simple">Mill Valley, CA</text:a>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93]/[.$F$952]" office:value-type="percentage" office:value="0.000492972519404237" calcext:value-type="percentage">
            <text:p>0,05 %</text:p>
          </table:table-cell>
          <table:table-cell table:formula="of:=[.J392]+[.I393]" office:value-type="percentage" office:value="0.897797356828196" calcext:value-type="percentage">
            <text:p>89,78 %</text:p>
          </table:table-cell>
          <table:table-cell table:formula="of:=[.G393]/[.$G$952]" office:value-type="percentage" office:value="0.000151653017895056" calcext:value-type="percentage">
            <text:p>0,02 %</text:p>
          </table:table-cell>
          <table:table-cell table:formula="of:=[.L392]+[.K393]" office:value-type="percentage" office:value="0.866166211707615" calcext:value-type="percentage">
            <text:p>86,62 %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471" xlink:type="simple">UBS-Vannes</text:a>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94]/[.$F$952]" office:value-type="percentage" office:value="0.000492972519404237" calcext:value-type="percentage">
            <text:p>0,05 %</text:p>
          </table:table-cell>
          <table:table-cell table:formula="of:=[.J393]+[.I394]" office:value-type="percentage" office:value="0.898290329347601" calcext:value-type="percentage">
            <text:p>89,83 %</text:p>
          </table:table-cell>
          <table:table-cell table:formula="of:=[.G394]/[.$G$952]" office:value-type="percentage" office:value="0" calcext:value-type="percentage">
            <text:p>0,00 %</text:p>
          </table:table-cell>
          <table:table-cell table:formula="of:=[.L393]+[.K394]" office:value-type="percentage" office:value="0.866166211707615" calcext:value-type="percentage">
            <text:p>86,62 %</text:p>
          </table:table-cell>
        </table:table-row>
        <table:table-row table:style-name="ro2">
          <table:table-cell office:value-type="float" office:value="3419" calcext:value-type="float">
            <text:p>341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419" xlink:type="simple">Cambridge, MA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95]/[.$F$952]" office:value-type="percentage" office:value="0.000482483742395637" calcext:value-type="percentage">
            <text:p>0,05 %</text:p>
          </table:table-cell>
          <table:table-cell table:formula="of:=[.J394]+[.I395]" office:value-type="percentage" office:value="0.898772813089996" calcext:value-type="percentage">
            <text:p>89,88 %</text:p>
          </table:table-cell>
          <table:table-cell table:formula="of:=[.G395]/[.$G$952]" office:value-type="percentage" office:value="0.000417045799211404" calcext:value-type="percentage">
            <text:p>0,04 %</text:p>
          </table:table-cell>
          <table:table-cell table:formula="of:=[.L394]+[.K395]" office:value-type="percentage" office:value="0.866583257506827" calcext:value-type="percentage">
            <text:p>86,66 %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/>
          <table:table-cell office:value-type="string" calcext:value-type="string">
            <text:p>97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661" xlink:type="simple">Amersfoort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96]/[.$F$952]" office:value-type="percentage" office:value="0.000482483742395637" calcext:value-type="percentage">
            <text:p>0,05 %</text:p>
          </table:table-cell>
          <table:table-cell table:formula="of:=[.J395]+[.I396]" office:value-type="percentage" office:value="0.899255296832392" calcext:value-type="percentage">
            <text:p>89,93 %</text:p>
          </table:table-cell>
          <table:table-cell table:formula="of:=[.G396]/[.$G$952]" office:value-type="percentage" office:value="0.000530785562632696" calcext:value-type="percentage">
            <text:p>0,05 %</text:p>
          </table:table-cell>
          <table:table-cell table:formula="of:=[.L395]+[.K396]" office:value-type="percentage" office:value="0.867114043069459" calcext:value-type="percentage">
            <text:p>86,71 %</text:p>
          </table:table-cell>
        </table:table-row>
        <table:table-row table:style-name="ro2">
          <table:table-cell office:value-type="float" office:value="3278" calcext:value-type="float">
            <text:p>327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278" xlink:type="simple">Maryland</text:a>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97]/[.$F$952]" office:value-type="percentage" office:value="0.000482483742395637" calcext:value-type="percentage">
            <text:p>0,05 %</text:p>
          </table:table-cell>
          <table:table-cell table:formula="of:=[.J396]+[.I397]" office:value-type="percentage" office:value="0.899737780574787" calcext:value-type="percentage">
            <text:p>89,97 %</text:p>
          </table:table-cell>
          <table:table-cell table:formula="of:=[.G397]/[.$G$952]" office:value-type="percentage" office:value="0" calcext:value-type="percentage">
            <text:p>0,00 %</text:p>
          </table:table-cell>
          <table:table-cell table:formula="of:=[.L396]+[.K397]" office:value-type="percentage" office:value="0.867114043069459" calcext:value-type="percentage">
            <text:p>86,71 %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801" xlink:type="simple">Boulogne-sur-Mer</text:a>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98]/[.$F$952]" office:value-type="percentage" office:value="0.000482483742395637" calcext:value-type="percentage">
            <text:p>0,05 %</text:p>
          </table:table-cell>
          <table:table-cell table:formula="of:=[.J397]+[.I398]" office:value-type="percentage" office:value="0.900220264317183" calcext:value-type="percentage">
            <text:p>90,02 %</text:p>
          </table:table-cell>
          <table:table-cell table:formula="of:=[.G398]/[.$G$952]" office:value-type="percentage" office:value="0.00159235668789809" calcext:value-type="percentage">
            <text:p>0,16 %</text:p>
          </table:table-cell>
          <table:table-cell table:formula="of:=[.L397]+[.K398]" office:value-type="percentage" office:value="0.868706399757357" calcext:value-type="percentage">
            <text:p>86,87 %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Thailand</text:p>
          </table:table-cell>
          <table:table-cell office:value-type="string" calcext:value-type="string">
            <text:p><text:a xlink:href="https://www.aishub.net/stations/2993" xlink:type="simple">Samut Prakan</text:a>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399]/[.$F$952]" office:value-type="percentage" office:value="0.000482483742395637" calcext:value-type="percentage">
            <text:p>0,05 %</text:p>
          </table:table-cell>
          <table:table-cell table:formula="of:=[.J398]+[.I399]" office:value-type="percentage" office:value="0.900702748059579" calcext:value-type="percentage">
            <text:p>90,07 %</text:p>
          </table:table-cell>
          <table:table-cell table:formula="of:=[.G399]/[.$G$952]" office:value-type="percentage" office:value="0.00144070367000303" calcext:value-type="percentage">
            <text:p>0,14 %</text:p>
          </table:table-cell>
          <table:table-cell table:formula="of:=[.L398]+[.K399]" office:value-type="percentage" office:value="0.87014710342736" calcext:value-type="percentage">
            <text:p>87,01 %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Brazil</text:p>
          </table:table-cell>
          <table:table-cell office:value-type="string" calcext:value-type="string">
            <text:p><text:a xlink:href="https://www.aishub.net/stations/2107" xlink:type="simple">Santos</text:a>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<text:a xlink:href="https://www.aishub.net/stations?sort=-COUNT&amp;_pjax=%23w0-pjax&amp;page=8&amp;_pjax=%23w0-pjax" xlink:type="simple"> </text:a></text:p>
          </table:table-cell>
          <table:table-cell table:formula="of:=[.F400]/[.$F$952]" office:value-type="percentage" office:value="0.000482483742395637" calcext:value-type="percentage">
            <text:p>0,05 %</text:p>
          </table:table-cell>
          <table:table-cell table:formula="of:=[.J399]+[.I400]" office:value-type="percentage" office:value="0.901185231801975" calcext:value-type="percentage">
            <text:p>90,12 %</text:p>
          </table:table-cell>
          <table:table-cell table:formula="of:=[.G400]/[.$G$952]" office:value-type="percentage" office:value="0.00174400970579315" calcext:value-type="percentage">
            <text:p>0,17 %</text:p>
          </table:table-cell>
          <table:table-cell table:formula="of:=[.L399]+[.K400]" office:value-type="percentage" office:value="0.871891113133154" calcext:value-type="percentage">
            <text:p>87,19 %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428" xlink:type="simple">Le Havr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formula="of:=[.F401]/[.$F$952]" office:value-type="percentage" office:value="0.000471994965387036" calcext:value-type="percentage">
            <text:p>0,05 %</text:p>
          </table:table-cell>
          <table:table-cell table:formula="of:=[.J400]+[.I401]" office:value-type="percentage" office:value="0.901657226767362" calcext:value-type="percentage">
            <text:p>90,17 %</text:p>
          </table:table-cell>
          <table:table-cell table:formula="of:=[.G401]/[.$G$952]" office:value-type="percentage" office:value="0" calcext:value-type="percentage">
            <text:p>0,00 %</text:p>
          </table:table-cell>
          <table:table-cell table:formula="of:=[.L400]+[.K401]" office:value-type="percentage" office:value="0.871891113133154" calcext:value-type="percentage">
            <text:p>87,19 %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166" xlink:type="simple">Zaandam</text:a>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02]/[.$F$952]" office:value-type="percentage" office:value="0.000471994965387036" calcext:value-type="percentage">
            <text:p>0,05 %</text:p>
          </table:table-cell>
          <table:table-cell table:formula="of:=[.J401]+[.I402]" office:value-type="percentage" office:value="0.902129221732749" calcext:value-type="percentage">
            <text:p>90,21 %</text:p>
          </table:table-cell>
          <table:table-cell table:formula="of:=[.G402]/[.$G$952]" office:value-type="percentage" office:value="0" calcext:value-type="percentage">
            <text:p>0,00 %</text:p>
          </table:table-cell>
          <table:table-cell table:formula="of:=[.L401]+[.K402]" office:value-type="percentage" office:value="0.871891113133154" calcext:value-type="percentage">
            <text:p>87,19 %</text:p>
          </table:table-cell>
        </table:table-row>
        <table:table-row table:style-name="ro2"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023" xlink:type="simple">Baltimore, Maryland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03]/[.$F$952]" office:value-type="percentage" office:value="0.000471994965387036" calcext:value-type="percentage">
            <text:p>0,05 %</text:p>
          </table:table-cell>
          <table:table-cell table:formula="of:=[.J402]+[.I403]" office:value-type="percentage" office:value="0.902601216698136" calcext:value-type="percentage">
            <text:p>90,26 %</text:p>
          </table:table-cell>
          <table:table-cell table:formula="of:=[.G403]/[.$G$952]" office:value-type="percentage" office:value="0.00018956627236882" calcext:value-type="percentage">
            <text:p>0,02 %</text:p>
          </table:table-cell>
          <table:table-cell table:formula="of:=[.L402]+[.K403]" office:value-type="percentage" office:value="0.872080679405522" calcext:value-type="percentage">
            <text:p>87,21 %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079" xlink:type="simple">Halifax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04]/[.$F$952]" office:value-type="percentage" office:value="0.000471994965387036" calcext:value-type="percentage">
            <text:p>0,05 %</text:p>
          </table:table-cell>
          <table:table-cell table:formula="of:=[.J403]+[.I404]" office:value-type="percentage" office:value="0.903073211663523" calcext:value-type="percentage">
            <text:p>90,31 %</text:p>
          </table:table-cell>
          <table:table-cell table:formula="of:=[.G404]/[.$G$952]" office:value-type="percentage" office:value="0.000227479526842584" calcext:value-type="percentage">
            <text:p>0,02 %</text:p>
          </table:table-cell>
          <table:table-cell table:formula="of:=[.L403]+[.K404]" office:value-type="percentage" office:value="0.872308158932365" calcext:value-type="percentage">
            <text:p>87,23 %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398" xlink:type="simple">Berlin</text:a>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05]/[.$F$952]" office:value-type="percentage" office:value="0.000471994965387036" calcext:value-type="percentage">
            <text:p>0,05 %</text:p>
          </table:table-cell>
          <table:table-cell table:formula="of:=[.J404]+[.I405]" office:value-type="percentage" office:value="0.90354520662891" calcext:value-type="percentage">
            <text:p>90,35 %</text:p>
          </table:table-cell>
          <table:table-cell table:formula="of:=[.G405]/[.$G$952]" office:value-type="percentage" office:value="0" calcext:value-type="percentage">
            <text:p>0,00 %</text:p>
          </table:table-cell>
          <table:table-cell table:formula="of:=[.L404]+[.K405]" office:value-type="percentage" office:value="0.872308158932365" calcext:value-type="percentage">
            <text:p>87,23 %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428" xlink:type="simple">Le Havr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06]/[.$F$952]" office:value-type="percentage" office:value="0.000471994965387036" calcext:value-type="percentage">
            <text:p>0,05 %</text:p>
          </table:table-cell>
          <table:table-cell table:formula="of:=[.J405]+[.I406]" office:value-type="percentage" office:value="0.904017201594297" calcext:value-type="percentage">
            <text:p>90,40 %</text:p>
          </table:table-cell>
          <table:table-cell table:formula="of:=[.G406]/[.$G$952]" office:value-type="percentage" office:value="0" calcext:value-type="percentage">
            <text:p>0,00 %</text:p>
          </table:table-cell>
          <table:table-cell table:formula="of:=[.L405]+[.K406]" office:value-type="percentage" office:value="0.872308158932365" calcext:value-type="percentage">
            <text:p>87,23 %</text:p>
          </table:table-cell>
        </table:table-row>
        <table:table-row table:style-name="ro2">
          <table:table-cell office:value-type="float" office:value="2750" calcext:value-type="float">
            <text:p>275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750" xlink:type="simple">Stevensville, MD</text:a>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07]/[.$F$952]" office:value-type="percentage" office:value="0.000461506188378435" calcext:value-type="percentage">
            <text:p>0,05 %</text:p>
          </table:table-cell>
          <table:table-cell table:formula="of:=[.J406]+[.I407]" office:value-type="percentage" office:value="0.904478707782675" calcext:value-type="percentage">
            <text:p>90,45 %</text:p>
          </table:table-cell>
          <table:table-cell table:formula="of:=[.G407]/[.$G$952]" office:value-type="percentage" office:value="0.000265392781316348" calcext:value-type="percentage">
            <text:p>0,03 %</text:p>
          </table:table-cell>
          <table:table-cell table:formula="of:=[.L406]+[.K407]" office:value-type="percentage" office:value="0.872573551713681" calcext:value-type="percentage">
            <text:p>87,26 %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952" xlink:type="simple">Hamburg</text:a>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08]/[.$F$952]" office:value-type="percentage" office:value="0.000461506188378435" calcext:value-type="percentage">
            <text:p>0,05 %</text:p>
          </table:table-cell>
          <table:table-cell table:formula="of:=[.J407]+[.I408]" office:value-type="percentage" office:value="0.904940213971054" calcext:value-type="percentage">
            <text:p>90,49 %</text:p>
          </table:table-cell>
          <table:table-cell table:formula="of:=[.G408]/[.$G$952]" office:value-type="percentage" office:value="0" calcext:value-type="percentage">
            <text:p>0,00 %</text:p>
          </table:table-cell>
          <table:table-cell table:formula="of:=[.L407]+[.K408]" office:value-type="percentage" office:value="0.872573551713681" calcext:value-type="percentage">
            <text:p>87,26 %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Hong Kong</text:p>
          </table:table-cell>
          <table:table-cell office:value-type="string" calcext:value-type="string">
            <text:p><text:a xlink:href="https://www.aishub.net/stations/3202" xlink:type="simple">Tsuen Wan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09]/[.$F$952]" office:value-type="percentage" office:value="0.000461506188378435" calcext:value-type="percentage">
            <text:p>0,05 %</text:p>
          </table:table-cell>
          <table:table-cell table:formula="of:=[.J408]+[.I409]" office:value-type="percentage" office:value="0.905401720159432" calcext:value-type="percentage">
            <text:p>90,54 %</text:p>
          </table:table-cell>
          <table:table-cell table:formula="of:=[.G409]/[.$G$952]" office:value-type="percentage" office:value="0.000037913254473764" calcext:value-type="percentage">
            <text:p>0,00 %</text:p>
          </table:table-cell>
          <table:table-cell table:formula="of:=[.L408]+[.K409]" office:value-type="percentage" office:value="0.872611464968155" calcext:value-type="percentage">
            <text:p>87,26 %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805" xlink:type="simple">Norderney</text:a>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10]/[.$F$952]" office:value-type="percentage" office:value="0.000461506188378435" calcext:value-type="percentage">
            <text:p>0,05 %</text:p>
          </table:table-cell>
          <table:table-cell table:formula="of:=[.J409]+[.I410]" office:value-type="percentage" office:value="0.905863226347811" calcext:value-type="percentage">
            <text:p>90,59 %</text:p>
          </table:table-cell>
          <table:table-cell table:formula="of:=[.G410]/[.$G$952]" office:value-type="percentage" office:value="0.00140279041552927" calcext:value-type="percentage">
            <text:p>0,14 %</text:p>
          </table:table-cell>
          <table:table-cell table:formula="of:=[.L409]+[.K410]" office:value-type="percentage" office:value="0.874014255383684" calcext:value-type="percentage">
            <text:p>87,40 %</text:p>
          </table:table-cell>
        </table:table-row>
        <table:table-row table:style-name="ro2">
          <table:table-cell office:value-type="float" office:value="2885" calcext:value-type="float">
            <text:p>288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885" xlink:type="simple">Hartlepool</text:a>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11]/[.$F$952]" office:value-type="percentage" office:value="0.000451017411369834" calcext:value-type="percentage">
            <text:p>0,05 %</text:p>
          </table:table-cell>
          <table:table-cell table:formula="of:=[.J410]+[.I411]" office:value-type="percentage" office:value="0.906314243759181" calcext:value-type="percentage">
            <text:p>90,63 %</text:p>
          </table:table-cell>
          <table:table-cell table:formula="of:=[.G411]/[.$G$952]" office:value-type="percentage" office:value="0.00163026994237185" calcext:value-type="percentage">
            <text:p>0,16 %</text:p>
          </table:table-cell>
          <table:table-cell table:formula="of:=[.L410]+[.K411]" office:value-type="percentage" office:value="0.875644525326056" calcext:value-type="percentage">
            <text:p>87,56 %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861" xlink:type="simple">Karlsruhe</text:a>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Fraunhofer IOSB</text:a></text:p>
          </table:table-cell>
          <table:table-cell table:formula="of:=[.F412]/[.$F$952]" office:value-type="percentage" office:value="0.000451017411369834" calcext:value-type="percentage">
            <text:p>0,05 %</text:p>
          </table:table-cell>
          <table:table-cell table:formula="of:=[.J411]+[.I412]" office:value-type="percentage" office:value="0.906765261170551" calcext:value-type="percentage">
            <text:p>90,68 %</text:p>
          </table:table-cell>
          <table:table-cell table:formula="of:=[.G412]/[.$G$952]" office:value-type="percentage" office:value="0.00144070367000303" calcext:value-type="percentage">
            <text:p>0,14 %</text:p>
          </table:table-cell>
          <table:table-cell table:formula="of:=[.L411]+[.K412]" office:value-type="percentage" office:value="0.877085228996059" calcext:value-type="percentage">
            <text:p>87,71 %</text:p>
          </table:table-cell>
        </table:table-row>
        <table:table-row table:style-name="ro2">
          <table:table-cell office:value-type="float" office:value="2713" calcext:value-type="float">
            <text:p>2713</text:p>
          </table:table-cell>
          <table:table-cell/>
          <table:table-cell office:value-type="string" calcext:value-type="string">
            <text:p>72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713" xlink:type="simple">Scotland, Greenock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13]/[.$F$952]" office:value-type="percentage" office:value="0.000451017411369834" calcext:value-type="percentage">
            <text:p>0,05 %</text:p>
          </table:table-cell>
          <table:table-cell table:formula="of:=[.J412]+[.I413]" office:value-type="percentage" office:value="0.907216278581921" calcext:value-type="percentage">
            <text:p>90,72 %</text:p>
          </table:table-cell>
          <table:table-cell table:formula="of:=[.G413]/[.$G$952]" office:value-type="percentage" office:value="0.000796178343949045" calcext:value-type="percentage">
            <text:p>0,08 %</text:p>
          </table:table-cell>
          <table:table-cell table:formula="of:=[.L412]+[.K413]" office:value-type="percentage" office:value="0.877881407340008" calcext:value-type="percentage">
            <text:p>87,79 %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925" xlink:type="simple">Elizabeth</text:a>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14]/[.$F$952]" office:value-type="percentage" office:value="0.000451017411369834" calcext:value-type="percentage">
            <text:p>0,05 %</text:p>
          </table:table-cell>
          <table:table-cell table:formula="of:=[.J413]+[.I414]" office:value-type="percentage" office:value="0.90766729599329" calcext:value-type="percentage">
            <text:p>90,77 %</text:p>
          </table:table-cell>
          <table:table-cell table:formula="of:=[.G414]/[.$G$952]" office:value-type="percentage" office:value="0.000265392781316348" calcext:value-type="percentage">
            <text:p>0,03 %</text:p>
          </table:table-cell>
          <table:table-cell table:formula="of:=[.L413]+[.K414]" office:value-type="percentage" office:value="0.878146800121325" calcext:value-type="percentage">
            <text:p>87,81 %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/>
          <table:table-cell office:value-type="string" calcext:value-type="string">
            <text:p>34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285" xlink:type="simple">Vancouver</text:a>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15]/[.$F$952]" office:value-type="percentage" office:value="0.000451017411369834" calcext:value-type="percentage">
            <text:p>0,05 %</text:p>
          </table:table-cell>
          <table:table-cell table:formula="of:=[.J414]+[.I415]" office:value-type="percentage" office:value="0.90811831340466" calcext:value-type="percentage">
            <text:p>90,81 %</text:p>
          </table:table-cell>
          <table:table-cell table:formula="of:=[.G415]/[.$G$952]" office:value-type="percentage" office:value="0" calcext:value-type="percentage">
            <text:p>0,00 %</text:p>
          </table:table-cell>
          <table:table-cell table:formula="of:=[.L414]+[.K415]" office:value-type="percentage" office:value="0.878146800121325" calcext:value-type="percentage">
            <text:p>87,81 %</text:p>
          </table:table-cell>
        </table:table-row>
        <table:table-row table:style-name="ro2">
          <table:table-cell office:value-type="float" office:value="2447" calcext:value-type="float">
            <text:p>244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447" xlink:type="simple">Rochester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16]/[.$F$952]" office:value-type="percentage" office:value="0.000451017411369834" calcext:value-type="percentage">
            <text:p>0,05 %</text:p>
          </table:table-cell>
          <table:table-cell table:formula="of:=[.J415]+[.I416]" office:value-type="percentage" office:value="0.90856933081603" calcext:value-type="percentage">
            <text:p>90,86 %</text:p>
          </table:table-cell>
          <table:table-cell table:formula="of:=[.G416]/[.$G$952]" office:value-type="percentage" office:value="0.000037913254473764" calcext:value-type="percentage">
            <text:p>0,00 %</text:p>
          </table:table-cell>
          <table:table-cell table:formula="of:=[.L415]+[.K416]" office:value-type="percentage" office:value="0.878184713375798" calcext:value-type="percentage">
            <text:p>87,82 %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522" xlink:type="simple">Port de Bouc</text:a>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17]/[.$F$952]" office:value-type="percentage" office:value="0.000451017411369834" calcext:value-type="percentage">
            <text:p>0,05 %</text:p>
          </table:table-cell>
          <table:table-cell table:formula="of:=[.J416]+[.I417]" office:value-type="percentage" office:value="0.9090203482274" calcext:value-type="percentage">
            <text:p>90,90 %</text:p>
          </table:table-cell>
          <table:table-cell table:formula="of:=[.G417]/[.$G$952]" office:value-type="percentage" office:value="0.00163026994237185" calcext:value-type="percentage">
            <text:p>0,16 %</text:p>
          </table:table-cell>
          <table:table-cell table:formula="of:=[.L416]+[.K417]" office:value-type="percentage" office:value="0.87981498331817" calcext:value-type="percentage">
            <text:p>87,98 %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453" xlink:type="simple">Kristiansand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18]/[.$F$952]" office:value-type="percentage" office:value="0.000451017411369834" calcext:value-type="percentage">
            <text:p>0,05 %</text:p>
          </table:table-cell>
          <table:table-cell table:formula="of:=[.J417]+[.I418]" office:value-type="percentage" office:value="0.90947136563877" calcext:value-type="percentage">
            <text:p>90,95 %</text:p>
          </table:table-cell>
          <table:table-cell table:formula="of:=[.G418]/[.$G$952]" office:value-type="percentage" office:value="0.000417045799211404" calcext:value-type="percentage">
            <text:p>0,04 %</text:p>
          </table:table-cell>
          <table:table-cell table:formula="of:=[.L417]+[.K418]" office:value-type="percentage" office:value="0.880232029117381" calcext:value-type="percentage">
            <text:p>88,02 %</text:p>
          </table:table-cell>
        </table:table-row>
        <table:table-row table:style-name="ro2">
          <table:table-cell office:value-type="float" office:value="2060" calcext:value-type="float">
            <text:p>206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060" xlink:type="simple">Solent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shipfinder.co.uk/" xlink:type="simple">ShipFinder</text:a></text:p>
          </table:table-cell>
          <table:table-cell table:formula="of:=[.F419]/[.$F$952]" office:value-type="percentage" office:value="0.000440528634361233" calcext:value-type="percentage">
            <text:p>0,04 %</text:p>
          </table:table-cell>
          <table:table-cell table:formula="of:=[.J418]+[.I419]" office:value-type="percentage" office:value="0.909911894273131" calcext:value-type="percentage">
            <text:p>90,99 %</text:p>
          </table:table-cell>
          <table:table-cell table:formula="of:=[.G419]/[.$G$952]" office:value-type="percentage" office:value="0.000037913254473764" calcext:value-type="percentage">
            <text:p>0,00 %</text:p>
          </table:table-cell>
          <table:table-cell table:formula="of:=[.L418]+[.K419]" office:value-type="percentage" office:value="0.880269942371855" calcext:value-type="percentage">
            <text:p>88,03 %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198" xlink:type="simple">Kristiansund</text:a>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20]/[.$F$952]" office:value-type="percentage" office:value="0.000440528634361233" calcext:value-type="percentage">
            <text:p>0,04 %</text:p>
          </table:table-cell>
          <table:table-cell table:formula="of:=[.J419]+[.I420]" office:value-type="percentage" office:value="0.910352422907492" calcext:value-type="percentage">
            <text:p>91,04 %</text:p>
          </table:table-cell>
          <table:table-cell table:formula="of:=[.G420]/[.$G$952]" office:value-type="percentage" office:value="0" calcext:value-type="percentage">
            <text:p>0,00 %</text:p>
          </table:table-cell>
          <table:table-cell table:formula="of:=[.L419]+[.K420]" office:value-type="percentage" office:value="0.880269942371855" calcext:value-type="percentage">
            <text:p>88,03 %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3822" xlink:type="simple">Calgary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21]/[.$F$952]" office:value-type="percentage" office:value="0.000440528634361233" calcext:value-type="percentage">
            <text:p>0,04 %</text:p>
          </table:table-cell>
          <table:table-cell table:formula="of:=[.J420]+[.I421]" office:value-type="percentage" office:value="0.910792951541854" calcext:value-type="percentage">
            <text:p>91,08 %</text:p>
          </table:table-cell>
          <table:table-cell table:formula="of:=[.G421]/[.$G$952]" office:value-type="percentage" office:value="0.00056869881710646" calcext:value-type="percentage">
            <text:p>0,06 %</text:p>
          </table:table-cell>
          <table:table-cell table:formula="of:=[.L420]+[.K421]" office:value-type="percentage" office:value="0.880838641188962" calcext:value-type="percentage">
            <text:p>88,08 %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yprus</text:p>
          </table:table-cell>
          <table:table-cell office:value-type="string" calcext:value-type="string">
            <text:p><text:a xlink:href="https://www.aishub.net/stations/2669" xlink:type="simple">Limaasol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22]/[.$F$952]" office:value-type="percentage" office:value="0.000440528634361233" calcext:value-type="percentage">
            <text:p>0,04 %</text:p>
          </table:table-cell>
          <table:table-cell table:formula="of:=[.J421]+[.I422]" office:value-type="percentage" office:value="0.911233480176215" calcext:value-type="percentage">
            <text:p>91,12 %</text:p>
          </table:table-cell>
          <table:table-cell table:formula="of:=[.G422]/[.$G$952]" office:value-type="percentage" office:value="0.000037913254473764" calcext:value-type="percentage">
            <text:p>0,00 %</text:p>
          </table:table-cell>
          <table:table-cell table:formula="of:=[.L421]+[.K422]" office:value-type="percentage" office:value="0.880876554443435" calcext:value-type="percentage">
            <text:p>88,09 %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/>
          <table:table-cell office:value-type="string" calcext:value-type="string">
            <text:p>86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549" xlink:type="simple">Mehamn</text:a>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23]/[.$F$952]" office:value-type="percentage" office:value="0.000440528634361233" calcext:value-type="percentage">
            <text:p>0,04 %</text:p>
          </table:table-cell>
          <table:table-cell table:formula="of:=[.J422]+[.I423]" office:value-type="percentage" office:value="0.911674008810576" calcext:value-type="percentage">
            <text:p>91,17 %</text:p>
          </table:table-cell>
          <table:table-cell table:formula="of:=[.G423]/[.$G$952]" office:value-type="percentage" office:value="0.00155444343342433" calcext:value-type="percentage">
            <text:p>0,16 %</text:p>
          </table:table-cell>
          <table:table-cell table:formula="of:=[.L422]+[.K423]" office:value-type="percentage" office:value="0.88243099787686" calcext:value-type="percentage">
            <text:p>88,24 %</text:p>
          </table:table-cell>
        </table:table-row>
        <table:table-row table:style-name="ro2">
          <table:table-cell office:value-type="float" office:value="2333" calcext:value-type="float">
            <text:p>233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333" xlink:type="simple">Worldwide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24]/[.$F$952]" office:value-type="percentage" office:value="0.000430039857352633" calcext:value-type="percentage">
            <text:p>0,04 %</text:p>
          </table:table-cell>
          <table:table-cell table:formula="of:=[.J423]+[.I424]" office:value-type="percentage" office:value="0.912104048667929" calcext:value-type="percentage">
            <text:p>91,21 %</text:p>
          </table:table-cell>
          <table:table-cell table:formula="of:=[.G424]/[.$G$952]" office:value-type="percentage" office:value="0.000872004852896573" calcext:value-type="percentage">
            <text:p>0,09 %</text:p>
          </table:table-cell>
          <table:table-cell table:formula="of:=[.L423]+[.K424]" office:value-type="percentage" office:value="0.883303002729756" calcext:value-type="percentage">
            <text:p>88,33 %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known</text:p>
          </table:table-cell>
          <table:table-cell office:value-type="string" calcext:value-type="string">
            <text:p><text:a xlink:href="https://www.aishub.net/stations/2819" xlink:type="simple">Roaming station</text:a>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25]/[.$F$952]" office:value-type="percentage" office:value="0.000430039857352633" calcext:value-type="percentage">
            <text:p>0,04 %</text:p>
          </table:table-cell>
          <table:table-cell table:formula="of:=[.J424]+[.I425]" office:value-type="percentage" office:value="0.912534088525282" calcext:value-type="percentage">
            <text:p>91,25 %</text:p>
          </table:table-cell>
          <table:table-cell table:formula="of:=[.G425]/[.$G$952]" office:value-type="percentage" office:value="0.000151653017895056" calcext:value-type="percentage">
            <text:p>0,02 %</text:p>
          </table:table-cell>
          <table:table-cell table:formula="of:=[.L424]+[.K425]" office:value-type="percentage" office:value="0.883454655747652" calcext:value-type="percentage">
            <text:p>88,35 %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2205" xlink:type="simple">Silves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26]/[.$F$952]" office:value-type="percentage" office:value="0.000430039857352633" calcext:value-type="percentage">
            <text:p>0,04 %</text:p>
          </table:table-cell>
          <table:table-cell table:formula="of:=[.J425]+[.I426]" office:value-type="percentage" office:value="0.912964128382634" calcext:value-type="percentage">
            <text:p>91,30 %</text:p>
          </table:table-cell>
          <table:table-cell table:formula="of:=[.G426]/[.$G$952]" office:value-type="percentage" office:value="0.00056869881710646" calcext:value-type="percentage">
            <text:p>0,06 %</text:p>
          </table:table-cell>
          <table:table-cell table:formula="of:=[.L425]+[.K426]" office:value-type="percentage" office:value="0.884023354564758" calcext:value-type="percentage">
            <text:p>88,40 %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351" xlink:type="simple">Goes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27]/[.$F$952]" office:value-type="percentage" office:value="0.000430039857352633" calcext:value-type="percentage">
            <text:p>0,04 %</text:p>
          </table:table-cell>
          <table:table-cell table:formula="of:=[.J426]+[.I427]" office:value-type="percentage" office:value="0.913394168239987" calcext:value-type="percentage">
            <text:p>91,34 %</text:p>
          </table:table-cell>
          <table:table-cell table:formula="of:=[.G427]/[.$G$952]" office:value-type="percentage" office:value="0.000037913254473764" calcext:value-type="percentage">
            <text:p>0,00 %</text:p>
          </table:table-cell>
          <table:table-cell table:formula="of:=[.L426]+[.K427]" office:value-type="percentage" office:value="0.884061267819232" calcext:value-type="percentage">
            <text:p>88,41 %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Morocco</text:p>
          </table:table-cell>
          <table:table-cell office:value-type="string" calcext:value-type="string">
            <text:p><text:a xlink:href="https://www.aishub.net/stations/3241" xlink:type="simple">Casablanca</text:a>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28]/[.$F$952]" office:value-type="percentage" office:value="0.000430039857352633" calcext:value-type="percentage">
            <text:p>0,04 %</text:p>
          </table:table-cell>
          <table:table-cell table:formula="of:=[.J427]+[.I428]" office:value-type="percentage" office:value="0.91382420809734" calcext:value-type="percentage">
            <text:p>91,38 %</text:p>
          </table:table-cell>
          <table:table-cell table:formula="of:=[.G428]/[.$G$952]" office:value-type="percentage" office:value="0.00155444343342433" calcext:value-type="percentage">
            <text:p>0,16 %</text:p>
          </table:table-cell>
          <table:table-cell table:formula="of:=[.L427]+[.K428]" office:value-type="percentage" office:value="0.885615711252656" calcext:value-type="percentage">
            <text:p>88,56 %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800" xlink:type="simple">San Francisco</text:a>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29]/[.$F$952]" office:value-type="percentage" office:value="0.000430039857352633" calcext:value-type="percentage">
            <text:p>0,04 %</text:p>
          </table:table-cell>
          <table:table-cell table:formula="of:=[.J428]+[.I429]" office:value-type="percentage" office:value="0.914254247954692" calcext:value-type="percentage">
            <text:p>91,43 %</text:p>
          </table:table-cell>
          <table:table-cell table:formula="of:=[.G429]/[.$G$952]" office:value-type="percentage" office:value="0" calcext:value-type="percentage">
            <text:p>0,00 %</text:p>
          </table:table-cell>
          <table:table-cell table:formula="of:=[.L428]+[.K429]" office:value-type="percentage" office:value="0.885615711252656" calcext:value-type="percentage">
            <text:p>88,56 %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616" xlink:type="simple">Vlissingen</text:a>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30]/[.$F$952]" office:value-type="percentage" office:value="0.000430039857352633" calcext:value-type="percentage">
            <text:p>0,04 %</text:p>
          </table:table-cell>
          <table:table-cell table:formula="of:=[.J429]+[.I430]" office:value-type="percentage" office:value="0.914684287812045" calcext:value-type="percentage">
            <text:p>91,47 %</text:p>
          </table:table-cell>
          <table:table-cell table:formula="of:=[.G430]/[.$G$952]" office:value-type="percentage" office:value="0" calcext:value-type="percentage">
            <text:p>0,00 %</text:p>
          </table:table-cell>
          <table:table-cell table:formula="of:=[.L429]+[.K430]" office:value-type="percentage" office:value="0.885615711252656" calcext:value-type="percentage">
            <text:p>88,56 %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3841" xlink:type="simple">Brest</text:a>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31]/[.$F$952]" office:value-type="percentage" office:value="0.000430039857352633" calcext:value-type="percentage">
            <text:p>0,04 %</text:p>
          </table:table-cell>
          <table:table-cell table:formula="of:=[.J430]+[.I431]" office:value-type="percentage" office:value="0.915114327669398" calcext:value-type="percentage">
            <text:p>91,51 %</text:p>
          </table:table-cell>
          <table:table-cell table:formula="of:=[.G431]/[.$G$952]" office:value-type="percentage" office:value="0" calcext:value-type="percentage">
            <text:p>0,00 %</text:p>
          </table:table-cell>
          <table:table-cell table:formula="of:=[.L430]+[.K431]" office:value-type="percentage" office:value="0.885615711252656" calcext:value-type="percentage">
            <text:p>88,56 %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3179" xlink:type="simple">Aarhus</text:a>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32]/[.$F$952]" office:value-type="percentage" office:value="0.000430039857352633" calcext:value-type="percentage">
            <text:p>0,04 %</text:p>
          </table:table-cell>
          <table:table-cell table:formula="of:=[.J431]+[.I432]" office:value-type="percentage" office:value="0.91554436752675" calcext:value-type="percentage">
            <text:p>91,55 %</text:p>
          </table:table-cell>
          <table:table-cell table:formula="of:=[.G432]/[.$G$952]" office:value-type="percentage" office:value="0.000341219290263876" calcext:value-type="percentage">
            <text:p>0,03 %</text:p>
          </table:table-cell>
          <table:table-cell table:formula="of:=[.L431]+[.K432]" office:value-type="percentage" office:value="0.88595693054292" calcext:value-type="percentage">
            <text:p>88,60 %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/>
          <table:table-cell office:value-type="string" calcext:value-type="string">
            <text:p>95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143" xlink:type="simple">Sliedrecht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33]/[.$F$952]" office:value-type="percentage" office:value="0.000419551080344032" calcext:value-type="percentage">
            <text:p>0,04 %</text:p>
          </table:table-cell>
          <table:table-cell table:formula="of:=[.J432]+[.I433]" office:value-type="percentage" office:value="0.915963918607095" calcext:value-type="percentage">
            <text:p>91,60 %</text:p>
          </table:table-cell>
          <table:table-cell table:formula="of:=[.G433]/[.$G$952]" office:value-type="percentage" office:value="0.000720351835001517" calcext:value-type="percentage">
            <text:p>0,07 %</text:p>
          </table:table-cell>
          <table:table-cell table:formula="of:=[.L432]+[.K433]" office:value-type="percentage" office:value="0.886677282377922" calcext:value-type="percentage">
            <text:p>88,67 %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2046" xlink:type="simple">Faial Island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34]/[.$F$952]" office:value-type="percentage" office:value="0.000419551080344032" calcext:value-type="percentage">
            <text:p>0,04 %</text:p>
          </table:table-cell>
          <table:table-cell table:formula="of:=[.J433]+[.I434]" office:value-type="percentage" office:value="0.916383469687439" calcext:value-type="percentage">
            <text:p>91,64 %</text:p>
          </table:table-cell>
          <table:table-cell table:formula="of:=[.G434]/[.$G$952]" office:value-type="percentage" office:value="0.000530785562632696" calcext:value-type="percentage">
            <text:p>0,05 %</text:p>
          </table:table-cell>
          <table:table-cell table:formula="of:=[.L433]+[.K434]" office:value-type="percentage" office:value="0.887208067940554" calcext:value-type="percentage">
            <text:p>88,72 %</text:p>
          </table:table-cell>
        </table:table-row>
        <table:table-row table:style-name="ro2">
          <table:table-cell office:value-type="float" office:value="3727" calcext:value-type="float">
            <text:p>372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727" xlink:type="simple">Boston, MA</text:a>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35]/[.$F$952]" office:value-type="percentage" office:value="0.000409062303335431" calcext:value-type="percentage">
            <text:p>0,04 %</text:p>
          </table:table-cell>
          <table:table-cell table:formula="of:=[.J434]+[.I435]" office:value-type="percentage" office:value="0.916792531990774" calcext:value-type="percentage">
            <text:p>91,68 %</text:p>
          </table:table-cell>
          <table:table-cell table:formula="of:=[.G435]/[.$G$952]" office:value-type="percentage" office:value="0.000151653017895056" calcext:value-type="percentage">
            <text:p>0,02 %</text:p>
          </table:table-cell>
          <table:table-cell table:formula="of:=[.L434]+[.K435]" office:value-type="percentage" office:value="0.887359720958449" calcext:value-type="percentage">
            <text:p>88,74 %</text:p>
          </table:table-cell>
        </table:table-row>
        <table:table-row table:style-name="ro2">
          <table:table-cell office:value-type="float" office:value="2818" calcext:value-type="float">
            <text:p>281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818" xlink:type="simple">Hawaii, Kailua</text:a>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36]/[.$F$952]" office:value-type="percentage" office:value="0.000409062303335431" calcext:value-type="percentage">
            <text:p>0,04 %</text:p>
          </table:table-cell>
          <table:table-cell table:formula="of:=[.J435]+[.I436]" office:value-type="percentage" office:value="0.91720159429411" calcext:value-type="percentage">
            <text:p>91,72 %</text:p>
          </table:table-cell>
          <table:table-cell table:formula="of:=[.G436]/[.$G$952]" office:value-type="percentage" office:value="0.00106157112526539" calcext:value-type="percentage">
            <text:p>0,11 %</text:p>
          </table:table-cell>
          <table:table-cell table:formula="of:=[.L435]+[.K436]" office:value-type="percentage" office:value="0.888421292083715" calcext:value-type="percentage">
            <text:p>88,84 %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Malaysia</text:p>
          </table:table-cell>
          <table:table-cell office:value-type="string" calcext:value-type="string">
            <text:p><text:a xlink:href="https://www.aishub.net/stations/2504" xlink:type="simple">Kota Kinabalu</text:a>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37]/[.$F$952]" office:value-type="percentage" office:value="0.000409062303335431" calcext:value-type="percentage">
            <text:p>0,04 %</text:p>
          </table:table-cell>
          <table:table-cell table:formula="of:=[.J436]+[.I437]" office:value-type="percentage" office:value="0.917610656597445" calcext:value-type="percentage">
            <text:p>91,76 %</text:p>
          </table:table-cell>
          <table:table-cell table:formula="of:=[.G437]/[.$G$952]" office:value-type="percentage" office:value="0.0014786169244768" calcext:value-type="percentage">
            <text:p>0,15 %</text:p>
          </table:table-cell>
          <table:table-cell table:formula="of:=[.L436]+[.K437]" office:value-type="percentage" office:value="0.889899909008192" calcext:value-type="percentage">
            <text:p>88,99 %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/>
          <table:table-cell office:value-type="string" calcext:value-type="string">
            <text:p>97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3083" xlink:type="simple">New Westminster</text:a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38]/[.$F$952]" office:value-type="percentage" office:value="0.000409062303335431" calcext:value-type="percentage">
            <text:p>0,04 %</text:p>
          </table:table-cell>
          <table:table-cell table:formula="of:=[.J437]+[.I438]" office:value-type="percentage" office:value="0.918019718900781" calcext:value-type="percentage">
            <text:p>91,80 %</text:p>
          </table:table-cell>
          <table:table-cell table:formula="of:=[.G438]/[.$G$952]" office:value-type="percentage" office:value="0" calcext:value-type="percentage">
            <text:p>0,00 %</text:p>
          </table:table-cell>
          <table:table-cell table:formula="of:=[.L437]+[.K438]" office:value-type="percentage" office:value="0.889899909008192" calcext:value-type="percentage">
            <text:p>88,99 %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2509" xlink:type="simple">Matosinhos</text:a>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CEiiA - Centre of Engineering and Product Development</text:a></text:p>
          </table:table-cell>
          <table:table-cell table:formula="of:=[.F439]/[.$F$952]" office:value-type="percentage" office:value="0.000409062303335431" calcext:value-type="percentage">
            <text:p>0,04 %</text:p>
          </table:table-cell>
          <table:table-cell table:formula="of:=[.J438]+[.I439]" office:value-type="percentage" office:value="0.918428781204116" calcext:value-type="percentage">
            <text:p>91,84 %</text:p>
          </table:table-cell>
          <table:table-cell table:formula="of:=[.G439]/[.$G$952]" office:value-type="percentage" office:value="0.0000758265089475281" calcext:value-type="percentage">
            <text:p>0,01 %</text:p>
          </table:table-cell>
          <table:table-cell table:formula="of:=[.L438]+[.K439]" office:value-type="percentage" office:value="0.889975735517139" calcext:value-type="percentage">
            <text:p>89,00 %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/>
          <table:table-cell office:value-type="string" calcext:value-type="string">
            <text:p>71 %</text:p>
          </table:table-cell>
          <table:table-cell office:value-type="string" calcext:value-type="string">
            <text:p> Faroe Islands</text:p>
          </table:table-cell>
          <table:table-cell office:value-type="string" calcext:value-type="string">
            <text:p><text:a xlink:href="https://www.aishub.net/stations/3998" xlink:type="simple">Tórshavn</text:a>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40]/[.$F$952]" office:value-type="percentage" office:value="0.00039857352632683" calcext:value-type="percentage">
            <text:p>0,04 %</text:p>
          </table:table-cell>
          <table:table-cell table:formula="of:=[.J439]+[.I440]" office:value-type="percentage" office:value="0.918827354730443" calcext:value-type="percentage">
            <text:p>91,88 %</text:p>
          </table:table-cell>
          <table:table-cell table:formula="of:=[.G440]/[.$G$952]" office:value-type="percentage" office:value="0.00144070367000303" calcext:value-type="percentage">
            <text:p>0,14 %</text:p>
          </table:table-cell>
          <table:table-cell table:formula="of:=[.L439]+[.K440]" office:value-type="percentage" office:value="0.891416439187142" calcext:value-type="percentage">
            <text:p>89,14 %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inland</text:p>
          </table:table-cell>
          <table:table-cell office:value-type="string" calcext:value-type="string">
            <text:p><text:a xlink:href="https://www.aishub.net/stations/3054" xlink:type="simple">Turku</text:a>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41]/[.$F$952]" office:value-type="percentage" office:value="0.00039857352632683" calcext:value-type="percentage">
            <text:p>0,04 %</text:p>
          </table:table-cell>
          <table:table-cell table:formula="of:=[.J440]+[.I441]" office:value-type="percentage" office:value="0.91922592825677" calcext:value-type="percentage">
            <text:p>91,92 %</text:p>
          </table:table-cell>
          <table:table-cell table:formula="of:=[.G441]/[.$G$952]" office:value-type="percentage" office:value="0" calcext:value-type="percentage">
            <text:p>0,00 %</text:p>
          </table:table-cell>
          <table:table-cell table:formula="of:=[.L440]+[.K441]" office:value-type="percentage" office:value="0.891416439187142" calcext:value-type="percentage">
            <text:p>89,14 %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Belgium</text:p>
          </table:table-cell>
          <table:table-cell office:value-type="string" calcext:value-type="string">
            <text:p><text:a xlink:href="https://www.aishub.net/stations/2300" xlink:type="simple">Antwerp Harbour 1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vemasys.com/" xlink:type="simple">www.vemasys.com</text:a></text:p>
          </table:table-cell>
          <table:table-cell table:formula="of:=[.F442]/[.$F$952]" office:value-type="percentage" office:value="0.00039857352632683" calcext:value-type="percentage">
            <text:p>0,04 %</text:p>
          </table:table-cell>
          <table:table-cell table:formula="of:=[.J441]+[.I442]" office:value-type="percentage" office:value="0.919624501783097" calcext:value-type="percentage">
            <text:p>91,96 %</text:p>
          </table:table-cell>
          <table:table-cell table:formula="of:=[.G442]/[.$G$952]" office:value-type="percentage" office:value="0.0000758265089475281" calcext:value-type="percentage">
            <text:p>0,01 %</text:p>
          </table:table-cell>
          <table:table-cell table:formula="of:=[.L441]+[.K442]" office:value-type="percentage" office:value="0.89149226569609" calcext:value-type="percentage">
            <text:p>89,15 %</text:p>
          </table:table-cell>
        </table:table-row>
        <table:table-row table:style-name="ro2">
          <table:table-cell office:value-type="float" office:value="3217" calcext:value-type="float">
            <text:p>321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217" xlink:type="simple">Seattle, WA</text:a>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43]/[.$F$952]" office:value-type="percentage" office:value="0.00039857352632683" calcext:value-type="percentage">
            <text:p>0,04 %</text:p>
          </table:table-cell>
          <table:table-cell table:formula="of:=[.J442]+[.I443]" office:value-type="percentage" office:value="0.920023075309424" calcext:value-type="percentage">
            <text:p>92,00 %</text:p>
          </table:table-cell>
          <table:table-cell table:formula="of:=[.G443]/[.$G$952]" office:value-type="percentage" office:value="0.000303306035790112" calcext:value-type="percentage">
            <text:p>0,03 %</text:p>
          </table:table-cell>
          <table:table-cell table:formula="of:=[.L442]+[.K443]" office:value-type="percentage" office:value="0.89179557173188" calcext:value-type="percentage">
            <text:p>89,18 %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200" xlink:type="simple">Bergen / Nygårdshøyden</text:a>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44]/[.$F$952]" office:value-type="percentage" office:value="0.00039857352632683" calcext:value-type="percentage">
            <text:p>0,04 %</text:p>
          </table:table-cell>
          <table:table-cell table:formula="of:=[.J443]+[.I444]" office:value-type="percentage" office:value="0.92042164883575" calcext:value-type="percentage">
            <text:p>92,04 %</text:p>
          </table:table-cell>
          <table:table-cell table:formula="of:=[.G444]/[.$G$952]" office:value-type="percentage" office:value="0.000227479526842584" calcext:value-type="percentage">
            <text:p>0,02 %</text:p>
          </table:table-cell>
          <table:table-cell table:formula="of:=[.L443]+[.K444]" office:value-type="percentage" office:value="0.892023051258722" calcext:value-type="percentage">
            <text:p>89,20 %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778" xlink:type="simple">Tromsø</text:a>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45]/[.$F$952]" office:value-type="percentage" office:value="0.00039857352632683" calcext:value-type="percentage">
            <text:p>0,04 %</text:p>
          </table:table-cell>
          <table:table-cell table:formula="of:=[.J444]+[.I445]" office:value-type="percentage" office:value="0.920820222362077" calcext:value-type="percentage">
            <text:p>92,08 %</text:p>
          </table:table-cell>
          <table:table-cell table:formula="of:=[.G445]/[.$G$952]" office:value-type="percentage" office:value="0" calcext:value-type="percentage">
            <text:p>0,00 %</text:p>
          </table:table-cell>
          <table:table-cell table:formula="of:=[.L444]+[.K445]" office:value-type="percentage" office:value="0.892023051258722" calcext:value-type="percentage">
            <text:p>89,20 %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415" xlink:type="simple">Brest</text:a>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46]/[.$F$952]" office:value-type="percentage" office:value="0.00039857352632683" calcext:value-type="percentage">
            <text:p>0,04 %</text:p>
          </table:table-cell>
          <table:table-cell table:formula="of:=[.J445]+[.I446]" office:value-type="percentage" office:value="0.921218795888404" calcext:value-type="percentage">
            <text:p>92,12 %</text:p>
          </table:table-cell>
          <table:table-cell table:formula="of:=[.G446]/[.$G$952]" office:value-type="percentage" office:value="0" calcext:value-type="percentage">
            <text:p>0,00 %</text:p>
          </table:table-cell>
          <table:table-cell table:formula="of:=[.L445]+[.K446]" office:value-type="percentage" office:value="0.892023051258722" calcext:value-type="percentage">
            <text:p>89,20 %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928" xlink:type="simple">Hammerfest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47]/[.$F$952]" office:value-type="percentage" office:value="0.000388084749318229" calcext:value-type="percentage">
            <text:p>0,04 %</text:p>
          </table:table-cell>
          <table:table-cell table:formula="of:=[.J446]+[.I447]" office:value-type="percentage" office:value="0.921606880637722" calcext:value-type="percentage">
            <text:p>92,16 %</text:p>
          </table:table-cell>
          <table:table-cell table:formula="of:=[.G447]/[.$G$952]" office:value-type="percentage" office:value="0.000530785562632696" calcext:value-type="percentage">
            <text:p>0,05 %</text:p>
          </table:table-cell>
          <table:table-cell table:formula="of:=[.L446]+[.K447]" office:value-type="percentage" office:value="0.892553836821355" calcext:value-type="percentage">
            <text:p>89,26 %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300" xlink:type="simple">Bodø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48]/[.$F$952]" office:value-type="percentage" office:value="0.000388084749318229" calcext:value-type="percentage">
            <text:p>0,04 %</text:p>
          </table:table-cell>
          <table:table-cell table:formula="of:=[.J447]+[.I448]" office:value-type="percentage" office:value="0.921994965387041" calcext:value-type="percentage">
            <text:p>92,20 %</text:p>
          </table:table-cell>
          <table:table-cell table:formula="of:=[.G448]/[.$G$952]" office:value-type="percentage" office:value="0.000037913254473764" calcext:value-type="percentage">
            <text:p>0,00 %</text:p>
          </table:table-cell>
          <table:table-cell table:formula="of:=[.L447]+[.K448]" office:value-type="percentage" office:value="0.892591750075829" calcext:value-type="percentage">
            <text:p>89,26 %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/>
          <table:table-cell office:value-type="string" calcext:value-type="string">
            <text:p>93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266" xlink:type="simple">Sodersvik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49]/[.$F$952]" office:value-type="percentage" office:value="0.000388084749318229" calcext:value-type="percentage">
            <text:p>0,04 %</text:p>
          </table:table-cell>
          <table:table-cell table:formula="of:=[.J448]+[.I449]" office:value-type="percentage" office:value="0.922383050136359" calcext:value-type="percentage">
            <text:p>92,24 %</text:p>
          </table:table-cell>
          <table:table-cell table:formula="of:=[.G449]/[.$G$952]" office:value-type="percentage" office:value="0.000492872308158932" calcext:value-type="percentage">
            <text:p>0,05 %</text:p>
          </table:table-cell>
          <table:table-cell table:formula="of:=[.L448]+[.K449]" office:value-type="percentage" office:value="0.893084622383988" calcext:value-type="percentage">
            <text:p>89,31 %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864" xlink:type="simple">Victoria</text:a>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9&amp;_pjax=%23w0-pjax" xlink:type="simple"> </text:a></text:p>
          </table:table-cell>
          <table:table-cell table:formula="of:=[.F450]/[.$F$952]" office:value-type="percentage" office:value="0.000388084749318229" calcext:value-type="percentage">
            <text:p>0,04 %</text:p>
          </table:table-cell>
          <table:table-cell table:formula="of:=[.J449]+[.I450]" office:value-type="percentage" office:value="0.922771134885677" calcext:value-type="percentage">
            <text:p>92,28 %</text:p>
          </table:table-cell>
          <table:table-cell table:formula="of:=[.G450]/[.$G$952]" office:value-type="percentage" office:value="0.000341219290263876" calcext:value-type="percentage">
            <text:p>0,03 %</text:p>
          </table:table-cell>
          <table:table-cell table:formula="of:=[.L449]+[.K450]" office:value-type="percentage" office:value="0.893425841674252" calcext:value-type="percentage">
            <text:p>89,34 %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749" xlink:type="simple">Carnon</text:a>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Default"/>
          <table:table-cell table:formula="of:=[.F451]/[.$F$952]" office:value-type="percentage" office:value="0.000388084749318229" calcext:value-type="percentage">
            <text:p>0,04 %</text:p>
          </table:table-cell>
          <table:table-cell table:formula="of:=[.J450]+[.I451]" office:value-type="percentage" office:value="0.923159219634996" calcext:value-type="percentage">
            <text:p>92,32 %</text:p>
          </table:table-cell>
          <table:table-cell table:formula="of:=[.G451]/[.$G$952]" office:value-type="percentage" office:value="0.00140279041552927" calcext:value-type="percentage">
            <text:p>0,14 %</text:p>
          </table:table-cell>
          <table:table-cell table:formula="of:=[.L450]+[.K451]" office:value-type="percentage" office:value="0.894828632089781" calcext:value-type="percentage">
            <text:p>89,48 %</text:p>
          </table:table-cell>
        </table:table-row>
        <table:table-row table:style-name="ro2"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233" xlink:type="simple">Roaming station</text:a>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52]/[.$F$952]" office:value-type="percentage" office:value="0.000377595972309629" calcext:value-type="percentage">
            <text:p>0,04 %</text:p>
          </table:table-cell>
          <table:table-cell table:formula="of:=[.J451]+[.I452]" office:value-type="percentage" office:value="0.923536815607305" calcext:value-type="percentage">
            <text:p>92,35 %</text:p>
          </table:table-cell>
          <table:table-cell table:formula="of:=[.G452]/[.$G$952]" office:value-type="percentage" office:value="0.00136487716105551" calcext:value-type="percentage">
            <text:p>0,14 %</text:p>
          </table:table-cell>
          <table:table-cell table:formula="of:=[.L451]+[.K452]" office:value-type="percentage" office:value="0.896193509250836" calcext:value-type="percentage">
            <text:p>89,62 %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175" xlink:type="simple">Berlin Rummelsburg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53]/[.$F$952]" office:value-type="percentage" office:value="0.000377595972309629" calcext:value-type="percentage">
            <text:p>0,04 %</text:p>
          </table:table-cell>
          <table:table-cell table:formula="of:=[.J452]+[.I453]" office:value-type="percentage" office:value="0.923914411579615" calcext:value-type="percentage">
            <text:p>92,39 %</text:p>
          </table:table-cell>
          <table:table-cell table:formula="of:=[.G453]/[.$G$952]" office:value-type="percentage" office:value="0.0000758265089475281" calcext:value-type="percentage">
            <text:p>0,01 %</text:p>
          </table:table-cell>
          <table:table-cell table:formula="of:=[.L452]+[.K453]" office:value-type="percentage" office:value="0.896269335759784" calcext:value-type="percentage">
            <text:p>89,63 %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887" xlink:type="simple">Djurhamn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54]/[.$F$952]" office:value-type="percentage" office:value="0.000377595972309629" calcext:value-type="percentage">
            <text:p>0,04 %</text:p>
          </table:table-cell>
          <table:table-cell table:formula="of:=[.J453]+[.I454]" office:value-type="percentage" office:value="0.924292007551924" calcext:value-type="percentage">
            <text:p>92,43 %</text:p>
          </table:table-cell>
          <table:table-cell table:formula="of:=[.G454]/[.$G$952]" office:value-type="percentage" office:value="0.00037913254473764" calcext:value-type="percentage">
            <text:p>0,04 %</text:p>
          </table:table-cell>
          <table:table-cell table:formula="of:=[.L453]+[.K454]" office:value-type="percentage" office:value="0.896648468304522" calcext:value-type="percentage">
            <text:p>89,66 %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761" xlink:type="simple">Huissen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55]/[.$F$952]" office:value-type="percentage" office:value="0.000377595972309629" calcext:value-type="percentage">
            <text:p>0,04 %</text:p>
          </table:table-cell>
          <table:table-cell table:formula="of:=[.J454]+[.I455]" office:value-type="percentage" office:value="0.924669603524234" calcext:value-type="percentage">
            <text:p>92,47 %</text:p>
          </table:table-cell>
          <table:table-cell table:formula="of:=[.G455]/[.$G$952]" office:value-type="percentage" office:value="0.0000758265089475281" calcext:value-type="percentage">
            <text:p>0,01 %</text:p>
          </table:table-cell>
          <table:table-cell table:formula="of:=[.L454]+[.K455]" office:value-type="percentage" office:value="0.896724294813469" calcext:value-type="percentage">
            <text:p>89,67 %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209" xlink:type="simple">Saint-Malo</text:a>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56]/[.$F$952]" office:value-type="percentage" office:value="0.000377595972309629" calcext:value-type="percentage">
            <text:p>0,04 %</text:p>
          </table:table-cell>
          <table:table-cell table:formula="of:=[.J455]+[.I456]" office:value-type="percentage" office:value="0.925047199496544" calcext:value-type="percentage">
            <text:p>92,50 %</text:p>
          </table:table-cell>
          <table:table-cell table:formula="of:=[.G456]/[.$G$952]" office:value-type="percentage" office:value="0.00136487716105551" calcext:value-type="percentage">
            <text:p>0,14 %</text:p>
          </table:table-cell>
          <table:table-cell table:formula="of:=[.L455]+[.K456]" office:value-type="percentage" office:value="0.898089171974525" calcext:value-type="percentage">
            <text:p>89,81 %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2240" xlink:type="simple">Vilanova i la Geltru</text:a>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57]/[.$F$952]" office:value-type="percentage" office:value="0.000377595972309629" calcext:value-type="percentage">
            <text:p>0,04 %</text:p>
          </table:table-cell>
          <table:table-cell table:formula="of:=[.J456]+[.I457]" office:value-type="percentage" office:value="0.925424795468853" calcext:value-type="percentage">
            <text:p>92,54 %</text:p>
          </table:table-cell>
          <table:table-cell table:formula="of:=[.G457]/[.$G$952]" office:value-type="percentage" office:value="0.00018956627236882" calcext:value-type="percentage">
            <text:p>0,02 %</text:p>
          </table:table-cell>
          <table:table-cell table:formula="of:=[.L456]+[.K457]" office:value-type="percentage" office:value="0.898278738246894" calcext:value-type="percentage">
            <text:p>89,83 %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3862" xlink:type="simple">Tea Tree Gully</text:a>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58]/[.$F$952]" office:value-type="percentage" office:value="0.000377595972309629" calcext:value-type="percentage">
            <text:p>0,04 %</text:p>
          </table:table-cell>
          <table:table-cell table:formula="of:=[.J457]+[.I458]" office:value-type="percentage" office:value="0.925802391441163" calcext:value-type="percentage">
            <text:p>92,58 %</text:p>
          </table:table-cell>
          <table:table-cell table:formula="of:=[.G458]/[.$G$952]" office:value-type="percentage" office:value="0" calcext:value-type="percentage">
            <text:p>0,00 %</text:p>
          </table:table-cell>
          <table:table-cell table:formula="of:=[.L457]+[.K458]" office:value-type="percentage" office:value="0.898278738246894" calcext:value-type="percentage">
            <text:p>89,83 %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287" xlink:type="simple">Rosmalen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59]/[.$F$952]" office:value-type="percentage" office:value="0.000367107195301028" calcext:value-type="percentage">
            <text:p>0,04 %</text:p>
          </table:table-cell>
          <table:table-cell table:formula="of:=[.J458]+[.I459]" office:value-type="percentage" office:value="0.926169498636464" calcext:value-type="percentage">
            <text:p>92,62 %</text:p>
          </table:table-cell>
          <table:table-cell table:formula="of:=[.G459]/[.$G$952]" office:value-type="percentage" office:value="0.00037913254473764" calcext:value-type="percentage">
            <text:p>0,04 %</text:p>
          </table:table-cell>
          <table:table-cell table:formula="of:=[.L458]+[.K459]" office:value-type="percentage" office:value="0.898657870791631" calcext:value-type="percentage">
            <text:p>89,87 %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Belgium</text:p>
          </table:table-cell>
          <table:table-cell office:value-type="string" calcext:value-type="string">
            <text:p><text:a xlink:href="https://www.aishub.net/stations/3215" xlink:type="simple">Antwerp</text:a>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60]/[.$F$952]" office:value-type="percentage" office:value="0.000367107195301028" calcext:value-type="percentage">
            <text:p>0,04 %</text:p>
          </table:table-cell>
          <table:table-cell table:formula="of:=[.J459]+[.I460]" office:value-type="percentage" office:value="0.926536605831765" calcext:value-type="percentage">
            <text:p>92,65 %</text:p>
          </table:table-cell>
          <table:table-cell table:formula="of:=[.G460]/[.$G$952]" office:value-type="percentage" office:value="0" calcext:value-type="percentage">
            <text:p>0,00 %</text:p>
          </table:table-cell>
          <table:table-cell table:formula="of:=[.L459]+[.K460]" office:value-type="percentage" office:value="0.898657870791631" calcext:value-type="percentage">
            <text:p>89,87 %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3710" xlink:type="simple">Maia</text:a>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61]/[.$F$952]" office:value-type="percentage" office:value="0.000367107195301028" calcext:value-type="percentage">
            <text:p>0,04 %</text:p>
          </table:table-cell>
          <table:table-cell table:formula="of:=[.J460]+[.I461]" office:value-type="percentage" office:value="0.926903713027066" calcext:value-type="percentage">
            <text:p>92,69 %</text:p>
          </table:table-cell>
          <table:table-cell table:formula="of:=[.G461]/[.$G$952]" office:value-type="percentage" office:value="0.000227479526842584" calcext:value-type="percentage">
            <text:p>0,02 %</text:p>
          </table:table-cell>
          <table:table-cell table:formula="of:=[.L460]+[.K461]" office:value-type="percentage" office:value="0.898885350318474" calcext:value-type="percentage">
            <text:p>89,89 %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2525" xlink:type="simple">Meta (Naples)</text:a>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62]/[.$F$952]" office:value-type="percentage" office:value="0.000367107195301028" calcext:value-type="percentage">
            <text:p>0,04 %</text:p>
          </table:table-cell>
          <table:table-cell table:formula="of:=[.J461]+[.I462]" office:value-type="percentage" office:value="0.927270820222367" calcext:value-type="percentage">
            <text:p>92,73 %</text:p>
          </table:table-cell>
          <table:table-cell table:formula="of:=[.G462]/[.$G$952]" office:value-type="percentage" office:value="0.00132696390658174" calcext:value-type="percentage">
            <text:p>0,13 %</text:p>
          </table:table-cell>
          <table:table-cell table:formula="of:=[.L461]+[.K462]" office:value-type="percentage" office:value="0.900212314225055" calcext:value-type="percentage">
            <text:p>90,02 %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765" xlink:type="simple">Guipavas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63]/[.$F$952]" office:value-type="percentage" office:value="0.000367107195301028" calcext:value-type="percentage">
            <text:p>0,04 %</text:p>
          </table:table-cell>
          <table:table-cell table:formula="of:=[.J462]+[.I463]" office:value-type="percentage" office:value="0.927637927417667" calcext:value-type="percentage">
            <text:p>92,76 %</text:p>
          </table:table-cell>
          <table:table-cell table:formula="of:=[.G463]/[.$G$952]" office:value-type="percentage" office:value="0.000037913254473764" calcext:value-type="percentage">
            <text:p>0,00 %</text:p>
          </table:table-cell>
          <table:table-cell table:formula="of:=[.L462]+[.K463]" office:value-type="percentage" office:value="0.900250227479529" calcext:value-type="percentage">
            <text:p>90,03 %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3488" xlink:type="simple">Parramatta</text:a>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64]/[.$F$952]" office:value-type="percentage" office:value="0.000367107195301028" calcext:value-type="percentage">
            <text:p>0,04 %</text:p>
          </table:table-cell>
          <table:table-cell table:formula="of:=[.J463]+[.I464]" office:value-type="percentage" office:value="0.928005034612969" calcext:value-type="percentage">
            <text:p>92,80 %</text:p>
          </table:table-cell>
          <table:table-cell table:formula="of:=[.G464]/[.$G$952]" office:value-type="percentage" office:value="0" calcext:value-type="percentage">
            <text:p>0,00 %</text:p>
          </table:table-cell>
          <table:table-cell table:formula="of:=[.L463]+[.K464]" office:value-type="percentage" office:value="0.900250227479529" calcext:value-type="percentage">
            <text:p>90,03 %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Mauritius</text:p>
          </table:table-cell>
          <table:table-cell office:value-type="string" calcext:value-type="string">
            <text:p><text:a xlink:href="https://www.aishub.net/stations/3853" xlink:type="simple">Port Louis</text:a>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65]/[.$F$952]" office:value-type="percentage" office:value="0.000367107195301028" calcext:value-type="percentage">
            <text:p>0,04 %</text:p>
          </table:table-cell>
          <table:table-cell table:formula="of:=[.J464]+[.I465]" office:value-type="percentage" office:value="0.92837214180827" calcext:value-type="percentage">
            <text:p>92,84 %</text:p>
          </table:table-cell>
          <table:table-cell table:formula="of:=[.G465]/[.$G$952]" office:value-type="percentage" office:value="0.00132696390658174" calcext:value-type="percentage">
            <text:p>0,13 %</text:p>
          </table:table-cell>
          <table:table-cell table:formula="of:=[.L464]+[.K465]" office:value-type="percentage" office:value="0.901577191386111" calcext:value-type="percentage">
            <text:p>90,16 %</text:p>
          </table:table-cell>
        </table:table-row>
        <table:table-row table:style-name="ro2">
          <table:table-cell office:value-type="float" office:value="3764" calcext:value-type="float">
            <text:p>376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764" xlink:type="simple">Burlington KY</text:a>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66]/[.$F$952]" office:value-type="percentage" office:value="0.000356618418292427" calcext:value-type="percentage">
            <text:p>0,04 %</text:p>
          </table:table-cell>
          <table:table-cell table:formula="of:=[.J465]+[.I466]" office:value-type="percentage" office:value="0.928728760226562" calcext:value-type="percentage">
            <text:p>92,87 %</text:p>
          </table:table-cell>
          <table:table-cell table:formula="of:=[.G466]/[.$G$952]" office:value-type="percentage" office:value="0.00128905065210798" calcext:value-type="percentage">
            <text:p>0,13 %</text:p>
          </table:table-cell>
          <table:table-cell table:formula="of:=[.L465]+[.K466]" office:value-type="percentage" office:value="0.902866242038219" calcext:value-type="percentage">
            <text:p>90,29 %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847" xlink:type="simple">Stockholm</text:a>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67]/[.$F$952]" office:value-type="percentage" office:value="0.000356618418292427" calcext:value-type="percentage">
            <text:p>0,04 %</text:p>
          </table:table-cell>
          <table:table-cell table:formula="of:=[.J466]+[.I467]" office:value-type="percentage" office:value="0.929085378644854" calcext:value-type="percentage">
            <text:p>92,91 %</text:p>
          </table:table-cell>
          <table:table-cell table:formula="of:=[.G467]/[.$G$952]" office:value-type="percentage" office:value="0" calcext:value-type="percentage">
            <text:p>0,00 %</text:p>
          </table:table-cell>
          <table:table-cell table:formula="of:=[.L466]+[.K467]" office:value-type="percentage" office:value="0.902866242038219" calcext:value-type="percentage">
            <text:p>90,29 %</text:p>
          </table:table-cell>
        </table:table-row>
        <table:table-row table:style-name="ro2">
          <table:table-cell office:value-type="float" office:value="3819" calcext:value-type="float">
            <text:p>3819</text:p>
          </table:table-cell>
          <table:table-cell/>
          <table:table-cell office:value-type="string" calcext:value-type="string">
            <text:p>83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819" xlink:type="simple">Bahamas</text:a>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68]/[.$F$952]" office:value-type="percentage" office:value="0.000356618418292427" calcext:value-type="percentage">
            <text:p>0,04 %</text:p>
          </table:table-cell>
          <table:table-cell table:formula="of:=[.J467]+[.I468]" office:value-type="percentage" office:value="0.929441997063147" calcext:value-type="percentage">
            <text:p>92,94 %</text:p>
          </table:table-cell>
          <table:table-cell table:formula="of:=[.G468]/[.$G$952]" office:value-type="percentage" office:value="0.000227479526842584" calcext:value-type="percentage">
            <text:p>0,02 %</text:p>
          </table:table-cell>
          <table:table-cell table:formula="of:=[.L467]+[.K468]" office:value-type="percentage" office:value="0.903093721565061" calcext:value-type="percentage">
            <text:p>90,31 %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/>
          <table:table-cell office:value-type="string" calcext:value-type="string">
            <text:p>93 %</text:p>
          </table:table-cell>
          <table:table-cell office:value-type="string" calcext:value-type="string">
            <text:p> South Africa</text:p>
          </table:table-cell>
          <table:table-cell office:value-type="string" calcext:value-type="string">
            <text:p><text:a xlink:href="https://www.aishub.net/stations/3090" xlink:type="simple">Umhlanga</text:a>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69]/[.$F$952]" office:value-type="percentage" office:value="0.000356618418292427" calcext:value-type="percentage">
            <text:p>0,04 %</text:p>
          </table:table-cell>
          <table:table-cell table:formula="of:=[.J468]+[.I469]" office:value-type="percentage" office:value="0.929798615481439" calcext:value-type="percentage">
            <text:p>92,98 %</text:p>
          </table:table-cell>
          <table:table-cell table:formula="of:=[.G469]/[.$G$952]" office:value-type="percentage" office:value="0" calcext:value-type="percentage">
            <text:p>0,00 %</text:p>
          </table:table-cell>
          <table:table-cell table:formula="of:=[.L468]+[.K469]" office:value-type="percentage" office:value="0.903093721565061" calcext:value-type="percentage">
            <text:p>90,31 %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Finland</text:p>
          </table:table-cell>
          <table:table-cell office:value-type="string" calcext:value-type="string">
            <text:p><text:a xlink:href="https://www.aishub.net/stations/2190" xlink:type="simple">Ekenas</text:a>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70]/[.$F$952]" office:value-type="percentage" office:value="0.000356618418292427" calcext:value-type="percentage">
            <text:p>0,04 %</text:p>
          </table:table-cell>
          <table:table-cell table:formula="of:=[.J469]+[.I470]" office:value-type="percentage" office:value="0.930155233899731" calcext:value-type="percentage">
            <text:p>93,02 %</text:p>
          </table:table-cell>
          <table:table-cell table:formula="of:=[.G470]/[.$G$952]" office:value-type="percentage" office:value="0.00113739763421292" calcext:value-type="percentage">
            <text:p>0,11 %</text:p>
          </table:table-cell>
          <table:table-cell table:formula="of:=[.L469]+[.K470]" office:value-type="percentage" office:value="0.904231119199274" calcext:value-type="percentage">
            <text:p>90,42 %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370" xlink:type="simple">Bodo</text:a>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71]/[.$F$952]" office:value-type="percentage" office:value="0.000356618418292427" calcext:value-type="percentage">
            <text:p>0,04 %</text:p>
          </table:table-cell>
          <table:table-cell table:formula="of:=[.J470]+[.I471]" office:value-type="percentage" office:value="0.930511852318024" calcext:value-type="percentage">
            <text:p>93,05 %</text:p>
          </table:table-cell>
          <table:table-cell table:formula="of:=[.G471]/[.$G$952]" office:value-type="percentage" office:value="0" calcext:value-type="percentage">
            <text:p>0,00 %</text:p>
          </table:table-cell>
          <table:table-cell table:formula="of:=[.L470]+[.K471]" office:value-type="percentage" office:value="0.904231119199274" calcext:value-type="percentage">
            <text:p>90,42 %</text:p>
          </table:table-cell>
        </table:table-row>
        <table:table-row table:style-name="ro2">
          <table:table-cell office:value-type="float" office:value="3582" calcext:value-type="float">
            <text:p>358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582" xlink:type="simple">Charleston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72]/[.$F$952]" office:value-type="percentage" office:value="0.000356618418292427" calcext:value-type="percentage">
            <text:p>0,04 %</text:p>
          </table:table-cell>
          <table:table-cell table:formula="of:=[.J471]+[.I472]" office:value-type="percentage" office:value="0.930868470736316" calcext:value-type="percentage">
            <text:p>93,09 %</text:p>
          </table:table-cell>
          <table:table-cell table:formula="of:=[.G472]/[.$G$952]" office:value-type="percentage" office:value="0.000682438580527753" calcext:value-type="percentage">
            <text:p>0,07 %</text:p>
          </table:table-cell>
          <table:table-cell table:formula="of:=[.L471]+[.K472]" office:value-type="percentage" office:value="0.904913557779802" calcext:value-type="percentage">
            <text:p>90,49 %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lovakia</text:p>
          </table:table-cell>
          <table:table-cell office:value-type="string" calcext:value-type="string">
            <text:p><text:a xlink:href="https://www.aishub.net/stations/2485" xlink:type="simple">Miloslavov</text:a>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73]/[.$F$952]" office:value-type="percentage" office:value="0.000346129641283826" calcext:value-type="percentage">
            <text:p>0,03 %</text:p>
          </table:table-cell>
          <table:table-cell table:formula="of:=[.J472]+[.I473]" office:value-type="percentage" office:value="0.9312146003776" calcext:value-type="percentage">
            <text:p>93,12 %</text:p>
          </table:table-cell>
          <table:table-cell table:formula="of:=[.G473]/[.$G$952]" office:value-type="percentage" office:value="0.00113739763421292" calcext:value-type="percentage">
            <text:p>0,11 %</text:p>
          </table:table-cell>
          <table:table-cell table:formula="of:=[.L472]+[.K473]" office:value-type="percentage" office:value="0.906050955414015" calcext:value-type="percentage">
            <text:p>90,61 %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232" xlink:type="simple">Cologne</text:a>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74]/[.$F$952]" office:value-type="percentage" office:value="0.000346129641283826" calcext:value-type="percentage">
            <text:p>0,03 %</text:p>
          </table:table-cell>
          <table:table-cell table:formula="of:=[.J473]+[.I474]" office:value-type="percentage" office:value="0.931560730018884" calcext:value-type="percentage">
            <text:p>93,16 %</text:p>
          </table:table-cell>
          <table:table-cell table:formula="of:=[.G474]/[.$G$952]" office:value-type="percentage" office:value="0" calcext:value-type="percentage">
            <text:p>0,00 %</text:p>
          </table:table-cell>
          <table:table-cell table:formula="of:=[.L473]+[.K474]" office:value-type="percentage" office:value="0.906050955414015" calcext:value-type="percentage">
            <text:p>90,61 %</text:p>
          </table:table-cell>
        </table:table-row>
        <table:table-row table:style-name="ro2">
          <table:table-cell office:value-type="float" office:value="3256" calcext:value-type="float">
            <text:p>325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256" xlink:type="simple">Bangor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75]/[.$F$952]" office:value-type="percentage" office:value="0.000335640864275225" calcext:value-type="percentage">
            <text:p>0,03 %</text:p>
          </table:table-cell>
          <table:table-cell table:formula="of:=[.J474]+[.I475]" office:value-type="percentage" office:value="0.931896370883159" calcext:value-type="percentage">
            <text:p>93,19 %</text:p>
          </table:table-cell>
          <table:table-cell table:formula="of:=[.G475]/[.$G$952]" office:value-type="percentage" office:value="0.000720351835001517" calcext:value-type="percentage">
            <text:p>0,07 %</text:p>
          </table:table-cell>
          <table:table-cell table:formula="of:=[.L474]+[.K475]" office:value-type="percentage" office:value="0.906771307249016" calcext:value-type="percentage">
            <text:p>90,68 %</text:p>
          </table:table-cell>
        </table:table-row>
        <table:table-row table:style-name="ro2">
          <table:table-cell office:value-type="float" office:value="3356" calcext:value-type="float">
            <text:p>335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356" xlink:type="simple">Musselburgh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76]/[.$F$952]" office:value-type="percentage" office:value="0.000335640864275225" calcext:value-type="percentage">
            <text:p>0,03 %</text:p>
          </table:table-cell>
          <table:table-cell table:formula="of:=[.J475]+[.I476]" office:value-type="percentage" office:value="0.932232011747434" calcext:value-type="percentage">
            <text:p>93,22 %</text:p>
          </table:table-cell>
          <table:table-cell table:formula="of:=[.G476]/[.$G$952]" office:value-type="percentage" office:value="0.000037913254473764" calcext:value-type="percentage">
            <text:p>0,00 %</text:p>
          </table:table-cell>
          <table:table-cell table:formula="of:=[.L475]+[.K476]" office:value-type="percentage" office:value="0.90680922050349" calcext:value-type="percentage">
            <text:p>90,68 %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2367" xlink:type="simple">Sant Carles de la Rapita</text:a>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77]/[.$F$952]" office:value-type="percentage" office:value="0.000335640864275225" calcext:value-type="percentage">
            <text:p>0,03 %</text:p>
          </table:table-cell>
          <table:table-cell table:formula="of:=[.J476]+[.I477]" office:value-type="percentage" office:value="0.932567652611709" calcext:value-type="percentage">
            <text:p>93,26 %</text:p>
          </table:table-cell>
          <table:table-cell table:formula="of:=[.G477]/[.$G$952]" office:value-type="percentage" office:value="0.00121322414316045" calcext:value-type="percentage">
            <text:p>0,12 %</text:p>
          </table:table-cell>
          <table:table-cell table:formula="of:=[.L476]+[.K477]" office:value-type="percentage" office:value="0.908022444646651" calcext:value-type="percentage">
            <text:p>90,80 %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746" xlink:type="simple">Wernsdorf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78]/[.$F$952]" office:value-type="percentage" office:value="0.000335640864275225" calcext:value-type="percentage">
            <text:p>0,03 %</text:p>
          </table:table-cell>
          <table:table-cell table:formula="of:=[.J477]+[.I478]" office:value-type="percentage" office:value="0.932903293475984" calcext:value-type="percentage">
            <text:p>93,29 %</text:p>
          </table:table-cell>
          <table:table-cell table:formula="of:=[.G478]/[.$G$952]" office:value-type="percentage" office:value="0.0000758265089475281" calcext:value-type="percentage">
            <text:p>0,01 %</text:p>
          </table:table-cell>
          <table:table-cell table:formula="of:=[.L477]+[.K478]" office:value-type="percentage" office:value="0.908098271155598" calcext:value-type="percentage">
            <text:p>90,81 %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037" xlink:type="simple">France</text:a>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79]/[.$F$952]" office:value-type="percentage" office:value="0.000335640864275225" calcext:value-type="percentage">
            <text:p>0,03 %</text:p>
          </table:table-cell>
          <table:table-cell table:formula="of:=[.J478]+[.I479]" office:value-type="percentage" office:value="0.93323893434026" calcext:value-type="percentage">
            <text:p>93,32 %</text:p>
          </table:table-cell>
          <table:table-cell table:formula="of:=[.G479]/[.$G$952]" office:value-type="percentage" office:value="0.000341219290263876" calcext:value-type="percentage">
            <text:p>0,03 %</text:p>
          </table:table-cell>
          <table:table-cell table:formula="of:=[.L478]+[.K479]" office:value-type="percentage" office:value="0.908439490445862" calcext:value-type="percentage">
            <text:p>90,84 %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w Zealand</text:p>
          </table:table-cell>
          <table:table-cell office:value-type="string" calcext:value-type="string">
            <text:p><text:a xlink:href="https://www.aishub.net/stations/2943" xlink:type="simple">Auckland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80]/[.$F$952]" office:value-type="percentage" office:value="0.000335640864275225" calcext:value-type="percentage">
            <text:p>0,03 %</text:p>
          </table:table-cell>
          <table:table-cell table:formula="of:=[.J479]+[.I480]" office:value-type="percentage" office:value="0.933574575204535" calcext:value-type="percentage">
            <text:p>93,36 %</text:p>
          </table:table-cell>
          <table:table-cell table:formula="of:=[.G480]/[.$G$952]" office:value-type="percentage" office:value="0.00109948437973916" calcext:value-type="percentage">
            <text:p>0,11 %</text:p>
          </table:table-cell>
          <table:table-cell table:formula="of:=[.L479]+[.K480]" office:value-type="percentage" office:value="0.909538974825601" calcext:value-type="percentage">
            <text:p>90,95 %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w Zealand</text:p>
          </table:table-cell>
          <table:table-cell office:value-type="string" calcext:value-type="string">
            <text:p><text:a xlink:href="https://www.aishub.net/stations/2611" xlink:type="simple">Tauranga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81]/[.$F$952]" office:value-type="percentage" office:value="0.000335640864275225" calcext:value-type="percentage">
            <text:p>0,03 %</text:p>
          </table:table-cell>
          <table:table-cell table:formula="of:=[.J480]+[.I481]" office:value-type="percentage" office:value="0.93391021606881" calcext:value-type="percentage">
            <text:p>93,39 %</text:p>
          </table:table-cell>
          <table:table-cell table:formula="of:=[.G481]/[.$G$952]" office:value-type="percentage" office:value="0.0000758265089475281" calcext:value-type="percentage">
            <text:p>0,01 %</text:p>
          </table:table-cell>
          <table:table-cell table:formula="of:=[.L480]+[.K481]" office:value-type="percentage" office:value="0.909614801334549" calcext:value-type="percentage">
            <text:p>90,96 %</text:p>
          </table:table-cell>
        </table:table-row>
        <table:table-row table:style-name="ro2"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882" xlink:type="simple">Roaming station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82]/[.$F$952]" office:value-type="percentage" office:value="0.000325152087266625" calcext:value-type="percentage">
            <text:p>0,03 %</text:p>
          </table:table-cell>
          <table:table-cell table:formula="of:=[.J481]+[.I482]" office:value-type="percentage" office:value="0.934235368156076" calcext:value-type="percentage">
            <text:p>93,42 %</text:p>
          </table:table-cell>
          <table:table-cell table:formula="of:=[.G482]/[.$G$952]" office:value-type="percentage" office:value="0.000682438580527753" calcext:value-type="percentage">
            <text:p>0,07 %</text:p>
          </table:table-cell>
          <table:table-cell table:formula="of:=[.L481]+[.K482]" office:value-type="percentage" office:value="0.910297239915077" calcext:value-type="percentage">
            <text:p>91,03 %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400" xlink:type="simple">Norresundby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83]/[.$F$952]" office:value-type="percentage" office:value="0.000325152087266625" calcext:value-type="percentage">
            <text:p>0,03 %</text:p>
          </table:table-cell>
          <table:table-cell table:formula="of:=[.J482]+[.I483]" office:value-type="percentage" office:value="0.934560520243343" calcext:value-type="percentage">
            <text:p>93,46 %</text:p>
          </table:table-cell>
          <table:table-cell table:formula="of:=[.G483]/[.$G$952]" office:value-type="percentage" office:value="0.00109948437973916" calcext:value-type="percentage">
            <text:p>0,11 %</text:p>
          </table:table-cell>
          <table:table-cell table:formula="of:=[.L482]+[.K483]" office:value-type="percentage" office:value="0.911396724294816" calcext:value-type="percentage">
            <text:p>91,14 %</text:p>
          </table:table-cell>
        </table:table-row>
        <table:table-row table:style-name="ro2">
          <table:table-cell office:value-type="float" office:value="3251" calcext:value-type="float">
            <text:p>325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251" xlink:type="simple">Palmetto, FL</text:a>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84]/[.$F$952]" office:value-type="percentage" office:value="0.000325152087266625" calcext:value-type="percentage">
            <text:p>0,03 %</text:p>
          </table:table-cell>
          <table:table-cell table:formula="of:=[.J483]+[.I484]" office:value-type="percentage" office:value="0.93488567233061" calcext:value-type="percentage">
            <text:p>93,49 %</text:p>
          </table:table-cell>
          <table:table-cell table:formula="of:=[.G484]/[.$G$952]" office:value-type="percentage" office:value="0.00117531088868669" calcext:value-type="percentage">
            <text:p>0,12 %</text:p>
          </table:table-cell>
          <table:table-cell table:formula="of:=[.L483]+[.K484]" office:value-type="percentage" office:value="0.912572035183503" calcext:value-type="percentage">
            <text:p>91,26 %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904" xlink:type="simple">Wezep</text:a>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85]/[.$F$952]" office:value-type="percentage" office:value="0.000325152087266625" calcext:value-type="percentage">
            <text:p>0,03 %</text:p>
          </table:table-cell>
          <table:table-cell table:formula="of:=[.J484]+[.I485]" office:value-type="percentage" office:value="0.935210824417876" calcext:value-type="percentage">
            <text:p>93,52 %</text:p>
          </table:table-cell>
          <table:table-cell table:formula="of:=[.G485]/[.$G$952]" office:value-type="percentage" office:value="0.000113739763421292" calcext:value-type="percentage">
            <text:p>0,01 %</text:p>
          </table:table-cell>
          <table:table-cell table:formula="of:=[.L484]+[.K485]" office:value-type="percentage" office:value="0.912685774946924" calcext:value-type="percentage">
            <text:p>91,27 %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3291" xlink:type="simple">Peraia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86]/[.$F$952]" office:value-type="percentage" office:value="0.000325152087266625" calcext:value-type="percentage">
            <text:p>0,03 %</text:p>
          </table:table-cell>
          <table:table-cell table:formula="of:=[.J485]+[.I486]" office:value-type="percentage" office:value="0.935535976505143" calcext:value-type="percentage">
            <text:p>93,55 %</text:p>
          </table:table-cell>
          <table:table-cell table:formula="of:=[.G486]/[.$G$952]" office:value-type="percentage" office:value="0.000606612071580225" calcext:value-type="percentage">
            <text:p>0,06 %</text:p>
          </table:table-cell>
          <table:table-cell table:formula="of:=[.L485]+[.K486]" office:value-type="percentage" office:value="0.913292387018504" calcext:value-type="percentage">
            <text:p>91,33 %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/>
          <table:table-cell office:value-type="string" calcext:value-type="string">
            <text:p>71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2773" xlink:type="simple">Burriana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87]/[.$F$952]" office:value-type="percentage" office:value="0.000325152087266625" calcext:value-type="percentage">
            <text:p>0,03 %</text:p>
          </table:table-cell>
          <table:table-cell table:formula="of:=[.J486]+[.I487]" office:value-type="percentage" office:value="0.935861128592409" calcext:value-type="percentage">
            <text:p>93,59 %</text:p>
          </table:table-cell>
          <table:table-cell table:formula="of:=[.G487]/[.$G$952]" office:value-type="percentage" office:value="0.00102365787079163" calcext:value-type="percentage">
            <text:p>0,10 %</text:p>
          </table:table-cell>
          <table:table-cell table:formula="of:=[.L486]+[.K487]" office:value-type="percentage" office:value="0.914316044889296" calcext:value-type="percentage">
            <text:p>91,43 %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753" xlink:type="simple">Minden</text:a>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88]/[.$F$952]" office:value-type="percentage" office:value="0.000325152087266625" calcext:value-type="percentage">
            <text:p>0,03 %</text:p>
          </table:table-cell>
          <table:table-cell table:formula="of:=[.J487]+[.I488]" office:value-type="percentage" office:value="0.936186280679676" calcext:value-type="percentage">
            <text:p>93,62 %</text:p>
          </table:table-cell>
          <table:table-cell table:formula="of:=[.G488]/[.$G$952]" office:value-type="percentage" office:value="0.00117531088868669" calcext:value-type="percentage">
            <text:p>0,12 %</text:p>
          </table:table-cell>
          <table:table-cell table:formula="of:=[.L487]+[.K488]" office:value-type="percentage" office:value="0.915491355777982" calcext:value-type="percentage">
            <text:p>91,55 %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251" xlink:type="simple">Maasbommel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89]/[.$F$952]" office:value-type="percentage" office:value="0.000314663310258024" calcext:value-type="percentage">
            <text:p>0,03 %</text:p>
          </table:table-cell>
          <table:table-cell table:formula="of:=[.J488]+[.I489]" office:value-type="percentage" office:value="0.936500943989934" calcext:value-type="percentage">
            <text:p>93,65 %</text:p>
          </table:table-cell>
          <table:table-cell table:formula="of:=[.G489]/[.$G$952]" office:value-type="percentage" office:value="0.0000758265089475281" calcext:value-type="percentage">
            <text:p>0,01 %</text:p>
          </table:table-cell>
          <table:table-cell table:formula="of:=[.L488]+[.K489]" office:value-type="percentage" office:value="0.91556718228693" calcext:value-type="percentage">
            <text:p>91,56 %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w Zealand</text:p>
          </table:table-cell>
          <table:table-cell office:value-type="string" calcext:value-type="string">
            <text:p><text:a xlink:href="https://www.aishub.net/stations/3211" xlink:type="simple">Auckland</text:a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90]/[.$F$952]" office:value-type="percentage" office:value="0.000314663310258024" calcext:value-type="percentage">
            <text:p>0,03 %</text:p>
          </table:table-cell>
          <table:table-cell table:formula="of:=[.J489]+[.I490]" office:value-type="percentage" office:value="0.936815607300192" calcext:value-type="percentage">
            <text:p>93,68 %</text:p>
          </table:table-cell>
          <table:table-cell table:formula="of:=[.G490]/[.$G$952]" office:value-type="percentage" office:value="0" calcext:value-type="percentage">
            <text:p>0,00 %</text:p>
          </table:table-cell>
          <table:table-cell table:formula="of:=[.L489]+[.K490]" office:value-type="percentage" office:value="0.91556718228693" calcext:value-type="percentage">
            <text:p>91,56 %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595" xlink:type="simple">Bremen</text:a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91]/[.$F$952]" office:value-type="percentage" office:value="0.000314663310258024" calcext:value-type="percentage">
            <text:p>0,03 %</text:p>
          </table:table-cell>
          <table:table-cell table:formula="of:=[.J490]+[.I491]" office:value-type="percentage" office:value="0.93713027061045" calcext:value-type="percentage">
            <text:p>93,71 %</text:p>
          </table:table-cell>
          <table:table-cell table:formula="of:=[.G491]/[.$G$952]" office:value-type="percentage" office:value="0" calcext:value-type="percentage">
            <text:p>0,00 %</text:p>
          </table:table-cell>
          <table:table-cell table:formula="of:=[.L490]+[.K491]" office:value-type="percentage" office:value="0.91556718228693" calcext:value-type="percentage">
            <text:p>91,56 %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w Zealand</text:p>
          </table:table-cell>
          <table:table-cell office:value-type="string" calcext:value-type="string">
            <text:p><text:a xlink:href="https://www.aishub.net/stations/2179" xlink:type="simple">Roaming station</text:a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92]/[.$F$952]" office:value-type="percentage" office:value="0.000314663310258024" calcext:value-type="percentage">
            <text:p>0,03 %</text:p>
          </table:table-cell>
          <table:table-cell table:formula="of:=[.J491]+[.I492]" office:value-type="percentage" office:value="0.937444933920708" calcext:value-type="percentage">
            <text:p>93,74 %</text:p>
          </table:table-cell>
          <table:table-cell table:formula="of:=[.G492]/[.$G$952]" office:value-type="percentage" office:value="0" calcext:value-type="percentage">
            <text:p>0,00 %</text:p>
          </table:table-cell>
          <table:table-cell table:formula="of:=[.L491]+[.K492]" office:value-type="percentage" office:value="0.91556718228693" calcext:value-type="percentage">
            <text:p>91,56 %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693" xlink:type="simple">Roaming station</text:a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SailGrib</text:a></text:p>
          </table:table-cell>
          <table:table-cell table:formula="of:=[.F493]/[.$F$952]" office:value-type="percentage" office:value="0.000314663310258024" calcext:value-type="percentage">
            <text:p>0,03 %</text:p>
          </table:table-cell>
          <table:table-cell table:formula="of:=[.J492]+[.I493]" office:value-type="percentage" office:value="0.937759597230966" calcext:value-type="percentage">
            <text:p>93,78 %</text:p>
          </table:table-cell>
          <table:table-cell table:formula="of:=[.G493]/[.$G$952]" office:value-type="percentage" office:value="0" calcext:value-type="percentage">
            <text:p>0,00 %</text:p>
          </table:table-cell>
          <table:table-cell table:formula="of:=[.L492]+[.K493]" office:value-type="percentage" office:value="0.91556718228693" calcext:value-type="percentage">
            <text:p>91,56 %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known</text:p>
          </table:table-cell>
          <table:table-cell office:value-type="string" calcext:value-type="string">
            <text:p><text:a xlink:href="https://www.aishub.net/stations/2345" xlink:type="simple">Multiple AIS stations</text:a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94]/[.$F$952]" office:value-type="percentage" office:value="0.000314663310258024" calcext:value-type="percentage">
            <text:p>0,03 %</text:p>
          </table:table-cell>
          <table:table-cell table:formula="of:=[.J493]+[.I494]" office:value-type="percentage" office:value="0.938074260541224" calcext:value-type="percentage">
            <text:p>93,81 %</text:p>
          </table:table-cell>
          <table:table-cell table:formula="of:=[.G494]/[.$G$952]" office:value-type="percentage" office:value="0" calcext:value-type="percentage">
            <text:p>0,00 %</text:p>
          </table:table-cell>
          <table:table-cell table:formula="of:=[.L493]+[.K494]" office:value-type="percentage" office:value="0.91556718228693" calcext:value-type="percentage">
            <text:p>91,56 %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159" xlink:type="simple">Gendt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95]/[.$F$952]" office:value-type="percentage" office:value="0.000314663310258024" calcext:value-type="percentage">
            <text:p>0,03 %</text:p>
          </table:table-cell>
          <table:table-cell table:formula="of:=[.J494]+[.I495]" office:value-type="percentage" office:value="0.938388923851482" calcext:value-type="percentage">
            <text:p>93,84 %</text:p>
          </table:table-cell>
          <table:table-cell table:formula="of:=[.G495]/[.$G$952]" office:value-type="percentage" office:value="0.0000758265089475281" calcext:value-type="percentage">
            <text:p>0,01 %</text:p>
          </table:table-cell>
          <table:table-cell table:formula="of:=[.L494]+[.K495]" office:value-type="percentage" office:value="0.915643008795878" calcext:value-type="percentage">
            <text:p>91,56 %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ia</text:p>
          </table:table-cell>
          <table:table-cell office:value-type="string" calcext:value-type="string">
            <text:p><text:a xlink:href="https://www.aishub.net/stations/2798" xlink:type="simple">Linz</text:a>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96]/[.$F$952]" office:value-type="percentage" office:value="0.000314663310258024" calcext:value-type="percentage">
            <text:p>0,03 %</text:p>
          </table:table-cell>
          <table:table-cell table:formula="of:=[.J495]+[.I496]" office:value-type="percentage" office:value="0.93870358716174" calcext:value-type="percentage">
            <text:p>93,87 %</text:p>
          </table:table-cell>
          <table:table-cell table:formula="of:=[.G496]/[.$G$952]" office:value-type="percentage" office:value="0.000227479526842584" calcext:value-type="percentage">
            <text:p>0,02 %</text:p>
          </table:table-cell>
          <table:table-cell table:formula="of:=[.L495]+[.K496]" office:value-type="percentage" office:value="0.91587048832272" calcext:value-type="percentage">
            <text:p>91,59 %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917" xlink:type="simple">Brest</text:a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97]/[.$F$952]" office:value-type="percentage" office:value="0.000314663310258024" calcext:value-type="percentage">
            <text:p>0,03 %</text:p>
          </table:table-cell>
          <table:table-cell table:formula="of:=[.J496]+[.I497]" office:value-type="percentage" office:value="0.939018250471998" calcext:value-type="percentage">
            <text:p>93,90 %</text:p>
          </table:table-cell>
          <table:table-cell table:formula="of:=[.G497]/[.$G$952]" office:value-type="percentage" office:value="0" calcext:value-type="percentage">
            <text:p>0,00 %</text:p>
          </table:table-cell>
          <table:table-cell table:formula="of:=[.L496]+[.K497]" office:value-type="percentage" office:value="0.91587048832272" calcext:value-type="percentage">
            <text:p>91,59 %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/>
          <table:table-cell office:value-type="string" calcext:value-type="string">
            <text:p>94 %</text:p>
          </table:table-cell>
          <table:table-cell office:value-type="string" calcext:value-type="string">
            <text:p> Poland</text:p>
          </table:table-cell>
          <table:table-cell office:value-type="string" calcext:value-type="string">
            <text:p><text:a xlink:href="https://www.aishub.net/stations/3095" xlink:type="simple">Szczecin</text:a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lertplus.info/" xlink:type="simple">ALERT PLUS Еnergetyka i Тelekomunikacja</text:a></text:p>
          </table:table-cell>
          <table:table-cell table:formula="of:=[.F498]/[.$F$952]" office:value-type="percentage" office:value="0.000314663310258024" calcext:value-type="percentage">
            <text:p>0,03 %</text:p>
          </table:table-cell>
          <table:table-cell table:formula="of:=[.J497]+[.I498]" office:value-type="percentage" office:value="0.939332913782256" calcext:value-type="percentage">
            <text:p>93,93 %</text:p>
          </table:table-cell>
          <table:table-cell table:formula="of:=[.G498]/[.$G$952]" office:value-type="percentage" office:value="0" calcext:value-type="percentage">
            <text:p>0,00 %</text:p>
          </table:table-cell>
          <table:table-cell table:formula="of:=[.L497]+[.K498]" office:value-type="percentage" office:value="0.91587048832272" calcext:value-type="percentage">
            <text:p>91,59 %</text:p>
          </table:table-cell>
        </table:table-row>
        <table:table-row table:style-name="ro2"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647" xlink:type="simple">Edinburgh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0&amp;_pjax=%23w0-pjax" xlink:type="simple"> </text:a></text:p>
          </table:table-cell>
          <table:table-cell table:formula="of:=[.F499]/[.$F$952]" office:value-type="percentage" office:value="0.000314663310258024" calcext:value-type="percentage">
            <text:p>0,03 %</text:p>
          </table:table-cell>
          <table:table-cell table:formula="of:=[.J498]+[.I499]" office:value-type="percentage" office:value="0.939647577092514" calcext:value-type="percentage">
            <text:p>93,96 %</text:p>
          </table:table-cell>
          <table:table-cell table:formula="of:=[.G499]/[.$G$952]" office:value-type="percentage" office:value="0.000113739763421292" calcext:value-type="percentage">
            <text:p>0,01 %</text:p>
          </table:table-cell>
          <table:table-cell table:formula="of:=[.L498]+[.K499]" office:value-type="percentage" office:value="0.915984228086141" calcext:value-type="percentage">
            <text:p>91,60 %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94 %</text:p>
          </table:table-cell>
          <table:table-cell office:value-type="string" calcext:value-type="string">
            <text:p> Poland</text:p>
          </table:table-cell>
          <table:table-cell office:value-type="string" calcext:value-type="string">
            <text:p><text:a xlink:href="https://www.aishub.net/stations/3220" xlink:type="simple">Szczecin, Dąbie</text:a>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lertplus.info/" xlink:type="simple">ALERT PLUS Еnergetyka i Тelekomunikacja</text:a></text:p>
          </table:table-cell>
          <table:table-cell table:formula="of:=[.F500]/[.$F$952]" office:value-type="percentage" office:value="0.000304174533249423" calcext:value-type="percentage">
            <text:p>0,03 %</text:p>
          </table:table-cell>
          <table:table-cell table:formula="of:=[.J499]+[.I500]" office:value-type="percentage" office:value="0.939951751625763" calcext:value-type="percentage">
            <text:p>94,00 %</text:p>
          </table:table-cell>
          <table:table-cell table:formula="of:=[.G500]/[.$G$952]" office:value-type="percentage" office:value="0" calcext:value-type="percentage">
            <text:p>0,00 %</text:p>
          </table:table-cell>
          <table:table-cell table:formula="of:=[.L499]+[.K500]" office:value-type="percentage" office:value="0.915984228086141" calcext:value-type="percentage">
            <text:p>91,60 %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3036" xlink:type="simple">Piraeus</text:a>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formula="of:=[.F501]/[.$F$952]" office:value-type="percentage" office:value="0.000304174533249423" calcext:value-type="percentage">
            <text:p>0,03 %</text:p>
          </table:table-cell>
          <table:table-cell table:formula="of:=[.J500]+[.I501]" office:value-type="percentage" office:value="0.940255926159013" calcext:value-type="percentage">
            <text:p>94,03 %</text:p>
          </table:table-cell>
          <table:table-cell table:formula="of:=[.G501]/[.$G$952]" office:value-type="percentage" office:value="0" calcext:value-type="percentage">
            <text:p>0,00 %</text:p>
          </table:table-cell>
          <table:table-cell table:formula="of:=[.L500]+[.K501]" office:value-type="percentage" office:value="0.915984228086141" calcext:value-type="percentage">
            <text:p>91,60 %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3102" xlink:type="simple">Athens</text:a>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02]/[.$F$952]" office:value-type="percentage" office:value="0.000304174533249423" calcext:value-type="percentage">
            <text:p>0,03 %</text:p>
          </table:table-cell>
          <table:table-cell table:formula="of:=[.J501]+[.I502]" office:value-type="percentage" office:value="0.940560100692262" calcext:value-type="percentage">
            <text:p>94,06 %</text:p>
          </table:table-cell>
          <table:table-cell table:formula="of:=[.G502]/[.$G$952]" office:value-type="percentage" office:value="0" calcext:value-type="percentage">
            <text:p>0,00 %</text:p>
          </table:table-cell>
          <table:table-cell table:formula="of:=[.L501]+[.K502]" office:value-type="percentage" office:value="0.915984228086141" calcext:value-type="percentage">
            <text:p>91,60 %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268" xlink:type="simple">The Hague</text:a>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03]/[.$F$952]" office:value-type="percentage" office:value="0.000304174533249423" calcext:value-type="percentage">
            <text:p>0,03 %</text:p>
          </table:table-cell>
          <table:table-cell table:formula="of:=[.J502]+[.I503]" office:value-type="percentage" office:value="0.940864275225511" calcext:value-type="percentage">
            <text:p>94,09 %</text:p>
          </table:table-cell>
          <table:table-cell table:formula="of:=[.G503]/[.$G$952]" office:value-type="percentage" office:value="0" calcext:value-type="percentage">
            <text:p>0,00 %</text:p>
          </table:table-cell>
          <table:table-cell table:formula="of:=[.L502]+[.K503]" office:value-type="percentage" office:value="0.915984228086141" calcext:value-type="percentage">
            <text:p>91,60 %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/>
          <table:table-cell office:value-type="string" calcext:value-type="string">
            <text:p>94 %</text:p>
          </table:table-cell>
          <table:table-cell office:value-type="string" calcext:value-type="string">
            <text:p> Poland</text:p>
          </table:table-cell>
          <table:table-cell office:value-type="string" calcext:value-type="string">
            <text:p><text:a xlink:href="https://www.aishub.net/stations/3226" xlink:type="simple">Szczecin</text:a>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lertplus.info/" xlink:type="simple">ALERT PLUS Еnergetyka i Тelekomunikacja</text:a></text:p>
          </table:table-cell>
          <table:table-cell table:formula="of:=[.F504]/[.$F$952]" office:value-type="percentage" office:value="0.000304174533249423" calcext:value-type="percentage">
            <text:p>0,03 %</text:p>
          </table:table-cell>
          <table:table-cell table:formula="of:=[.J503]+[.I504]" office:value-type="percentage" office:value="0.941168449758761" calcext:value-type="percentage">
            <text:p>94,12 %</text:p>
          </table:table-cell>
          <table:table-cell table:formula="of:=[.G504]/[.$G$952]" office:value-type="percentage" office:value="0" calcext:value-type="percentage">
            <text:p>0,00 %</text:p>
          </table:table-cell>
          <table:table-cell table:formula="of:=[.L503]+[.K504]" office:value-type="percentage" office:value="0.915984228086141" calcext:value-type="percentage">
            <text:p>91,60 %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94 %</text:p>
          </table:table-cell>
          <table:table-cell office:value-type="string" calcext:value-type="string">
            <text:p> Poland</text:p>
          </table:table-cell>
          <table:table-cell office:value-type="string" calcext:value-type="string">
            <text:p><text:a xlink:href="https://www.aishub.net/stations/3220" xlink:type="simple">Szczecin, Dąbie</text:a>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lertplus.info/" xlink:type="simple">ALERT PLUS Еnergetyka i Тelekomunikacja</text:a></text:p>
          </table:table-cell>
          <table:table-cell table:formula="of:=[.F505]/[.$F$952]" office:value-type="percentage" office:value="0.000304174533249423" calcext:value-type="percentage">
            <text:p>0,03 %</text:p>
          </table:table-cell>
          <table:table-cell table:formula="of:=[.J504]+[.I505]" office:value-type="percentage" office:value="0.94147262429201" calcext:value-type="percentage">
            <text:p>94,15 %</text:p>
          </table:table-cell>
          <table:table-cell table:formula="of:=[.G505]/[.$G$952]" office:value-type="percentage" office:value="0" calcext:value-type="percentage">
            <text:p>0,00 %</text:p>
          </table:table-cell>
          <table:table-cell table:formula="of:=[.L504]+[.K505]" office:value-type="percentage" office:value="0.915984228086141" calcext:value-type="percentage">
            <text:p>91,60 %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3036" xlink:type="simple">Piraeus</text:a>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06]/[.$F$952]" office:value-type="percentage" office:value="0.000304174533249423" calcext:value-type="percentage">
            <text:p>0,03 %</text:p>
          </table:table-cell>
          <table:table-cell table:formula="of:=[.J505]+[.I506]" office:value-type="percentage" office:value="0.941776798825259" calcext:value-type="percentage">
            <text:p>94,18 %</text:p>
          </table:table-cell>
          <table:table-cell table:formula="of:=[.G506]/[.$G$952]" office:value-type="percentage" office:value="0" calcext:value-type="percentage">
            <text:p>0,00 %</text:p>
          </table:table-cell>
          <table:table-cell table:formula="of:=[.L505]+[.K506]" office:value-type="percentage" office:value="0.915984228086141" calcext:value-type="percentage">
            <text:p>91,60 %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2656" xlink:type="simple">Cagliari</text:a>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07]/[.$F$952]" office:value-type="percentage" office:value="0.000304174533249423" calcext:value-type="percentage">
            <text:p>0,03 %</text:p>
          </table:table-cell>
          <table:table-cell table:formula="of:=[.J506]+[.I507]" office:value-type="percentage" office:value="0.942080973358509" calcext:value-type="percentage">
            <text:p>94,21 %</text:p>
          </table:table-cell>
          <table:table-cell table:formula="of:=[.G507]/[.$G$952]" office:value-type="percentage" office:value="0.00109948437973916" calcext:value-type="percentage">
            <text:p>0,11 %</text:p>
          </table:table-cell>
          <table:table-cell table:formula="of:=[.L506]+[.K507]" office:value-type="percentage" office:value="0.917083712465881" calcext:value-type="percentage">
            <text:p>91,71 %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3115" xlink:type="simple">Skoedstrup</text:a>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08]/[.$F$952]" office:value-type="percentage" office:value="0.000304174533249423" calcext:value-type="percentage">
            <text:p>0,03 %</text:p>
          </table:table-cell>
          <table:table-cell table:formula="of:=[.J507]+[.I508]" office:value-type="percentage" office:value="0.942385147891758" calcext:value-type="percentage">
            <text:p>94,24 %</text:p>
          </table:table-cell>
          <table:table-cell table:formula="of:=[.G508]/[.$G$952]" office:value-type="percentage" office:value="0.00018956627236882" calcext:value-type="percentage">
            <text:p>0,02 %</text:p>
          </table:table-cell>
          <table:table-cell table:formula="of:=[.L507]+[.K508]" office:value-type="percentage" office:value="0.917273278738249" calcext:value-type="percentage">
            <text:p>91,73 %</text:p>
          </table:table-cell>
        </table:table-row>
        <table:table-row table:style-name="ro2">
          <table:table-cell office:value-type="float" office:value="2297" calcext:value-type="float">
            <text:p>229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297" xlink:type="simple">Great Yarmouth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09]/[.$F$952]" office:value-type="percentage" office:value="0.000293685756240822" calcext:value-type="percentage">
            <text:p>0,03 %</text:p>
          </table:table-cell>
          <table:table-cell table:formula="of:=[.J508]+[.I509]" office:value-type="percentage" office:value="0.942678833647999" calcext:value-type="percentage">
            <text:p>94,27 %</text:p>
          </table:table-cell>
          <table:table-cell table:formula="of:=[.G509]/[.$G$952]" office:value-type="percentage" office:value="0.000947831361844101" calcext:value-type="percentage">
            <text:p>0,09 %</text:p>
          </table:table-cell>
          <table:table-cell table:formula="of:=[.L508]+[.K509]" office:value-type="percentage" office:value="0.918221110100093" calcext:value-type="percentage">
            <text:p>91,82 %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outh Africa</text:p>
          </table:table-cell>
          <table:table-cell office:value-type="string" calcext:value-type="string">
            <text:p><text:a xlink:href="https://www.aishub.net/stations/2132" xlink:type="simple">Durban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10]/[.$F$952]" office:value-type="percentage" office:value="0.000293685756240822" calcext:value-type="percentage">
            <text:p>0,03 %</text:p>
          </table:table-cell>
          <table:table-cell table:formula="of:=[.J509]+[.I510]" office:value-type="percentage" office:value="0.94297251940424" calcext:value-type="percentage">
            <text:p>94,30 %</text:p>
          </table:table-cell>
          <table:table-cell table:formula="of:=[.G510]/[.$G$952]" office:value-type="percentage" office:value="0.000037913254473764" calcext:value-type="percentage">
            <text:p>0,00 %</text:p>
          </table:table-cell>
          <table:table-cell table:formula="of:=[.L509]+[.K510]" office:value-type="percentage" office:value="0.918259023354567" calcext:value-type="percentage">
            <text:p>91,83 %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yprus</text:p>
          </table:table-cell>
          <table:table-cell office:value-type="string" calcext:value-type="string">
            <text:p><text:a xlink:href="https://www.aishub.net/stations/2255" xlink:type="simple">Limassol</text:a>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11]/[.$F$952]" office:value-type="percentage" office:value="0.000293685756240822" calcext:value-type="percentage">
            <text:p>0,03 %</text:p>
          </table:table-cell>
          <table:table-cell table:formula="of:=[.J510]+[.I511]" office:value-type="percentage" office:value="0.94326620516048" calcext:value-type="percentage">
            <text:p>94,33 %</text:p>
          </table:table-cell>
          <table:table-cell table:formula="of:=[.G511]/[.$G$952]" office:value-type="percentage" office:value="0" calcext:value-type="percentage">
            <text:p>0,00 %</text:p>
          </table:table-cell>
          <table:table-cell table:formula="of:=[.L510]+[.K511]" office:value-type="percentage" office:value="0.918259023354567" calcext:value-type="percentage">
            <text:p>91,83 %</text:p>
          </table:table-cell>
        </table:table-row>
        <table:table-row table:style-name="ro2">
          <table:table-cell office:value-type="float" office:value="3460" calcext:value-type="float">
            <text:p>3460</text:p>
          </table:table-cell>
          <table:table-cell/>
          <table:table-cell office:value-type="string" calcext:value-type="string">
            <text:p>97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460" xlink:type="simple">Everett, Washington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12]/[.$F$952]" office:value-type="percentage" office:value="0.000293685756240822" calcext:value-type="percentage">
            <text:p>0,03 %</text:p>
          </table:table-cell>
          <table:table-cell table:formula="of:=[.J511]+[.I512]" office:value-type="percentage" office:value="0.943559890916721" calcext:value-type="percentage">
            <text:p>94,36 %</text:p>
          </table:table-cell>
          <table:table-cell table:formula="of:=[.G512]/[.$G$952]" office:value-type="percentage" office:value="0.000909918107370337" calcext:value-type="percentage">
            <text:p>0,09 %</text:p>
          </table:table-cell>
          <table:table-cell table:formula="of:=[.L511]+[.K512]" office:value-type="percentage" office:value="0.919168941461937" calcext:value-type="percentage">
            <text:p>91,92 %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3076" xlink:type="simple">Hegenheim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13]/[.$F$952]" office:value-type="percentage" office:value="0.000293685756240822" calcext:value-type="percentage">
            <text:p>0,03 %</text:p>
          </table:table-cell>
          <table:table-cell table:formula="of:=[.J512]+[.I513]" office:value-type="percentage" office:value="0.943853576672962" calcext:value-type="percentage">
            <text:p>94,39 %</text:p>
          </table:table-cell>
          <table:table-cell table:formula="of:=[.G513]/[.$G$952]" office:value-type="percentage" office:value="0.000644525326053988" calcext:value-type="percentage">
            <text:p>0,06 %</text:p>
          </table:table-cell>
          <table:table-cell table:formula="of:=[.L512]+[.K513]" office:value-type="percentage" office:value="0.919813466787991" calcext:value-type="percentage">
            <text:p>91,98 %</text:p>
          </table:table-cell>
        </table:table-row>
        <table:table-row table:style-name="ro2">
          <table:table-cell office:value-type="float" office:value="2629" calcext:value-type="float">
            <text:p>262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629" xlink:type="simple">Monterey, CA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14]/[.$F$952]" office:value-type="percentage" office:value="0.000293685756240822" calcext:value-type="percentage">
            <text:p>0,03 %</text:p>
          </table:table-cell>
          <table:table-cell table:formula="of:=[.J513]+[.I514]" office:value-type="percentage" office:value="0.944147262429203" calcext:value-type="percentage">
            <text:p>94,41 %</text:p>
          </table:table-cell>
          <table:table-cell table:formula="of:=[.G514]/[.$G$952]" office:value-type="percentage" office:value="0.000682438580527753" calcext:value-type="percentage">
            <text:p>0,07 %</text:p>
          </table:table-cell>
          <table:table-cell table:formula="of:=[.L513]+[.K514]" office:value-type="percentage" office:value="0.920495905368519" calcext:value-type="percentage">
            <text:p>92,05 %</text:p>
          </table:table-cell>
        </table:table-row>
        <table:table-row table:style-name="ro2">
          <table:table-cell office:value-type="float" office:value="2723" calcext:value-type="float">
            <text:p>2723</text:p>
          </table:table-cell>
          <table:table-cell/>
          <table:table-cell office:value-type="string" calcext:value-type="string">
            <text:p>89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723" xlink:type="simple">Cosmopolis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15]/[.$F$952]" office:value-type="percentage" office:value="0.000293685756240822" calcext:value-type="percentage">
            <text:p>0,03 %</text:p>
          </table:table-cell>
          <table:table-cell table:formula="of:=[.J514]+[.I515]" office:value-type="percentage" office:value="0.944440948185444" calcext:value-type="percentage">
            <text:p>94,44 %</text:p>
          </table:table-cell>
          <table:table-cell table:formula="of:=[.G515]/[.$G$952]" office:value-type="percentage" office:value="0.000720351835001517" calcext:value-type="percentage">
            <text:p>0,07 %</text:p>
          </table:table-cell>
          <table:table-cell table:formula="of:=[.L514]+[.K515]" office:value-type="percentage" office:value="0.921216257203521" calcext:value-type="percentage">
            <text:p>92,12 %</text:p>
          </table:table-cell>
        </table:table-row>
        <table:table-row table:style-name="ro2">
          <table:table-cell office:value-type="float" office:value="3186" calcext:value-type="float">
            <text:p>318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186" xlink:type="simple">Newlyn</text:a>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16]/[.$F$952]" office:value-type="percentage" office:value="0.000283196979232221" calcext:value-type="percentage">
            <text:p>0,03 %</text:p>
          </table:table-cell>
          <table:table-cell table:formula="of:=[.J515]+[.I516]" office:value-type="percentage" office:value="0.944724145164676" calcext:value-type="percentage">
            <text:p>94,47 %</text:p>
          </table:table-cell>
          <table:table-cell table:formula="of:=[.G516]/[.$G$952]" office:value-type="percentage" office:value="0.00102365787079163" calcext:value-type="percentage">
            <text:p>0,10 %</text:p>
          </table:table-cell>
          <table:table-cell table:formula="of:=[.L515]+[.K516]" office:value-type="percentage" office:value="0.922239915074312" calcext:value-type="percentage">
            <text:p>92,22 %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759" xlink:type="simple">Bruehl-Baden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17]/[.$F$952]" office:value-type="percentage" office:value="0.000283196979232221" calcext:value-type="percentage">
            <text:p>0,03 %</text:p>
          </table:table-cell>
          <table:table-cell table:formula="of:=[.J516]+[.I517]" office:value-type="percentage" office:value="0.945007342143908" calcext:value-type="percentage">
            <text:p>94,50 %</text:p>
          </table:table-cell>
          <table:table-cell table:formula="of:=[.G517]/[.$G$952]" office:value-type="percentage" office:value="0.00037913254473764" calcext:value-type="percentage">
            <text:p>0,04 %</text:p>
          </table:table-cell>
          <table:table-cell table:formula="of:=[.L516]+[.K517]" office:value-type="percentage" office:value="0.92261904761905" calcext:value-type="percentage">
            <text:p>92,26 %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311" xlink:type="simple">Leer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18]/[.$F$952]" office:value-type="percentage" office:value="0.000283196979232221" calcext:value-type="percentage">
            <text:p>0,03 %</text:p>
          </table:table-cell>
          <table:table-cell table:formula="of:=[.J517]+[.I518]" office:value-type="percentage" office:value="0.94529053912314" calcext:value-type="percentage">
            <text:p>94,53 %</text:p>
          </table:table-cell>
          <table:table-cell table:formula="of:=[.G518]/[.$G$952]" office:value-type="percentage" office:value="0.000872004852896573" calcext:value-type="percentage">
            <text:p>0,09 %</text:p>
          </table:table-cell>
          <table:table-cell table:formula="of:=[.L517]+[.K518]" office:value-type="percentage" office:value="0.923491052471947" calcext:value-type="percentage">
            <text:p>92,35 %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ia</text:p>
          </table:table-cell>
          <table:table-cell office:value-type="string" calcext:value-type="string">
            <text:p><text:a xlink:href="https://www.aishub.net/stations/2746" xlink:type="simple">Leonding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19]/[.$F$952]" office:value-type="percentage" office:value="0.000283196979232221" calcext:value-type="percentage">
            <text:p>0,03 %</text:p>
          </table:table-cell>
          <table:table-cell table:formula="of:=[.J518]+[.I519]" office:value-type="percentage" office:value="0.945573736102372" calcext:value-type="percentage">
            <text:p>94,56 %</text:p>
          </table:table-cell>
          <table:table-cell table:formula="of:=[.G519]/[.$G$952]" office:value-type="percentage" office:value="0.000113739763421292" calcext:value-type="percentage">
            <text:p>0,01 %</text:p>
          </table:table-cell>
          <table:table-cell table:formula="of:=[.L518]+[.K519]" office:value-type="percentage" office:value="0.923604792235368" calcext:value-type="percentage">
            <text:p>92,36 %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346" xlink:type="simple">Amsterdam</text:a>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20]/[.$F$952]" office:value-type="percentage" office:value="0.000283196979232221" calcext:value-type="percentage">
            <text:p>0,03 %</text:p>
          </table:table-cell>
          <table:table-cell table:formula="of:=[.J519]+[.I520]" office:value-type="percentage" office:value="0.945856933081605" calcext:value-type="percentage">
            <text:p>94,59 %</text:p>
          </table:table-cell>
          <table:table-cell table:formula="of:=[.G520]/[.$G$952]" office:value-type="percentage" office:value="0" calcext:value-type="percentage">
            <text:p>0,00 %</text:p>
          </table:table-cell>
          <table:table-cell table:formula="of:=[.L519]+[.K520]" office:value-type="percentage" office:value="0.923604792235368" calcext:value-type="percentage">
            <text:p>92,36 %</text:p>
          </table:table-cell>
        </table:table-row>
        <table:table-row table:style-name="ro2">
          <table:table-cell office:value-type="float" office:value="2377" calcext:value-type="float">
            <text:p>237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377" xlink:type="simple">Poole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21]/[.$F$952]" office:value-type="percentage" office:value="0.000283196979232221" calcext:value-type="percentage">
            <text:p>0,03 %</text:p>
          </table:table-cell>
          <table:table-cell table:formula="of:=[.J520]+[.I521]" office:value-type="percentage" office:value="0.946140130060837" calcext:value-type="percentage">
            <text:p>94,61 %</text:p>
          </table:table-cell>
          <table:table-cell table:formula="of:=[.G521]/[.$G$952]" office:value-type="percentage" office:value="0.000644525326053988" calcext:value-type="percentage">
            <text:p>0,06 %</text:p>
          </table:table-cell>
          <table:table-cell table:formula="of:=[.L520]+[.K521]" office:value-type="percentage" office:value="0.924249317561422" calcext:value-type="percentage">
            <text:p>92,42 %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yprus</text:p>
          </table:table-cell>
          <table:table-cell office:value-type="string" calcext:value-type="string">
            <text:p><text:a xlink:href="https://www.aishub.net/stations/2524" xlink:type="simple">Limassol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22]/[.$F$952]" office:value-type="percentage" office:value="0.000283196979232221" calcext:value-type="percentage">
            <text:p>0,03 %</text:p>
          </table:table-cell>
          <table:table-cell table:formula="of:=[.J521]+[.I522]" office:value-type="percentage" office:value="0.946423327040069" calcext:value-type="percentage">
            <text:p>94,64 %</text:p>
          </table:table-cell>
          <table:table-cell table:formula="of:=[.G522]/[.$G$952]" office:value-type="percentage" office:value="0.0000758265089475281" calcext:value-type="percentage">
            <text:p>0,01 %</text:p>
          </table:table-cell>
          <table:table-cell table:formula="of:=[.L521]+[.K522]" office:value-type="percentage" office:value="0.92432514407037" calcext:value-type="percentage">
            <text:p>92,43 %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551" xlink:type="simple">Elbe River, Drochtersen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23]/[.$F$952]" office:value-type="percentage" office:value="0.000283196979232221" calcext:value-type="percentage">
            <text:p>0,03 %</text:p>
          </table:table-cell>
          <table:table-cell table:formula="of:=[.J522]+[.I523]" office:value-type="percentage" office:value="0.946706524019301" calcext:value-type="percentage">
            <text:p>94,67 %</text:p>
          </table:table-cell>
          <table:table-cell table:formula="of:=[.G523]/[.$G$952]" office:value-type="percentage" office:value="0.000113739763421292" calcext:value-type="percentage">
            <text:p>0,01 %</text:p>
          </table:table-cell>
          <table:table-cell table:formula="of:=[.L522]+[.K523]" office:value-type="percentage" office:value="0.924438883833791" calcext:value-type="percentage">
            <text:p>92,44 %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140" xlink:type="simple">Rotterdam</text:a>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24]/[.$F$952]" office:value-type="percentage" office:value="0.000272708202223621" calcext:value-type="percentage">
            <text:p>0,03 %</text:p>
          </table:table-cell>
          <table:table-cell table:formula="of:=[.J523]+[.I524]" office:value-type="percentage" office:value="0.946979232221525" calcext:value-type="percentage">
            <text:p>94,70 %</text:p>
          </table:table-cell>
          <table:table-cell table:formula="of:=[.G524]/[.$G$952]" office:value-type="percentage" office:value="0" calcext:value-type="percentage">
            <text:p>0,00 %</text:p>
          </table:table-cell>
          <table:table-cell table:formula="of:=[.L523]+[.K524]" office:value-type="percentage" office:value="0.924438883833791" calcext:value-type="percentage">
            <text:p>92,44 %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2217" xlink:type="simple">Taranto</text:a>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25]/[.$F$952]" office:value-type="percentage" office:value="0.000272708202223621" calcext:value-type="percentage">
            <text:p>0,03 %</text:p>
          </table:table-cell>
          <table:table-cell table:formula="of:=[.J524]+[.I525]" office:value-type="percentage" office:value="0.947251940423748" calcext:value-type="percentage">
            <text:p>94,73 %</text:p>
          </table:table-cell>
          <table:table-cell table:formula="of:=[.G525]/[.$G$952]" office:value-type="percentage" office:value="0.000985744616317865" calcext:value-type="percentage">
            <text:p>0,10 %</text:p>
          </table:table-cell>
          <table:table-cell table:formula="of:=[.L524]+[.K525]" office:value-type="percentage" office:value="0.925424628450109" calcext:value-type="percentage">
            <text:p>92,54 %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3471" xlink:type="simple">Wik-Inn Marina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26]/[.$F$952]" office:value-type="percentage" office:value="0.000272708202223621" calcext:value-type="percentage">
            <text:p>0,03 %</text:p>
          </table:table-cell>
          <table:table-cell table:formula="of:=[.J525]+[.I526]" office:value-type="percentage" office:value="0.947524648625972" calcext:value-type="percentage">
            <text:p>94,75 %</text:p>
          </table:table-cell>
          <table:table-cell table:formula="of:=[.G526]/[.$G$952]" office:value-type="percentage" office:value="0.000606612071580225" calcext:value-type="percentage">
            <text:p>0,06 %</text:p>
          </table:table-cell>
          <table:table-cell table:formula="of:=[.L525]+[.K526]" office:value-type="percentage" office:value="0.926031240521689" calcext:value-type="percentage">
            <text:p>92,60 %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known</text:p>
          </table:table-cell>
          <table:table-cell office:value-type="string" calcext:value-type="string">
            <text:p><text:a xlink:href="https://www.aishub.net/stations/2376" xlink:type="simple">Roaming Station</text:a>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27]/[.$F$952]" office:value-type="percentage" office:value="0.000272708202223621" calcext:value-type="percentage">
            <text:p>0,03 %</text:p>
          </table:table-cell>
          <table:table-cell table:formula="of:=[.J526]+[.I527]" office:value-type="percentage" office:value="0.947797356828195" calcext:value-type="percentage">
            <text:p>94,78 %</text:p>
          </table:table-cell>
          <table:table-cell table:formula="of:=[.G527]/[.$G$952]" office:value-type="percentage" office:value="0.000985744616317865" calcext:value-type="percentage">
            <text:p>0,10 %</text:p>
          </table:table-cell>
          <table:table-cell table:formula="of:=[.L526]+[.K527]" office:value-type="percentage" office:value="0.927016985138007" calcext:value-type="percentage">
            <text:p>92,70 %</text:p>
          </table:table-cell>
        </table:table-row>
        <table:table-row table:style-name="ro2">
          <table:table-cell office:value-type="float" office:value="2477" calcext:value-type="float">
            <text:p>247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477" xlink:type="simple">Humber Dock</text:a>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28]/[.$F$952]" office:value-type="percentage" office:value="0.000272708202223621" calcext:value-type="percentage">
            <text:p>0,03 %</text:p>
          </table:table-cell>
          <table:table-cell table:formula="of:=[.J527]+[.I528]" office:value-type="percentage" office:value="0.948070065030419" calcext:value-type="percentage">
            <text:p>94,81 %</text:p>
          </table:table-cell>
          <table:table-cell table:formula="of:=[.G528]/[.$G$952]" office:value-type="percentage" office:value="0.000151653017895056" calcext:value-type="percentage">
            <text:p>0,02 %</text:p>
          </table:table-cell>
          <table:table-cell table:formula="of:=[.L527]+[.K528]" office:value-type="percentage" office:value="0.927168638155902" calcext:value-type="percentage">
            <text:p>92,72 %</text:p>
          </table:table-cell>
        </table:table-row>
        <table:table-row table:style-name="ro2">
          <table:table-cell office:value-type="float" office:value="3248" calcext:value-type="float">
            <text:p>3248</text:p>
          </table:table-cell>
          <table:table-cell/>
          <table:table-cell office:value-type="string" calcext:value-type="string">
            <text:p>25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248" xlink:type="simple">Kent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29]/[.$F$952]" office:value-type="percentage" office:value="0.000272708202223621" calcext:value-type="percentage">
            <text:p>0,03 %</text:p>
          </table:table-cell>
          <table:table-cell table:formula="of:=[.J528]+[.I529]" office:value-type="percentage" office:value="0.948342773232643" calcext:value-type="percentage">
            <text:p>94,83 %</text:p>
          </table:table-cell>
          <table:table-cell table:formula="of:=[.G529]/[.$G$952]" office:value-type="percentage" office:value="0.000113739763421292" calcext:value-type="percentage">
            <text:p>0,01 %</text:p>
          </table:table-cell>
          <table:table-cell table:formula="of:=[.L528]+[.K529]" office:value-type="percentage" office:value="0.927282377919323" calcext:value-type="percentage">
            <text:p>92,73 %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375" xlink:type="simple">Santander</text:a>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30]/[.$F$952]" office:value-type="percentage" office:value="0.000272708202223621" calcext:value-type="percentage">
            <text:p>0,03 %</text:p>
          </table:table-cell>
          <table:table-cell table:formula="of:=[.J529]+[.I530]" office:value-type="percentage" office:value="0.948615481434866" calcext:value-type="percentage">
            <text:p>94,86 %</text:p>
          </table:table-cell>
          <table:table-cell table:formula="of:=[.G530]/[.$G$952]" office:value-type="percentage" office:value="0.000985744616317865" calcext:value-type="percentage">
            <text:p>0,10 %</text:p>
          </table:table-cell>
          <table:table-cell table:formula="of:=[.L529]+[.K530]" office:value-type="percentage" office:value="0.928268122535641" calcext:value-type="percentage">
            <text:p>92,83 %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3238" xlink:type="simple">East Point Saturna Island</text:a>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31]/[.$F$952]" office:value-type="percentage" office:value="0.000272708202223621" calcext:value-type="percentage">
            <text:p>0,03 %</text:p>
          </table:table-cell>
          <table:table-cell table:formula="of:=[.J530]+[.I531]" office:value-type="percentage" office:value="0.94888818963709" calcext:value-type="percentage">
            <text:p>94,89 %</text:p>
          </table:table-cell>
          <table:table-cell table:formula="of:=[.G531]/[.$G$952]" office:value-type="percentage" office:value="0" calcext:value-type="percentage">
            <text:p>0,00 %</text:p>
          </table:table-cell>
          <table:table-cell table:formula="of:=[.L530]+[.K531]" office:value-type="percentage" office:value="0.928268122535641" calcext:value-type="percentage">
            <text:p>92,83 %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ndonesia</text:p>
          </table:table-cell>
          <table:table-cell office:value-type="string" calcext:value-type="string">
            <text:p><text:a xlink:href="https://www.aishub.net/stations/2730" xlink:type="simple">Kota Kupang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32]/[.$F$952]" office:value-type="percentage" office:value="0.000272708202223621" calcext:value-type="percentage">
            <text:p>0,03 %</text:p>
          </table:table-cell>
          <table:table-cell table:formula="of:=[.J531]+[.I532]" office:value-type="percentage" office:value="0.949160897839313" calcext:value-type="percentage">
            <text:p>94,92 %</text:p>
          </table:table-cell>
          <table:table-cell table:formula="of:=[.G532]/[.$G$952]" office:value-type="percentage" office:value="0.000947831361844101" calcext:value-type="percentage">
            <text:p>0,09 %</text:p>
          </table:table-cell>
          <table:table-cell table:formula="of:=[.L531]+[.K532]" office:value-type="percentage" office:value="0.929215953897485" calcext:value-type="percentage">
            <text:p>92,92 %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/>
          <table:table-cell office:value-type="string" calcext:value-type="string">
            <text:p>76 %</text:p>
          </table:table-cell>
          <table:table-cell office:value-type="string" calcext:value-type="string">
            <text:p> Mexico</text:p>
          </table:table-cell>
          <table:table-cell office:value-type="string" calcext:value-type="string">
            <text:p><text:a xlink:href="https://www.aishub.net/stations/3071" xlink:type="simple">Gulf of California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33]/[.$F$952]" office:value-type="percentage" office:value="0.00026221942521502" calcext:value-type="percentage">
            <text:p>0,03 %</text:p>
          </table:table-cell>
          <table:table-cell table:formula="of:=[.J532]+[.I533]" office:value-type="percentage" office:value="0.949423117264528" calcext:value-type="percentage">
            <text:p>94,94 %</text:p>
          </table:table-cell>
          <table:table-cell table:formula="of:=[.G533]/[.$G$952]" office:value-type="percentage" office:value="0.000720351835001517" calcext:value-type="percentage">
            <text:p>0,07 %</text:p>
          </table:table-cell>
          <table:table-cell table:formula="of:=[.L532]+[.K533]" office:value-type="percentage" office:value="0.929936305732486" calcext:value-type="percentage">
            <text:p>92,99 %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Mexico</text:p>
          </table:table-cell>
          <table:table-cell office:value-type="string" calcext:value-type="string">
            <text:p><text:a xlink:href="https://www.aishub.net/stations/2507" xlink:type="simple">Nuevo Vallarta, Nayarit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34]/[.$F$952]" office:value-type="percentage" office:value="0.00026221942521502" calcext:value-type="percentage">
            <text:p>0,03 %</text:p>
          </table:table-cell>
          <table:table-cell table:formula="of:=[.J533]+[.I534]" office:value-type="percentage" office:value="0.949685336689743" calcext:value-type="percentage">
            <text:p>94,97 %</text:p>
          </table:table-cell>
          <table:table-cell table:formula="of:=[.G534]/[.$G$952]" office:value-type="percentage" office:value="0.000872004852896573" calcext:value-type="percentage">
            <text:p>0,09 %</text:p>
          </table:table-cell>
          <table:table-cell table:formula="of:=[.L533]+[.K534]" office:value-type="percentage" office:value="0.930808310585383" calcext:value-type="percentage">
            <text:p>93,08 %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937" xlink:type="simple">Rivedoux-Pla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35]/[.$F$952]" office:value-type="percentage" office:value="0.00026221942521502" calcext:value-type="percentage">
            <text:p>0,03 %</text:p>
          </table:table-cell>
          <table:table-cell table:formula="of:=[.J534]+[.I535]" office:value-type="percentage" office:value="0.949947556114958" calcext:value-type="percentage">
            <text:p>94,99 %</text:p>
          </table:table-cell>
          <table:table-cell table:formula="of:=[.G535]/[.$G$952]" office:value-type="percentage" office:value="0" calcext:value-type="percentage">
            <text:p>0,00 %</text:p>
          </table:table-cell>
          <table:table-cell table:formula="of:=[.L534]+[.K535]" office:value-type="percentage" office:value="0.930808310585383" calcext:value-type="percentage">
            <text:p>93,08 %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628" xlink:type="simple">Nyköping</text:a>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36]/[.$F$952]" office:value-type="percentage" office:value="0.00026221942521502" calcext:value-type="percentage">
            <text:p>0,03 %</text:p>
          </table:table-cell>
          <table:table-cell table:formula="of:=[.J535]+[.I536]" office:value-type="percentage" office:value="0.950209775540173" calcext:value-type="percentage">
            <text:p>95,02 %</text:p>
          </table:table-cell>
          <table:table-cell table:formula="of:=[.G536]/[.$G$952]" office:value-type="percentage" office:value="0.000227479526842584" calcext:value-type="percentage">
            <text:p>0,02 %</text:p>
          </table:table-cell>
          <table:table-cell table:formula="of:=[.L535]+[.K536]" office:value-type="percentage" office:value="0.931035790112226" calcext:value-type="percentage">
            <text:p>93,10 %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678" xlink:type="simple">Beverwijk</text:a>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37]/[.$F$952]" office:value-type="percentage" office:value="0.00026221942521502" calcext:value-type="percentage">
            <text:p>0,03 %</text:p>
          </table:table-cell>
          <table:table-cell table:formula="of:=[.J536]+[.I537]" office:value-type="percentage" office:value="0.950471994965388" calcext:value-type="percentage">
            <text:p>95,05 %</text:p>
          </table:table-cell>
          <table:table-cell table:formula="of:=[.G537]/[.$G$952]" office:value-type="percentage" office:value="0" calcext:value-type="percentage">
            <text:p>0,00 %</text:p>
          </table:table-cell>
          <table:table-cell table:formula="of:=[.L536]+[.K537]" office:value-type="percentage" office:value="0.931035790112226" calcext:value-type="percentage">
            <text:p>93,10 %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/>
          <table:table-cell office:value-type="string" calcext:value-type="string">
            <text:p>97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441" xlink:type="simple"> </text:a>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38]/[.$F$952]" office:value-type="percentage" office:value="0.000251730648206419" calcext:value-type="percentage">
            <text:p>0,03 %</text:p>
          </table:table-cell>
          <table:table-cell table:formula="of:=[.J537]+[.I538]" office:value-type="percentage" office:value="0.950723725613595" calcext:value-type="percentage">
            <text:p>95,07 %</text:p>
          </table:table-cell>
          <table:table-cell table:formula="of:=[.G538]/[.$G$952]" office:value-type="percentage" office:value="0.00018956627236882" calcext:value-type="percentage">
            <text:p>0,02 %</text:p>
          </table:table-cell>
          <table:table-cell table:formula="of:=[.L537]+[.K538]" office:value-type="percentage" office:value="0.931225356384594" calcext:value-type="percentage">
            <text:p>93,12 %</text:p>
          </table:table-cell>
        </table:table-row>
        <table:table-row table:style-name="ro2">
          <table:table-cell office:value-type="float" office:value="2969" calcext:value-type="float">
            <text:p>296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969" xlink:type="simple">Clifton</text:a>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39]/[.$F$952]" office:value-type="percentage" office:value="0.000251730648206419" calcext:value-type="percentage">
            <text:p>0,03 %</text:p>
          </table:table-cell>
          <table:table-cell table:formula="of:=[.J538]+[.I539]" office:value-type="percentage" office:value="0.950975456261801" calcext:value-type="percentage">
            <text:p>95,10 %</text:p>
          </table:table-cell>
          <table:table-cell table:formula="of:=[.G539]/[.$G$952]" office:value-type="percentage" office:value="0.000151653017895056" calcext:value-type="percentage">
            <text:p>0,02 %</text:p>
          </table:table-cell>
          <table:table-cell table:formula="of:=[.L538]+[.K539]" office:value-type="percentage" office:value="0.931377009402489" calcext:value-type="percentage">
            <text:p>93,14 %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319" xlink:type="simple">Stockholm</text:a>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40]/[.$F$952]" office:value-type="percentage" office:value="0.000251730648206419" calcext:value-type="percentage">
            <text:p>0,03 %</text:p>
          </table:table-cell>
          <table:table-cell table:formula="of:=[.J539]+[.I540]" office:value-type="percentage" office:value="0.951227186910007" calcext:value-type="percentage">
            <text:p>95,12 %</text:p>
          </table:table-cell>
          <table:table-cell table:formula="of:=[.G540]/[.$G$952]" office:value-type="percentage" office:value="0" calcext:value-type="percentage">
            <text:p>0,00 %</text:p>
          </table:table-cell>
          <table:table-cell table:formula="of:=[.L539]+[.K540]" office:value-type="percentage" office:value="0.931377009402489" calcext:value-type="percentage">
            <text:p>93,14 %</text:p>
          </table:table-cell>
        </table:table-row>
        <table:table-row table:style-name="ro2">
          <table:table-cell office:value-type="float" office:value="2312" calcext:value-type="float">
            <text:p>231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312" xlink:type="simple">Bristol</text:a>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41]/[.$F$952]" office:value-type="percentage" office:value="0.000251730648206419" calcext:value-type="percentage">
            <text:p>0,03 %</text:p>
          </table:table-cell>
          <table:table-cell table:formula="of:=[.J540]+[.I541]" office:value-type="percentage" office:value="0.951478917558214" calcext:value-type="percentage">
            <text:p>95,15 %</text:p>
          </table:table-cell>
          <table:table-cell table:formula="of:=[.G541]/[.$G$952]" office:value-type="percentage" office:value="0.000151653017895056" calcext:value-type="percentage">
            <text:p>0,02 %</text:p>
          </table:table-cell>
          <table:table-cell table:formula="of:=[.L540]+[.K541]" office:value-type="percentage" office:value="0.931528662420385" calcext:value-type="percentage">
            <text:p>93,15 %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/>
          <table:table-cell office:value-type="string" calcext:value-type="string">
            <text:p>94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371" xlink:type="simple">Sanlúcar de Barrameda</text:a>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42]/[.$F$952]" office:value-type="percentage" office:value="0.000251730648206419" calcext:value-type="percentage">
            <text:p>0,03 %</text:p>
          </table:table-cell>
          <table:table-cell table:formula="of:=[.J541]+[.I542]" office:value-type="percentage" office:value="0.95173064820642" calcext:value-type="percentage">
            <text:p>95,17 %</text:p>
          </table:table-cell>
          <table:table-cell table:formula="of:=[.G542]/[.$G$952]" office:value-type="percentage" office:value="0.000909918107370337" calcext:value-type="percentage">
            <text:p>0,09 %</text:p>
          </table:table-cell>
          <table:table-cell table:formula="of:=[.L541]+[.K542]" office:value-type="percentage" office:value="0.932438580527755" calcext:value-type="percentage">
            <text:p>93,24 %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olombia</text:p>
          </table:table-cell>
          <table:table-cell office:value-type="string" calcext:value-type="string">
            <text:p><text:a xlink:href="https://www.aishub.net/stations/2259" xlink:type="simple">Salgar</text:a>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43]/[.$F$952]" office:value-type="percentage" office:value="0.000251730648206419" calcext:value-type="percentage">
            <text:p>0,03 %</text:p>
          </table:table-cell>
          <table:table-cell table:formula="of:=[.J542]+[.I543]" office:value-type="percentage" office:value="0.951982378854627" calcext:value-type="percentage">
            <text:p>95,20 %</text:p>
          </table:table-cell>
          <table:table-cell table:formula="of:=[.G543]/[.$G$952]" office:value-type="percentage" office:value="0.000151653017895056" calcext:value-type="percentage">
            <text:p>0,02 %</text:p>
          </table:table-cell>
          <table:table-cell table:formula="of:=[.L542]+[.K543]" office:value-type="percentage" office:value="0.93259023354565" calcext:value-type="percentage">
            <text:p>93,26 %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2996" xlink:type="simple">Nea Erithrea</text:a>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44]/[.$F$952]" office:value-type="percentage" office:value="0.000251730648206419" calcext:value-type="percentage">
            <text:p>0,03 %</text:p>
          </table:table-cell>
          <table:table-cell table:formula="of:=[.J543]+[.I544]" office:value-type="percentage" office:value="0.952234109502833" calcext:value-type="percentage">
            <text:p>95,22 %</text:p>
          </table:table-cell>
          <table:table-cell table:formula="of:=[.G544]/[.$G$952]" office:value-type="percentage" office:value="0" calcext:value-type="percentage">
            <text:p>0,00 %</text:p>
          </table:table-cell>
          <table:table-cell table:formula="of:=[.L543]+[.K544]" office:value-type="percentage" office:value="0.93259023354565" calcext:value-type="percentage">
            <text:p>93,26 %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561" xlink:type="simple">Bremerhaven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45]/[.$F$952]" office:value-type="percentage" office:value="0.000251730648206419" calcext:value-type="percentage">
            <text:p>0,03 %</text:p>
          </table:table-cell>
          <table:table-cell table:formula="of:=[.J544]+[.I545]" office:value-type="percentage" office:value="0.952485840151039" calcext:value-type="percentage">
            <text:p>95,25 %</text:p>
          </table:table-cell>
          <table:table-cell table:formula="of:=[.G545]/[.$G$952]" office:value-type="percentage" office:value="0.000037913254473764" calcext:value-type="percentage">
            <text:p>0,00 %</text:p>
          </table:table-cell>
          <table:table-cell table:formula="of:=[.L544]+[.K545]" office:value-type="percentage" office:value="0.932628146800124" calcext:value-type="percentage">
            <text:p>93,26 %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2183" xlink:type="simple">Lisbon</text:a>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46]/[.$F$952]" office:value-type="percentage" office:value="0.000251730648206419" calcext:value-type="percentage">
            <text:p>0,03 %</text:p>
          </table:table-cell>
          <table:table-cell table:formula="of:=[.J545]+[.I546]" office:value-type="percentage" office:value="0.952737570799246" calcext:value-type="percentage">
            <text:p>95,27 %</text:p>
          </table:table-cell>
          <table:table-cell table:formula="of:=[.G546]/[.$G$952]" office:value-type="percentage" office:value="0.000265392781316348" calcext:value-type="percentage">
            <text:p>0,03 %</text:p>
          </table:table-cell>
          <table:table-cell table:formula="of:=[.L545]+[.K546]" office:value-type="percentage" office:value="0.93289353958144" calcext:value-type="percentage">
            <text:p>93,29 %</text:p>
          </table:table-cell>
        </table:table-row>
        <table:table-row table:style-name="ro2">
          <table:table-cell office:value-type="float" office:value="2370" calcext:value-type="float">
            <text:p>2370</text:p>
          </table:table-cell>
          <table:table-cell/>
          <table:table-cell office:value-type="string" calcext:value-type="string">
            <text:p>60 %</text:p>
          </table:table-cell>
          <table:table-cell office:value-type="string" calcext:value-type="string">
            <text:p> Trinidad and Tobago</text:p>
          </table:table-cell>
          <table:table-cell office:value-type="string" calcext:value-type="string">
            <text:p><text:a xlink:href="https://www.aishub.net/stations/2370" xlink:type="simple">Chaguaramas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47]/[.$F$952]" office:value-type="percentage" office:value="0.000251730648206419" calcext:value-type="percentage">
            <text:p>0,03 %</text:p>
          </table:table-cell>
          <table:table-cell table:formula="of:=[.J546]+[.I547]" office:value-type="percentage" office:value="0.952989301447452" calcext:value-type="percentage">
            <text:p>95,30 %</text:p>
          </table:table-cell>
          <table:table-cell table:formula="of:=[.G547]/[.$G$952]" office:value-type="percentage" office:value="0.000872004852896573" calcext:value-type="percentage">
            <text:p>0,09 %</text:p>
          </table:table-cell>
          <table:table-cell table:formula="of:=[.L546]+[.K547]" office:value-type="percentage" office:value="0.933765544434337" calcext:value-type="percentage">
            <text:p>93,38 %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3427" xlink:type="simple">Lemon Tree Passage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48]/[.$F$952]" office:value-type="percentage" office:value="0.000251730648206419" calcext:value-type="percentage">
            <text:p>0,03 %</text:p>
          </table:table-cell>
          <table:table-cell table:formula="of:=[.J547]+[.I548]" office:value-type="percentage" office:value="0.953241032095658" calcext:value-type="percentage">
            <text:p>95,32 %</text:p>
          </table:table-cell>
          <table:table-cell table:formula="of:=[.G548]/[.$G$952]" office:value-type="percentage" office:value="0.000037913254473764" calcext:value-type="percentage">
            <text:p>0,00 %</text:p>
          </table:table-cell>
          <table:table-cell table:formula="of:=[.L547]+[.K548]" office:value-type="percentage" office:value="0.933803457688811" calcext:value-type="percentage">
            <text:p>93,38 %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/>
          <table:table-cell office:value-type="string" calcext:value-type="string">
            <text:p>86 %</text:p>
          </table:table-cell>
          <table:table-cell office:value-type="string" calcext:value-type="string">
            <text:p> Indonesia</text:p>
          </table:table-cell>
          <table:table-cell office:value-type="string" calcext:value-type="string">
            <text:p><text:a xlink:href="https://www.aishub.net/stations/3015" xlink:type="simple">Balikpapan, East Kalimantan</text:a>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49]/[.$F$952]" office:value-type="percentage" office:value="0.000251730648206419" calcext:value-type="percentage">
            <text:p>0,03 %</text:p>
          </table:table-cell>
          <table:table-cell table:formula="of:=[.J548]+[.I549]" office:value-type="percentage" office:value="0.953492762743865" calcext:value-type="percentage">
            <text:p>95,35 %</text:p>
          </table:table-cell>
          <table:table-cell table:formula="of:=[.G549]/[.$G$952]" office:value-type="percentage" office:value="0" calcext:value-type="percentage">
            <text:p>0,00 %</text:p>
          </table:table-cell>
          <table:table-cell table:formula="of:=[.L548]+[.K549]" office:value-type="percentage" office:value="0.933803457688811" calcext:value-type="percentage">
            <text:p>93,38 %</text:p>
          </table:table-cell>
        </table:table-row>
        <table:table-row table:style-name="ro2">
          <table:table-cell office:value-type="float" office:value="2558" calcext:value-type="float">
            <text:p>255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558" xlink:type="simple">Gelliswick</text:a>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<text:a xlink:href="https://www.aishub.net/stations?sort=-COUNT&amp;_pjax=%23w0-pjax&amp;page=11&amp;_pjax=%23w0-pjax" xlink:type="simple"> </text:a></text:p>
          </table:table-cell>
          <table:table-cell table:formula="of:=[.F550]/[.$F$952]" office:value-type="percentage" office:value="0.000241241871197818" calcext:value-type="percentage">
            <text:p>0,02 %</text:p>
          </table:table-cell>
          <table:table-cell table:formula="of:=[.J549]+[.I550]" office:value-type="percentage" office:value="0.953734004615063" calcext:value-type="percentage">
            <text:p>95,37 %</text:p>
          </table:table-cell>
          <table:table-cell table:formula="of:=[.G550]/[.$G$952]" office:value-type="percentage" office:value="0.000872004852896573" calcext:value-type="percentage">
            <text:p>0,09 %</text:p>
          </table:table-cell>
          <table:table-cell table:formula="of:=[.L549]+[.K550]" office:value-type="percentage" office:value="0.934675462541707" calcext:value-type="percentage">
            <text:p>93,47 %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2385" xlink:type="simple">Porto</text:a>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formula="of:=[.F551]/[.$F$952]" office:value-type="percentage" office:value="0.000241241871197818" calcext:value-type="percentage">
            <text:p>0,02 %</text:p>
          </table:table-cell>
          <table:table-cell table:formula="of:=[.J550]+[.I551]" office:value-type="percentage" office:value="0.95397524648626" calcext:value-type="percentage">
            <text:p>95,40 %</text:p>
          </table:table-cell>
          <table:table-cell table:formula="of:=[.G551]/[.$G$952]" office:value-type="percentage" office:value="0" calcext:value-type="percentage">
            <text:p>0,00 %</text:p>
          </table:table-cell>
          <table:table-cell table:formula="of:=[.L550]+[.K551]" office:value-type="percentage" office:value="0.934675462541707" calcext:value-type="percentage">
            <text:p>93,47 %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021" xlink:type="simple">Echteld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52]/[.$F$952]" office:value-type="percentage" office:value="0.000241241871197818" calcext:value-type="percentage">
            <text:p>0,02 %</text:p>
          </table:table-cell>
          <table:table-cell table:formula="of:=[.J551]+[.I552]" office:value-type="percentage" office:value="0.954216488357458" calcext:value-type="percentage">
            <text:p>95,42 %</text:p>
          </table:table-cell>
          <table:table-cell table:formula="of:=[.G552]/[.$G$952]" office:value-type="percentage" office:value="0.000037913254473764" calcext:value-type="percentage">
            <text:p>0,00 %</text:p>
          </table:table-cell>
          <table:table-cell table:formula="of:=[.L551]+[.K552]" office:value-type="percentage" office:value="0.934713375796181" calcext:value-type="percentage">
            <text:p>93,47 %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560" xlink:type="simple">Urk</text:a>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53]/[.$F$952]" office:value-type="percentage" office:value="0.000241241871197818" calcext:value-type="percentage">
            <text:p>0,02 %</text:p>
          </table:table-cell>
          <table:table-cell table:formula="of:=[.J552]+[.I553]" office:value-type="percentage" office:value="0.954457730228656" calcext:value-type="percentage">
            <text:p>95,45 %</text:p>
          </table:table-cell>
          <table:table-cell table:formula="of:=[.G553]/[.$G$952]" office:value-type="percentage" office:value="0" calcext:value-type="percentage">
            <text:p>0,00 %</text:p>
          </table:table-cell>
          <table:table-cell table:formula="of:=[.L552]+[.K553]" office:value-type="percentage" office:value="0.934713375796181" calcext:value-type="percentage">
            <text:p>93,47 %</text:p>
          </table:table-cell>
        </table:table-row>
        <table:table-row table:style-name="ro2">
          <table:table-cell office:value-type="float" office:value="2855" calcext:value-type="float">
            <text:p>285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855" xlink:type="simple">Brunswick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54]/[.$F$952]" office:value-type="percentage" office:value="0.000241241871197818" calcext:value-type="percentage">
            <text:p>0,02 %</text:p>
          </table:table-cell>
          <table:table-cell table:formula="of:=[.J553]+[.I554]" office:value-type="percentage" office:value="0.954698972099854" calcext:value-type="percentage">
            <text:p>95,47 %</text:p>
          </table:table-cell>
          <table:table-cell table:formula="of:=[.G554]/[.$G$952]" office:value-type="percentage" office:value="0.000606612071580225" calcext:value-type="percentage">
            <text:p>0,06 %</text:p>
          </table:table-cell>
          <table:table-cell table:formula="of:=[.L553]+[.K554]" office:value-type="percentage" office:value="0.935319987867761" calcext:value-type="percentage">
            <text:p>93,53 %</text:p>
          </table:table-cell>
        </table:table-row>
        <table:table-row table:style-name="ro2">
          <table:table-cell office:value-type="float" office:value="2390" calcext:value-type="float">
            <text:p>239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390" xlink:type="simple">Shelton Washington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55]/[.$F$952]" office:value-type="percentage" office:value="0.000241241871197818" calcext:value-type="percentage">
            <text:p>0,02 %</text:p>
          </table:table-cell>
          <table:table-cell table:formula="of:=[.J554]+[.I555]" office:value-type="percentage" office:value="0.954940213971052" calcext:value-type="percentage">
            <text:p>95,49 %</text:p>
          </table:table-cell>
          <table:table-cell table:formula="of:=[.G555]/[.$G$952]" office:value-type="percentage" office:value="0.000037913254473764" calcext:value-type="percentage">
            <text:p>0,00 %</text:p>
          </table:table-cell>
          <table:table-cell table:formula="of:=[.L554]+[.K555]" office:value-type="percentage" office:value="0.935357901122235" calcext:value-type="percentage">
            <text:p>93,54 %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2385" xlink:type="simple">Porto</text:a>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56]/[.$F$952]" office:value-type="percentage" office:value="0.000241241871197818" calcext:value-type="percentage">
            <text:p>0,02 %</text:p>
          </table:table-cell>
          <table:table-cell table:formula="of:=[.J555]+[.I556]" office:value-type="percentage" office:value="0.955181455842249" calcext:value-type="percentage">
            <text:p>95,52 %</text:p>
          </table:table-cell>
          <table:table-cell table:formula="of:=[.G556]/[.$G$952]" office:value-type="percentage" office:value="0" calcext:value-type="percentage">
            <text:p>0,00 %</text:p>
          </table:table-cell>
          <table:table-cell table:formula="of:=[.L555]+[.K556]" office:value-type="percentage" office:value="0.935357901122235" calcext:value-type="percentage">
            <text:p>93,54 %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985" xlink:type="simple">Heilbronn</text:a>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57]/[.$F$952]" office:value-type="percentage" office:value="0.000241241871197818" calcext:value-type="percentage">
            <text:p>0,02 %</text:p>
          </table:table-cell>
          <table:table-cell table:formula="of:=[.J556]+[.I557]" office:value-type="percentage" office:value="0.955422697713447" calcext:value-type="percentage">
            <text:p>95,54 %</text:p>
          </table:table-cell>
          <table:table-cell table:formula="of:=[.G557]/[.$G$952]" office:value-type="percentage" office:value="0.000341219290263876" calcext:value-type="percentage">
            <text:p>0,03 %</text:p>
          </table:table-cell>
          <table:table-cell table:formula="of:=[.L556]+[.K557]" office:value-type="percentage" office:value="0.935699120412499" calcext:value-type="percentage">
            <text:p>93,57 %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299" xlink:type="simple">Locmalo, Port-Louis</text:a>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58]/[.$F$952]" office:value-type="percentage" office:value="0.000230753094189218" calcext:value-type="percentage">
            <text:p>0,02 %</text:p>
          </table:table-cell>
          <table:table-cell table:formula="of:=[.J557]+[.I558]" office:value-type="percentage" office:value="0.955653450807636" calcext:value-type="percentage">
            <text:p>95,57 %</text:p>
          </table:table-cell>
          <table:table-cell table:formula="of:=[.G558]/[.$G$952]" office:value-type="percentage" office:value="0" calcext:value-type="percentage">
            <text:p>0,00 %</text:p>
          </table:table-cell>
          <table:table-cell table:formula="of:=[.L557]+[.K558]" office:value-type="percentage" office:value="0.935699120412499" calcext:value-type="percentage">
            <text:p>93,57 %</text:p>
          </table:table-cell>
        </table:table-row>
        <table:table-row table:style-name="ro2">
          <table:table-cell office:value-type="float" office:value="2972" calcext:value-type="float">
            <text:p>297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972" xlink:type="simple">San Francisco</text:a>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59]/[.$F$952]" office:value-type="percentage" office:value="0.000230753094189218" calcext:value-type="percentage">
            <text:p>0,02 %</text:p>
          </table:table-cell>
          <table:table-cell table:formula="of:=[.J558]+[.I559]" office:value-type="percentage" office:value="0.955884203901825" calcext:value-type="percentage">
            <text:p>95,59 %</text:p>
          </table:table-cell>
          <table:table-cell table:formula="of:=[.G559]/[.$G$952]" office:value-type="percentage" office:value="0" calcext:value-type="percentage">
            <text:p>0,00 %</text:p>
          </table:table-cell>
          <table:table-cell table:formula="of:=[.L558]+[.K559]" office:value-type="percentage" office:value="0.935699120412499" calcext:value-type="percentage">
            <text:p>93,57 %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2092" xlink:type="simple">Lisbon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60]/[.$F$952]" office:value-type="percentage" office:value="0.000230753094189218" calcext:value-type="percentage">
            <text:p>0,02 %</text:p>
          </table:table-cell>
          <table:table-cell table:formula="of:=[.J559]+[.I560]" office:value-type="percentage" office:value="0.956114956996015" calcext:value-type="percentage">
            <text:p>95,61 %</text:p>
          </table:table-cell>
          <table:table-cell table:formula="of:=[.G560]/[.$G$952]" office:value-type="percentage" office:value="0.0000758265089475281" calcext:value-type="percentage">
            <text:p>0,01 %</text:p>
          </table:table-cell>
          <table:table-cell table:formula="of:=[.L559]+[.K560]" office:value-type="percentage" office:value="0.935774946921446" calcext:value-type="percentage">
            <text:p>93,58 %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/>
          <table:table-cell office:value-type="string" calcext:value-type="string">
            <text:p>85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409" xlink:type="simple">Hamburg</text:a>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61]/[.$F$952]" office:value-type="percentage" office:value="0.000230753094189218" calcext:value-type="percentage">
            <text:p>0,02 %</text:p>
          </table:table-cell>
          <table:table-cell table:formula="of:=[.J560]+[.I561]" office:value-type="percentage" office:value="0.956345710090204" calcext:value-type="percentage">
            <text:p>95,63 %</text:p>
          </table:table-cell>
          <table:table-cell table:formula="of:=[.G561]/[.$G$952]" office:value-type="percentage" office:value="0" calcext:value-type="percentage">
            <text:p>0,00 %</text:p>
          </table:table-cell>
          <table:table-cell table:formula="of:=[.L560]+[.K561]" office:value-type="percentage" office:value="0.935774946921446" calcext:value-type="percentage">
            <text:p>93,58 %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Japan</text:p>
          </table:table-cell>
          <table:table-cell office:value-type="string" calcext:value-type="string">
            <text:p><text:a xlink:href="https://www.aishub.net/stations/2417" xlink:type="simple">Wakayama Port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62]/[.$F$952]" office:value-type="percentage" office:value="0.000230753094189218" calcext:value-type="percentage">
            <text:p>0,02 %</text:p>
          </table:table-cell>
          <table:table-cell table:formula="of:=[.J561]+[.I562]" office:value-type="percentage" office:value="0.956576463184393" calcext:value-type="percentage">
            <text:p>95,66 %</text:p>
          </table:table-cell>
          <table:table-cell table:formula="of:=[.G562]/[.$G$952]" office:value-type="percentage" office:value="0.000454959053685168" calcext:value-type="percentage">
            <text:p>0,05 %</text:p>
          </table:table-cell>
          <table:table-cell table:formula="of:=[.L561]+[.K562]" office:value-type="percentage" office:value="0.936229905975132" calcext:value-type="percentage">
            <text:p>93,62 %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/>
          <table:table-cell office:value-type="string" calcext:value-type="string">
            <text:p>78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3621" xlink:type="simple">Kettering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63]/[.$F$952]" office:value-type="percentage" office:value="0.000230753094189218" calcext:value-type="percentage">
            <text:p>0,02 %</text:p>
          </table:table-cell>
          <table:table-cell table:formula="of:=[.J562]+[.I563]" office:value-type="percentage" office:value="0.956807216278582" calcext:value-type="percentage">
            <text:p>95,68 %</text:p>
          </table:table-cell>
          <table:table-cell table:formula="of:=[.G563]/[.$G$952]" office:value-type="percentage" office:value="0.000530785562632696" calcext:value-type="percentage">
            <text:p>0,05 %</text:p>
          </table:table-cell>
          <table:table-cell table:formula="of:=[.L562]+[.K563]" office:value-type="percentage" office:value="0.936760691537764" calcext:value-type="percentage">
            <text:p>93,68 %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429" xlink:type="simple">Terneuzen</text:a>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64]/[.$F$952]" office:value-type="percentage" office:value="0.000230753094189218" calcext:value-type="percentage">
            <text:p>0,02 %</text:p>
          </table:table-cell>
          <table:table-cell table:formula="of:=[.J563]+[.I564]" office:value-type="percentage" office:value="0.957037969372771" calcext:value-type="percentage">
            <text:p>95,70 %</text:p>
          </table:table-cell>
          <table:table-cell table:formula="of:=[.G564]/[.$G$952]" office:value-type="percentage" office:value="0" calcext:value-type="percentage">
            <text:p>0,00 %</text:p>
          </table:table-cell>
          <table:table-cell table:formula="of:=[.L563]+[.K564]" office:value-type="percentage" office:value="0.936760691537764" calcext:value-type="percentage">
            <text:p>93,68 %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913" xlink:type="simple">Simonsberg</text:a>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65]/[.$F$952]" office:value-type="percentage" office:value="0.000230753094189218" calcext:value-type="percentage">
            <text:p>0,02 %</text:p>
          </table:table-cell>
          <table:table-cell table:formula="of:=[.J564]+[.I565]" office:value-type="percentage" office:value="0.957268722466961" calcext:value-type="percentage">
            <text:p>95,73 %</text:p>
          </table:table-cell>
          <table:table-cell table:formula="of:=[.G565]/[.$G$952]" office:value-type="percentage" office:value="0.000834091598422809" calcext:value-type="percentage">
            <text:p>0,08 %</text:p>
          </table:table-cell>
          <table:table-cell table:formula="of:=[.L564]+[.K565]" office:value-type="percentage" office:value="0.937594783136187" calcext:value-type="percentage">
            <text:p>93,76 %</text:p>
          </table:table-cell>
        </table:table-row>
        <table:table-row table:style-name="ro2"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71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567" xlink:type="simple">Plymouth</text:a>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66]/[.$F$952]" office:value-type="percentage" office:value="0.000230753094189218" calcext:value-type="percentage">
            <text:p>0,02 %</text:p>
          </table:table-cell>
          <table:table-cell table:formula="of:=[.J565]+[.I566]" office:value-type="percentage" office:value="0.95749947556115" calcext:value-type="percentage">
            <text:p>95,75 %</text:p>
          </table:table-cell>
          <table:table-cell table:formula="of:=[.G566]/[.$G$952]" office:value-type="percentage" office:value="0" calcext:value-type="percentage">
            <text:p>0,00 %</text:p>
          </table:table-cell>
          <table:table-cell table:formula="of:=[.L565]+[.K566]" office:value-type="percentage" office:value="0.937594783136187" calcext:value-type="percentage">
            <text:p>93,76 %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/>
          <table:table-cell office:value-type="string" calcext:value-type="string">
            <text:p>37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317" xlink:type="simple">Maple Bay</text:a>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67]/[.$F$952]" office:value-type="percentage" office:value="0.000230753094189218" calcext:value-type="percentage">
            <text:p>0,02 %</text:p>
          </table:table-cell>
          <table:table-cell table:formula="of:=[.J566]+[.I567]" office:value-type="percentage" office:value="0.957730228655339" calcext:value-type="percentage">
            <text:p>95,77 %</text:p>
          </table:table-cell>
          <table:table-cell table:formula="of:=[.G567]/[.$G$952]" office:value-type="percentage" office:value="0" calcext:value-type="percentage">
            <text:p>0,00 %</text:p>
          </table:table-cell>
          <table:table-cell table:formula="of:=[.L566]+[.K567]" office:value-type="percentage" office:value="0.937594783136187" calcext:value-type="percentage">
            <text:p>93,76 %</text:p>
          </table:table-cell>
        </table:table-row>
        <table:table-row table:style-name="ro2">
          <table:table-cell office:value-type="float" office:value="2329" calcext:value-type="float">
            <text:p>232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329" xlink:type="simple">Riverton</text:a>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68]/[.$F$952]" office:value-type="percentage" office:value="0.000230753094189218" calcext:value-type="percentage">
            <text:p>0,02 %</text:p>
          </table:table-cell>
          <table:table-cell table:formula="of:=[.J567]+[.I568]" office:value-type="percentage" office:value="0.957960981749528" calcext:value-type="percentage">
            <text:p>95,80 %</text:p>
          </table:table-cell>
          <table:table-cell table:formula="of:=[.G568]/[.$G$952]" office:value-type="percentage" office:value="0.000265392781316348" calcext:value-type="percentage">
            <text:p>0,03 %</text:p>
          </table:table-cell>
          <table:table-cell table:formula="of:=[.L567]+[.K568]" office:value-type="percentage" office:value="0.937860175917503" calcext:value-type="percentage">
            <text:p>93,79 %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/>
          <table:table-cell office:value-type="string" calcext:value-type="string">
            <text:p>9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539" xlink:type="simple">Noth Vancouver</text:a>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69]/[.$F$952]" office:value-type="percentage" office:value="0.000230753094189218" calcext:value-type="percentage">
            <text:p>0,02 %</text:p>
          </table:table-cell>
          <table:table-cell table:formula="of:=[.J568]+[.I569]" office:value-type="percentage" office:value="0.958191734843717" calcext:value-type="percentage">
            <text:p>95,82 %</text:p>
          </table:table-cell>
          <table:table-cell table:formula="of:=[.G569]/[.$G$952]" office:value-type="percentage" office:value="0" calcext:value-type="percentage">
            <text:p>0,00 %</text:p>
          </table:table-cell>
          <table:table-cell table:formula="of:=[.L568]+[.K569]" office:value-type="percentage" office:value="0.937860175917503" calcext:value-type="percentage">
            <text:p>93,79 %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/>
          <table:table-cell office:value-type="string" calcext:value-type="string">
            <text:p>92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2639" xlink:type="simple">Calonge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70]/[.$F$952]" office:value-type="percentage" office:value="0.000230753094189218" calcext:value-type="percentage">
            <text:p>0,02 %</text:p>
          </table:table-cell>
          <table:table-cell table:formula="of:=[.J569]+[.I570]" office:value-type="percentage" office:value="0.958422487937906" calcext:value-type="percentage">
            <text:p>95,84 %</text:p>
          </table:table-cell>
          <table:table-cell table:formula="of:=[.G570]/[.$G$952]" office:value-type="percentage" office:value="0.000758265089475281" calcext:value-type="percentage">
            <text:p>0,08 %</text:p>
          </table:table-cell>
          <table:table-cell table:formula="of:=[.L569]+[.K570]" office:value-type="percentage" office:value="0.938618441006979" calcext:value-type="percentage">
            <text:p>93,86 %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/>
          <table:table-cell office:value-type="string" calcext:value-type="string">
            <text:p>86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575" xlink:type="simple">Huelva</text:a>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71]/[.$F$952]" office:value-type="percentage" office:value="0.000230753094189218" calcext:value-type="percentage">
            <text:p>0,02 %</text:p>
          </table:table-cell>
          <table:table-cell table:formula="of:=[.J570]+[.I571]" office:value-type="percentage" office:value="0.958653241032096" calcext:value-type="percentage">
            <text:p>95,87 %</text:p>
          </table:table-cell>
          <table:table-cell table:formula="of:=[.G571]/[.$G$952]" office:value-type="percentage" office:value="0.000834091598422809" calcext:value-type="percentage">
            <text:p>0,08 %</text:p>
          </table:table-cell>
          <table:table-cell table:formula="of:=[.L570]+[.K571]" office:value-type="percentage" office:value="0.939452532605402" calcext:value-type="percentage">
            <text:p>93,95 %</text:p>
          </table:table-cell>
        </table:table-row>
        <table:table-row table:style-name="ro2">
          <table:table-cell office:value-type="float" office:value="2707" calcext:value-type="float">
            <text:p>270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707" xlink:type="simple">Hampton, VA</text:a>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72]/[.$F$952]" office:value-type="percentage" office:value="0.000230753094189218" calcext:value-type="percentage">
            <text:p>0,02 %</text:p>
          </table:table-cell>
          <table:table-cell table:formula="of:=[.J571]+[.I572]" office:value-type="percentage" office:value="0.958883994126285" calcext:value-type="percentage">
            <text:p>95,89 %</text:p>
          </table:table-cell>
          <table:table-cell table:formula="of:=[.G572]/[.$G$952]" office:value-type="percentage" office:value="0" calcext:value-type="percentage">
            <text:p>0,00 %</text:p>
          </table:table-cell>
          <table:table-cell table:formula="of:=[.L571]+[.K572]" office:value-type="percentage" office:value="0.939452532605402" calcext:value-type="percentage">
            <text:p>93,95 %</text:p>
          </table:table-cell>
        </table:table-row>
        <table:table-row table:style-name="ro2">
          <table:table-cell office:value-type="float" office:value="2777" calcext:value-type="float">
            <text:p>277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777" xlink:type="simple">Southampton</text:a>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73]/[.$F$952]" office:value-type="percentage" office:value="0.000230753094189218" calcext:value-type="percentage">
            <text:p>0,02 %</text:p>
          </table:table-cell>
          <table:table-cell table:formula="of:=[.J572]+[.I573]" office:value-type="percentage" office:value="0.959114747220474" calcext:value-type="percentage">
            <text:p>95,91 %</text:p>
          </table:table-cell>
          <table:table-cell table:formula="of:=[.G573]/[.$G$952]" office:value-type="percentage" office:value="0" calcext:value-type="percentage">
            <text:p>0,00 %</text:p>
          </table:table-cell>
          <table:table-cell table:formula="of:=[.L572]+[.K573]" office:value-type="percentage" office:value="0.939452532605402" calcext:value-type="percentage">
            <text:p>93,95 %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865" xlink:type="simple">Frankfurt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74]/[.$F$952]" office:value-type="percentage" office:value="0.000220264317180617" calcext:value-type="percentage">
            <text:p>0,02 %</text:p>
          </table:table-cell>
          <table:table-cell table:formula="of:=[.J573]+[.I574]" office:value-type="percentage" office:value="0.959335011537655" calcext:value-type="percentage">
            <text:p>95,93 %</text:p>
          </table:table-cell>
          <table:table-cell table:formula="of:=[.G574]/[.$G$952]" office:value-type="percentage" office:value="0.00037913254473764" calcext:value-type="percentage">
            <text:p>0,04 %</text:p>
          </table:table-cell>
          <table:table-cell table:formula="of:=[.L573]+[.K574]" office:value-type="percentage" office:value="0.939831665150139" calcext:value-type="percentage">
            <text:p>93,98 %</text:p>
          </table:table-cell>
        </table:table-row>
        <table:table-row table:style-name="ro2">
          <table:table-cell office:value-type="float" office:value="2263" calcext:value-type="float">
            <text:p>226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263" xlink:type="simple">Wigan</text:a>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75]/[.$F$952]" office:value-type="percentage" office:value="0.000220264317180617" calcext:value-type="percentage">
            <text:p>0,02 %</text:p>
          </table:table-cell>
          <table:table-cell table:formula="of:=[.J574]+[.I575]" office:value-type="percentage" office:value="0.959555275854835" calcext:value-type="percentage">
            <text:p>95,96 %</text:p>
          </table:table-cell>
          <table:table-cell table:formula="of:=[.G575]/[.$G$952]" office:value-type="percentage" office:value="0" calcext:value-type="percentage">
            <text:p>0,00 %</text:p>
          </table:table-cell>
          <table:table-cell table:formula="of:=[.L574]+[.K575]" office:value-type="percentage" office:value="0.939831665150139" calcext:value-type="percentage">
            <text:p>93,98 %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3319" xlink:type="simple">Toronto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76]/[.$F$952]" office:value-type="percentage" office:value="0.000220264317180617" calcext:value-type="percentage">
            <text:p>0,02 %</text:p>
          </table:table-cell>
          <table:table-cell table:formula="of:=[.J575]+[.I576]" office:value-type="percentage" office:value="0.959775540172016" calcext:value-type="percentage">
            <text:p>95,98 %</text:p>
          </table:table-cell>
          <table:table-cell table:formula="of:=[.G576]/[.$G$952]" office:value-type="percentage" office:value="0.000037913254473764" calcext:value-type="percentage">
            <text:p>0,00 %</text:p>
          </table:table-cell>
          <table:table-cell table:formula="of:=[.L575]+[.K576]" office:value-type="percentage" office:value="0.939869578404613" calcext:value-type="percentage">
            <text:p>93,99 %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Japan</text:p>
          </table:table-cell>
          <table:table-cell office:value-type="string" calcext:value-type="string">
            <text:p><text:a xlink:href="https://www.aishub.net/stations/2257" xlink:type="simple">Shimizu</text:a>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77]/[.$F$952]" office:value-type="percentage" office:value="0.000220264317180617" calcext:value-type="percentage">
            <text:p>0,02 %</text:p>
          </table:table-cell>
          <table:table-cell table:formula="of:=[.J576]+[.I577]" office:value-type="percentage" office:value="0.959995804489196" calcext:value-type="percentage">
            <text:p>96,00 %</text:p>
          </table:table-cell>
          <table:table-cell table:formula="of:=[.G577]/[.$G$952]" office:value-type="percentage" office:value="0.000796178343949045" calcext:value-type="percentage">
            <text:p>0,08 %</text:p>
          </table:table-cell>
          <table:table-cell table:formula="of:=[.L576]+[.K577]" office:value-type="percentage" office:value="0.940665756748562" calcext:value-type="percentage">
            <text:p>94,07 %</text:p>
          </table:table-cell>
        </table:table-row>
        <table:table-row table:style-name="ro2">
          <table:table-cell office:value-type="float" office:value="2837" calcext:value-type="float">
            <text:p>283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837" xlink:type="simple">Oldcroft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78]/[.$F$952]" office:value-type="percentage" office:value="0.000220264317180617" calcext:value-type="percentage">
            <text:p>0,02 %</text:p>
          </table:table-cell>
          <table:table-cell table:formula="of:=[.J577]+[.I578]" office:value-type="percentage" office:value="0.960216068806377" calcext:value-type="percentage">
            <text:p>96,02 %</text:p>
          </table:table-cell>
          <table:table-cell table:formula="of:=[.G578]/[.$G$952]" office:value-type="percentage" office:value="0.000037913254473764" calcext:value-type="percentage">
            <text:p>0,00 %</text:p>
          </table:table-cell>
          <table:table-cell table:formula="of:=[.L577]+[.K578]" office:value-type="percentage" office:value="0.940703670003036" calcext:value-type="percentage">
            <text:p>94,07 %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w Zealand</text:p>
          </table:table-cell>
          <table:table-cell office:value-type="string" calcext:value-type="string">
            <text:p><text:a xlink:href="https://www.aishub.net/stations/2445" xlink:type="simple">Roaming station</text:a>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79]/[.$F$952]" office:value-type="percentage" office:value="0.000220264317180617" calcext:value-type="percentage">
            <text:p>0,02 %</text:p>
          </table:table-cell>
          <table:table-cell table:formula="of:=[.J578]+[.I579]" office:value-type="percentage" office:value="0.960436333123558" calcext:value-type="percentage">
            <text:p>96,04 %</text:p>
          </table:table-cell>
          <table:table-cell table:formula="of:=[.G579]/[.$G$952]" office:value-type="percentage" office:value="0" calcext:value-type="percentage">
            <text:p>0,00 %</text:p>
          </table:table-cell>
          <table:table-cell table:formula="of:=[.L578]+[.K579]" office:value-type="percentage" office:value="0.940703670003036" calcext:value-type="percentage">
            <text:p>94,07 %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Brazil</text:p>
          </table:table-cell>
          <table:table-cell office:value-type="string" calcext:value-type="string">
            <text:p><text:a xlink:href="https://www.aishub.net/stations/2337" xlink:type="simple">Florianopolis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80]/[.$F$952]" office:value-type="percentage" office:value="0.000220264317180617" calcext:value-type="percentage">
            <text:p>0,02 %</text:p>
          </table:table-cell>
          <table:table-cell table:formula="of:=[.J579]+[.I580]" office:value-type="percentage" office:value="0.960656597440738" calcext:value-type="percentage">
            <text:p>96,07 %</text:p>
          </table:table-cell>
          <table:table-cell table:formula="of:=[.G580]/[.$G$952]" office:value-type="percentage" office:value="0.000758265089475281" calcext:value-type="percentage">
            <text:p>0,08 %</text:p>
          </table:table-cell>
          <table:table-cell table:formula="of:=[.L579]+[.K580]" office:value-type="percentage" office:value="0.941461935092511" calcext:value-type="percentage">
            <text:p>94,15 %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104" xlink:type="simple">Gershøj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81]/[.$F$952]" office:value-type="percentage" office:value="0.000220264317180617" calcext:value-type="percentage">
            <text:p>0,02 %</text:p>
          </table:table-cell>
          <table:table-cell table:formula="of:=[.J580]+[.I581]" office:value-type="percentage" office:value="0.960876861757919" calcext:value-type="percentage">
            <text:p>96,09 %</text:p>
          </table:table-cell>
          <table:table-cell table:formula="of:=[.G581]/[.$G$952]" office:value-type="percentage" office:value="0.000037913254473764" calcext:value-type="percentage">
            <text:p>0,00 %</text:p>
          </table:table-cell>
          <table:table-cell table:formula="of:=[.L580]+[.K581]" office:value-type="percentage" office:value="0.941499848346985" calcext:value-type="percentage">
            <text:p>94,15 %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318" xlink:type="simple">Getxo</text:a>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82]/[.$F$952]" office:value-type="percentage" office:value="0.000220264317180617" calcext:value-type="percentage">
            <text:p>0,02 %</text:p>
          </table:table-cell>
          <table:table-cell table:formula="of:=[.J581]+[.I582]" office:value-type="percentage" office:value="0.961097126075099" calcext:value-type="percentage">
            <text:p>96,11 %</text:p>
          </table:table-cell>
          <table:table-cell table:formula="of:=[.G582]/[.$G$952]" office:value-type="percentage" office:value="0.000796178343949045" calcext:value-type="percentage">
            <text:p>0,08 %</text:p>
          </table:table-cell>
          <table:table-cell table:formula="of:=[.L581]+[.K582]" office:value-type="percentage" office:value="0.942296026690934" calcext:value-type="percentage">
            <text:p>94,23 %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890" xlink:type="simple">Montreal</text:a>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83]/[.$F$952]" office:value-type="percentage" office:value="0.000220264317180617" calcext:value-type="percentage">
            <text:p>0,02 %</text:p>
          </table:table-cell>
          <table:table-cell table:formula="of:=[.J582]+[.I583]" office:value-type="percentage" office:value="0.96131739039228" calcext:value-type="percentage">
            <text:p>96,13 %</text:p>
          </table:table-cell>
          <table:table-cell table:formula="of:=[.G583]/[.$G$952]" office:value-type="percentage" office:value="0.000151653017895056" calcext:value-type="percentage">
            <text:p>0,02 %</text:p>
          </table:table-cell>
          <table:table-cell table:formula="of:=[.L582]+[.K583]" office:value-type="percentage" office:value="0.942447679708829" calcext:value-type="percentage">
            <text:p>94,24 %</text:p>
          </table:table-cell>
        </table:table-row>
        <table:table-row table:style-name="ro2">
          <table:table-cell office:value-type="float" office:value="3478" calcext:value-type="float">
            <text:p>347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478" xlink:type="simple">Canvey Island</text:a>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84]/[.$F$952]" office:value-type="percentage" office:value="0.000220264317180617" calcext:value-type="percentage">
            <text:p>0,02 %</text:p>
          </table:table-cell>
          <table:table-cell table:formula="of:=[.J583]+[.I584]" office:value-type="percentage" office:value="0.96153765470946" calcext:value-type="percentage">
            <text:p>96,15 %</text:p>
          </table:table-cell>
          <table:table-cell table:formula="of:=[.G584]/[.$G$952]" office:value-type="percentage" office:value="0" calcext:value-type="percentage">
            <text:p>0,00 %</text:p>
          </table:table-cell>
          <table:table-cell table:formula="of:=[.L583]+[.K584]" office:value-type="percentage" office:value="0.942447679708829" calcext:value-type="percentage">
            <text:p>94,24 %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751" xlink:type="simple">Grootegast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85]/[.$F$952]" office:value-type="percentage" office:value="0.000220264317180617" calcext:value-type="percentage">
            <text:p>0,02 %</text:p>
          </table:table-cell>
          <table:table-cell table:formula="of:=[.J584]+[.I585]" office:value-type="percentage" office:value="0.961757919026641" calcext:value-type="percentage">
            <text:p>96,18 %</text:p>
          </table:table-cell>
          <table:table-cell table:formula="of:=[.G585]/[.$G$952]" office:value-type="percentage" office:value="0.000265392781316348" calcext:value-type="percentage">
            <text:p>0,03 %</text:p>
          </table:table-cell>
          <table:table-cell table:formula="of:=[.L584]+[.K585]" office:value-type="percentage" office:value="0.942713072490145" calcext:value-type="percentage">
            <text:p>94,27 %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New Zealand</text:p>
          </table:table-cell>
          <table:table-cell office:value-type="string" calcext:value-type="string">
            <text:p><text:a xlink:href="https://www.aishub.net/stations/2780" xlink:type="simple">Christchurch</text:a>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86]/[.$F$952]" office:value-type="percentage" office:value="0.000220264317180617" calcext:value-type="percentage">
            <text:p>0,02 %</text:p>
          </table:table-cell>
          <table:table-cell table:formula="of:=[.J585]+[.I586]" office:value-type="percentage" office:value="0.961978183343822" calcext:value-type="percentage">
            <text:p>96,20 %</text:p>
          </table:table-cell>
          <table:table-cell table:formula="of:=[.G586]/[.$G$952]" office:value-type="percentage" office:value="0" calcext:value-type="percentage">
            <text:p>0,00 %</text:p>
          </table:table-cell>
          <table:table-cell table:formula="of:=[.L585]+[.K586]" office:value-type="percentage" office:value="0.942713072490145" calcext:value-type="percentage">
            <text:p>94,27 %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outh Africa</text:p>
          </table:table-cell>
          <table:table-cell office:value-type="string" calcext:value-type="string">
            <text:p><text:a xlink:href="https://www.aishub.net/stations/3493" xlink:type="simple">Gordon's Bay</text:a>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87]/[.$F$952]" office:value-type="percentage" office:value="0.000209775540172016" calcext:value-type="percentage">
            <text:p>0,02 %</text:p>
          </table:table-cell>
          <table:table-cell table:formula="of:=[.J586]+[.I587]" office:value-type="percentage" office:value="0.962187958883994" calcext:value-type="percentage">
            <text:p>96,22 %</text:p>
          </table:table-cell>
          <table:table-cell table:formula="of:=[.G587]/[.$G$952]" office:value-type="percentage" office:value="0.00018956627236882" calcext:value-type="percentage">
            <text:p>0,02 %</text:p>
          </table:table-cell>
          <table:table-cell table:formula="of:=[.L586]+[.K587]" office:value-type="percentage" office:value="0.942902638762514" calcext:value-type="percentage">
            <text:p>94,29 %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w Zealand</text:p>
          </table:table-cell>
          <table:table-cell office:value-type="string" calcext:value-type="string">
            <text:p><text:a xlink:href="https://www.aishub.net/stations/2830" xlink:type="simple">Wellington</text:a>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88]/[.$F$952]" office:value-type="percentage" office:value="0.000209775540172016" calcext:value-type="percentage">
            <text:p>0,02 %</text:p>
          </table:table-cell>
          <table:table-cell table:formula="of:=[.J587]+[.I588]" office:value-type="percentage" office:value="0.962397734424166" calcext:value-type="percentage">
            <text:p>96,24 %</text:p>
          </table:table-cell>
          <table:table-cell table:formula="of:=[.G588]/[.$G$952]" office:value-type="percentage" office:value="0" calcext:value-type="percentage">
            <text:p>0,00 %</text:p>
          </table:table-cell>
          <table:table-cell table:formula="of:=[.L587]+[.K588]" office:value-type="percentage" office:value="0.942902638762514" calcext:value-type="percentage">
            <text:p>94,29 %</text:p>
          </table:table-cell>
        </table:table-row>
        <table:table-row table:style-name="ro2">
          <table:table-cell office:value-type="float" office:value="2514" calcext:value-type="float">
            <text:p>251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514" xlink:type="simple">Lochgelly</text:a>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89]/[.$F$952]" office:value-type="percentage" office:value="0.000209775540172016" calcext:value-type="percentage">
            <text:p>0,02 %</text:p>
          </table:table-cell>
          <table:table-cell table:formula="of:=[.J588]+[.I589]" office:value-type="percentage" office:value="0.962607509964338" calcext:value-type="percentage">
            <text:p>96,26 %</text:p>
          </table:table-cell>
          <table:table-cell table:formula="of:=[.G589]/[.$G$952]" office:value-type="percentage" office:value="0" calcext:value-type="percentage">
            <text:p>0,00 %</text:p>
          </table:table-cell>
          <table:table-cell table:formula="of:=[.L588]+[.K589]" office:value-type="percentage" office:value="0.942902638762514" calcext:value-type="percentage">
            <text:p>94,29 %</text:p>
          </table:table-cell>
        </table:table-row>
        <table:table-row table:style-name="ro2">
          <table:table-cell office:value-type="float" office:value="2934" calcext:value-type="float">
            <text:p>2934</text:p>
          </table:table-cell>
          <table:table-cell/>
          <table:table-cell office:value-type="string" calcext:value-type="string">
            <text:p>78 %</text:p>
          </table:table-cell>
          <table:table-cell office:value-type="string" calcext:value-type="string">
            <text:p> French Polynesia</text:p>
          </table:table-cell>
          <table:table-cell office:value-type="string" calcext:value-type="string">
            <text:p><text:a xlink:href="https://www.aishub.net/stations/2934" xlink:type="simple">Tahiti</text:a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90]/[.$F$952]" office:value-type="percentage" office:value="0.000209775540172016" calcext:value-type="percentage">
            <text:p>0,02 %</text:p>
          </table:table-cell>
          <table:table-cell table:formula="of:=[.J589]+[.I590]" office:value-type="percentage" office:value="0.96281728550451" calcext:value-type="percentage">
            <text:p>96,28 %</text:p>
          </table:table-cell>
          <table:table-cell table:formula="of:=[.G590]/[.$G$952]" office:value-type="percentage" office:value="0.000758265089475281" calcext:value-type="percentage">
            <text:p>0,08 %</text:p>
          </table:table-cell>
          <table:table-cell table:formula="of:=[.L589]+[.K590]" office:value-type="percentage" office:value="0.94366090385199" calcext:value-type="percentage">
            <text:p>94,37 %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/>
          <table:table-cell office:value-type="string" calcext:value-type="string">
            <text:p>88 %</text:p>
          </table:table-cell>
          <table:table-cell office:value-type="string" calcext:value-type="string">
            <text:p> Chile</text:p>
          </table:table-cell>
          <table:table-cell office:value-type="string" calcext:value-type="string">
            <text:p><text:a xlink:href="https://www.aishub.net/stations/2348" xlink:type="simple">Viña del Mar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91]/[.$F$952]" office:value-type="percentage" office:value="0.000209775540172016" calcext:value-type="percentage">
            <text:p>0,02 %</text:p>
          </table:table-cell>
          <table:table-cell table:formula="of:=[.J590]+[.I591]" office:value-type="percentage" office:value="0.963027061044682" calcext:value-type="percentage">
            <text:p>96,30 %</text:p>
          </table:table-cell>
          <table:table-cell table:formula="of:=[.G591]/[.$G$952]" office:value-type="percentage" office:value="0.000530785562632696" calcext:value-type="percentage">
            <text:p>0,05 %</text:p>
          </table:table-cell>
          <table:table-cell table:formula="of:=[.L590]+[.K591]" office:value-type="percentage" office:value="0.944191689414622" calcext:value-type="percentage">
            <text:p>94,42 %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465" xlink:type="simple">Fuengirola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92]/[.$F$952]" office:value-type="percentage" office:value="0.000209775540172016" calcext:value-type="percentage">
            <text:p>0,02 %</text:p>
          </table:table-cell>
          <table:table-cell table:formula="of:=[.J591]+[.I592]" office:value-type="percentage" office:value="0.963236836584854" calcext:value-type="percentage">
            <text:p>96,32 %</text:p>
          </table:table-cell>
          <table:table-cell table:formula="of:=[.G592]/[.$G$952]" office:value-type="percentage" office:value="0.000530785562632696" calcext:value-type="percentage">
            <text:p>0,05 %</text:p>
          </table:table-cell>
          <table:table-cell table:formula="of:=[.L591]+[.K592]" office:value-type="percentage" office:value="0.944722474977255" calcext:value-type="percentage">
            <text:p>94,47 %</text:p>
          </table:table-cell>
        </table:table-row>
        <table:table-row table:style-name="ro2">
          <table:table-cell office:value-type="float" office:value="2436" calcext:value-type="float">
            <text:p>243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436" xlink:type="simple">Treehouse, Virgin Island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93]/[.$F$952]" office:value-type="percentage" office:value="0.000209775540172016" calcext:value-type="percentage">
            <text:p>0,02 %</text:p>
          </table:table-cell>
          <table:table-cell table:formula="of:=[.J592]+[.I593]" office:value-type="percentage" office:value="0.963446612125026" calcext:value-type="percentage">
            <text:p>96,34 %</text:p>
          </table:table-cell>
          <table:table-cell table:formula="of:=[.G593]/[.$G$952]" office:value-type="percentage" office:value="0.000341219290263876" calcext:value-type="percentage">
            <text:p>0,03 %</text:p>
          </table:table-cell>
          <table:table-cell table:formula="of:=[.L592]+[.K593]" office:value-type="percentage" office:value="0.945063694267519" calcext:value-type="percentage">
            <text:p>94,51 %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3485" xlink:type="simple">Patra</text:a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94]/[.$F$952]" office:value-type="percentage" office:value="0.000209775540172016" calcext:value-type="percentage">
            <text:p>0,02 %</text:p>
          </table:table-cell>
          <table:table-cell table:formula="of:=[.J593]+[.I594]" office:value-type="percentage" office:value="0.963656387665198" calcext:value-type="percentage">
            <text:p>96,37 %</text:p>
          </table:table-cell>
          <table:table-cell table:formula="of:=[.G594]/[.$G$952]" office:value-type="percentage" office:value="0.000758265089475281" calcext:value-type="percentage">
            <text:p>0,08 %</text:p>
          </table:table-cell>
          <table:table-cell table:formula="of:=[.L593]+[.K594]" office:value-type="percentage" office:value="0.945821959356994" calcext:value-type="percentage">
            <text:p>94,58 %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/>
          <table:table-cell office:value-type="string" calcext:value-type="string">
            <text:p>87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222" xlink:type="simple">La Coruña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95]/[.$F$952]" office:value-type="percentage" office:value="0.000209775540172016" calcext:value-type="percentage">
            <text:p>0,02 %</text:p>
          </table:table-cell>
          <table:table-cell table:formula="of:=[.J594]+[.I595]" office:value-type="percentage" office:value="0.96386616320537" calcext:value-type="percentage">
            <text:p>96,39 %</text:p>
          </table:table-cell>
          <table:table-cell table:formula="of:=[.G595]/[.$G$952]" office:value-type="percentage" office:value="0.000341219290263876" calcext:value-type="percentage">
            <text:p>0,03 %</text:p>
          </table:table-cell>
          <table:table-cell table:formula="of:=[.L594]+[.K595]" office:value-type="percentage" office:value="0.946163178647258" calcext:value-type="percentage">
            <text:p>94,62 %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orgia</text:p>
          </table:table-cell>
          <table:table-cell office:value-type="string" calcext:value-type="string">
            <text:p><text:a xlink:href="https://www.aishub.net/stations/3918" xlink:type="simple">Batumi</text:a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96]/[.$F$952]" office:value-type="percentage" office:value="0.000209775540172016" calcext:value-type="percentage">
            <text:p>0,02 %</text:p>
          </table:table-cell>
          <table:table-cell table:formula="of:=[.J595]+[.I596]" office:value-type="percentage" office:value="0.964075938745541" calcext:value-type="percentage">
            <text:p>96,41 %</text:p>
          </table:table-cell>
          <table:table-cell table:formula="of:=[.G596]/[.$G$952]" office:value-type="percentage" office:value="0.000758265089475281" calcext:value-type="percentage">
            <text:p>0,08 %</text:p>
          </table:table-cell>
          <table:table-cell table:formula="of:=[.L595]+[.K596]" office:value-type="percentage" office:value="0.946921443736733" calcext:value-type="percentage">
            <text:p>94,69 %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688" xlink:type="simple">Lübeck</text:a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97]/[.$F$952]" office:value-type="percentage" office:value="0.000209775540172016" calcext:value-type="percentage">
            <text:p>0,02 %</text:p>
          </table:table-cell>
          <table:table-cell table:formula="of:=[.J596]+[.I597]" office:value-type="percentage" office:value="0.964285714285714" calcext:value-type="percentage">
            <text:p>96,43 %</text:p>
          </table:table-cell>
          <table:table-cell table:formula="of:=[.G597]/[.$G$952]" office:value-type="percentage" office:value="0.000758265089475281" calcext:value-type="percentage">
            <text:p>0,08 %</text:p>
          </table:table-cell>
          <table:table-cell table:formula="of:=[.L596]+[.K597]" office:value-type="percentage" office:value="0.947679708826209" calcext:value-type="percentage">
            <text:p>94,77 %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/>
          <table:table-cell office:value-type="string" calcext:value-type="string">
            <text:p>97 %</text:p>
          </table:table-cell>
          <table:table-cell office:value-type="string" calcext:value-type="string">
            <text:p> India</text:p>
          </table:table-cell>
          <table:table-cell office:value-type="string" calcext:value-type="string">
            <text:p><text:a xlink:href="https://www.aishub.net/stations/2822" xlink:type="simple">Visakhapatnam</text:a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98]/[.$F$952]" office:value-type="percentage" office:value="0.000209775540172016" calcext:value-type="percentage">
            <text:p>0,02 %</text:p>
          </table:table-cell>
          <table:table-cell table:formula="of:=[.J597]+[.I598]" office:value-type="percentage" office:value="0.964495489825885" calcext:value-type="percentage">
            <text:p>96,45 %</text:p>
          </table:table-cell>
          <table:table-cell table:formula="of:=[.G598]/[.$G$952]" office:value-type="percentage" office:value="0.000758265089475281" calcext:value-type="percentage">
            <text:p>0,08 %</text:p>
          </table:table-cell>
          <table:table-cell table:formula="of:=[.L597]+[.K598]" office:value-type="percentage" office:value="0.948437973915684" calcext:value-type="percentage">
            <text:p>94,84 %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/>
          <table:table-cell office:value-type="string" calcext:value-type="string">
            <text:p>22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784" xlink:type="simple">Emden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599]/[.$F$952]" office:value-type="percentage" office:value="0" calcext:value-type="percentage">
            <text:p>0,00 %</text:p>
          </table:table-cell>
          <table:table-cell table:formula="of:=[.J598]+[.I599]" office:value-type="percentage" office:value="0.964495489825885" calcext:value-type="percentage">
            <text:p>96,45 %</text:p>
          </table:table-cell>
          <table:table-cell table:formula="of:=[.G599]/[.$G$952]" office:value-type="percentage" office:value="0" calcext:value-type="percentage">
            <text:p>0,00 %</text:p>
          </table:table-cell>
          <table:table-cell table:formula="of:=[.L598]+[.K599]" office:value-type="percentage" office:value="0.948437973915684" calcext:value-type="percentage">
            <text:p>94,84 %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242" xlink:type="simple">Haugesund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2&amp;_pjax=%23w0-pjax" xlink:type="simple"> </text:a></text:p>
          </table:table-cell>
          <table:table-cell table:formula="of:=[.F600]/[.$F$952]" office:value-type="percentage" office:value="0.000199286763163415" calcext:value-type="percentage">
            <text:p>0,02 %</text:p>
          </table:table-cell>
          <table:table-cell table:formula="of:=[.J599]+[.I600]" office:value-type="percentage" office:value="0.964694776589049" calcext:value-type="percentage">
            <text:p>96,47 %</text:p>
          </table:table-cell>
          <table:table-cell table:formula="of:=[.G600]/[.$G$952]" office:value-type="percentage" office:value="0.0000758265089475281" calcext:value-type="percentage">
            <text:p>0,01 %</text:p>
          </table:table-cell>
          <table:table-cell table:formula="of:=[.L599]+[.K600]" office:value-type="percentage" office:value="0.948513800424631" calcext:value-type="percentage">
            <text:p>94,85 %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570" xlink:type="simple">Kiel-Suchsdor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formula="of:=[.F601]/[.$F$952]" office:value-type="percentage" office:value="0.000199286763163415" calcext:value-type="percentage">
            <text:p>0,02 %</text:p>
          </table:table-cell>
          <table:table-cell table:formula="of:=[.J600]+[.I601]" office:value-type="percentage" office:value="0.964894063352212" calcext:value-type="percentage">
            <text:p>96,49 %</text:p>
          </table:table-cell>
          <table:table-cell table:formula="of:=[.G601]/[.$G$952]" office:value-type="percentage" office:value="0" calcext:value-type="percentage">
            <text:p>0,00 %</text:p>
          </table:table-cell>
          <table:table-cell table:formula="of:=[.L600]+[.K601]" office:value-type="percentage" office:value="0.948513800424631" calcext:value-type="percentage">
            <text:p>94,85 %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3348" xlink:type="simple">Coimbra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02]/[.$F$952]" office:value-type="percentage" office:value="0.000199286763163415" calcext:value-type="percentage">
            <text:p>0,02 %</text:p>
          </table:table-cell>
          <table:table-cell table:formula="of:=[.J601]+[.I602]" office:value-type="percentage" office:value="0.965093350115376" calcext:value-type="percentage">
            <text:p>96,51 %</text:p>
          </table:table-cell>
          <table:table-cell table:formula="of:=[.G602]/[.$G$952]" office:value-type="percentage" office:value="0.000227479526842584" calcext:value-type="percentage">
            <text:p>0,02 %</text:p>
          </table:table-cell>
          <table:table-cell table:formula="of:=[.L601]+[.K602]" office:value-type="percentage" office:value="0.948741279951474" calcext:value-type="percentage">
            <text:p>94,87 %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242" xlink:type="simple">Haugesund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03]/[.$F$952]" office:value-type="percentage" office:value="0.000199286763163415" calcext:value-type="percentage">
            <text:p>0,02 %</text:p>
          </table:table-cell>
          <table:table-cell table:formula="of:=[.J602]+[.I603]" office:value-type="percentage" office:value="0.965292636878539" calcext:value-type="percentage">
            <text:p>96,53 %</text:p>
          </table:table-cell>
          <table:table-cell table:formula="of:=[.G603]/[.$G$952]" office:value-type="percentage" office:value="0.0000758265089475281" calcext:value-type="percentage">
            <text:p>0,01 %</text:p>
          </table:table-cell>
          <table:table-cell table:formula="of:=[.L602]+[.K603]" office:value-type="percentage" office:value="0.948817106460422" calcext:value-type="percentage">
            <text:p>94,88 %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275" xlink:type="simple">Lorient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04]/[.$F$952]" office:value-type="percentage" office:value="0.000199286763163415" calcext:value-type="percentage">
            <text:p>0,02 %</text:p>
          </table:table-cell>
          <table:table-cell table:formula="of:=[.J603]+[.I604]" office:value-type="percentage" office:value="0.965491923641702" calcext:value-type="percentage">
            <text:p>96,55 %</text:p>
          </table:table-cell>
          <table:table-cell table:formula="of:=[.G604]/[.$G$952]" office:value-type="percentage" office:value="0.000037913254473764" calcext:value-type="percentage">
            <text:p>0,00 %</text:p>
          </table:table-cell>
          <table:table-cell table:formula="of:=[.L603]+[.K604]" office:value-type="percentage" office:value="0.948855019714895" calcext:value-type="percentage">
            <text:p>94,89 %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Estonia</text:p>
          </table:table-cell>
          <table:table-cell office:value-type="string" calcext:value-type="string">
            <text:p><text:a xlink:href="https://www.aishub.net/stations/2050" xlink:type="simple">Tallinn</text:a>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05]/[.$F$952]" office:value-type="percentage" office:value="0.000199286763163415" calcext:value-type="percentage">
            <text:p>0,02 %</text:p>
          </table:table-cell>
          <table:table-cell table:formula="of:=[.J604]+[.I605]" office:value-type="percentage" office:value="0.965691210404866" calcext:value-type="percentage">
            <text:p>96,57 %</text:p>
          </table:table-cell>
          <table:table-cell table:formula="of:=[.G605]/[.$G$952]" office:value-type="percentage" office:value="0.000113739763421292" calcext:value-type="percentage">
            <text:p>0,01 %</text:p>
          </table:table-cell>
          <table:table-cell table:formula="of:=[.L604]+[.K605]" office:value-type="percentage" office:value="0.948968759478317" calcext:value-type="percentage">
            <text:p>94,90 %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793" xlink:type="simple">Wismar</text:a>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06]/[.$F$952]" office:value-type="percentage" office:value="0.000199286763163415" calcext:value-type="percentage">
            <text:p>0,02 %</text:p>
          </table:table-cell>
          <table:table-cell table:formula="of:=[.J605]+[.I606]" office:value-type="percentage" office:value="0.965890497168029" calcext:value-type="percentage">
            <text:p>96,59 %</text:p>
          </table:table-cell>
          <table:table-cell table:formula="of:=[.G606]/[.$G$952]" office:value-type="percentage" office:value="0.000151653017895056" calcext:value-type="percentage">
            <text:p>0,02 %</text:p>
          </table:table-cell>
          <table:table-cell table:formula="of:=[.L605]+[.K606]" office:value-type="percentage" office:value="0.949120412496212" calcext:value-type="percentage">
            <text:p>94,91 %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Estonia</text:p>
          </table:table-cell>
          <table:table-cell office:value-type="string" calcext:value-type="string">
            <text:p><text:a xlink:href="https://www.aishub.net/stations/2811" xlink:type="simple">Tallinn</text:a>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07]/[.$F$952]" office:value-type="percentage" office:value="0.000199286763163415" calcext:value-type="percentage">
            <text:p>0,02 %</text:p>
          </table:table-cell>
          <table:table-cell table:formula="of:=[.J606]+[.I607]" office:value-type="percentage" office:value="0.966089783931193" calcext:value-type="percentage">
            <text:p>96,61 %</text:p>
          </table:table-cell>
          <table:table-cell table:formula="of:=[.G607]/[.$G$952]" office:value-type="percentage" office:value="0.00018956627236882" calcext:value-type="percentage">
            <text:p>0,02 %</text:p>
          </table:table-cell>
          <table:table-cell table:formula="of:=[.L606]+[.K607]" office:value-type="percentage" office:value="0.949309978768581" calcext:value-type="percentage">
            <text:p>94,93 %</text:p>
          </table:table-cell>
        </table:table-row>
        <table:table-row table:style-name="ro2">
          <table:table-cell office:value-type="float" office:value="2515" calcext:value-type="float">
            <text:p>251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515" xlink:type="simple">Lyme Regis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08]/[.$F$952]" office:value-type="percentage" office:value="0.000188797986154814" calcext:value-type="percentage">
            <text:p>0,02 %</text:p>
          </table:table-cell>
          <table:table-cell table:formula="of:=[.J607]+[.I608]" office:value-type="percentage" office:value="0.966278581917347" calcext:value-type="percentage">
            <text:p>96,63 %</text:p>
          </table:table-cell>
          <table:table-cell table:formula="of:=[.G608]/[.$G$952]" office:value-type="percentage" office:value="0.000454959053685168" calcext:value-type="percentage">
            <text:p>0,05 %</text:p>
          </table:table-cell>
          <table:table-cell table:formula="of:=[.L607]+[.K608]" office:value-type="percentage" office:value="0.949764937822266" calcext:value-type="percentage">
            <text:p>94,98 %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/>
          <table:table-cell office:value-type="string" calcext:value-type="string">
            <text:p>85 %</text:p>
          </table:table-cell>
          <table:table-cell office:value-type="string" calcext:value-type="string">
            <text:p> Viet Nam</text:p>
          </table:table-cell>
          <table:table-cell office:value-type="string" calcext:value-type="string">
            <text:p><text:a xlink:href="https://www.aishub.net/stations/2454" xlink:type="simple">Ho Chi Minh City</text:a>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09]/[.$F$952]" office:value-type="percentage" office:value="0.000188797986154814" calcext:value-type="percentage">
            <text:p>0,02 %</text:p>
          </table:table-cell>
          <table:table-cell table:formula="of:=[.J608]+[.I609]" office:value-type="percentage" office:value="0.966467379903502" calcext:value-type="percentage">
            <text:p>96,65 %</text:p>
          </table:table-cell>
          <table:table-cell table:formula="of:=[.G609]/[.$G$952]" office:value-type="percentage" office:value="0.000682438580527753" calcext:value-type="percentage">
            <text:p>0,07 %</text:p>
          </table:table-cell>
          <table:table-cell table:formula="of:=[.L608]+[.K609]" office:value-type="percentage" office:value="0.950447376402794" calcext:value-type="percentage">
            <text:p>95,04 %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Austria</text:p>
          </table:table-cell>
          <table:table-cell office:value-type="string" calcext:value-type="string">
            <text:p><text:a xlink:href="https://www.aishub.net/stations/2520" xlink:type="simple">Vienna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10]/[.$F$952]" office:value-type="percentage" office:value="0.000188797986154814" calcext:value-type="percentage">
            <text:p>0,02 %</text:p>
          </table:table-cell>
          <table:table-cell table:formula="of:=[.J609]+[.I610]" office:value-type="percentage" office:value="0.966656177889657" calcext:value-type="percentage">
            <text:p>96,67 %</text:p>
          </table:table-cell>
          <table:table-cell table:formula="of:=[.G610]/[.$G$952]" office:value-type="percentage" office:value="0.00056869881710646" calcext:value-type="percentage">
            <text:p>0,06 %</text:p>
          </table:table-cell>
          <table:table-cell table:formula="of:=[.L609]+[.K610]" office:value-type="percentage" office:value="0.9510160752199" calcext:value-type="percentage">
            <text:p>95,10 %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562" xlink:type="simple">Brostadbotn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11]/[.$F$952]" office:value-type="percentage" office:value="0.000188797986154814" calcext:value-type="percentage">
            <text:p>0,02 %</text:p>
          </table:table-cell>
          <table:table-cell table:formula="of:=[.J610]+[.I611]" office:value-type="percentage" office:value="0.966844975875812" calcext:value-type="percentage">
            <text:p>96,68 %</text:p>
          </table:table-cell>
          <table:table-cell table:formula="of:=[.G611]/[.$G$952]" office:value-type="percentage" office:value="0.000644525326053988" calcext:value-type="percentage">
            <text:p>0,06 %</text:p>
          </table:table-cell>
          <table:table-cell table:formula="of:=[.L610]+[.K611]" office:value-type="percentage" office:value="0.951660600545954" calcext:value-type="percentage">
            <text:p>95,17 %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017" xlink:type="simple">Corner Brook</text:a>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12]/[.$F$952]" office:value-type="percentage" office:value="0.000188797986154814" calcext:value-type="percentage">
            <text:p>0,02 %</text:p>
          </table:table-cell>
          <table:table-cell table:formula="of:=[.J611]+[.I612]" office:value-type="percentage" office:value="0.967033773861967" calcext:value-type="percentage">
            <text:p>96,70 %</text:p>
          </table:table-cell>
          <table:table-cell table:formula="of:=[.G612]/[.$G$952]" office:value-type="percentage" office:value="0.000682438580527753" calcext:value-type="percentage">
            <text:p>0,07 %</text:p>
          </table:table-cell>
          <table:table-cell table:formula="of:=[.L611]+[.K612]" office:value-type="percentage" office:value="0.952343039126482" calcext:value-type="percentage">
            <text:p>95,23 %</text:p>
          </table:table-cell>
        </table:table-row>
        <table:table-row table:style-name="ro2">
          <table:table-cell office:value-type="float" office:value="3146" calcext:value-type="float">
            <text:p>314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146" xlink:type="simple">London</text:a>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13]/[.$F$952]" office:value-type="percentage" office:value="0.000188797986154814" calcext:value-type="percentage">
            <text:p>0,02 %</text:p>
          </table:table-cell>
          <table:table-cell table:formula="of:=[.J612]+[.I613]" office:value-type="percentage" office:value="0.967222571848121" calcext:value-type="percentage">
            <text:p>96,72 %</text:p>
          </table:table-cell>
          <table:table-cell table:formula="of:=[.G613]/[.$G$952]" office:value-type="percentage" office:value="0" calcext:value-type="percentage">
            <text:p>0,00 %</text:p>
          </table:table-cell>
          <table:table-cell table:formula="of:=[.L612]+[.K613]" office:value-type="percentage" office:value="0.952343039126482" calcext:value-type="percentage">
            <text:p>95,23 %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915" xlink:type="simple">Amersfoort</text:a>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14]/[.$F$952]" office:value-type="percentage" office:value="0.000178309209146214" calcext:value-type="percentage">
            <text:p>0,02 %</text:p>
          </table:table-cell>
          <table:table-cell table:formula="of:=[.J613]+[.I614]" office:value-type="percentage" office:value="0.967400881057267" calcext:value-type="percentage">
            <text:p>96,74 %</text:p>
          </table:table-cell>
          <table:table-cell table:formula="of:=[.G614]/[.$G$952]" office:value-type="percentage" office:value="0" calcext:value-type="percentage">
            <text:p>0,00 %</text:p>
          </table:table-cell>
          <table:table-cell table:formula="of:=[.L613]+[.K614]" office:value-type="percentage" office:value="0.952343039126482" calcext:value-type="percentage">
            <text:p>95,23 %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755" xlink:type="simple">Woltersdor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15]/[.$F$952]" office:value-type="percentage" office:value="0.000178309209146214" calcext:value-type="percentage">
            <text:p>0,02 %</text:p>
          </table:table-cell>
          <table:table-cell table:formula="of:=[.J614]+[.I615]" office:value-type="percentage" office:value="0.967579190266414" calcext:value-type="percentage">
            <text:p>96,76 %</text:p>
          </table:table-cell>
          <table:table-cell table:formula="of:=[.G615]/[.$G$952]" office:value-type="percentage" office:value="0.0000758265089475281" calcext:value-type="percentage">
            <text:p>0,01 %</text:p>
          </table:table-cell>
          <table:table-cell table:formula="of:=[.L614]+[.K615]" office:value-type="percentage" office:value="0.952418865635429" calcext:value-type="percentage">
            <text:p>95,24 %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627" xlink:type="simple">Druten</text:a>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16]/[.$F$952]" office:value-type="percentage" office:value="0.000178309209146214" calcext:value-type="percentage">
            <text:p>0,02 %</text:p>
          </table:table-cell>
          <table:table-cell table:formula="of:=[.J615]+[.I616]" office:value-type="percentage" office:value="0.96775749947556" calcext:value-type="percentage">
            <text:p>96,78 %</text:p>
          </table:table-cell>
          <table:table-cell table:formula="of:=[.G616]/[.$G$952]" office:value-type="percentage" office:value="0" calcext:value-type="percentage">
            <text:p>0,00 %</text:p>
          </table:table-cell>
          <table:table-cell table:formula="of:=[.L615]+[.K616]" office:value-type="percentage" office:value="0.952418865635429" calcext:value-type="percentage">
            <text:p>95,24 %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reland</text:p>
          </table:table-cell>
          <table:table-cell office:value-type="string" calcext:value-type="string">
            <text:p><text:a xlink:href="https://www.aishub.net/stations/2085" xlink:type="simple">Kinsale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17]/[.$F$952]" office:value-type="percentage" office:value="0.000178309209146214" calcext:value-type="percentage">
            <text:p>0,02 %</text:p>
          </table:table-cell>
          <table:table-cell table:formula="of:=[.J616]+[.I617]" office:value-type="percentage" office:value="0.967935808684706" calcext:value-type="percentage">
            <text:p>96,79 %</text:p>
          </table:table-cell>
          <table:table-cell table:formula="of:=[.G617]/[.$G$952]" office:value-type="percentage" office:value="0.000227479526842584" calcext:value-type="percentage">
            <text:p>0,02 %</text:p>
          </table:table-cell>
          <table:table-cell table:formula="of:=[.L616]+[.K617]" office:value-type="percentage" office:value="0.952646345162272" calcext:value-type="percentage">
            <text:p>95,26 %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Austria</text:p>
          </table:table-cell>
          <table:table-cell office:value-type="string" calcext:value-type="string">
            <text:p><text:a xlink:href="https://www.aishub.net/stations/2939" xlink:type="simple">Loimersdor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18]/[.$F$952]" office:value-type="percentage" office:value="0.000178309209146214" calcext:value-type="percentage">
            <text:p>0,02 %</text:p>
          </table:table-cell>
          <table:table-cell table:formula="of:=[.J617]+[.I618]" office:value-type="percentage" office:value="0.968114117893852" calcext:value-type="percentage">
            <text:p>96,81 %</text:p>
          </table:table-cell>
          <table:table-cell table:formula="of:=[.G618]/[.$G$952]" office:value-type="percentage" office:value="0.000417045799211404" calcext:value-type="percentage">
            <text:p>0,04 %</text:p>
          </table:table-cell>
          <table:table-cell table:formula="of:=[.L617]+[.K618]" office:value-type="percentage" office:value="0.953063390961483" calcext:value-type="percentage">
            <text:p>95,31 %</text:p>
          </table:table-cell>
        </table:table-row>
        <table:table-row table:style-name="ro2">
          <table:table-cell office:value-type="float" office:value="2197" calcext:value-type="float">
            <text:p>2197</text:p>
          </table:table-cell>
          <table:table-cell/>
          <table:table-cell office:value-type="string" calcext:value-type="string">
            <text:p>91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197" xlink:type="simple">Warwick, Rhode Island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19]/[.$F$952]" office:value-type="percentage" office:value="0.000178309209146214" calcext:value-type="percentage">
            <text:p>0,02 %</text:p>
          </table:table-cell>
          <table:table-cell table:formula="of:=[.J618]+[.I619]" office:value-type="percentage" office:value="0.968292427102998" calcext:value-type="percentage">
            <text:p>96,83 %</text:p>
          </table:table-cell>
          <table:table-cell table:formula="of:=[.G619]/[.$G$952]" office:value-type="percentage" office:value="0.000492872308158932" calcext:value-type="percentage">
            <text:p>0,05 %</text:p>
          </table:table-cell>
          <table:table-cell table:formula="of:=[.L618]+[.K619]" office:value-type="percentage" office:value="0.953556263269642" calcext:value-type="percentage">
            <text:p>95,36 %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inland</text:p>
          </table:table-cell>
          <table:table-cell office:value-type="string" calcext:value-type="string">
            <text:p><text:a xlink:href="https://www.aishub.net/stations/3121" xlink:type="simple">Mariehamn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20]/[.$F$952]" office:value-type="percentage" office:value="0.000178309209146214" calcext:value-type="percentage">
            <text:p>0,02 %</text:p>
          </table:table-cell>
          <table:table-cell table:formula="of:=[.J619]+[.I620]" office:value-type="percentage" office:value="0.968470736312145" calcext:value-type="percentage">
            <text:p>96,85 %</text:p>
          </table:table-cell>
          <table:table-cell table:formula="of:=[.G620]/[.$G$952]" office:value-type="percentage" office:value="0.000530785562632696" calcext:value-type="percentage">
            <text:p>0,05 %</text:p>
          </table:table-cell>
          <table:table-cell table:formula="of:=[.L619]+[.K620]" office:value-type="percentage" office:value="0.954087048832275" calcext:value-type="percentage">
            <text:p>95,41 %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3189" xlink:type="simple">Vancouver - Fraser River</text:a>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21]/[.$F$952]" office:value-type="percentage" office:value="0.000178309209146214" calcext:value-type="percentage">
            <text:p>0,02 %</text:p>
          </table:table-cell>
          <table:table-cell table:formula="of:=[.J620]+[.I621]" office:value-type="percentage" office:value="0.968649045521291" calcext:value-type="percentage">
            <text:p>96,86 %</text:p>
          </table:table-cell>
          <table:table-cell table:formula="of:=[.G621]/[.$G$952]" office:value-type="percentage" office:value="0" calcext:value-type="percentage">
            <text:p>0,00 %</text:p>
          </table:table-cell>
          <table:table-cell table:formula="of:=[.L620]+[.K621]" office:value-type="percentage" office:value="0.954087048832275" calcext:value-type="percentage">
            <text:p>95,41 %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508" xlink:type="simple">Neckarwestheim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22]/[.$F$952]" office:value-type="percentage" office:value="0.000178309209146214" calcext:value-type="percentage">
            <text:p>0,02 %</text:p>
          </table:table-cell>
          <table:table-cell table:formula="of:=[.J621]+[.I622]" office:value-type="percentage" office:value="0.968827354730437" calcext:value-type="percentage">
            <text:p>96,88 %</text:p>
          </table:table-cell>
          <table:table-cell table:formula="of:=[.G622]/[.$G$952]" office:value-type="percentage" office:value="0.00018956627236882" calcext:value-type="percentage">
            <text:p>0,02 %</text:p>
          </table:table-cell>
          <table:table-cell table:formula="of:=[.L621]+[.K622]" office:value-type="percentage" office:value="0.954276615104644" calcext:value-type="percentage">
            <text:p>95,43 %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uernsey</text:p>
          </table:table-cell>
          <table:table-cell office:value-type="string" calcext:value-type="string">
            <text:p><text:a xlink:href="https://www.aishub.net/stations/2316" xlink:type="simple">Guernsey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23]/[.$F$952]" office:value-type="percentage" office:value="0.000178309209146214" calcext:value-type="percentage">
            <text:p>0,02 %</text:p>
          </table:table-cell>
          <table:table-cell table:formula="of:=[.J622]+[.I623]" office:value-type="percentage" office:value="0.969005663939583" calcext:value-type="percentage">
            <text:p>96,90 %</text:p>
          </table:table-cell>
          <table:table-cell table:formula="of:=[.G623]/[.$G$952]" office:value-type="percentage" office:value="0.0000758265089475281" calcext:value-type="percentage">
            <text:p>0,01 %</text:p>
          </table:table-cell>
          <table:table-cell table:formula="of:=[.L622]+[.K623]" office:value-type="percentage" office:value="0.954352441613591" calcext:value-type="percentage">
            <text:p>95,44 %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588" xlink:type="simple">The Hague</text:a>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24]/[.$F$952]" office:value-type="percentage" office:value="0.000178309209146214" calcext:value-type="percentage">
            <text:p>0,02 %</text:p>
          </table:table-cell>
          <table:table-cell table:formula="of:=[.J623]+[.I624]" office:value-type="percentage" office:value="0.969183973148729" calcext:value-type="percentage">
            <text:p>96,92 %</text:p>
          </table:table-cell>
          <table:table-cell table:formula="of:=[.G624]/[.$G$952]" office:value-type="percentage" office:value="0" calcext:value-type="percentage">
            <text:p>0,00 %</text:p>
          </table:table-cell>
          <table:table-cell table:formula="of:=[.L623]+[.K624]" office:value-type="percentage" office:value="0.954352441613591" calcext:value-type="percentage">
            <text:p>95,44 %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691" xlink:type="simple">Utrecht</text:a>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25]/[.$F$952]" office:value-type="percentage" office:value="0.000178309209146214" calcext:value-type="percentage">
            <text:p>0,02 %</text:p>
          </table:table-cell>
          <table:table-cell table:formula="of:=[.J624]+[.I625]" office:value-type="percentage" office:value="0.969362282357876" calcext:value-type="percentage">
            <text:p>96,94 %</text:p>
          </table:table-cell>
          <table:table-cell table:formula="of:=[.G625]/[.$G$952]" office:value-type="percentage" office:value="0" calcext:value-type="percentage">
            <text:p>0,00 %</text:p>
          </table:table-cell>
          <table:table-cell table:formula="of:=[.L624]+[.K625]" office:value-type="percentage" office:value="0.954352441613591" calcext:value-type="percentage">
            <text:p>95,44 %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Indonesia</text:p>
          </table:table-cell>
          <table:table-cell office:value-type="string" calcext:value-type="string">
            <text:p><text:a xlink:href="https://www.aishub.net/stations/2876" xlink:type="simple">Batang</text:a>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26]/[.$F$952]" office:value-type="percentage" office:value="0.000178309209146214" calcext:value-type="percentage">
            <text:p>0,02 %</text:p>
          </table:table-cell>
          <table:table-cell table:formula="of:=[.J625]+[.I626]" office:value-type="percentage" office:value="0.969540591567022" calcext:value-type="percentage">
            <text:p>96,95 %</text:p>
          </table:table-cell>
          <table:table-cell table:formula="of:=[.G626]/[.$G$952]" office:value-type="percentage" office:value="0.000151653017895056" calcext:value-type="percentage">
            <text:p>0,02 %</text:p>
          </table:table-cell>
          <table:table-cell table:formula="of:=[.L625]+[.K626]" office:value-type="percentage" office:value="0.954504094631486" calcext:value-type="percentage">
            <text:p>95,45 %</text:p>
          </table:table-cell>
        </table:table-row>
        <table:table-row table:style-name="ro2">
          <table:table-cell office:value-type="float" office:value="2732" calcext:value-type="float">
            <text:p>2732</text:p>
          </table:table-cell>
          <table:table-cell/>
          <table:table-cell office:value-type="string" calcext:value-type="string">
            <text:p>91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732" xlink:type="simple">Rosneath</text:a>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27]/[.$F$952]" office:value-type="percentage" office:value="0.000178309209146214" calcext:value-type="percentage">
            <text:p>0,02 %</text:p>
          </table:table-cell>
          <table:table-cell table:formula="of:=[.J626]+[.I627]" office:value-type="percentage" office:value="0.969718900776168" calcext:value-type="percentage">
            <text:p>96,97 %</text:p>
          </table:table-cell>
          <table:table-cell table:formula="of:=[.G627]/[.$G$952]" office:value-type="percentage" office:value="0" calcext:value-type="percentage">
            <text:p>0,00 %</text:p>
          </table:table-cell>
          <table:table-cell table:formula="of:=[.L626]+[.K627]" office:value-type="percentage" office:value="0.954504094631486" calcext:value-type="percentage">
            <text:p>95,45 %</text:p>
          </table:table-cell>
        </table:table-row>
        <table:table-row table:style-name="ro2">
          <table:table-cell office:value-type="float" office:value="2827" calcext:value-type="float">
            <text:p>282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827" xlink:type="simple">Key Largo</text:a>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28]/[.$F$952]" office:value-type="percentage" office:value="0.000178309209146214" calcext:value-type="percentage">
            <text:p>0,02 %</text:p>
          </table:table-cell>
          <table:table-cell table:formula="of:=[.J627]+[.I628]" office:value-type="percentage" office:value="0.969897209985314" calcext:value-type="percentage">
            <text:p>96,99 %</text:p>
          </table:table-cell>
          <table:table-cell table:formula="of:=[.G628]/[.$G$952]" office:value-type="percentage" office:value="0.000644525326053988" calcext:value-type="percentage">
            <text:p>0,06 %</text:p>
          </table:table-cell>
          <table:table-cell table:formula="of:=[.L627]+[.K628]" office:value-type="percentage" office:value="0.95514861995754" calcext:value-type="percentage">
            <text:p>95,51 %</text:p>
          </table:table-cell>
        </table:table-row>
        <table:table-row table:style-name="ro2">
          <table:table-cell office:value-type="float" office:value="3281" calcext:value-type="float">
            <text:p>328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281" xlink:type="simple">Felixstowe / Harwich / Mistley</text:a>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29]/[.$F$952]" office:value-type="percentage" office:value="0.000178309209146214" calcext:value-type="percentage">
            <text:p>0,02 %</text:p>
          </table:table-cell>
          <table:table-cell table:formula="of:=[.J628]+[.I629]" office:value-type="percentage" office:value="0.97007551919446" calcext:value-type="percentage">
            <text:p>97,01 %</text:p>
          </table:table-cell>
          <table:table-cell table:formula="of:=[.G629]/[.$G$952]" office:value-type="percentage" office:value="0" calcext:value-type="percentage">
            <text:p>0,00 %</text:p>
          </table:table-cell>
          <table:table-cell table:formula="of:=[.L628]+[.K629]" office:value-type="percentage" office:value="0.95514861995754" calcext:value-type="percentage">
            <text:p>95,51 %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Qatar</text:p>
          </table:table-cell>
          <table:table-cell office:value-type="string" calcext:value-type="string">
            <text:p><text:a xlink:href="https://www.aishub.net/stations/3367" xlink:type="simple">Doha</text:a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30]/[.$F$952]" office:value-type="percentage" office:value="0.000167820432137613" calcext:value-type="percentage">
            <text:p>0,02 %</text:p>
          </table:table-cell>
          <table:table-cell table:formula="of:=[.J629]+[.I630]" office:value-type="percentage" office:value="0.970243339626598" calcext:value-type="percentage">
            <text:p>97,02 %</text:p>
          </table:table-cell>
          <table:table-cell table:formula="of:=[.G630]/[.$G$952]" office:value-type="percentage" office:value="0.000606612071580225" calcext:value-type="percentage">
            <text:p>0,06 %</text:p>
          </table:table-cell>
          <table:table-cell table:formula="of:=[.L629]+[.K630]" office:value-type="percentage" office:value="0.95575523202912" calcext:value-type="percentage">
            <text:p>95,58 %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Japan</text:p>
          </table:table-cell>
          <table:table-cell office:value-type="string" calcext:value-type="string">
            <text:p><text:a xlink:href="https://www.aishub.net/stations/2022" xlink:type="simple">Hamamatsu Hamana</text:a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31]/[.$F$952]" office:value-type="percentage" office:value="0.000167820432137613" calcext:value-type="percentage">
            <text:p>0,02 %</text:p>
          </table:table-cell>
          <table:table-cell table:formula="of:=[.J630]+[.I631]" office:value-type="percentage" office:value="0.970411160058736" calcext:value-type="percentage">
            <text:p>97,04 %</text:p>
          </table:table-cell>
          <table:table-cell table:formula="of:=[.G631]/[.$G$952]" office:value-type="percentage" office:value="0.000606612071580225" calcext:value-type="percentage">
            <text:p>0,06 %</text:p>
          </table:table-cell>
          <table:table-cell table:formula="of:=[.L630]+[.K631]" office:value-type="percentage" office:value="0.956361844100701" calcext:value-type="percentage">
            <text:p>95,64 %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/>
          <table:table-cell office:value-type="string" calcext:value-type="string">
            <text:p>8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3128" xlink:type="simple">Malmö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32]/[.$F$952]" office:value-type="percentage" office:value="0.000167820432137613" calcext:value-type="percentage">
            <text:p>0,02 %</text:p>
          </table:table-cell>
          <table:table-cell table:formula="of:=[.J631]+[.I632]" office:value-type="percentage" office:value="0.970578980490873" calcext:value-type="percentage">
            <text:p>97,06 %</text:p>
          </table:table-cell>
          <table:table-cell table:formula="of:=[.G632]/[.$G$952]" office:value-type="percentage" office:value="0.000113739763421292" calcext:value-type="percentage">
            <text:p>0,01 %</text:p>
          </table:table-cell>
          <table:table-cell table:formula="of:=[.L631]+[.K632]" office:value-type="percentage" office:value="0.956475583864122" calcext:value-type="percentage">
            <text:p>95,65 %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572" xlink:type="simple">Mandelieu La Napoule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33]/[.$F$952]" office:value-type="percentage" office:value="0.000167820432137613" calcext:value-type="percentage">
            <text:p>0,02 %</text:p>
          </table:table-cell>
          <table:table-cell table:formula="of:=[.J632]+[.I633]" office:value-type="percentage" office:value="0.970746800923011" calcext:value-type="percentage">
            <text:p>97,07 %</text:p>
          </table:table-cell>
          <table:table-cell table:formula="of:=[.G633]/[.$G$952]" office:value-type="percentage" office:value="0" calcext:value-type="percentage">
            <text:p>0,00 %</text:p>
          </table:table-cell>
          <table:table-cell table:formula="of:=[.L632]+[.K633]" office:value-type="percentage" office:value="0.956475583864122" calcext:value-type="percentage">
            <text:p>95,65 %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208" xlink:type="simple">Mannheim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34]/[.$F$952]" office:value-type="percentage" office:value="0.000167820432137613" calcext:value-type="percentage">
            <text:p>0,02 %</text:p>
          </table:table-cell>
          <table:table-cell table:formula="of:=[.J633]+[.I634]" office:value-type="percentage" office:value="0.970914621355148" calcext:value-type="percentage">
            <text:p>97,09 %</text:p>
          </table:table-cell>
          <table:table-cell table:formula="of:=[.G634]/[.$G$952]" office:value-type="percentage" office:value="0.000113739763421292" calcext:value-type="percentage">
            <text:p>0,01 %</text:p>
          </table:table-cell>
          <table:table-cell table:formula="of:=[.L633]+[.K634]" office:value-type="percentage" office:value="0.956589323627543" calcext:value-type="percentage">
            <text:p>95,66 %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320" xlink:type="simple">Brest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35]/[.$F$952]" office:value-type="percentage" office:value="0.000167820432137613" calcext:value-type="percentage">
            <text:p>0,02 %</text:p>
          </table:table-cell>
          <table:table-cell table:formula="of:=[.J634]+[.I635]" office:value-type="percentage" office:value="0.971082441787286" calcext:value-type="percentage">
            <text:p>97,11 %</text:p>
          </table:table-cell>
          <table:table-cell table:formula="of:=[.G635]/[.$G$952]" office:value-type="percentage" office:value="0" calcext:value-type="percentage">
            <text:p>0,00 %</text:p>
          </table:table-cell>
          <table:table-cell table:formula="of:=[.L634]+[.K635]" office:value-type="percentage" office:value="0.956589323627543" calcext:value-type="percentage">
            <text:p>95,66 %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/>
          <table:table-cell office:value-type="string" calcext:value-type="string">
            <text:p>71 %</text:p>
          </table:table-cell>
          <table:table-cell office:value-type="string" calcext:value-type="string">
            <text:p> Cyprus</text:p>
          </table:table-cell>
          <table:table-cell office:value-type="string" calcext:value-type="string">
            <text:p><text:a xlink:href="https://www.aishub.net/stations/2184" xlink:type="simple">Larnaca</text:a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36]/[.$F$952]" office:value-type="percentage" office:value="0.000167820432137613" calcext:value-type="percentage">
            <text:p>0,02 %</text:p>
          </table:table-cell>
          <table:table-cell table:formula="of:=[.J635]+[.I636]" office:value-type="percentage" office:value="0.971250262219423" calcext:value-type="percentage">
            <text:p>97,13 %</text:p>
          </table:table-cell>
          <table:table-cell table:formula="of:=[.G636]/[.$G$952]" office:value-type="percentage" office:value="0.000606612071580225" calcext:value-type="percentage">
            <text:p>0,06 %</text:p>
          </table:table-cell>
          <table:table-cell table:formula="of:=[.L635]+[.K636]" office:value-type="percentage" office:value="0.957195935699123" calcext:value-type="percentage">
            <text:p>95,72 %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Mexico</text:p>
          </table:table-cell>
          <table:table-cell office:value-type="string" calcext:value-type="string">
            <text:p><text:a xlink:href="https://www.aishub.net/stations/2427" xlink:type="simple">Cozumel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37]/[.$F$952]" office:value-type="percentage" office:value="0.000167820432137613" calcext:value-type="percentage">
            <text:p>0,02 %</text:p>
          </table:table-cell>
          <table:table-cell table:formula="of:=[.J636]+[.I637]" office:value-type="percentage" office:value="0.971418082651561" calcext:value-type="percentage">
            <text:p>97,14 %</text:p>
          </table:table-cell>
          <table:table-cell table:formula="of:=[.G637]/[.$G$952]" office:value-type="percentage" office:value="0" calcext:value-type="percentage">
            <text:p>0,00 %</text:p>
          </table:table-cell>
          <table:table-cell table:formula="of:=[.L636]+[.K637]" office:value-type="percentage" office:value="0.957195935699123" calcext:value-type="percentage">
            <text:p>95,72 %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/>
          <table:table-cell office:value-type="string" calcext:value-type="string">
            <text:p>8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442" xlink:type="simple">Montreal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38]/[.$F$952]" office:value-type="percentage" office:value="0.000167820432137613" calcext:value-type="percentage">
            <text:p>0,02 %</text:p>
          </table:table-cell>
          <table:table-cell table:formula="of:=[.J637]+[.I638]" office:value-type="percentage" office:value="0.971585903083699" calcext:value-type="percentage">
            <text:p>97,16 %</text:p>
          </table:table-cell>
          <table:table-cell table:formula="of:=[.G638]/[.$G$952]" office:value-type="percentage" office:value="0" calcext:value-type="percentage">
            <text:p>0,00 %</text:p>
          </table:table-cell>
          <table:table-cell table:formula="of:=[.L637]+[.K638]" office:value-type="percentage" office:value="0.957195935699123" calcext:value-type="percentage">
            <text:p>95,72 %</text:p>
          </table:table-cell>
        </table:table-row>
        <table:table-row table:style-name="ro2">
          <table:table-cell office:value-type="float" office:value="2496" calcext:value-type="float">
            <text:p>249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496" xlink:type="simple">London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39]/[.$F$952]" office:value-type="percentage" office:value="0.000167820432137613" calcext:value-type="percentage">
            <text:p>0,02 %</text:p>
          </table:table-cell>
          <table:table-cell table:formula="of:=[.J638]+[.I639]" office:value-type="percentage" office:value="0.971753723515836" calcext:value-type="percentage">
            <text:p>97,18 %</text:p>
          </table:table-cell>
          <table:table-cell table:formula="of:=[.G639]/[.$G$952]" office:value-type="percentage" office:value="0" calcext:value-type="percentage">
            <text:p>0,00 %</text:p>
          </table:table-cell>
          <table:table-cell table:formula="of:=[.L638]+[.K639]" office:value-type="percentage" office:value="0.957195935699123" calcext:value-type="percentage">
            <text:p>95,72 %</text:p>
          </table:table-cell>
        </table:table-row>
        <table:table-row table:style-name="ro2">
          <table:table-cell office:value-type="float" office:value="2889" calcext:value-type="float">
            <text:p>2889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Russian Federation</text:p>
          </table:table-cell>
          <table:table-cell office:value-type="string" calcext:value-type="string">
            <text:p><text:a xlink:href="https://www.aishub.net/stations/2889" xlink:type="simple">Moscow</text:a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40]/[.$F$952]" office:value-type="percentage" office:value="0.000167820432137613" calcext:value-type="percentage">
            <text:p>0,02 %</text:p>
          </table:table-cell>
          <table:table-cell table:formula="of:=[.J639]+[.I640]" office:value-type="percentage" office:value="0.971921543947974" calcext:value-type="percentage">
            <text:p>97,19 %</text:p>
          </table:table-cell>
          <table:table-cell table:formula="of:=[.G640]/[.$G$952]" office:value-type="percentage" office:value="0.000606612071580225" calcext:value-type="percentage">
            <text:p>0,06 %</text:p>
          </table:table-cell>
          <table:table-cell table:formula="of:=[.L639]+[.K640]" office:value-type="percentage" office:value="0.957802547770704" calcext:value-type="percentage">
            <text:p>95,78 %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/>
          <table:table-cell office:value-type="string" calcext:value-type="string">
            <text:p>94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506" xlink:type="simple">Lista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41]/[.$F$952]" office:value-type="percentage" office:value="0.000167820432137613" calcext:value-type="percentage">
            <text:p>0,02 %</text:p>
          </table:table-cell>
          <table:table-cell table:formula="of:=[.J640]+[.I641]" office:value-type="percentage" office:value="0.972089364380111" calcext:value-type="percentage">
            <text:p>97,21 %</text:p>
          </table:table-cell>
          <table:table-cell table:formula="of:=[.G641]/[.$G$952]" office:value-type="percentage" office:value="0" calcext:value-type="percentage">
            <text:p>0,00 %</text:p>
          </table:table-cell>
          <table:table-cell table:formula="of:=[.L640]+[.K641]" office:value-type="percentage" office:value="0.957802547770704" calcext:value-type="percentage">
            <text:p>95,78 %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921" xlink:type="simple">Zeist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42]/[.$F$952]" office:value-type="percentage" office:value="0.000167820432137613" calcext:value-type="percentage">
            <text:p>0,02 %</text:p>
          </table:table-cell>
          <table:table-cell table:formula="of:=[.J641]+[.I642]" office:value-type="percentage" office:value="0.972257184812249" calcext:value-type="percentage">
            <text:p>97,23 %</text:p>
          </table:table-cell>
          <table:table-cell table:formula="of:=[.G642]/[.$G$952]" office:value-type="percentage" office:value="0" calcext:value-type="percentage">
            <text:p>0,00 %</text:p>
          </table:table-cell>
          <table:table-cell table:formula="of:=[.L641]+[.K642]" office:value-type="percentage" office:value="0.957802547770704" calcext:value-type="percentage">
            <text:p>95,78 %</text:p>
          </table:table-cell>
        </table:table-row>
        <table:table-row table:style-name="ro2">
          <table:table-cell office:value-type="float" office:value="2055" calcext:value-type="float">
            <text:p>205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055" xlink:type="simple">London &amp; Poole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43]/[.$F$952]" office:value-type="percentage" office:value="0.000167820432137613" calcext:value-type="percentage">
            <text:p>0,02 %</text:p>
          </table:table-cell>
          <table:table-cell table:formula="of:=[.J642]+[.I643]" office:value-type="percentage" office:value="0.972425005244387" calcext:value-type="percentage">
            <text:p>97,24 %</text:p>
          </table:table-cell>
          <table:table-cell table:formula="of:=[.G643]/[.$G$952]" office:value-type="percentage" office:value="0" calcext:value-type="percentage">
            <text:p>0,00 %</text:p>
          </table:table-cell>
          <table:table-cell table:formula="of:=[.L642]+[.K643]" office:value-type="percentage" office:value="0.957802547770704" calcext:value-type="percentage">
            <text:p>95,78 %</text:p>
          </table:table-cell>
        </table:table-row>
        <table:table-row table:style-name="ro2">
          <table:table-cell office:value-type="float" office:value="3126" calcext:value-type="float">
            <text:p>312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126" xlink:type="simple">Mililani, HI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44]/[.$F$952]" office:value-type="percentage" office:value="0.000167820432137613" calcext:value-type="percentage">
            <text:p>0,02 %</text:p>
          </table:table-cell>
          <table:table-cell table:formula="of:=[.J643]+[.I644]" office:value-type="percentage" office:value="0.972592825676524" calcext:value-type="percentage">
            <text:p>97,26 %</text:p>
          </table:table-cell>
          <table:table-cell table:formula="of:=[.G644]/[.$G$952]" office:value-type="percentage" office:value="0.000151653017895056" calcext:value-type="percentage">
            <text:p>0,02 %</text:p>
          </table:table-cell>
          <table:table-cell table:formula="of:=[.L643]+[.K644]" office:value-type="percentage" office:value="0.957954200788599" calcext:value-type="percentage">
            <text:p>95,80 %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2521" xlink:type="simple">Gela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45]/[.$F$952]" office:value-type="percentage" office:value="0.000167820432137613" calcext:value-type="percentage">
            <text:p>0,02 %</text:p>
          </table:table-cell>
          <table:table-cell table:formula="of:=[.J644]+[.I645]" office:value-type="percentage" office:value="0.972760646108662" calcext:value-type="percentage">
            <text:p>97,28 %</text:p>
          </table:table-cell>
          <table:table-cell table:formula="of:=[.G645]/[.$G$952]" office:value-type="percentage" office:value="0.00056869881710646" calcext:value-type="percentage">
            <text:p>0,06 %</text:p>
          </table:table-cell>
          <table:table-cell table:formula="of:=[.L644]+[.K645]" office:value-type="percentage" office:value="0.958522899605705" calcext:value-type="percentage">
            <text:p>95,85 %</text:p>
          </table:table-cell>
        </table:table-row>
        <table:table-row table:style-name="ro2">
          <table:table-cell office:value-type="float" office:value="3378" calcext:value-type="float">
            <text:p>337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378" xlink:type="simple">Canada, Redwood City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46]/[.$F$952]" office:value-type="percentage" office:value="0.000167820432137613" calcext:value-type="percentage">
            <text:p>0,02 %</text:p>
          </table:table-cell>
          <table:table-cell table:formula="of:=[.J645]+[.I646]" office:value-type="percentage" office:value="0.972928466540799" calcext:value-type="percentage">
            <text:p>97,29 %</text:p>
          </table:table-cell>
          <table:table-cell table:formula="of:=[.G646]/[.$G$952]" office:value-type="percentage" office:value="0.000037913254473764" calcext:value-type="percentage">
            <text:p>0,00 %</text:p>
          </table:table-cell>
          <table:table-cell table:formula="of:=[.L645]+[.K646]" office:value-type="percentage" office:value="0.958560812860179" calcext:value-type="percentage">
            <text:p>95,86 %</text:p>
          </table:table-cell>
        </table:table-row>
        <table:table-row table:style-name="ro2">
          <table:table-cell office:value-type="float" office:value="2585" calcext:value-type="float">
            <text:p>258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585" xlink:type="simple">Seattle, WA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47]/[.$F$952]" office:value-type="percentage" office:value="0.000167820432137613" calcext:value-type="percentage">
            <text:p>0,02 %</text:p>
          </table:table-cell>
          <table:table-cell table:formula="of:=[.J646]+[.I647]" office:value-type="percentage" office:value="0.973096286972937" calcext:value-type="percentage">
            <text:p>97,31 %</text:p>
          </table:table-cell>
          <table:table-cell table:formula="of:=[.G647]/[.$G$952]" office:value-type="percentage" office:value="0.000113739763421292" calcext:value-type="percentage">
            <text:p>0,01 %</text:p>
          </table:table-cell>
          <table:table-cell table:formula="of:=[.L646]+[.K647]" office:value-type="percentage" office:value="0.9586745526236" calcext:value-type="percentage">
            <text:p>95,87 %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2232" xlink:type="simple">Porto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48]/[.$F$952]" office:value-type="percentage" office:value="0.000167820432137613" calcext:value-type="percentage">
            <text:p>0,02 %</text:p>
          </table:table-cell>
          <table:table-cell table:formula="of:=[.J647]+[.I648]" office:value-type="percentage" office:value="0.973264107405075" calcext:value-type="percentage">
            <text:p>97,33 %</text:p>
          </table:table-cell>
          <table:table-cell table:formula="of:=[.G648]/[.$G$952]" office:value-type="percentage" office:value="0.000227479526842584" calcext:value-type="percentage">
            <text:p>0,02 %</text:p>
          </table:table-cell>
          <table:table-cell table:formula="of:=[.L647]+[.K648]" office:value-type="percentage" office:value="0.958902032150443" calcext:value-type="percentage">
            <text:p>95,89 %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052" xlink:type="simple">Sandvika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49]/[.$F$952]" office:value-type="percentage" office:value="0.000167820432137613" calcext:value-type="percentage">
            <text:p>0,02 %</text:p>
          </table:table-cell>
          <table:table-cell table:formula="of:=[.J648]+[.I649]" office:value-type="percentage" office:value="0.973431927837212" calcext:value-type="percentage">
            <text:p>97,34 %</text:p>
          </table:table-cell>
          <table:table-cell table:formula="of:=[.G649]/[.$G$952]" office:value-type="percentage" office:value="0" calcext:value-type="percentage">
            <text:p>0,00 %</text:p>
          </table:table-cell>
          <table:table-cell table:formula="of:=[.L648]+[.K649]" office:value-type="percentage" office:value="0.958902032150443" calcext:value-type="percentage">
            <text:p>95,89 %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3204" xlink:type="simple">Ontario, Burlington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3&amp;_pjax=%23w0-pjax" xlink:type="simple"> </text:a></text:p>
          </table:table-cell>
          <table:table-cell table:formula="of:=[.F650]/[.$F$952]" office:value-type="percentage" office:value="0.000167820432137613" calcext:value-type="percentage">
            <text:p>0,02 %</text:p>
          </table:table-cell>
          <table:table-cell table:formula="of:=[.J649]+[.I650]" office:value-type="percentage" office:value="0.97359974826935" calcext:value-type="percentage">
            <text:p>97,36 %</text:p>
          </table:table-cell>
          <table:table-cell table:formula="of:=[.G650]/[.$G$952]" office:value-type="percentage" office:value="0.000227479526842584" calcext:value-type="percentage">
            <text:p>0,02 %</text:p>
          </table:table-cell>
          <table:table-cell table:formula="of:=[.L649]+[.K650]" office:value-type="percentage" office:value="0.959129511677285" calcext:value-type="percentage">
            <text:p>95,91 %</text:p>
          </table:table-cell>
        </table:table-row>
        <table:table-row table:style-name="ro2"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772" xlink:type="simple">San Diego Web Cam (PLE)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formula="of:=[.F651]/[.$F$952]" office:value-type="percentage" office:value="0.000167820432137613" calcext:value-type="percentage">
            <text:p>0,02 %</text:p>
          </table:table-cell>
          <table:table-cell table:formula="of:=[.J650]+[.I651]" office:value-type="percentage" office:value="0.973767568701487" calcext:value-type="percentage">
            <text:p>97,38 %</text:p>
          </table:table-cell>
          <table:table-cell table:formula="of:=[.G651]/[.$G$952]" office:value-type="percentage" office:value="0.000113739763421292" calcext:value-type="percentage">
            <text:p>0,01 %</text:p>
          </table:table-cell>
          <table:table-cell table:formula="of:=[.L650]+[.K651]" office:value-type="percentage" office:value="0.959243251440707" calcext:value-type="percentage">
            <text:p>95,92 %</text:p>
          </table:table-cell>
        </table:table-row>
        <table:table-row table:style-name="ro2">
          <table:table-cell office:value-type="float" office:value="3378" calcext:value-type="float">
            <text:p>337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378" xlink:type="simple">Canada, Redwood City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52]/[.$F$952]" office:value-type="percentage" office:value="0.000167820432137613" calcext:value-type="percentage">
            <text:p>0,02 %</text:p>
          </table:table-cell>
          <table:table-cell table:formula="of:=[.J651]+[.I652]" office:value-type="percentage" office:value="0.973935389133625" calcext:value-type="percentage">
            <text:p>97,39 %</text:p>
          </table:table-cell>
          <table:table-cell table:formula="of:=[.G652]/[.$G$952]" office:value-type="percentage" office:value="0.000037913254473764" calcext:value-type="percentage">
            <text:p>0,00 %</text:p>
          </table:table-cell>
          <table:table-cell table:formula="of:=[.L651]+[.K652]" office:value-type="percentage" office:value="0.959281164695181" calcext:value-type="percentage">
            <text:p>95,93 %</text:p>
          </table:table-cell>
        </table:table-row>
        <table:table-row table:style-name="ro2">
          <table:table-cell office:value-type="float" office:value="2308" calcext:value-type="float">
            <text:p>230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308" xlink:type="simple">Jupiter, FL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53]/[.$F$952]" office:value-type="percentage" office:value="0.000157331655129012" calcext:value-type="percentage">
            <text:p>0,02 %</text:p>
          </table:table-cell>
          <table:table-cell table:formula="of:=[.J652]+[.I653]" office:value-type="percentage" office:value="0.974092720788754" calcext:value-type="percentage">
            <text:p>97,41 %</text:p>
          </table:table-cell>
          <table:table-cell table:formula="of:=[.G653]/[.$G$952]" office:value-type="percentage" office:value="0.000492872308158932" calcext:value-type="percentage">
            <text:p>0,05 %</text:p>
          </table:table-cell>
          <table:table-cell table:formula="of:=[.L652]+[.K653]" office:value-type="percentage" office:value="0.959774037003339" calcext:value-type="percentage">
            <text:p>95,98 %</text:p>
          </table:table-cell>
        </table:table-row>
        <table:table-row table:style-name="ro2">
          <table:table-cell office:value-type="float" office:value="2444" calcext:value-type="float">
            <text:p>244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444" xlink:type="simple">Roaming station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54]/[.$F$952]" office:value-type="percentage" office:value="0.000157331655129012" calcext:value-type="percentage">
            <text:p>0,02 %</text:p>
          </table:table-cell>
          <table:table-cell table:formula="of:=[.J653]+[.I654]" office:value-type="percentage" office:value="0.974250052443883" calcext:value-type="percentage">
            <text:p>97,43 %</text:p>
          </table:table-cell>
          <table:table-cell table:formula="of:=[.G654]/[.$G$952]" office:value-type="percentage" office:value="0.000151653017895056" calcext:value-type="percentage">
            <text:p>0,02 %</text:p>
          </table:table-cell>
          <table:table-cell table:formula="of:=[.L653]+[.K654]" office:value-type="percentage" office:value="0.959925690021235" calcext:value-type="percentage">
            <text:p>95,99 %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019" xlink:type="simple">Victoria, BC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55]/[.$F$952]" office:value-type="percentage" office:value="0.000157331655129012" calcext:value-type="percentage">
            <text:p>0,02 %</text:p>
          </table:table-cell>
          <table:table-cell table:formula="of:=[.J654]+[.I655]" office:value-type="percentage" office:value="0.974407384099012" calcext:value-type="percentage">
            <text:p>97,44 %</text:p>
          </table:table-cell>
          <table:table-cell table:formula="of:=[.G655]/[.$G$952]" office:value-type="percentage" office:value="0.000113739763421292" calcext:value-type="percentage">
            <text:p>0,01 %</text:p>
          </table:table-cell>
          <table:table-cell table:formula="of:=[.L654]+[.K655]" office:value-type="percentage" office:value="0.960039429784656" calcext:value-type="percentage">
            <text:p>96,00 %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207" xlink:type="simple">Wismar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56]/[.$F$952]" office:value-type="percentage" office:value="0.000157331655129012" calcext:value-type="percentage">
            <text:p>0,02 %</text:p>
          </table:table-cell>
          <table:table-cell table:formula="of:=[.J655]+[.I656]" office:value-type="percentage" office:value="0.974564715754141" calcext:value-type="percentage">
            <text:p>97,46 %</text:p>
          </table:table-cell>
          <table:table-cell table:formula="of:=[.G656]/[.$G$952]" office:value-type="percentage" office:value="0.0000758265089475281" calcext:value-type="percentage">
            <text:p>0,01 %</text:p>
          </table:table-cell>
          <table:table-cell table:formula="of:=[.L655]+[.K656]" office:value-type="percentage" office:value="0.960115256293603" calcext:value-type="percentage">
            <text:p>96,01 %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497" xlink:type="simple">Warmond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57]/[.$F$952]" office:value-type="percentage" office:value="0.000157331655129012" calcext:value-type="percentage">
            <text:p>0,02 %</text:p>
          </table:table-cell>
          <table:table-cell table:formula="of:=[.J656]+[.I657]" office:value-type="percentage" office:value="0.97472204740927" calcext:value-type="percentage">
            <text:p>97,47 %</text:p>
          </table:table-cell>
          <table:table-cell table:formula="of:=[.G657]/[.$G$952]" office:value-type="percentage" office:value="0.0000758265089475281" calcext:value-type="percentage">
            <text:p>0,01 %</text:p>
          </table:table-cell>
          <table:table-cell table:formula="of:=[.L656]+[.K657]" office:value-type="percentage" office:value="0.960191082802551" calcext:value-type="percentage">
            <text:p>96,02 %</text:p>
          </table:table-cell>
        </table:table-row>
        <table:table-row table:style-name="ro2">
          <table:table-cell office:value-type="float" office:value="2583" calcext:value-type="float">
            <text:p>258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583" xlink:type="simple">Broadford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58]/[.$F$952]" office:value-type="percentage" office:value="0.000157331655129012" calcext:value-type="percentage">
            <text:p>0,02 %</text:p>
          </table:table-cell>
          <table:table-cell table:formula="of:=[.J657]+[.I658]" office:value-type="percentage" office:value="0.974879379064399" calcext:value-type="percentage">
            <text:p>97,49 %</text:p>
          </table:table-cell>
          <table:table-cell table:formula="of:=[.G658]/[.$G$952]" office:value-type="percentage" office:value="0.000113739763421292" calcext:value-type="percentage">
            <text:p>0,01 %</text:p>
          </table:table-cell>
          <table:table-cell table:formula="of:=[.L657]+[.K658]" office:value-type="percentage" office:value="0.960304822565972" calcext:value-type="percentage">
            <text:p>96,03 %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245" xlink:type="simple">Tasmania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59]/[.$F$952]" office:value-type="percentage" office:value="0.000157331655129012" calcext:value-type="percentage">
            <text:p>0,02 %</text:p>
          </table:table-cell>
          <table:table-cell table:formula="of:=[.J658]+[.I659]" office:value-type="percentage" office:value="0.975036710719528" calcext:value-type="percentage">
            <text:p>97,50 %</text:p>
          </table:table-cell>
          <table:table-cell table:formula="of:=[.G659]/[.$G$952]" office:value-type="percentage" office:value="0.0000758265089475281" calcext:value-type="percentage">
            <text:p>0,01 %</text:p>
          </table:table-cell>
          <table:table-cell table:formula="of:=[.L658]+[.K659]" office:value-type="percentage" office:value="0.96038064907492" calcext:value-type="percentage">
            <text:p>96,04 %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2069" xlink:type="simple">Albufeira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60]/[.$F$952]" office:value-type="percentage" office:value="0.000157331655129012" calcext:value-type="percentage">
            <text:p>0,02 %</text:p>
          </table:table-cell>
          <table:table-cell table:formula="of:=[.J659]+[.I660]" office:value-type="percentage" office:value="0.975194042374657" calcext:value-type="percentage">
            <text:p>97,52 %</text:p>
          </table:table-cell>
          <table:table-cell table:formula="of:=[.G660]/[.$G$952]" office:value-type="percentage" office:value="0.000492872308158932" calcext:value-type="percentage">
            <text:p>0,05 %</text:p>
          </table:table-cell>
          <table:table-cell table:formula="of:=[.L659]+[.K660]" office:value-type="percentage" office:value="0.960873521383079" calcext:value-type="percentage">
            <text:p>96,09 %</text:p>
          </table:table-cell>
        </table:table-row>
        <table:table-row table:style-name="ro2">
          <table:table-cell office:value-type="float" office:value="2614" calcext:value-type="float">
            <text:p>261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614" xlink:type="simple">Kingwood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61]/[.$F$952]" office:value-type="percentage" office:value="0.000157331655129012" calcext:value-type="percentage">
            <text:p>0,02 %</text:p>
          </table:table-cell>
          <table:table-cell table:formula="of:=[.J660]+[.I661]" office:value-type="percentage" office:value="0.975351374029786" calcext:value-type="percentage">
            <text:p>97,54 %</text:p>
          </table:table-cell>
          <table:table-cell table:formula="of:=[.G661]/[.$G$952]" office:value-type="percentage" office:value="0.000530785562632696" calcext:value-type="percentage">
            <text:p>0,05 %</text:p>
          </table:table-cell>
          <table:table-cell table:formula="of:=[.L660]+[.K661]" office:value-type="percentage" office:value="0.961404306945712" calcext:value-type="percentage">
            <text:p>96,14 %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838" xlink:type="simple">Geraldton</text:a>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62]/[.$F$952]" office:value-type="percentage" office:value="0.000157331655129012" calcext:value-type="percentage">
            <text:p>0,02 %</text:p>
          </table:table-cell>
          <table:table-cell table:formula="of:=[.J661]+[.I662]" office:value-type="percentage" office:value="0.975508705684915" calcext:value-type="percentage">
            <text:p>97,55 %</text:p>
          </table:table-cell>
          <table:table-cell table:formula="of:=[.G662]/[.$G$952]" office:value-type="percentage" office:value="0.00056869881710646" calcext:value-type="percentage">
            <text:p>0,06 %</text:p>
          </table:table-cell>
          <table:table-cell table:formula="of:=[.L661]+[.K662]" office:value-type="percentage" office:value="0.961973005762818" calcext:value-type="percentage">
            <text:p>96,20 %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/>
          <table:table-cell office:value-type="string" calcext:value-type="string">
            <text:p>97 %</text:p>
          </table:table-cell>
          <table:table-cell office:value-type="string" calcext:value-type="string">
            <text:p> India</text:p>
          </table:table-cell>
          <table:table-cell office:value-type="string" calcext:value-type="string">
            <text:p><text:a xlink:href="https://www.aishub.net/stations/2891" xlink:type="simple">Nagercoil</text:a>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63]/[.$F$952]" office:value-type="percentage" office:value="0.000157331655129012" calcext:value-type="percentage">
            <text:p>0,02 %</text:p>
          </table:table-cell>
          <table:table-cell table:formula="of:=[.J662]+[.I663]" office:value-type="percentage" office:value="0.975666037340044" calcext:value-type="percentage">
            <text:p>97,57 %</text:p>
          </table:table-cell>
          <table:table-cell table:formula="of:=[.G663]/[.$G$952]" office:value-type="percentage" office:value="0.00056869881710646" calcext:value-type="percentage">
            <text:p>0,06 %</text:p>
          </table:table-cell>
          <table:table-cell table:formula="of:=[.L662]+[.K663]" office:value-type="percentage" office:value="0.962541704579924" calcext:value-type="percentage">
            <text:p>96,25 %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056" xlink:type="simple">Leiden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64]/[.$F$952]" office:value-type="percentage" office:value="0.000157331655129012" calcext:value-type="percentage">
            <text:p>0,02 %</text:p>
          </table:table-cell>
          <table:table-cell table:formula="of:=[.J663]+[.I664]" office:value-type="percentage" office:value="0.975823368995173" calcext:value-type="percentage">
            <text:p>97,58 %</text:p>
          </table:table-cell>
          <table:table-cell table:formula="of:=[.G664]/[.$G$952]" office:value-type="percentage" office:value="0.0000758265089475281" calcext:value-type="percentage">
            <text:p>0,01 %</text:p>
          </table:table-cell>
          <table:table-cell table:formula="of:=[.L663]+[.K664]" office:value-type="percentage" office:value="0.962617531088872" calcext:value-type="percentage">
            <text:p>96,26 %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3062" xlink:type="simple">Rockingham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65]/[.$F$952]" office:value-type="percentage" office:value="0.000157331655129012" calcext:value-type="percentage">
            <text:p>0,02 %</text:p>
          </table:table-cell>
          <table:table-cell table:formula="of:=[.J664]+[.I665]" office:value-type="percentage" office:value="0.975980700650302" calcext:value-type="percentage">
            <text:p>97,60 %</text:p>
          </table:table-cell>
          <table:table-cell table:formula="of:=[.G665]/[.$G$952]" office:value-type="percentage" office:value="0.000113739763421292" calcext:value-type="percentage">
            <text:p>0,01 %</text:p>
          </table:table-cell>
          <table:table-cell table:formula="of:=[.L664]+[.K665]" office:value-type="percentage" office:value="0.962731270852293" calcext:value-type="percentage">
            <text:p>96,27 %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3177" xlink:type="simple">Visby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66]/[.$F$952]" office:value-type="percentage" office:value="0.000157331655129012" calcext:value-type="percentage">
            <text:p>0,02 %</text:p>
          </table:table-cell>
          <table:table-cell table:formula="of:=[.J665]+[.I666]" office:value-type="percentage" office:value="0.976138032305431" calcext:value-type="percentage">
            <text:p>97,61 %</text:p>
          </table:table-cell>
          <table:table-cell table:formula="of:=[.G666]/[.$G$952]" office:value-type="percentage" office:value="0.000492872308158932" calcext:value-type="percentage">
            <text:p>0,05 %</text:p>
          </table:table-cell>
          <table:table-cell table:formula="of:=[.L665]+[.K666]" office:value-type="percentage" office:value="0.963224143160452" calcext:value-type="percentage">
            <text:p>96,32 %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Kuwait</text:p>
          </table:table-cell>
          <table:table-cell office:value-type="string" calcext:value-type="string">
            <text:p><text:a xlink:href="https://www.aishub.net/stations/3188" xlink:type="simple">Kuwai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67]/[.$F$952]" office:value-type="percentage" office:value="0.000157331655129012" calcext:value-type="percentage">
            <text:p>0,02 %</text:p>
          </table:table-cell>
          <table:table-cell table:formula="of:=[.J666]+[.I667]" office:value-type="percentage" office:value="0.97629536396056" calcext:value-type="percentage">
            <text:p>97,63 %</text:p>
          </table:table-cell>
          <table:table-cell table:formula="of:=[.G667]/[.$G$952]" office:value-type="percentage" office:value="0.000530785562632696" calcext:value-type="percentage">
            <text:p>0,05 %</text:p>
          </table:table-cell>
          <table:table-cell table:formula="of:=[.L666]+[.K667]" office:value-type="percentage" office:value="0.963754928723085" calcext:value-type="percentage">
            <text:p>96,38 %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3197" xlink:type="simple">Thessaloniki</text:a>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68]/[.$F$952]" office:value-type="percentage" office:value="0.000157331655129012" calcext:value-type="percentage">
            <text:p>0,02 %</text:p>
          </table:table-cell>
          <table:table-cell table:formula="of:=[.J667]+[.I668]" office:value-type="percentage" office:value="0.976452695615689" calcext:value-type="percentage">
            <text:p>97,65 %</text:p>
          </table:table-cell>
          <table:table-cell table:formula="of:=[.G668]/[.$G$952]" office:value-type="percentage" office:value="0" calcext:value-type="percentage">
            <text:p>0,00 %</text:p>
          </table:table-cell>
          <table:table-cell table:formula="of:=[.L667]+[.K668]" office:value-type="percentage" office:value="0.963754928723085" calcext:value-type="percentage">
            <text:p>96,38 %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3201" xlink:type="simple">Sorel-Tracy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69]/[.$F$952]" office:value-type="percentage" office:value="0.000157331655129012" calcext:value-type="percentage">
            <text:p>0,02 %</text:p>
          </table:table-cell>
          <table:table-cell table:formula="of:=[.J668]+[.I669]" office:value-type="percentage" office:value="0.976610027270818" calcext:value-type="percentage">
            <text:p>97,66 %</text:p>
          </table:table-cell>
          <table:table-cell table:formula="of:=[.G669]/[.$G$952]" office:value-type="percentage" office:value="0.000037913254473764" calcext:value-type="percentage">
            <text:p>0,00 %</text:p>
          </table:table-cell>
          <table:table-cell table:formula="of:=[.L668]+[.K669]" office:value-type="percentage" office:value="0.963792841977559" calcext:value-type="percentage">
            <text:p>96,38 %</text:p>
          </table:table-cell>
        </table:table-row>
        <table:table-row table:style-name="ro2">
          <table:table-cell office:value-type="float" office:value="3230" calcext:value-type="float">
            <text:p>323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230" xlink:type="simple">Port Ludlow, WA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70]/[.$F$952]" office:value-type="percentage" office:value="0.000157331655129012" calcext:value-type="percentage">
            <text:p>0,02 %</text:p>
          </table:table-cell>
          <table:table-cell table:formula="of:=[.J669]+[.I670]" office:value-type="percentage" office:value="0.976767358925947" calcext:value-type="percentage">
            <text:p>97,68 %</text:p>
          </table:table-cell>
          <table:table-cell table:formula="of:=[.G670]/[.$G$952]" office:value-type="percentage" office:value="0.00037913254473764" calcext:value-type="percentage">
            <text:p>0,04 %</text:p>
          </table:table-cell>
          <table:table-cell table:formula="of:=[.L669]+[.K670]" office:value-type="percentage" office:value="0.964171974522296" calcext:value-type="percentage">
            <text:p>96,42 %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3273" xlink:type="simple">Faro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71]/[.$F$952]" office:value-type="percentage" office:value="0.000157331655129012" calcext:value-type="percentage">
            <text:p>0,02 %</text:p>
          </table:table-cell>
          <table:table-cell table:formula="of:=[.J670]+[.I671]" office:value-type="percentage" office:value="0.976924690581076" calcext:value-type="percentage">
            <text:p>97,69 %</text:p>
          </table:table-cell>
          <table:table-cell table:formula="of:=[.G671]/[.$G$952]" office:value-type="percentage" office:value="0.000492872308158932" calcext:value-type="percentage">
            <text:p>0,05 %</text:p>
          </table:table-cell>
          <table:table-cell table:formula="of:=[.L670]+[.K671]" office:value-type="percentage" office:value="0.964664846830456" calcext:value-type="percentage">
            <text:p>96,47 %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436" xlink:type="simple">Ferwoude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72]/[.$F$952]" office:value-type="percentage" office:value="0.000157331655129012" calcext:value-type="percentage">
            <text:p>0,02 %</text:p>
          </table:table-cell>
          <table:table-cell table:formula="of:=[.J671]+[.I672]" office:value-type="percentage" office:value="0.977082022236205" calcext:value-type="percentage">
            <text:p>97,71 %</text:p>
          </table:table-cell>
          <table:table-cell table:formula="of:=[.G672]/[.$G$952]" office:value-type="percentage" office:value="0.000151653017895056" calcext:value-type="percentage">
            <text:p>0,02 %</text:p>
          </table:table-cell>
          <table:table-cell table:formula="of:=[.L671]+[.K672]" office:value-type="percentage" office:value="0.964816499848351" calcext:value-type="percentage">
            <text:p>96,48 %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563" xlink:type="simple">Berlin</text:a>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73]/[.$F$952]" office:value-type="percentage" office:value="0.000157331655129012" calcext:value-type="percentage">
            <text:p>0,02 %</text:p>
          </table:table-cell>
          <table:table-cell table:formula="of:=[.J672]+[.I673]" office:value-type="percentage" office:value="0.977239353891334" calcext:value-type="percentage">
            <text:p>97,72 %</text:p>
          </table:table-cell>
          <table:table-cell table:formula="of:=[.G673]/[.$G$952]" office:value-type="percentage" office:value="0" calcext:value-type="percentage">
            <text:p>0,00 %</text:p>
          </table:table-cell>
          <table:table-cell table:formula="of:=[.L672]+[.K673]" office:value-type="percentage" office:value="0.964816499848351" calcext:value-type="percentage">
            <text:p>96,48 %</text:p>
          </table:table-cell>
        </table:table-row>
        <table:table-row table:style-name="ro2">
          <table:table-cell office:value-type="float" office:value="3765" calcext:value-type="float">
            <text:p>3765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765" xlink:type="simple">Sea Isle City, NJ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74]/[.$F$952]" office:value-type="percentage" office:value="0.000157331655129012" calcext:value-type="percentage">
            <text:p>0,02 %</text:p>
          </table:table-cell>
          <table:table-cell table:formula="of:=[.J673]+[.I674]" office:value-type="percentage" office:value="0.977396685546463" calcext:value-type="percentage">
            <text:p>97,74 %</text:p>
          </table:table-cell>
          <table:table-cell table:formula="of:=[.G674]/[.$G$952]" office:value-type="percentage" office:value="0.00037913254473764" calcext:value-type="percentage">
            <text:p>0,04 %</text:p>
          </table:table-cell>
          <table:table-cell table:formula="of:=[.L673]+[.K674]" office:value-type="percentage" office:value="0.965195632393088" calcext:value-type="percentage">
            <text:p>96,52 %</text:p>
          </table:table-cell>
        </table:table-row>
        <table:table-row table:style-name="ro2">
          <table:table-cell office:value-type="float" office:value="3875" calcext:value-type="float">
            <text:p>3875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875" xlink:type="simple">Cornwall</text:a>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75]/[.$F$952]" office:value-type="percentage" office:value="0.000157331655129012" calcext:value-type="percentage">
            <text:p>0,02 %</text:p>
          </table:table-cell>
          <table:table-cell table:formula="of:=[.J674]+[.I675]" office:value-type="percentage" office:value="0.977554017201592" calcext:value-type="percentage">
            <text:p>97,76 %</text:p>
          </table:table-cell>
          <table:table-cell table:formula="of:=[.G675]/[.$G$952]" office:value-type="percentage" office:value="0" calcext:value-type="percentage">
            <text:p>0,00 %</text:p>
          </table:table-cell>
          <table:table-cell table:formula="of:=[.L674]+[.K675]" office:value-type="percentage" office:value="0.965195632393088" calcext:value-type="percentage">
            <text:p>96,52 %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3910" xlink:type="simple">Ermoupoli Syros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76]/[.$F$952]" office:value-type="percentage" office:value="0.000157331655129012" calcext:value-type="percentage">
            <text:p>0,02 %</text:p>
          </table:table-cell>
          <table:table-cell table:formula="of:=[.J675]+[.I676]" office:value-type="percentage" office:value="0.977711348856721" calcext:value-type="percentage">
            <text:p>97,77 %</text:p>
          </table:table-cell>
          <table:table-cell table:formula="of:=[.G676]/[.$G$952]" office:value-type="percentage" office:value="0.000492872308158932" calcext:value-type="percentage">
            <text:p>0,05 %</text:p>
          </table:table-cell>
          <table:table-cell table:formula="of:=[.L675]+[.K676]" office:value-type="percentage" office:value="0.965688504701247" calcext:value-type="percentage">
            <text:p>96,57 %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202" xlink:type="simple">Ucluelet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77]/[.$F$952]" office:value-type="percentage" office:value="0.000146842878120411" calcext:value-type="percentage">
            <text:p>0,01 %</text:p>
          </table:table-cell>
          <table:table-cell table:formula="of:=[.J676]+[.I677]" office:value-type="percentage" office:value="0.977858191734841" calcext:value-type="percentage">
            <text:p>97,79 %</text:p>
          </table:table-cell>
          <table:table-cell table:formula="of:=[.G677]/[.$G$952]" office:value-type="percentage" office:value="0.000492872308158932" calcext:value-type="percentage">
            <text:p>0,05 %</text:p>
          </table:table-cell>
          <table:table-cell table:formula="of:=[.L676]+[.K677]" office:value-type="percentage" office:value="0.966181377009406" calcext:value-type="percentage">
            <text:p>96,62 %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580" xlink:type="simple">Frederikssund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78]/[.$F$952]" office:value-type="percentage" office:value="0.000146842878120411" calcext:value-type="percentage">
            <text:p>0,01 %</text:p>
          </table:table-cell>
          <table:table-cell table:formula="of:=[.J677]+[.I678]" office:value-type="percentage" office:value="0.978005034612961" calcext:value-type="percentage">
            <text:p>97,80 %</text:p>
          </table:table-cell>
          <table:table-cell table:formula="of:=[.G678]/[.$G$952]" office:value-type="percentage" office:value="0.000341219290263876" calcext:value-type="percentage">
            <text:p>0,03 %</text:p>
          </table:table-cell>
          <table:table-cell table:formula="of:=[.L677]+[.K678]" office:value-type="percentage" office:value="0.96652259629967" calcext:value-type="percentage">
            <text:p>96,65 %</text:p>
          </table:table-cell>
        </table:table-row>
        <table:table-row table:style-name="ro2">
          <table:table-cell office:value-type="float" office:value="2103" calcext:value-type="float">
            <text:p>2103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103" xlink:type="simple">London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79]/[.$F$952]" office:value-type="percentage" office:value="0.000146842878120411" calcext:value-type="percentage">
            <text:p>0,01 %</text:p>
          </table:table-cell>
          <table:table-cell table:formula="of:=[.J678]+[.I679]" office:value-type="percentage" office:value="0.978151877491082" calcext:value-type="percentage">
            <text:p>97,82 %</text:p>
          </table:table-cell>
          <table:table-cell table:formula="of:=[.G679]/[.$G$952]" office:value-type="percentage" office:value="0" calcext:value-type="percentage">
            <text:p>0,00 %</text:p>
          </table:table-cell>
          <table:table-cell table:formula="of:=[.L678]+[.K679]" office:value-type="percentage" office:value="0.96652259629967" calcext:value-type="percentage">
            <text:p>96,65 %</text:p>
          </table:table-cell>
        </table:table-row>
        <table:table-row table:style-name="ro2">
          <table:table-cell office:value-type="float" office:value="2187" calcext:value-type="float">
            <text:p>218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187" xlink:type="simple">Canada, Monterey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80]/[.$F$952]" office:value-type="percentage" office:value="0.000146842878120411" calcext:value-type="percentage">
            <text:p>0,01 %</text:p>
          </table:table-cell>
          <table:table-cell table:formula="of:=[.J679]+[.I680]" office:value-type="percentage" office:value="0.978298720369202" calcext:value-type="percentage">
            <text:p>97,83 %</text:p>
          </table:table-cell>
          <table:table-cell table:formula="of:=[.G680]/[.$G$952]" office:value-type="percentage" office:value="0.000227479526842584" calcext:value-type="percentage">
            <text:p>0,02 %</text:p>
          </table:table-cell>
          <table:table-cell table:formula="of:=[.L679]+[.K680]" office:value-type="percentage" office:value="0.966750075826513" calcext:value-type="percentage">
            <text:p>96,68 %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342" xlink:type="simple">Ostra Husby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81]/[.$F$952]" office:value-type="percentage" office:value="0.000146842878120411" calcext:value-type="percentage">
            <text:p>0,01 %</text:p>
          </table:table-cell>
          <table:table-cell table:formula="of:=[.J680]+[.I681]" office:value-type="percentage" office:value="0.978445563247323" calcext:value-type="percentage">
            <text:p>97,84 %</text:p>
          </table:table-cell>
          <table:table-cell table:formula="of:=[.G681]/[.$G$952]" office:value-type="percentage" office:value="0" calcext:value-type="percentage">
            <text:p>0,00 %</text:p>
          </table:table-cell>
          <table:table-cell table:formula="of:=[.L680]+[.K681]" office:value-type="percentage" office:value="0.966750075826513" calcext:value-type="percentage">
            <text:p>96,68 %</text:p>
          </table:table-cell>
        </table:table-row>
        <table:table-row table:style-name="ro2">
          <table:table-cell office:value-type="float" office:value="2411" calcext:value-type="float">
            <text:p>241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411" xlink:type="simple">Ballynahinch, N.Ireland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82]/[.$F$952]" office:value-type="percentage" office:value="0.000146842878120411" calcext:value-type="percentage">
            <text:p>0,01 %</text:p>
          </table:table-cell>
          <table:table-cell table:formula="of:=[.J681]+[.I682]" office:value-type="percentage" office:value="0.978592406125443" calcext:value-type="percentage">
            <text:p>97,86 %</text:p>
          </table:table-cell>
          <table:table-cell table:formula="of:=[.G682]/[.$G$952]" office:value-type="percentage" office:value="0.0000758265089475281" calcext:value-type="percentage">
            <text:p>0,01 %</text:p>
          </table:table-cell>
          <table:table-cell table:formula="of:=[.L681]+[.K682]" office:value-type="percentage" office:value="0.96682590233546" calcext:value-type="percentage">
            <text:p>96,68 %</text:p>
          </table:table-cell>
        </table:table-row>
        <table:table-row table:style-name="ro2">
          <table:table-cell office:value-type="float" office:value="2260" calcext:value-type="float">
            <text:p>2260</text:p>
          </table:table-cell>
          <table:table-cell/>
          <table:table-cell office:value-type="string" calcext:value-type="string">
            <text:p>82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260" xlink:type="simple">Oban</text:a>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83]/[.$F$952]" office:value-type="percentage" office:value="0.000146842878120411" calcext:value-type="percentage">
            <text:p>0,01 %</text:p>
          </table:table-cell>
          <table:table-cell table:formula="of:=[.J682]+[.I683]" office:value-type="percentage" office:value="0.978739249003563" calcext:value-type="percentage">
            <text:p>97,87 %</text:p>
          </table:table-cell>
          <table:table-cell table:formula="of:=[.G683]/[.$G$952]" office:value-type="percentage" office:value="0.000530785562632696" calcext:value-type="percentage">
            <text:p>0,05 %</text:p>
          </table:table-cell>
          <table:table-cell table:formula="of:=[.L682]+[.K683]" office:value-type="percentage" office:value="0.967356687898093" calcext:value-type="percentage">
            <text:p>96,74 %</text:p>
          </table:table-cell>
        </table:table-row>
        <table:table-row table:style-name="ro2">
          <table:table-cell office:value-type="float" office:value="2041" calcext:value-type="float">
            <text:p>204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041" xlink:type="simple">New York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84]/[.$F$952]" office:value-type="percentage" office:value="0.000146842878120411" calcext:value-type="percentage">
            <text:p>0,01 %</text:p>
          </table:table-cell>
          <table:table-cell table:formula="of:=[.J683]+[.I684]" office:value-type="percentage" office:value="0.978886091881684" calcext:value-type="percentage">
            <text:p>97,89 %</text:p>
          </table:table-cell>
          <table:table-cell table:formula="of:=[.G684]/[.$G$952]" office:value-type="percentage" office:value="0" calcext:value-type="percentage">
            <text:p>0,00 %</text:p>
          </table:table-cell>
          <table:table-cell table:formula="of:=[.L683]+[.K684]" office:value-type="percentage" office:value="0.967356687898093" calcext:value-type="percentage">
            <text:p>96,74 %</text:p>
          </table:table-cell>
        </table:table-row>
        <table:table-row table:style-name="ro2">
          <table:table-cell office:value-type="float" office:value="2587" calcext:value-type="float">
            <text:p>258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587" xlink:type="simple">Felixstowe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85]/[.$F$952]" office:value-type="percentage" office:value="0.000146842878120411" calcext:value-type="percentage">
            <text:p>0,01 %</text:p>
          </table:table-cell>
          <table:table-cell table:formula="of:=[.J684]+[.I685]" office:value-type="percentage" office:value="0.979032934759804" calcext:value-type="percentage">
            <text:p>97,90 %</text:p>
          </table:table-cell>
          <table:table-cell table:formula="of:=[.G685]/[.$G$952]" office:value-type="percentage" office:value="0" calcext:value-type="percentage">
            <text:p>0,00 %</text:p>
          </table:table-cell>
          <table:table-cell table:formula="of:=[.L684]+[.K685]" office:value-type="percentage" office:value="0.967356687898093" calcext:value-type="percentage">
            <text:p>96,74 %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108" xlink:type="simple">Sans Souci</text:a>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86]/[.$F$952]" office:value-type="percentage" office:value="0.000146842878120411" calcext:value-type="percentage">
            <text:p>0,01 %</text:p>
          </table:table-cell>
          <table:table-cell table:formula="of:=[.J685]+[.I686]" office:value-type="percentage" office:value="0.979179777637924" calcext:value-type="percentage">
            <text:p>97,92 %</text:p>
          </table:table-cell>
          <table:table-cell table:formula="of:=[.G686]/[.$G$952]" office:value-type="percentage" office:value="0.000113739763421292" calcext:value-type="percentage">
            <text:p>0,01 %</text:p>
          </table:table-cell>
          <table:table-cell table:formula="of:=[.L685]+[.K686]" office:value-type="percentage" office:value="0.967470427661514" calcext:value-type="percentage">
            <text:p>96,75 %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660" xlink:type="simple">Sorel-Tracy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87]/[.$F$952]" office:value-type="percentage" office:value="0.000146842878120411" calcext:value-type="percentage">
            <text:p>0,01 %</text:p>
          </table:table-cell>
          <table:table-cell table:formula="of:=[.J686]+[.I687]" office:value-type="percentage" office:value="0.979326620516045" calcext:value-type="percentage">
            <text:p>97,93 %</text:p>
          </table:table-cell>
          <table:table-cell table:formula="of:=[.G687]/[.$G$952]" office:value-type="percentage" office:value="0" calcext:value-type="percentage">
            <text:p>0,00 %</text:p>
          </table:table-cell>
          <table:table-cell table:formula="of:=[.L686]+[.K687]" office:value-type="percentage" office:value="0.967470427661514" calcext:value-type="percentage">
            <text:p>96,75 %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/>
          <table:table-cell office:value-type="string" calcext:value-type="string">
            <text:p>32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676" xlink:type="simple">Toronto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88]/[.$F$952]" office:value-type="percentage" office:value="0.000146842878120411" calcext:value-type="percentage">
            <text:p>0,01 %</text:p>
          </table:table-cell>
          <table:table-cell table:formula="of:=[.J687]+[.I688]" office:value-type="percentage" office:value="0.979473463394165" calcext:value-type="percentage">
            <text:p>97,95 %</text:p>
          </table:table-cell>
          <table:table-cell table:formula="of:=[.G688]/[.$G$952]" office:value-type="percentage" office:value="0.000037913254473764" calcext:value-type="percentage">
            <text:p>0,00 %</text:p>
          </table:table-cell>
          <table:table-cell table:formula="of:=[.L687]+[.K688]" office:value-type="percentage" office:value="0.967508340915988" calcext:value-type="percentage">
            <text:p>96,75 %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709" xlink:type="simple">Tromsø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89]/[.$F$952]" office:value-type="percentage" office:value="0.000146842878120411" calcext:value-type="percentage">
            <text:p>0,01 %</text:p>
          </table:table-cell>
          <table:table-cell table:formula="of:=[.J688]+[.I689]" office:value-type="percentage" office:value="0.979620306272286" calcext:value-type="percentage">
            <text:p>97,96 %</text:p>
          </table:table-cell>
          <table:table-cell table:formula="of:=[.G689]/[.$G$952]" office:value-type="percentage" office:value="0" calcext:value-type="percentage">
            <text:p>0,00 %</text:p>
          </table:table-cell>
          <table:table-cell table:formula="of:=[.L688]+[.K689]" office:value-type="percentage" office:value="0.967508340915988" calcext:value-type="percentage">
            <text:p>96,75 %</text:p>
          </table:table-cell>
        </table:table-row>
        <table:table-row table:style-name="ro2">
          <table:table-cell office:value-type="float" office:value="2743" calcext:value-type="float">
            <text:p>274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743" xlink:type="simple">Little Clacton, Essex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90]/[.$F$952]" office:value-type="percentage" office:value="0.000146842878120411" calcext:value-type="percentage">
            <text:p>0,01 %</text:p>
          </table:table-cell>
          <table:table-cell table:formula="of:=[.J689]+[.I690]" office:value-type="percentage" office:value="0.979767149150406" calcext:value-type="percentage">
            <text:p>97,98 %</text:p>
          </table:table-cell>
          <table:table-cell table:formula="of:=[.G690]/[.$G$952]" office:value-type="percentage" office:value="0" calcext:value-type="percentage">
            <text:p>0,00 %</text:p>
          </table:table-cell>
          <table:table-cell table:formula="of:=[.L689]+[.K690]" office:value-type="percentage" office:value="0.967508340915988" calcext:value-type="percentage">
            <text:p>96,75 %</text:p>
          </table:table-cell>
        </table:table-row>
        <table:table-row table:style-name="ro2">
          <table:table-cell office:value-type="float" office:value="2898" calcext:value-type="float">
            <text:p>289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898" xlink:type="simple">Burien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91]/[.$F$952]" office:value-type="percentage" office:value="0.000146842878120411" calcext:value-type="percentage">
            <text:p>0,01 %</text:p>
          </table:table-cell>
          <table:table-cell table:formula="of:=[.J690]+[.I691]" office:value-type="percentage" office:value="0.979913992028526" calcext:value-type="percentage">
            <text:p>97,99 %</text:p>
          </table:table-cell>
          <table:table-cell table:formula="of:=[.G691]/[.$G$952]" office:value-type="percentage" office:value="0" calcext:value-type="percentage">
            <text:p>0,00 %</text:p>
          </table:table-cell>
          <table:table-cell table:formula="of:=[.L690]+[.K691]" office:value-type="percentage" office:value="0.967508340915988" calcext:value-type="percentage">
            <text:p>96,75 %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982" xlink:type="simple">Tromsø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92]/[.$F$952]" office:value-type="percentage" office:value="0.000146842878120411" calcext:value-type="percentage">
            <text:p>0,01 %</text:p>
          </table:table-cell>
          <table:table-cell table:formula="of:=[.J691]+[.I692]" office:value-type="percentage" office:value="0.980060834906647" calcext:value-type="percentage">
            <text:p>98,01 %</text:p>
          </table:table-cell>
          <table:table-cell table:formula="of:=[.G692]/[.$G$952]" office:value-type="percentage" office:value="0" calcext:value-type="percentage">
            <text:p>0,00 %</text:p>
          </table:table-cell>
          <table:table-cell table:formula="of:=[.L691]+[.K692]" office:value-type="percentage" office:value="0.967508340915988" calcext:value-type="percentage">
            <text:p>96,75 %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Thailand</text:p>
          </table:table-cell>
          <table:table-cell office:value-type="string" calcext:value-type="string">
            <text:p><text:a xlink:href="https://www.aishub.net/stations/2983" xlink:type="simple">Bangkok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93]/[.$F$952]" office:value-type="percentage" office:value="0.000146842878120411" calcext:value-type="percentage">
            <text:p>0,01 %</text:p>
          </table:table-cell>
          <table:table-cell table:formula="of:=[.J692]+[.I693]" office:value-type="percentage" office:value="0.980207677784767" calcext:value-type="percentage">
            <text:p>98,02 %</text:p>
          </table:table-cell>
          <table:table-cell table:formula="of:=[.G693]/[.$G$952]" office:value-type="percentage" office:value="0.000227479526842584" calcext:value-type="percentage">
            <text:p>0,02 %</text:p>
          </table:table-cell>
          <table:table-cell table:formula="of:=[.L692]+[.K693]" office:value-type="percentage" office:value="0.967735820442831" calcext:value-type="percentage">
            <text:p>96,77 %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/>
          <table:table-cell office:value-type="string" calcext:value-type="string">
            <text:p>76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2986" xlink:type="simple">Gulf of Milazzo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94]/[.$F$952]" office:value-type="percentage" office:value="0.000146842878120411" calcext:value-type="percentage">
            <text:p>0,01 %</text:p>
          </table:table-cell>
          <table:table-cell table:formula="of:=[.J693]+[.I694]" office:value-type="percentage" office:value="0.980354520662888" calcext:value-type="percentage">
            <text:p>98,04 %</text:p>
          </table:table-cell>
          <table:table-cell table:formula="of:=[.G694]/[.$G$952]" office:value-type="percentage" office:value="0" calcext:value-type="percentage">
            <text:p>0,00 %</text:p>
          </table:table-cell>
          <table:table-cell table:formula="of:=[.L693]+[.K694]" office:value-type="percentage" office:value="0.967735820442831" calcext:value-type="percentage">
            <text:p>96,77 %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/>
          <table:table-cell office:value-type="string" calcext:value-type="string">
            <text:p>94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082" xlink:type="simple">Alphen Aan Den Rijn</text:a>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95]/[.$F$952]" office:value-type="percentage" office:value="0.000146842878120411" calcext:value-type="percentage">
            <text:p>0,01 %</text:p>
          </table:table-cell>
          <table:table-cell table:formula="of:=[.J694]+[.I695]" office:value-type="percentage" office:value="0.980501363541008" calcext:value-type="percentage">
            <text:p>98,05 %</text:p>
          </table:table-cell>
          <table:table-cell table:formula="of:=[.G695]/[.$G$952]" office:value-type="percentage" office:value="0.000113739763421292" calcext:value-type="percentage">
            <text:p>0,01 %</text:p>
          </table:table-cell>
          <table:table-cell table:formula="of:=[.L694]+[.K695]" office:value-type="percentage" office:value="0.967849560206252" calcext:value-type="percentage">
            <text:p>96,78 %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3162" xlink:type="simple">Cléden-Cap-Sizun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96]/[.$F$952]" office:value-type="percentage" office:value="0.000146842878120411" calcext:value-type="percentage">
            <text:p>0,01 %</text:p>
          </table:table-cell>
          <table:table-cell table:formula="of:=[.J695]+[.I696]" office:value-type="percentage" office:value="0.980648206419128" calcext:value-type="percentage">
            <text:p>98,06 %</text:p>
          </table:table-cell>
          <table:table-cell table:formula="of:=[.G696]/[.$G$952]" office:value-type="percentage" office:value="0.0000758265089475281" calcext:value-type="percentage">
            <text:p>0,01 %</text:p>
          </table:table-cell>
          <table:table-cell table:formula="of:=[.L695]+[.K696]" office:value-type="percentage" office:value="0.967925386715199" calcext:value-type="percentage">
            <text:p>96,79 %</text:p>
          </table:table-cell>
        </table:table-row>
        <table:table-row table:style-name="ro2">
          <table:table-cell office:value-type="float" office:value="3247" calcext:value-type="float">
            <text:p>324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247" xlink:type="simple">Philadelphia</text:a>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97]/[.$F$952]" office:value-type="percentage" office:value="0.000146842878120411" calcext:value-type="percentage">
            <text:p>0,01 %</text:p>
          </table:table-cell>
          <table:table-cell table:formula="of:=[.J696]+[.I697]" office:value-type="percentage" office:value="0.980795049297249" calcext:value-type="percentage">
            <text:p>98,08 %</text:p>
          </table:table-cell>
          <table:table-cell table:formula="of:=[.G697]/[.$G$952]" office:value-type="percentage" office:value="0.000113739763421292" calcext:value-type="percentage">
            <text:p>0,01 %</text:p>
          </table:table-cell>
          <table:table-cell table:formula="of:=[.L696]+[.K697]" office:value-type="percentage" office:value="0.968039126478621" calcext:value-type="percentage">
            <text:p>96,80 %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955" xlink:type="simple">Münster</text:a>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98]/[.$F$952]" office:value-type="percentage" office:value="0.000146842878120411" calcext:value-type="percentage">
            <text:p>0,01 %</text:p>
          </table:table-cell>
          <table:table-cell table:formula="of:=[.J697]+[.I698]" office:value-type="percentage" office:value="0.980941892175369" calcext:value-type="percentage">
            <text:p>98,09 %</text:p>
          </table:table-cell>
          <table:table-cell table:formula="of:=[.G698]/[.$G$952]" office:value-type="percentage" office:value="0.000530785562632696" calcext:value-type="percentage">
            <text:p>0,05 %</text:p>
          </table:table-cell>
          <table:table-cell table:formula="of:=[.L697]+[.K698]" office:value-type="percentage" office:value="0.968569912041253" calcext:value-type="percentage">
            <text:p>96,86 %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218" xlink:type="simple">Newfoundland, St. Johns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699]/[.$F$952]" office:value-type="percentage" office:value="0.00013635410111181" calcext:value-type="percentage">
            <text:p>0,01 %</text:p>
          </table:table-cell>
          <table:table-cell table:formula="of:=[.J698]+[.I699]" office:value-type="percentage" office:value="0.981078246276481" calcext:value-type="percentage">
            <text:p>98,11 %</text:p>
          </table:table-cell>
          <table:table-cell table:formula="of:=[.G699]/[.$G$952]" office:value-type="percentage" office:value="0.000492872308158932" calcext:value-type="percentage">
            <text:p>0,05 %</text:p>
          </table:table-cell>
          <table:table-cell table:formula="of:=[.L698]+[.K699]" office:value-type="percentage" office:value="0.969062784349413" calcext:value-type="percentage">
            <text:p>96,91 %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reland</text:p>
          </table:table-cell>
          <table:table-cell office:value-type="string" calcext:value-type="string">
            <text:p><text:a xlink:href="https://www.aishub.net/stations/2321" xlink:type="simple">Cobh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4&amp;_pjax=%23w0-pjax" xlink:type="simple"> </text:a></text:p>
          </table:table-cell>
          <table:table-cell table:formula="of:=[.F700]/[.$F$952]" office:value-type="percentage" office:value="0.00013635410111181" calcext:value-type="percentage">
            <text:p>0,01 %</text:p>
          </table:table-cell>
          <table:table-cell table:formula="of:=[.J699]+[.I700]" office:value-type="percentage" office:value="0.981214600377593" calcext:value-type="percentage">
            <text:p>98,12 %</text:p>
          </table:table-cell>
          <table:table-cell table:formula="of:=[.G700]/[.$G$952]" office:value-type="percentage" office:value="0.000037913254473764" calcext:value-type="percentage">
            <text:p>0,00 %</text:p>
          </table:table-cell>
          <table:table-cell table:formula="of:=[.L699]+[.K700]" office:value-type="percentage" office:value="0.969100697603886" calcext:value-type="percentage">
            <text:p>96,91 %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2089" xlink:type="simple">Trapani</text:a>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Default"/>
          <table:table-cell table:formula="of:=[.F701]/[.$F$952]" office:value-type="percentage" office:value="0.00013635410111181" calcext:value-type="percentage">
            <text:p>0,01 %</text:p>
          </table:table-cell>
          <table:table-cell table:formula="of:=[.J700]+[.I701]" office:value-type="percentage" office:value="0.981350954478705" calcext:value-type="percentage">
            <text:p>98,14 %</text:p>
          </table:table-cell>
          <table:table-cell table:formula="of:=[.G701]/[.$G$952]" office:value-type="percentage" office:value="0.000492872308158932" calcext:value-type="percentage">
            <text:p>0,05 %</text:p>
          </table:table-cell>
          <table:table-cell table:formula="of:=[.L700]+[.K701]" office:value-type="percentage" office:value="0.969593569912045" calcext:value-type="percentage">
            <text:p>96,96 %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051" xlink:type="simple">Lovund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02]/[.$F$952]" office:value-type="percentage" office:value="0.00013635410111181" calcext:value-type="percentage">
            <text:p>0,01 %</text:p>
          </table:table-cell>
          <table:table-cell table:formula="of:=[.J701]+[.I702]" office:value-type="percentage" office:value="0.981487308579816" calcext:value-type="percentage">
            <text:p>98,15 %</text:p>
          </table:table-cell>
          <table:table-cell table:formula="of:=[.G702]/[.$G$952]" office:value-type="percentage" office:value="0.0000758265089475281" calcext:value-type="percentage">
            <text:p>0,01 %</text:p>
          </table:table-cell>
          <table:table-cell table:formula="of:=[.L701]+[.K702]" office:value-type="percentage" office:value="0.969669396420993" calcext:value-type="percentage">
            <text:p>96,97 %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327" xlink:type="simple">Roenne, Bornholm 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03]/[.$F$952]" office:value-type="percentage" office:value="0.00013635410111181" calcext:value-type="percentage">
            <text:p>0,01 %</text:p>
          </table:table-cell>
          <table:table-cell table:formula="of:=[.J702]+[.I703]" office:value-type="percentage" office:value="0.981623662680928" calcext:value-type="percentage">
            <text:p>98,16 %</text:p>
          </table:table-cell>
          <table:table-cell table:formula="of:=[.G703]/[.$G$952]" office:value-type="percentage" office:value="0.000492872308158932" calcext:value-type="percentage">
            <text:p>0,05 %</text:p>
          </table:table-cell>
          <table:table-cell table:formula="of:=[.L702]+[.K703]" office:value-type="percentage" office:value="0.970162268729152" calcext:value-type="percentage">
            <text:p>97,02 %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109" xlink:type="simple">Oskarshamn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04]/[.$F$952]" office:value-type="percentage" office:value="0.00013635410111181" calcext:value-type="percentage">
            <text:p>0,01 %</text:p>
          </table:table-cell>
          <table:table-cell table:formula="of:=[.J703]+[.I704]" office:value-type="percentage" office:value="0.98176001678204" calcext:value-type="percentage">
            <text:p>98,18 %</text:p>
          </table:table-cell>
          <table:table-cell table:formula="of:=[.G704]/[.$G$952]" office:value-type="percentage" office:value="0.000492872308158932" calcext:value-type="percentage">
            <text:p>0,05 %</text:p>
          </table:table-cell>
          <table:table-cell table:formula="of:=[.L703]+[.K704]" office:value-type="percentage" office:value="0.970655141037311" calcext:value-type="percentage">
            <text:p>97,07 %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166" xlink:type="simple">Saint Georges de Didonnes</text:a>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www.sailgrib.com/" xlink:type="simple">SailGrib</text:a></text:p>
          </table:table-cell>
          <table:table-cell table:formula="of:=[.F705]/[.$F$952]" office:value-type="percentage" office:value="0.00013635410111181" calcext:value-type="percentage">
            <text:p>0,01 %</text:p>
          </table:table-cell>
          <table:table-cell table:formula="of:=[.J704]+[.I705]" office:value-type="percentage" office:value="0.981896370883152" calcext:value-type="percentage">
            <text:p>98,19 %</text:p>
          </table:table-cell>
          <table:table-cell table:formula="of:=[.G705]/[.$G$952]" office:value-type="percentage" office:value="0" calcext:value-type="percentage">
            <text:p>0,00 %</text:p>
          </table:table-cell>
          <table:table-cell table:formula="of:=[.L704]+[.K705]" office:value-type="percentage" office:value="0.970655141037311" calcext:value-type="percentage">
            <text:p>97,07 %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itzerland</text:p>
          </table:table-cell>
          <table:table-cell office:value-type="string" calcext:value-type="string">
            <text:p><text:a xlink:href="https://www.aishub.net/stations/2434" xlink:type="simple">Pratteln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06]/[.$F$952]" office:value-type="percentage" office:value="0.00013635410111181" calcext:value-type="percentage">
            <text:p>0,01 %</text:p>
          </table:table-cell>
          <table:table-cell table:formula="of:=[.J705]+[.I706]" office:value-type="percentage" office:value="0.982032724984263" calcext:value-type="percentage">
            <text:p>98,20 %</text:p>
          </table:table-cell>
          <table:table-cell table:formula="of:=[.G706]/[.$G$952]" office:value-type="percentage" office:value="0.0000758265089475281" calcext:value-type="percentage">
            <text:p>0,01 %</text:p>
          </table:table-cell>
          <table:table-cell table:formula="of:=[.L705]+[.K706]" office:value-type="percentage" office:value="0.970730967546258" calcext:value-type="percentage">
            <text:p>97,07 %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493" xlink:type="simple">Sorel-Tracy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07]/[.$F$952]" office:value-type="percentage" office:value="0.00013635410111181" calcext:value-type="percentage">
            <text:p>0,01 %</text:p>
          </table:table-cell>
          <table:table-cell table:formula="of:=[.J706]+[.I707]" office:value-type="percentage" office:value="0.982169079085375" calcext:value-type="percentage">
            <text:p>98,22 %</text:p>
          </table:table-cell>
          <table:table-cell table:formula="of:=[.G707]/[.$G$952]" office:value-type="percentage" office:value="0.000037913254473764" calcext:value-type="percentage">
            <text:p>0,00 %</text:p>
          </table:table-cell>
          <table:table-cell table:formula="of:=[.L706]+[.K707]" office:value-type="percentage" office:value="0.970768880800732" calcext:value-type="percentage">
            <text:p>97,08 %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w Zealand</text:p>
          </table:table-cell>
          <table:table-cell office:value-type="string" calcext:value-type="string">
            <text:p><text:a xlink:href="https://www.aishub.net/stations/2544" xlink:type="simple">Tauranga</text:a>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08]/[.$F$952]" office:value-type="percentage" office:value="0.00013635410111181" calcext:value-type="percentage">
            <text:p>0,01 %</text:p>
          </table:table-cell>
          <table:table-cell table:formula="of:=[.J707]+[.I708]" office:value-type="percentage" office:value="0.982305433186487" calcext:value-type="percentage">
            <text:p>98,23 %</text:p>
          </table:table-cell>
          <table:table-cell table:formula="of:=[.G708]/[.$G$952]" office:value-type="percentage" office:value="0" calcext:value-type="percentage">
            <text:p>0,00 %</text:p>
          </table:table-cell>
          <table:table-cell table:formula="of:=[.L707]+[.K708]" office:value-type="percentage" office:value="0.970768880800732" calcext:value-type="percentage">
            <text:p>97,08 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500" xlink:type="simple">Drachten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09]/[.$F$952]" office:value-type="percentage" office:value="0.00013635410111181" calcext:value-type="percentage">
            <text:p>0,01 %</text:p>
          </table:table-cell>
          <table:table-cell table:formula="of:=[.J708]+[.I709]" office:value-type="percentage" office:value="0.982441787287599" calcext:value-type="percentage">
            <text:p>98,24 %</text:p>
          </table:table-cell>
          <table:table-cell table:formula="of:=[.G709]/[.$G$952]" office:value-type="percentage" office:value="0.0000758265089475281" calcext:value-type="percentage">
            <text:p>0,01 %</text:p>
          </table:table-cell>
          <table:table-cell table:formula="of:=[.L708]+[.K709]" office:value-type="percentage" office:value="0.97084470730968" calcext:value-type="percentage">
            <text:p>97,08 %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582" xlink:type="simple">Siegburg</text:a>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10]/[.$F$952]" office:value-type="percentage" office:value="0.00013635410111181" calcext:value-type="percentage">
            <text:p>0,01 %</text:p>
          </table:table-cell>
          <table:table-cell table:formula="of:=[.J709]+[.I710]" office:value-type="percentage" office:value="0.982578141388711" calcext:value-type="percentage">
            <text:p>98,26 %</text:p>
          </table:table-cell>
          <table:table-cell table:formula="of:=[.G710]/[.$G$952]" office:value-type="percentage" office:value="0" calcext:value-type="percentage">
            <text:p>0,00 %</text:p>
          </table:table-cell>
          <table:table-cell table:formula="of:=[.L709]+[.K710]" office:value-type="percentage" office:value="0.97084470730968" calcext:value-type="percentage">
            <text:p>97,08 %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429" xlink:type="simple">Rotterdam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11]/[.$F$952]" office:value-type="percentage" office:value="0.00013635410111181" calcext:value-type="percentage">
            <text:p>0,01 %</text:p>
          </table:table-cell>
          <table:table-cell table:formula="of:=[.J710]+[.I711]" office:value-type="percentage" office:value="0.982714495489823" calcext:value-type="percentage">
            <text:p>98,27 %</text:p>
          </table:table-cell>
          <table:table-cell table:formula="of:=[.G711]/[.$G$952]" office:value-type="percentage" office:value="0.000265392781316348" calcext:value-type="percentage">
            <text:p>0,03 %</text:p>
          </table:table-cell>
          <table:table-cell table:formula="of:=[.L710]+[.K711]" office:value-type="percentage" office:value="0.971110100090996" calcext:value-type="percentage">
            <text:p>97,11 %</text:p>
          </table:table-cell>
        </table:table-row>
        <table:table-row table:style-name="ro2">
          <table:table-cell office:value-type="float" office:value="2685" calcext:value-type="float">
            <text:p>268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685" xlink:type="simple">Berwick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12]/[.$F$952]" office:value-type="percentage" office:value="0.00013635410111181" calcext:value-type="percentage">
            <text:p>0,01 %</text:p>
          </table:table-cell>
          <table:table-cell table:formula="of:=[.J711]+[.I712]" office:value-type="percentage" office:value="0.982850849590934" calcext:value-type="percentage">
            <text:p>98,29 %</text:p>
          </table:table-cell>
          <table:table-cell table:formula="of:=[.G712]/[.$G$952]" office:value-type="percentage" office:value="0.000037913254473764" calcext:value-type="percentage">
            <text:p>0,00 %</text:p>
          </table:table-cell>
          <table:table-cell table:formula="of:=[.L711]+[.K712]" office:value-type="percentage" office:value="0.97114801334547" calcext:value-type="percentage">
            <text:p>97,11 %</text:p>
          </table:table-cell>
        </table:table-row>
        <table:table-row table:style-name="ro2">
          <table:table-cell office:value-type="float" office:value="2738" calcext:value-type="float">
            <text:p>2738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738" xlink:type="simple">Huntingdon Valley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13]/[.$F$952]" office:value-type="percentage" office:value="0.00013635410111181" calcext:value-type="percentage">
            <text:p>0,01 %</text:p>
          </table:table-cell>
          <table:table-cell table:formula="of:=[.J712]+[.I713]" office:value-type="percentage" office:value="0.982987203692046" calcext:value-type="percentage">
            <text:p>98,30 %</text:p>
          </table:table-cell>
          <table:table-cell table:formula="of:=[.G713]/[.$G$952]" office:value-type="percentage" office:value="0.000113739763421292" calcext:value-type="percentage">
            <text:p>0,01 %</text:p>
          </table:table-cell>
          <table:table-cell table:formula="of:=[.L712]+[.K713]" office:value-type="percentage" office:value="0.971261753108891" calcext:value-type="percentage">
            <text:p>97,13 %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998" xlink:type="simple">Harnosand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14]/[.$F$952]" office:value-type="percentage" office:value="0.00013635410111181" calcext:value-type="percentage">
            <text:p>0,01 %</text:p>
          </table:table-cell>
          <table:table-cell table:formula="of:=[.J713]+[.I714]" office:value-type="percentage" office:value="0.983123557793158" calcext:value-type="percentage">
            <text:p>98,31 %</text:p>
          </table:table-cell>
          <table:table-cell table:formula="of:=[.G714]/[.$G$952]" office:value-type="percentage" office:value="0.000492872308158932" calcext:value-type="percentage">
            <text:p>0,05 %</text:p>
          </table:table-cell>
          <table:table-cell table:formula="of:=[.L713]+[.K714]" office:value-type="percentage" office:value="0.97175462541705" calcext:value-type="percentage">
            <text:p>97,18 %</text:p>
          </table:table-cell>
        </table:table-row>
        <table:table-row table:style-name="ro2">
          <table:table-cell office:value-type="float" office:value="3274" calcext:value-type="float">
            <text:p>327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274" xlink:type="simple">Welton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15]/[.$F$952]" office:value-type="percentage" office:value="0.00013635410111181" calcext:value-type="percentage">
            <text:p>0,01 %</text:p>
          </table:table-cell>
          <table:table-cell table:formula="of:=[.J714]+[.I715]" office:value-type="percentage" office:value="0.98325991189427" calcext:value-type="percentage">
            <text:p>98,33 %</text:p>
          </table:table-cell>
          <table:table-cell table:formula="of:=[.G715]/[.$G$952]" office:value-type="percentage" office:value="0.0000758265089475281" calcext:value-type="percentage">
            <text:p>0,01 %</text:p>
          </table:table-cell>
          <table:table-cell table:formula="of:=[.L714]+[.K715]" office:value-type="percentage" office:value="0.971830451925998" calcext:value-type="percentage">
            <text:p>97,18 %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323" xlink:type="simple">A Coruña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16]/[.$F$952]" office:value-type="percentage" office:value="0.00013635410111181" calcext:value-type="percentage">
            <text:p>0,01 %</text:p>
          </table:table-cell>
          <table:table-cell table:formula="of:=[.J715]+[.I716]" office:value-type="percentage" office:value="0.983396265995381" calcext:value-type="percentage">
            <text:p>98,34 %</text:p>
          </table:table-cell>
          <table:table-cell table:formula="of:=[.G716]/[.$G$952]" office:value-type="percentage" office:value="0.0000758265089475281" calcext:value-type="percentage">
            <text:p>0,01 %</text:p>
          </table:table-cell>
          <table:table-cell table:formula="of:=[.L715]+[.K716]" office:value-type="percentage" office:value="0.971906278434945" calcext:value-type="percentage">
            <text:p>97,19 %</text:p>
          </table:table-cell>
        </table:table-row>
        <table:table-row table:style-name="ro2">
          <table:table-cell office:value-type="float" office:value="3368" calcext:value-type="float">
            <text:p>336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368" xlink:type="simple">Stornoway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17]/[.$F$952]" office:value-type="percentage" office:value="0.00013635410111181" calcext:value-type="percentage">
            <text:p>0,01 %</text:p>
          </table:table-cell>
          <table:table-cell table:formula="of:=[.J716]+[.I717]" office:value-type="percentage" office:value="0.983532620096493" calcext:value-type="percentage">
            <text:p>98,35 %</text:p>
          </table:table-cell>
          <table:table-cell table:formula="of:=[.G717]/[.$G$952]" office:value-type="percentage" office:value="0.000492872308158932" calcext:value-type="percentage">
            <text:p>0,05 %</text:p>
          </table:table-cell>
          <table:table-cell table:formula="of:=[.L716]+[.K717]" office:value-type="percentage" office:value="0.972399150743104" calcext:value-type="percentage">
            <text:p>97,24 %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3461" xlink:type="simple">Théoule-sur-Mer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18]/[.$F$952]" office:value-type="percentage" office:value="0.00013635410111181" calcext:value-type="percentage">
            <text:p>0,01 %</text:p>
          </table:table-cell>
          <table:table-cell table:formula="of:=[.J717]+[.I718]" office:value-type="percentage" office:value="0.983668974197605" calcext:value-type="percentage">
            <text:p>98,37 %</text:p>
          </table:table-cell>
          <table:table-cell table:formula="of:=[.G718]/[.$G$952]" office:value-type="percentage" office:value="0.000037913254473764" calcext:value-type="percentage">
            <text:p>0,00 %</text:p>
          </table:table-cell>
          <table:table-cell table:formula="of:=[.L717]+[.K718]" office:value-type="percentage" office:value="0.972437063997578" calcext:value-type="percentage">
            <text:p>97,24 %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3486" xlink:type="simple">Hendaye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19]/[.$F$952]" office:value-type="percentage" office:value="0.00013635410111181" calcext:value-type="percentage">
            <text:p>0,01 %</text:p>
          </table:table-cell>
          <table:table-cell table:formula="of:=[.J718]+[.I719]" office:value-type="percentage" office:value="0.983805328298717" calcext:value-type="percentage">
            <text:p>98,38 %</text:p>
          </table:table-cell>
          <table:table-cell table:formula="of:=[.G719]/[.$G$952]" office:value-type="percentage" office:value="0.000454959053685168" calcext:value-type="percentage">
            <text:p>0,05 %</text:p>
          </table:table-cell>
          <table:table-cell table:formula="of:=[.L718]+[.K719]" office:value-type="percentage" office:value="0.972892023051263" calcext:value-type="percentage">
            <text:p>97,29 %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3676" xlink:type="simple">Kitimat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20]/[.$F$952]" office:value-type="percentage" office:value="0.00013635410111181" calcext:value-type="percentage">
            <text:p>0,01 %</text:p>
          </table:table-cell>
          <table:table-cell table:formula="of:=[.J719]+[.I720]" office:value-type="percentage" office:value="0.983941682399828" calcext:value-type="percentage">
            <text:p>98,39 %</text:p>
          </table:table-cell>
          <table:table-cell table:formula="of:=[.G720]/[.$G$952]" office:value-type="percentage" office:value="0.000492872308158932" calcext:value-type="percentage">
            <text:p>0,05 %</text:p>
          </table:table-cell>
          <table:table-cell table:formula="of:=[.L719]+[.K720]" office:value-type="percentage" office:value="0.973384895359422" calcext:value-type="percentage">
            <text:p>97,34 %</text:p>
          </table:table-cell>
        </table:table-row>
        <table:table-row table:style-name="ro2">
          <table:table-cell office:value-type="float" office:value="2159" calcext:value-type="float">
            <text:p>215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159" xlink:type="simple">Swanage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21]/[.$F$952]" office:value-type="percentage" office:value="0.00012586532410321" calcext:value-type="percentage">
            <text:p>0,01 %</text:p>
          </table:table-cell>
          <table:table-cell table:formula="of:=[.J720]+[.I721]" office:value-type="percentage" office:value="0.984067547723932" calcext:value-type="percentage">
            <text:p>98,41 %</text:p>
          </table:table-cell>
          <table:table-cell table:formula="of:=[.G721]/[.$G$952]" office:value-type="percentage" office:value="0.000151653017895056" calcext:value-type="percentage">
            <text:p>0,02 %</text:p>
          </table:table-cell>
          <table:table-cell table:formula="of:=[.L720]+[.K721]" office:value-type="percentage" office:value="0.973536548377317" calcext:value-type="percentage">
            <text:p>97,35 %</text:p>
          </table:table-cell>
        </table:table-row>
        <table:table-row table:style-name="ro2">
          <table:table-cell office:value-type="float" office:value="2152" calcext:value-type="float">
            <text:p>215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152" xlink:type="simple">Brielle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22]/[.$F$952]" office:value-type="percentage" office:value="0.00012586532410321" calcext:value-type="percentage">
            <text:p>0,01 %</text:p>
          </table:table-cell>
          <table:table-cell table:formula="of:=[.J721]+[.I722]" office:value-type="percentage" office:value="0.984193413048035" calcext:value-type="percentage">
            <text:p>98,42 %</text:p>
          </table:table-cell>
          <table:table-cell table:formula="of:=[.G722]/[.$G$952]" office:value-type="percentage" office:value="0.000341219290263876" calcext:value-type="percentage">
            <text:p>0,03 %</text:p>
          </table:table-cell>
          <table:table-cell table:formula="of:=[.L721]+[.K722]" office:value-type="percentage" office:value="0.973877767667581" calcext:value-type="percentage">
            <text:p>97,39 %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erbia</text:p>
          </table:table-cell>
          <table:table-cell office:value-type="string" calcext:value-type="string">
            <text:p><text:a xlink:href="https://www.aishub.net/stations/2194" xlink:type="simple">Belgrade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23]/[.$F$952]" office:value-type="percentage" office:value="0.00012586532410321" calcext:value-type="percentage">
            <text:p>0,01 %</text:p>
          </table:table-cell>
          <table:table-cell table:formula="of:=[.J722]+[.I723]" office:value-type="percentage" office:value="0.984319278372138" calcext:value-type="percentage">
            <text:p>98,43 %</text:p>
          </table:table-cell>
          <table:table-cell table:formula="of:=[.G723]/[.$G$952]" office:value-type="percentage" office:value="0.000454959053685168" calcext:value-type="percentage">
            <text:p>0,05 %</text:p>
          </table:table-cell>
          <table:table-cell table:formula="of:=[.L722]+[.K723]" office:value-type="percentage" office:value="0.974332726721266" calcext:value-type="percentage">
            <text:p>97,43 %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196" xlink:type="simple">Norrtälje</text:a>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24]/[.$F$952]" office:value-type="percentage" office:value="0.00012586532410321" calcext:value-type="percentage">
            <text:p>0,01 %</text:p>
          </table:table-cell>
          <table:table-cell table:formula="of:=[.J723]+[.I724]" office:value-type="percentage" office:value="0.984445143696241" calcext:value-type="percentage">
            <text:p>98,44 %</text:p>
          </table:table-cell>
          <table:table-cell table:formula="of:=[.G724]/[.$G$952]" office:value-type="percentage" office:value="0" calcext:value-type="percentage">
            <text:p>0,00 %</text:p>
          </table:table-cell>
          <table:table-cell table:formula="of:=[.L723]+[.K724]" office:value-type="percentage" office:value="0.974332726721266" calcext:value-type="percentage">
            <text:p>97,43 %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100" xlink:type="simple">Portsmouth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25]/[.$F$952]" office:value-type="percentage" office:value="0.00012586532410321" calcext:value-type="percentage">
            <text:p>0,01 %</text:p>
          </table:table-cell>
          <table:table-cell table:formula="of:=[.J724]+[.I725]" office:value-type="percentage" office:value="0.984571009020345" calcext:value-type="percentage">
            <text:p>98,46 %</text:p>
          </table:table-cell>
          <table:table-cell table:formula="of:=[.G725]/[.$G$952]" office:value-type="percentage" office:value="0.000454959053685168" calcext:value-type="percentage">
            <text:p>0,05 %</text:p>
          </table:table-cell>
          <table:table-cell table:formula="of:=[.L724]+[.K725]" office:value-type="percentage" office:value="0.974787685774951" calcext:value-type="percentage">
            <text:p>97,48 %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/>
          <table:table-cell office:value-type="string" calcext:value-type="string">
            <text:p>95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418" xlink:type="simple">Årland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26]/[.$F$952]" office:value-type="percentage" office:value="0.00012586532410321" calcext:value-type="percentage">
            <text:p>0,01 %</text:p>
          </table:table-cell>
          <table:table-cell table:formula="of:=[.J725]+[.I726]" office:value-type="percentage" office:value="0.984696874344448" calcext:value-type="percentage">
            <text:p>98,47 %</text:p>
          </table:table-cell>
          <table:table-cell table:formula="of:=[.G726]/[.$G$952]" office:value-type="percentage" office:value="0.000113739763421292" calcext:value-type="percentage">
            <text:p>0,01 %</text:p>
          </table:table-cell>
          <table:table-cell table:formula="of:=[.L725]+[.K726]" office:value-type="percentage" office:value="0.974901425538373" calcext:value-type="percentage">
            <text:p>97,49 %</text:p>
          </table:table-cell>
        </table:table-row>
        <table:table-row table:style-name="ro2">
          <table:table-cell office:value-type="float" office:value="2646" calcext:value-type="float">
            <text:p>2646</text:p>
          </table:table-cell>
          <table:table-cell/>
          <table:table-cell office:value-type="string" calcext:value-type="string">
            <text:p>9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646" xlink:type="simple">Arkwright, NY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27]/[.$F$952]" office:value-type="percentage" office:value="0.00012586532410321" calcext:value-type="percentage">
            <text:p>0,01 %</text:p>
          </table:table-cell>
          <table:table-cell table:formula="of:=[.J726]+[.I727]" office:value-type="percentage" office:value="0.984822739668551" calcext:value-type="percentage">
            <text:p>98,48 %</text:p>
          </table:table-cell>
          <table:table-cell table:formula="of:=[.G727]/[.$G$952]" office:value-type="percentage" office:value="0.000303306035790112" calcext:value-type="percentage">
            <text:p>0,03 %</text:p>
          </table:table-cell>
          <table:table-cell table:formula="of:=[.L726]+[.K727]" office:value-type="percentage" office:value="0.975204731574163" calcext:value-type="percentage">
            <text:p>97,52 %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/>
          <table:table-cell office:value-type="string" calcext:value-type="string">
            <text:p>25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834" xlink:type="simple">Bunbury</text:a>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28]/[.$F$952]" office:value-type="percentage" office:value="0.00012586532410321" calcext:value-type="percentage">
            <text:p>0,01 %</text:p>
          </table:table-cell>
          <table:table-cell table:formula="of:=[.J727]+[.I728]" office:value-type="percentage" office:value="0.984948604992654" calcext:value-type="percentage">
            <text:p>98,49 %</text:p>
          </table:table-cell>
          <table:table-cell table:formula="of:=[.G728]/[.$G$952]" office:value-type="percentage" office:value="0" calcext:value-type="percentage">
            <text:p>0,00 %</text:p>
          </table:table-cell>
          <table:table-cell table:formula="of:=[.L727]+[.K728]" office:value-type="percentage" office:value="0.975204731574163" calcext:value-type="percentage">
            <text:p>97,52 %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Korea</text:p>
          </table:table-cell>
          <table:table-cell office:value-type="string" calcext:value-type="string">
            <text:p><text:a xlink:href="https://www.aishub.net/stations/2883" xlink:type="simple">Nam-gu,Pohang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29]/[.$F$952]" office:value-type="percentage" office:value="0.00012586532410321" calcext:value-type="percentage">
            <text:p>0,01 %</text:p>
          </table:table-cell>
          <table:table-cell table:formula="of:=[.J728]+[.I729]" office:value-type="percentage" office:value="0.985074470316757" calcext:value-type="percentage">
            <text:p>98,51 %</text:p>
          </table:table-cell>
          <table:table-cell table:formula="of:=[.G729]/[.$G$952]" office:value-type="percentage" office:value="0.000454959053685168" calcext:value-type="percentage">
            <text:p>0,05 %</text:p>
          </table:table-cell>
          <table:table-cell table:formula="of:=[.L728]+[.K729]" office:value-type="percentage" office:value="0.975659690627848" calcext:value-type="percentage">
            <text:p>97,57 %</text:p>
          </table:table-cell>
        </table:table-row>
        <table:table-row table:style-name="ro2">
          <table:table-cell office:value-type="float" office:value="2961" calcext:value-type="float">
            <text:p>296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961" xlink:type="simple">Isle Royale West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30]/[.$F$952]" office:value-type="percentage" office:value="0.00012586532410321" calcext:value-type="percentage">
            <text:p>0,01 %</text:p>
          </table:table-cell>
          <table:table-cell table:formula="of:=[.J729]+[.I730]" office:value-type="percentage" office:value="0.98520033564086" calcext:value-type="percentage">
            <text:p>98,52 %</text:p>
          </table:table-cell>
          <table:table-cell table:formula="of:=[.G730]/[.$G$952]" office:value-type="percentage" office:value="0.000454959053685168" calcext:value-type="percentage">
            <text:p>0,05 %</text:p>
          </table:table-cell>
          <table:table-cell table:formula="of:=[.L729]+[.K730]" office:value-type="percentage" office:value="0.976114649681533" calcext:value-type="percentage">
            <text:p>97,61 %</text:p>
          </table:table-cell>
        </table:table-row>
        <table:table-row table:style-name="ro2">
          <table:table-cell office:value-type="float" office:value="3028" calcext:value-type="float">
            <text:p>3028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028" xlink:type="simple">Fairhaven, MA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31]/[.$F$952]" office:value-type="percentage" office:value="0.00012586532410321" calcext:value-type="percentage">
            <text:p>0,01 %</text:p>
          </table:table-cell>
          <table:table-cell table:formula="of:=[.J730]+[.I731]" office:value-type="percentage" office:value="0.985326200964964" calcext:value-type="percentage">
            <text:p>98,53 %</text:p>
          </table:table-cell>
          <table:table-cell table:formula="of:=[.G731]/[.$G$952]" office:value-type="percentage" office:value="0.000454959053685168" calcext:value-type="percentage">
            <text:p>0,05 %</text:p>
          </table:table-cell>
          <table:table-cell table:formula="of:=[.L730]+[.K731]" office:value-type="percentage" office:value="0.976569608735218" calcext:value-type="percentage">
            <text:p>97,66 %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298" xlink:type="simple">Baiona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32]/[.$F$952]" office:value-type="percentage" office:value="0.00012586532410321" calcext:value-type="percentage">
            <text:p>0,01 %</text:p>
          </table:table-cell>
          <table:table-cell table:formula="of:=[.J731]+[.I732]" office:value-type="percentage" office:value="0.985452066289067" calcext:value-type="percentage">
            <text:p>98,55 %</text:p>
          </table:table-cell>
          <table:table-cell table:formula="of:=[.G732]/[.$G$952]" office:value-type="percentage" office:value="0.00037913254473764" calcext:value-type="percentage">
            <text:p>0,04 %</text:p>
          </table:table-cell>
          <table:table-cell table:formula="of:=[.L731]+[.K732]" office:value-type="percentage" office:value="0.976948741279956" calcext:value-type="percentage">
            <text:p>97,69 %</text:p>
          </table:table-cell>
        </table:table-row>
        <table:table-row table:style-name="ro2">
          <table:table-cell office:value-type="float" office:value="3498" calcext:value-type="float">
            <text:p>349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498" xlink:type="simple">Hadleigh, Essex</text:a>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33]/[.$F$952]" office:value-type="percentage" office:value="0.00012586532410321" calcext:value-type="percentage">
            <text:p>0,01 %</text:p>
          </table:table-cell>
          <table:table-cell table:formula="of:=[.J732]+[.I733]" office:value-type="percentage" office:value="0.98557793161317" calcext:value-type="percentage">
            <text:p>98,56 %</text:p>
          </table:table-cell>
          <table:table-cell table:formula="of:=[.G733]/[.$G$952]" office:value-type="percentage" office:value="0" calcext:value-type="percentage">
            <text:p>0,00 %</text:p>
          </table:table-cell>
          <table:table-cell table:formula="of:=[.L732]+[.K733]" office:value-type="percentage" office:value="0.976948741279956" calcext:value-type="percentage">
            <text:p>97,69 %</text:p>
          </table:table-cell>
        </table:table-row>
        <table:table-row table:style-name="ro2">
          <table:table-cell office:value-type="float" office:value="3689" calcext:value-type="float">
            <text:p>368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ominican Republic</text:p>
          </table:table-cell>
          <table:table-cell office:value-type="string" calcext:value-type="string">
            <text:p><text:a xlink:href="https://www.aishub.net/stations/3689" xlink:type="simple">Santo Domingo, D. N.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34]/[.$F$952]" office:value-type="percentage" office:value="0.00012586532410321" calcext:value-type="percentage">
            <text:p>0,01 %</text:p>
          </table:table-cell>
          <table:table-cell table:formula="of:=[.J733]+[.I734]" office:value-type="percentage" office:value="0.985703796937273" calcext:value-type="percentage">
            <text:p>98,57 %</text:p>
          </table:table-cell>
          <table:table-cell table:formula="of:=[.G734]/[.$G$952]" office:value-type="percentage" office:value="0.000454959053685168" calcext:value-type="percentage">
            <text:p>0,05 %</text:p>
          </table:table-cell>
          <table:table-cell table:formula="of:=[.L733]+[.K734]" office:value-type="percentage" office:value="0.977403700333641" calcext:value-type="percentage">
            <text:p>97,74 %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914" xlink:type="simple">Kornwestheim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35]/[.$F$952]" office:value-type="percentage" office:value="0.00012586532410321" calcext:value-type="percentage">
            <text:p>0,01 %</text:p>
          </table:table-cell>
          <table:table-cell table:formula="of:=[.J734]+[.I735]" office:value-type="percentage" office:value="0.985829662261376" calcext:value-type="percentage">
            <text:p>98,58 %</text:p>
          </table:table-cell>
          <table:table-cell table:formula="of:=[.G735]/[.$G$952]" office:value-type="percentage" office:value="0.000454959053685168" calcext:value-type="percentage">
            <text:p>0,05 %</text:p>
          </table:table-cell>
          <table:table-cell table:formula="of:=[.L734]+[.K735]" office:value-type="percentage" office:value="0.977858659387326" calcext:value-type="percentage">
            <text:p>97,79 %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314" xlink:type="simple">Utrecht</text:a>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36]/[.$F$952]" office:value-type="percentage" office:value="0.000115376547094609" calcext:value-type="percentage">
            <text:p>0,01 %</text:p>
          </table:table-cell>
          <table:table-cell table:formula="of:=[.J735]+[.I736]" office:value-type="percentage" office:value="0.985945038808471" calcext:value-type="percentage">
            <text:p>98,59 %</text:p>
          </table:table-cell>
          <table:table-cell table:formula="of:=[.G736]/[.$G$952]" office:value-type="percentage" office:value="0" calcext:value-type="percentage">
            <text:p>0,00 %</text:p>
          </table:table-cell>
          <table:table-cell table:formula="of:=[.L735]+[.K736]" office:value-type="percentage" office:value="0.977858659387326" calcext:value-type="percentage">
            <text:p>97,79 %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inland</text:p>
          </table:table-cell>
          <table:table-cell office:value-type="string" calcext:value-type="string">
            <text:p><text:a xlink:href="https://www.aishub.net/stations/2162" xlink:type="simple">Kiukainen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37]/[.$F$952]" office:value-type="percentage" office:value="0.000115376547094609" calcext:value-type="percentage">
            <text:p>0,01 %</text:p>
          </table:table-cell>
          <table:table-cell table:formula="of:=[.J736]+[.I737]" office:value-type="percentage" office:value="0.986060415355566" calcext:value-type="percentage">
            <text:p>98,61 %</text:p>
          </table:table-cell>
          <table:table-cell table:formula="of:=[.G737]/[.$G$952]" office:value-type="percentage" office:value="0.000113739763421292" calcext:value-type="percentage">
            <text:p>0,01 %</text:p>
          </table:table-cell>
          <table:table-cell table:formula="of:=[.L736]+[.K737]" office:value-type="percentage" office:value="0.977972399150748" calcext:value-type="percentage">
            <text:p>97,80 %</text:p>
          </table:table-cell>
        </table:table-row>
        <table:table-row table:style-name="ro2">
          <table:table-cell office:value-type="float" office:value="2028" calcext:value-type="float">
            <text:p>202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028" xlink:type="simple">Roaming station</text:a>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squidd.io/" xlink:type="simple">http://squidd.io/</text:a></text:p>
          </table:table-cell>
          <table:table-cell table:formula="of:=[.F738]/[.$F$952]" office:value-type="percentage" office:value="0.000115376547094609" calcext:value-type="percentage">
            <text:p>0,01 %</text:p>
          </table:table-cell>
          <table:table-cell table:formula="of:=[.J737]+[.I738]" office:value-type="percentage" office:value="0.98617579190266" calcext:value-type="percentage">
            <text:p>98,62 %</text:p>
          </table:table-cell>
          <table:table-cell table:formula="of:=[.G738]/[.$G$952]" office:value-type="percentage" office:value="0" calcext:value-type="percentage">
            <text:p>0,00 %</text:p>
          </table:table-cell>
          <table:table-cell table:formula="of:=[.L737]+[.K738]" office:value-type="percentage" office:value="0.977972399150748" calcext:value-type="percentage">
            <text:p>97,80 %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382" xlink:type="simple">Offenbach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39]/[.$F$952]" office:value-type="percentage" office:value="0.000115376547094609" calcext:value-type="percentage">
            <text:p>0,01 %</text:p>
          </table:table-cell>
          <table:table-cell table:formula="of:=[.J738]+[.I739]" office:value-type="percentage" office:value="0.986291168449755" calcext:value-type="percentage">
            <text:p>98,63 %</text:p>
          </table:table-cell>
          <table:table-cell table:formula="of:=[.G739]/[.$G$952]" office:value-type="percentage" office:value="0.000227479526842584" calcext:value-type="percentage">
            <text:p>0,02 %</text:p>
          </table:table-cell>
          <table:table-cell table:formula="of:=[.L738]+[.K739]" office:value-type="percentage" office:value="0.97819987867759" calcext:value-type="percentage">
            <text:p>97,82 %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895" xlink:type="simple">Indre Arna</text:a>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40]/[.$F$952]" office:value-type="percentage" office:value="0.000115376547094609" calcext:value-type="percentage">
            <text:p>0,01 %</text:p>
          </table:table-cell>
          <table:table-cell table:formula="of:=[.J739]+[.I740]" office:value-type="percentage" office:value="0.986406544996849" calcext:value-type="percentage">
            <text:p>98,64 %</text:p>
          </table:table-cell>
          <table:table-cell table:formula="of:=[.G740]/[.$G$952]" office:value-type="percentage" office:value="0" calcext:value-type="percentage">
            <text:p>0,00 %</text:p>
          </table:table-cell>
          <table:table-cell table:formula="of:=[.L739]+[.K740]" office:value-type="percentage" office:value="0.97819987867759" calcext:value-type="percentage">
            <text:p>97,82 %</text:p>
          </table:table-cell>
        </table:table-row>
        <table:table-row table:style-name="ro3">
          <table:table-cell office:value-type="float" office:value="2913" calcext:value-type="float">
            <text:p>2913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Taiwan (Province of China)</text:p>
          </table:table-cell>
          <table:table-cell office:value-type="string" calcext:value-type="string">
            <text:p><text:a xlink:href="https://www.aishub.net/stations/2913" xlink:type="simple">Taipei</text:a>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41]/[.$F$952]" office:value-type="percentage" office:value="0.000115376547094609" calcext:value-type="percentage">
            <text:p>0,01 %</text:p>
          </table:table-cell>
          <table:table-cell table:formula="of:=[.J740]+[.I741]" office:value-type="percentage" office:value="0.986521921543944" calcext:value-type="percentage">
            <text:p>98,65 %</text:p>
          </table:table-cell>
          <table:table-cell table:formula="of:=[.G741]/[.$G$952]" office:value-type="percentage" office:value="0.000417045799211404" calcext:value-type="percentage">
            <text:p>0,04 %</text:p>
          </table:table-cell>
          <table:table-cell table:formula="of:=[.L740]+[.K741]" office:value-type="percentage" office:value="0.978616924476802" calcext:value-type="percentage">
            <text:p>97,86 %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964" xlink:type="simple">Oakville, Ontario</text:a>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42]/[.$F$952]" office:value-type="percentage" office:value="0.000115376547094609" calcext:value-type="percentage">
            <text:p>0,01 %</text:p>
          </table:table-cell>
          <table:table-cell table:formula="of:=[.J741]+[.I742]" office:value-type="percentage" office:value="0.986637298091039" calcext:value-type="percentage">
            <text:p>98,66 %</text:p>
          </table:table-cell>
          <table:table-cell table:formula="of:=[.G742]/[.$G$952]" office:value-type="percentage" office:value="0" calcext:value-type="percentage">
            <text:p>0,00 %</text:p>
          </table:table-cell>
          <table:table-cell table:formula="of:=[.L741]+[.K742]" office:value-type="percentage" office:value="0.978616924476802" calcext:value-type="percentage">
            <text:p>97,86 %</text:p>
          </table:table-cell>
        </table:table-row>
        <table:table-row table:style-name="ro2">
          <table:table-cell office:value-type="float" office:value="3110" calcext:value-type="float">
            <text:p>311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110" xlink:type="simple">Vicksburg</text:a>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43]/[.$F$952]" office:value-type="percentage" office:value="0.000115376547094609" calcext:value-type="percentage">
            <text:p>0,01 %</text:p>
          </table:table-cell>
          <table:table-cell table:formula="of:=[.J742]+[.I743]" office:value-type="percentage" office:value="0.986752674638133" calcext:value-type="percentage">
            <text:p>98,68 %</text:p>
          </table:table-cell>
          <table:table-cell table:formula="of:=[.G743]/[.$G$952]" office:value-type="percentage" office:value="0.000417045799211404" calcext:value-type="percentage">
            <text:p>0,04 %</text:p>
          </table:table-cell>
          <table:table-cell table:formula="of:=[.L742]+[.K743]" office:value-type="percentage" office:value="0.979033970276013" calcext:value-type="percentage">
            <text:p>97,90 %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3167" xlink:type="simple">Gladstone</text:a>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44]/[.$F$952]" office:value-type="percentage" office:value="0.000115376547094609" calcext:value-type="percentage">
            <text:p>0,01 %</text:p>
          </table:table-cell>
          <table:table-cell table:formula="of:=[.J743]+[.I744]" office:value-type="percentage" office:value="0.986868051185228" calcext:value-type="percentage">
            <text:p>98,69 %</text:p>
          </table:table-cell>
          <table:table-cell table:formula="of:=[.G744]/[.$G$952]" office:value-type="percentage" office:value="0.000417045799211404" calcext:value-type="percentage">
            <text:p>0,04 %</text:p>
          </table:table-cell>
          <table:table-cell table:formula="of:=[.L743]+[.K744]" office:value-type="percentage" office:value="0.979451016075225" calcext:value-type="percentage">
            <text:p>97,95 %</text:p>
          </table:table-cell>
        </table:table-row>
        <table:table-row table:style-name="ro2">
          <table:table-cell office:value-type="float" office:value="2265" calcext:value-type="float">
            <text:p>226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265" xlink:type="simple">Falmouth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45]/[.$F$952]" office:value-type="percentage" office:value="0.000104887770086008" calcext:value-type="percentage">
            <text:p>0,01 %</text:p>
          </table:table-cell>
          <table:table-cell table:formula="of:=[.J744]+[.I745]" office:value-type="percentage" office:value="0.986972938955314" calcext:value-type="percentage">
            <text:p>98,70 %</text:p>
          </table:table-cell>
          <table:table-cell table:formula="of:=[.G745]/[.$G$952]" office:value-type="percentage" office:value="0.000151653017895056" calcext:value-type="percentage">
            <text:p>0,02 %</text:p>
          </table:table-cell>
          <table:table-cell table:formula="of:=[.L744]+[.K745]" office:value-type="percentage" office:value="0.97960266909312" calcext:value-type="percentage">
            <text:p>97,96 %</text:p>
          </table:table-cell>
        </table:table-row>
        <table:table-row table:style-name="ro2">
          <table:table-cell office:value-type="float" office:value="2343" calcext:value-type="float">
            <text:p>234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343" xlink:type="simple">La Conner, WA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46]/[.$F$952]" office:value-type="percentage" office:value="0.000104887770086008" calcext:value-type="percentage">
            <text:p>0,01 %</text:p>
          </table:table-cell>
          <table:table-cell table:formula="of:=[.J745]+[.I746]" office:value-type="percentage" office:value="0.9870778267254" calcext:value-type="percentage">
            <text:p>98,71 %</text:p>
          </table:table-cell>
          <table:table-cell table:formula="of:=[.G746]/[.$G$952]" office:value-type="percentage" office:value="0.000151653017895056" calcext:value-type="percentage">
            <text:p>0,02 %</text:p>
          </table:table-cell>
          <table:table-cell table:formula="of:=[.L745]+[.K746]" office:value-type="percentage" office:value="0.979754322111015" calcext:value-type="percentage">
            <text:p>97,98 %</text:p>
          </table:table-cell>
        </table:table-row>
        <table:table-row table:style-name="ro2">
          <table:table-cell office:value-type="float" office:value="2495" calcext:value-type="float">
            <text:p>249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495" xlink:type="simple">Duluth, MN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47]/[.$F$952]" office:value-type="percentage" office:value="0.000104887770086008" calcext:value-type="percentage">
            <text:p>0,01 %</text:p>
          </table:table-cell>
          <table:table-cell table:formula="of:=[.J746]+[.I747]" office:value-type="percentage" office:value="0.987182714495486" calcext:value-type="percentage">
            <text:p>98,72 %</text:p>
          </table:table-cell>
          <table:table-cell table:formula="of:=[.G747]/[.$G$952]" office:value-type="percentage" office:value="0.000113739763421292" calcext:value-type="percentage">
            <text:p>0,01 %</text:p>
          </table:table-cell>
          <table:table-cell table:formula="of:=[.L746]+[.K747]" office:value-type="percentage" office:value="0.979868061874436" calcext:value-type="percentage">
            <text:p>97,99 %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2084" xlink:type="simple">Io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Ios Hellas</text:a></text:p>
          </table:table-cell>
          <table:table-cell table:formula="of:=[.F748]/[.$F$952]" office:value-type="percentage" office:value="0.000104887770086008" calcext:value-type="percentage">
            <text:p>0,01 %</text:p>
          </table:table-cell>
          <table:table-cell table:formula="of:=[.J747]+[.I748]" office:value-type="percentage" office:value="0.987287602265572" calcext:value-type="percentage">
            <text:p>98,73 %</text:p>
          </table:table-cell>
          <table:table-cell table:formula="of:=[.G748]/[.$G$952]" office:value-type="percentage" office:value="0.000303306035790112" calcext:value-type="percentage">
            <text:p>0,03 %</text:p>
          </table:table-cell>
          <table:table-cell table:formula="of:=[.L747]+[.K748]" office:value-type="percentage" office:value="0.980171367910226" calcext:value-type="percentage">
            <text:p>98,02 %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157" xlink:type="simple">Kolvereid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49]/[.$F$952]" office:value-type="percentage" office:value="0.000104887770086008" calcext:value-type="percentage">
            <text:p>0,01 %</text:p>
          </table:table-cell>
          <table:table-cell table:formula="of:=[.J748]+[.I749]" office:value-type="percentage" office:value="0.987392490035658" calcext:value-type="percentage">
            <text:p>98,74 %</text:p>
          </table:table-cell>
          <table:table-cell table:formula="of:=[.G749]/[.$G$952]" office:value-type="percentage" office:value="0.0000758265089475281" calcext:value-type="percentage">
            <text:p>0,01 %</text:p>
          </table:table-cell>
          <table:table-cell table:formula="of:=[.L748]+[.K749]" office:value-type="percentage" office:value="0.980247194419174" calcext:value-type="percentage">
            <text:p>98,02 %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409" xlink:type="simple">Sliedrech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5&amp;_pjax=%23w0-pjax" xlink:type="simple"> </text:a></text:p>
          </table:table-cell>
          <table:table-cell table:formula="of:=[.F750]/[.$F$952]" office:value-type="percentage" office:value="0.000104887770086008" calcext:value-type="percentage">
            <text:p>0,01 %</text:p>
          </table:table-cell>
          <table:table-cell table:formula="of:=[.J749]+[.I750]" office:value-type="percentage" office:value="0.987497377805744" calcext:value-type="percentage">
            <text:p>98,75 %</text:p>
          </table:table-cell>
          <table:table-cell table:formula="of:=[.G750]/[.$G$952]" office:value-type="percentage" office:value="0.000113739763421292" calcext:value-type="percentage">
            <text:p>0,01 %</text:p>
          </table:table-cell>
          <table:table-cell table:formula="of:=[.L749]+[.K750]" office:value-type="percentage" office:value="0.980360934182595" calcext:value-type="percentage">
            <text:p>98,04 %</text:p>
          </table:table-cell>
        </table:table-row>
        <table:table-row table:style-name="ro2">
          <table:table-cell office:value-type="float" office:value="2408" calcext:value-type="float">
            <text:p>240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408" xlink:type="simple">Vashon Island, WA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[.F751]/[.$F$952]" office:value-type="percentage" office:value="0.000104887770086008" calcext:value-type="percentage">
            <text:p>0,01 %</text:p>
          </table:table-cell>
          <table:table-cell table:formula="of:=[.J750]+[.I751]" office:value-type="percentage" office:value="0.98760226557583" calcext:value-type="percentage">
            <text:p>98,76 %</text:p>
          </table:table-cell>
          <table:table-cell table:formula="of:=[.G751]/[.$G$952]" office:value-type="percentage" office:value="0.000037913254473764" calcext:value-type="percentage">
            <text:p>0,00 %</text:p>
          </table:table-cell>
          <table:table-cell table:formula="of:=[.L750]+[.K751]" office:value-type="percentage" office:value="0.980398847437069" calcext:value-type="percentage">
            <text:p>98,04 %</text:p>
          </table:table-cell>
        </table:table-row>
        <table:table-row table:style-name="ro2">
          <table:table-cell office:value-type="float" office:value="2495" calcext:value-type="float">
            <text:p>249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495" xlink:type="simple">Duluth, MN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52]/[.$F$952]" office:value-type="percentage" office:value="0.000104887770086008" calcext:value-type="percentage">
            <text:p>0,01 %</text:p>
          </table:table-cell>
          <table:table-cell table:formula="of:=[.J751]+[.I752]" office:value-type="percentage" office:value="0.987707153345916" calcext:value-type="percentage">
            <text:p>98,77 %</text:p>
          </table:table-cell>
          <table:table-cell table:formula="of:=[.G752]/[.$G$952]" office:value-type="percentage" office:value="0.0000758265089475281" calcext:value-type="percentage">
            <text:p>0,01 %</text:p>
          </table:table-cell>
          <table:table-cell table:formula="of:=[.L751]+[.K752]" office:value-type="percentage" office:value="0.980474673946016" calcext:value-type="percentage">
            <text:p>98,05 %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314" xlink:type="simple">Utrech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53]/[.$F$952]" office:value-type="percentage" office:value="0.000104887770086008" calcext:value-type="percentage">
            <text:p>0,01 %</text:p>
          </table:table-cell>
          <table:table-cell table:formula="of:=[.J752]+[.I753]" office:value-type="percentage" office:value="0.987812041116002" calcext:value-type="percentage">
            <text:p>98,78 %</text:p>
          </table:table-cell>
          <table:table-cell table:formula="of:=[.G753]/[.$G$952]" office:value-type="percentage" office:value="0" calcext:value-type="percentage">
            <text:p>0,00 %</text:p>
          </table:table-cell>
          <table:table-cell table:formula="of:=[.L752]+[.K753]" office:value-type="percentage" office:value="0.980474673946016" calcext:value-type="percentage">
            <text:p>98,05 %</text:p>
          </table:table-cell>
        </table:table-row>
        <table:table-row table:style-name="ro2">
          <table:table-cell office:value-type="float" office:value="2271" calcext:value-type="float">
            <text:p>227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271" xlink:type="simple">Pohick, WV</text:a>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54]/[.$F$952]" office:value-type="percentage" office:value="0.000104887770086008" calcext:value-type="percentage">
            <text:p>0,01 %</text:p>
          </table:table-cell>
          <table:table-cell table:formula="of:=[.J753]+[.I754]" office:value-type="percentage" office:value="0.987916928886088" calcext:value-type="percentage">
            <text:p>98,79 %</text:p>
          </table:table-cell>
          <table:table-cell table:formula="of:=[.G754]/[.$G$952]" office:value-type="percentage" office:value="0" calcext:value-type="percentage">
            <text:p>0,00 %</text:p>
          </table:table-cell>
          <table:table-cell table:formula="of:=[.L753]+[.K754]" office:value-type="percentage" office:value="0.980474673946016" calcext:value-type="percentage">
            <text:p>98,05 %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157" xlink:type="simple">Kolvereid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55]/[.$F$952]" office:value-type="percentage" office:value="0.000104887770086008" calcext:value-type="percentage">
            <text:p>0,01 %</text:p>
          </table:table-cell>
          <table:table-cell table:formula="of:=[.J754]+[.I755]" office:value-type="percentage" office:value="0.988021816656174" calcext:value-type="percentage">
            <text:p>98,80 %</text:p>
          </table:table-cell>
          <table:table-cell table:formula="of:=[.G755]/[.$G$952]" office:value-type="percentage" office:value="0.000037913254473764" calcext:value-type="percentage">
            <text:p>0,00 %</text:p>
          </table:table-cell>
          <table:table-cell table:formula="of:=[.L754]+[.K755]" office:value-type="percentage" office:value="0.98051258720049" calcext:value-type="percentage">
            <text:p>98,05 %</text:p>
          </table:table-cell>
        </table:table-row>
        <table:table-row table:style-name="ro2">
          <table:table-cell office:value-type="float" office:value="2408" calcext:value-type="float">
            <text:p>240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408" xlink:type="simple">Vashon Island, WA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56]/[.$F$952]" office:value-type="percentage" office:value="0.000104887770086008" calcext:value-type="percentage">
            <text:p>0,01 %</text:p>
          </table:table-cell>
          <table:table-cell table:formula="of:=[.J755]+[.I756]" office:value-type="percentage" office:value="0.98812670442626" calcext:value-type="percentage">
            <text:p>98,81 %</text:p>
          </table:table-cell>
          <table:table-cell table:formula="of:=[.G756]/[.$G$952]" office:value-type="percentage" office:value="0.0000758265089475281" calcext:value-type="percentage">
            <text:p>0,01 %</text:p>
          </table:table-cell>
          <table:table-cell table:formula="of:=[.L755]+[.K756]" office:value-type="percentage" office:value="0.980588413709438" calcext:value-type="percentage">
            <text:p>98,06 %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755" xlink:type="simple">Nes Ameland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57]/[.$F$952]" office:value-type="percentage" office:value="0.000104887770086008" calcext:value-type="percentage">
            <text:p>0,01 %</text:p>
          </table:table-cell>
          <table:table-cell table:formula="of:=[.J756]+[.I757]" office:value-type="percentage" office:value="0.988231592196346" calcext:value-type="percentage">
            <text:p>98,82 %</text:p>
          </table:table-cell>
          <table:table-cell table:formula="of:=[.G757]/[.$G$952]" office:value-type="percentage" office:value="0.000303306035790112" calcext:value-type="percentage">
            <text:p>0,03 %</text:p>
          </table:table-cell>
          <table:table-cell table:formula="of:=[.L756]+[.K757]" office:value-type="percentage" office:value="0.980891719745228" calcext:value-type="percentage">
            <text:p>98,09 %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872" xlink:type="simple">Dragør</text:a>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58]/[.$F$952]" office:value-type="percentage" office:value="0.000104887770086008" calcext:value-type="percentage">
            <text:p>0,01 %</text:p>
          </table:table-cell>
          <table:table-cell table:formula="of:=[.J757]+[.I758]" office:value-type="percentage" office:value="0.988336479966432" calcext:value-type="percentage">
            <text:p>98,83 %</text:p>
          </table:table-cell>
          <table:table-cell table:formula="of:=[.G758]/[.$G$952]" office:value-type="percentage" office:value="0" calcext:value-type="percentage">
            <text:p>0,00 %</text:p>
          </table:table-cell>
          <table:table-cell table:formula="of:=[.L757]+[.K758]" office:value-type="percentage" office:value="0.980891719745228" calcext:value-type="percentage">
            <text:p>98,09 %</text:p>
          </table:table-cell>
        </table:table-row>
        <table:table-row table:style-name="ro2">
          <table:table-cell office:value-type="float" office:value="2948" calcext:value-type="float">
            <text:p>294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948" xlink:type="simple">Delaware, Fenwick Island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59]/[.$F$952]" office:value-type="percentage" office:value="0.000104887770086008" calcext:value-type="percentage">
            <text:p>0,01 %</text:p>
          </table:table-cell>
          <table:table-cell table:formula="of:=[.J758]+[.I759]" office:value-type="percentage" office:value="0.988441367736518" calcext:value-type="percentage">
            <text:p>98,84 %</text:p>
          </table:table-cell>
          <table:table-cell table:formula="of:=[.G759]/[.$G$952]" office:value-type="percentage" office:value="0.000341219290263876" calcext:value-type="percentage">
            <text:p>0,03 %</text:p>
          </table:table-cell>
          <table:table-cell table:formula="of:=[.L758]+[.K759]" office:value-type="percentage" office:value="0.981232939035492" calcext:value-type="percentage">
            <text:p>98,12 %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964" xlink:type="simple">Oakville, Ontario</text:a>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60]/[.$F$952]" office:value-type="percentage" office:value="0.000104887770086008" calcext:value-type="percentage">
            <text:p>0,01 %</text:p>
          </table:table-cell>
          <table:table-cell table:formula="of:=[.J759]+[.I760]" office:value-type="percentage" office:value="0.988546255506604" calcext:value-type="percentage">
            <text:p>98,85 %</text:p>
          </table:table-cell>
          <table:table-cell table:formula="of:=[.G760]/[.$G$952]" office:value-type="percentage" office:value="0" calcext:value-type="percentage">
            <text:p>0,00 %</text:p>
          </table:table-cell>
          <table:table-cell table:formula="of:=[.L759]+[.K760]" office:value-type="percentage" office:value="0.981232939035492" calcext:value-type="percentage">
            <text:p>98,12 %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114" xlink:type="simple">Cala Llonga, Menorca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61]/[.$F$952]" office:value-type="percentage" office:value="0.000104887770086008" calcext:value-type="percentage">
            <text:p>0,01 %</text:p>
          </table:table-cell>
          <table:table-cell table:formula="of:=[.J760]+[.I761]" office:value-type="percentage" office:value="0.98865114327669" calcext:value-type="percentage">
            <text:p>98,87 %</text:p>
          </table:table-cell>
          <table:table-cell table:formula="of:=[.G761]/[.$G$952]" office:value-type="percentage" office:value="0.00037913254473764" calcext:value-type="percentage">
            <text:p>0,04 %</text:p>
          </table:table-cell>
          <table:table-cell table:formula="of:=[.L760]+[.K761]" office:value-type="percentage" office:value="0.981612071580229" calcext:value-type="percentage">
            <text:p>98,16 %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3541" xlink:type="simple">Furuvik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62]/[.$F$952]" office:value-type="percentage" office:value="0.000104887770086008" calcext:value-type="percentage">
            <text:p>0,01 %</text:p>
          </table:table-cell>
          <table:table-cell table:formula="of:=[.J761]+[.I762]" office:value-type="percentage" office:value="0.988756031046776" calcext:value-type="percentage">
            <text:p>98,88 %</text:p>
          </table:table-cell>
          <table:table-cell table:formula="of:=[.G762]/[.$G$952]" office:value-type="percentage" office:value="0.00037913254473764" calcext:value-type="percentage">
            <text:p>0,04 %</text:p>
          </table:table-cell>
          <table:table-cell table:formula="of:=[.L761]+[.K762]" office:value-type="percentage" office:value="0.981991204124967" calcext:value-type="percentage">
            <text:p>98,20 %</text:p>
          </table:table-cell>
        </table:table-row>
        <table:table-row table:style-name="ro2">
          <table:table-cell office:value-type="float" office:value="2038" calcext:value-type="float">
            <text:p>203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038" xlink:type="simple">Williamstown, WV</text:a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63]/[.$F$952]" office:value-type="percentage" office:value="0.0000943989930774072" calcext:value-type="percentage">
            <text:p>0,01 %</text:p>
          </table:table-cell>
          <table:table-cell table:formula="of:=[.J762]+[.I763]" office:value-type="percentage" office:value="0.988850430039853" calcext:value-type="percentage">
            <text:p>98,89 %</text:p>
          </table:table-cell>
          <table:table-cell table:formula="of:=[.G763]/[.$G$952]" office:value-type="percentage" office:value="0" calcext:value-type="percentage">
            <text:p>0,00 %</text:p>
          </table:table-cell>
          <table:table-cell table:formula="of:=[.L762]+[.K763]" office:value-type="percentage" office:value="0.981991204124967" calcext:value-type="percentage">
            <text:p>98,20 %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200" xlink:type="simple">Vienna, VW</text:a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64]/[.$F$952]" office:value-type="percentage" office:value="0.0000943989930774072" calcext:value-type="percentage">
            <text:p>0,01 %</text:p>
          </table:table-cell>
          <table:table-cell table:formula="of:=[.J763]+[.I764]" office:value-type="percentage" office:value="0.98894482903293" calcext:value-type="percentage">
            <text:p>98,89 %</text:p>
          </table:table-cell>
          <table:table-cell table:formula="of:=[.G764]/[.$G$952]" office:value-type="percentage" office:value="0" calcext:value-type="percentage">
            <text:p>0,00 %</text:p>
          </table:table-cell>
          <table:table-cell table:formula="of:=[.L763]+[.K764]" office:value-type="percentage" office:value="0.981991204124967" calcext:value-type="percentage">
            <text:p>98,20 %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483" xlink:type="simple">Nederweert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65]/[.$F$952]" office:value-type="percentage" office:value="0" calcext:value-type="percentage">
            <text:p>0,00 %</text:p>
          </table:table-cell>
          <table:table-cell table:formula="of:=[.J764]+[.I765]" office:value-type="percentage" office:value="0.98894482903293" calcext:value-type="percentage">
            <text:p>98,89 %</text:p>
          </table:table-cell>
          <table:table-cell table:formula="of:=[.G765]/[.$G$952]" office:value-type="percentage" office:value="0" calcext:value-type="percentage">
            <text:p>0,00 %</text:p>
          </table:table-cell>
          <table:table-cell table:formula="of:=[.L764]+[.K765]" office:value-type="percentage" office:value="0.981991204124967" calcext:value-type="percentage">
            <text:p>98,20 %</text:p>
          </table:table-cell>
        </table:table-row>
        <table:table-row table:style-name="ro2">
          <table:table-cell office:value-type="float" office:value="2293" calcext:value-type="float">
            <text:p>2293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293" xlink:type="simple">Florida, Fort Lauderdale</text:a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66]/[.$F$952]" office:value-type="percentage" office:value="0.0000943989930774072" calcext:value-type="percentage">
            <text:p>0,01 %</text:p>
          </table:table-cell>
          <table:table-cell table:formula="of:=[.J765]+[.I766]" office:value-type="percentage" office:value="0.989039228026008" calcext:value-type="percentage">
            <text:p>98,90 %</text:p>
          </table:table-cell>
          <table:table-cell table:formula="of:=[.G766]/[.$G$952]" office:value-type="percentage" office:value="0" calcext:value-type="percentage">
            <text:p>0,00 %</text:p>
          </table:table-cell>
          <table:table-cell table:formula="of:=[.L765]+[.K766]" office:value-type="percentage" office:value="0.981991204124967" calcext:value-type="percentage">
            <text:p>98,20 %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328" xlink:type="simple">Rimouski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67]/[.$F$952]" office:value-type="percentage" office:value="0.0000943989930774072" calcext:value-type="percentage">
            <text:p>0,01 %</text:p>
          </table:table-cell>
          <table:table-cell table:formula="of:=[.J766]+[.I767]" office:value-type="percentage" office:value="0.989133627019085" calcext:value-type="percentage">
            <text:p>98,91 %</text:p>
          </table:table-cell>
          <table:table-cell table:formula="of:=[.G767]/[.$G$952]" office:value-type="percentage" office:value="0.000037913254473764" calcext:value-type="percentage">
            <text:p>0,00 %</text:p>
          </table:table-cell>
          <table:table-cell table:formula="of:=[.L766]+[.K767]" office:value-type="percentage" office:value="0.982029117379441" calcext:value-type="percentage">
            <text:p>98,20 %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239" xlink:type="simple">Goor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68]/[.$F$952]" office:value-type="percentage" office:value="0.0000943989930774072" calcext:value-type="percentage">
            <text:p>0,01 %</text:p>
          </table:table-cell>
          <table:table-cell table:formula="of:=[.J767]+[.I768]" office:value-type="percentage" office:value="0.989228026012163" calcext:value-type="percentage">
            <text:p>98,92 %</text:p>
          </table:table-cell>
          <table:table-cell table:formula="of:=[.G768]/[.$G$952]" office:value-type="percentage" office:value="0.000341219290263876" calcext:value-type="percentage">
            <text:p>0,03 %</text:p>
          </table:table-cell>
          <table:table-cell table:formula="of:=[.L767]+[.K768]" office:value-type="percentage" office:value="0.982370336669705" calcext:value-type="percentage">
            <text:p>98,24 %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250" xlink:type="simple">Zoeterwoude</text:a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69]/[.$F$952]" office:value-type="percentage" office:value="0.0000943989930774072" calcext:value-type="percentage">
            <text:p>0,01 %</text:p>
          </table:table-cell>
          <table:table-cell table:formula="of:=[.J768]+[.I769]" office:value-type="percentage" office:value="0.98932242500524" calcext:value-type="percentage">
            <text:p>98,93 %</text:p>
          </table:table-cell>
          <table:table-cell table:formula="of:=[.G769]/[.$G$952]" office:value-type="percentage" office:value="0" calcext:value-type="percentage">
            <text:p>0,00 %</text:p>
          </table:table-cell>
          <table:table-cell table:formula="of:=[.L768]+[.K769]" office:value-type="percentage" office:value="0.982370336669705" calcext:value-type="percentage">
            <text:p>98,24 %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409" xlink:type="simple">Sliedrecht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70]/[.$F$952]" office:value-type="percentage" office:value="0.0000943989930774072" calcext:value-type="percentage">
            <text:p>0,01 %</text:p>
          </table:table-cell>
          <table:table-cell table:formula="of:=[.J769]+[.I770]" office:value-type="percentage" office:value="0.989416823998317" calcext:value-type="percentage">
            <text:p>98,94 %</text:p>
          </table:table-cell>
          <table:table-cell table:formula="of:=[.G770]/[.$G$952]" office:value-type="percentage" office:value="0.000037913254473764" calcext:value-type="percentage">
            <text:p>0,00 %</text:p>
          </table:table-cell>
          <table:table-cell table:formula="of:=[.L769]+[.K770]" office:value-type="percentage" office:value="0.982408249924178" calcext:value-type="percentage">
            <text:p>98,24 %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105" xlink:type="simple">Spijkenisse</text:a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71]/[.$F$952]" office:value-type="percentage" office:value="0.0000943989930774072" calcext:value-type="percentage">
            <text:p>0,01 %</text:p>
          </table:table-cell>
          <table:table-cell table:formula="of:=[.J770]+[.I771]" office:value-type="percentage" office:value="0.989511222991395" calcext:value-type="percentage">
            <text:p>98,95 %</text:p>
          </table:table-cell>
          <table:table-cell table:formula="of:=[.G771]/[.$G$952]" office:value-type="percentage" office:value="0" calcext:value-type="percentage">
            <text:p>0,00 %</text:p>
          </table:table-cell>
          <table:table-cell table:formula="of:=[.L770]+[.K771]" office:value-type="percentage" office:value="0.982408249924178" calcext:value-type="percentage">
            <text:p>98,24 %</text:p>
          </table:table-cell>
        </table:table-row>
        <table:table-row table:style-name="ro2">
          <table:table-cell office:value-type="float" office:value="2680" calcext:value-type="float">
            <text:p>268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680" xlink:type="simple">Rockport, ME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72]/[.$F$952]" office:value-type="percentage" office:value="0.0000943989930774072" calcext:value-type="percentage">
            <text:p>0,01 %</text:p>
          </table:table-cell>
          <table:table-cell table:formula="of:=[.J771]+[.I772]" office:value-type="percentage" office:value="0.989605621984472" calcext:value-type="percentage">
            <text:p>98,96 %</text:p>
          </table:table-cell>
          <table:table-cell table:formula="of:=[.G772]/[.$G$952]" office:value-type="percentage" office:value="0.000341219290263876" calcext:value-type="percentage">
            <text:p>0,03 %</text:p>
          </table:table-cell>
          <table:table-cell table:formula="of:=[.L771]+[.K772]" office:value-type="percentage" office:value="0.982749469214442" calcext:value-type="percentage">
            <text:p>98,27 %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728" xlink:type="simple">Beuningen</text:a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73]/[.$F$952]" office:value-type="percentage" office:value="0.0000943989930774072" calcext:value-type="percentage">
            <text:p>0,01 %</text:p>
          </table:table-cell>
          <table:table-cell table:formula="of:=[.J772]+[.I773]" office:value-type="percentage" office:value="0.98970002097755" calcext:value-type="percentage">
            <text:p>98,97 %</text:p>
          </table:table-cell>
          <table:table-cell table:formula="of:=[.G773]/[.$G$952]" office:value-type="percentage" office:value="0" calcext:value-type="percentage">
            <text:p>0,00 %</text:p>
          </table:table-cell>
          <table:table-cell table:formula="of:=[.L772]+[.K773]" office:value-type="percentage" office:value="0.982749469214442" calcext:value-type="percentage">
            <text:p>98,27 %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754" xlink:type="simple">Barrien</text:a>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74]/[.$F$952]" office:value-type="percentage" office:value="0.0000943989930774072" calcext:value-type="percentage">
            <text:p>0,01 %</text:p>
          </table:table-cell>
          <table:table-cell table:formula="of:=[.J773]+[.I774]" office:value-type="percentage" office:value="0.989794419970627" calcext:value-type="percentage">
            <text:p>98,98 %</text:p>
          </table:table-cell>
          <table:table-cell table:formula="of:=[.G774]/[.$G$952]" office:value-type="percentage" office:value="0.000113739763421292" calcext:value-type="percentage">
            <text:p>0,01 %</text:p>
          </table:table-cell>
          <table:table-cell table:formula="of:=[.L773]+[.K774]" office:value-type="percentage" office:value="0.982863208977864" calcext:value-type="percentage">
            <text:p>98,29 %</text:p>
          </table:table-cell>
        </table:table-row>
        <table:table-row table:style-name="ro2">
          <table:table-cell office:value-type="float" office:value="2814" calcext:value-type="float">
            <text:p>281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814" xlink:type="simple">Port Huron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75]/[.$F$952]" office:value-type="percentage" office:value="0.0000943989930774072" calcext:value-type="percentage">
            <text:p>0,01 %</text:p>
          </table:table-cell>
          <table:table-cell table:formula="of:=[.J774]+[.I775]" office:value-type="percentage" office:value="0.989888818963704" calcext:value-type="percentage">
            <text:p>98,99 %</text:p>
          </table:table-cell>
          <table:table-cell table:formula="of:=[.G775]/[.$G$952]" office:value-type="percentage" office:value="0.000341219290263876" calcext:value-type="percentage">
            <text:p>0,03 %</text:p>
          </table:table-cell>
          <table:table-cell table:formula="of:=[.L774]+[.K775]" office:value-type="percentage" office:value="0.983204428268128" calcext:value-type="percentage">
            <text:p>98,32 %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Brazil</text:p>
          </table:table-cell>
          <table:table-cell office:value-type="string" calcext:value-type="string">
            <text:p><text:a xlink:href="https://www.aishub.net/stations/2850" xlink:type="simple">Fortaleza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a xlink:href="https://www.dlr.de/en/kn/about-us/departments/nautical-systems" xlink:type="simple">German Aerospace Center (DLR)</text:a></text:p>
          </table:table-cell>
          <table:table-cell table:formula="of:=[.F776]/[.$F$952]" office:value-type="percentage" office:value="0.0000943989930774072" calcext:value-type="percentage">
            <text:p>0,01 %</text:p>
          </table:table-cell>
          <table:table-cell table:formula="of:=[.J775]+[.I776]" office:value-type="percentage" office:value="0.989983217956782" calcext:value-type="percentage">
            <text:p>99,00 %</text:p>
          </table:table-cell>
          <table:table-cell table:formula="of:=[.G776]/[.$G$952]" office:value-type="percentage" office:value="0.000341219290263876" calcext:value-type="percentage">
            <text:p>0,03 %</text:p>
          </table:table-cell>
          <table:table-cell table:formula="of:=[.L775]+[.K776]" office:value-type="percentage" office:value="0.983545647558391" calcext:value-type="percentage">
            <text:p>98,35 %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/>
          <table:table-cell office:value-type="string" calcext:value-type="string">
            <text:p>82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2851" xlink:type="simple">Chioggia</text:a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77]/[.$F$952]" office:value-type="percentage" office:value="0.0000943989930774072" calcext:value-type="percentage">
            <text:p>0,01 %</text:p>
          </table:table-cell>
          <table:table-cell table:formula="of:=[.J776]+[.I777]" office:value-type="percentage" office:value="0.990077616949859" calcext:value-type="percentage">
            <text:p>99,01 %</text:p>
          </table:table-cell>
          <table:table-cell table:formula="of:=[.G777]/[.$G$952]" office:value-type="percentage" office:value="0" calcext:value-type="percentage">
            <text:p>0,00 %</text:p>
          </table:table-cell>
          <table:table-cell table:formula="of:=[.L776]+[.K777]" office:value-type="percentage" office:value="0.983545647558391" calcext:value-type="percentage">
            <text:p>98,35 %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901" xlink:type="simple">Lorient</text:a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78]/[.$F$952]" office:value-type="percentage" office:value="0.0000943989930774072" calcext:value-type="percentage">
            <text:p>0,01 %</text:p>
          </table:table-cell>
          <table:table-cell table:formula="of:=[.J777]+[.I778]" office:value-type="percentage" office:value="0.990172015942937" calcext:value-type="percentage">
            <text:p>99,02 %</text:p>
          </table:table-cell>
          <table:table-cell table:formula="of:=[.G778]/[.$G$952]" office:value-type="percentage" office:value="0" calcext:value-type="percentage">
            <text:p>0,00 %</text:p>
          </table:table-cell>
          <table:table-cell table:formula="of:=[.L777]+[.K778]" office:value-type="percentage" office:value="0.983545647558391" calcext:value-type="percentage">
            <text:p>98,35 %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Japan</text:p>
          </table:table-cell>
          <table:table-cell office:value-type="string" calcext:value-type="string">
            <text:p><text:a xlink:href="https://www.aishub.net/stations/3180" xlink:type="simple">Aichi Takahama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79]/[.$F$952]" office:value-type="percentage" office:value="0.0000943989930774072" calcext:value-type="percentage">
            <text:p>0,01 %</text:p>
          </table:table-cell>
          <table:table-cell table:formula="of:=[.J778]+[.I779]" office:value-type="percentage" office:value="0.990266414936014" calcext:value-type="percentage">
            <text:p>99,03 %</text:p>
          </table:table-cell>
          <table:table-cell table:formula="of:=[.G779]/[.$G$952]" office:value-type="percentage" office:value="0.000341219290263876" calcext:value-type="percentage">
            <text:p>0,03 %</text:p>
          </table:table-cell>
          <table:table-cell table:formula="of:=[.L778]+[.K779]" office:value-type="percentage" office:value="0.983886866848655" calcext:value-type="percentage">
            <text:p>98,39 %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3205" xlink:type="simple">Carvoeira</text:a>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TecnoVeritas Services of Engineering &amp; Systems Technology, Ltd</text:a></text:p>
          </table:table-cell>
          <table:table-cell table:formula="of:=[.F780]/[.$F$952]" office:value-type="percentage" office:value="0.0000943989930774072" calcext:value-type="percentage">
            <text:p>0,01 %</text:p>
          </table:table-cell>
          <table:table-cell table:formula="of:=[.J779]+[.I780]" office:value-type="percentage" office:value="0.990360813929091" calcext:value-type="percentage">
            <text:p>99,04 %</text:p>
          </table:table-cell>
          <table:table-cell table:formula="of:=[.G780]/[.$G$952]" office:value-type="percentage" office:value="0.000303306035790112" calcext:value-type="percentage">
            <text:p>0,03 %</text:p>
          </table:table-cell>
          <table:table-cell table:formula="of:=[.L779]+[.K780]" office:value-type="percentage" office:value="0.984190172884445" calcext:value-type="percentage">
            <text:p>98,42 %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3237" xlink:type="simple">Castel-Bian Carantec</text:a>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81]/[.$F$952]" office:value-type="percentage" office:value="0.0000943989930774072" calcext:value-type="percentage">
            <text:p>0,01 %</text:p>
          </table:table-cell>
          <table:table-cell table:formula="of:=[.J780]+[.I781]" office:value-type="percentage" office:value="0.990455212922169" calcext:value-type="percentage">
            <text:p>99,05 %</text:p>
          </table:table-cell>
          <table:table-cell table:formula="of:=[.G781]/[.$G$952]" office:value-type="percentage" office:value="0.000265392781316348" calcext:value-type="percentage">
            <text:p>0,03 %</text:p>
          </table:table-cell>
          <table:table-cell table:formula="of:=[.L780]+[.K781]" office:value-type="percentage" office:value="0.984455565665762" calcext:value-type="percentage">
            <text:p>98,45 %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260" xlink:type="simple">Lelystad</text:a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WaterProof B.V.</text:a></text:p>
          </table:table-cell>
          <table:table-cell table:formula="of:=[.F782]/[.$F$952]" office:value-type="percentage" office:value="0.0000943989930774072" calcext:value-type="percentage">
            <text:p>0,01 %</text:p>
          </table:table-cell>
          <table:table-cell table:formula="of:=[.J781]+[.I782]" office:value-type="percentage" office:value="0.990549611915246" calcext:value-type="percentage">
            <text:p>99,05 %</text:p>
          </table:table-cell>
          <table:table-cell table:formula="of:=[.G782]/[.$G$952]" office:value-type="percentage" office:value="0" calcext:value-type="percentage">
            <text:p>0,00 %</text:p>
          </table:table-cell>
          <table:table-cell table:formula="of:=[.L781]+[.K782]" office:value-type="percentage" office:value="0.984455565665762" calcext:value-type="percentage">
            <text:p>98,45 %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reland</text:p>
          </table:table-cell>
          <table:table-cell office:value-type="string" calcext:value-type="string">
            <text:p><text:a xlink:href="https://www.aishub.net/stations/3304" xlink:type="simple">Newcastle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83]/[.$F$952]" office:value-type="percentage" office:value="0.0000943989930774072" calcext:value-type="percentage">
            <text:p>0,01 %</text:p>
          </table:table-cell>
          <table:table-cell table:formula="of:=[.J782]+[.I783]" office:value-type="percentage" office:value="0.990644010908324" calcext:value-type="percentage">
            <text:p>99,06 %</text:p>
          </table:table-cell>
          <table:table-cell table:formula="of:=[.G783]/[.$G$952]" office:value-type="percentage" office:value="0.000037913254473764" calcext:value-type="percentage">
            <text:p>0,00 %</text:p>
          </table:table-cell>
          <table:table-cell table:formula="of:=[.L782]+[.K783]" office:value-type="percentage" office:value="0.984493478920236" calcext:value-type="percentage">
            <text:p>98,45 %</text:p>
          </table:table-cell>
        </table:table-row>
        <table:table-row table:style-name="ro2">
          <table:table-cell office:value-type="float" office:value="3351" calcext:value-type="float">
            <text:p>335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351" xlink:type="simple">Shoreham</text:a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84]/[.$F$952]" office:value-type="percentage" office:value="0.0000943989930774072" calcext:value-type="percentage">
            <text:p>0,01 %</text:p>
          </table:table-cell>
          <table:table-cell table:formula="of:=[.J783]+[.I784]" office:value-type="percentage" office:value="0.990738409901401" calcext:value-type="percentage">
            <text:p>99,07 %</text:p>
          </table:table-cell>
          <table:table-cell table:formula="of:=[.G784]/[.$G$952]" office:value-type="percentage" office:value="0" calcext:value-type="percentage">
            <text:p>0,00 %</text:p>
          </table:table-cell>
          <table:table-cell table:formula="of:=[.L783]+[.K784]" office:value-type="percentage" office:value="0.984493478920236" calcext:value-type="percentage">
            <text:p>98,45 %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reland</text:p>
          </table:table-cell>
          <table:table-cell office:value-type="string" calcext:value-type="string">
            <text:p><text:a xlink:href="https://www.aishub.net/stations/3584" xlink:type="simple">Greyston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85]/[.$F$952]" office:value-type="percentage" office:value="0.0000943989930774072" calcext:value-type="percentage">
            <text:p>0,01 %</text:p>
          </table:table-cell>
          <table:table-cell table:formula="of:=[.J784]+[.I785]" office:value-type="percentage" office:value="0.990832808894478" calcext:value-type="percentage">
            <text:p>99,08 %</text:p>
          </table:table-cell>
          <table:table-cell table:formula="of:=[.G785]/[.$G$952]" office:value-type="percentage" office:value="0.000037913254473764" calcext:value-type="percentage">
            <text:p>0,00 %</text:p>
          </table:table-cell>
          <table:table-cell table:formula="of:=[.L784]+[.K785]" office:value-type="percentage" office:value="0.984531392174709" calcext:value-type="percentage">
            <text:p>98,45 %</text:p>
          </table:table-cell>
        </table:table-row>
        <table:table-row table:style-name="ro2">
          <table:table-cell office:value-type="float" office:value="3639" calcext:value-type="float">
            <text:p>363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639" xlink:type="simple">Port of Tyne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86]/[.$F$952]" office:value-type="percentage" office:value="0.0000943989930774072" calcext:value-type="percentage">
            <text:p>0,01 %</text:p>
          </table:table-cell>
          <table:table-cell table:formula="of:=[.J785]+[.I786]" office:value-type="percentage" office:value="0.990927207887556" calcext:value-type="percentage">
            <text:p>99,09 %</text:p>
          </table:table-cell>
          <table:table-cell table:formula="of:=[.G786]/[.$G$952]" office:value-type="percentage" office:value="0.000341219290263876" calcext:value-type="percentage">
            <text:p>0,03 %</text:p>
          </table:table-cell>
          <table:table-cell table:formula="of:=[.L785]+[.K786]" office:value-type="percentage" office:value="0.984872611464973" calcext:value-type="percentage">
            <text:p>98,49 %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754" xlink:type="simple">Fürstenwalde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87]/[.$F$952]" office:value-type="percentage" office:value="0.0000943989930774072" calcext:value-type="percentage">
            <text:p>0,01 %</text:p>
          </table:table-cell>
          <table:table-cell table:formula="of:=[.J786]+[.I787]" office:value-type="percentage" office:value="0.991021606880633" calcext:value-type="percentage">
            <text:p>99,10 %</text:p>
          </table:table-cell>
          <table:table-cell table:formula="of:=[.G787]/[.$G$952]" office:value-type="percentage" office:value="0.000341219290263876" calcext:value-type="percentage">
            <text:p>0,03 %</text:p>
          </table:table-cell>
          <table:table-cell table:formula="of:=[.L786]+[.K787]" office:value-type="percentage" office:value="0.985213830755237" calcext:value-type="percentage">
            <text:p>98,52 %</text:p>
          </table:table-cell>
        </table:table-row>
        <table:table-row table:style-name="ro2">
          <table:table-cell office:value-type="float" office:value="3776" calcext:value-type="float">
            <text:p>3776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776" xlink:type="simple">Roaming station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88]/[.$F$952]" office:value-type="percentage" office:value="0.0000943989930774072" calcext:value-type="percentage">
            <text:p>0,01 %</text:p>
          </table:table-cell>
          <table:table-cell table:formula="of:=[.J787]+[.I788]" office:value-type="percentage" office:value="0.991116005873711" calcext:value-type="percentage">
            <text:p>99,11 %</text:p>
          </table:table-cell>
          <table:table-cell table:formula="of:=[.G788]/[.$G$952]" office:value-type="percentage" office:value="0.000341219290263876" calcext:value-type="percentage">
            <text:p>0,03 %</text:p>
          </table:table-cell>
          <table:table-cell table:formula="of:=[.L787]+[.K788]" office:value-type="percentage" office:value="0.985555050045501" calcext:value-type="percentage">
            <text:p>98,56 %</text:p>
          </table:table-cell>
        </table:table-row>
        <table:table-row table:style-name="ro2">
          <table:table-cell office:value-type="float" office:value="2265" calcext:value-type="float">
            <text:p>226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265" xlink:type="simple">Falmouth</text:a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89]/[.$F$952]" office:value-type="percentage" office:value="0.0000839102160688064" calcext:value-type="percentage">
            <text:p>0,01 %</text:p>
          </table:table-cell>
          <table:table-cell table:formula="of:=[.J788]+[.I789]" office:value-type="percentage" office:value="0.991199916089779" calcext:value-type="percentage">
            <text:p>99,12 %</text:p>
          </table:table-cell>
          <table:table-cell table:formula="of:=[.G789]/[.$G$952]" office:value-type="percentage" office:value="0.0000758265089475281" calcext:value-type="percentage">
            <text:p>0,01 %</text:p>
          </table:table-cell>
          <table:table-cell table:formula="of:=[.L788]+[.K789]" office:value-type="percentage" office:value="0.985630876554449" calcext:value-type="percentage">
            <text:p>98,56 %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363" xlink:type="simple">Offenbach Bürgel</text:a>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90]/[.$F$952]" office:value-type="percentage" office:value="0.0000839102160688064" calcext:value-type="percentage">
            <text:p>0,01 %</text:p>
          </table:table-cell>
          <table:table-cell table:formula="of:=[.J789]+[.I790]" office:value-type="percentage" office:value="0.991283826305848" calcext:value-type="percentage">
            <text:p>99,13 %</text:p>
          </table:table-cell>
          <table:table-cell table:formula="of:=[.G790]/[.$G$952]" office:value-type="percentage" office:value="0" calcext:value-type="percentage">
            <text:p>0,00 %</text:p>
          </table:table-cell>
          <table:table-cell table:formula="of:=[.L789]+[.K790]" office:value-type="percentage" office:value="0.985630876554449" calcext:value-type="percentage">
            <text:p>98,56 %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Viet Nam</text:p>
          </table:table-cell>
          <table:table-cell office:value-type="string" calcext:value-type="string">
            <text:p><text:a xlink:href="https://www.aishub.net/stations/2040" xlink:type="simple">HCMC</text:a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91]/[.$F$952]" office:value-type="percentage" office:value="0.0000839102160688064" calcext:value-type="percentage">
            <text:p>0,01 %</text:p>
          </table:table-cell>
          <table:table-cell table:formula="of:=[.J790]+[.I791]" office:value-type="percentage" office:value="0.991367736521917" calcext:value-type="percentage">
            <text:p>99,14 %</text:p>
          </table:table-cell>
          <table:table-cell table:formula="of:=[.G791]/[.$G$952]" office:value-type="percentage" office:value="0.000303306035790112" calcext:value-type="percentage">
            <text:p>0,03 %</text:p>
          </table:table-cell>
          <table:table-cell table:formula="of:=[.L790]+[.K791]" office:value-type="percentage" office:value="0.985934182590239" calcext:value-type="percentage">
            <text:p>98,59 %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93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014" xlink:type="simple">Fairfield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92]/[.$F$952]" office:value-type="percentage" office:value="0.0000839102160688064" calcext:value-type="percentage">
            <text:p>0,01 %</text:p>
          </table:table-cell>
          <table:table-cell table:formula="of:=[.J791]+[.I792]" office:value-type="percentage" office:value="0.991451646737986" calcext:value-type="percentage">
            <text:p>99,15 %</text:p>
          </table:table-cell>
          <table:table-cell table:formula="of:=[.G792]/[.$G$952]" office:value-type="percentage" office:value="0.000265392781316348" calcext:value-type="percentage">
            <text:p>0,03 %</text:p>
          </table:table-cell>
          <table:table-cell table:formula="of:=[.L791]+[.K792]" office:value-type="percentage" office:value="0.986199575371555" calcext:value-type="percentage">
            <text:p>98,62 %</text:p>
          </table:table-cell>
        </table:table-row>
        <table:table-row table:style-name="ro2">
          <table:table-cell office:value-type="float" office:value="2049" calcext:value-type="float">
            <text:p>204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049" xlink:type="simple">Maryland</text:a>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93]/[.$F$952]" office:value-type="percentage" office:value="0.0000839102160688064" calcext:value-type="percentage">
            <text:p>0,01 %</text:p>
          </table:table-cell>
          <table:table-cell table:formula="of:=[.J792]+[.I793]" office:value-type="percentage" office:value="0.991535556954054" calcext:value-type="percentage">
            <text:p>99,15 %</text:p>
          </table:table-cell>
          <table:table-cell table:formula="of:=[.G793]/[.$G$952]" office:value-type="percentage" office:value="0" calcext:value-type="percentage">
            <text:p>0,00 %</text:p>
          </table:table-cell>
          <table:table-cell table:formula="of:=[.L792]+[.K793]" office:value-type="percentage" office:value="0.986199575371555" calcext:value-type="percentage">
            <text:p>98,62 %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431" xlink:type="simple">Cap Ferret</text:a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94]/[.$F$952]" office:value-type="percentage" office:value="0.0000839102160688064" calcext:value-type="percentage">
            <text:p>0,01 %</text:p>
          </table:table-cell>
          <table:table-cell table:formula="of:=[.J793]+[.I794]" office:value-type="percentage" office:value="0.991619467170123" calcext:value-type="percentage">
            <text:p>99,16 %</text:p>
          </table:table-cell>
          <table:table-cell table:formula="of:=[.G794]/[.$G$952]" office:value-type="percentage" office:value="0.000303306035790112" calcext:value-type="percentage">
            <text:p>0,03 %</text:p>
          </table:table-cell>
          <table:table-cell table:formula="of:=[.L793]+[.K794]" office:value-type="percentage" office:value="0.986502881407345" calcext:value-type="percentage">
            <text:p>98,65 %</text:p>
          </table:table-cell>
        </table:table-row>
        <table:table-row table:style-name="ro2">
          <table:table-cell office:value-type="float" office:value="2440" calcext:value-type="float">
            <text:p>244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440" xlink:type="simple">Cardiff</text:a>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95]/[.$F$952]" office:value-type="percentage" office:value="0.0000839102160688064" calcext:value-type="percentage">
            <text:p>0,01 %</text:p>
          </table:table-cell>
          <table:table-cell table:formula="of:=[.J794]+[.I795]" office:value-type="percentage" office:value="0.991703377386192" calcext:value-type="percentage">
            <text:p>99,17 %</text:p>
          </table:table-cell>
          <table:table-cell table:formula="of:=[.G795]/[.$G$952]" office:value-type="percentage" office:value="0.000227479526842584" calcext:value-type="percentage">
            <text:p>0,02 %</text:p>
          </table:table-cell>
          <table:table-cell table:formula="of:=[.L794]+[.K795]" office:value-type="percentage" office:value="0.986730360934187" calcext:value-type="percentage">
            <text:p>98,67 %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223" xlink:type="simple">Bremen Winterhafen</text:a>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96]/[.$F$952]" office:value-type="percentage" office:value="0.0000839102160688064" calcext:value-type="percentage">
            <text:p>0,01 %</text:p>
          </table:table-cell>
          <table:table-cell table:formula="of:=[.J795]+[.I796]" office:value-type="percentage" office:value="0.991787287602261" calcext:value-type="percentage">
            <text:p>99,18 %</text:p>
          </table:table-cell>
          <table:table-cell table:formula="of:=[.G796]/[.$G$952]" office:value-type="percentage" office:value="0" calcext:value-type="percentage">
            <text:p>0,00 %</text:p>
          </table:table-cell>
          <table:table-cell table:formula="of:=[.L795]+[.K796]" office:value-type="percentage" office:value="0.986730360934187" calcext:value-type="percentage">
            <text:p>98,67 %</text:p>
          </table:table-cell>
        </table:table-row>
        <table:table-row table:style-name="ro2"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745" xlink:type="simple">Seattle</text:a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97]/[.$F$952]" office:value-type="percentage" office:value="0.0000839102160688064" calcext:value-type="percentage">
            <text:p>0,01 %</text:p>
          </table:table-cell>
          <table:table-cell table:formula="of:=[.J796]+[.I797]" office:value-type="percentage" office:value="0.99187119781833" calcext:value-type="percentage">
            <text:p>99,19 %</text:p>
          </table:table-cell>
          <table:table-cell table:formula="of:=[.G797]/[.$G$952]" office:value-type="percentage" office:value="0.000037913254473764" calcext:value-type="percentage">
            <text:p>0,00 %</text:p>
          </table:table-cell>
          <table:table-cell table:formula="of:=[.L796]+[.K797]" office:value-type="percentage" office:value="0.986768274188661" calcext:value-type="percentage">
            <text:p>98,68 %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/>
          <table:table-cell office:value-type="string" calcext:value-type="string">
            <text:p>57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849" xlink:type="simple">Nieuwersluis</text:a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98]/[.$F$952]" office:value-type="percentage" office:value="0.0000839102160688064" calcext:value-type="percentage">
            <text:p>0,01 %</text:p>
          </table:table-cell>
          <table:table-cell table:formula="of:=[.J797]+[.I798]" office:value-type="percentage" office:value="0.991955108034398" calcext:value-type="percentage">
            <text:p>99,20 %</text:p>
          </table:table-cell>
          <table:table-cell table:formula="of:=[.G798]/[.$G$952]" office:value-type="percentage" office:value="0.000037913254473764" calcext:value-type="percentage">
            <text:p>0,00 %</text:p>
          </table:table-cell>
          <table:table-cell table:formula="of:=[.L797]+[.K798]" office:value-type="percentage" office:value="0.986806187443135" calcext:value-type="percentage">
            <text:p>98,68 %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245" xlink:type="simple">Málaga</text:a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799]/[.$F$952]" office:value-type="percentage" office:value="0.0000839102160688064" calcext:value-type="percentage">
            <text:p>0,01 %</text:p>
          </table:table-cell>
          <table:table-cell table:formula="of:=[.J798]+[.I799]" office:value-type="percentage" office:value="0.992039018250467" calcext:value-type="percentage">
            <text:p>99,20 %</text:p>
          </table:table-cell>
          <table:table-cell table:formula="of:=[.G799]/[.$G$952]" office:value-type="percentage" office:value="0.000303306035790112" calcext:value-type="percentage">
            <text:p>0,03 %</text:p>
          </table:table-cell>
          <table:table-cell table:formula="of:=[.L798]+[.K799]" office:value-type="percentage" office:value="0.987109493478925" calcext:value-type="percentage">
            <text:p>98,71 %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282" xlink:type="simple">Emden</text:a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6&amp;_pjax=%23w0-pjax" xlink:type="simple"> </text:a></text:p>
          </table:table-cell>
          <table:table-cell table:formula="of:=[.F800]/[.$F$952]" office:value-type="percentage" office:value="0.0000839102160688064" calcext:value-type="percentage">
            <text:p>0,01 %</text:p>
          </table:table-cell>
          <table:table-cell table:formula="of:=[.J799]+[.I800]" office:value-type="percentage" office:value="0.992122928466536" calcext:value-type="percentage">
            <text:p>99,21 %</text:p>
          </table:table-cell>
          <table:table-cell table:formula="of:=[.G800]/[.$G$952]" office:value-type="percentage" office:value="0.0000758265089475281" calcext:value-type="percentage">
            <text:p>0,01 %</text:p>
          </table:table-cell>
          <table:table-cell table:formula="of:=[.L799]+[.K800]" office:value-type="percentage" office:value="0.987185319987873" calcext:value-type="percentage">
            <text:p>98,72 %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403" xlink:type="simple">Carboneras</text:a>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/>
          <table:table-cell table:formula="of:=[.F801]/[.$F$952]" office:value-type="percentage" office:value="0.0000839102160688064" calcext:value-type="percentage">
            <text:p>0,01 %</text:p>
          </table:table-cell>
          <table:table-cell table:formula="of:=[.J800]+[.I801]" office:value-type="percentage" office:value="0.992206838682605" calcext:value-type="percentage">
            <text:p>99,22 %</text:p>
          </table:table-cell>
          <table:table-cell table:formula="of:=[.G801]/[.$G$952]" office:value-type="percentage" office:value="0.000303306035790112" calcext:value-type="percentage">
            <text:p>0,03 %</text:p>
          </table:table-cell>
          <table:table-cell table:formula="of:=[.L800]+[.K801]" office:value-type="percentage" office:value="0.987488626023663" calcext:value-type="percentage">
            <text:p>98,75 %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Philippines</text:p>
          </table:table-cell>
          <table:table-cell office:value-type="string" calcext:value-type="string">
            <text:p><text:a xlink:href="https://www.aishub.net/stations/3482" xlink:type="simple">Cebu</text:a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02]/[.$F$952]" office:value-type="percentage" office:value="0.0000839102160688064" calcext:value-type="percentage">
            <text:p>0,01 %</text:p>
          </table:table-cell>
          <table:table-cell table:formula="of:=[.J801]+[.I802]" office:value-type="percentage" office:value="0.992290748898674" calcext:value-type="percentage">
            <text:p>99,23 %</text:p>
          </table:table-cell>
          <table:table-cell table:formula="of:=[.G802]/[.$G$952]" office:value-type="percentage" office:value="0.000303306035790112" calcext:value-type="percentage">
            <text:p>0,03 %</text:p>
          </table:table-cell>
          <table:table-cell table:formula="of:=[.L801]+[.K802]" office:value-type="percentage" office:value="0.987791932059453" calcext:value-type="percentage">
            <text:p>98,78 %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known</text:p>
          </table:table-cell>
          <table:table-cell office:value-type="string" calcext:value-type="string">
            <text:p><text:a xlink:href="https://www.aishub.net/stations/3516" xlink:type="simple">Roaming station</text:a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03]/[.$F$952]" office:value-type="percentage" office:value="0.0000839102160688064" calcext:value-type="percentage">
            <text:p>0,01 %</text:p>
          </table:table-cell>
          <table:table-cell table:formula="of:=[.J802]+[.I803]" office:value-type="percentage" office:value="0.992374659114742" calcext:value-type="percentage">
            <text:p>99,24 %</text:p>
          </table:table-cell>
          <table:table-cell table:formula="of:=[.G803]/[.$G$952]" office:value-type="percentage" office:value="0.000113739763421292" calcext:value-type="percentage">
            <text:p>0,01 %</text:p>
          </table:table-cell>
          <table:table-cell table:formula="of:=[.L802]+[.K803]" office:value-type="percentage" office:value="0.987905671822874" calcext:value-type="percentage">
            <text:p>98,79 %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/>
          <table:table-cell office:value-type="string" calcext:value-type="string">
            <text:p>71 %</text:p>
          </table:table-cell>
          <table:table-cell office:value-type="string" calcext:value-type="string">
            <text:p> Unknown</text:p>
          </table:table-cell>
          <table:table-cell office:value-type="string" calcext:value-type="string">
            <text:p><text:a xlink:href="https://www.aishub.net/stations/3519" xlink:type="simple">Roaming station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04]/[.$F$952]" office:value-type="percentage" office:value="0.0000839102160688064" calcext:value-type="percentage">
            <text:p>0,01 %</text:p>
          </table:table-cell>
          <table:table-cell table:formula="of:=[.J803]+[.I804]" office:value-type="percentage" office:value="0.992458569330811" calcext:value-type="percentage">
            <text:p>99,25 %</text:p>
          </table:table-cell>
          <table:table-cell table:formula="of:=[.G804]/[.$G$952]" office:value-type="percentage" office:value="0.000265392781316348" calcext:value-type="percentage">
            <text:p>0,03 %</text:p>
          </table:table-cell>
          <table:table-cell table:formula="of:=[.L803]+[.K804]" office:value-type="percentage" office:value="0.98817106460419" calcext:value-type="percentage">
            <text:p>98,82 %</text:p>
          </table:table-cell>
        </table:table-row>
        <table:table-row table:style-name="ro2">
          <table:table-cell office:value-type="float" office:value="3655" calcext:value-type="float">
            <text:p>365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655" xlink:type="simple">Chicago, IL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05]/[.$F$952]" office:value-type="percentage" office:value="0.0000839102160688064" calcext:value-type="percentage">
            <text:p>0,01 %</text:p>
          </table:table-cell>
          <table:table-cell table:formula="of:=[.J804]+[.I805]" office:value-type="percentage" office:value="0.99254247954688" calcext:value-type="percentage">
            <text:p>99,25 %</text:p>
          </table:table-cell>
          <table:table-cell table:formula="of:=[.G805]/[.$G$952]" office:value-type="percentage" office:value="0.000265392781316348" calcext:value-type="percentage">
            <text:p>0,03 %</text:p>
          </table:table-cell>
          <table:table-cell table:formula="of:=[.L804]+[.K805]" office:value-type="percentage" office:value="0.988436457385507" calcext:value-type="percentage">
            <text:p>98,84 %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reland</text:p>
          </table:table-cell>
          <table:table-cell office:value-type="string" calcext:value-type="string">
            <text:p><text:a xlink:href="https://www.aishub.net/stations/3696" xlink:type="simple">Rashbrooke, Cobh</text:a>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06]/[.$F$952]" office:value-type="percentage" office:value="0.0000839102160688064" calcext:value-type="percentage">
            <text:p>0,01 %</text:p>
          </table:table-cell>
          <table:table-cell table:formula="of:=[.J805]+[.I806]" office:value-type="percentage" office:value="0.992626389762949" calcext:value-type="percentage">
            <text:p>99,26 %</text:p>
          </table:table-cell>
          <table:table-cell table:formula="of:=[.G806]/[.$G$952]" office:value-type="percentage" office:value="0" calcext:value-type="percentage">
            <text:p>0,00 %</text:p>
          </table:table-cell>
          <table:table-cell table:formula="of:=[.L805]+[.K806]" office:value-type="percentage" office:value="0.988436457385507" calcext:value-type="percentage">
            <text:p>98,84 %</text:p>
          </table:table-cell>
        </table:table-row>
        <table:table-row table:style-name="ro2">
          <table:table-cell office:value-type="float" office:value="3956" calcext:value-type="float">
            <text:p>3956</text:p>
          </table:table-cell>
          <table:table-cell/>
          <table:table-cell office:value-type="string" calcext:value-type="string">
            <text:p>91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956" xlink:type="simple">Boaz, WV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07]/[.$F$952]" office:value-type="percentage" office:value="0.0000839102160688064" calcext:value-type="percentage">
            <text:p>0,01 %</text:p>
          </table:table-cell>
          <table:table-cell table:formula="of:=[.J806]+[.I807]" office:value-type="percentage" office:value="0.992710299979018" calcext:value-type="percentage">
            <text:p>99,27 %</text:p>
          </table:table-cell>
          <table:table-cell table:formula="of:=[.G807]/[.$G$952]" office:value-type="percentage" office:value="0.000265392781316348" calcext:value-type="percentage">
            <text:p>0,03 %</text:p>
          </table:table-cell>
          <table:table-cell table:formula="of:=[.L806]+[.K807]" office:value-type="percentage" office:value="0.988701850166823" calcext:value-type="percentage">
            <text:p>98,87 %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366" xlink:type="simple">Trondheim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08]/[.$F$952]" office:value-type="percentage" office:value="0.0000734214390602056" calcext:value-type="percentage">
            <text:p>0,01 %</text:p>
          </table:table-cell>
          <table:table-cell table:formula="of:=[.J807]+[.I808]" office:value-type="percentage" office:value="0.992783721418078" calcext:value-type="percentage">
            <text:p>99,28 %</text:p>
          </table:table-cell>
          <table:table-cell table:formula="of:=[.G808]/[.$G$952]" office:value-type="percentage" office:value="0" calcext:value-type="percentage">
            <text:p>0,00 %</text:p>
          </table:table-cell>
          <table:table-cell table:formula="of:=[.L807]+[.K808]" office:value-type="percentage" office:value="0.988701850166823" calcext:value-type="percentage">
            <text:p>98,87 %</text:p>
          </table:table-cell>
        </table:table-row>
        <table:table-row table:style-name="ro2"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011" xlink:type="simple">Belpre, Ohio</text:a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09]/[.$F$952]" office:value-type="percentage" office:value="0.0000734214390602056" calcext:value-type="percentage">
            <text:p>0,01 %</text:p>
          </table:table-cell>
          <table:table-cell table:formula="of:=[.J808]+[.I809]" office:value-type="percentage" office:value="0.992857142857138" calcext:value-type="percentage">
            <text:p>99,29 %</text:p>
          </table:table-cell>
          <table:table-cell table:formula="of:=[.G809]/[.$G$952]" office:value-type="percentage" office:value="0.0000758265089475281" calcext:value-type="percentage">
            <text:p>0,01 %</text:p>
          </table:table-cell>
          <table:table-cell table:formula="of:=[.L808]+[.K809]" office:value-type="percentage" office:value="0.988777676675771" calcext:value-type="percentage">
            <text:p>98,88 %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3048" xlink:type="simple">Poses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10]/[.$F$952]" office:value-type="percentage" office:value="0.0000734214390602056" calcext:value-type="percentage">
            <text:p>0,01 %</text:p>
          </table:table-cell>
          <table:table-cell table:formula="of:=[.J809]+[.I810]" office:value-type="percentage" office:value="0.992930564296198" calcext:value-type="percentage">
            <text:p>99,29 %</text:p>
          </table:table-cell>
          <table:table-cell table:formula="of:=[.G810]/[.$G$952]" office:value-type="percentage" office:value="0.000265392781316348" calcext:value-type="percentage">
            <text:p>0,03 %</text:p>
          </table:table-cell>
          <table:table-cell table:formula="of:=[.L809]+[.K810]" office:value-type="percentage" office:value="0.989043069457087" calcext:value-type="percentage">
            <text:p>98,90 %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/>
          <table:table-cell office:value-type="string" calcext:value-type="string">
            <text:p>53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122" xlink:type="simple">Homborsund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11]/[.$F$952]" office:value-type="percentage" office:value="0.0000734214390602056" calcext:value-type="percentage">
            <text:p>0,01 %</text:p>
          </table:table-cell>
          <table:table-cell table:formula="of:=[.J810]+[.I811]" office:value-type="percentage" office:value="0.993003985735258" calcext:value-type="percentage">
            <text:p>99,30 %</text:p>
          </table:table-cell>
          <table:table-cell table:formula="of:=[.G811]/[.$G$952]" office:value-type="percentage" office:value="0" calcext:value-type="percentage">
            <text:p>0,00 %</text:p>
          </table:table-cell>
          <table:table-cell table:formula="of:=[.L810]+[.K811]" office:value-type="percentage" office:value="0.989043069457087" calcext:value-type="percentage">
            <text:p>98,90 %</text:p>
          </table:table-cell>
        </table:table-row>
        <table:table-row table:style-name="ro2"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97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438" xlink:type="simple">Scotland, Broadford Bay, Isle of Skye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12]/[.$F$952]" office:value-type="percentage" office:value="0.0000734214390602056" calcext:value-type="percentage">
            <text:p>0,01 %</text:p>
          </table:table-cell>
          <table:table-cell table:formula="of:=[.J811]+[.I812]" office:value-type="percentage" office:value="0.993077407174319" calcext:value-type="percentage">
            <text:p>99,31 %</text:p>
          </table:table-cell>
          <table:table-cell table:formula="of:=[.G812]/[.$G$952]" office:value-type="percentage" office:value="0" calcext:value-type="percentage">
            <text:p>0,00 %</text:p>
          </table:table-cell>
          <table:table-cell table:formula="of:=[.L811]+[.K812]" office:value-type="percentage" office:value="0.989043069457087" calcext:value-type="percentage">
            <text:p>98,90 %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/>
          <table:table-cell office:value-type="string" calcext:value-type="string">
            <text:p>9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531" xlink:type="simple">Frankfurt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13]/[.$F$952]" office:value-type="percentage" office:value="0.0000734214390602056" calcext:value-type="percentage">
            <text:p>0,01 %</text:p>
          </table:table-cell>
          <table:table-cell table:formula="of:=[.J812]+[.I813]" office:value-type="percentage" office:value="0.993150828613379" calcext:value-type="percentage">
            <text:p>99,32 %</text:p>
          </table:table-cell>
          <table:table-cell table:formula="of:=[.G813]/[.$G$952]" office:value-type="percentage" office:value="0" calcext:value-type="percentage">
            <text:p>0,00 %</text:p>
          </table:table-cell>
          <table:table-cell table:formula="of:=[.L812]+[.K813]" office:value-type="percentage" office:value="0.989043069457087" calcext:value-type="percentage">
            <text:p>98,90 %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Colombia</text:p>
          </table:table-cell>
          <table:table-cell office:value-type="string" calcext:value-type="string">
            <text:p><text:a xlink:href="https://www.aishub.net/stations/2362" xlink:type="simple">Buenaventura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Pacific Pilots</text:a></text:p>
          </table:table-cell>
          <table:table-cell table:formula="of:=[.F814]/[.$F$952]" office:value-type="percentage" office:value="0.0000734214390602056" calcext:value-type="percentage">
            <text:p>0,01 %</text:p>
          </table:table-cell>
          <table:table-cell table:formula="of:=[.J813]+[.I814]" office:value-type="percentage" office:value="0.993224250052439" calcext:value-type="percentage">
            <text:p>99,32 %</text:p>
          </table:table-cell>
          <table:table-cell table:formula="of:=[.G814]/[.$G$952]" office:value-type="percentage" office:value="0.000265392781316348" calcext:value-type="percentage">
            <text:p>0,03 %</text:p>
          </table:table-cell>
          <table:table-cell table:formula="of:=[.L813]+[.K814]" office:value-type="percentage" office:value="0.989308462238403" calcext:value-type="percentage">
            <text:p>98,93 %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600" xlink:type="simple">Hamm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15]/[.$F$952]" office:value-type="percentage" office:value="0.0000734214390602056" calcext:value-type="percentage">
            <text:p>0,01 %</text:p>
          </table:table-cell>
          <table:table-cell table:formula="of:=[.J814]+[.I815]" office:value-type="percentage" office:value="0.993297671491499" calcext:value-type="percentage">
            <text:p>99,33 %</text:p>
          </table:table-cell>
          <table:table-cell table:formula="of:=[.G815]/[.$G$952]" office:value-type="percentage" office:value="0.000265392781316348" calcext:value-type="percentage">
            <text:p>0,03 %</text:p>
          </table:table-cell>
          <table:table-cell table:formula="of:=[.L814]+[.K815]" office:value-type="percentage" office:value="0.98957385501972" calcext:value-type="percentage">
            <text:p>98,96 %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reland</text:p>
          </table:table-cell>
          <table:table-cell office:value-type="string" calcext:value-type="string">
            <text:p><text:a xlink:href="https://www.aishub.net/stations/2673" xlink:type="simple">Dublin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16]/[.$F$952]" office:value-type="percentage" office:value="0.0000734214390602056" calcext:value-type="percentage">
            <text:p>0,01 %</text:p>
          </table:table-cell>
          <table:table-cell table:formula="of:=[.J815]+[.I816]" office:value-type="percentage" office:value="0.993371092930559" calcext:value-type="percentage">
            <text:p>99,34 %</text:p>
          </table:table-cell>
          <table:table-cell table:formula="of:=[.G816]/[.$G$952]" office:value-type="percentage" office:value="0.00018956627236882" calcext:value-type="percentage">
            <text:p>0,02 %</text:p>
          </table:table-cell>
          <table:table-cell table:formula="of:=[.L815]+[.K816]" office:value-type="percentage" office:value="0.989763421292088" calcext:value-type="percentage">
            <text:p>98,98 %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706" xlink:type="simple">Montreal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17]/[.$F$952]" office:value-type="percentage" office:value="0.0000734214390602056" calcext:value-type="percentage">
            <text:p>0,01 %</text:p>
          </table:table-cell>
          <table:table-cell table:formula="of:=[.J816]+[.I817]" office:value-type="percentage" office:value="0.99344451436962" calcext:value-type="percentage">
            <text:p>99,34 %</text:p>
          </table:table-cell>
          <table:table-cell table:formula="of:=[.G817]/[.$G$952]" office:value-type="percentage" office:value="0.000037913254473764" calcext:value-type="percentage">
            <text:p>0,00 %</text:p>
          </table:table-cell>
          <table:table-cell table:formula="of:=[.L816]+[.K817]" office:value-type="percentage" office:value="0.989801334546562" calcext:value-type="percentage">
            <text:p>98,98 %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725" xlink:type="simple">Aarhus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18]/[.$F$952]" office:value-type="percentage" office:value="0.0000734214390602056" calcext:value-type="percentage">
            <text:p>0,01 %</text:p>
          </table:table-cell>
          <table:table-cell table:formula="of:=[.J817]+[.I818]" office:value-type="percentage" office:value="0.99351793580868" calcext:value-type="percentage">
            <text:p>99,35 %</text:p>
          </table:table-cell>
          <table:table-cell table:formula="of:=[.G818]/[.$G$952]" office:value-type="percentage" office:value="0" calcext:value-type="percentage">
            <text:p>0,00 %</text:p>
          </table:table-cell>
          <table:table-cell table:formula="of:=[.L817]+[.K818]" office:value-type="percentage" office:value="0.989801334546562" calcext:value-type="percentage">
            <text:p>98,98 %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734" xlink:type="simple">Driebergen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19]/[.$F$952]" office:value-type="percentage" office:value="0.0000734214390602056" calcext:value-type="percentage">
            <text:p>0,01 %</text:p>
          </table:table-cell>
          <table:table-cell table:formula="of:=[.J818]+[.I819]" office:value-type="percentage" office:value="0.99359135724774" calcext:value-type="percentage">
            <text:p>99,36 %</text:p>
          </table:table-cell>
          <table:table-cell table:formula="of:=[.G819]/[.$G$952]" office:value-type="percentage" office:value="0.000037913254473764" calcext:value-type="percentage">
            <text:p>0,00 %</text:p>
          </table:table-cell>
          <table:table-cell table:formula="of:=[.L818]+[.K819]" office:value-type="percentage" office:value="0.989839247801036" calcext:value-type="percentage">
            <text:p>98,98 %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/>
          <table:table-cell office:value-type="string" calcext:value-type="string">
            <text:p>95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752" xlink:type="simple">Grisslehamn</text:a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20]/[.$F$952]" office:value-type="percentage" office:value="0.0000734214390602056" calcext:value-type="percentage">
            <text:p>0,01 %</text:p>
          </table:table-cell>
          <table:table-cell table:formula="of:=[.J819]+[.I820]" office:value-type="percentage" office:value="0.9936647786868" calcext:value-type="percentage">
            <text:p>99,37 %</text:p>
          </table:table-cell>
          <table:table-cell table:formula="of:=[.G820]/[.$G$952]" office:value-type="percentage" office:value="0.0000758265089475281" calcext:value-type="percentage">
            <text:p>0,01 %</text:p>
          </table:table-cell>
          <table:table-cell table:formula="of:=[.L819]+[.K820]" office:value-type="percentage" office:value="0.989915074309983" calcext:value-type="percentage">
            <text:p>98,99 %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829" xlink:type="simple">Mount Hicks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21]/[.$F$952]" office:value-type="percentage" office:value="0.0000734214390602056" calcext:value-type="percentage">
            <text:p>0,01 %</text:p>
          </table:table-cell>
          <table:table-cell table:formula="of:=[.J820]+[.I821]" office:value-type="percentage" office:value="0.99373820012586" calcext:value-type="percentage">
            <text:p>99,37 %</text:p>
          </table:table-cell>
          <table:table-cell table:formula="of:=[.G821]/[.$G$952]" office:value-type="percentage" office:value="0.00018956627236882" calcext:value-type="percentage">
            <text:p>0,02 %</text:p>
          </table:table-cell>
          <table:table-cell table:formula="of:=[.L820]+[.K821]" office:value-type="percentage" office:value="0.990104640582352" calcext:value-type="percentage">
            <text:p>99,01 %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832" xlink:type="simple">Moune Ein / 9214VR / Smalle EE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22]/[.$F$952]" office:value-type="percentage" office:value="0.0000734214390602056" calcext:value-type="percentage">
            <text:p>0,01 %</text:p>
          </table:table-cell>
          <table:table-cell table:formula="of:=[.J821]+[.I822]" office:value-type="percentage" office:value="0.99381162156492" calcext:value-type="percentage">
            <text:p>99,38 %</text:p>
          </table:table-cell>
          <table:table-cell table:formula="of:=[.G822]/[.$G$952]" office:value-type="percentage" office:value="0" calcext:value-type="percentage">
            <text:p>0,00 %</text:p>
          </table:table-cell>
          <table:table-cell table:formula="of:=[.L821]+[.K822]" office:value-type="percentage" office:value="0.990104640582352" calcext:value-type="percentage">
            <text:p>99,01 %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Colombia</text:p>
          </table:table-cell>
          <table:table-cell office:value-type="string" calcext:value-type="string">
            <text:p><text:a xlink:href="https://www.aishub.net/stations/2866" xlink:type="simple">Puerto Colombia</text:a>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23]/[.$F$952]" office:value-type="percentage" office:value="0.0000734214390602056" calcext:value-type="percentage">
            <text:p>0,01 %</text:p>
          </table:table-cell>
          <table:table-cell table:formula="of:=[.J822]+[.I823]" office:value-type="percentage" office:value="0.993885043003981" calcext:value-type="percentage">
            <text:p>99,39 %</text:p>
          </table:table-cell>
          <table:table-cell table:formula="of:=[.G823]/[.$G$952]" office:value-type="percentage" office:value="0.000113739763421292" calcext:value-type="percentage">
            <text:p>0,01 %</text:p>
          </table:table-cell>
          <table:table-cell table:formula="of:=[.L822]+[.K823]" office:value-type="percentage" office:value="0.990218380345774" calcext:value-type="percentage">
            <text:p>99,02 %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2924" xlink:type="simple">O Grove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24]/[.$F$952]" office:value-type="percentage" office:value="0.0000734214390602056" calcext:value-type="percentage">
            <text:p>0,01 %</text:p>
          </table:table-cell>
          <table:table-cell table:formula="of:=[.J823]+[.I824]" office:value-type="percentage" office:value="0.993958464443041" calcext:value-type="percentage">
            <text:p>99,40 %</text:p>
          </table:table-cell>
          <table:table-cell table:formula="of:=[.G824]/[.$G$952]" office:value-type="percentage" office:value="0.00018956627236882" calcext:value-type="percentage">
            <text:p>0,02 %</text:p>
          </table:table-cell>
          <table:table-cell table:formula="of:=[.L823]+[.K824]" office:value-type="percentage" office:value="0.990407946618142" calcext:value-type="percentage">
            <text:p>99,04 %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927" xlink:type="simple">Luleå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25]/[.$F$952]" office:value-type="percentage" office:value="0.0000734214390602056" calcext:value-type="percentage">
            <text:p>0,01 %</text:p>
          </table:table-cell>
          <table:table-cell table:formula="of:=[.J824]+[.I825]" office:value-type="percentage" office:value="0.994031885882101" calcext:value-type="percentage">
            <text:p>99,40 %</text:p>
          </table:table-cell>
          <table:table-cell table:formula="of:=[.G825]/[.$G$952]" office:value-type="percentage" office:value="0.000265392781316348" calcext:value-type="percentage">
            <text:p>0,03 %</text:p>
          </table:table-cell>
          <table:table-cell table:formula="of:=[.L824]+[.K825]" office:value-type="percentage" office:value="0.990673339399459" calcext:value-type="percentage">
            <text:p>99,07 %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935" xlink:type="simple">Omoe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26]/[.$F$952]" office:value-type="percentage" office:value="0.0000734214390602056" calcext:value-type="percentage">
            <text:p>0,01 %</text:p>
          </table:table-cell>
          <table:table-cell table:formula="of:=[.J825]+[.I826]" office:value-type="percentage" office:value="0.994105307321161" calcext:value-type="percentage">
            <text:p>99,41 %</text:p>
          </table:table-cell>
          <table:table-cell table:formula="of:=[.G826]/[.$G$952]" office:value-type="percentage" office:value="0.000151653017895056" calcext:value-type="percentage">
            <text:p>0,02 %</text:p>
          </table:table-cell>
          <table:table-cell table:formula="of:=[.L825]+[.K826]" office:value-type="percentage" office:value="0.990824992417354" calcext:value-type="percentage">
            <text:p>99,08 %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968" xlink:type="simple">Drachten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27]/[.$F$952]" office:value-type="percentage" office:value="0.0000734214390602056" calcext:value-type="percentage">
            <text:p>0,01 %</text:p>
          </table:table-cell>
          <table:table-cell table:formula="of:=[.J826]+[.I827]" office:value-type="percentage" office:value="0.994178728760221" calcext:value-type="percentage">
            <text:p>99,42 %</text:p>
          </table:table-cell>
          <table:table-cell table:formula="of:=[.G827]/[.$G$952]" office:value-type="percentage" office:value="0" calcext:value-type="percentage">
            <text:p>0,00 %</text:p>
          </table:table-cell>
          <table:table-cell table:formula="of:=[.L826]+[.K827]" office:value-type="percentage" office:value="0.990824992417354" calcext:value-type="percentage">
            <text:p>99,08 %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Hong Kong</text:p>
          </table:table-cell>
          <table:table-cell office:value-type="string" calcext:value-type="string">
            <text:p><text:a xlink:href="https://www.aishub.net/stations/2974" xlink:type="simple">Hong Kong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28]/[.$F$952]" office:value-type="percentage" office:value="0.0000734214390602056" calcext:value-type="percentage">
            <text:p>0,01 %</text:p>
          </table:table-cell>
          <table:table-cell table:formula="of:=[.J827]+[.I828]" office:value-type="percentage" office:value="0.994252150199282" calcext:value-type="percentage">
            <text:p>99,43 %</text:p>
          </table:table-cell>
          <table:table-cell table:formula="of:=[.G828]/[.$G$952]" office:value-type="percentage" office:value="0" calcext:value-type="percentage">
            <text:p>0,00 %</text:p>
          </table:table-cell>
          <table:table-cell table:formula="of:=[.L827]+[.K828]" office:value-type="percentage" office:value="0.990824992417354" calcext:value-type="percentage">
            <text:p>99,08 %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989" xlink:type="simple">Gernsheim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29]/[.$F$952]" office:value-type="percentage" office:value="0.0000734214390602056" calcext:value-type="percentage">
            <text:p>0,01 %</text:p>
          </table:table-cell>
          <table:table-cell table:formula="of:=[.J828]+[.I829]" office:value-type="percentage" office:value="0.994325571638342" calcext:value-type="percentage">
            <text:p>99,43 %</text:p>
          </table:table-cell>
          <table:table-cell table:formula="of:=[.G829]/[.$G$952]" office:value-type="percentage" office:value="0.00018956627236882" calcext:value-type="percentage">
            <text:p>0,02 %</text:p>
          </table:table-cell>
          <table:table-cell table:formula="of:=[.L828]+[.K829]" office:value-type="percentage" office:value="0.991014558689723" calcext:value-type="percentage">
            <text:p>99,10 %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/>
          <table:table-cell office:value-type="string" calcext:value-type="string">
            <text:p>85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994" xlink:type="simple">Moss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30]/[.$F$952]" office:value-type="percentage" office:value="0.0000734214390602056" calcext:value-type="percentage">
            <text:p>0,01 %</text:p>
          </table:table-cell>
          <table:table-cell table:formula="of:=[.J829]+[.I830]" office:value-type="percentage" office:value="0.994398993077402" calcext:value-type="percentage">
            <text:p>99,44 %</text:p>
          </table:table-cell>
          <table:table-cell table:formula="of:=[.G830]/[.$G$952]" office:value-type="percentage" office:value="0" calcext:value-type="percentage">
            <text:p>0,00 %</text:p>
          </table:table-cell>
          <table:table-cell table:formula="of:=[.L829]+[.K830]" office:value-type="percentage" office:value="0.991014558689723" calcext:value-type="percentage">
            <text:p>99,10 %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017" xlink:type="simple">Duisburg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31]/[.$F$952]" office:value-type="percentage" office:value="0.0000734214390602056" calcext:value-type="percentage">
            <text:p>0,01 %</text:p>
          </table:table-cell>
          <table:table-cell table:formula="of:=[.J830]+[.I831]" office:value-type="percentage" office:value="0.994472414516462" calcext:value-type="percentage">
            <text:p>99,45 %</text:p>
          </table:table-cell>
          <table:table-cell table:formula="of:=[.G831]/[.$G$952]" office:value-type="percentage" office:value="0" calcext:value-type="percentage">
            <text:p>0,00 %</text:p>
          </table:table-cell>
          <table:table-cell table:formula="of:=[.L830]+[.K831]" office:value-type="percentage" office:value="0.991014558689723" calcext:value-type="percentage">
            <text:p>99,10 %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105" xlink:type="simple">Roaming station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32]/[.$F$952]" office:value-type="percentage" office:value="0.0000734214390602056" calcext:value-type="percentage">
            <text:p>0,01 %</text:p>
          </table:table-cell>
          <table:table-cell table:formula="of:=[.J831]+[.I832]" office:value-type="percentage" office:value="0.994545835955523" calcext:value-type="percentage">
            <text:p>99,45 %</text:p>
          </table:table-cell>
          <table:table-cell table:formula="of:=[.G832]/[.$G$952]" office:value-type="percentage" office:value="0.000037913254473764" calcext:value-type="percentage">
            <text:p>0,00 %</text:p>
          </table:table-cell>
          <table:table-cell table:formula="of:=[.L831]+[.K832]" office:value-type="percentage" office:value="0.991052471944196" calcext:value-type="percentage">
            <text:p>99,11 %</text:p>
          </table:table-cell>
        </table:table-row>
        <table:table-row table:style-name="ro2">
          <table:table-cell office:value-type="float" office:value="3213" calcext:value-type="float">
            <text:p>321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213" xlink:type="simple">Merritt Island, FL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33]/[.$F$952]" office:value-type="percentage" office:value="0.0000734214390602056" calcext:value-type="percentage">
            <text:p>0,01 %</text:p>
          </table:table-cell>
          <table:table-cell table:formula="of:=[.J832]+[.I833]" office:value-type="percentage" office:value="0.994619257394583" calcext:value-type="percentage">
            <text:p>99,46 %</text:p>
          </table:table-cell>
          <table:table-cell table:formula="of:=[.G833]/[.$G$952]" office:value-type="percentage" office:value="0" calcext:value-type="percentage">
            <text:p>0,00 %</text:p>
          </table:table-cell>
          <table:table-cell table:formula="of:=[.L832]+[.K833]" office:value-type="percentage" office:value="0.991052471944196" calcext:value-type="percentage">
            <text:p>99,11 %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3424" xlink:type="simple">Holbæk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34]/[.$F$952]" office:value-type="percentage" office:value="0.0000734214390602056" calcext:value-type="percentage">
            <text:p>0,01 %</text:p>
          </table:table-cell>
          <table:table-cell table:formula="of:=[.J833]+[.I834]" office:value-type="percentage" office:value="0.994692678833643" calcext:value-type="percentage">
            <text:p>99,47 %</text:p>
          </table:table-cell>
          <table:table-cell table:formula="of:=[.G834]/[.$G$952]" office:value-type="percentage" office:value="0.00018956627236882" calcext:value-type="percentage">
            <text:p>0,02 %</text:p>
          </table:table-cell>
          <table:table-cell table:formula="of:=[.L833]+[.K834]" office:value-type="percentage" office:value="0.991242038216565" calcext:value-type="percentage">
            <text:p>99,12 %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<text:a xlink:href="https://www.aishub.net/stations/3430" xlink:type="simple">Nafplio Port</text:a>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35]/[.$F$952]" office:value-type="percentage" office:value="0.0000734214390602056" calcext:value-type="percentage">
            <text:p>0,01 %</text:p>
          </table:table-cell>
          <table:table-cell table:formula="of:=[.J834]+[.I835]" office:value-type="percentage" office:value="0.994766100272703" calcext:value-type="percentage">
            <text:p>99,48 %</text:p>
          </table:table-cell>
          <table:table-cell table:formula="of:=[.G835]/[.$G$952]" office:value-type="percentage" office:value="0.000113739763421292" calcext:value-type="percentage">
            <text:p>0,01 %</text:p>
          </table:table-cell>
          <table:table-cell table:formula="of:=[.L834]+[.K835]" office:value-type="percentage" office:value="0.991355777979986" calcext:value-type="percentage">
            <text:p>99,14 %</text:p>
          </table:table-cell>
        </table:table-row>
        <table:table-row table:style-name="ro2">
          <table:table-cell office:value-type="float" office:value="3495" calcext:value-type="float">
            <text:p>349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495" xlink:type="simple">Cornwall, The Lizard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36]/[.$F$952]" office:value-type="percentage" office:value="0.0000734214390602056" calcext:value-type="percentage">
            <text:p>0,01 %</text:p>
          </table:table-cell>
          <table:table-cell table:formula="of:=[.J835]+[.I836]" office:value-type="percentage" office:value="0.994839521711763" calcext:value-type="percentage">
            <text:p>99,48 %</text:p>
          </table:table-cell>
          <table:table-cell table:formula="of:=[.G836]/[.$G$952]" office:value-type="percentage" office:value="0" calcext:value-type="percentage">
            <text:p>0,00 %</text:p>
          </table:table-cell>
          <table:table-cell table:formula="of:=[.L835]+[.K836]" office:value-type="percentage" office:value="0.991355777979986" calcext:value-type="percentage">
            <text:p>99,14 %</text:p>
          </table:table-cell>
        </table:table-row>
        <table:table-row table:style-name="ro2">
          <table:table-cell office:value-type="float" office:value="3607" calcext:value-type="float">
            <text:p>3607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607" xlink:type="simple">Scotland, Edinburgh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37]/[.$F$952]" office:value-type="percentage" office:value="0.0000734214390602056" calcext:value-type="percentage">
            <text:p>0,01 %</text:p>
          </table:table-cell>
          <table:table-cell table:formula="of:=[.J836]+[.I837]" office:value-type="percentage" office:value="0.994912943150823" calcext:value-type="percentage">
            <text:p>99,49 %</text:p>
          </table:table-cell>
          <table:table-cell table:formula="of:=[.G837]/[.$G$952]" office:value-type="percentage" office:value="0" calcext:value-type="percentage">
            <text:p>0,00 %</text:p>
          </table:table-cell>
          <table:table-cell table:formula="of:=[.L836]+[.K837]" office:value-type="percentage" office:value="0.991355777979986" calcext:value-type="percentage">
            <text:p>99,14 %</text:p>
          </table:table-cell>
        </table:table-row>
        <table:table-row table:style-name="ro2">
          <table:table-cell office:value-type="float" office:value="3638" calcext:value-type="float">
            <text:p>363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638" xlink:type="simple">Portland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38]/[.$F$952]" office:value-type="percentage" office:value="0.0000734214390602056" calcext:value-type="percentage">
            <text:p>0,01 %</text:p>
          </table:table-cell>
          <table:table-cell table:formula="of:=[.J837]+[.I838]" office:value-type="percentage" office:value="0.994986364589884" calcext:value-type="percentage">
            <text:p>99,50 %</text:p>
          </table:table-cell>
          <table:table-cell table:formula="of:=[.G838]/[.$G$952]" office:value-type="percentage" office:value="0" calcext:value-type="percentage">
            <text:p>0,00 %</text:p>
          </table:table-cell>
          <table:table-cell table:formula="of:=[.L837]+[.K838]" office:value-type="percentage" office:value="0.991355777979986" calcext:value-type="percentage">
            <text:p>99,14 %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951" xlink:type="simple">Drachten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39]/[.$F$952]" office:value-type="percentage" office:value="0.0000734214390602056" calcext:value-type="percentage">
            <text:p>0,01 %</text:p>
          </table:table-cell>
          <table:table-cell table:formula="of:=[.J838]+[.I839]" office:value-type="percentage" office:value="0.995059786028944" calcext:value-type="percentage">
            <text:p>99,51 %</text:p>
          </table:table-cell>
          <table:table-cell table:formula="of:=[.G839]/[.$G$952]" office:value-type="percentage" office:value="0" calcext:value-type="percentage">
            <text:p>0,00 %</text:p>
          </table:table-cell>
          <table:table-cell table:formula="of:=[.L838]+[.K839]" office:value-type="percentage" office:value="0.991355777979986" calcext:value-type="percentage">
            <text:p>99,14 %</text:p>
          </table:table-cell>
        </table:table-row>
        <table:table-row table:style-name="ro2">
          <table:table-cell office:value-type="float" office:value="2056" calcext:value-type="float">
            <text:p>2056</text:p>
          </table:table-cell>
          <table:table-cell/>
          <table:table-cell office:value-type="string" calcext:value-type="string">
            <text:p>93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056" xlink:type="simple">New Orleans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40]/[.$F$952]" office:value-type="percentage" office:value="0.0000629326620516048" calcext:value-type="percentage">
            <text:p>0,01 %</text:p>
          </table:table-cell>
          <table:table-cell table:formula="of:=[.J839]+[.I840]" office:value-type="percentage" office:value="0.995122718690995" calcext:value-type="percentage">
            <text:p>99,51 %</text:p>
          </table:table-cell>
          <table:table-cell table:formula="of:=[.G840]/[.$G$952]" office:value-type="percentage" office:value="0.000227479526842584" calcext:value-type="percentage">
            <text:p>0,02 %</text:p>
          </table:table-cell>
          <table:table-cell table:formula="of:=[.L839]+[.K840]" office:value-type="percentage" office:value="0.991583257506829" calcext:value-type="percentage">
            <text:p>99,16 %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244" xlink:type="simple">Almelo</text:a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41]/[.$F$952]" office:value-type="percentage" office:value="0.0000629326620516048" calcext:value-type="percentage">
            <text:p>0,01 %</text:p>
          </table:table-cell>
          <table:table-cell table:formula="of:=[.J840]+[.I841]" office:value-type="percentage" office:value="0.995185651353047" calcext:value-type="percentage">
            <text:p>99,52 %</text:p>
          </table:table-cell>
          <table:table-cell table:formula="of:=[.G841]/[.$G$952]" office:value-type="percentage" office:value="0.00018956627236882" calcext:value-type="percentage">
            <text:p>0,02 %</text:p>
          </table:table-cell>
          <table:table-cell table:formula="of:=[.L840]+[.K841]" office:value-type="percentage" office:value="0.991772823779198" calcext:value-type="percentage">
            <text:p>99,18 %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393" xlink:type="simple">Rognan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42]/[.$F$952]" office:value-type="percentage" office:value="0.0000629326620516048" calcext:value-type="percentage">
            <text:p>0,01 %</text:p>
          </table:table-cell>
          <table:table-cell table:formula="of:=[.J841]+[.I842]" office:value-type="percentage" office:value="0.995248584015099" calcext:value-type="percentage">
            <text:p>99,52 %</text:p>
          </table:table-cell>
          <table:table-cell table:formula="of:=[.G842]/[.$G$952]" office:value-type="percentage" office:value="0.000227479526842584" calcext:value-type="percentage">
            <text:p>0,02 %</text:p>
          </table:table-cell>
          <table:table-cell table:formula="of:=[.L841]+[.K842]" office:value-type="percentage" office:value="0.99200030330604" calcext:value-type="percentage">
            <text:p>99,20 %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476" xlink:type="simple">Norrmjöle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43]/[.$F$952]" office:value-type="percentage" office:value="0.0000629326620516048" calcext:value-type="percentage">
            <text:p>0,01 %</text:p>
          </table:table-cell>
          <table:table-cell table:formula="of:=[.J842]+[.I843]" office:value-type="percentage" office:value="0.99531151667715" calcext:value-type="percentage">
            <text:p>99,53 %</text:p>
          </table:table-cell>
          <table:table-cell table:formula="of:=[.G843]/[.$G$952]" office:value-type="percentage" office:value="0.000227479526842584" calcext:value-type="percentage">
            <text:p>0,02 %</text:p>
          </table:table-cell>
          <table:table-cell table:formula="of:=[.L842]+[.K843]" office:value-type="percentage" office:value="0.992227782832883" calcext:value-type="percentage">
            <text:p>99,22 %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301" xlink:type="simple">Grave</text:a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44]/[.$F$952]" office:value-type="percentage" office:value="0.0000629326620516048" calcext:value-type="percentage">
            <text:p>0,01 %</text:p>
          </table:table-cell>
          <table:table-cell table:formula="of:=[.J843]+[.I844]" office:value-type="percentage" office:value="0.995374449339202" calcext:value-type="percentage">
            <text:p>99,54 %</text:p>
          </table:table-cell>
          <table:table-cell table:formula="of:=[.G844]/[.$G$952]" office:value-type="percentage" office:value="0" calcext:value-type="percentage">
            <text:p>0,00 %</text:p>
          </table:table-cell>
          <table:table-cell table:formula="of:=[.L843]+[.K844]" office:value-type="percentage" office:value="0.992227782832883" calcext:value-type="percentage">
            <text:p>99,22 %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Estonia</text:p>
          </table:table-cell>
          <table:table-cell office:value-type="string" calcext:value-type="string">
            <text:p><text:a xlink:href="https://www.aishub.net/stations/2479" xlink:type="simple">Tallinn</text:a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45]/[.$F$952]" office:value-type="percentage" office:value="0.0000629326620516048" calcext:value-type="percentage">
            <text:p>0,01 %</text:p>
          </table:table-cell>
          <table:table-cell table:formula="of:=[.J844]+[.I845]" office:value-type="percentage" office:value="0.995437382001253" calcext:value-type="percentage">
            <text:p>99,54 %</text:p>
          </table:table-cell>
          <table:table-cell table:formula="of:=[.G845]/[.$G$952]" office:value-type="percentage" office:value="0" calcext:value-type="percentage">
            <text:p>0,00 %</text:p>
          </table:table-cell>
          <table:table-cell table:formula="of:=[.L844]+[.K845]" office:value-type="percentage" office:value="0.992227782832883" calcext:value-type="percentage">
            <text:p>99,22 %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<text:a xlink:href="https://www.aishub.net/stations/2419" xlink:type="simple">Porto Salvo</text:a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46]/[.$F$952]" office:value-type="percentage" office:value="0.0000629326620516048" calcext:value-type="percentage">
            <text:p>0,01 %</text:p>
          </table:table-cell>
          <table:table-cell table:formula="of:=[.J845]+[.I846]" office:value-type="percentage" office:value="0.995500314663305" calcext:value-type="percentage">
            <text:p>99,55 %</text:p>
          </table:table-cell>
          <table:table-cell table:formula="of:=[.G846]/[.$G$952]" office:value-type="percentage" office:value="0.000151653017895056" calcext:value-type="percentage">
            <text:p>0,02 %</text:p>
          </table:table-cell>
          <table:table-cell table:formula="of:=[.L845]+[.K846]" office:value-type="percentage" office:value="0.992379435850778" calcext:value-type="percentage">
            <text:p>99,24 %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450" xlink:type="simple">Trollhattan</text:a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47]/[.$F$952]" office:value-type="percentage" office:value="0.0000629326620516048" calcext:value-type="percentage">
            <text:p>0,01 %</text:p>
          </table:table-cell>
          <table:table-cell table:formula="of:=[.J846]+[.I847]" office:value-type="percentage" office:value="0.995563247325357" calcext:value-type="percentage">
            <text:p>99,56 %</text:p>
          </table:table-cell>
          <table:table-cell table:formula="of:=[.G847]/[.$G$952]" office:value-type="percentage" office:value="0" calcext:value-type="percentage">
            <text:p>0,00 %</text:p>
          </table:table-cell>
          <table:table-cell table:formula="of:=[.L846]+[.K847]" office:value-type="percentage" office:value="0.992379435850778" calcext:value-type="percentage">
            <text:p>99,24 %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542" xlink:type="simple">Shellharbour</text:a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48]/[.$F$952]" office:value-type="percentage" office:value="0.0000629326620516048" calcext:value-type="percentage">
            <text:p>0,01 %</text:p>
          </table:table-cell>
          <table:table-cell table:formula="of:=[.J847]+[.I848]" office:value-type="percentage" office:value="0.995626179987408" calcext:value-type="percentage">
            <text:p>99,56 %</text:p>
          </table:table-cell>
          <table:table-cell table:formula="of:=[.G848]/[.$G$952]" office:value-type="percentage" office:value="0.000151653017895056" calcext:value-type="percentage">
            <text:p>0,02 %</text:p>
          </table:table-cell>
          <table:table-cell table:formula="of:=[.L847]+[.K848]" office:value-type="percentage" office:value="0.992531088868673" calcext:value-type="percentage">
            <text:p>99,25 %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Thailand</text:p>
          </table:table-cell>
          <table:table-cell office:value-type="string" calcext:value-type="string">
            <text:p><text:a xlink:href="https://www.aishub.net/stations/2389" xlink:type="simple">Surat Thani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7&amp;_pjax=%23w0-pjax" xlink:type="simple"> </text:a></text:p>
          </table:table-cell>
          <table:table-cell table:formula="of:=[.F849]/[.$F$952]" office:value-type="percentage" office:value="0.0000629326620516048" calcext:value-type="percentage">
            <text:p>0,01 %</text:p>
          </table:table-cell>
          <table:table-cell table:formula="of:=[.J848]+[.I849]" office:value-type="percentage" office:value="0.99568911264946" calcext:value-type="percentage">
            <text:p>99,57 %</text:p>
          </table:table-cell>
          <table:table-cell table:formula="of:=[.G849]/[.$G$952]" office:value-type="percentage" office:value="0.000227479526842584" calcext:value-type="percentage">
            <text:p>0,02 %</text:p>
          </table:table-cell>
          <table:table-cell table:formula="of:=[.L848]+[.K849]" office:value-type="percentage" office:value="0.992758568395516" calcext:value-type="percentage">
            <text:p>99,28 %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2234" xlink:type="simple">Laracha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a xlink:href="https://ea1hlh.es/" xlink:type="simple">ea1hlh.es</text:a></text:p>
          </table:table-cell>
          <table:table-cell table:formula="of:=[.F850]/[.$F$952]" office:value-type="percentage" office:value="0.0000629326620516048" calcext:value-type="percentage">
            <text:p>0,01 %</text:p>
          </table:table-cell>
          <table:table-cell table:formula="of:=[.J849]+[.I850]" office:value-type="percentage" office:value="0.995752045311511" calcext:value-type="percentage">
            <text:p>99,58 %</text:p>
          </table:table-cell>
          <table:table-cell table:formula="of:=[.G850]/[.$G$952]" office:value-type="percentage" office:value="0.000227479526842584" calcext:value-type="percentage">
            <text:p>0,02 %</text:p>
          </table:table-cell>
          <table:table-cell table:formula="of:=[.L849]+[.K850]" office:value-type="percentage" office:value="0.992986047922358" calcext:value-type="percentage">
            <text:p>99,30 %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/>
          <table:table-cell office:value-type="string" calcext:value-type="string">
            <text:p>87 %</text:p>
          </table:table-cell>
          <table:table-cell office:value-type="string" calcext:value-type="string">
            <text:p> Indonesia</text:p>
          </table:table-cell>
          <table:table-cell office:value-type="string" calcext:value-type="string">
            <text:p><text:a xlink:href="https://www.aishub.net/stations/2711" xlink:type="simple">Sampang</text:a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formula="of:=[.F851]/[.$F$952]" office:value-type="percentage" office:value="0.0000629326620516048" calcext:value-type="percentage">
            <text:p>0,01 %</text:p>
          </table:table-cell>
          <table:table-cell table:formula="of:=[.J850]+[.I851]" office:value-type="percentage" office:value="0.995814977973563" calcext:value-type="percentage">
            <text:p>99,58 %</text:p>
          </table:table-cell>
          <table:table-cell table:formula="of:=[.G851]/[.$G$952]" office:value-type="percentage" office:value="0.00018956627236882" calcext:value-type="percentage">
            <text:p>0,02 %</text:p>
          </table:table-cell>
          <table:table-cell table:formula="of:=[.L850]+[.K851]" office:value-type="percentage" office:value="0.993175614194727" calcext:value-type="percentage">
            <text:p>99,32 %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717" xlink:type="simple">Heilbronn</text:a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52]/[.$F$952]" office:value-type="percentage" office:value="0.0000629326620516048" calcext:value-type="percentage">
            <text:p>0,01 %</text:p>
          </table:table-cell>
          <table:table-cell table:formula="of:=[.J851]+[.I852]" office:value-type="percentage" office:value="0.995877910635615" calcext:value-type="percentage">
            <text:p>99,59 %</text:p>
          </table:table-cell>
          <table:table-cell table:formula="of:=[.G852]/[.$G$952]" office:value-type="percentage" office:value="0" calcext:value-type="percentage">
            <text:p>0,00 %</text:p>
          </table:table-cell>
          <table:table-cell table:formula="of:=[.L851]+[.K852]" office:value-type="percentage" office:value="0.993175614194727" calcext:value-type="percentage">
            <text:p>99,32 %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858" xlink:type="simple">Brandenburg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53]/[.$F$952]" office:value-type="percentage" office:value="0.0000629326620516048" calcext:value-type="percentage">
            <text:p>0,01 %</text:p>
          </table:table-cell>
          <table:table-cell table:formula="of:=[.J852]+[.I853]" office:value-type="percentage" office:value="0.995940843297666" calcext:value-type="percentage">
            <text:p>99,59 %</text:p>
          </table:table-cell>
          <table:table-cell table:formula="of:=[.G853]/[.$G$952]" office:value-type="percentage" office:value="0.000227479526842584" calcext:value-type="percentage">
            <text:p>0,02 %</text:p>
          </table:table-cell>
          <table:table-cell table:formula="of:=[.L852]+[.K853]" office:value-type="percentage" office:value="0.99340309372157" calcext:value-type="percentage">
            <text:p>99,34 %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980" xlink:type="simple">Amsterdam</text:a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54]/[.$F$952]" office:value-type="percentage" office:value="0.0000629326620516048" calcext:value-type="percentage">
            <text:p>0,01 %</text:p>
          </table:table-cell>
          <table:table-cell table:formula="of:=[.J853]+[.I854]" office:value-type="percentage" office:value="0.996003775959718" calcext:value-type="percentage">
            <text:p>99,60 %</text:p>
          </table:table-cell>
          <table:table-cell table:formula="of:=[.G854]/[.$G$952]" office:value-type="percentage" office:value="0" calcext:value-type="percentage">
            <text:p>0,00 %</text:p>
          </table:table-cell>
          <table:table-cell table:formula="of:=[.L853]+[.K854]" office:value-type="percentage" office:value="0.99340309372157" calcext:value-type="percentage">
            <text:p>99,34 %</text:p>
          </table:table-cell>
        </table:table-row>
        <table:table-row table:style-name="ro2">
          <table:table-cell office:value-type="float" office:value="2999" calcext:value-type="float">
            <text:p>2999</text:p>
          </table:table-cell>
          <table:table-cell/>
          <table:table-cell office:value-type="string" calcext:value-type="string">
            <text:p>88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999" xlink:type="simple">Providence, RI</text:a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55]/[.$F$952]" office:value-type="percentage" office:value="0.0000629326620516048" calcext:value-type="percentage">
            <text:p>0,01 %</text:p>
          </table:table-cell>
          <table:table-cell table:formula="of:=[.J854]+[.I855]" office:value-type="percentage" office:value="0.996066708621769" calcext:value-type="percentage">
            <text:p>99,61 %</text:p>
          </table:table-cell>
          <table:table-cell table:formula="of:=[.G855]/[.$G$952]" office:value-type="percentage" office:value="0.0000758265089475281" calcext:value-type="percentage">
            <text:p>0,01 %</text:p>
          </table:table-cell>
          <table:table-cell table:formula="of:=[.L854]+[.K855]" office:value-type="percentage" office:value="0.993478920230517" calcext:value-type="percentage">
            <text:p>99,35 %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3139" xlink:type="simple">Canary Islands, Tenerife, Playa Paraiso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56]/[.$F$952]" office:value-type="percentage" office:value="0.0000629326620516048" calcext:value-type="percentage">
            <text:p>0,01 %</text:p>
          </table:table-cell>
          <table:table-cell table:formula="of:=[.J855]+[.I856]" office:value-type="percentage" office:value="0.996129641283821" calcext:value-type="percentage">
            <text:p>99,61 %</text:p>
          </table:table-cell>
          <table:table-cell table:formula="of:=[.G856]/[.$G$952]" office:value-type="percentage" office:value="0.000227479526842584" calcext:value-type="percentage">
            <text:p>0,02 %</text:p>
          </table:table-cell>
          <table:table-cell table:formula="of:=[.L855]+[.K856]" office:value-type="percentage" office:value="0.99370639975736" calcext:value-type="percentage">
            <text:p>99,37 %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160" xlink:type="simple">Wildau</text:a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57]/[.$F$952]" office:value-type="percentage" office:value="0.0000629326620516048" calcext:value-type="percentage">
            <text:p>0,01 %</text:p>
          </table:table-cell>
          <table:table-cell table:formula="of:=[.J856]+[.I857]" office:value-type="percentage" office:value="0.996192573945872" calcext:value-type="percentage">
            <text:p>99,62 %</text:p>
          </table:table-cell>
          <table:table-cell table:formula="of:=[.G857]/[.$G$952]" office:value-type="percentage" office:value="0" calcext:value-type="percentage">
            <text:p>0,00 %</text:p>
          </table:table-cell>
          <table:table-cell table:formula="of:=[.L856]+[.K857]" office:value-type="percentage" office:value="0.99370639975736" calcext:value-type="percentage">
            <text:p>99,37 %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171" xlink:type="simple">Sokndal</text:a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58]/[.$F$952]" office:value-type="percentage" office:value="0.0000629326620516048" calcext:value-type="percentage">
            <text:p>0,01 %</text:p>
          </table:table-cell>
          <table:table-cell table:formula="of:=[.J857]+[.I858]" office:value-type="percentage" office:value="0.996255506607924" calcext:value-type="percentage">
            <text:p>99,63 %</text:p>
          </table:table-cell>
          <table:table-cell table:formula="of:=[.G858]/[.$G$952]" office:value-type="percentage" office:value="0.000037913254473764" calcext:value-type="percentage">
            <text:p>0,00 %</text:p>
          </table:table-cell>
          <table:table-cell table:formula="of:=[.L857]+[.K858]" office:value-type="percentage" office:value="0.993744313011833" calcext:value-type="percentage">
            <text:p>99,37 %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3253" xlink:type="simple">Le Mée sur Seine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59]/[.$F$952]" office:value-type="percentage" office:value="0.0000629326620516048" calcext:value-type="percentage">
            <text:p>0,01 %</text:p>
          </table:table-cell>
          <table:table-cell table:formula="of:=[.J858]+[.I859]" office:value-type="percentage" office:value="0.996318439269976" calcext:value-type="percentage">
            <text:p>99,63 %</text:p>
          </table:table-cell>
          <table:table-cell table:formula="of:=[.G859]/[.$G$952]" office:value-type="percentage" office:value="0.000227479526842584" calcext:value-type="percentage">
            <text:p>0,02 %</text:p>
          </table:table-cell>
          <table:table-cell table:formula="of:=[.L858]+[.K859]" office:value-type="percentage" office:value="0.993971792538676" calcext:value-type="percentage">
            <text:p>99,40 %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3353" xlink:type="simple">Plouzane</text:a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60]/[.$F$952]" office:value-type="percentage" office:value="0.0000629326620516048" calcext:value-type="percentage">
            <text:p>0,01 %</text:p>
          </table:table-cell>
          <table:table-cell table:formula="of:=[.J859]+[.I860]" office:value-type="percentage" office:value="0.996381371932027" calcext:value-type="percentage">
            <text:p>99,64 %</text:p>
          </table:table-cell>
          <table:table-cell table:formula="of:=[.G860]/[.$G$952]" office:value-type="percentage" office:value="0" calcext:value-type="percentage">
            <text:p>0,00 %</text:p>
          </table:table-cell>
          <table:table-cell table:formula="of:=[.L859]+[.K860]" office:value-type="percentage" office:value="0.993971792538676" calcext:value-type="percentage">
            <text:p>99,40 %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Brazil</text:p>
          </table:table-cell>
          <table:table-cell office:value-type="string" calcext:value-type="string">
            <text:p><text:a xlink:href="https://www.aishub.net/stations/3489" xlink:type="simple">Maceio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61]/[.$F$952]" office:value-type="percentage" office:value="0.0000629326620516048" calcext:value-type="percentage">
            <text:p>0,01 %</text:p>
          </table:table-cell>
          <table:table-cell table:formula="of:=[.J860]+[.I861]" office:value-type="percentage" office:value="0.996444304594079" calcext:value-type="percentage">
            <text:p>99,64 %</text:p>
          </table:table-cell>
          <table:table-cell table:formula="of:=[.G861]/[.$G$952]" office:value-type="percentage" office:value="0.000227479526842584" calcext:value-type="percentage">
            <text:p>0,02 %</text:p>
          </table:table-cell>
          <table:table-cell table:formula="of:=[.L860]+[.K861]" office:value-type="percentage" office:value="0.994199272065518" calcext:value-type="percentage">
            <text:p>99,42 %</text:p>
          </table:table-cell>
        </table:table-row>
        <table:table-row table:style-name="ro2">
          <table:table-cell office:value-type="float" office:value="3656" calcext:value-type="float">
            <text:p>365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Russian Federation</text:p>
          </table:table-cell>
          <table:table-cell office:value-type="string" calcext:value-type="string">
            <text:p><text:a xlink:href="https://www.aishub.net/stations/3656" xlink:type="simple">Sankt Petersburg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62]/[.$F$952]" office:value-type="percentage" office:value="0.0000629326620516048" calcext:value-type="percentage">
            <text:p>0,01 %</text:p>
          </table:table-cell>
          <table:table-cell table:formula="of:=[.J861]+[.I862]" office:value-type="percentage" office:value="0.996507237256131" calcext:value-type="percentage">
            <text:p>99,65 %</text:p>
          </table:table-cell>
          <table:table-cell table:formula="of:=[.G862]/[.$G$952]" office:value-type="percentage" office:value="0.000227479526842584" calcext:value-type="percentage">
            <text:p>0,02 %</text:p>
          </table:table-cell>
          <table:table-cell table:formula="of:=[.L861]+[.K862]" office:value-type="percentage" office:value="0.994426751592361" calcext:value-type="percentage">
            <text:p>99,44 %</text:p>
          </table:table-cell>
        </table:table-row>
        <table:table-row table:style-name="ro2">
          <table:table-cell office:value-type="float" office:value="3677" calcext:value-type="float">
            <text:p>3677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677" xlink:type="simple">Hawai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63]/[.$F$952]" office:value-type="percentage" office:value="0.0000629326620516048" calcext:value-type="percentage">
            <text:p>0,01 %</text:p>
          </table:table-cell>
          <table:table-cell table:formula="of:=[.J862]+[.I863]" office:value-type="percentage" office:value="0.996570169918182" calcext:value-type="percentage">
            <text:p>99,66 %</text:p>
          </table:table-cell>
          <table:table-cell table:formula="of:=[.G863]/[.$G$952]" office:value-type="percentage" office:value="0.000227479526842584" calcext:value-type="percentage">
            <text:p>0,02 %</text:p>
          </table:table-cell>
          <table:table-cell table:formula="of:=[.L862]+[.K863]" office:value-type="percentage" office:value="0.994654231119204" calcext:value-type="percentage">
            <text:p>99,47 %</text:p>
          </table:table-cell>
        </table:table-row>
        <table:table-row table:style-name="ro2">
          <table:table-cell office:value-type="float" office:value="3832" calcext:value-type="float">
            <text:p>383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832" xlink:type="simple">Indian Harbour Beach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64]/[.$F$952]" office:value-type="percentage" office:value="0.0000629326620516048" calcext:value-type="percentage">
            <text:p>0,01 %</text:p>
          </table:table-cell>
          <table:table-cell table:formula="of:=[.J863]+[.I864]" office:value-type="percentage" office:value="0.996633102580234" calcext:value-type="percentage">
            <text:p>99,66 %</text:p>
          </table:table-cell>
          <table:table-cell table:formula="of:=[.G864]/[.$G$952]" office:value-type="percentage" office:value="0.000227479526842584" calcext:value-type="percentage">
            <text:p>0,02 %</text:p>
          </table:table-cell>
          <table:table-cell table:formula="of:=[.L863]+[.K864]" office:value-type="percentage" office:value="0.994881710646046" calcext:value-type="percentage">
            <text:p>99,49 %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Hong Kong</text:p>
          </table:table-cell>
          <table:table-cell office:value-type="string" calcext:value-type="string">
            <text:p><text:a xlink:href="https://www.aishub.net/stations/3963" xlink:type="simple">Wanchai</text:a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65]/[.$F$952]" office:value-type="percentage" office:value="0.0000629326620516048" calcext:value-type="percentage">
            <text:p>0,01 %</text:p>
          </table:table-cell>
          <table:table-cell table:formula="of:=[.J864]+[.I865]" office:value-type="percentage" office:value="0.996696035242285" calcext:value-type="percentage">
            <text:p>99,67 %</text:p>
          </table:table-cell>
          <table:table-cell table:formula="of:=[.G865]/[.$G$952]" office:value-type="percentage" office:value="0" calcext:value-type="percentage">
            <text:p>0,00 %</text:p>
          </table:table-cell>
          <table:table-cell table:formula="of:=[.L864]+[.K865]" office:value-type="percentage" office:value="0.994881710646046" calcext:value-type="percentage">
            <text:p>99,49 %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srael</text:p>
          </table:table-cell>
          <table:table-cell office:value-type="string" calcext:value-type="string">
            <text:p><text:a xlink:href="https://www.aishub.net/stations/2283" xlink:type="simple">Haifa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66]/[.$F$952]" office:value-type="percentage" office:value="0.000052443885043004" calcext:value-type="percentage">
            <text:p>0,01 %</text:p>
          </table:table-cell>
          <table:table-cell table:formula="of:=[.J865]+[.I866]" office:value-type="percentage" office:value="0.996748479127328" calcext:value-type="percentage">
            <text:p>99,67 %</text:p>
          </table:table-cell>
          <table:table-cell table:formula="of:=[.G866]/[.$G$952]" office:value-type="percentage" office:value="0.000151653017895056" calcext:value-type="percentage">
            <text:p>0,02 %</text:p>
          </table:table-cell>
          <table:table-cell table:formula="of:=[.L865]+[.K866]" office:value-type="percentage" office:value="0.995033363663941" calcext:value-type="percentage">
            <text:p>99,50 %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<text:a xlink:href="https://www.aishub.net/stations/2114" xlink:type="simple">Fuerteventura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67]/[.$F$952]" office:value-type="percentage" office:value="0.000052443885043004" calcext:value-type="percentage">
            <text:p>0,01 %</text:p>
          </table:table-cell>
          <table:table-cell table:formula="of:=[.J866]+[.I867]" office:value-type="percentage" office:value="0.996800923012371" calcext:value-type="percentage">
            <text:p>99,68 %</text:p>
          </table:table-cell>
          <table:table-cell table:formula="of:=[.G867]/[.$G$952]" office:value-type="percentage" office:value="0.00018956627236882" calcext:value-type="percentage">
            <text:p>0,02 %</text:p>
          </table:table-cell>
          <table:table-cell table:formula="of:=[.L866]+[.K867]" office:value-type="percentage" office:value="0.99522292993631" calcext:value-type="percentage">
            <text:p>99,52 %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/>
          <table:table-cell office:value-type="string" calcext:value-type="string">
            <text:p>49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2025" xlink:type="simple">Windsor, Ontario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68]/[.$F$952]" office:value-type="percentage" office:value="0.000052443885043004" calcext:value-type="percentage">
            <text:p>0,01 %</text:p>
          </table:table-cell>
          <table:table-cell table:formula="of:=[.J867]+[.I868]" office:value-type="percentage" office:value="0.996853366897414" calcext:value-type="percentage">
            <text:p>99,69 %</text:p>
          </table:table-cell>
          <table:table-cell table:formula="of:=[.G868]/[.$G$952]" office:value-type="percentage" office:value="0.00018956627236882" calcext:value-type="percentage">
            <text:p>0,02 %</text:p>
          </table:table-cell>
          <table:table-cell table:formula="of:=[.L867]+[.K868]" office:value-type="percentage" office:value="0.995412496208679" calcext:value-type="percentage">
            <text:p>99,54 %</text:p>
          </table:table-cell>
        </table:table-row>
        <table:table-row table:style-name="ro2">
          <table:table-cell office:value-type="float" office:value="2172" calcext:value-type="float">
            <text:p>2172</text:p>
          </table:table-cell>
          <table:table-cell/>
          <table:table-cell office:value-type="string" calcext:value-type="string">
            <text:p>92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172" xlink:type="simple">Navarre FL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69]/[.$F$952]" office:value-type="percentage" office:value="0.000052443885043004" calcext:value-type="percentage">
            <text:p>0,01 %</text:p>
          </table:table-cell>
          <table:table-cell table:formula="of:=[.J868]+[.I869]" office:value-type="percentage" office:value="0.996905810782457" calcext:value-type="percentage">
            <text:p>99,69 %</text:p>
          </table:table-cell>
          <table:table-cell table:formula="of:=[.G869]/[.$G$952]" office:value-type="percentage" office:value="0.00018956627236882" calcext:value-type="percentage">
            <text:p>0,02 %</text:p>
          </table:table-cell>
          <table:table-cell table:formula="of:=[.L868]+[.K869]" office:value-type="percentage" office:value="0.995602062481047" calcext:value-type="percentage">
            <text:p>99,56 %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352" xlink:type="simple">Dresden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70]/[.$F$952]" office:value-type="percentage" office:value="0.000052443885043004" calcext:value-type="percentage">
            <text:p>0,01 %</text:p>
          </table:table-cell>
          <table:table-cell table:formula="of:=[.J869]+[.I870]" office:value-type="percentage" office:value="0.9969582546675" calcext:value-type="percentage">
            <text:p>99,70 %</text:p>
          </table:table-cell>
          <table:table-cell table:formula="of:=[.G870]/[.$G$952]" office:value-type="percentage" office:value="0.00018956627236882" calcext:value-type="percentage">
            <text:p>0,02 %</text:p>
          </table:table-cell>
          <table:table-cell table:formula="of:=[.L869]+[.K870]" office:value-type="percentage" office:value="0.995791628753416" calcext:value-type="percentage">
            <text:p>99,58 %</text:p>
          </table:table-cell>
        </table:table-row>
        <table:table-row table:style-name="ro2">
          <table:table-cell office:value-type="float" office:value="2149" calcext:value-type="float">
            <text:p>214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149" xlink:type="simple">Niceville, FL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71]/[.$F$952]" office:value-type="percentage" office:value="0.000052443885043004" calcext:value-type="percentage">
            <text:p>0,01 %</text:p>
          </table:table-cell>
          <table:table-cell table:formula="of:=[.J870]+[.I871]" office:value-type="percentage" office:value="0.997010698552543" calcext:value-type="percentage">
            <text:p>99,70 %</text:p>
          </table:table-cell>
          <table:table-cell table:formula="of:=[.G871]/[.$G$952]" office:value-type="percentage" office:value="0.000151653017895056" calcext:value-type="percentage">
            <text:p>0,02 %</text:p>
          </table:table-cell>
          <table:table-cell table:formula="of:=[.L870]+[.K871]" office:value-type="percentage" office:value="0.995943281771311" calcext:value-type="percentage">
            <text:p>99,59 %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reland</text:p>
          </table:table-cell>
          <table:table-cell office:value-type="string" calcext:value-type="string">
            <text:p><text:a xlink:href="https://www.aishub.net/stations/2150" xlink:type="simple">Lackenbehy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72]/[.$F$952]" office:value-type="percentage" office:value="0.000052443885043004" calcext:value-type="percentage">
            <text:p>0,01 %</text:p>
          </table:table-cell>
          <table:table-cell table:formula="of:=[.J871]+[.I872]" office:value-type="percentage" office:value="0.997063142437586" calcext:value-type="percentage">
            <text:p>99,71 %</text:p>
          </table:table-cell>
          <table:table-cell table:formula="of:=[.G872]/[.$G$952]" office:value-type="percentage" office:value="0" calcext:value-type="percentage">
            <text:p>0,00 %</text:p>
          </table:table-cell>
          <table:table-cell table:formula="of:=[.L871]+[.K872]" office:value-type="percentage" office:value="0.995943281771311" calcext:value-type="percentage">
            <text:p>99,59 %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568" xlink:type="simple">Wesel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73]/[.$F$952]" office:value-type="percentage" office:value="0.000052443885043004" calcext:value-type="percentage">
            <text:p>0,01 %</text:p>
          </table:table-cell>
          <table:table-cell table:formula="of:=[.J872]+[.I873]" office:value-type="percentage" office:value="0.997115586322629" calcext:value-type="percentage">
            <text:p>99,71 %</text:p>
          </table:table-cell>
          <table:table-cell table:formula="of:=[.G873]/[.$G$952]" office:value-type="percentage" office:value="0.000151653017895056" calcext:value-type="percentage">
            <text:p>0,02 %</text:p>
          </table:table-cell>
          <table:table-cell table:formula="of:=[.L872]+[.K873]" office:value-type="percentage" office:value="0.996094934789207" calcext:value-type="percentage">
            <text:p>99,61 %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Brazil</text:p>
          </table:table-cell>
          <table:table-cell office:value-type="string" calcext:value-type="string">
            <text:p><text:a xlink:href="https://www.aishub.net/stations/2381" xlink:type="simple">Recife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74]/[.$F$952]" office:value-type="percentage" office:value="0.000052443885043004" calcext:value-type="percentage">
            <text:p>0,01 %</text:p>
          </table:table-cell>
          <table:table-cell table:formula="of:=[.J873]+[.I874]" office:value-type="percentage" office:value="0.997168030207672" calcext:value-type="percentage">
            <text:p>99,72 %</text:p>
          </table:table-cell>
          <table:table-cell table:formula="of:=[.G874]/[.$G$952]" office:value-type="percentage" office:value="0.00018956627236882" calcext:value-type="percentage">
            <text:p>0,02 %</text:p>
          </table:table-cell>
          <table:table-cell table:formula="of:=[.L873]+[.K874]" office:value-type="percentage" office:value="0.996284501061575" calcext:value-type="percentage">
            <text:p>99,63 %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336" xlink:type="simple">Trollhättan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75]/[.$F$952]" office:value-type="percentage" office:value="0.000052443885043004" calcext:value-type="percentage">
            <text:p>0,01 %</text:p>
          </table:table-cell>
          <table:table-cell table:formula="of:=[.J874]+[.I875]" office:value-type="percentage" office:value="0.997220474092715" calcext:value-type="percentage">
            <text:p>99,72 %</text:p>
          </table:table-cell>
          <table:table-cell table:formula="of:=[.G875]/[.$G$952]" office:value-type="percentage" office:value="0" calcext:value-type="percentage">
            <text:p>0,00 %</text:p>
          </table:table-cell>
          <table:table-cell table:formula="of:=[.L874]+[.K875]" office:value-type="percentage" office:value="0.996284501061575" calcext:value-type="percentage">
            <text:p>99,63 %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451" xlink:type="simple">Segersang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76]/[.$F$952]" office:value-type="percentage" office:value="0.000052443885043004" calcext:value-type="percentage">
            <text:p>0,01 %</text:p>
          </table:table-cell>
          <table:table-cell table:formula="of:=[.J875]+[.I876]" office:value-type="percentage" office:value="0.997272917977758" calcext:value-type="percentage">
            <text:p>99,73 %</text:p>
          </table:table-cell>
          <table:table-cell table:formula="of:=[.G876]/[.$G$952]" office:value-type="percentage" office:value="0" calcext:value-type="percentage">
            <text:p>0,00 %</text:p>
          </table:table-cell>
          <table:table-cell table:formula="of:=[.L875]+[.K876]" office:value-type="percentage" office:value="0.996284501061575" calcext:value-type="percentage">
            <text:p>99,63 %</text:p>
          </table:table-cell>
        </table:table-row>
        <table:table-row table:style-name="ro2">
          <table:table-cell office:value-type="float" office:value="2503" calcext:value-type="float">
            <text:p>250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503" xlink:type="simple">Ardrossan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77]/[.$F$952]" office:value-type="percentage" office:value="0.000052443885043004" calcext:value-type="percentage">
            <text:p>0,01 %</text:p>
          </table:table-cell>
          <table:table-cell table:formula="of:=[.J876]+[.I877]" office:value-type="percentage" office:value="0.997325361862801" calcext:value-type="percentage">
            <text:p>99,73 %</text:p>
          </table:table-cell>
          <table:table-cell table:formula="of:=[.G877]/[.$G$952]" office:value-type="percentage" office:value="0.00018956627236882" calcext:value-type="percentage">
            <text:p>0,02 %</text:p>
          </table:table-cell>
          <table:table-cell table:formula="of:=[.L876]+[.K877]" office:value-type="percentage" office:value="0.996474067333944" calcext:value-type="percentage">
            <text:p>99,65 %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w Zealand</text:p>
          </table:table-cell>
          <table:table-cell office:value-type="string" calcext:value-type="string">
            <text:p><text:a xlink:href="https://www.aishub.net/stations/2615" xlink:type="simple">Tasman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78]/[.$F$952]" office:value-type="percentage" office:value="0.000052443885043004" calcext:value-type="percentage">
            <text:p>0,01 %</text:p>
          </table:table-cell>
          <table:table-cell table:formula="of:=[.J877]+[.I878]" office:value-type="percentage" office:value="0.997377805747844" calcext:value-type="percentage">
            <text:p>99,74 %</text:p>
          </table:table-cell>
          <table:table-cell table:formula="of:=[.G878]/[.$G$952]" office:value-type="percentage" office:value="0" calcext:value-type="percentage">
            <text:p>0,00 %</text:p>
          </table:table-cell>
          <table:table-cell table:formula="of:=[.L877]+[.K878]" office:value-type="percentage" office:value="0.996474067333944" calcext:value-type="percentage">
            <text:p>99,65 %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637" xlink:type="simple">Devonport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79]/[.$F$952]" office:value-type="percentage" office:value="0.000052443885043004" calcext:value-type="percentage">
            <text:p>0,01 %</text:p>
          </table:table-cell>
          <table:table-cell table:formula="of:=[.J878]+[.I879]" office:value-type="percentage" office:value="0.997430249632887" calcext:value-type="percentage">
            <text:p>99,74 %</text:p>
          </table:table-cell>
          <table:table-cell table:formula="of:=[.G879]/[.$G$952]" office:value-type="percentage" office:value="0.000113739763421292" calcext:value-type="percentage">
            <text:p>0,01 %</text:p>
          </table:table-cell>
          <table:table-cell table:formula="of:=[.L878]+[.K879]" office:value-type="percentage" office:value="0.996587807097365" calcext:value-type="percentage">
            <text:p>99,66 %</text:p>
          </table:table-cell>
        </table:table-row>
        <table:table-row table:style-name="ro2"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66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665" xlink:type="simple">London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80]/[.$F$952]" office:value-type="percentage" office:value="0.000052443885043004" calcext:value-type="percentage">
            <text:p>0,01 %</text:p>
          </table:table-cell>
          <table:table-cell table:formula="of:=[.J879]+[.I880]" office:value-type="percentage" office:value="0.99748269351793" calcext:value-type="percentage">
            <text:p>99,75 %</text:p>
          </table:table-cell>
          <table:table-cell table:formula="of:=[.G880]/[.$G$952]" office:value-type="percentage" office:value="0" calcext:value-type="percentage">
            <text:p>0,00 %</text:p>
          </table:table-cell>
          <table:table-cell table:formula="of:=[.L879]+[.K880]" office:value-type="percentage" office:value="0.996587807097365" calcext:value-type="percentage">
            <text:p>99,66 %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677" xlink:type="simple">Loch Lomond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81]/[.$F$952]" office:value-type="percentage" office:value="0.000052443885043004" calcext:value-type="percentage">
            <text:p>0,01 %</text:p>
          </table:table-cell>
          <table:table-cell table:formula="of:=[.J880]+[.I881]" office:value-type="percentage" office:value="0.997535137402973" calcext:value-type="percentage">
            <text:p>99,75 %</text:p>
          </table:table-cell>
          <table:table-cell table:formula="of:=[.G881]/[.$G$952]" office:value-type="percentage" office:value="0.000113739763421292" calcext:value-type="percentage">
            <text:p>0,01 %</text:p>
          </table:table-cell>
          <table:table-cell table:formula="of:=[.L880]+[.K881]" office:value-type="percentage" office:value="0.996701546860787" calcext:value-type="percentage">
            <text:p>99,67 %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/>
          <table:table-cell office:value-type="string" calcext:value-type="string">
            <text:p>97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815" xlink:type="simple">Delft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82]/[.$F$952]" office:value-type="percentage" office:value="0.000052443885043004" calcext:value-type="percentage">
            <text:p>0,01 %</text:p>
          </table:table-cell>
          <table:table-cell table:formula="of:=[.J881]+[.I882]" office:value-type="percentage" office:value="0.997587581288016" calcext:value-type="percentage">
            <text:p>99,76 %</text:p>
          </table:table-cell>
          <table:table-cell table:formula="of:=[.G882]/[.$G$952]" office:value-type="percentage" office:value="0" calcext:value-type="percentage">
            <text:p>0,00 %</text:p>
          </table:table-cell>
          <table:table-cell table:formula="of:=[.L881]+[.K882]" office:value-type="percentage" office:value="0.996701546860787" calcext:value-type="percentage">
            <text:p>99,67 %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840" xlink:type="simple">Duisburg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83]/[.$F$952]" office:value-type="percentage" office:value="0.000052443885043004" calcext:value-type="percentage">
            <text:p>0,01 %</text:p>
          </table:table-cell>
          <table:table-cell table:formula="of:=[.J882]+[.I883]" office:value-type="percentage" office:value="0.997640025173059" calcext:value-type="percentage">
            <text:p>99,76 %</text:p>
          </table:table-cell>
          <table:table-cell table:formula="of:=[.G883]/[.$G$952]" office:value-type="percentage" office:value="0" calcext:value-type="percentage">
            <text:p>0,00 %</text:p>
          </table:table-cell>
          <table:table-cell table:formula="of:=[.L882]+[.K883]" office:value-type="percentage" office:value="0.996701546860787" calcext:value-type="percentage">
            <text:p>99,67 %</text:p>
          </table:table-cell>
        </table:table-row>
        <table:table-row table:style-name="ro2">
          <table:table-cell office:value-type="float" office:value="3063" calcext:value-type="float">
            <text:p>306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063" xlink:type="simple">Bournemouth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84]/[.$F$952]" office:value-type="percentage" office:value="0.000052443885043004" calcext:value-type="percentage">
            <text:p>0,01 %</text:p>
          </table:table-cell>
          <table:table-cell table:formula="of:=[.J883]+[.I884]" office:value-type="percentage" office:value="0.997692469058102" calcext:value-type="percentage">
            <text:p>99,77 %</text:p>
          </table:table-cell>
          <table:table-cell table:formula="of:=[.G884]/[.$G$952]" office:value-type="percentage" office:value="0" calcext:value-type="percentage">
            <text:p>0,00 %</text:p>
          </table:table-cell>
          <table:table-cell table:formula="of:=[.L883]+[.K884]" office:value-type="percentage" office:value="0.996701546860787" calcext:value-type="percentage">
            <text:p>99,67 %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/>
          <table:table-cell office:value-type="string" calcext:value-type="string">
            <text:p>93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3164" xlink:type="simple">Mississauga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85]/[.$F$952]" office:value-type="percentage" office:value="0.000052443885043004" calcext:value-type="percentage">
            <text:p>0,01 %</text:p>
          </table:table-cell>
          <table:table-cell table:formula="of:=[.J884]+[.I885]" office:value-type="percentage" office:value="0.997744912943145" calcext:value-type="percentage">
            <text:p>99,77 %</text:p>
          </table:table-cell>
          <table:table-cell table:formula="of:=[.G885]/[.$G$952]" office:value-type="percentage" office:value="0" calcext:value-type="percentage">
            <text:p>0,00 %</text:p>
          </table:table-cell>
          <table:table-cell table:formula="of:=[.L884]+[.K885]" office:value-type="percentage" office:value="0.996701546860787" calcext:value-type="percentage">
            <text:p>99,67 %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Estonia</text:p>
          </table:table-cell>
          <table:table-cell office:value-type="string" calcext:value-type="string">
            <text:p><text:a xlink:href="https://www.aishub.net/stations/3452" xlink:type="simple">Tallinn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86]/[.$F$952]" office:value-type="percentage" office:value="0.000052443885043004" calcext:value-type="percentage">
            <text:p>0,01 %</text:p>
          </table:table-cell>
          <table:table-cell table:formula="of:=[.J885]+[.I886]" office:value-type="percentage" office:value="0.997797356828188" calcext:value-type="percentage">
            <text:p>99,78 %</text:p>
          </table:table-cell>
          <table:table-cell table:formula="of:=[.G886]/[.$G$952]" office:value-type="percentage" office:value="0" calcext:value-type="percentage">
            <text:p>0,00 %</text:p>
          </table:table-cell>
          <table:table-cell table:formula="of:=[.L885]+[.K886]" office:value-type="percentage" office:value="0.996701546860787" calcext:value-type="percentage">
            <text:p>99,67 %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453" xlink:type="simple">Stralsund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87]/[.$F$952]" office:value-type="percentage" office:value="0.000052443885043004" calcext:value-type="percentage">
            <text:p>0,01 %</text:p>
          </table:table-cell>
          <table:table-cell table:formula="of:=[.J886]+[.I887]" office:value-type="percentage" office:value="0.997849800713231" calcext:value-type="percentage">
            <text:p>99,78 %</text:p>
          </table:table-cell>
          <table:table-cell table:formula="of:=[.G887]/[.$G$952]" office:value-type="percentage" office:value="0.00018956627236882" calcext:value-type="percentage">
            <text:p>0,02 %</text:p>
          </table:table-cell>
          <table:table-cell table:formula="of:=[.L886]+[.K887]" office:value-type="percentage" office:value="0.996891113133155" calcext:value-type="percentage">
            <text:p>99,69 %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South Africa</text:p>
          </table:table-cell>
          <table:table-cell office:value-type="string" calcext:value-type="string">
            <text:p><text:a xlink:href="https://www.aishub.net/stations/2280" xlink:type="simple">Cape Town</text:a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88]/[.$F$952]" office:value-type="percentage" office:value="0.0000419551080344032" calcext:value-type="percentage">
            <text:p>0,00 %</text:p>
          </table:table-cell>
          <table:table-cell table:formula="of:=[.J887]+[.I888]" office:value-type="percentage" office:value="0.997891755821266" calcext:value-type="percentage">
            <text:p>99,79 %</text:p>
          </table:table-cell>
          <table:table-cell table:formula="of:=[.G888]/[.$G$952]" office:value-type="percentage" office:value="0.000037913254473764" calcext:value-type="percentage">
            <text:p>0,00 %</text:p>
          </table:table-cell>
          <table:table-cell table:formula="of:=[.L887]+[.K888]" office:value-type="percentage" office:value="0.996929026387629" calcext:value-type="percentage">
            <text:p>99,69 %</text:p>
          </table:table-cell>
        </table:table-row>
        <table:table-row table:style-name="ro2">
          <table:table-cell office:value-type="float" office:value="3045" calcext:value-type="float">
            <text:p>3045</text:p>
          </table:table-cell>
          <table:table-cell/>
          <table:table-cell office:value-type="string" calcext:value-type="string">
            <text:p>92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045" xlink:type="simple">New York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89]/[.$F$952]" office:value-type="percentage" office:value="0.0000419551080344032" calcext:value-type="percentage">
            <text:p>0,00 %</text:p>
          </table:table-cell>
          <table:table-cell table:formula="of:=[.J888]+[.I889]" office:value-type="percentage" office:value="0.9979337109293" calcext:value-type="percentage">
            <text:p>99,79 %</text:p>
          </table:table-cell>
          <table:table-cell table:formula="of:=[.G889]/[.$G$952]" office:value-type="percentage" office:value="0" calcext:value-type="percentage">
            <text:p>0,00 %</text:p>
          </table:table-cell>
          <table:table-cell table:formula="of:=[.L888]+[.K889]" office:value-type="percentage" office:value="0.996929026387629" calcext:value-type="percentage">
            <text:p>99,69 %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168" xlink:type="simple">Dragør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90]/[.$F$952]" office:value-type="percentage" office:value="0.0000419551080344032" calcext:value-type="percentage">
            <text:p>0,00 %</text:p>
          </table:table-cell>
          <table:table-cell table:formula="of:=[.J889]+[.I890]" office:value-type="percentage" office:value="0.997975666037334" calcext:value-type="percentage">
            <text:p>99,80 %</text:p>
          </table:table-cell>
          <table:table-cell table:formula="of:=[.G890]/[.$G$952]" office:value-type="percentage" office:value="0" calcext:value-type="percentage">
            <text:p>0,00 %</text:p>
          </table:table-cell>
          <table:table-cell table:formula="of:=[.L889]+[.K890]" office:value-type="percentage" office:value="0.996929026387629" calcext:value-type="percentage">
            <text:p>99,69 %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New Zealand</text:p>
          </table:table-cell>
          <table:table-cell office:value-type="string" calcext:value-type="string">
            <text:p><text:a xlink:href="https://www.aishub.net/stations/2174" xlink:type="simple">Whakatane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91]/[.$F$952]" office:value-type="percentage" office:value="0.0000419551080344032" calcext:value-type="percentage">
            <text:p>0,00 %</text:p>
          </table:table-cell>
          <table:table-cell table:formula="of:=[.J890]+[.I891]" office:value-type="percentage" office:value="0.998017621145369" calcext:value-type="percentage">
            <text:p>99,80 %</text:p>
          </table:table-cell>
          <table:table-cell table:formula="of:=[.G891]/[.$G$952]" office:value-type="percentage" office:value="0.000151653017895056" calcext:value-type="percentage">
            <text:p>0,02 %</text:p>
          </table:table-cell>
          <table:table-cell table:formula="of:=[.L890]+[.K891]" office:value-type="percentage" office:value="0.997080679405524" calcext:value-type="percentage">
            <text:p>99,71 %</text:p>
          </table:table-cell>
        </table:table-row>
        <table:table-row table:style-name="ro2">
          <table:table-cell office:value-type="float" office:value="2437" calcext:value-type="float">
            <text:p>243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437" xlink:type="simple">Liverpool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92]/[.$F$952]" office:value-type="percentage" office:value="0.0000419551080344032" calcext:value-type="percentage">
            <text:p>0,00 %</text:p>
          </table:table-cell>
          <table:table-cell table:formula="of:=[.J891]+[.I892]" office:value-type="percentage" office:value="0.998059576253403" calcext:value-type="percentage">
            <text:p>99,81 %</text:p>
          </table:table-cell>
          <table:table-cell table:formula="of:=[.G892]/[.$G$952]" office:value-type="percentage" office:value="0" calcext:value-type="percentage">
            <text:p>0,00 %</text:p>
          </table:table-cell>
          <table:table-cell table:formula="of:=[.L891]+[.K892]" office:value-type="percentage" office:value="0.997080679405524" calcext:value-type="percentage">
            <text:p>99,71 %</text:p>
          </table:table-cell>
        </table:table-row>
        <table:table-row table:style-name="ro2">
          <table:table-cell office:value-type="float" office:value="2581" calcext:value-type="float">
            <text:p>2581</text:p>
          </table:table-cell>
          <table:table-cell/>
          <table:table-cell office:value-type="string" calcext:value-type="string">
            <text:p>68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581" xlink:type="simple">Detroit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93]/[.$F$952]" office:value-type="percentage" office:value="0.0000419551080344032" calcext:value-type="percentage">
            <text:p>0,00 %</text:p>
          </table:table-cell>
          <table:table-cell table:formula="of:=[.J892]+[.I893]" office:value-type="percentage" office:value="0.998101531361438" calcext:value-type="percentage">
            <text:p>99,81 %</text:p>
          </table:table-cell>
          <table:table-cell table:formula="of:=[.G893]/[.$G$952]" office:value-type="percentage" office:value="0.000151653017895056" calcext:value-type="percentage">
            <text:p>0,02 %</text:p>
          </table:table-cell>
          <table:table-cell table:formula="of:=[.L892]+[.K893]" office:value-type="percentage" office:value="0.997232332423419" calcext:value-type="percentage">
            <text:p>99,72 %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470" xlink:type="simple">Zwolle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94]/[.$F$952]" office:value-type="percentage" office:value="0.0000419551080344032" calcext:value-type="percentage">
            <text:p>0,00 %</text:p>
          </table:table-cell>
          <table:table-cell table:formula="of:=[.J893]+[.I894]" office:value-type="percentage" office:value="0.998143486469472" calcext:value-type="percentage">
            <text:p>99,81 %</text:p>
          </table:table-cell>
          <table:table-cell table:formula="of:=[.G894]/[.$G$952]" office:value-type="percentage" office:value="0" calcext:value-type="percentage">
            <text:p>0,00 %</text:p>
          </table:table-cell>
          <table:table-cell table:formula="of:=[.L893]+[.K894]" office:value-type="percentage" office:value="0.997232332423419" calcext:value-type="percentage">
            <text:p>99,72 %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inland</text:p>
          </table:table-cell>
          <table:table-cell office:value-type="string" calcext:value-type="string">
            <text:p><text:a xlink:href="https://www.aishub.net/stations/2407" xlink:type="simple">Turku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95]/[.$F$952]" office:value-type="percentage" office:value="0.0000419551080344032" calcext:value-type="percentage">
            <text:p>0,00 %</text:p>
          </table:table-cell>
          <table:table-cell table:formula="of:=[.J894]+[.I895]" office:value-type="percentage" office:value="0.998185441577506" calcext:value-type="percentage">
            <text:p>99,82 %</text:p>
          </table:table-cell>
          <table:table-cell table:formula="of:=[.G895]/[.$G$952]" office:value-type="percentage" office:value="0" calcext:value-type="percentage">
            <text:p>0,00 %</text:p>
          </table:table-cell>
          <table:table-cell table:formula="of:=[.L894]+[.K895]" office:value-type="percentage" office:value="0.997232332423419" calcext:value-type="percentage">
            <text:p>99,72 %</text:p>
          </table:table-cell>
        </table:table-row>
        <table:table-row table:style-name="ro2">
          <table:table-cell office:value-type="float" office:value="2220" calcext:value-type="float">
            <text:p>2220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220" xlink:type="simple">Eccles</text:a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96]/[.$F$952]" office:value-type="percentage" office:value="0.0000419551080344032" calcext:value-type="percentage">
            <text:p>0,00 %</text:p>
          </table:table-cell>
          <table:table-cell table:formula="of:=[.J895]+[.I896]" office:value-type="percentage" office:value="0.998227396685541" calcext:value-type="percentage">
            <text:p>99,82 %</text:p>
          </table:table-cell>
          <table:table-cell table:formula="of:=[.G896]/[.$G$952]" office:value-type="percentage" office:value="0.000037913254473764" calcext:value-type="percentage">
            <text:p>0,00 %</text:p>
          </table:table-cell>
          <table:table-cell table:formula="of:=[.L895]+[.K896]" office:value-type="percentage" office:value="0.997270245677893" calcext:value-type="percentage">
            <text:p>99,73 %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96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048" xlink:type="simple">Åkersberga</text:a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97]/[.$F$952]" office:value-type="percentage" office:value="0.0000419551080344032" calcext:value-type="percentage">
            <text:p>0,00 %</text:p>
          </table:table-cell>
          <table:table-cell table:formula="of:=[.J896]+[.I897]" office:value-type="percentage" office:value="0.998269351793575" calcext:value-type="percentage">
            <text:p>99,83 %</text:p>
          </table:table-cell>
          <table:table-cell table:formula="of:=[.G897]/[.$G$952]" office:value-type="percentage" office:value="0.000037913254473764" calcext:value-type="percentage">
            <text:p>0,00 %</text:p>
          </table:table-cell>
          <table:table-cell table:formula="of:=[.L896]+[.K897]" office:value-type="percentage" office:value="0.997308158932367" calcext:value-type="percentage">
            <text:p>99,73 %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<text:a xlink:href="https://www.aishub.net/stations/3003" xlink:type="simple">Young Island, Mahone Bay, Nova Scotia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98]/[.$F$952]" office:value-type="percentage" office:value="0.0000419551080344032" calcext:value-type="percentage">
            <text:p>0,00 %</text:p>
          </table:table-cell>
          <table:table-cell table:formula="of:=[.J897]+[.I898]" office:value-type="percentage" office:value="0.99831130690161" calcext:value-type="percentage">
            <text:p>99,83 %</text:p>
          </table:table-cell>
          <table:table-cell table:formula="of:=[.G898]/[.$G$952]" office:value-type="percentage" office:value="0.000151653017895056" calcext:value-type="percentage">
            <text:p>0,02 %</text:p>
          </table:table-cell>
          <table:table-cell table:formula="of:=[.L897]+[.K898]" office:value-type="percentage" office:value="0.997459811950262" calcext:value-type="percentage">
            <text:p>99,75 %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<text:a xlink:href="https://www.aishub.net/stations/2553" xlink:type="simple">Pescara 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899]/[.$F$952]" office:value-type="percentage" office:value="0.0000419551080344032" calcext:value-type="percentage">
            <text:p>0,00 %</text:p>
          </table:table-cell>
          <table:table-cell table:formula="of:=[.J898]+[.I899]" office:value-type="percentage" office:value="0.998353262009644" calcext:value-type="percentage">
            <text:p>99,84 %</text:p>
          </table:table-cell>
          <table:table-cell table:formula="of:=[.G899]/[.$G$952]" office:value-type="percentage" office:value="0.000151653017895056" calcext:value-type="percentage">
            <text:p>0,02 %</text:p>
          </table:table-cell>
          <table:table-cell table:formula="of:=[.L898]+[.K899]" office:value-type="percentage" office:value="0.997611464968157" calcext:value-type="percentage">
            <text:p>99,76 %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Venezuela</text:p>
          </table:table-cell>
          <table:table-cell office:value-type="string" calcext:value-type="string">
            <text:p><text:a xlink:href="https://www.aishub.net/stations/2618" xlink:type="simple">Puerto Ordaz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8&amp;_pjax=%23w0-pjax" xlink:type="simple"> </text:a></text:p>
          </table:table-cell>
          <table:table-cell table:formula="of:=[.F900]/[.$F$952]" office:value-type="percentage" office:value="0.0000419551080344032" calcext:value-type="percentage">
            <text:p>0,00 %</text:p>
          </table:table-cell>
          <table:table-cell table:formula="of:=[.J899]+[.I900]" office:value-type="percentage" office:value="0.998395217117678" calcext:value-type="percentage">
            <text:p>99,84 %</text:p>
          </table:table-cell>
          <table:table-cell table:formula="of:=[.G900]/[.$G$952]" office:value-type="percentage" office:value="0.000151653017895056" calcext:value-type="percentage">
            <text:p>0,02 %</text:p>
          </table:table-cell>
          <table:table-cell table:formula="of:=[.L899]+[.K900]" office:value-type="percentage" office:value="0.997763117986052" calcext:value-type="percentage">
            <text:p>99,78 %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789" xlink:type="simple">Aabenraa</text:a>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/>
          <table:table-cell table:formula="of:=[.F901]/[.$F$952]" office:value-type="percentage" office:value="0.0000419551080344032" calcext:value-type="percentage">
            <text:p>0,00 %</text:p>
          </table:table-cell>
          <table:table-cell table:formula="of:=[.J900]+[.I901]" office:value-type="percentage" office:value="0.998437172225713" calcext:value-type="percentage">
            <text:p>99,84 %</text:p>
          </table:table-cell>
          <table:table-cell table:formula="of:=[.G901]/[.$G$952]" office:value-type="percentage" office:value="0.000151653017895056" calcext:value-type="percentage">
            <text:p>0,02 %</text:p>
          </table:table-cell>
          <table:table-cell table:formula="of:=[.L900]+[.K901]" office:value-type="percentage" office:value="0.997914771003947" calcext:value-type="percentage">
            <text:p>99,79 %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Belgium</text:p>
          </table:table-cell>
          <table:table-cell office:value-type="string" calcext:value-type="string">
            <text:p><text:a xlink:href="https://www.aishub.net/stations/2824" xlink:type="simple">Antwerpen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02]/[.$F$952]" office:value-type="percentage" office:value="0.0000419551080344032" calcext:value-type="percentage">
            <text:p>0,00 %</text:p>
          </table:table-cell>
          <table:table-cell table:formula="of:=[.J901]+[.I902]" office:value-type="percentage" office:value="0.998479127333747" calcext:value-type="percentage">
            <text:p>99,85 %</text:p>
          </table:table-cell>
          <table:table-cell table:formula="of:=[.G902]/[.$G$952]" office:value-type="percentage" office:value="0" calcext:value-type="percentage">
            <text:p>0,00 %</text:p>
          </table:table-cell>
          <table:table-cell table:formula="of:=[.L901]+[.K902]" office:value-type="percentage" office:value="0.997914771003947" calcext:value-type="percentage">
            <text:p>99,79 %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/>
          <table:table-cell office:value-type="string" calcext:value-type="string">
            <text:p>91 %</text:p>
          </table:table-cell>
          <table:table-cell office:value-type="string" calcext:value-type="string">
            <text:p> Unknown</text:p>
          </table:table-cell>
          <table:table-cell office:value-type="string" calcext:value-type="string">
            <text:p><text:a xlink:href="https://www.aishub.net/stations/3069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03]/[.$F$952]" office:value-type="percentage" office:value="0.0000419551080344032" calcext:value-type="percentage">
            <text:p>0,00 %</text:p>
          </table:table-cell>
          <table:table-cell table:formula="of:=[.J902]+[.I903]" office:value-type="percentage" office:value="0.998521082441782" calcext:value-type="percentage">
            <text:p>99,85 %</text:p>
          </table:table-cell>
          <table:table-cell table:formula="of:=[.G903]/[.$G$952]" office:value-type="percentage" office:value="0" calcext:value-type="percentage">
            <text:p>0,00 %</text:p>
          </table:table-cell>
          <table:table-cell table:formula="of:=[.L902]+[.K903]" office:value-type="percentage" office:value="0.997914771003947" calcext:value-type="percentage">
            <text:p>99,79 %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134" xlink:type="simple">Nærsnes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04]/[.$F$952]" office:value-type="percentage" office:value="0.0000419551080344032" calcext:value-type="percentage">
            <text:p>0,00 %</text:p>
          </table:table-cell>
          <table:table-cell table:formula="of:=[.J903]+[.I904]" office:value-type="percentage" office:value="0.998563037549816" calcext:value-type="percentage">
            <text:p>99,86 %</text:p>
          </table:table-cell>
          <table:table-cell table:formula="of:=[.G904]/[.$G$952]" office:value-type="percentage" office:value="0.0000758265089475281" calcext:value-type="percentage">
            <text:p>0,01 %</text:p>
          </table:table-cell>
          <table:table-cell table:formula="of:=[.L903]+[.K904]" office:value-type="percentage" office:value="0.997990597512895" calcext:value-type="percentage">
            <text:p>99,80 %</text:p>
          </table:table-cell>
        </table:table-row>
        <table:table-row table:style-name="ro2">
          <table:table-cell office:value-type="float" office:value="3257" calcext:value-type="float">
            <text:p>3257</text:p>
          </table:table-cell>
          <table:table-cell/>
          <table:table-cell office:value-type="string" calcext:value-type="string">
            <text:p>93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257" xlink:type="simple">Hythe, Hampshire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05]/[.$F$952]" office:value-type="percentage" office:value="0.0000419551080344032" calcext:value-type="percentage">
            <text:p>0,00 %</text:p>
          </table:table-cell>
          <table:table-cell table:formula="of:=[.J904]+[.I905]" office:value-type="percentage" office:value="0.99860499265785" calcext:value-type="percentage">
            <text:p>99,86 %</text:p>
          </table:table-cell>
          <table:table-cell table:formula="of:=[.G905]/[.$G$952]" office:value-type="percentage" office:value="0" calcext:value-type="percentage">
            <text:p>0,00 %</text:p>
          </table:table-cell>
          <table:table-cell table:formula="of:=[.L904]+[.K905]" office:value-type="percentage" office:value="0.997990597512895" calcext:value-type="percentage">
            <text:p>99,80 %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/>
          <table:table-cell office:value-type="string" calcext:value-type="string">
            <text:p>97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320" xlink:type="simple">Venhuizen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06]/[.$F$952]" office:value-type="percentage" office:value="0.0000419551080344032" calcext:value-type="percentage">
            <text:p>0,00 %</text:p>
          </table:table-cell>
          <table:table-cell table:formula="of:=[.J905]+[.I906]" office:value-type="percentage" office:value="0.998646947765885" calcext:value-type="percentage">
            <text:p>99,86 %</text:p>
          </table:table-cell>
          <table:table-cell table:formula="of:=[.G906]/[.$G$952]" office:value-type="percentage" office:value="0" calcext:value-type="percentage">
            <text:p>0,00 %</text:p>
          </table:table-cell>
          <table:table-cell table:formula="of:=[.L905]+[.K906]" office:value-type="percentage" office:value="0.997990597512895" calcext:value-type="percentage">
            <text:p>99,80 %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341" xlink:type="simple">Amstelveen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07]/[.$F$952]" office:value-type="percentage" office:value="0.0000419551080344032" calcext:value-type="percentage">
            <text:p>0,00 %</text:p>
          </table:table-cell>
          <table:table-cell table:formula="of:=[.J906]+[.I907]" office:value-type="percentage" office:value="0.998688902873919" calcext:value-type="percentage">
            <text:p>99,87 %</text:p>
          </table:table-cell>
          <table:table-cell table:formula="of:=[.G907]/[.$G$952]" office:value-type="percentage" office:value="0" calcext:value-type="percentage">
            <text:p>0,00 %</text:p>
          </table:table-cell>
          <table:table-cell table:formula="of:=[.L906]+[.K907]" office:value-type="percentage" office:value="0.997990597512895" calcext:value-type="percentage">
            <text:p>99,80 %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3349" xlink:type="simple">Hordvik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08]/[.$F$952]" office:value-type="percentage" office:value="0.0000419551080344032" calcext:value-type="percentage">
            <text:p>0,00 %</text:p>
          </table:table-cell>
          <table:table-cell table:formula="of:=[.J907]+[.I908]" office:value-type="percentage" office:value="0.998730857981954" calcext:value-type="percentage">
            <text:p>99,87 %</text:p>
          </table:table-cell>
          <table:table-cell table:formula="of:=[.G908]/[.$G$952]" office:value-type="percentage" office:value="0" calcext:value-type="percentage">
            <text:p>0,00 %</text:p>
          </table:table-cell>
          <table:table-cell table:formula="of:=[.L907]+[.K908]" office:value-type="percentage" office:value="0.997990597512895" calcext:value-type="percentage">
            <text:p>99,80 %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366" xlink:type="simple">Lüneburg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09]/[.$F$952]" office:value-type="percentage" office:value="0.0000419551080344032" calcext:value-type="percentage">
            <text:p>0,00 %</text:p>
          </table:table-cell>
          <table:table-cell table:formula="of:=[.J908]+[.I909]" office:value-type="percentage" office:value="0.998772813089988" calcext:value-type="percentage">
            <text:p>99,88 %</text:p>
          </table:table-cell>
          <table:table-cell table:formula="of:=[.G909]/[.$G$952]" office:value-type="percentage" office:value="0" calcext:value-type="percentage">
            <text:p>0,00 %</text:p>
          </table:table-cell>
          <table:table-cell table:formula="of:=[.L908]+[.K909]" office:value-type="percentage" office:value="0.997990597512895" calcext:value-type="percentage">
            <text:p>99,80 %</text:p>
          </table:table-cell>
        </table:table-row>
        <table:table-row table:style-name="ro2">
          <table:table-cell office:value-type="float" office:value="3454" calcext:value-type="float">
            <text:p>3454</text:p>
          </table:table-cell>
          <table:table-cell/>
          <table:table-cell office:value-type="string" calcext:value-type="string">
            <text:p>86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454" xlink:type="simple">Tennessee, Eva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10]/[.$F$952]" office:value-type="percentage" office:value="0.0000419551080344032" calcext:value-type="percentage">
            <text:p>0,00 %</text:p>
          </table:table-cell>
          <table:table-cell table:formula="of:=[.J909]+[.I910]" office:value-type="percentage" office:value="0.998814768198022" calcext:value-type="percentage">
            <text:p>99,88 %</text:p>
          </table:table-cell>
          <table:table-cell table:formula="of:=[.G910]/[.$G$952]" office:value-type="percentage" office:value="0" calcext:value-type="percentage">
            <text:p>0,00 %</text:p>
          </table:table-cell>
          <table:table-cell table:formula="of:=[.L909]+[.K910]" office:value-type="percentage" office:value="0.997990597512895" calcext:value-type="percentage">
            <text:p>99,80 %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3472" xlink:type="simple">Flensburg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11]/[.$F$952]" office:value-type="percentage" office:value="0.0000419551080344032" calcext:value-type="percentage">
            <text:p>0,00 %</text:p>
          </table:table-cell>
          <table:table-cell table:formula="of:=[.J910]+[.I911]" office:value-type="percentage" office:value="0.998856723306057" calcext:value-type="percentage">
            <text:p>99,89 %</text:p>
          </table:table-cell>
          <table:table-cell table:formula="of:=[.G911]/[.$G$952]" office:value-type="percentage" office:value="0.000151653017895056" calcext:value-type="percentage">
            <text:p>0,02 %</text:p>
          </table:table-cell>
          <table:table-cell table:formula="of:=[.L910]+[.K911]" office:value-type="percentage" office:value="0.99814225053079" calcext:value-type="percentage">
            <text:p>99,81 %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ruguay</text:p>
          </table:table-cell>
          <table:table-cell office:value-type="string" calcext:value-type="string">
            <text:p><text:a xlink:href="https://www.aishub.net/stations/3703" xlink:type="simple">Roaming station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12]/[.$F$952]" office:value-type="percentage" office:value="0.0000419551080344032" calcext:value-type="percentage">
            <text:p>0,00 %</text:p>
          </table:table-cell>
          <table:table-cell table:formula="of:=[.J911]+[.I912]" office:value-type="percentage" office:value="0.998898678414091" calcext:value-type="percentage">
            <text:p>99,89 %</text:p>
          </table:table-cell>
          <table:table-cell table:formula="of:=[.G912]/[.$G$952]" office:value-type="percentage" office:value="0.000113739763421292" calcext:value-type="percentage">
            <text:p>0,01 %</text:p>
          </table:table-cell>
          <table:table-cell table:formula="of:=[.L911]+[.K912]" office:value-type="percentage" office:value="0.998255990294211" calcext:value-type="percentage">
            <text:p>99,83 %</text:p>
          </table:table-cell>
        </table:table-row>
        <table:table-row table:style-name="ro2">
          <table:table-cell office:value-type="float" office:value="3932" calcext:value-type="float">
            <text:p>3932</text:p>
          </table:table-cell>
          <table:table-cell/>
          <table:table-cell office:value-type="string" calcext:value-type="string">
            <text:p>90 %</text:p>
          </table:table-cell>
          <table:table-cell office:value-type="string" calcext:value-type="string">
            <text:p> French Polynesia</text:p>
          </table:table-cell>
          <table:table-cell office:value-type="string" calcext:value-type="string">
            <text:p><text:a xlink:href="https://www.aishub.net/stations/3932" xlink:type="simple">Roaming station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13]/[.$F$952]" office:value-type="percentage" office:value="0.0000419551080344032" calcext:value-type="percentage">
            <text:p>0,00 %</text:p>
          </table:table-cell>
          <table:table-cell table:formula="of:=[.J912]+[.I913]" office:value-type="percentage" office:value="0.998940633522126" calcext:value-type="percentage">
            <text:p>99,89 %</text:p>
          </table:table-cell>
          <table:table-cell table:formula="of:=[.G913]/[.$G$952]" office:value-type="percentage" office:value="0" calcext:value-type="percentage">
            <text:p>0,00 %</text:p>
          </table:table-cell>
          <table:table-cell table:formula="of:=[.L912]+[.K913]" office:value-type="percentage" office:value="0.998255990294211" calcext:value-type="percentage">
            <text:p>99,83 %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/>
          <table:table-cell office:value-type="string" calcext:value-type="string">
            <text:p>97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288" xlink:type="simple">Johanna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14]/[.$F$952]" office:value-type="percentage" office:value="0.0000314663310258024" calcext:value-type="percentage">
            <text:p>0,00 %</text:p>
          </table:table-cell>
          <table:table-cell table:formula="of:=[.J913]+[.I914]" office:value-type="percentage" office:value="0.998972099853151" calcext:value-type="percentage">
            <text:p>99,90 %</text:p>
          </table:table-cell>
          <table:table-cell table:formula="of:=[.G914]/[.$G$952]" office:value-type="percentage" office:value="0.000113739763421292" calcext:value-type="percentage">
            <text:p>0,01 %</text:p>
          </table:table-cell>
          <table:table-cell table:formula="of:=[.L913]+[.K914]" office:value-type="percentage" office:value="0.998369730057633" calcext:value-type="percentage">
            <text:p>99,84 %</text:p>
          </table:table-cell>
        </table:table-row>
        <table:table-row table:style-name="ro2">
          <table:table-cell office:value-type="float" office:value="2057" calcext:value-type="float">
            <text:p>2057</text:p>
          </table:table-cell>
          <table:table-cell/>
          <table:table-cell office:value-type="string" calcext:value-type="string">
            <text:p>84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057" xlink:type="simple">Seattle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www.mobilegeographics.com/skunktracker/" xlink:type="simple">SkunkTracker</text:a></text:p>
          </table:table-cell>
          <table:table-cell table:formula="of:=[.F915]/[.$F$952]" office:value-type="percentage" office:value="0.0000314663310258024" calcext:value-type="percentage">
            <text:p>0,00 %</text:p>
          </table:table-cell>
          <table:table-cell table:formula="of:=[.J914]+[.I915]" office:value-type="percentage" office:value="0.999003566184177" calcext:value-type="percentage">
            <text:p>99,90 %</text:p>
          </table:table-cell>
          <table:table-cell table:formula="of:=[.G915]/[.$G$952]" office:value-type="percentage" office:value="0" calcext:value-type="percentage">
            <text:p>0,00 %</text:p>
          </table:table-cell>
          <table:table-cell table:formula="of:=[.L914]+[.K915]" office:value-type="percentage" office:value="0.998369730057633" calcext:value-type="percentage">
            <text:p>99,84 %</text:p>
          </table:table-cell>
        </table:table-row>
        <table:table-row table:style-name="ro2">
          <table:table-cell office:value-type="float" office:value="2286" calcext:value-type="float">
            <text:p>2286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286" xlink:type="simple">Isle of Islay Scotland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16]/[.$F$952]" office:value-type="percentage" office:value="0.0000314663310258024" calcext:value-type="percentage">
            <text:p>0,00 %</text:p>
          </table:table-cell>
          <table:table-cell table:formula="of:=[.J915]+[.I916]" office:value-type="percentage" office:value="0.999035032515203" calcext:value-type="percentage">
            <text:p>99,90 %</text:p>
          </table:table-cell>
          <table:table-cell table:formula="of:=[.G916]/[.$G$952]" office:value-type="percentage" office:value="0.0000758265089475281" calcext:value-type="percentage">
            <text:p>0,01 %</text:p>
          </table:table-cell>
          <table:table-cell table:formula="of:=[.L915]+[.K916]" office:value-type="percentage" office:value="0.99844555656658" calcext:value-type="percentage">
            <text:p>99,84 %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494" xlink:type="simple">Ingarö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17]/[.$F$952]" office:value-type="percentage" office:value="0.0000314663310258024" calcext:value-type="percentage">
            <text:p>0,00 %</text:p>
          </table:table-cell>
          <table:table-cell table:formula="of:=[.J916]+[.I917]" office:value-type="percentage" office:value="0.999066498846229" calcext:value-type="percentage">
            <text:p>99,91 %</text:p>
          </table:table-cell>
          <table:table-cell table:formula="of:=[.G917]/[.$G$952]" office:value-type="percentage" office:value="0" calcext:value-type="percentage">
            <text:p>0,00 %</text:p>
          </table:table-cell>
          <table:table-cell table:formula="of:=[.L916]+[.K917]" office:value-type="percentage" office:value="0.99844555656658" calcext:value-type="percentage">
            <text:p>99,84 %</text:p>
          </table:table-cell>
        </table:table-row>
        <table:table-row table:style-name="ro2">
          <table:table-cell office:value-type="float" office:value="2478" calcext:value-type="float">
            <text:p>2478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478" xlink:type="simple">Berwick-upon-Tweed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18]/[.$F$952]" office:value-type="percentage" office:value="0.0000314663310258024" calcext:value-type="percentage">
            <text:p>0,00 %</text:p>
          </table:table-cell>
          <table:table-cell table:formula="of:=[.J917]+[.I918]" office:value-type="percentage" office:value="0.999097965177254" calcext:value-type="percentage">
            <text:p>99,91 %</text:p>
          </table:table-cell>
          <table:table-cell table:formula="of:=[.G918]/[.$G$952]" office:value-type="percentage" office:value="0.000113739763421292" calcext:value-type="percentage">
            <text:p>0,01 %</text:p>
          </table:table-cell>
          <table:table-cell table:formula="of:=[.L917]+[.K918]" office:value-type="percentage" office:value="0.998559296330002" calcext:value-type="percentage">
            <text:p>99,86 %</text:p>
          </table:table-cell>
        </table:table-row>
        <table:table-row table:style-name="ro2">
          <table:table-cell office:value-type="float" office:value="2410" calcext:value-type="float">
            <text:p>2410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410" xlink:type="simple">Gourock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19]/[.$F$952]" office:value-type="percentage" office:value="0.0000314663310258024" calcext:value-type="percentage">
            <text:p>0,00 %</text:p>
          </table:table-cell>
          <table:table-cell table:formula="of:=[.J918]+[.I919]" office:value-type="percentage" office:value="0.99912943150828" calcext:value-type="percentage">
            <text:p>99,91 %</text:p>
          </table:table-cell>
          <table:table-cell table:formula="of:=[.G919]/[.$G$952]" office:value-type="percentage" office:value="0" calcext:value-type="percentage">
            <text:p>0,00 %</text:p>
          </table:table-cell>
          <table:table-cell table:formula="of:=[.L918]+[.K919]" office:value-type="percentage" office:value="0.998559296330002" calcext:value-type="percentage">
            <text:p>99,86 %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<text:a xlink:href="https://www.aishub.net/stations/2181" xlink:type="simple">Vanersborg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20]/[.$F$952]" office:value-type="percentage" office:value="0.0000314663310258024" calcext:value-type="percentage">
            <text:p>0,00 %</text:p>
          </table:table-cell>
          <table:table-cell table:formula="of:=[.J919]+[.I920]" office:value-type="percentage" office:value="0.999160897839306" calcext:value-type="percentage">
            <text:p>99,92 %</text:p>
          </table:table-cell>
          <table:table-cell table:formula="of:=[.G920]/[.$G$952]" office:value-type="percentage" office:value="0" calcext:value-type="percentage">
            <text:p>0,00 %</text:p>
          </table:table-cell>
          <table:table-cell table:formula="of:=[.L919]+[.K920]" office:value-type="percentage" office:value="0.998559296330002" calcext:value-type="percentage">
            <text:p>99,86 %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203" xlink:type="simple">Vanersborg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21]/[.$F$952]" office:value-type="percentage" office:value="0.0000314663310258024" calcext:value-type="percentage">
            <text:p>0,00 %</text:p>
          </table:table-cell>
          <table:table-cell table:formula="of:=[.J920]+[.I921]" office:value-type="percentage" office:value="0.999192364170332" calcext:value-type="percentage">
            <text:p>99,92 %</text:p>
          </table:table-cell>
          <table:table-cell table:formula="of:=[.G921]/[.$G$952]" office:value-type="percentage" office:value="0" calcext:value-type="percentage">
            <text:p>0,00 %</text:p>
          </table:table-cell>
          <table:table-cell table:formula="of:=[.L920]+[.K921]" office:value-type="percentage" office:value="0.998559296330002" calcext:value-type="percentage">
            <text:p>99,86 %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2604" xlink:type="simple">Sundbyberg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22]/[.$F$952]" office:value-type="percentage" office:value="0.0000314663310258024" calcext:value-type="percentage">
            <text:p>0,00 %</text:p>
          </table:table-cell>
          <table:table-cell table:formula="of:=[.J921]+[.I922]" office:value-type="percentage" office:value="0.999223830501358" calcext:value-type="percentage">
            <text:p>99,92 %</text:p>
          </table:table-cell>
          <table:table-cell table:formula="of:=[.G922]/[.$G$952]" office:value-type="percentage" office:value="0.000037913254473764" calcext:value-type="percentage">
            <text:p>0,00 %</text:p>
          </table:table-cell>
          <table:table-cell table:formula="of:=[.L921]+[.K922]" office:value-type="percentage" office:value="0.998597209584475" calcext:value-type="percentage">
            <text:p>99,86 %</text:p>
          </table:table-cell>
        </table:table-row>
        <table:table-row table:style-name="ro2">
          <table:table-cell office:value-type="float" office:value="2686" calcext:value-type="float">
            <text:p>2686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2686" xlink:type="simple">Brighton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23]/[.$F$952]" office:value-type="percentage" office:value="0.0000314663310258024" calcext:value-type="percentage">
            <text:p>0,00 %</text:p>
          </table:table-cell>
          <table:table-cell table:formula="of:=[.J922]+[.I923]" office:value-type="percentage" office:value="0.999255296832384" calcext:value-type="percentage">
            <text:p>99,93 %</text:p>
          </table:table-cell>
          <table:table-cell table:formula="of:=[.G923]/[.$G$952]" office:value-type="percentage" office:value="0" calcext:value-type="percentage">
            <text:p>0,00 %</text:p>
          </table:table-cell>
          <table:table-cell table:formula="of:=[.L922]+[.K923]" office:value-type="percentage" office:value="0.998597209584475" calcext:value-type="percentage">
            <text:p>99,86 %</text:p>
          </table:table-cell>
        </table:table-row>
        <table:table-row table:style-name="ro2">
          <table:table-cell office:value-type="float" office:value="2742" calcext:value-type="float">
            <text:p>2742</text:p>
          </table:table-cell>
          <table:table-cell/>
          <table:table-cell office:value-type="string" calcext:value-type="string">
            <text:p>63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742" xlink:type="simple">San Francisco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24]/[.$F$952]" office:value-type="percentage" office:value="0.0000314663310258024" calcext:value-type="percentage">
            <text:p>0,00 %</text:p>
          </table:table-cell>
          <table:table-cell table:formula="of:=[.J923]+[.I924]" office:value-type="percentage" office:value="0.999286763163409" calcext:value-type="percentage">
            <text:p>99,93 %</text:p>
          </table:table-cell>
          <table:table-cell table:formula="of:=[.G924]/[.$G$952]" office:value-type="percentage" office:value="0" calcext:value-type="percentage">
            <text:p>0,00 %</text:p>
          </table:table-cell>
          <table:table-cell table:formula="of:=[.L923]+[.K924]" office:value-type="percentage" office:value="0.998597209584475" calcext:value-type="percentage">
            <text:p>99,86 %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<text:a xlink:href="https://www.aishub.net/stations/2774" xlink:type="simple">Bidart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25]/[.$F$952]" office:value-type="percentage" office:value="0.0000314663310258024" calcext:value-type="percentage">
            <text:p>0,00 %</text:p>
          </table:table-cell>
          <table:table-cell table:formula="of:=[.J924]+[.I925]" office:value-type="percentage" office:value="0.999318229494435" calcext:value-type="percentage">
            <text:p>99,93 %</text:p>
          </table:table-cell>
          <table:table-cell table:formula="of:=[.G925]/[.$G$952]" office:value-type="percentage" office:value="0.0000758265089475281" calcext:value-type="percentage">
            <text:p>0,01 %</text:p>
          </table:table-cell>
          <table:table-cell table:formula="of:=[.L924]+[.K925]" office:value-type="percentage" office:value="0.998673036093423" calcext:value-type="percentage">
            <text:p>99,87 %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/>
          <table:table-cell office:value-type="string" calcext:value-type="string">
            <text:p>10 %</text:p>
          </table:table-cell>
          <table:table-cell office:value-type="string" calcext:value-type="string">
            <text:p> Hong Kong</text:p>
          </table:table-cell>
          <table:table-cell office:value-type="string" calcext:value-type="string">
            <text:p><text:a xlink:href="https://www.aishub.net/stations/2785" xlink:type="simple">Aberdeen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26]/[.$F$952]" office:value-type="percentage" office:value="0.0000314663310258024" calcext:value-type="percentage">
            <text:p>0,00 %</text:p>
          </table:table-cell>
          <table:table-cell table:formula="of:=[.J925]+[.I926]" office:value-type="percentage" office:value="0.999349695825461" calcext:value-type="percentage">
            <text:p>99,93 %</text:p>
          </table:table-cell>
          <table:table-cell table:formula="of:=[.G926]/[.$G$952]" office:value-type="percentage" office:value="0.0000758265089475281" calcext:value-type="percentage">
            <text:p>0,01 %</text:p>
          </table:table-cell>
          <table:table-cell table:formula="of:=[.L925]+[.K926]" office:value-type="percentage" office:value="0.998748862602371" calcext:value-type="percentage">
            <text:p>99,87 %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83 %</text:p>
          </table:table-cell>
          <table:table-cell office:value-type="string" calcext:value-type="string">
            <text:p> Philippines</text:p>
          </table:table-cell>
          <table:table-cell office:value-type="string" calcext:value-type="string">
            <text:p><text:a xlink:href="https://www.aishub.net/stations/2810" xlink:type="simple">Imus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27]/[.$F$952]" office:value-type="percentage" office:value="0.0000314663310258024" calcext:value-type="percentage">
            <text:p>0,00 %</text:p>
          </table:table-cell>
          <table:table-cell table:formula="of:=[.J926]+[.I927]" office:value-type="percentage" office:value="0.999381162156487" calcext:value-type="percentage">
            <text:p>99,94 %</text:p>
          </table:table-cell>
          <table:table-cell table:formula="of:=[.G927]/[.$G$952]" office:value-type="percentage" office:value="0" calcext:value-type="percentage">
            <text:p>0,00 %</text:p>
          </table:table-cell>
          <table:table-cell table:formula="of:=[.L926]+[.K927]" office:value-type="percentage" office:value="0.998748862602371" calcext:value-type="percentage">
            <text:p>99,87 %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/>
          <table:table-cell office:value-type="string" calcext:value-type="string">
            <text:p>88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823" xlink:type="simple">Kolding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28]/[.$F$952]" office:value-type="percentage" office:value="0.0000314663310258024" calcext:value-type="percentage">
            <text:p>0,00 %</text:p>
          </table:table-cell>
          <table:table-cell table:formula="of:=[.J927]+[.I928]" office:value-type="percentage" office:value="0.999412628487513" calcext:value-type="percentage">
            <text:p>99,94 %</text:p>
          </table:table-cell>
          <table:table-cell table:formula="of:=[.G928]/[.$G$952]" office:value-type="percentage" office:value="0.000113739763421292" calcext:value-type="percentage">
            <text:p>0,01 %</text:p>
          </table:table-cell>
          <table:table-cell table:formula="of:=[.L927]+[.K928]" office:value-type="percentage" office:value="0.998862602365792" calcext:value-type="percentage">
            <text:p>99,89 %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863" xlink:type="simple">Camping Kijkuit, Zonnemaire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29]/[.$F$952]" office:value-type="percentage" office:value="0.0000314663310258024" calcext:value-type="percentage">
            <text:p>0,00 %</text:p>
          </table:table-cell>
          <table:table-cell table:formula="of:=[.J928]+[.I929]" office:value-type="percentage" office:value="0.999444094818538" calcext:value-type="percentage">
            <text:p>99,94 %</text:p>
          </table:table-cell>
          <table:table-cell table:formula="of:=[.G929]/[.$G$952]" office:value-type="percentage" office:value="0" calcext:value-type="percentage">
            <text:p>0,00 %</text:p>
          </table:table-cell>
          <table:table-cell table:formula="of:=[.L928]+[.K929]" office:value-type="percentage" office:value="0.998862602365792" calcext:value-type="percentage">
            <text:p>99,89 %</text:p>
          </table:table-cell>
        </table:table-row>
        <table:table-row table:style-name="ro2">
          <table:table-cell office:value-type="float" office:value="3001" calcext:value-type="float">
            <text:p>3001</text:p>
          </table:table-cell>
          <table:table-cell/>
          <table:table-cell office:value-type="string" calcext:value-type="string">
            <text:p>81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001" xlink:type="simple">Southport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30]/[.$F$952]" office:value-type="percentage" office:value="0.0000314663310258024" calcext:value-type="percentage">
            <text:p>0,00 %</text:p>
          </table:table-cell>
          <table:table-cell table:formula="of:=[.J929]+[.I930]" office:value-type="percentage" office:value="0.999475561149564" calcext:value-type="percentage">
            <text:p>99,95 %</text:p>
          </table:table-cell>
          <table:table-cell table:formula="of:=[.G930]/[.$G$952]" office:value-type="percentage" office:value="0.000113739763421292" calcext:value-type="percentage">
            <text:p>0,01 %</text:p>
          </table:table-cell>
          <table:table-cell table:formula="of:=[.L929]+[.K930]" office:value-type="percentage" office:value="0.998976342129213" calcext:value-type="percentage">
            <text:p>99,90 %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006" xlink:type="simple">Heerenveen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31]/[.$F$952]" office:value-type="percentage" office:value="0.0000314663310258024" calcext:value-type="percentage">
            <text:p>0,00 %</text:p>
          </table:table-cell>
          <table:table-cell table:formula="of:=[.J930]+[.I931]" office:value-type="percentage" office:value="0.99950702748059" calcext:value-type="percentage">
            <text:p>99,95 %</text:p>
          </table:table-cell>
          <table:table-cell table:formula="of:=[.G931]/[.$G$952]" office:value-type="percentage" office:value="0.0000758265089475281" calcext:value-type="percentage">
            <text:p>0,01 %</text:p>
          </table:table-cell>
          <table:table-cell table:formula="of:=[.L930]+[.K931]" office:value-type="percentage" office:value="0.999052168638161" calcext:value-type="percentage">
            <text:p>99,91 %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/>
          <table:table-cell office:value-type="string" calcext:value-type="string">
            <text:p>91 %</text:p>
          </table:table-cell>
          <table:table-cell office:value-type="string" calcext:value-type="string">
            <text:p> Argentina</text:p>
          </table:table-cell>
          <table:table-cell office:value-type="string" calcext:value-type="string">
            <text:p><text:a xlink:href="https://www.aishub.net/stations/3150" xlink:type="simple">Ushuaia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32]/[.$F$952]" office:value-type="percentage" office:value="0.0000314663310258024" calcext:value-type="percentage">
            <text:p>0,00 %</text:p>
          </table:table-cell>
          <table:table-cell table:formula="of:=[.J931]+[.I932]" office:value-type="percentage" office:value="0.999538493811616" calcext:value-type="percentage">
            <text:p>99,95 %</text:p>
          </table:table-cell>
          <table:table-cell table:formula="of:=[.G932]/[.$G$952]" office:value-type="percentage" office:value="0.000113739763421292" calcext:value-type="percentage">
            <text:p>0,01 %</text:p>
          </table:table-cell>
          <table:table-cell table:formula="of:=[.L931]+[.K932]" office:value-type="percentage" office:value="0.999165908401582" calcext:value-type="percentage">
            <text:p>99,92 %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295" xlink:type="simple">Eijsden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33]/[.$F$952]" office:value-type="percentage" office:value="0.0000314663310258024" calcext:value-type="percentage">
            <text:p>0,00 %</text:p>
          </table:table-cell>
          <table:table-cell table:formula="of:=[.J932]+[.I933]" office:value-type="percentage" office:value="0.999569960142641" calcext:value-type="percentage">
            <text:p>99,96 %</text:p>
          </table:table-cell>
          <table:table-cell table:formula="of:=[.G933]/[.$G$952]" office:value-type="percentage" office:value="0.000113739763421292" calcext:value-type="percentage">
            <text:p>0,01 %</text:p>
          </table:table-cell>
          <table:table-cell table:formula="of:=[.L932]+[.K933]" office:value-type="percentage" office:value="0.999279648165003" calcext:value-type="percentage">
            <text:p>99,93 %</text:p>
          </table:table-cell>
        </table:table-row>
        <table:table-row table:style-name="ro2">
          <table:table-cell office:value-type="float" office:value="3324" calcext:value-type="float">
            <text:p>3324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<text:a xlink:href="https://www.aishub.net/stations/3324" xlink:type="simple">London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34]/[.$F$952]" office:value-type="percentage" office:value="0.0000314663310258024" calcext:value-type="percentage">
            <text:p>0,00 %</text:p>
          </table:table-cell>
          <table:table-cell table:formula="of:=[.J933]+[.I934]" office:value-type="percentage" office:value="0.999601426473667" calcext:value-type="percentage">
            <text:p>99,96 %</text:p>
          </table:table-cell>
          <table:table-cell table:formula="of:=[.G934]/[.$G$952]" office:value-type="percentage" office:value="0.000113739763421292" calcext:value-type="percentage">
            <text:p>0,01 %</text:p>
          </table:table-cell>
          <table:table-cell table:formula="of:=[.L933]+[.K934]" office:value-type="percentage" office:value="0.999393387928425" calcext:value-type="percentage">
            <text:p>99,94 %</text:p>
          </table:table-cell>
        </table:table-row>
        <table:table-row table:style-name="ro2">
          <table:table-cell office:value-type="float" office:value="3339" calcext:value-type="float">
            <text:p>3339</text:p>
          </table:table-cell>
          <table:table-cell/>
          <table:table-cell office:value-type="string" calcext:value-type="string">
            <text:p>88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339" xlink:type="simple">Chebeague Island, Maine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35]/[.$F$952]" office:value-type="percentage" office:value="0.0000314663310258024" calcext:value-type="percentage">
            <text:p>0,00 %</text:p>
          </table:table-cell>
          <table:table-cell table:formula="of:=[.J934]+[.I935]" office:value-type="percentage" office:value="0.999632892804693" calcext:value-type="percentage">
            <text:p>99,96 %</text:p>
          </table:table-cell>
          <table:table-cell table:formula="of:=[.G935]/[.$G$952]" office:value-type="percentage" office:value="0.000113739763421292" calcext:value-type="percentage">
            <text:p>0,01 %</text:p>
          </table:table-cell>
          <table:table-cell table:formula="of:=[.L934]+[.K935]" office:value-type="percentage" office:value="0.999507127691846" calcext:value-type="percentage">
            <text:p>99,95 %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3361" xlink:type="simple">Korsør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36]/[.$F$952]" office:value-type="percentage" office:value="0.0000314663310258024" calcext:value-type="percentage">
            <text:p>0,00 %</text:p>
          </table:table-cell>
          <table:table-cell table:formula="of:=[.J935]+[.I936]" office:value-type="percentage" office:value="0.999664359135719" calcext:value-type="percentage">
            <text:p>99,97 %</text:p>
          </table:table-cell>
          <table:table-cell table:formula="of:=[.G936]/[.$G$952]" office:value-type="percentage" office:value="0.0000758265089475281" calcext:value-type="percentage">
            <text:p>0,01 %</text:p>
          </table:table-cell>
          <table:table-cell table:formula="of:=[.L935]+[.K936]" office:value-type="percentage" office:value="0.999582954200794" calcext:value-type="percentage">
            <text:p>99,96 %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inland</text:p>
          </table:table-cell>
          <table:table-cell office:value-type="string" calcext:value-type="string">
            <text:p><text:a xlink:href="https://www.aishub.net/stations/3385" xlink:type="simple">Parainen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37]/[.$F$952]" office:value-type="percentage" office:value="0.0000314663310258024" calcext:value-type="percentage">
            <text:p>0,00 %</text:p>
          </table:table-cell>
          <table:table-cell table:formula="of:=[.J936]+[.I937]" office:value-type="percentage" office:value="0.999695825466745" calcext:value-type="percentage">
            <text:p>99,97 %</text:p>
          </table:table-cell>
          <table:table-cell table:formula="of:=[.G937]/[.$G$952]" office:value-type="percentage" office:value="0" calcext:value-type="percentage">
            <text:p>0,00 %</text:p>
          </table:table-cell>
          <table:table-cell table:formula="of:=[.L936]+[.K937]" office:value-type="percentage" office:value="0.999582954200794" calcext:value-type="percentage">
            <text:p>99,96 %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Ireland</text:p>
          </table:table-cell>
          <table:table-cell office:value-type="string" calcext:value-type="string">
            <text:p><text:a xlink:href="https://www.aishub.net/stations/3514" xlink:type="simple">Baltimore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38]/[.$F$952]" office:value-type="percentage" office:value="0.0000314663310258024" calcext:value-type="percentage">
            <text:p>0,00 %</text:p>
          </table:table-cell>
          <table:table-cell table:formula="of:=[.J937]+[.I938]" office:value-type="percentage" office:value="0.999727291797771" calcext:value-type="percentage">
            <text:p>99,97 %</text:p>
          </table:table-cell>
          <table:table-cell table:formula="of:=[.G938]/[.$G$952]" office:value-type="percentage" office:value="0.000113739763421292" calcext:value-type="percentage">
            <text:p>0,01 %</text:p>
          </table:table-cell>
          <table:table-cell table:formula="of:=[.L937]+[.K938]" office:value-type="percentage" office:value="0.999696693964215" calcext:value-type="percentage">
            <text:p>99,97 %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87 %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<text:a xlink:href="https://www.aishub.net/stations/3693" xlink:type="simple">Hudiksval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39]/[.$F$952]" office:value-type="percentage" office:value="0" calcext:value-type="percentage">
            <text:p>0,00 %</text:p>
          </table:table-cell>
          <table:table-cell table:formula="of:=[.J938]+[.I939]" office:value-type="percentage" office:value="0.999727291797771" calcext:value-type="percentage">
            <text:p>99,97 %</text:p>
          </table:table-cell>
          <table:table-cell table:formula="of:=[.G939]/[.$G$952]" office:value-type="percentage" office:value="0" calcext:value-type="percentage">
            <text:p>0,00 %</text:p>
          </table:table-cell>
          <table:table-cell table:formula="of:=[.L938]+[.K939]" office:value-type="percentage" office:value="0.999696693964215" calcext:value-type="percentage">
            <text:p>99,97 %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3705" xlink:type="simple">Den Ham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40]/[.$F$952]" office:value-type="percentage" office:value="0.0000314663310258024" calcext:value-type="percentage">
            <text:p>0,00 %</text:p>
          </table:table-cell>
          <table:table-cell table:formula="of:=[.J939]+[.I940]" office:value-type="percentage" office:value="0.999758758128796" calcext:value-type="percentage">
            <text:p>99,98 %</text:p>
          </table:table-cell>
          <table:table-cell table:formula="of:=[.G940]/[.$G$952]" office:value-type="percentage" office:value="0" calcext:value-type="percentage">
            <text:p>0,00 %</text:p>
          </table:table-cell>
          <table:table-cell table:formula="of:=[.L939]+[.K940]" office:value-type="percentage" office:value="0.999696693964215" calcext:value-type="percentage">
            <text:p>99,97 %</text:p>
          </table:table-cell>
        </table:table-row>
        <table:table-row table:style-name="ro2">
          <table:table-cell office:value-type="float" office:value="3896" calcext:value-type="float">
            <text:p>3896</text:p>
          </table:table-cell>
          <table:table-cell/>
          <table:table-cell office:value-type="string" calcext:value-type="string">
            <text:p>82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3896" xlink:type="simple">Tarrytown, New York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41]/[.$F$952]" office:value-type="percentage" office:value="0.0000314663310258024" calcext:value-type="percentage">
            <text:p>0,00 %</text:p>
          </table:table-cell>
          <table:table-cell table:formula="of:=[.J940]+[.I941]" office:value-type="percentage" office:value="0.999790224459822" calcext:value-type="percentage">
            <text:p>99,98 %</text:p>
          </table:table-cell>
          <table:table-cell table:formula="of:=[.G941]/[.$G$952]" office:value-type="percentage" office:value="0.0000758265089475281" calcext:value-type="percentage">
            <text:p>0,01 %</text:p>
          </table:table-cell>
          <table:table-cell table:formula="of:=[.L940]+[.K941]" office:value-type="percentage" office:value="0.999772520473162" calcext:value-type="percentage">
            <text:p>99,98 %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/>
          <table:table-cell office:value-type="string" calcext:value-type="string">
            <text:p>57 %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<text:a xlink:href="https://www.aishub.net/stations/2248" xlink:type="simple">Perth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42]/[.$F$952]" office:value-type="percentage" office:value="0.0000209775540172016" calcext:value-type="percentage">
            <text:p>0,00 %</text:p>
          </table:table-cell>
          <table:table-cell table:formula="of:=[.J941]+[.I942]" office:value-type="percentage" office:value="0.999811202013839" calcext:value-type="percentage">
            <text:p>99,98 %</text:p>
          </table:table-cell>
          <table:table-cell table:formula="of:=[.G942]/[.$G$952]" office:value-type="percentage" office:value="0" calcext:value-type="percentage">
            <text:p>0,00 %</text:p>
          </table:table-cell>
          <table:table-cell table:formula="of:=[.L941]+[.K942]" office:value-type="percentage" office:value="0.999772520473162" calcext:value-type="percentage">
            <text:p>99,98 %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Finland</text:p>
          </table:table-cell>
          <table:table-cell office:value-type="string" calcext:value-type="string">
            <text:p><text:a xlink:href="https://www.aishub.net/stations/2264" xlink:type="simple">Uto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43]/[.$F$952]" office:value-type="percentage" office:value="0.0000209775540172016" calcext:value-type="percentage">
            <text:p>0,00 %</text:p>
          </table:table-cell>
          <table:table-cell table:formula="of:=[.J942]+[.I943]" office:value-type="percentage" office:value="0.999832179567857" calcext:value-type="percentage">
            <text:p>99,98 %</text:p>
          </table:table-cell>
          <table:table-cell table:formula="of:=[.G943]/[.$G$952]" office:value-type="percentage" office:value="0.0000758265089475281" calcext:value-type="percentage">
            <text:p>0,01 %</text:p>
          </table:table-cell>
          <table:table-cell table:formula="of:=[.L942]+[.K943]" office:value-type="percentage" office:value="0.99984834698211" calcext:value-type="percentage">
            <text:p>99,98 %</text:p>
          </table:table-cell>
        </table:table-row>
        <table:table-row table:style-name="ro2">
          <table:table-cell office:value-type="float" office:value="2449" calcext:value-type="float">
            <text:p>2449</text:p>
          </table:table-cell>
          <table:table-cell/>
          <table:table-cell office:value-type="string" calcext:value-type="string">
            <text:p>52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449" xlink:type="simple">Johns Hopkins University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44]/[.$F$952]" office:value-type="percentage" office:value="0.0000209775540172016" calcext:value-type="percentage">
            <text:p>0,00 %</text:p>
          </table:table-cell>
          <table:table-cell table:formula="of:=[.J943]+[.I944]" office:value-type="percentage" office:value="0.999853157121874" calcext:value-type="percentage">
            <text:p>99,99 %</text:p>
          </table:table-cell>
          <table:table-cell table:formula="of:=[.G944]/[.$G$952]" office:value-type="percentage" office:value="0" calcext:value-type="percentage">
            <text:p>0,00 %</text:p>
          </table:table-cell>
          <table:table-cell table:formula="of:=[.L943]+[.K944]" office:value-type="percentage" office:value="0.99984834698211" calcext:value-type="percentage">
            <text:p>99,98 %</text:p>
          </table:table-cell>
        </table:table-row>
        <table:table-row table:style-name="ro2">
          <table:table-cell office:value-type="float" office:value="2033" calcext:value-type="float">
            <text:p>2033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033" xlink:type="simple">Bodega Bay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Four Fathom Marine Technology</text:a></text:p>
          </table:table-cell>
          <table:table-cell table:formula="of:=[.F945]/[.$F$952]" office:value-type="percentage" office:value="0.0000209775540172016" calcext:value-type="percentage">
            <text:p>0,00 %</text:p>
          </table:table-cell>
          <table:table-cell table:formula="of:=[.J944]+[.I945]" office:value-type="percentage" office:value="0.999874134675891" calcext:value-type="percentage">
            <text:p>99,99 %</text:p>
          </table:table-cell>
          <table:table-cell table:formula="of:=[.G945]/[.$G$952]" office:value-type="percentage" office:value="0.0000758265089475281" calcext:value-type="percentage">
            <text:p>0,01 %</text:p>
          </table:table-cell>
          <table:table-cell table:formula="of:=[.L944]+[.K945]" office:value-type="percentage" office:value="0.999924173491057" calcext:value-type="percentage">
            <text:p>99,99 %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<text:a xlink:href="https://www.aishub.net/stations/2368" xlink:type="simple">Copenhagen 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46]/[.$F$952]" office:value-type="percentage" office:value="0.0000209775540172016" calcext:value-type="percentage">
            <text:p>0,00 %</text:p>
          </table:table-cell>
          <table:table-cell table:formula="of:=[.J945]+[.I946]" office:value-type="percentage" office:value="0.999895112229908" calcext:value-type="percentage">
            <text:p>99,99 %</text:p>
          </table:table-cell>
          <table:table-cell table:formula="of:=[.G946]/[.$G$952]" office:value-type="percentage" office:value="0" calcext:value-type="percentage">
            <text:p>0,00 %</text:p>
          </table:table-cell>
          <table:table-cell table:formula="of:=[.L945]+[.K946]" office:value-type="percentage" office:value="0.999924173491057" calcext:value-type="percentage">
            <text:p>99,99 %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176" xlink:type="simple">Glueckstadt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47]/[.$F$952]" office:value-type="percentage" office:value="0.0000209775540172016" calcext:value-type="percentage">
            <text:p>0,00 %</text:p>
          </table:table-cell>
          <table:table-cell table:formula="of:=[.J946]+[.I947]" office:value-type="percentage" office:value="0.999916089783925" calcext:value-type="percentage">
            <text:p>99,99 %</text:p>
          </table:table-cell>
          <table:table-cell table:formula="of:=[.G947]/[.$G$952]" office:value-type="percentage" office:value="0" calcext:value-type="percentage">
            <text:p>0,00 %</text:p>
          </table:table-cell>
          <table:table-cell table:formula="of:=[.L946]+[.K947]" office:value-type="percentage" office:value="0.999924173491057" calcext:value-type="percentage">
            <text:p>99,99 %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98 %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<text:a xlink:href="https://www.aishub.net/stations/2013" xlink:type="simple">Delft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48]/[.$F$952]" office:value-type="percentage" office:value="0.0000209775540172016" calcext:value-type="percentage">
            <text:p>0,00 %</text:p>
          </table:table-cell>
          <table:table-cell table:formula="of:=[.J947]+[.I948]" office:value-type="percentage" office:value="0.999937067337942" calcext:value-type="percentage">
            <text:p>99,99 %</text:p>
          </table:table-cell>
          <table:table-cell table:formula="of:=[.G948]/[.$G$952]" office:value-type="percentage" office:value="0" calcext:value-type="percentage">
            <text:p>0,00 %</text:p>
          </table:table-cell>
          <table:table-cell table:formula="of:=[.L947]+[.K948]" office:value-type="percentage" office:value="0.999924173491057" calcext:value-type="percentage">
            <text:p>99,99 %</text:p>
          </table:table-cell>
        </table:table-row>
        <table:table-row table:style-name="ro2">
          <table:table-cell office:value-type="float" office:value="2053" calcext:value-type="float">
            <text:p>2053</text:p>
          </table:table-cell>
          <table:table-cell/>
          <table:table-cell office:value-type="string" calcext:value-type="string">
            <text:p>99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053" xlink:type="simple">New Jersey, Howell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49]/[.$F$952]" office:value-type="percentage" office:value="0.0000209775540172016" calcext:value-type="percentage">
            <text:p>0,00 %</text:p>
          </table:table-cell>
          <table:table-cell table:formula="of:=[.J948]+[.I949]" office:value-type="percentage" office:value="0.99995804489196" calcext:value-type="percentage">
            <text:p>100,00 %</text:p>
          </table:table-cell>
          <table:table-cell table:formula="of:=[.G949]/[.$G$952]" office:value-type="percentage" office:value="0" calcext:value-type="percentage">
            <text:p>0,00 %</text:p>
          </table:table-cell>
          <table:table-cell table:formula="of:=[.L948]+[.K949]" office:value-type="percentage" office:value="0.999924173491057" calcext:value-type="percentage">
            <text:p>99,99 %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81 %</text:p>
          </table:table-cell>
          <table:table-cell office:value-type="string" calcext:value-type="string">
            <text:p> United States of America</text:p>
          </table:table-cell>
          <table:table-cell office:value-type="string" calcext:value-type="string">
            <text:p><text:a xlink:href="https://www.aishub.net/stations/2016" xlink:type="simple">Carolina Beach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50]/[.$F$952]" office:value-type="percentage" office:value="0.0000209775540172016" calcext:value-type="percentage">
            <text:p>0,00 %</text:p>
          </table:table-cell>
          <table:table-cell table:formula="of:=[.J949]+[.I950]" office:value-type="percentage" office:value="0.999979022445977" calcext:value-type="percentage">
            <text:p>100,00 %</text:p>
          </table:table-cell>
          <table:table-cell table:formula="of:=[.G950]/[.$G$952]" office:value-type="percentage" office:value="0.0000758265089475281" calcext:value-type="percentage">
            <text:p>0,01 %</text:p>
          </table:table-cell>
          <table:table-cell table:formula="of:=[.L949]+[.K950]" office:value-type="percentage" office:value="1.00000000000001" calcext:value-type="percentage">
            <text:p>100,00 %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/>
          <table:table-cell office:value-type="string" calcext:value-type="string">
            <text:p>100 %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<text:a xlink:href="https://www.aishub.net/stations/2091" xlink:type="simple">Berlin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ishub.net/stations?sort=-COUNT&amp;_pjax=%23w0-pjax&amp;page=19&amp;_pjax=%23w0-pjax" xlink:type="simple"> </text:a></text:p>
          </table:table-cell>
          <table:table-cell table:formula="of:=[.F951]/[.$F$952]" office:value-type="percentage" office:value="0.0000209775540172016" calcext:value-type="percentage">
            <text:p>0,00 %</text:p>
          </table:table-cell>
          <table:table-cell table:formula="of:=[.J950]+[.I951]" office:value-type="percentage" office:value="0.999999999999994" calcext:value-type="percentage">
            <text:p>100,00 %</text:p>
          </table:table-cell>
          <table:table-cell table:formula="of:=[.G951]/[.$G$952]" office:value-type="percentage" office:value="0" calcext:value-type="percentage">
            <text:p>0,00 %</text:p>
          </table:table-cell>
          <table:table-cell table:formula="of:=[.L950]+[.K951]" office:value-type="percentage" office:value="1.00000000000001" calcext:value-type="percentage">
            <text:p>100,00 %</text:p>
          </table:table-cell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Total</text:p>
          </table:table-cell>
          <table:table-cell table:style-name="ce4" table:formula="of:=SUM([.F2:.F951])" office:value-type="float" office:value="95340" calcext:value-type="float">
            <text:p>95340</text:p>
          </table:table-cell>
          <table:table-cell table:style-name="ce4" table:formula="of:=SUM([.G2:.G951])" office:value-type="float" office:value="26376" calcext:value-type="float">
            <text:p>26376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04:22.844799497</meta:creation-date>
    <dc:date>2024-12-23T19:24:26.082303924</dc:date>
    <meta:editing-duration>PT9M35S</meta:editing-duration>
    <meta:editing-cycles>1</meta:editing-cycles>
    <meta:document-statistic meta:table-count="1" meta:cell-count="10446" meta:object-count="0"/>
    <meta:generator>LibreOffice/7.3.7.2$Linux_X86_64 LibreOffice_project/30$Build-2</meta:generator>
  </office:meta>
</office:document-meta>
</file>